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7102in"/>
    </style:style>
    <style:style style:name="co2" style:family="table-column">
      <style:table-column-properties fo:break-before="auto" style:column-width="0.6898in"/>
    </style:style>
    <style:style style:name="co3" style:family="table-column">
      <style:table-column-properties fo:break-before="auto" style:column-width="0.5354in"/>
    </style:style>
    <style:style style:name="co4" style:family="table-column">
      <style:table-column-properties fo:break-before="auto" style:column-width="0.5929in"/>
    </style:style>
    <style:style style:name="co5" style:family="table-column">
      <style:table-column-properties fo:break-before="auto" style:column-width="0.5717in"/>
    </style:style>
    <style:style style:name="co6" style:family="table-column">
      <style:table-column-properties fo:break-before="auto" style:column-width="0.6571in"/>
    </style:style>
    <style:style style:name="co7" style:family="table-column">
      <style:table-column-properties fo:break-before="auto" style:column-width="0.7in"/>
    </style:style>
    <style:style style:name="co8" style:family="table-column">
      <style:table-column-properties fo:break-before="auto" style:column-width="1.1398in"/>
    </style:style>
    <style:style style:name="co9" style:family="table-column">
      <style:table-column-properties fo:break-before="auto" style:column-width="1.0429in"/>
    </style:style>
    <style:style style:name="co10" style:family="table-column">
      <style:table-column-properties fo:break-before="auto" style:column-width="0.8398in"/>
    </style:style>
    <style:style style:name="co11" style:family="table-column">
      <style:table-column-properties fo:break-before="auto" style:column-width="0.7646in"/>
    </style:style>
    <style:style style:name="co12" style:family="table-column">
      <style:table-column-properties fo:break-before="auto" style:column-width="0.9465in"/>
    </style:style>
    <style:style style:name="co13" style:family="table-column">
      <style:table-column-properties fo:break-before="auto" style:column-width="0.85in"/>
    </style:style>
    <style:style style:name="co14" style:family="table-column">
      <style:table-column-properties fo:break-before="auto" style:column-width="1.0327in"/>
    </style:style>
    <style:style style:name="co15" style:family="table-column">
      <style:table-column-properties fo:break-before="auto" style:column-width="0.9575in"/>
    </style:style>
    <style:style style:name="co16" style:family="table-column">
      <style:table-column-properties fo:break-before="auto" style:column-width="2.6618in"/>
    </style:style>
    <style:style style:name="co17" style:family="table-column">
      <style:table-column-properties fo:break-before="auto" style:column-width="2.1043in"/>
    </style:style>
    <style:style style:name="co18" style:family="table-column">
      <style:table-column-properties fo:break-before="auto" style:column-width="0.7319in"/>
    </style:style>
    <style:style style:name="co19" style:family="table-column">
      <style:table-column-properties fo:break-before="auto" style:column-width="1.6646in"/>
    </style:style>
    <style:style style:name="co20" style:family="table-column">
      <style:table-column-properties fo:break-before="auto" style:column-width="0.7217in"/>
    </style:style>
    <style:style style:name="co21" style:family="table-column">
      <style:table-column-properties fo:break-before="auto" style:column-width="0.889in"/>
    </style:style>
    <style:style style:name="co22" style:family="table-column">
      <style:table-column-properties fo:break-before="auto" style:column-width="13.9807in"/>
    </style:style>
    <style:style style:name="co23" style:family="table-column">
      <style:table-column-properties fo:break-before="auto" style:column-width="1.3862in"/>
    </style:style>
    <style:style style:name="co24" style:family="table-column">
      <style:table-column-properties fo:break-before="auto" style:column-width="1.3543in"/>
    </style:style>
    <style:style style:name="co25" style:family="table-column">
      <style:table-column-properties fo:break-before="auto" style:column-width="0.4217in"/>
    </style:style>
    <style:style style:name="co26" style:family="table-column">
      <style:table-column-properties fo:break-before="auto" style:column-width="3.1555in"/>
    </style:style>
    <style:style style:name="co27" style:family="table-column">
      <style:table-column-properties fo:break-before="auto" style:column-width="2.0508in"/>
    </style:style>
    <style:style style:name="co28" style:family="table-column">
      <style:table-column-properties fo:break-before="auto" style:column-width="2.2547in"/>
    </style:style>
    <style:style style:name="co29" style:family="table-column">
      <style:table-column-properties fo:break-before="auto" style:column-width="11.2783in"/>
    </style:style>
    <style:style style:name="co30" style:family="table-column">
      <style:table-column-properties fo:break-before="auto" style:column-width="1.4791in"/>
    </style:style>
    <style:style style:name="co31" style:family="table-column">
      <style:table-column-properties fo:break-before="auto" style:column-width="1.5654in"/>
    </style:style>
    <style:style style:name="co32" style:family="table-column">
      <style:table-column-properties fo:break-before="auto" style:column-width="2.176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properties style:use-window-font-color="true"/>
      <style:map style:condition="is-true-formula((COUNTIF([.A$1:.A$1048576];[.$A1]) &gt; 1))" style:apply-style-name="Bad" style:base-cell-address="iwd_icons.A1"/>
    </style:style>
    <style:style style:name="ce8" style:family="table-cell" style:parent-style-name="Default">
      <style:table-cell-properties fo:background-color="transparent"/>
      <style:map style:condition="is-true-formula((COUNTIF([.A$1:.A$1048576];[.$W2]) &gt; 1))" style:apply-style-name="Bad" style:base-cell-address="iwd_icons.A2"/>
    </style:style>
    <style:style style:name="ce9" style:family="table-cell" style:parent-style-name="Default">
      <style:table-cell-properties fo:background-color="transparent"/>
      <style:map style:condition="is-true-formula((COUNTIF([.A$1:.A$1048576];[.$W2]) &gt; 1))" style:apply-style-name="Bad" style:base-cell-address="iwd_icons.A2"/>
    </style:style>
    <style:style style:name="ce10" style:family="table-cell" style:parent-style-name="Default">
      <style:table-cell-properties fo:background-color="#000000" style:text-align-source="fix" style:repeat-content="false"/>
      <style:paragraph-properties fo:text-align="start" fo:margin-left="0in"/>
      <style:text-properties style:use-window-font-color="true"/>
    </style:style>
    <style:style style:name="ce6" style:family="table-cell" style:parent-style-name="Default">
      <style:table-cell-properties fo:background-color="transparent"/>
    </style:style>
    <style:style style:name="ce20" style:family="table-cell" style:parent-style-name="Default">
      <style:table-cell-properties style:text-align-source="fix" style:repeat-content="false" fo:background-color="transparent"/>
      <style:paragraph-properties fo:text-align="start" fo:margin-left="0in"/>
    </style:style>
    <style:style style:name="ce15" style:family="table-cell" style:parent-style-name="Default">
      <style:table-cell-properties fo:background-color="#000000"/>
      <style:text-properties style:use-window-font-color="true"/>
    </style:style>
    <style:style style:name="ce16" style:family="table-cell" style:parent-style-name="Default">
      <style:table-cell-properties fo:background-color="#000000" style:text-align-source="fix" style:repeat-content="false"/>
      <style:paragraph-properties fo:text-align="center" fo:margin-left="0in"/>
      <style:text-properties style:use-window-font-color="true"/>
    </style:style>
    <style:style style:name="ce26" style:family="table-cell" style:parent-style-name="Default">
      <style:table-cell-properties style:text-align-source="fix" style:repeat-content="false" fo:background-color="transparent"/>
      <style:paragraph-properties fo:text-align="center" fo:margin-left="0in"/>
    </style:style>
    <style:style style:name="ce21" style:family="table-cell" style:parent-style-name="Default">
      <style:map style:condition="is-true-formula((COUNTIF([.A$1:.A$1048576];[.$A1]) &gt; 1))" style:apply-style-name="Bad" style:base-cell-address="iwd_icons.A1"/>
    </style:style>
    <style:style style:name="ce25" style:family="table-cell" style:parent-style-name="Default">
      <style:map style:condition="is-true-formula((COUNTIF([.W$1:.W$1048576];[.$B2]) &gt; 1))" style:apply-style-name="Bad" style:base-cell-address="iwd_icons.W2"/>
    </style:style>
    <style:style style:name="ce22" style:family="table-cell" style:parent-style-name="Default">
      <style:table-cell-properties fo:background-color="#ffff00"/>
      <style:map style:condition="is-true-formula((COUNTIF([.A$1:.A$1048576];[.$A1]) &gt; 1))" style:apply-style-name="Bad" style:base-cell-address="iwd_icons.A1"/>
    </style:style>
    <style:style style:name="ce31" style:family="table-cell" style:parent-style-name="Default">
      <style:table-cell-properties fo:background-color="transparent"/>
      <style:map style:condition="is-true-formula((COUNTIF([.A$1:.A$1048576];[.$A1]) &gt; 1))" style:apply-style-name="Bad" style:base-cell-address="iwd_icons.A1"/>
    </style:style>
    <style:style style:name="ce30" style:family="table-cell" style:parent-style-name="Default">
      <style:table-cell-properties fo:background-color="transparent"/>
      <style:map style:condition="is-true-formula((COUNTIF([.W$1:.W$1048576];[.$B2]) &gt; 1))" style:apply-style-name="Bad" style:base-cell-address="iwd_icons.W2"/>
    </style:style>
    <style:style style:name="ce28" style:family="table-cell" style:parent-style-name="Default">
      <style:text-properties style:use-window-font-color="true"/>
    </style:style>
    <style:style style:name="ce34" style:family="table-cell" style:parent-style-name="Default">
      <style:table-cell-properties fo:background-color="#000000"/>
      <style:text-properties style:use-window-font-color="true"/>
      <style:map style:condition="is-true-formula((COUNTIF([.A$1:.A$1048576];[.$A1]) &gt; 1))" style:apply-style-name="Bad" style:base-cell-address="bg_icons.A1"/>
    </style:style>
    <style:style style:name="ce38" style:family="table-cell" style:parent-style-name="Default">
      <style:table-cell-properties fo:background-color="transparent"/>
      <style:text-properties style:use-window-font-color="true"/>
    </style:style>
    <style:style style:name="ce39" style:family="table-cell" style:parent-style-name="Default">
      <style:table-cell-properties fo:background-color="transparent"/>
      <style:text-properties style:use-window-font-color="true"/>
      <style:map style:condition="is-true-formula((COUNTIF([.A$1:.A$1048576];[.$C3]) &gt; 1))" style:apply-style-name="Bad" style:base-cell-address="bg_icons.A3"/>
    </style:style>
    <style:style style:name="ce36" style:family="table-cell" style:parent-style-name="Default">
      <style:table-cell-properties fo:background-color="#ffff00"/>
      <style:text-properties style:use-window-font-color="true"/>
      <style:map style:condition="is-true-formula((COUNTIF([.A$1:.A$1048576];[.$C3]) &gt; 1))" style:apply-style-name="Bad" style:base-cell-address="bg_icons.A3"/>
    </style:style>
    <style:style style:name="ce37" style:family="table-cell" style:parent-style-name="Default">
      <style:table-cell-properties fo:background-color="#ffd7d7"/>
      <style:text-properties style:use-window-font-color="true"/>
      <style:map style:condition="is-true-formula((COUNTIF([.A$1:.A$1048576];[.$C3]) &gt; 1))" style:apply-style-name="Bad" style:base-cell-address="bg_icons.A3"/>
    </style:style>
    <style:style style:name="ce43" style:family="table-cell" style:parent-style-name="Default">
      <style:table-cell-properties style:text-align-source="fix" style:repeat-content="false" fo:background-color="transparent"/>
      <style:paragraph-properties fo:text-align="start" fo:margin-left="0in"/>
      <style:text-properties style:use-window-font-color="true"/>
    </style:style>
    <style:style style:name="ce40" style:family="table-cell" style:parent-style-name="Default">
      <style:table-cell-properties style:text-align-source="fix" style:repeat-content="false" fo:background-color="transparent"/>
      <style:paragraph-properties fo:text-align="center" fo:margin-left="0in"/>
      <style:text-properties style:use-window-font-color="true"/>
    </style:style>
    <style:style style:name="ce47" style:family="table-cell" style:parent-style-name="Default">
      <style:text-properties style:use-window-font-color="true"/>
      <style:map style:condition="is-true-formula((COUNTIF([.A$1:.A$1048576];[.$A1]) &gt; 1))" style:apply-style-name="Bad" style:base-cell-address="bg_icons.A1"/>
    </style:style>
    <style:style style:name="ce45" style:family="table-cell" style:parent-style-name="Default">
      <style:table-cell-properties fo:background-color="transparent"/>
      <style:text-properties style:use-window-font-color="true"/>
      <style:map style:condition="is-true-formula((COUNTIF([.A$1:.A$1048576];[.$A1]) &gt; 1))" style:apply-style-name="Bad" style:base-cell-address="bg_icons.A1"/>
    </style:style>
    <style:style style:name="ce49" style:family="table-cell" style:parent-style-name="Default">
      <style:table-cell-properties style:text-align-source="fix" style:repeat-content="false" fo:background-color="transparent"/>
      <style:paragraph-properties fo:text-align="start" fo:margin-left="0in"/>
      <style:text-properties style:use-window-font-color="true"/>
      <style:map style:condition="is-true-formula((COUNTIF([.A$1:.A$1048576];[.$A1]) &gt; 1))" style:apply-style-name="Bad" style:base-cell-address="bg_icons.A1"/>
    </style:style>
    <style:style style:name="ce46" style:family="table-cell" style:parent-style-name="Default">
      <style:table-cell-properties fo:background-color="#ffff00"/>
      <style:text-properties style:use-window-font-color="true"/>
      <style:map style:condition="is-true-formula((COUNTIF([.A$1:.A$1048576];[.$A1]) &gt; 1))" style:apply-style-name="Bad" style:base-cell-address="bg_icons.A1"/>
    </style:style>
    <style:style style:name="ce51" style:family="table-cell" style:parent-style-name="Default">
      <style:text-properties style:use-window-font-color="true"/>
      <style:map style:condition="is-true-formula((COUNTIF([.W$1:.W$1048576];[.$B2]) &gt; 1))" style:apply-style-name="Bad" style:base-cell-address="bg_icons.W2"/>
    </style:style>
    <style:style style:name="ce52" style:family="table-cell" style:parent-style-name="Default">
      <style:table-cell-properties style:text-align-source="fix" style:repeat-content="false" fo:background-color="transparent"/>
      <style:paragraph-properties fo:text-align="start" fo:margin-left="0in"/>
      <style:text-properties style:use-window-font-color="true"/>
      <style:map style:condition="is-true-formula((COUNTIF([.W$1:.W$1048576];[.$B2]) &gt; 1))" style:apply-style-name="Bad" style:base-cell-address="bg_icons.W2"/>
    </style:style>
    <style:style style:name="ce53" style:family="table-cell" style:parent-style-name="Default">
      <style:table-cell-properties fo:background-color="transparent"/>
      <style:text-properties style:use-window-font-color="true"/>
      <style:map style:condition="is-true-formula((COUNTIF([.W$1:.W$1048576];[.$B2]) &gt; 1))" style:apply-style-name="Bad" style:base-cell-address="bg_icons.W2"/>
    </style:style>
    <style:style style:name="ce5" style:family="table-cell" style:parent-style-name="Default">
      <style:table-cell-properties fo:background-color="#000000"/>
    </style:style>
  </office:automatic-styles>
  <office:body>
    <office:spreadsheet>
      <table:calculation-settings table:automatic-find-labels="false" table:use-regular-expressions="false" table:use-wildcards="true"/>
      <table:table table:name="iwd_icons" table:style-name="ta1">
        <office:forms form:automatic-focus="false" form:apply-design-mode="false"/>
        <table:table-column table:style-name="co1" table:default-cell-style-name="ce9"/>
        <table:table-column table:style-name="co2" table:default-cell-style-name="ce20"/>
        <table:table-column table:style-name="co1" table:default-cell-style-name="ce6"/>
        <table:table-column table:style-name="co3" table:default-cell-style-name="ce6"/>
        <table:table-column table:style-name="co4" table:default-cell-style-name="ce6"/>
        <table:table-column table:style-name="co5" table:default-cell-style-name="ce26"/>
        <table:table-column table:style-name="co6" table:default-cell-style-name="ce26"/>
        <table:table-column table:style-name="co7" table:default-cell-style-name="ce26"/>
        <table:table-column table:style-name="co8" table:default-cell-style-name="ce26"/>
        <table:table-column table:style-name="co9" table:default-cell-style-name="ce26"/>
        <table:table-column table:style-name="co8" table:default-cell-style-name="ce26"/>
        <table:table-column table:style-name="co10" table:default-cell-style-name="ce26"/>
        <table:table-column table:style-name="co11" table:default-cell-style-name="ce26"/>
        <table:table-column table:style-name="co12" table:default-cell-style-name="ce26"/>
        <table:table-column table:style-name="co13" table:default-cell-style-name="ce26"/>
        <table:table-column table:style-name="co9" table:default-cell-style-name="ce26"/>
        <table:table-column table:style-name="co14" table:default-cell-style-name="ce26"/>
        <table:table-column table:style-name="co15" table:default-cell-style-name="ce26"/>
        <table:table-column table:style-name="co16" table:default-cell-style-name="ce6"/>
        <table:table-column table:style-name="co17" table:default-cell-style-name="ce6"/>
        <table:table-column table:style-name="co18" table:default-cell-style-name="ce6"/>
        <table:table-column table:style-name="co19" table:default-cell-style-name="ce6"/>
        <table:table-column table:style-name="co20" table:default-cell-style-name="ce20"/>
        <table:table-column table:style-name="co21" table:number-columns-repeated="1000" table:default-cell-style-name="ce6"/>
        <table:table-column table:style-name="co21" table:default-cell-style-name="Default"/>
        <table:table-row table:style-name="ro1">
          <table:table-cell table:style-name="ce1" office:value-type="string" calcext:value-type="string">
            <text:p>new bam</text:p>
          </table:table-cell>
          <table:table-cell table:style-name="ce10" office:value-type="string" calcext:value-type="string">
            <text:p>old bam</text:p>
          </table:table-cell>
          <table:table-cell table:style-name="ce15" office:value-type="string" calcext:value-type="string">
            <text:p>filename</text:p>
          </table:table-cell>
          <table:table-cell table:style-name="ce15" office:value-type="string" calcext:value-type="string">
            <text:p>anim</text:p>
          </table:table-cell>
          <table:table-cell table:style-name="ce15" office:value-type="string" calcext:value-type="string">
            <text:p>type</text:p>
          </table:table-cell>
          <table:table-cell table:style-name="ce16" office:value-type="string" calcext:value-type="string">
            <text:p>Belt (0)</text:p>
          </table:table-cell>
          <table:table-cell table:style-name="ce16" office:value-type="string" calcext:value-type="string">
            <text:p>Strap (4)</text:p>
          </table:table-cell>
          <table:table-cell table:style-name="ce16" office:value-type="string" calcext:value-type="string">
            <text:p>Armor (5)</text:p>
          </table:table-cell>
          <table:table-cell table:style-name="ce16" office:value-type="string" calcext:value-type="string">
            <text:p>Blade major (16)</text:p>
          </table:table-cell>
          <table:table-cell table:style-name="ce16" office:value-type="string" calcext:value-type="string">
            <text:p>Grip minor (20)</text:p>
          </table:table-cell>
          <table:table-cell table:style-name="ce16" office:value-type="string" calcext:value-type="string">
            <text:p>Blade Minor (21)</text:p>
          </table:table-cell>
          <table:table-cell table:style-name="ce16" office:value-type="string" calcext:value-type="string">
            <text:p>Sh hub (32)</text:p>
          </table:table-cell>
          <table:table-cell table:style-name="ce16" office:value-type="string" calcext:value-type="string">
            <text:p>Sh int (33)</text:p>
          </table:table-cell>
          <table:table-cell table:style-name="ce16" office:value-type="string" calcext:value-type="string">
            <text:p>Sh panel (34)</text:p>
          </table:table-cell>
          <table:table-cell table:style-name="ce16" office:value-type="string" calcext:value-type="string">
            <text:p>Sh trim (37)</text:p>
          </table:table-cell>
          <table:table-cell table:style-name="ce16" office:value-type="string" calcext:value-type="string">
            <text:p>Helm wing (48)</text:p>
          </table:table-cell>
          <table:table-cell table:style-name="ce16" office:value-type="string" calcext:value-type="string">
            <text:p>Helm face (52)</text:p>
          </table:table-cell>
          <table:table-cell table:style-name="ce16" office:value-type="string" calcext:value-type="string">
            <text:p>Helm ext (53)</text:p>
          </table:table-cell>
          <table:table-cell table:style-name="ce15" office:value-type="string" calcext:value-type="string">
            <text:p>item name</text:p>
          </table:table-cell>
          <table:table-cell table:style-name="ce15" office:value-type="string" calcext:value-type="string">
            <text:p>duplicates</text:p>
          </table:table-cell>
          <table:table-cell table:style-name="ce15" office:value-type="string" calcext:value-type="string">
            <text:p>doc group</text:p>
          </table:table-cell>
          <table:table-cell table:style-name="ce15" office:value-type="string" calcext:value-type="string">
            <text:p>doc group name</text:p>
          </table:table-cell>
          <table:table-cell table:style-name="ce10" office:value-type="string" calcext:value-type="string">
            <text:p>v12 bam</text:p>
          </table:table-cell>
          <table:table-cell table:style-name="ce15" table:number-columns-repeated="998"/>
          <table:table-cell table:style-name="ce28" table:number-columns-repeated="3"/>
        </table:table-row>
        <table:table-row table:style-name="ro1">
          <table:table-cell table:style-name="ce8" office:value-type="string" calcext:value-type="string">
            <text:p>cdunb119</text:p>
          </table:table-cell>
          <table:table-cell table:style-name="ce6" office:value-type="string" calcext:value-type="string">
            <text:p>iboot01</text:p>
          </table:table-cell>
          <table:table-cell office:value-type="string" calcext:value-type="string">
            <text:p>boot06</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orn-out Boots</text:p>
          </table:table-cell>
          <table:table-cell office:value-type="string" calcext:value-type="string">
            <text:p>Boots of Speed</text:p>
          </table:table-cell>
          <table:table-cell office:value-type="float" office:value="150" calcext:value-type="float">
            <text:p>150</text:p>
          </table:table-cell>
          <table:table-cell office:value-type="string" calcext:value-type="string">
            <text:p>Armor</text:p>
          </table:table-cell>
          <table:table-cell table:style-name="ce21" office:value-type="string" calcext:value-type="string">
            <text:p>cdunq5</text:p>
          </table:table-cell>
          <table:table-cell table:number-columns-repeated="1001"/>
        </table:table-row>
        <table:table-row table:style-name="ro1">
          <table:table-cell table:style-name="ce8" office:value-type="string" calcext:value-type="string">
            <text:p>cduni1</text:p>
          </table:table-cell>
          <table:table-cell table:style-name="ce6" office:value-type="string" calcext:value-type="string">
            <text:p>iring06</text:p>
          </table:table-cell>
          <table:table-cell office:value-type="string" calcext:value-type="string">
            <text:p>uring2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reater Ring of the Warrior</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21" office:value-type="string" calcext:value-type="string">
            <text:p>cdunq153</text:p>
          </table:table-cell>
          <table:table-cell table:number-columns-repeated="1001"/>
        </table:table-row>
        <table:table-row table:style-name="ro1">
          <table:table-cell table:style-name="ce8" office:value-type="string" calcext:value-type="string">
            <text:p>cduni2</text:p>
          </table:table-cell>
          <table:table-cell table:style-name="ce6" office:value-type="string" calcext:value-type="string">
            <text:p>iring10</text:p>
          </table:table-cell>
          <table:table-cell office:value-type="string" calcext:value-type="string">
            <text:p>kayring</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aylessa's Ring</text:p>
          </table:table-cell>
          <table:table-cell office:value-type="string" calcext:value-type="string">
            <text:p>Gold Ring</text:p>
          </table:table-cell>
          <table:table-cell office:value-type="float" office:value="10" calcext:value-type="float">
            <text:p>10</text:p>
          </table:table-cell>
          <table:table-cell office:value-type="string" calcext:value-type="string">
            <text:p>Jewelry</text:p>
          </table:table-cell>
          <table:table-cell table:style-name="ce21" office:value-type="string" calcext:value-type="string">
            <text:p>cdunq20</text:p>
          </table:table-cell>
          <table:table-cell table:number-columns-repeated="1001"/>
        </table:table-row>
        <table:table-row table:style-name="ro1">
          <table:table-cell table:style-name="ce8" office:value-type="string" calcext:value-type="string">
            <text:p>cduni3</text:p>
          </table:table-cell>
          <table:table-cell table:style-name="ce6" office:value-type="string" calcext:value-type="string">
            <text:p>iamul02</text:p>
          </table:table-cell>
          <table:table-cell office:value-type="string" calcext:value-type="string">
            <text:p>mirekqi</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Mirek's Family Heirloom</text:p>
          </table:table-cell>
          <table:table-cell office:value-type="string" calcext:value-type="string">
            <text:p>Necklace</text:p>
          </table:table-cell>
          <table:table-cell office:value-type="float" office:value="10" calcext:value-type="float">
            <text:p>10</text:p>
          </table:table-cell>
          <table:table-cell office:value-type="string" calcext:value-type="string">
            <text:p>Jewelry</text:p>
          </table:table-cell>
          <table:table-cell table:style-name="ce21" office:value-type="string" calcext:value-type="string">
            <text:p>cdunq26</text:p>
          </table:table-cell>
          <table:table-cell table:number-columns-repeated="1001"/>
        </table:table-row>
        <table:table-row table:style-name="ro1">
          <table:table-cell table:style-name="ce8" office:value-type="string" calcext:value-type="string">
            <text:p>cduni4</text:p>
          </table:table-cell>
          <table:table-cell table:style-name="ce6" office:value-type="string" calcext:value-type="string">
            <text:p>iring06</text:p>
          </table:table-cell>
          <table:table-cell office:value-type="string" calcext:value-type="string">
            <text:p>uring4c</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Aura Transfusion</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21" office:value-type="string" calcext:value-type="string">
            <text:p>cdunq160</text:p>
          </table:table-cell>
          <table:table-cell table:number-columns-repeated="1001"/>
        </table:table-row>
        <table:table-row table:style-name="ro1">
          <table:table-cell table:style-name="ce8" office:value-type="string" calcext:value-type="string">
            <text:p>cduni5</text:p>
          </table:table-cell>
          <table:table-cell table:style-name="ce6" office:value-type="string" calcext:value-type="string">
            <text:p>iring06</text:p>
          </table:table-cell>
          <table:table-cell office:value-type="string" calcext:value-type="string">
            <text:p>uring5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Greater Resistance</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21" office:value-type="string" calcext:value-type="string">
            <text:p>cdunq161</text:p>
          </table:table-cell>
          <table:table-cell table:number-columns-repeated="1001"/>
        </table:table-row>
        <table:table-row table:style-name="ro1">
          <table:table-cell table:style-name="ce8" office:value-type="string" calcext:value-type="string">
            <text:p>cduni6</text:p>
          </table:table-cell>
          <table:table-cell table:style-name="ce6" office:value-type="string" calcext:value-type="string">
            <text:p>iring06</text:p>
          </table:table-cell>
          <table:table-cell office:value-type="string" calcext:value-type="string">
            <text:p>uring3c</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Intelligence</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21" office:value-type="string" calcext:value-type="string">
            <text:p>cdunq157</text:p>
          </table:table-cell>
          <table:table-cell table:number-columns-repeated="1001"/>
        </table:table-row>
        <table:table-row table:style-name="ro1">
          <table:table-cell table:style-name="ce8" office:value-type="string" calcext:value-type="string">
            <text:p>cduni7</text:p>
          </table:table-cell>
          <table:table-cell table:style-name="ce6" office:value-type="string" calcext:value-type="string">
            <text:p>iring06</text:p>
          </table:table-cell>
          <table:table-cell office:value-type="string" calcext:value-type="string">
            <text:p>uring1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Lesser Resistance</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21" office:value-type="string" calcext:value-type="string">
            <text:p>cdunq152</text:p>
          </table:table-cell>
          <table:table-cell table:number-columns-repeated="1001"/>
        </table:table-row>
        <table:table-row table:style-name="ro1">
          <table:table-cell table:style-name="ce8" office:value-type="string" calcext:value-type="string">
            <text:p>cduni8</text:p>
          </table:table-cell>
          <table:table-cell table:style-name="ce6" office:value-type="string" calcext:value-type="string">
            <text:p>iring06</text:p>
          </table:table-cell>
          <table:table-cell office:value-type="string" calcext:value-type="string">
            <text:p>uring2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Missile Deflection</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21" office:value-type="string" calcext:value-type="string">
            <text:p>cdunq154</text:p>
          </table:table-cell>
          <table:table-cell table:number-columns-repeated="1001"/>
        </table:table-row>
        <table:table-row table:style-name="ro1">
          <table:table-cell table:style-name="ce8" office:value-type="string" calcext:value-type="string">
            <text:p>cduni9</text:p>
          </table:table-cell>
          <table:table-cell table:style-name="ce6" office:value-type="string" calcext:value-type="string">
            <text:p>iring01</text:p>
          </table:table-cell>
          <table:table-cell office:value-type="string" calcext:value-type="string">
            <text:p>ringpan</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Pain Amplification</text:p>
          </table:table-cell>
          <table:table-cell office:value-type="string" calcext:value-type="string">
            <text:p>Ring</text:p>
          </table:table-cell>
          <table:table-cell office:value-type="float" office:value="10" calcext:value-type="float">
            <text:p>10</text:p>
          </table:table-cell>
          <table:table-cell office:value-type="string" calcext:value-type="string">
            <text:p>Jewelry</text:p>
          </table:table-cell>
          <table:table-cell table:style-name="ce21" office:value-type="string" calcext:value-type="string">
            <text:p>cdunq36</text:p>
          </table:table-cell>
          <table:table-cell table:number-columns-repeated="1001"/>
        </table:table-row>
        <table:table-row table:style-name="ro1">
          <table:table-cell table:style-name="ce8" office:value-type="string" calcext:value-type="string">
            <text:p>cduni10</text:p>
          </table:table-cell>
          <table:table-cell table:style-name="ce6" office:value-type="string" calcext:value-type="string">
            <text:p>iring06</text:p>
          </table:table-cell>
          <table:table-cell office:value-type="string" calcext:value-type="string">
            <text:p>uring4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Reckless Action</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21" office:value-type="string" calcext:value-type="string">
            <text:p>cdunq158</text:p>
          </table:table-cell>
          <table:table-cell table:number-columns-repeated="1001"/>
        </table:table-row>
        <table:table-row table:style-name="ro1">
          <table:table-cell table:style-name="ce8" office:value-type="string" calcext:value-type="string">
            <text:p>cduni11</text:p>
          </table:table-cell>
          <table:table-cell table:style-name="ce6" office:value-type="string" calcext:value-type="string">
            <text:p>iring06</text:p>
          </table:table-cell>
          <table:table-cell office:value-type="string" calcext:value-type="string">
            <text:p>uring3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Resistance</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21" office:value-type="string" calcext:value-type="string">
            <text:p>cdunq155</text:p>
          </table:table-cell>
          <table:table-cell table:number-columns-repeated="1001"/>
        </table:table-row>
        <table:table-row table:style-name="ro1">
          <table:table-cell table:style-name="ce8" office:value-type="string" calcext:value-type="string">
            <text:p>cduni12</text:p>
          </table:table-cell>
          <table:table-cell table:style-name="ce6" office:value-type="string" calcext:value-type="string">
            <text:p>iring06</text:p>
          </table:table-cell>
          <table:table-cell office:value-type="string" calcext:value-type="string">
            <text:p>uring3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Strength</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21" office:value-type="string" calcext:value-type="string">
            <text:p>cdunq156</text:p>
          </table:table-cell>
          <table:table-cell table:number-columns-repeated="1001"/>
        </table:table-row>
        <table:table-row table:style-name="ro1">
          <table:table-cell table:style-name="ce8" office:value-type="string" calcext:value-type="string">
            <text:p>cduni13</text:p>
          </table:table-cell>
          <table:table-cell table:style-name="ce6" office:value-type="string" calcext:value-type="string">
            <text:p>iring06</text:p>
          </table:table-cell>
          <table:table-cell office:value-type="string" calcext:value-type="string">
            <text:p>uring4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the Protector +2</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21" office:value-type="string" calcext:value-type="string">
            <text:p>cdunq159</text:p>
          </table:table-cell>
          <table:table-cell table:number-columns-repeated="1001"/>
        </table:table-row>
        <table:table-row table:style-name="ro1">
          <table:table-cell table:style-name="ce8" office:value-type="string" calcext:value-type="string">
            <text:p>cduni14</text:p>
          </table:table-cell>
          <table:table-cell table:style-name="ce6" office:value-type="string" calcext:value-type="string">
            <text:p>iring06</text:p>
          </table:table-cell>
          <table:table-cell office:value-type="string" calcext:value-type="string">
            <text:p>uring1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the Warrior</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21" office:value-type="string" calcext:value-type="string">
            <text:p>cdunq151</text:p>
          </table:table-cell>
          <table:table-cell table:number-columns-repeated="1001"/>
        </table:table-row>
        <table:table-row table:style-name="ro1">
          <table:table-cell table:style-name="ce8" office:value-type="string" calcext:value-type="string">
            <text:p>cduni15</text:p>
          </table:table-cell>
          <table:table-cell table:style-name="ce6" office:value-type="string" calcext:value-type="string">
            <text:p>iring06</text:p>
          </table:table-cell>
          <table:table-cell office:value-type="string" calcext:value-type="string">
            <text:p>uring5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the Warrior Thief</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21" office:value-type="string" calcext:value-type="string">
            <text:p>cdunq162</text:p>
          </table:table-cell>
          <table:table-cell table:number-columns-repeated="1001"/>
        </table:table-row>
        <table:table-row table:style-name="ro1">
          <table:table-cell table:style-name="ce8" office:value-type="string" calcext:value-type="string">
            <text:p>cduni16</text:p>
          </table:table-cell>
          <table:table-cell table:style-name="ce6" office:value-type="string" calcext:value-type="string">
            <text:p>iamul15</text:p>
          </table:table-cell>
          <table:table-cell office:value-type="string" calcext:value-type="string">
            <text:p>wereamul</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elune's Caress</text:p>
          </table:table-cell>
          <table:table-cell office:value-type="string" calcext:value-type="string">
            <text:p>Shield Amulet</text:p>
          </table:table-cell>
          <table:table-cell office:value-type="float" office:value="10" calcext:value-type="float">
            <text:p>10</text:p>
          </table:table-cell>
          <table:table-cell office:value-type="string" calcext:value-type="string">
            <text:p>Jewelry</text:p>
          </table:table-cell>
          <table:table-cell table:style-name="ce21" office:value-type="string" calcext:value-type="string">
            <text:p>cdunq41</text:p>
          </table:table-cell>
          <table:table-cell table:number-columns-repeated="1001"/>
        </table:table-row>
        <table:table-row table:style-name="ro1">
          <table:table-cell table:style-name="ce8" office:value-type="string" calcext:value-type="string">
            <text:p>cduni17</text:p>
          </table:table-cell>
          <table:table-cell table:style-name="ce6" office:value-type="string" calcext:value-type="string">
            <text:p>iamul14</text:p>
          </table:table-cell>
          <table:table-cell office:value-type="string" calcext:value-type="string">
            <text:p>corello</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ymbol of Corellon Larethian</text:p>
          </table:table-cell>
          <table:table-cell office:value-type="string" calcext:value-type="string">
            <text:p>Amulet of Protection +1</text:p>
          </table:table-cell>
          <table:table-cell office:value-type="float" office:value="10" calcext:value-type="float">
            <text:p>10</text:p>
          </table:table-cell>
          <table:table-cell office:value-type="string" calcext:value-type="string">
            <text:p>Jewelry</text:p>
          </table:table-cell>
          <table:table-cell table:style-name="ce21" office:value-type="string" calcext:value-type="string">
            <text:p>cdunq7</text:p>
          </table:table-cell>
          <table:table-cell table:number-columns-repeated="1001"/>
        </table:table-row>
        <table:table-row table:style-name="ro1">
          <table:table-cell table:style-name="ce8" office:value-type="string" calcext:value-type="string">
            <text:p>cduni18</text:p>
          </table:table-cell>
          <table:table-cell table:style-name="ce6" office:value-type="string" calcext:value-type="string">
            <text:p>iamul14</text:p>
          </table:table-cell>
          <table:table-cell office:value-type="string" calcext:value-type="string">
            <text:p>labelas</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ymbol of Labelas Enoreth</text:p>
          </table:table-cell>
          <table:table-cell office:value-type="string" calcext:value-type="string">
            <text:p>Amulet of Protection +1</text:p>
          </table:table-cell>
          <table:table-cell office:value-type="float" office:value="10" calcext:value-type="float">
            <text:p>10</text:p>
          </table:table-cell>
          <table:table-cell office:value-type="string" calcext:value-type="string">
            <text:p>Jewelry</text:p>
          </table:table-cell>
          <table:table-cell table:style-name="ce21" office:value-type="string" calcext:value-type="string">
            <text:p>cdunq24</text:p>
          </table:table-cell>
          <table:table-cell table:number-columns-repeated="1001"/>
        </table:table-row>
        <table:table-row table:style-name="ro1">
          <table:table-cell table:style-name="ce8" office:value-type="string" calcext:value-type="string">
            <text:p>cduni19</text:p>
          </table:table-cell>
          <table:table-cell table:style-name="ce6" office:value-type="string" calcext:value-type="string">
            <text:p>iamul14</text:p>
          </table:table-cell>
          <table:table-cell office:value-type="string" calcext:value-type="string">
            <text:p>moonbow</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ymbol of Sehanine Moonbow</text:p>
          </table:table-cell>
          <table:table-cell office:value-type="string" calcext:value-type="string">
            <text:p>Amulet of Protection +1</text:p>
          </table:table-cell>
          <table:table-cell office:value-type="float" office:value="10" calcext:value-type="float">
            <text:p>10</text:p>
          </table:table-cell>
          <table:table-cell office:value-type="string" calcext:value-type="string">
            <text:p>Jewelry</text:p>
          </table:table-cell>
          <table:table-cell table:style-name="ce21" office:value-type="string" calcext:value-type="string">
            <text:p>cdunq29</text:p>
          </table:table-cell>
          <table:table-cell table:number-columns-repeated="1001"/>
        </table:table-row>
        <table:table-row table:style-name="ro1">
          <table:table-cell table:style-name="ce8" office:value-type="string" calcext:value-type="string">
            <text:p>cduni20</text:p>
          </table:table-cell>
          <table:table-cell table:style-name="ce6" office:value-type="string" calcext:value-type="string">
            <text:p>iamul14</text:p>
          </table:table-cell>
          <table:table-cell office:value-type="string" calcext:value-type="string">
            <text:p>shevar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ymbol of Shevarash</text:p>
          </table:table-cell>
          <table:table-cell office:value-type="string" calcext:value-type="string">
            <text:p>Amulet of Protection +1</text:p>
          </table:table-cell>
          <table:table-cell office:value-type="float" office:value="10" calcext:value-type="float">
            <text:p>10</text:p>
          </table:table-cell>
          <table:table-cell office:value-type="string" calcext:value-type="string">
            <text:p>Jewelry</text:p>
          </table:table-cell>
          <table:table-cell table:style-name="ce21" office:value-type="string" calcext:value-type="string">
            <text:p>cdunq39</text:p>
          </table:table-cell>
          <table:table-cell table:number-columns-repeated="1001"/>
        </table:table-row>
        <table:table-row table:style-name="ro1">
          <table:table-cell table:style-name="ce8" office:value-type="string" calcext:value-type="string">
            <text:p>cduni21</text:p>
          </table:table-cell>
          <table:table-cell table:style-name="ce6" office:value-type="string" calcext:value-type="string">
            <text:p>iamul14</text:p>
          </table:table-cell>
          <table:table-cell office:value-type="string" calcext:value-type="string">
            <text:p>solonor</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ymbol of Solonor Thelandira</text:p>
          </table:table-cell>
          <table:table-cell office:value-type="string" calcext:value-type="string">
            <text:p>Amulet of Protection +1</text:p>
          </table:table-cell>
          <table:table-cell office:value-type="float" office:value="10" calcext:value-type="float">
            <text:p>10</text:p>
          </table:table-cell>
          <table:table-cell office:value-type="string" calcext:value-type="string">
            <text:p>Jewelry</text:p>
          </table:table-cell>
          <table:table-cell table:style-name="ce21" office:value-type="string" calcext:value-type="string">
            <text:p>cdunq1</text:p>
          </table:table-cell>
          <table:table-cell table:number-columns-repeated="1001"/>
        </table:table-row>
        <table:table-row table:style-name="ro1">
          <table:table-cell table:style-name="ce8" office:value-type="string" calcext:value-type="string">
            <text:p>cduni22</text:p>
          </table:table-cell>
          <table:table-cell table:style-name="ce6" office:value-type="string" calcext:value-type="string">
            <text:p>iarow11</text:p>
          </table:table-cell>
          <table:table-cell office:value-type="string" calcext:value-type="string">
            <text:p>arhand</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rrow of the Hand +2</text:p>
          </table:table-cell>
          <table:table-cell office:value-type="string" calcext:value-type="string">
            <text:p>Arrow +2</text:p>
          </table:table-cell>
          <table:table-cell office:value-type="float" office:value="20" calcext:value-type="float">
            <text:p>20</text:p>
          </table:table-cell>
          <table:table-cell office:value-type="string" calcext:value-type="string">
            <text:p>Bows &amp; Arrows</text:p>
          </table:table-cell>
          <table:table-cell table:style-name="ce21" office:value-type="string" calcext:value-type="string">
            <text:p>cdunq2</text:p>
          </table:table-cell>
          <table:table-cell table:number-columns-repeated="1001"/>
        </table:table-row>
        <table:table-row table:style-name="ro1">
          <table:table-cell table:style-name="ce8" office:value-type="string" calcext:value-type="string">
            <text:p>cduni23</text:p>
          </table:table-cell>
          <table:table-cell table:style-name="ce6" office:value-type="string" calcext:value-type="string">
            <text:p>iarow02</text:p>
          </table:table-cell>
          <table:table-cell office:value-type="string" calcext:value-type="string">
            <text:p>uarow3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Confusion Arrow +3</text:p>
          </table:table-cell>
          <table:table-cell office:value-type="string" calcext:value-type="string">
            <text:p>Arrow +1</text:p>
          </table:table-cell>
          <table:table-cell office:value-type="float" office:value="20" calcext:value-type="float">
            <text:p>20</text:p>
          </table:table-cell>
          <table:table-cell office:value-type="string" calcext:value-type="string">
            <text:p>Bows &amp; Arrows</text:p>
          </table:table-cell>
          <table:table-cell table:style-name="ce21" office:value-type="string" calcext:value-type="string">
            <text:p>cdunq68</text:p>
          </table:table-cell>
          <table:table-cell table:number-columns-repeated="1001"/>
        </table:table-row>
        <table:table-row table:style-name="ro1">
          <table:table-cell table:style-name="ce8" office:value-type="string" calcext:value-type="string">
            <text:p>cduni24</text:p>
          </table:table-cell>
          <table:table-cell table:style-name="ce6" office:value-type="string" calcext:value-type="string">
            <text:p>iarow13</text:p>
          </table:table-cell>
          <table:table-cell office:value-type="string" calcext:value-type="string">
            <text:p>uarow2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Hammer Arrow</text:p>
          </table:table-cell>
          <table:table-cell office:value-type="string" calcext:value-type="string">
            <text:p>High Quality Arrow</text:p>
          </table:table-cell>
          <table:table-cell office:value-type="float" office:value="20" calcext:value-type="float">
            <text:p>20</text:p>
          </table:table-cell>
          <table:table-cell office:value-type="string" calcext:value-type="string">
            <text:p>Bows &amp; Arrows</text:p>
          </table:table-cell>
          <table:table-cell table:style-name="ce21" office:value-type="string" calcext:value-type="string">
            <text:p>cdunq67</text:p>
          </table:table-cell>
          <table:table-cell table:number-columns-repeated="1001"/>
        </table:table-row>
        <table:table-row table:style-name="ro1">
          <table:table-cell table:style-name="ce8" office:value-type="string" calcext:value-type="string">
            <text:p>cduni25</text:p>
          </table:table-cell>
          <table:table-cell table:style-name="ce6" office:value-type="string" calcext:value-type="string">
            <text:p>iarow02</text:p>
          </table:table-cell>
          <table:table-cell office:value-type="string" calcext:value-type="string">
            <text:p>uarow3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Hammer Arrow +1</text:p>
          </table:table-cell>
          <table:table-cell office:value-type="string" calcext:value-type="string">
            <text:p>Arrow +1</text:p>
          </table:table-cell>
          <table:table-cell office:value-type="float" office:value="20" calcext:value-type="float">
            <text:p>20</text:p>
          </table:table-cell>
          <table:table-cell office:value-type="string" calcext:value-type="string">
            <text:p>Bows &amp; Arrows</text:p>
          </table:table-cell>
          <table:table-cell table:style-name="ce21" office:value-type="string" calcext:value-type="string">
            <text:p>cdunq69</text:p>
          </table:table-cell>
          <table:table-cell table:number-columns-repeated="1001"/>
        </table:table-row>
        <table:table-row table:style-name="ro1">
          <table:table-cell table:style-name="ce8" office:value-type="string" calcext:value-type="string">
            <text:p>cduni26</text:p>
          </table:table-cell>
          <table:table-cell table:style-name="ce6" office:value-type="string" calcext:value-type="string">
            <text:p>ibow12</text:p>
          </table:table-cell>
          <table:table-cell office:value-type="string" calcext:value-type="string">
            <text:p>ulbow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38" calcext:value-type="float">
            <text:p>38</text:p>
          </table:table-cell>
          <table:table-cell office:value-type="float" office:value="41" calcext:value-type="float">
            <text:p>41</text:p>
          </table:table-cell>
          <table:table-cell office:value-type="float" office:value="45" calcext:value-type="float">
            <text:p>45</text:p>
          </table:table-cell>
          <table:table-cell table:number-columns-repeated="7" office:value-type="string" calcext:value-type="string">
            <text:p>null</text:p>
          </table:table-cell>
          <table:table-cell office:value-type="string" calcext:value-type="string">
            <text:p>Huge Longbow</text:p>
          </table:table-cell>
          <table:table-cell office:value-type="string" calcext:value-type="string">
            <text:p>High Quality Long Bow</text:p>
          </table:table-cell>
          <table:table-cell office:value-type="float" office:value="20" calcext:value-type="float">
            <text:p>20</text:p>
          </table:table-cell>
          <table:table-cell office:value-type="string" calcext:value-type="string">
            <text:p>Bows &amp; Arrows</text:p>
          </table:table-cell>
          <table:table-cell table:style-name="ce25" office:value-type="string" calcext:value-type="string">
            <text:p>cdunq119</text:p>
          </table:table-cell>
          <table:table-cell table:number-columns-repeated="1001"/>
        </table:table-row>
        <table:table-row table:style-name="ro1">
          <table:table-cell table:style-name="ce8" office:value-type="string" calcext:value-type="string">
            <text:p>cduni27</text:p>
          </table:table-cell>
          <table:table-cell table:style-name="ce6" office:value-type="string" calcext:value-type="string">
            <text:p>iarow08</text:p>
          </table:table-cell>
          <table:table-cell office:value-type="string" calcext:value-type="string">
            <text:p>uarow4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nferno Arrow +2</text:p>
          </table:table-cell>
          <table:table-cell office:value-type="string" calcext:value-type="string">
            <text:p>Arrow of Fire +1</text:p>
          </table:table-cell>
          <table:table-cell office:value-type="float" office:value="20" calcext:value-type="float">
            <text:p>20</text:p>
          </table:table-cell>
          <table:table-cell office:value-type="string" calcext:value-type="string">
            <text:p>Bows &amp; Arrows</text:p>
          </table:table-cell>
          <table:table-cell table:style-name="ce21" office:value-type="string" calcext:value-type="string">
            <text:p>cdunq71</text:p>
          </table:table-cell>
          <table:table-cell table:number-columns-repeated="1001"/>
        </table:table-row>
        <table:table-row table:style-name="ro1">
          <table:table-cell table:style-name="ce8" office:value-type="string" calcext:value-type="string">
            <text:p>cduni28</text:p>
          </table:table-cell>
          <table:table-cell table:style-name="ce6" office:value-type="string" calcext:value-type="string">
            <text:p>ibow02</text:p>
          </table:table-cell>
          <table:table-cell office:value-type="string" calcext:value-type="string">
            <text:p>kaybow</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4" calcext:value-type="float">
            <text:p>54</text:p>
          </table:table-cell>
          <table:table-cell office:value-type="float" office:value="41" calcext:value-type="float">
            <text:p>41</text:p>
          </table:table-cell>
          <table:table-cell office:value-type="float" office:value="40" calcext:value-type="float">
            <text:p>40</text:p>
          </table:table-cell>
          <table:table-cell table:number-columns-repeated="7" office:value-type="string" calcext:value-type="string">
            <text:p>null</text:p>
          </table:table-cell>
          <table:table-cell office:value-type="string" calcext:value-type="string">
            <text:p>Kaylessa's Bow +3</text:p>
          </table:table-cell>
          <table:table-cell office:value-type="string" calcext:value-type="string">
            <text:p>Composite Longbow +1</text:p>
          </table:table-cell>
          <table:table-cell office:value-type="float" office:value="20" calcext:value-type="float">
            <text:p>20</text:p>
          </table:table-cell>
          <table:table-cell office:value-type="string" calcext:value-type="string">
            <text:p>Bows &amp; Arrows</text:p>
          </table:table-cell>
          <table:table-cell table:style-name="ce21" office:value-type="string" calcext:value-type="string">
            <text:p>cdunq18</text:p>
          </table:table-cell>
          <table:table-cell table:number-columns-repeated="1001"/>
        </table:table-row>
        <table:table-row table:style-name="ro1">
          <table:table-cell table:style-name="ce8" office:value-type="string" calcext:value-type="string">
            <text:p>cduni29</text:p>
          </table:table-cell>
          <table:table-cell table:style-name="ce6" office:value-type="string" calcext:value-type="string">
            <text:p>ibow04</text:p>
          </table:table-cell>
          <table:table-cell office:value-type="string" calcext:value-type="string">
            <text:p>ulbow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60" calcext:value-type="float">
            <text:p>60</text:p>
          </table:table-cell>
          <table:table-cell office:value-type="float" office:value="47" calcext:value-type="float">
            <text:p>47</text:p>
          </table:table-cell>
          <table:table-cell table:number-columns-repeated="7" office:value-type="string" calcext:value-type="string">
            <text:p>null</text:p>
          </table:table-cell>
          <table:table-cell office:value-type="string" calcext:value-type="string">
            <text:p>Longbow +1: Protector</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25" office:value-type="string" calcext:value-type="string">
            <text:p>cdunq120</text:p>
          </table:table-cell>
          <table:table-cell table:number-columns-repeated="1001"/>
        </table:table-row>
        <table:table-row table:style-name="ro1">
          <table:table-cell table:style-name="ce8" office:value-type="string" calcext:value-type="string">
            <text:p>cduni30</text:p>
          </table:table-cell>
          <table:table-cell table:style-name="ce6" office:value-type="string" calcext:value-type="string">
            <text:p>ibow04</text:p>
          </table:table-cell>
          <table:table-cell office:value-type="string" calcext:value-type="string">
            <text:p>ulbow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40" calcext:value-type="float">
            <text:p>40</text:p>
          </table:table-cell>
          <table:table-cell office:value-type="float" office:value="41" calcext:value-type="float">
            <text:p>41</text:p>
          </table:table-cell>
          <table:table-cell table:number-columns-repeated="7" office:value-type="string" calcext:value-type="string">
            <text:p>null</text:p>
          </table:table-cell>
          <table:table-cell office:value-type="string" calcext:value-type="string">
            <text:p>Longbow +2: Defender</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25" office:value-type="string" calcext:value-type="string">
            <text:p>cdunq121</text:p>
          </table:table-cell>
          <table:table-cell table:number-columns-repeated="1001"/>
        </table:table-row>
        <table:table-row table:style-name="ro1">
          <table:table-cell table:style-name="ce8" office:value-type="string" calcext:value-type="string">
            <text:p>cduni31</text:p>
          </table:table-cell>
          <table:table-cell table:style-name="ce6" office:value-type="string" calcext:value-type="string">
            <text:p>ibow04</text:p>
          </table:table-cell>
          <table:table-cell office:value-type="string" calcext:value-type="string">
            <text:p>ulbow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57" calcext:value-type="float">
            <text:p>57</text:p>
          </table:table-cell>
          <table:table-cell office:value-type="float" office:value="58" calcext:value-type="float">
            <text:p>58</text:p>
          </table:table-cell>
          <table:table-cell table:number-columns-repeated="7" office:value-type="string" calcext:value-type="string">
            <text:p>null</text:p>
          </table:table-cell>
          <table:table-cell office:value-type="string" calcext:value-type="string">
            <text:p>Longbow +2: Protector</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25" office:value-type="string" calcext:value-type="string">
            <text:p>cdunq122</text:p>
          </table:table-cell>
          <table:table-cell table:number-columns-repeated="1001"/>
        </table:table-row>
        <table:table-row table:style-name="ro1">
          <table:table-cell table:style-name="ce8" office:value-type="string" calcext:value-type="string">
            <text:p>cduni32</text:p>
          </table:table-cell>
          <table:table-cell table:style-name="ce6" office:value-type="string" calcext:value-type="string">
            <text:p>ibow04</text:p>
          </table:table-cell>
          <table:table-cell office:value-type="string" calcext:value-type="string">
            <text:p>ulbow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1" calcext:value-type="float">
            <text:p>51</text:p>
          </table:table-cell>
          <table:table-cell office:value-type="float" office:value="1" calcext:value-type="float">
            <text:p>1</text:p>
          </table:table-cell>
          <table:table-cell office:value-type="float" office:value="41" calcext:value-type="float">
            <text:p>41</text:p>
          </table:table-cell>
          <table:table-cell table:number-columns-repeated="7" office:value-type="string" calcext:value-type="string">
            <text:p>null</text:p>
          </table:table-cell>
          <table:table-cell office:value-type="string" calcext:value-type="string">
            <text:p>Longbow +3: Defender</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25" office:value-type="string" calcext:value-type="string">
            <text:p>cdunq125</text:p>
          </table:table-cell>
          <table:table-cell table:number-columns-repeated="1001"/>
        </table:table-row>
        <table:table-row table:style-name="ro1">
          <table:table-cell table:style-name="ce8" office:value-type="string" calcext:value-type="string">
            <text:p>cduni33</text:p>
          </table:table-cell>
          <table:table-cell table:style-name="ce6" office:value-type="string" calcext:value-type="string">
            <text:p>ibow04</text:p>
          </table:table-cell>
          <table:table-cell office:value-type="string" calcext:value-type="string">
            <text:p>ulbow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55" calcext:value-type="float">
            <text:p>55</text:p>
          </table:table-cell>
          <table:table-cell office:value-type="float" office:value="60" calcext:value-type="float">
            <text:p>60</text:p>
          </table:table-cell>
          <table:table-cell table:number-columns-repeated="7" office:value-type="string" calcext:value-type="string">
            <text:p>null</text:p>
          </table:table-cell>
          <table:table-cell office:value-type="string" calcext:value-type="string">
            <text:p>Longbow +3: Repeater</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25" office:value-type="string" calcext:value-type="string">
            <text:p>cdunq124</text:p>
          </table:table-cell>
          <table:table-cell table:number-columns-repeated="1001"/>
        </table:table-row>
        <table:table-row table:style-name="ro1">
          <table:table-cell table:style-name="ce8" office:value-type="string" calcext:value-type="string">
            <text:p>cduni34</text:p>
          </table:table-cell>
          <table:table-cell table:style-name="ce6" office:value-type="string" calcext:value-type="string">
            <text:p>ibow04</text:p>
          </table:table-cell>
          <table:table-cell office:value-type="string" calcext:value-type="string">
            <text:p>ulbow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3" calcext:value-type="float">
            <text:p>63</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Longbow +4: Hammer</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25" office:value-type="string" calcext:value-type="string">
            <text:p>cdunq126</text:p>
          </table:table-cell>
          <table:table-cell table:number-columns-repeated="1001"/>
        </table:table-row>
        <table:table-row table:style-name="ro1">
          <table:table-cell table:style-name="ce8" office:value-type="string" calcext:value-type="string">
            <text:p>cduni35</text:p>
          </table:table-cell>
          <table:table-cell table:style-name="ce6" office:value-type="string" calcext:value-type="string">
            <text:p>ibow04</text:p>
          </table:table-cell>
          <table:table-cell office:value-type="string" calcext:value-type="string">
            <text:p>ulbow3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4" calcext:value-type="float">
            <text:p>4</text:p>
          </table:table-cell>
          <table:table-cell office:value-type="float" office:value="47" calcext:value-type="float">
            <text:p>47</text:p>
          </table:table-cell>
          <table:table-cell table:number-columns-repeated="7" office:value-type="string" calcext:value-type="string">
            <text:p>null</text:p>
          </table:table-cell>
          <table:table-cell office:value-type="string" calcext:value-type="string">
            <text:p>Longbow of Action +2</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25" office:value-type="string" calcext:value-type="string">
            <text:p>cdunq123</text:p>
          </table:table-cell>
          <table:table-cell table:number-columns-repeated="1001"/>
        </table:table-row>
        <table:table-row table:style-name="ro1">
          <table:table-cell table:style-name="ce8" office:value-type="string" calcext:value-type="string">
            <text:p>cduni36</text:p>
          </table:table-cell>
          <table:table-cell table:style-name="ce6" office:value-type="string" calcext:value-type="string">
            <text:p>iarow02</text:p>
          </table:table-cell>
          <table:table-cell office:value-type="string" calcext:value-type="string">
            <text:p>uarow3c</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iercing Arrow +1</text:p>
          </table:table-cell>
          <table:table-cell office:value-type="string" calcext:value-type="string">
            <text:p>Arrow +1</text:p>
          </table:table-cell>
          <table:table-cell office:value-type="float" office:value="20" calcext:value-type="float">
            <text:p>20</text:p>
          </table:table-cell>
          <table:table-cell office:value-type="string" calcext:value-type="string">
            <text:p>Bows &amp; Arrows</text:p>
          </table:table-cell>
          <table:table-cell table:style-name="ce21" office:value-type="string" calcext:value-type="string">
            <text:p>cdunq70</text:p>
          </table:table-cell>
          <table:table-cell table:number-columns-repeated="1001"/>
        </table:table-row>
        <table:table-row table:style-name="ro1">
          <table:table-cell table:style-name="ce8" office:value-type="string" calcext:value-type="string">
            <text:p>cduni37</text:p>
          </table:table-cell>
          <table:table-cell table:style-name="ce6" office:value-type="string" calcext:value-type="string">
            <text:p>iarow06</text:p>
          </table:table-cell>
          <table:table-cell office:value-type="string" calcext:value-type="string">
            <text:p>arowtrn</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Translocation Arrow +1</text:p>
          </table:table-cell>
          <table:table-cell office:value-type="string" calcext:value-type="string">
            <text:p>Arrow of Detonation </text:p>
          </table:table-cell>
          <table:table-cell office:value-type="float" office:value="20" calcext:value-type="float">
            <text:p>20</text:p>
          </table:table-cell>
          <table:table-cell office:value-type="string" calcext:value-type="string">
            <text:p>Bows &amp; Arrows</text:p>
          </table:table-cell>
          <table:table-cell table:style-name="ce21" office:value-type="string" calcext:value-type="string">
            <text:p>cdunq3</text:p>
          </table:table-cell>
          <table:table-cell table:number-columns-repeated="1001"/>
        </table:table-row>
        <table:table-row table:style-name="ro1">
          <table:table-cell table:style-name="ce8" office:value-type="string" calcext:value-type="string">
            <text:p>cduni38</text:p>
          </table:table-cell>
          <table:table-cell table:style-name="ce6" office:value-type="string" calcext:value-type="string">
            <text:p>ibolt05</text:p>
          </table:table-cell>
          <table:table-cell office:value-type="string" calcext:value-type="string">
            <text:p>sekolah</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olt of Sekolah's Fire</text:p>
          </table:table-cell>
          <table:table-cell office:value-type="string" calcext:value-type="string">
            <text:p>Bolt of Polymorphing</text:p>
          </table:table-cell>
          <table:table-cell office:value-type="float" office:value="30" calcext:value-type="float">
            <text:p>30</text:p>
          </table:table-cell>
          <table:table-cell office:value-type="string" calcext:value-type="string">
            <text:p>Crossbows &amp; Bolts</text:p>
          </table:table-cell>
          <table:table-cell table:style-name="ce21" office:value-type="string" calcext:value-type="string">
            <text:p>cdunq220</text:p>
          </table:table-cell>
          <table:table-cell table:number-columns-repeated="1001"/>
        </table:table-row>
        <table:table-row table:style-name="ro1">
          <table:table-cell table:style-name="ce8" office:value-type="string" calcext:value-type="string">
            <text:p>cduni39</text:p>
          </table:table-cell>
          <table:table-cell table:style-name="ce6" office:value-type="string" calcext:value-type="string">
            <text:p>ixbow08</text:p>
          </table:table-cell>
          <table:table-cell office:value-type="string" calcext:value-type="string">
            <text:p>uhxbw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9" calcext:value-type="float">
            <text:p>69</text:p>
          </table:table-cell>
          <table:table-cell office:value-type="float" office:value="110" calcext:value-type="float">
            <text:p>110</text:p>
          </table:table-cell>
          <table:table-cell office:value-type="float" office:value="81" calcext:value-type="float">
            <text:p>81</text:p>
          </table:table-cell>
          <table:table-cell table:number-columns-repeated="7" office:value-type="string" calcext:value-type="string">
            <text:p>null</text:p>
          </table:table-cell>
          <table:table-cell office:value-type="string" calcext:value-type="string">
            <text:p>Finest Heavy Crossbow</text:p>
          </table:table-cell>
          <table:table-cell office:value-type="string" calcext:value-type="string">
            <text:p>High Quality Heavy Crossbow</text:p>
          </table:table-cell>
          <table:table-cell office:value-type="float" office:value="30" calcext:value-type="float">
            <text:p>30</text:p>
          </table:table-cell>
          <table:table-cell office:value-type="string" calcext:value-type="string">
            <text:p>Crossbows &amp; Bolts</text:p>
          </table:table-cell>
          <table:table-cell table:style-name="ce21" office:value-type="string" calcext:value-type="string">
            <text:p>cdunq114</text:p>
          </table:table-cell>
          <table:table-cell table:number-columns-repeated="1001"/>
        </table:table-row>
        <table:table-row table:style-name="ro1">
          <table:table-cell table:style-name="ce8" office:value-type="string" calcext:value-type="string">
            <text:p>cduni40</text:p>
          </table:table-cell>
          <table:table-cell table:style-name="ce6" office:value-type="string" calcext:value-type="string">
            <text:p>ixbow09</text:p>
          </table:table-cell>
          <table:table-cell office:value-type="string" calcext:value-type="string">
            <text:p>ulxbw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3" calcext:value-type="float">
            <text:p>53</text:p>
          </table:table-cell>
          <table:table-cell office:value-type="float" office:value="5" calcext:value-type="float">
            <text:p>5</text:p>
          </table:table-cell>
          <table:table-cell office:value-type="float" office:value="84" calcext:value-type="float">
            <text:p>84</text:p>
          </table:table-cell>
          <table:table-cell table:number-columns-repeated="7" office:value-type="string" calcext:value-type="string">
            <text:p>null</text:p>
          </table:table-cell>
          <table:table-cell office:value-type="string" calcext:value-type="string">
            <text:p>Finest Light Crossbow</text:p>
          </table:table-cell>
          <table:table-cell office:value-type="string" calcext:value-type="string">
            <text:p>High Quality Light Crossbow</text:p>
          </table:table-cell>
          <table:table-cell office:value-type="float" office:value="30" calcext:value-type="float">
            <text:p>30</text:p>
          </table:table-cell>
          <table:table-cell office:value-type="string" calcext:value-type="string">
            <text:p>Crossbows &amp; Bolts</text:p>
          </table:table-cell>
          <table:table-cell table:style-name="ce25" office:value-type="string" calcext:value-type="string">
            <text:p>cdunq138</text:p>
          </table:table-cell>
          <table:table-cell table:number-columns-repeated="1001"/>
        </table:table-row>
        <table:table-row table:style-name="ro1">
          <table:table-cell table:style-name="ce8" office:value-type="string" calcext:value-type="string">
            <text:p>cduni41</text:p>
          </table:table-cell>
          <table:table-cell table:style-name="ce6" office:value-type="string" calcext:value-type="string">
            <text:p>ixbow02</text:p>
          </table:table-cell>
          <table:table-cell office:value-type="string" calcext:value-type="string">
            <text:p>uhxbw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57" calcext:value-type="float">
            <text:p>57</text:p>
          </table:table-cell>
          <table:table-cell office:value-type="float" office:value="58" calcext:value-type="float">
            <text:p>58</text:p>
          </table:table-cell>
          <table:table-cell table:number-columns-repeated="7" office:value-type="string" calcext:value-type="string">
            <text:p>null</text:p>
          </table:table-cell>
          <table:table-cell office:value-type="string" calcext:value-type="string">
            <text:p>Heavy Crossbow of Defense +2</text:p>
          </table:table-cell>
          <table:table-cell office:value-type="string" calcext:value-type="string">
            <text:p>Heavy Crossbow +1</text:p>
          </table:table-cell>
          <table:table-cell office:value-type="float" office:value="30" calcext:value-type="float">
            <text:p>30</text:p>
          </table:table-cell>
          <table:table-cell office:value-type="string" calcext:value-type="string">
            <text:p>Crossbows &amp; Bolts</text:p>
          </table:table-cell>
          <table:table-cell table:style-name="ce21" office:value-type="string" calcext:value-type="string">
            <text:p>cdunq115</text:p>
          </table:table-cell>
          <table:table-cell table:number-columns-repeated="1001"/>
        </table:table-row>
        <table:table-row table:style-name="ro1">
          <table:table-cell table:style-name="ce8" office:value-type="string" calcext:value-type="string">
            <text:p>cduni42</text:p>
          </table:table-cell>
          <table:table-cell table:style-name="ce6" office:value-type="string" calcext:value-type="string">
            <text:p>ixbow02</text:p>
          </table:table-cell>
          <table:table-cell office:value-type="string" calcext:value-type="string">
            <text:p>uhxbw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3" calcext:value-type="float">
            <text:p>73</text:p>
          </table:table-cell>
          <table:table-cell office:value-type="float" office:value="54" calcext:value-type="float">
            <text:p>54</text:p>
          </table:table-cell>
          <table:table-cell office:value-type="float" office:value="86" calcext:value-type="float">
            <text:p>86</text:p>
          </table:table-cell>
          <table:table-cell table:number-columns-repeated="7" office:value-type="string" calcext:value-type="string">
            <text:p>null</text:p>
          </table:table-cell>
          <table:table-cell office:value-type="string" calcext:value-type="string">
            <text:p>Heavy Crossbow of Speed +2</text:p>
          </table:table-cell>
          <table:table-cell office:value-type="string" calcext:value-type="string">
            <text:p>Heavy Crossbow +1</text:p>
          </table:table-cell>
          <table:table-cell office:value-type="float" office:value="30" calcext:value-type="float">
            <text:p>30</text:p>
          </table:table-cell>
          <table:table-cell office:value-type="string" calcext:value-type="string">
            <text:p>Crossbows &amp; Bolts</text:p>
          </table:table-cell>
          <table:table-cell table:style-name="ce25" office:value-type="string" calcext:value-type="string">
            <text:p>cdunq116</text:p>
          </table:table-cell>
          <table:table-cell table:number-columns-repeated="1001"/>
        </table:table-row>
        <table:table-row table:style-name="ro1">
          <table:table-cell table:style-name="ce8" office:value-type="string" calcext:value-type="string">
            <text:p>cduni43</text:p>
          </table:table-cell>
          <table:table-cell table:style-name="ce6" office:value-type="string" calcext:value-type="string">
            <text:p>ixbow05</text:p>
          </table:table-cell>
          <table:table-cell office:value-type="string" calcext:value-type="string">
            <text:p>ulxbw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57" calcext:value-type="float">
            <text:p>57</text:p>
          </table:table-cell>
          <table:table-cell office:value-type="float" office:value="58" calcext:value-type="float">
            <text:p>58</text:p>
          </table:table-cell>
          <table:table-cell table:number-columns-repeated="7" office:value-type="string" calcext:value-type="string">
            <text:p>null</text:p>
          </table:table-cell>
          <table:table-cell office:value-type="string" calcext:value-type="string">
            <text:p>Light Crossbow of Defense +2</text:p>
          </table:table-cell>
          <table:table-cell office:value-type="string" calcext:value-type="string">
            <text:p>Light Crossbow +1</text:p>
          </table:table-cell>
          <table:table-cell office:value-type="float" office:value="30" calcext:value-type="float">
            <text:p>30</text:p>
          </table:table-cell>
          <table:table-cell office:value-type="string" calcext:value-type="string">
            <text:p>Crossbows &amp; Bolts</text:p>
          </table:table-cell>
          <table:table-cell table:style-name="ce25" office:value-type="string" calcext:value-type="string">
            <text:p>cdunq139</text:p>
          </table:table-cell>
          <table:table-cell table:number-columns-repeated="1001"/>
        </table:table-row>
        <table:table-row table:style-name="ro1">
          <table:table-cell table:style-name="ce8" office:value-type="string" calcext:value-type="string">
            <text:p>cduni44</text:p>
          </table:table-cell>
          <table:table-cell table:style-name="ce6" office:value-type="string" calcext:value-type="string">
            <text:p>ixbow05</text:p>
          </table:table-cell>
          <table:table-cell office:value-type="string" calcext:value-type="string">
            <text:p>ulxbw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37" calcext:value-type="float">
            <text:p>37</text:p>
          </table:table-cell>
          <table:table-cell office:value-type="float" office:value="52" calcext:value-type="float">
            <text:p>52</text:p>
          </table:table-cell>
          <table:table-cell table:number-columns-repeated="7" office:value-type="string" calcext:value-type="string">
            <text:p>null</text:p>
          </table:table-cell>
          <table:table-cell office:value-type="string" calcext:value-type="string">
            <text:p>Light Crossbow of Speed +2</text:p>
          </table:table-cell>
          <table:table-cell office:value-type="string" calcext:value-type="string">
            <text:p>Light Crossbow +1</text:p>
          </table:table-cell>
          <table:table-cell office:value-type="float" office:value="30" calcext:value-type="float">
            <text:p>30</text:p>
          </table:table-cell>
          <table:table-cell office:value-type="string" calcext:value-type="string">
            <text:p>Crossbows &amp; Bolts</text:p>
          </table:table-cell>
          <table:table-cell table:style-name="ce25" office:value-type="string" calcext:value-type="string">
            <text:p>cdunq140</text:p>
          </table:table-cell>
          <table:table-cell table:number-columns-repeated="1001"/>
        </table:table-row>
        <table:table-row table:style-name="ro1">
          <table:table-cell table:style-name="ce8" office:value-type="string" calcext:value-type="string">
            <text:p>cduni45</text:p>
          </table:table-cell>
          <table:table-cell table:style-name="ce6" office:value-type="string" calcext:value-type="string">
            <text:p>ixbow02</text:p>
          </table:table-cell>
          <table:table-cell office:value-type="string" calcext:value-type="string">
            <text:p>uhxbw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40" calcext:value-type="float">
            <text:p>40</text:p>
          </table:table-cell>
          <table:table-cell office:value-type="float" office:value="41" calcext:value-type="float">
            <text:p>41</text:p>
          </table:table-cell>
          <table:table-cell table:number-columns-repeated="7" office:value-type="string" calcext:value-type="string">
            <text:p>null</text:p>
          </table:table-cell>
          <table:table-cell office:value-type="string" calcext:value-type="string">
            <text:p>Reinforced Heavy Crossbow +4</text:p>
          </table:table-cell>
          <table:table-cell office:value-type="string" calcext:value-type="string">
            <text:p>Heavy Crossbow +1</text:p>
          </table:table-cell>
          <table:table-cell office:value-type="float" office:value="30" calcext:value-type="float">
            <text:p>30</text:p>
          </table:table-cell>
          <table:table-cell office:value-type="string" calcext:value-type="string">
            <text:p>Crossbows &amp; Bolts</text:p>
          </table:table-cell>
          <table:table-cell table:style-name="ce25" office:value-type="string" calcext:value-type="string">
            <text:p>cdunq117</text:p>
          </table:table-cell>
          <table:table-cell table:number-columns-repeated="1001"/>
        </table:table-row>
        <table:table-row table:style-name="ro1">
          <table:table-cell table:style-name="ce8" office:value-type="string" calcext:value-type="string">
            <text:p>cduni46</text:p>
          </table:table-cell>
          <table:table-cell table:style-name="ce6" office:value-type="string" calcext:value-type="string">
            <text:p>ixbow02</text:p>
          </table:table-cell>
          <table:table-cell office:value-type="string" calcext:value-type="string">
            <text:p>uhxbw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79" calcext:value-type="float">
            <text:p>79</text:p>
          </table:table-cell>
          <table:table-cell office:value-type="float" office:value="64" calcext:value-type="float">
            <text:p>64</text:p>
          </table:table-cell>
          <table:table-cell table:number-columns-repeated="7" office:value-type="string" calcext:value-type="string">
            <text:p>null</text:p>
          </table:table-cell>
          <table:table-cell office:value-type="string" calcext:value-type="string">
            <text:p>Repeating Heavy Crossbow +3</text:p>
          </table:table-cell>
          <table:table-cell office:value-type="string" calcext:value-type="string">
            <text:p>Heavy Crossbow +1</text:p>
          </table:table-cell>
          <table:table-cell office:value-type="float" office:value="30" calcext:value-type="float">
            <text:p>30</text:p>
          </table:table-cell>
          <table:table-cell office:value-type="string" calcext:value-type="string">
            <text:p>Crossbows &amp; Bolts</text:p>
          </table:table-cell>
          <table:table-cell table:style-name="ce25" office:value-type="string" calcext:value-type="string">
            <text:p>cdunq118</text:p>
          </table:table-cell>
          <table:table-cell table:number-columns-repeated="1001"/>
        </table:table-row>
        <table:table-row table:style-name="ro1">
          <table:table-cell table:style-name="ce8" office:value-type="string" calcext:value-type="string">
            <text:p>cduni47</text:p>
          </table:table-cell>
          <table:table-cell table:style-name="ce6" office:value-type="string" calcext:value-type="string">
            <text:p>ixbow05</text:p>
          </table:table-cell>
          <table:table-cell office:value-type="string" calcext:value-type="string">
            <text:p>ulxbw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63" calcext:value-type="float">
            <text:p>63</text:p>
          </table:table-cell>
          <table:table-cell office:value-type="float" office:value="65" calcext:value-type="float">
            <text:p>65</text:p>
          </table:table-cell>
          <table:table-cell table:number-columns-repeated="7" office:value-type="string" calcext:value-type="string">
            <text:p>null</text:p>
          </table:table-cell>
          <table:table-cell office:value-type="string" calcext:value-type="string">
            <text:p>Repeating Light Crossbow +3</text:p>
          </table:table-cell>
          <table:table-cell office:value-type="string" calcext:value-type="string">
            <text:p>Light Crossbow +1</text:p>
          </table:table-cell>
          <table:table-cell office:value-type="float" office:value="30" calcext:value-type="float">
            <text:p>30</text:p>
          </table:table-cell>
          <table:table-cell office:value-type="string" calcext:value-type="string">
            <text:p>Crossbows &amp; Bolts</text:p>
          </table:table-cell>
          <table:table-cell table:style-name="ce25" office:value-type="string" calcext:value-type="string">
            <text:p>cdunq141</text:p>
          </table:table-cell>
          <table:table-cell table:number-columns-repeated="1001"/>
        </table:table-row>
        <table:table-row table:style-name="ro1">
          <table:table-cell table:style-name="ce8" office:value-type="string" calcext:value-type="string">
            <text:p>cduni48</text:p>
          </table:table-cell>
          <table:table-cell table:style-name="ce6" office:value-type="string" calcext:value-type="string">
            <text:p>idart02</text:p>
          </table:table-cell>
          <table:table-cell office:value-type="string" calcext:value-type="string">
            <text:p>udart2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erserker Darts</text:p>
          </table:table-cell>
          <table:table-cell office:value-type="string" calcext:value-type="string">
            <text:p>Dart +1</text:p>
          </table:table-cell>
          <table:table-cell office:value-type="float" office:value="40" calcext:value-type="float">
            <text:p>40</text:p>
          </table:table-cell>
          <table:table-cell office:value-type="string" calcext:value-type="string">
            <text:p>Darts &amp; Bullets</text:p>
          </table:table-cell>
          <table:table-cell table:style-name="ce21" office:value-type="string" calcext:value-type="string">
            <text:p>cdunq94</text:p>
          </table:table-cell>
          <table:table-cell table:number-columns-repeated="1001"/>
        </table:table-row>
        <table:table-row table:style-name="ro1">
          <table:table-cell table:style-name="ce8" office:value-type="string" calcext:value-type="string">
            <text:p>cduni49</text:p>
          </table:table-cell>
          <table:table-cell table:style-name="ce6" office:value-type="string" calcext:value-type="string">
            <text:p>idart02</text:p>
          </table:table-cell>
          <table:table-cell office:value-type="string" calcext:value-type="string">
            <text:p>udart3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linding Dart +2</text:p>
          </table:table-cell>
          <table:table-cell office:value-type="string" calcext:value-type="string">
            <text:p>Dart +1</text:p>
          </table:table-cell>
          <table:table-cell office:value-type="float" office:value="40" calcext:value-type="float">
            <text:p>40</text:p>
          </table:table-cell>
          <table:table-cell office:value-type="string" calcext:value-type="string">
            <text:p>Darts &amp; Bullets</text:p>
          </table:table-cell>
          <table:table-cell table:style-name="ce21" office:value-type="string" calcext:value-type="string">
            <text:p>cdunq96</text:p>
          </table:table-cell>
          <table:table-cell table:number-columns-repeated="1001"/>
        </table:table-row>
        <table:table-row table:style-name="ro1">
          <table:table-cell table:style-name="ce8" office:value-type="string" calcext:value-type="string">
            <text:p>cduni50</text:p>
          </table:table-cell>
          <table:table-cell table:style-name="ce6" office:value-type="string" calcext:value-type="string">
            <text:p>ibull01</text:p>
          </table:table-cell>
          <table:table-cell office:value-type="string" calcext:value-type="string">
            <text:p>ubull4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ullets of Fire +2</text:p>
          </table:table-cell>
          <table:table-cell office:value-type="string" calcext:value-type="string">
            <text:p>Bullet</text:p>
          </table:table-cell>
          <table:table-cell office:value-type="float" office:value="40" calcext:value-type="float">
            <text:p>40</text:p>
          </table:table-cell>
          <table:table-cell office:value-type="string" calcext:value-type="string">
            <text:p>Darts &amp; Bullets</text:p>
          </table:table-cell>
          <table:table-cell table:style-name="ce21" office:value-type="string" calcext:value-type="string">
            <text:p>cdunq82</text:p>
          </table:table-cell>
          <table:table-cell table:number-columns-repeated="1001"/>
        </table:table-row>
        <table:table-row table:style-name="ro1">
          <table:table-cell table:style-name="ce8" office:value-type="string" calcext:value-type="string">
            <text:p>cduni51</text:p>
          </table:table-cell>
          <table:table-cell table:style-name="ce6" office:value-type="string" calcext:value-type="string">
            <text:p>idart02</text:p>
          </table:table-cell>
          <table:table-cell office:value-type="string" calcext:value-type="string">
            <text:p>udart3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Fire Dart +2</text:p>
          </table:table-cell>
          <table:table-cell office:value-type="string" calcext:value-type="string">
            <text:p>Dart +1</text:p>
          </table:table-cell>
          <table:table-cell office:value-type="float" office:value="40" calcext:value-type="float">
            <text:p>40</text:p>
          </table:table-cell>
          <table:table-cell office:value-type="string" calcext:value-type="string">
            <text:p>Darts &amp; Bullets</text:p>
          </table:table-cell>
          <table:table-cell table:style-name="ce21" office:value-type="string" calcext:value-type="string">
            <text:p>cdunq95</text:p>
          </table:table-cell>
          <table:table-cell table:number-columns-repeated="1001"/>
        </table:table-row>
        <table:table-row table:style-name="ro1">
          <table:table-cell table:style-name="ce8" office:value-type="string" calcext:value-type="string">
            <text:p>cduni52</text:p>
          </table:table-cell>
          <table:table-cell table:style-name="ce6" office:value-type="string" calcext:value-type="string">
            <text:p>idart01</text:p>
          </table:table-cell>
          <table:table-cell office:value-type="string" calcext:value-type="string">
            <text:p>udart1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Hammer Darts</text:p>
          </table:table-cell>
          <table:table-cell office:value-type="string" calcext:value-type="string">
            <text:p>Dart</text:p>
          </table:table-cell>
          <table:table-cell office:value-type="float" office:value="40" calcext:value-type="float">
            <text:p>40</text:p>
          </table:table-cell>
          <table:table-cell office:value-type="string" calcext:value-type="string">
            <text:p>Darts &amp; Bullets</text:p>
          </table:table-cell>
          <table:table-cell table:style-name="ce21" office:value-type="string" calcext:value-type="string">
            <text:p>cdunq93</text:p>
          </table:table-cell>
          <table:table-cell table:number-columns-repeated="1001"/>
        </table:table-row>
        <table:table-row table:style-name="ro1">
          <table:table-cell table:style-name="ce8" office:value-type="string" calcext:value-type="string">
            <text:p>cduni53</text:p>
          </table:table-cell>
          <table:table-cell table:style-name="ce6" office:value-type="string" calcext:value-type="string">
            <text:p>idart02</text:p>
          </table:table-cell>
          <table:table-cell office:value-type="string" calcext:value-type="string">
            <text:p>udart5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nferno Dart +4</text:p>
          </table:table-cell>
          <table:table-cell office:value-type="string" calcext:value-type="string">
            <text:p>Dart +1</text:p>
          </table:table-cell>
          <table:table-cell office:value-type="float" office:value="40" calcext:value-type="float">
            <text:p>40</text:p>
          </table:table-cell>
          <table:table-cell office:value-type="string" calcext:value-type="string">
            <text:p>Darts &amp; Bullets</text:p>
          </table:table-cell>
          <table:table-cell table:style-name="ce21" office:value-type="string" calcext:value-type="string">
            <text:p>cdunq98</text:p>
          </table:table-cell>
          <table:table-cell table:number-columns-repeated="1001"/>
        </table:table-row>
        <table:table-row table:style-name="ro1">
          <table:table-cell table:style-name="ce8" office:value-type="string" calcext:value-type="string">
            <text:p>cduni54</text:p>
          </table:table-cell>
          <table:table-cell table:style-name="ce6" office:value-type="string" calcext:value-type="string">
            <text:p>idart02</text:p>
          </table:table-cell>
          <table:table-cell office:value-type="string" calcext:value-type="string">
            <text:p>udart4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tatic Dart +3</text:p>
          </table:table-cell>
          <table:table-cell office:value-type="string" calcext:value-type="string">
            <text:p>Dart +1</text:p>
          </table:table-cell>
          <table:table-cell office:value-type="float" office:value="40" calcext:value-type="float">
            <text:p>40</text:p>
          </table:table-cell>
          <table:table-cell office:value-type="string" calcext:value-type="string">
            <text:p>Darts &amp; Bullets</text:p>
          </table:table-cell>
          <table:table-cell table:style-name="ce21" office:value-type="string" calcext:value-type="string">
            <text:p>cdunq97</text:p>
          </table:table-cell>
          <table:table-cell table:number-columns-repeated="1001"/>
        </table:table-row>
        <table:table-row table:style-name="ro1">
          <table:table-cell table:style-name="ce8" office:value-type="string" calcext:value-type="string">
            <text:p>cduni55</text:p>
          </table:table-cell>
          <table:table-cell table:style-name="ce6" office:value-type="string" calcext:value-type="string">
            <text:p>iax1h02</text:p>
          </table:table-cell>
          <table:table-cell office:value-type="string" calcext:value-type="string">
            <text:p>u1hax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6" calcext:value-type="float">
            <text:p>66</text:p>
          </table:table-cell>
          <table:table-cell office:value-type="float" office:value="79" calcext:value-type="float">
            <text:p>79</text:p>
          </table:table-cell>
          <table:table-cell office:value-type="float" office:value="65" calcext:value-type="float">
            <text:p>65</text:p>
          </table:table-cell>
          <table:table-cell table:number-columns-repeated="7" office:value-type="string" calcext:value-type="string">
            <text:p>null</text:p>
          </table:table-cell>
          <table:table-cell office:value-type="string" calcext:value-type="string">
            <text:p>Battle Axe +2: Defender</text:p>
          </table:table-cell>
          <table:table-cell office:value-type="string" calcext:value-type="string">
            <text:p>Battle Axe +1</text:p>
          </table:table-cell>
          <table:table-cell office:value-type="float" office:value="50" calcext:value-type="float">
            <text:p>50</text:p>
          </table:table-cell>
          <table:table-cell office:value-type="string" calcext:value-type="string">
            <text:p>Axes</text:p>
          </table:table-cell>
          <table:table-cell table:style-name="ce21" office:value-type="string" calcext:value-type="string">
            <text:p>cdunq52</text:p>
          </table:table-cell>
          <table:table-cell table:number-columns-repeated="1001"/>
        </table:table-row>
        <table:table-row table:style-name="ro1">
          <table:table-cell table:style-name="ce8" office:value-type="string" calcext:value-type="string">
            <text:p>cduni56</text:p>
          </table:table-cell>
          <table:table-cell table:style-name="ce6" office:value-type="string" calcext:value-type="string">
            <text:p>iax1h02</text:p>
          </table:table-cell>
          <table:table-cell office:value-type="string" calcext:value-type="string">
            <text:p>u1hax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 calcext:value-type="float">
            <text:p>2</text:p>
          </table:table-cell>
          <table:table-cell office:value-type="float" office:value="87" calcext:value-type="float">
            <text:p>87</text:p>
          </table:table-cell>
          <table:table-cell office:value-type="float" office:value="2" calcext:value-type="float">
            <text:p>2</text:p>
          </table:table-cell>
          <table:table-cell table:number-columns-repeated="7" office:value-type="string" calcext:value-type="string">
            <text:p>null</text:p>
          </table:table-cell>
          <table:table-cell office:value-type="string" calcext:value-type="string">
            <text:p>Battle Axe +3: Fatigue</text:p>
          </table:table-cell>
          <table:table-cell office:value-type="string" calcext:value-type="string">
            <text:p>Battle Axe +1</text:p>
          </table:table-cell>
          <table:table-cell office:value-type="float" office:value="50" calcext:value-type="float">
            <text:p>50</text:p>
          </table:table-cell>
          <table:table-cell office:value-type="string" calcext:value-type="string">
            <text:p>Axes</text:p>
          </table:table-cell>
          <table:table-cell table:style-name="ce21" office:value-type="string" calcext:value-type="string">
            <text:p>cdunq53</text:p>
          </table:table-cell>
          <table:table-cell table:number-columns-repeated="1001"/>
        </table:table-row>
        <table:table-row table:style-name="ro1">
          <table:table-cell table:style-name="ce8" office:value-type="string" calcext:value-type="string">
            <text:p>cduni57</text:p>
          </table:table-cell>
          <table:table-cell table:style-name="ce6" office:value-type="string" calcext:value-type="string">
            <text:p>iax1h02</text:p>
          </table:table-cell>
          <table:table-cell office:value-type="string" calcext:value-type="string">
            <text:p>u1hax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7" calcext:value-type="float">
            <text:p>57</text:p>
          </table:table-cell>
          <table:table-cell office:value-type="float" office:value="47" calcext:value-type="float">
            <text:p>47</text:p>
          </table:table-cell>
          <table:table-cell office:value-type="float" office:value="58" calcext:value-type="float">
            <text:p>58</text:p>
          </table:table-cell>
          <table:table-cell table:number-columns-repeated="7" office:value-type="string" calcext:value-type="string">
            <text:p>null</text:p>
          </table:table-cell>
          <table:table-cell office:value-type="string" calcext:value-type="string">
            <text:p>Benorg's Truth +3</text:p>
          </table:table-cell>
          <table:table-cell office:value-type="string" calcext:value-type="string">
            <text:p>Battle Axe +1</text:p>
          </table:table-cell>
          <table:table-cell office:value-type="float" office:value="50" calcext:value-type="float">
            <text:p>50</text:p>
          </table:table-cell>
          <table:table-cell office:value-type="string" calcext:value-type="string">
            <text:p>Axes</text:p>
          </table:table-cell>
          <table:table-cell table:style-name="ce21" office:value-type="string" calcext:value-type="string">
            <text:p>cdunq54</text:p>
          </table:table-cell>
          <table:table-cell table:number-columns-repeated="1001"/>
        </table:table-row>
        <table:table-row table:style-name="ro1">
          <table:table-cell table:style-name="ce8" office:value-type="string" calcext:value-type="string">
            <text:p>cduni58</text:p>
          </table:table-cell>
          <table:table-cell table:style-name="ce6" office:value-type="string" calcext:value-type="string">
            <text:p>iax1h02</text:p>
          </table:table-cell>
          <table:table-cell office:value-type="string" calcext:value-type="string">
            <text:p>u1hax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 calcext:value-type="float">
            <text:p>5</text:p>
          </table:table-cell>
          <table:table-cell office:value-type="float" office:value="65" calcext:value-type="float">
            <text:p>65</text:p>
          </table:table-cell>
          <table:table-cell office:value-type="float" office:value="64" calcext:value-type="float">
            <text:p>64</text:p>
          </table:table-cell>
          <table:table-cell table:number-columns-repeated="7" office:value-type="string" calcext:value-type="string">
            <text:p>null</text:p>
          </table:table-cell>
          <table:table-cell office:value-type="string" calcext:value-type="string">
            <text:p>Charged Battle Axe +2</text:p>
          </table:table-cell>
          <table:table-cell office:value-type="string" calcext:value-type="string">
            <text:p>Battle Axe +1</text:p>
          </table:table-cell>
          <table:table-cell office:value-type="float" office:value="50" calcext:value-type="float">
            <text:p>50</text:p>
          </table:table-cell>
          <table:table-cell office:value-type="string" calcext:value-type="string">
            <text:p>Axes</text:p>
          </table:table-cell>
          <table:table-cell table:style-name="ce21" office:value-type="string" calcext:value-type="string">
            <text:p>cdunq50</text:p>
          </table:table-cell>
          <table:table-cell table:number-columns-repeated="1001"/>
        </table:table-row>
        <table:table-row table:style-name="ro1">
          <table:table-cell table:style-name="ce8" office:value-type="string" calcext:value-type="string">
            <text:p>cduni59</text:p>
          </table:table-cell>
          <table:table-cell table:style-name="ce6" office:value-type="string" calcext:value-type="string">
            <text:p>iax1h01</text:p>
          </table:table-cell>
          <table:table-cell office:value-type="string" calcext:value-type="string">
            <text:p>fkiller</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63" calcext:value-type="float">
            <text:p>63</text:p>
          </table:table-cell>
          <table:table-cell office:value-type="float" office:value="41" calcext:value-type="float">
            <text:p>41</text:p>
          </table:table-cell>
          <table:table-cell table:number-columns-repeated="7" office:value-type="string" calcext:value-type="string">
            <text:p>null</text:p>
          </table:table-cell>
          <table:table-cell office:value-type="string" calcext:value-type="string">
            <text:p>Faith Killer +2</text:p>
          </table:table-cell>
          <table:table-cell office:value-type="string" calcext:value-type="string">
            <text:p>Battle Axe</text:p>
          </table:table-cell>
          <table:table-cell office:value-type="float" office:value="50" calcext:value-type="float">
            <text:p>50</text:p>
          </table:table-cell>
          <table:table-cell office:value-type="string" calcext:value-type="string">
            <text:p>Axes</text:p>
          </table:table-cell>
          <table:table-cell table:style-name="ce21" office:value-type="string" calcext:value-type="string">
            <text:p>cdunq11</text:p>
          </table:table-cell>
          <table:table-cell table:number-columns-repeated="1001"/>
        </table:table-row>
        <table:table-row table:style-name="ro1">
          <table:table-cell table:style-name="ce8" office:value-type="string" calcext:value-type="string">
            <text:p>cduni60</text:p>
          </table:table-cell>
          <table:table-cell table:style-name="ce6" office:value-type="string" calcext:value-type="string">
            <text:p>iax1h06</text:p>
          </table:table-cell>
          <table:table-cell office:value-type="string" calcext:value-type="string">
            <text:p>u1hax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87" calcext:value-type="float">
            <text:p>87</text:p>
          </table:table-cell>
          <table:table-cell office:value-type="float" office:value="65" calcext:value-type="float">
            <text:p>65</text:p>
          </table:table-cell>
          <table:table-cell table:number-columns-repeated="7" office:value-type="string" calcext:value-type="string">
            <text:p>null</text:p>
          </table:table-cell>
          <table:table-cell office:value-type="string" calcext:value-type="string">
            <text:p>Flawless Battle Axe</text:p>
          </table:table-cell>
          <table:table-cell office:value-type="string" calcext:value-type="string">
            <text:p>High Quality Battle Axe</text:p>
          </table:table-cell>
          <table:table-cell office:value-type="float" office:value="50" calcext:value-type="float">
            <text:p>50</text:p>
          </table:table-cell>
          <table:table-cell office:value-type="string" calcext:value-type="string">
            <text:p>Axes</text:p>
          </table:table-cell>
          <table:table-cell table:style-name="ce21" office:value-type="string" calcext:value-type="string">
            <text:p>cdunq49</text:p>
          </table:table-cell>
          <table:table-cell table:number-columns-repeated="1001"/>
        </table:table-row>
        <table:table-row table:style-name="ro1">
          <table:table-cell table:style-name="ce8" office:value-type="string" calcext:value-type="string">
            <text:p>cduni61</text:p>
          </table:table-cell>
          <table:table-cell table:style-name="ce6" office:value-type="string" calcext:value-type="string">
            <text:p>i2haxe</text:p>
          </table:table-cell>
          <table:table-cell office:value-type="string" calcext:value-type="string">
            <text:p>u2hax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14" calcext:value-type="float">
            <text:p>14</text:p>
          </table:table-cell>
          <table:table-cell office:value-type="float" office:value="63" calcext:value-type="float">
            <text:p>63</text:p>
          </table:table-cell>
          <table:table-cell table:number-columns-repeated="7" office:value-type="string" calcext:value-type="string">
            <text:p>null</text:p>
          </table:table-cell>
          <table:table-cell office:value-type="string" calcext:value-type="string">
            <text:p>Flawless Two-Handed Axe</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21" office:value-type="string" calcext:value-type="string">
            <text:p>cdunq60</text:p>
          </table:table-cell>
          <table:table-cell table:number-columns-repeated="1001"/>
        </table:table-row>
        <table:table-row table:style-name="ro1">
          <table:table-cell table:style-name="ce8" office:value-type="string" calcext:value-type="string">
            <text:p>cduni62</text:p>
          </table:table-cell>
          <table:table-cell table:style-name="ce6" office:value-type="string" calcext:value-type="string">
            <text:p>i2haxe</text:p>
          </table:table-cell>
          <table:table-cell office:value-type="string" calcext:value-type="string">
            <text:p>u2hax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3" calcext:value-type="float">
            <text:p>53</text:p>
          </table:table-cell>
          <table:table-cell office:value-type="float" office:value="41" calcext:value-type="float">
            <text:p>41</text:p>
          </table:table-cell>
          <table:table-cell office:value-type="float" office:value="49" calcext:value-type="float">
            <text:p>49</text:p>
          </table:table-cell>
          <table:table-cell table:number-columns-repeated="7" office:value-type="string" calcext:value-type="string">
            <text:p>null</text:p>
          </table:table-cell>
          <table:table-cell office:value-type="string" calcext:value-type="string">
            <text:p>Foe's Fate +4</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21" office:value-type="string" calcext:value-type="string">
            <text:p>cdunq66</text:p>
          </table:table-cell>
          <table:table-cell table:number-columns-repeated="1001"/>
        </table:table-row>
        <table:table-row table:style-name="ro1">
          <table:table-cell table:style-name="ce8" office:value-type="string" calcext:value-type="string">
            <text:p>cduni63</text:p>
          </table:table-cell>
          <table:table-cell table:style-name="ce6" office:value-type="string" calcext:value-type="string">
            <text:p>i2haxe</text:p>
          </table:table-cell>
          <table:table-cell office:value-type="string" calcext:value-type="string">
            <text:p>u2hax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3" calcext:value-type="float">
            <text:p>53</text:p>
          </table:table-cell>
          <table:table-cell office:value-type="float" office:value="41" calcext:value-type="float">
            <text:p>41</text:p>
          </table:table-cell>
          <table:table-cell office:value-type="float" office:value="52" calcext:value-type="float">
            <text:p>52</text:p>
          </table:table-cell>
          <table:table-cell table:number-columns-repeated="7" office:value-type="string" calcext:value-type="string">
            <text:p>null</text:p>
          </table:table-cell>
          <table:table-cell office:value-type="string" calcext:value-type="string">
            <text:p>Infected Two-Handed Axe +2</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21" office:value-type="string" calcext:value-type="string">
            <text:p>cdunq62</text:p>
          </table:table-cell>
          <table:table-cell table:number-columns-repeated="1001"/>
        </table:table-row>
        <table:table-row table:style-name="ro1">
          <table:table-cell table:style-name="ce8" office:value-type="string" calcext:value-type="string">
            <text:p>cduni64</text:p>
          </table:table-cell>
          <table:table-cell table:style-name="ce6" office:value-type="string" calcext:value-type="string">
            <text:p>iax1h02</text:p>
          </table:table-cell>
          <table:table-cell office:value-type="string" calcext:value-type="string">
            <text:p>u1hax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2" calcext:value-type="float">
            <text:p>52</text:p>
          </table:table-cell>
          <table:table-cell office:value-type="float" office:value="65" calcext:value-type="float">
            <text:p>65</text:p>
          </table:table-cell>
          <table:table-cell office:value-type="float" office:value="2" calcext:value-type="float">
            <text:p>2</text:p>
          </table:table-cell>
          <table:table-cell table:number-columns-repeated="7" office:value-type="string" calcext:value-type="string">
            <text:p>null</text:p>
          </table:table-cell>
          <table:table-cell office:value-type="string" calcext:value-type="string">
            <text:p>Poisonous Battle Axe +2</text:p>
          </table:table-cell>
          <table:table-cell office:value-type="string" calcext:value-type="string">
            <text:p>Battle Axe +1</text:p>
          </table:table-cell>
          <table:table-cell office:value-type="float" office:value="50" calcext:value-type="float">
            <text:p>50</text:p>
          </table:table-cell>
          <table:table-cell office:value-type="string" calcext:value-type="string">
            <text:p>Axes</text:p>
          </table:table-cell>
          <table:table-cell table:style-name="ce21" office:value-type="string" calcext:value-type="string">
            <text:p>cdunq51</text:p>
          </table:table-cell>
          <table:table-cell table:number-columns-repeated="1001"/>
        </table:table-row>
        <table:table-row table:style-name="ro1">
          <table:table-cell table:style-name="ce8" office:value-type="string" calcext:value-type="string">
            <text:p>cduni65</text:p>
          </table:table-cell>
          <table:table-cell table:style-name="ce6" office:value-type="string" calcext:value-type="string">
            <text:p>i2haxe</text:p>
          </table:table-cell>
          <table:table-cell office:value-type="string" calcext:value-type="string">
            <text:p>u2hax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 calcext:value-type="float">
            <text:p>2</text:p>
          </table:table-cell>
          <table:table-cell office:value-type="float" office:value="64" calcext:value-type="float">
            <text:p>64</text:p>
          </table:table-cell>
          <table:table-cell office:value-type="float" office:value="1" calcext:value-type="float">
            <text:p>1</text:p>
          </table:table-cell>
          <table:table-cell table:number-columns-repeated="7" office:value-type="string" calcext:value-type="string">
            <text:p>null</text:p>
          </table:table-cell>
          <table:table-cell office:value-type="string" calcext:value-type="string">
            <text:p>Two-Handed Axe +2: Life Giver</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21" office:value-type="string" calcext:value-type="string">
            <text:p>cdunq63</text:p>
          </table:table-cell>
          <table:table-cell table:number-columns-repeated="1001"/>
        </table:table-row>
        <table:table-row table:style-name="ro1">
          <table:table-cell table:style-name="ce8" office:value-type="string" calcext:value-type="string">
            <text:p>cduni66</text:p>
          </table:table-cell>
          <table:table-cell table:style-name="ce6" office:value-type="string" calcext:value-type="string">
            <text:p>i2haxe</text:p>
          </table:table-cell>
          <table:table-cell office:value-type="string" calcext:value-type="string">
            <text:p>u2hax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5" calcext:value-type="float">
            <text:p>45</text:p>
          </table:table-cell>
          <table:table-cell office:value-type="float" office:value="43" calcext:value-type="float">
            <text:p>43</text:p>
          </table:table-cell>
          <table:table-cell office:value-type="float" office:value="44" calcext:value-type="float">
            <text:p>44</text:p>
          </table:table-cell>
          <table:table-cell table:number-columns-repeated="7" office:value-type="string" calcext:value-type="string">
            <text:p>null</text:p>
          </table:table-cell>
          <table:table-cell office:value-type="string" calcext:value-type="string">
            <text:p>Two-Handed Axe of Greater Phasing +2</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21" office:value-type="string" calcext:value-type="string">
            <text:p>cdunq64</text:p>
          </table:table-cell>
          <table:table-cell table:number-columns-repeated="1001"/>
        </table:table-row>
        <table:table-row table:style-name="ro1">
          <table:table-cell table:style-name="ce8" office:value-type="string" calcext:value-type="string">
            <text:p>cduni67</text:p>
          </table:table-cell>
          <table:table-cell table:style-name="ce6" office:value-type="string" calcext:value-type="string">
            <text:p>i2haxe</text:p>
          </table:table-cell>
          <table:table-cell office:value-type="string" calcext:value-type="string">
            <text:p>u2hax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8" calcext:value-type="float">
            <text:p>58</text:p>
          </table:table-cell>
          <table:table-cell office:value-type="float" office:value="41" calcext:value-type="float">
            <text:p>41</text:p>
          </table:table-cell>
          <table:table-cell office:value-type="float" office:value="57" calcext:value-type="float">
            <text:p>57</text:p>
          </table:table-cell>
          <table:table-cell table:number-columns-repeated="7" office:value-type="string" calcext:value-type="string">
            <text:p>null</text:p>
          </table:table-cell>
          <table:table-cell office:value-type="string" calcext:value-type="string">
            <text:p>Two-Handed Axe of Resistance +3</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22" office:value-type="string" calcext:value-type="string">
            <text:p>cdunq65</text:p>
          </table:table-cell>
          <table:table-cell table:number-columns-repeated="1001"/>
        </table:table-row>
        <table:table-row table:style-name="ro1">
          <table:table-cell table:style-name="ce8" office:value-type="string" calcext:value-type="string">
            <text:p>cduni68</text:p>
          </table:table-cell>
          <table:table-cell table:style-name="ce6" office:value-type="string" calcext:value-type="string">
            <text:p>i2haxe</text:p>
          </table:table-cell>
          <table:table-cell office:value-type="string" calcext:value-type="string">
            <text:p>u2hax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7" calcext:value-type="float">
            <text:p>47</text:p>
          </table:table-cell>
          <table:table-cell office:value-type="float" office:value="65" calcext:value-type="float">
            <text:p>65</text:p>
          </table:table-cell>
          <table:table-cell office:value-type="float" office:value="45" calcext:value-type="float">
            <text:p>45</text:p>
          </table:table-cell>
          <table:table-cell table:number-columns-repeated="7" office:value-type="string" calcext:value-type="string">
            <text:p>null</text:p>
          </table:table-cell>
          <table:table-cell office:value-type="string" calcext:value-type="string">
            <text:p>Two-Handed Fire Axe +1</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21" office:value-type="string" calcext:value-type="string">
            <text:p>cdunq61</text:p>
          </table:table-cell>
          <table:table-cell table:number-columns-repeated="1001"/>
        </table:table-row>
        <table:table-row table:style-name="ro1">
          <table:table-cell table:style-name="ce8" office:value-type="string" calcext:value-type="string">
            <text:p>cduni69</text:p>
          </table:table-cell>
          <table:table-cell table:style-name="ce6" office:value-type="string" calcext:value-type="string">
            <text:p>isw1h02</text:p>
          </table:table-cell>
          <table:table-cell office:value-type="string" calcext:value-type="string">
            <text:p>ubswd4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7" calcext:value-type="float">
            <text:p>47</text:p>
          </table:table-cell>
          <table:table-cell office:value-type="float" office:value="39" calcext:value-type="float">
            <text:p>39</text:p>
          </table:table-cell>
          <table:table-cell office:value-type="float" office:value="48" calcext:value-type="float">
            <text:p>48</text:p>
          </table:table-cell>
          <table:table-cell table:number-columns-repeated="7" office:value-type="string" calcext:value-type="string">
            <text:p>null</text:p>
          </table:table-cell>
          <table:table-cell office:value-type="string" calcext:value-type="string">
            <text:p>Bastard Sword +2: Conflagration</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21" office:value-type="string" calcext:value-type="string">
            <text:p>cdunq79</text:p>
          </table:table-cell>
          <table:table-cell table:number-columns-repeated="1001"/>
        </table:table-row>
        <table:table-row table:style-name="ro1">
          <table:table-cell table:style-name="ce8" office:value-type="string" calcext:value-type="string">
            <text:p>cduni70</text:p>
          </table:table-cell>
          <table:table-cell table:style-name="ce6" office:value-type="string" calcext:value-type="string">
            <text:p>isw1h02</text:p>
          </table:table-cell>
          <table:table-cell office:value-type="string" calcext:value-type="string">
            <text:p>ubswd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 calcext:value-type="float">
            <text:p>2</text:p>
          </table:table-cell>
          <table:table-cell office:value-type="float" office:value="1" calcext:value-type="float">
            <text:p>1</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Bastard Sword +2: Life Giver</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21" office:value-type="string" calcext:value-type="string">
            <text:p>cdunq75</text:p>
          </table:table-cell>
          <table:table-cell table:number-columns-repeated="1001"/>
        </table:table-row>
        <table:table-row table:style-name="ro1">
          <table:table-cell table:style-name="ce8" office:value-type="string" calcext:value-type="string">
            <text:p>cduni71</text:p>
          </table:table-cell>
          <table:table-cell table:style-name="ce6" office:value-type="string" calcext:value-type="string">
            <text:p>isw1h02</text:p>
          </table:table-cell>
          <table:table-cell office:value-type="string" calcext:value-type="string">
            <text:p>ubswd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8" calcext:value-type="float">
            <text:p>68</text:p>
          </table:table-cell>
          <table:table-cell office:value-type="float" office:value="41" calcext:value-type="float">
            <text:p>41</text:p>
          </table:table-cell>
          <table:table-cell office:value-type="float" office:value="57" calcext:value-type="float">
            <text:p>57</text:p>
          </table:table-cell>
          <table:table-cell table:number-columns-repeated="7" office:value-type="string" calcext:value-type="string">
            <text:p>null</text:p>
          </table:table-cell>
          <table:table-cell office:value-type="string" calcext:value-type="string">
            <text:p>Bastard Sword +3: Defender</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21" office:value-type="string" calcext:value-type="string">
            <text:p>cdunq77</text:p>
          </table:table-cell>
          <table:table-cell table:number-columns-repeated="1001"/>
        </table:table-row>
        <table:table-row table:style-name="ro1">
          <table:table-cell table:style-name="ce8" office:value-type="string" calcext:value-type="string">
            <text:p>cduni72</text:p>
          </table:table-cell>
          <table:table-cell table:style-name="ce6" office:value-type="string" calcext:value-type="string">
            <text:p>isw1h02</text:p>
          </table:table-cell>
          <table:table-cell office:value-type="string" calcext:value-type="string">
            <text:p>ubswd5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 calcext:value-type="float">
            <text:p>1</text:p>
          </table:table-cell>
          <table:table-cell office:value-type="float" office:value="65" calcext:value-type="float">
            <text:p>65</text:p>
          </table:table-cell>
          <table:table-cell office:value-type="float" office:value="80" calcext:value-type="float">
            <text:p>80</text:p>
          </table:table-cell>
          <table:table-cell table:number-columns-repeated="7" office:value-type="string" calcext:value-type="string">
            <text:p>null</text:p>
          </table:table-cell>
          <table:table-cell office:value-type="string" calcext:value-type="string">
            <text:p>Bastard Sword +3: Incinerator</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21" office:value-type="string" calcext:value-type="string">
            <text:p>cdunq81</text:p>
          </table:table-cell>
          <table:table-cell table:number-columns-repeated="1001"/>
        </table:table-row>
        <table:table-row table:style-name="ro1">
          <table:table-cell table:style-name="ce8" office:value-type="string" calcext:value-type="string">
            <text:p>cduni73</text:p>
          </table:table-cell>
          <table:table-cell table:style-name="ce6" office:value-type="string" calcext:value-type="string">
            <text:p>isw1h02</text:p>
          </table:table-cell>
          <table:table-cell office:value-type="string" calcext:value-type="string">
            <text:p>ubswd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6" calcext:value-type="float">
            <text:p>86</text:p>
          </table:table-cell>
          <table:table-cell office:value-type="float" office:value="66" calcext:value-type="float">
            <text:p>66</text:p>
          </table:table-cell>
          <table:table-cell office:value-type="float" office:value="65" calcext:value-type="float">
            <text:p>65</text:p>
          </table:table-cell>
          <table:table-cell table:number-columns-repeated="7" office:value-type="string" calcext:value-type="string">
            <text:p>null</text:p>
          </table:table-cell>
          <table:table-cell office:value-type="string" calcext:value-type="string">
            <text:p>Bastard Sword of Action +1</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21" office:value-type="string" calcext:value-type="string">
            <text:p>cdunq76</text:p>
          </table:table-cell>
          <table:table-cell table:number-columns-repeated="1001"/>
        </table:table-row>
        <table:table-row table:style-name="ro1">
          <table:table-cell table:style-name="ce8" office:value-type="string" calcext:value-type="string">
            <text:p>cduni74</text:p>
          </table:table-cell>
          <table:table-cell table:style-name="ce6" office:value-type="string" calcext:value-type="string">
            <text:p>isw1h02</text:p>
          </table:table-cell>
          <table:table-cell office:value-type="string" calcext:value-type="string">
            <text:p>ubswd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1" calcext:value-type="float">
            <text:p>71</text:p>
          </table:table-cell>
          <table:table-cell office:value-type="float" office:value="60" calcext:value-type="float">
            <text:p>60</text:p>
          </table:table-cell>
          <table:table-cell office:value-type="float" office:value="14" calcext:value-type="float">
            <text:p>14</text:p>
          </table:table-cell>
          <table:table-cell table:number-columns-repeated="7" office:value-type="string" calcext:value-type="string">
            <text:p>null</text:p>
          </table:table-cell>
          <table:table-cell office:value-type="string" calcext:value-type="string">
            <text:p>Bastard Sword of Greater Phasing +3</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21" office:value-type="string" calcext:value-type="string">
            <text:p>cdunq78</text:p>
          </table:table-cell>
          <table:table-cell table:number-columns-repeated="1001"/>
        </table:table-row>
        <table:table-row table:style-name="ro1">
          <table:table-cell table:style-name="ce8" office:value-type="string" calcext:value-type="string">
            <text:p>cduni75</text:p>
          </table:table-cell>
          <table:table-cell table:style-name="ce6" office:value-type="string" calcext:value-type="string">
            <text:p>isw1h02</text:p>
          </table:table-cell>
          <table:table-cell office:value-type="string" calcext:value-type="string">
            <text:p>ubswd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3" calcext:value-type="float">
            <text:p>53</text:p>
          </table:table-cell>
          <table:table-cell office:value-type="float" office:value="41" calcext:value-type="float">
            <text:p>41</text:p>
          </table:table-cell>
          <table:table-cell office:value-type="float" office:value="63" calcext:value-type="float">
            <text:p>63</text:p>
          </table:table-cell>
          <table:table-cell table:number-columns-repeated="7" office:value-type="string" calcext:value-type="string">
            <text:p>null</text:p>
          </table:table-cell>
          <table:table-cell office:value-type="string" calcext:value-type="string">
            <text:p>Cancerous Bastard Sword +4</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21" office:value-type="string" calcext:value-type="string">
            <text:p>cdunq80</text:p>
          </table:table-cell>
          <table:table-cell table:number-columns-repeated="1001"/>
        </table:table-row>
        <table:table-row table:style-name="ro1">
          <table:table-cell table:style-name="ce8" office:value-type="string" calcext:value-type="string">
            <text:p>cduni76</text:p>
          </table:table-cell>
          <table:table-cell table:style-name="ce6" office:value-type="string" calcext:value-type="string">
            <text:p>isw1h28</text:p>
          </table:table-cell>
          <table:table-cell office:value-type="string" calcext:value-type="string">
            <text:p>ubswd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4" calcext:value-type="float">
            <text:p>54</text:p>
          </table:table-cell>
          <table:table-cell office:value-type="float" office:value="66" calcext:value-type="float">
            <text:p>66</text:p>
          </table:table-cell>
          <table:table-cell office:value-type="float" office:value="54" calcext:value-type="float">
            <text:p>54</text:p>
          </table:table-cell>
          <table:table-cell table:number-columns-repeated="7" office:value-type="string" calcext:value-type="string">
            <text:p>null</text:p>
          </table:table-cell>
          <table:table-cell office:value-type="string" calcext:value-type="string">
            <text:p>Fang</text:p>
          </table:table-cell>
          <table:table-cell office:value-type="string" calcext:value-type="string">
            <text:p>High Quality Bastard Sword</text:p>
          </table:table-cell>
          <table:table-cell office:value-type="float" office:value="60" calcext:value-type="float">
            <text:p>60</text:p>
          </table:table-cell>
          <table:table-cell office:value-type="string" calcext:value-type="string">
            <text:p>Bastard Swords</text:p>
          </table:table-cell>
          <table:table-cell table:style-name="ce21" office:value-type="string" calcext:value-type="string">
            <text:p>cdunq72</text:p>
          </table:table-cell>
          <table:table-cell table:number-columns-repeated="1001"/>
        </table:table-row>
        <table:table-row table:style-name="ro1">
          <table:table-cell table:style-name="ce8" office:value-type="string" calcext:value-type="string">
            <text:p>cduni77</text:p>
          </table:table-cell>
          <table:table-cell table:style-name="ce6" office:value-type="string" calcext:value-type="string">
            <text:p>isw1h02</text:p>
          </table:table-cell>
          <table:table-cell office:value-type="string" calcext:value-type="string">
            <text:p>ubswd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47" calcext:value-type="float">
            <text:p>47</text:p>
          </table:table-cell>
          <table:table-cell office:value-type="float" office:value="70" calcext:value-type="float">
            <text:p>70</text:p>
          </table:table-cell>
          <table:table-cell table:number-columns-repeated="7" office:value-type="string" calcext:value-type="string">
            <text:p>null</text:p>
          </table:table-cell>
          <table:table-cell office:value-type="string" calcext:value-type="string">
            <text:p>Flaming Bastard Sword +1</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21" office:value-type="string" calcext:value-type="string">
            <text:p>cdunq74</text:p>
          </table:table-cell>
          <table:table-cell table:number-columns-repeated="1001"/>
        </table:table-row>
        <table:table-row table:style-name="ro1">
          <table:table-cell table:style-name="ce8" office:value-type="string" calcext:value-type="string">
            <text:p>cduni78</text:p>
          </table:table-cell>
          <table:table-cell table:style-name="ce6" office:value-type="string" calcext:value-type="string">
            <text:p>isw1h02</text:p>
          </table:table-cell>
          <table:table-cell office:value-type="string" calcext:value-type="string">
            <text:p>ubswd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9" calcext:value-type="float">
            <text:p>59</text:p>
          </table:table-cell>
          <table:table-cell office:value-type="float" office:value="60" calcext:value-type="float">
            <text:p>60</text:p>
          </table:table-cell>
          <table:table-cell office:value-type="float" office:value="72" calcext:value-type="float">
            <text:p>72</text:p>
          </table:table-cell>
          <table:table-cell table:number-columns-repeated="7" office:value-type="string" calcext:value-type="string">
            <text:p>null</text:p>
          </table:table-cell>
          <table:table-cell office:value-type="string" calcext:value-type="string">
            <text:p>Phasing Bastard Sword +1</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21" office:value-type="string" calcext:value-type="string">
            <text:p>cdunq73</text:p>
          </table:table-cell>
          <table:table-cell table:number-columns-repeated="1001"/>
        </table:table-row>
        <table:table-row table:style-name="ro1">
          <table:table-cell table:style-name="ce8" office:value-type="string" calcext:value-type="string">
            <text:p>cduni79</text:p>
          </table:table-cell>
          <table:table-cell table:style-name="ce6" office:value-type="string" calcext:value-type="string">
            <text:p>idagg02</text:p>
          </table:table-cell>
          <table:table-cell office:value-type="string" calcext:value-type="string">
            <text:p>udagg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 calcext:value-type="float">
            <text:p>4</text:p>
          </table:table-cell>
          <table:table-cell office:value-type="float" office:value="55" calcext:value-type="float">
            <text:p>55</text:p>
          </table:table-cell>
          <table:table-cell table:number-columns-repeated="7" office:value-type="string" calcext:value-type="string">
            <text:p>null</text:p>
          </table:table-cell>
          <table:table-cell office:value-type="string" calcext:value-type="string">
            <text:p>Chaos Dagger +3</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21" office:value-type="string" calcext:value-type="string">
            <text:p>cdunq90</text:p>
          </table:table-cell>
          <table:table-cell table:number-columns-repeated="1001"/>
        </table:table-row>
        <table:table-row table:style-name="ro1">
          <table:table-cell table:style-name="ce8" office:value-type="string" calcext:value-type="string">
            <text:p>cduni81</text:p>
          </table:table-cell>
          <table:table-cell table:style-name="ce6" office:value-type="string" calcext:value-type="string">
            <text:p>idagg02</text:p>
          </table:table-cell>
          <table:table-cell office:value-type="string" calcext:value-type="string">
            <text:p>udagg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7" calcext:value-type="float">
            <text:p>47</text:p>
          </table:table-cell>
          <table:table-cell office:value-type="float" office:value="33" calcext:value-type="float">
            <text:p>33</text:p>
          </table:table-cell>
          <table:table-cell table:number-columns-repeated="7" office:value-type="string" calcext:value-type="string">
            <text:p>null</text:p>
          </table:table-cell>
          <table:table-cell office:value-type="string" calcext:value-type="string">
            <text:p>Fire Dagger +1</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21" office:value-type="string" calcext:value-type="string">
            <text:p>cdunq83</text:p>
          </table:table-cell>
          <table:table-cell table:number-columns-repeated="1001"/>
        </table:table-row>
        <table:table-row table:style-name="ro1">
          <table:table-cell table:style-name="ce8" office:value-type="string" calcext:value-type="string">
            <text:p>cduni82</text:p>
          </table:table-cell>
          <table:table-cell table:style-name="ce6" office:value-type="string" calcext:value-type="string">
            <text:p>idagg02</text:p>
          </table:table-cell>
          <table:table-cell office:value-type="string" calcext:value-type="string">
            <text:p>udagg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7" calcext:value-type="float">
            <text:p>47</text:p>
          </table:table-cell>
          <table:table-cell office:value-type="float" office:value="33" calcext:value-type="float">
            <text:p>33</text:p>
          </table:table-cell>
          <table:table-cell table:number-columns-repeated="7" office:value-type="string" calcext:value-type="string">
            <text:p>null</text:p>
          </table:table-cell>
          <table:table-cell office:value-type="string" calcext:value-type="string">
            <text:p>Fire Dagger +2</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21" office:value-type="string" calcext:value-type="string">
            <text:p>cdunq87</text:p>
          </table:table-cell>
          <table:table-cell table:number-columns-repeated="1001"/>
        </table:table-row>
        <table:table-row table:style-name="ro1">
          <table:table-cell table:style-name="ce8" office:value-type="string" calcext:value-type="string">
            <text:p>cduni83</text:p>
          </table:table-cell>
          <table:table-cell table:style-name="ce6" office:value-type="string" calcext:value-type="string">
            <text:p>idagg02</text:p>
          </table:table-cell>
          <table:table-cell office:value-type="string" calcext:value-type="string">
            <text:p>udagg3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63" calcext:value-type="float">
            <text:p>63</text:p>
          </table:table-cell>
          <table:table-cell office:value-type="float" office:value="67" calcext:value-type="float">
            <text:p>67</text:p>
          </table:table-cell>
          <table:table-cell table:number-columns-repeated="7" office:value-type="string" calcext:value-type="string">
            <text:p>null</text:p>
          </table:table-cell>
          <table:table-cell office:value-type="string" calcext:value-type="string">
            <text:p>Life Dagger +2</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21" office:value-type="string" calcext:value-type="string">
            <text:p>cdunq89</text:p>
          </table:table-cell>
          <table:table-cell table:number-columns-repeated="1001"/>
        </table:table-row>
        <table:table-row table:style-name="ro1">
          <table:table-cell table:style-name="ce8" office:value-type="string" calcext:value-type="string">
            <text:p>cduni84</text:p>
          </table:table-cell>
          <table:table-cell table:style-name="ce6" office:value-type="string" calcext:value-type="string">
            <text:p>idagg02</text:p>
          </table:table-cell>
          <table:table-cell office:value-type="string" calcext:value-type="string">
            <text:p>udagg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1" calcext:value-type="float">
            <text:p>1</text:p>
          </table:table-cell>
          <table:table-cell office:value-type="float" office:value="44" calcext:value-type="float">
            <text:p>44</text:p>
          </table:table-cell>
          <table:table-cell table:number-columns-repeated="7" office:value-type="string" calcext:value-type="string">
            <text:p>null</text:p>
          </table:table-cell>
          <table:table-cell office:value-type="string" calcext:value-type="string">
            <text:p>Mage Dagger +1</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21" office:value-type="string" calcext:value-type="string">
            <text:p>cdunq86</text:p>
          </table:table-cell>
          <table:table-cell table:number-columns-repeated="1001"/>
        </table:table-row>
        <table:table-row table:style-name="ro1">
          <table:table-cell table:style-name="ce8" office:value-type="string" calcext:value-type="string">
            <text:p>cduni85</text:p>
          </table:table-cell>
          <table:table-cell table:style-name="ce6" office:value-type="string" calcext:value-type="string">
            <text:p>idagg02</text:p>
          </table:table-cell>
          <table:table-cell office:value-type="string" calcext:value-type="string">
            <text:p>udagg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1" calcext:value-type="float">
            <text:p>1</text:p>
          </table:table-cell>
          <table:table-cell office:value-type="float" office:value="44" calcext:value-type="float">
            <text:p>44</text:p>
          </table:table-cell>
          <table:table-cell table:number-columns-repeated="7" office:value-type="string" calcext:value-type="string">
            <text:p>null</text:p>
          </table:table-cell>
          <table:table-cell office:value-type="string" calcext:value-type="string">
            <text:p>Mage Dagger +2</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21" office:value-type="string" calcext:value-type="string">
            <text:p>cdunq88</text:p>
          </table:table-cell>
          <table:table-cell table:number-columns-repeated="1001"/>
        </table:table-row>
        <table:table-row table:style-name="ro1">
          <table:table-cell table:style-name="ce8" office:value-type="string" calcext:value-type="string">
            <text:p>cduni86</text:p>
          </table:table-cell>
          <table:table-cell table:style-name="ce6" office:value-type="string" calcext:value-type="string">
            <text:p>idagg02</text:p>
          </table:table-cell>
          <table:table-cell office:value-type="string" calcext:value-type="string">
            <text:p>udagg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1" calcext:value-type="float">
            <text:p>1</text:p>
          </table:table-cell>
          <table:table-cell office:value-type="float" office:value="44" calcext:value-type="float">
            <text:p>44</text:p>
          </table:table-cell>
          <table:table-cell table:number-columns-repeated="7" office:value-type="string" calcext:value-type="string">
            <text:p>null</text:p>
          </table:table-cell>
          <table:table-cell office:value-type="string" calcext:value-type="string">
            <text:p>Mage Dagger +3</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21" office:value-type="string" calcext:value-type="string">
            <text:p>cdunq91</text:p>
          </table:table-cell>
          <table:table-cell table:number-columns-repeated="1001"/>
        </table:table-row>
        <table:table-row table:style-name="ro1">
          <table:table-cell table:style-name="ce8" office:value-type="string" calcext:value-type="string">
            <text:p>cduni87</text:p>
          </table:table-cell>
          <table:table-cell table:style-name="ce6" office:value-type="string" calcext:value-type="string">
            <text:p>idagg03</text:p>
          </table:table-cell>
          <table:table-cell office:value-type="string" calcext:value-type="string">
            <text:p>udagg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1" calcext:value-type="float">
            <text:p>1</text:p>
          </table:table-cell>
          <table:table-cell office:value-type="float" office:value="44" calcext:value-type="float">
            <text:p>44</text:p>
          </table:table-cell>
          <table:table-cell table:number-columns-repeated="7" office:value-type="string" calcext:value-type="string">
            <text:p>null</text:p>
          </table:table-cell>
          <table:table-cell office:value-type="string" calcext:value-type="string">
            <text:p>Mage Dagger +4</text:p>
          </table:table-cell>
          <table:table-cell office:value-type="string" calcext:value-type="string">
            <text:p>Dagger +2</text:p>
          </table:table-cell>
          <table:table-cell office:value-type="float" office:value="70" calcext:value-type="float">
            <text:p>70</text:p>
          </table:table-cell>
          <table:table-cell office:value-type="string" calcext:value-type="string">
            <text:p>Daggers</text:p>
          </table:table-cell>
          <table:table-cell table:style-name="ce21" office:value-type="string" calcext:value-type="string">
            <text:p>cdunq92</text:p>
          </table:table-cell>
          <table:table-cell table:number-columns-repeated="1001"/>
        </table:table-row>
        <table:table-row table:style-name="ro1">
          <table:table-cell table:style-name="ce8" office:value-type="string" calcext:value-type="string">
            <text:p>cduni88</text:p>
          </table:table-cell>
          <table:table-cell table:style-name="ce6" office:value-type="string" calcext:value-type="string">
            <text:p>idagg02</text:p>
          </table:table-cell>
          <table:table-cell office:value-type="string" calcext:value-type="string">
            <text:p>udagg1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48" calcext:value-type="float">
            <text:p>48</text:p>
          </table:table-cell>
          <table:table-cell office:value-type="float" office:value="82" calcext:value-type="float">
            <text:p>82</text:p>
          </table:table-cell>
          <table:table-cell table:number-columns-repeated="7" office:value-type="string" calcext:value-type="string">
            <text:p>null</text:p>
          </table:table-cell>
          <table:table-cell office:value-type="string" calcext:value-type="string">
            <text:p>Phase Dagger</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21" office:value-type="string" calcext:value-type="string">
            <text:p>cdunq84</text:p>
          </table:table-cell>
          <table:table-cell table:number-columns-repeated="1001"/>
        </table:table-row>
        <table:table-row table:style-name="ro1">
          <table:table-cell table:style-name="ce8" office:value-type="string" calcext:value-type="string">
            <text:p>cduni89</text:p>
          </table:table-cell>
          <table:table-cell table:style-name="ce6" office:value-type="string" calcext:value-type="string">
            <text:p>idagg01</text:p>
          </table:table-cell>
          <table:table-cell office:value-type="string" calcext:value-type="string">
            <text:p>presdag</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47" calcext:value-type="float">
            <text:p>47</text:p>
          </table:table-cell>
          <table:table-cell office:value-type="float" office:value="86" calcext:value-type="float">
            <text:p>86</text:p>
          </table:table-cell>
          <table:table-cell table:number-columns-repeated="7" office:value-type="string" calcext:value-type="string">
            <text:p>null</text:p>
          </table:table-cell>
          <table:table-cell office:value-type="string" calcext:value-type="string">
            <text:p>Presio's Dagger +2</text:p>
          </table:table-cell>
          <table:table-cell office:value-type="string" calcext:value-type="string">
            <text:p>Dagger</text:p>
          </table:table-cell>
          <table:table-cell office:value-type="float" office:value="70" calcext:value-type="float">
            <text:p>70</text:p>
          </table:table-cell>
          <table:table-cell office:value-type="string" calcext:value-type="string">
            <text:p>Daggers</text:p>
          </table:table-cell>
          <table:table-cell table:style-name="ce21" office:value-type="string" calcext:value-type="string">
            <text:p>cdunq34</text:p>
          </table:table-cell>
          <table:table-cell table:number-columns-repeated="1001"/>
        </table:table-row>
        <table:table-row table:style-name="ro1">
          <table:table-cell table:style-name="ce8" office:value-type="string" calcext:value-type="string">
            <text:p>cduni90</text:p>
          </table:table-cell>
          <table:table-cell table:style-name="ce6" office:value-type="string" calcext:value-type="string">
            <text:p>idagg02</text:p>
          </table:table-cell>
          <table:table-cell office:value-type="string" calcext:value-type="string">
            <text:p>udagg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51" calcext:value-type="float">
            <text:p>51</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Static Dagger +1</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21" office:value-type="string" calcext:value-type="string">
            <text:p>cdunq85</text:p>
          </table:table-cell>
          <table:table-cell table:number-columns-repeated="1001"/>
        </table:table-row>
        <table:table-row table:style-name="ro1">
          <table:table-cell table:style-name="ce8" office:value-type="string" calcext:value-type="string">
            <text:p>cduni91</text:p>
          </table:table-cell>
          <table:table-cell table:style-name="ce6" office:value-type="string" calcext:value-type="string">
            <text:p>iblun02</text:p>
          </table:table-cell>
          <table:table-cell office:value-type="string" calcext:value-type="string">
            <text:p>uflal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 calcext:value-type="float">
            <text:p>1</text:p>
          </table:table-cell>
          <table:table-cell office:value-type="float" office:value="64" calcext:value-type="float">
            <text:p>64</text:p>
          </table:table-cell>
          <table:table-cell office:value-type="float" office:value="1" calcext:value-type="float">
            <text:p>1</text:p>
          </table:table-cell>
          <table:table-cell table:number-columns-repeated="7" office:value-type="string" calcext:value-type="string">
            <text:p>null</text:p>
          </table:table-cell>
          <table:table-cell office:value-type="string" calcext:value-type="string">
            <text:p>Crooked Flail +1</text:p>
          </table:table-cell>
          <table:table-cell office:value-type="string" calcext:value-type="string">
            <text:p>Flail</text:p>
          </table:table-cell>
          <table:table-cell office:value-type="float" office:value="80" calcext:value-type="float">
            <text:p>80</text:p>
          </table:table-cell>
          <table:table-cell office:value-type="string" calcext:value-type="string">
            <text:p>Flails</text:p>
          </table:table-cell>
          <table:table-cell table:style-name="ce21" office:value-type="string" calcext:value-type="string">
            <text:p>cdunq99</text:p>
          </table:table-cell>
          <table:table-cell table:number-columns-repeated="1001"/>
        </table:table-row>
        <table:table-row table:style-name="ro1">
          <table:table-cell table:style-name="ce8" office:value-type="string" calcext:value-type="string">
            <text:p>cduni92</text:p>
          </table:table-cell>
          <table:table-cell table:style-name="ce6" office:value-type="string" calcext:value-type="string">
            <text:p>iblun02</text:p>
          </table:table-cell>
          <table:table-cell office:value-type="string" calcext:value-type="string">
            <text:p>uflal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60" calcext:value-type="float">
            <text:p>60</text:p>
          </table:table-cell>
          <table:table-cell office:value-type="float" office:value="65" calcext:value-type="float">
            <text:p>65</text:p>
          </table:table-cell>
          <table:table-cell table:number-columns-repeated="7" office:value-type="string" calcext:value-type="string">
            <text:p>null</text:p>
          </table:table-cell>
          <table:table-cell office:value-type="string" calcext:value-type="string">
            <text:p>Fast Flail +2</text:p>
          </table:table-cell>
          <table:table-cell office:value-type="string" calcext:value-type="string">
            <text:p>Flail</text:p>
          </table:table-cell>
          <table:table-cell office:value-type="float" office:value="80" calcext:value-type="float">
            <text:p>80</text:p>
          </table:table-cell>
          <table:table-cell office:value-type="string" calcext:value-type="string">
            <text:p>Flails</text:p>
          </table:table-cell>
          <table:table-cell table:style-name="ce21" office:value-type="string" calcext:value-type="string">
            <text:p>cdunq101</text:p>
          </table:table-cell>
          <table:table-cell table:number-columns-repeated="1001"/>
        </table:table-row>
        <table:table-row table:style-name="ro1">
          <table:table-cell table:style-name="ce8" office:value-type="string" calcext:value-type="string">
            <text:p>cduni93</text:p>
          </table:table-cell>
          <table:table-cell table:style-name="ce6" office:value-type="string" calcext:value-type="string">
            <text:p>iblun02</text:p>
          </table:table-cell>
          <table:table-cell office:value-type="string" calcext:value-type="string">
            <text:p>uflal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64" calcext:value-type="float">
            <text:p>64</text:p>
          </table:table-cell>
          <table:table-cell office:value-type="float" office:value="46" calcext:value-type="float">
            <text:p>46</text:p>
          </table:table-cell>
          <table:table-cell table:number-columns-repeated="7" office:value-type="string" calcext:value-type="string">
            <text:p>null</text:p>
          </table:table-cell>
          <table:table-cell office:value-type="string" calcext:value-type="string">
            <text:p>Fire Flail +3</text:p>
          </table:table-cell>
          <table:table-cell office:value-type="string" calcext:value-type="string">
            <text:p>Flail</text:p>
          </table:table-cell>
          <table:table-cell office:value-type="float" office:value="80" calcext:value-type="float">
            <text:p>80</text:p>
          </table:table-cell>
          <table:table-cell office:value-type="string" calcext:value-type="string">
            <text:p>Flails</text:p>
          </table:table-cell>
          <table:table-cell table:style-name="ce21" office:value-type="string" calcext:value-type="string">
            <text:p>cdunq102</text:p>
          </table:table-cell>
          <table:table-cell table:number-columns-repeated="1001"/>
        </table:table-row>
        <table:table-row table:style-name="ro1">
          <table:table-cell table:style-name="ce8" office:value-type="string" calcext:value-type="string">
            <text:p>cduni94</text:p>
          </table:table-cell>
          <table:table-cell table:style-name="ce6" office:value-type="string" calcext:value-type="string">
            <text:p>iblun02</text:p>
          </table:table-cell>
          <table:table-cell office:value-type="string" calcext:value-type="string">
            <text:p>uflal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9" calcext:value-type="float">
            <text:p>69</text:p>
          </table:table-cell>
          <table:table-cell office:value-type="float" office:value="63" calcext:value-type="float">
            <text:p>63</text:p>
          </table:table-cell>
          <table:table-cell office:value-type="float" office:value="69" calcext:value-type="float">
            <text:p>69</text:p>
          </table:table-cell>
          <table:table-cell table:number-columns-repeated="7" office:value-type="string" calcext:value-type="string">
            <text:p>null</text:p>
          </table:table-cell>
          <table:table-cell office:value-type="string" calcext:value-type="string">
            <text:p>Hammer Flail +2</text:p>
          </table:table-cell>
          <table:table-cell office:value-type="string" calcext:value-type="string">
            <text:p>Flail</text:p>
          </table:table-cell>
          <table:table-cell office:value-type="float" office:value="80" calcext:value-type="float">
            <text:p>80</text:p>
          </table:table-cell>
          <table:table-cell office:value-type="string" calcext:value-type="string">
            <text:p>Flails</text:p>
          </table:table-cell>
          <table:table-cell table:style-name="ce21" office:value-type="string" calcext:value-type="string">
            <text:p>cdunq100</text:p>
          </table:table-cell>
          <table:table-cell table:number-columns-repeated="1001"/>
        </table:table-row>
        <table:table-row table:style-name="ro1">
          <table:table-cell table:style-name="ce8" office:value-type="string" calcext:value-type="string">
            <text:p>cduni95</text:p>
          </table:table-cell>
          <table:table-cell table:style-name="ce6" office:value-type="string" calcext:value-type="string">
            <text:p>iblun02</text:p>
          </table:table-cell>
          <table:table-cell office:value-type="string" calcext:value-type="string">
            <text:p>uflal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65" calcext:value-type="float">
            <text:p>65</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Shocking Flail +4</text:p>
          </table:table-cell>
          <table:table-cell office:value-type="string" calcext:value-type="string">
            <text:p>Flail</text:p>
          </table:table-cell>
          <table:table-cell office:value-type="float" office:value="80" calcext:value-type="float">
            <text:p>80</text:p>
          </table:table-cell>
          <table:table-cell office:value-type="string" calcext:value-type="string">
            <text:p>Flails</text:p>
          </table:table-cell>
          <table:table-cell table:style-name="ce21" office:value-type="string" calcext:value-type="string">
            <text:p>cdunq103</text:p>
          </table:table-cell>
          <table:table-cell table:number-columns-repeated="1001"/>
        </table:table-row>
        <table:table-row table:style-name="ro1">
          <table:table-cell table:style-name="ce8" office:value-type="string" calcext:value-type="string">
            <text:p>cduni96</text:p>
          </table:table-cell>
          <table:table-cell table:style-name="ce6" office:value-type="string" calcext:value-type="string">
            <text:p>ihalb02</text:p>
          </table:table-cell>
          <table:table-cell office:value-type="string" calcext:value-type="string">
            <text:p>uhalb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40" calcext:value-type="float">
            <text:p>40</text:p>
          </table:table-cell>
          <table:table-cell office:value-type="float" office:value="57" calcext:value-type="float">
            <text:p>57</text:p>
          </table:table-cell>
          <table:table-cell table:number-columns-repeated="7" office:value-type="string" calcext:value-type="string">
            <text:p>null</text:p>
          </table:table-cell>
          <table:table-cell office:value-type="string" calcext:value-type="string">
            <text:p>Darig's Rest +2</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21" office:value-type="string" calcext:value-type="string">
            <text:p>cdunq109</text:p>
          </table:table-cell>
          <table:table-cell table:number-columns-repeated="1001"/>
        </table:table-row>
        <table:table-row table:style-name="ro1">
          <table:table-cell table:style-name="ce8" office:value-type="string" calcext:value-type="string">
            <text:p>cduni97</text:p>
          </table:table-cell>
          <table:table-cell table:style-name="ce6" office:value-type="string" calcext:value-type="string">
            <text:p>ihalb02</text:p>
          </table:table-cell>
          <table:table-cell office:value-type="string" calcext:value-type="string">
            <text:p>uhalb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4" calcext:value-type="float">
            <text:p>54</text:p>
          </table:table-cell>
          <table:table-cell office:value-type="float" office:value="41" calcext:value-type="float">
            <text:p>41</text:p>
          </table:table-cell>
          <table:table-cell office:value-type="float" office:value="52" calcext:value-type="float">
            <text:p>52</text:p>
          </table:table-cell>
          <table:table-cell table:number-columns-repeated="7" office:value-type="string" calcext:value-type="string">
            <text:p>null</text:p>
          </table:table-cell>
          <table:table-cell office:value-type="string" calcext:value-type="string">
            <text:p>Diseased Halberd +1</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21" office:value-type="string" calcext:value-type="string">
            <text:p>cdunq105</text:p>
          </table:table-cell>
          <table:table-cell table:number-columns-repeated="1001"/>
        </table:table-row>
        <table:table-row table:style-name="ro1">
          <table:table-cell table:style-name="ce8" office:value-type="string" calcext:value-type="string">
            <text:p>cduni98</text:p>
          </table:table-cell>
          <table:table-cell table:style-name="ce6" office:value-type="string" calcext:value-type="string">
            <text:p>ihalb02</text:p>
          </table:table-cell>
          <table:table-cell office:value-type="string" calcext:value-type="string">
            <text:p>uhalb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0" calcext:value-type="float">
            <text:p>60</text:p>
          </table:table-cell>
          <table:table-cell office:value-type="float" office:value="87" calcext:value-type="float">
            <text:p>87</text:p>
          </table:table-cell>
          <table:table-cell office:value-type="float" office:value="59" calcext:value-type="float">
            <text:p>59</text:p>
          </table:table-cell>
          <table:table-cell table:number-columns-repeated="7" office:value-type="string" calcext:value-type="string">
            <text:p>null</text:p>
          </table:table-cell>
          <table:table-cell office:value-type="string" calcext:value-type="string">
            <text:p>Doom Halberd +3</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21" office:value-type="string" calcext:value-type="string">
            <text:p>cdunq111</text:p>
          </table:table-cell>
          <table:table-cell table:number-columns-repeated="1001"/>
        </table:table-row>
        <table:table-row table:style-name="ro1">
          <table:table-cell table:style-name="ce8" office:value-type="string" calcext:value-type="string">
            <text:p>cduni99</text:p>
          </table:table-cell>
          <table:table-cell table:style-name="ce6" office:value-type="string" calcext:value-type="string">
            <text:p>ihalb04</text:p>
          </table:table-cell>
          <table:table-cell office:value-type="string" calcext:value-type="string">
            <text:p>uhalb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7" calcext:value-type="float">
            <text:p>57</text:p>
          </table:table-cell>
          <table:table-cell office:value-type="float" office:value="41" calcext:value-type="float">
            <text:p>41</text:p>
          </table:table-cell>
          <table:table-cell office:value-type="float" office:value="63" calcext:value-type="float">
            <text:p>63</text:p>
          </table:table-cell>
          <table:table-cell table:number-columns-repeated="7" office:value-type="string" calcext:value-type="string">
            <text:p>null</text:p>
          </table:table-cell>
          <table:table-cell office:value-type="string" calcext:value-type="string">
            <text:p>Finest Halberd</text:p>
          </table:table-cell>
          <table:table-cell office:value-type="string" calcext:value-type="string">
            <text:p>High Quality Halberd</text:p>
          </table:table-cell>
          <table:table-cell office:value-type="float" office:value="90" calcext:value-type="float">
            <text:p>90</text:p>
          </table:table-cell>
          <table:table-cell office:value-type="string" calcext:value-type="string">
            <text:p>Halberds</text:p>
          </table:table-cell>
          <table:table-cell table:style-name="ce21" office:value-type="string" calcext:value-type="string">
            <text:p>cdunq106</text:p>
          </table:table-cell>
          <table:table-cell table:number-columns-repeated="1001"/>
        </table:table-row>
        <table:table-row table:style-name="ro1">
          <table:table-cell table:style-name="ce8" office:value-type="string" calcext:value-type="string">
            <text:p>cduni100</text:p>
          </table:table-cell>
          <table:table-cell table:style-name="ce6" office:value-type="string" calcext:value-type="string">
            <text:p>ihalb04</text:p>
          </table:table-cell>
          <table:table-cell office:value-type="string" calcext:value-type="string">
            <text:p>uhalb2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40" calcext:value-type="float">
            <text:p>40</text:p>
          </table:table-cell>
          <table:table-cell office:value-type="float" office:value="64" calcext:value-type="float">
            <text:p>64</text:p>
          </table:table-cell>
          <table:table-cell table:number-columns-repeated="7" office:value-type="string" calcext:value-type="string">
            <text:p>null</text:p>
          </table:table-cell>
          <table:table-cell office:value-type="string" calcext:value-type="string">
            <text:p>Giant Halberd</text:p>
          </table:table-cell>
          <table:table-cell office:value-type="string" calcext:value-type="string">
            <text:p>High Quality Halberd</text:p>
          </table:table-cell>
          <table:table-cell office:value-type="float" office:value="90" calcext:value-type="float">
            <text:p>90</text:p>
          </table:table-cell>
          <table:table-cell office:value-type="string" calcext:value-type="string">
            <text:p>Halberds</text:p>
          </table:table-cell>
          <table:table-cell table:style-name="ce21" office:value-type="string" calcext:value-type="string">
            <text:p>cdunq107</text:p>
          </table:table-cell>
          <table:table-cell table:number-columns-repeated="1001"/>
        </table:table-row>
        <table:table-row table:style-name="ro1">
          <table:table-cell table:style-name="ce8" office:value-type="string" calcext:value-type="string">
            <text:p>cduni101</text:p>
          </table:table-cell>
          <table:table-cell table:style-name="ce6" office:value-type="string" calcext:value-type="string">
            <text:p>ihalb02</text:p>
          </table:table-cell>
          <table:table-cell office:value-type="string" calcext:value-type="string">
            <text:p>uhalb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8" calcext:value-type="float">
            <text:p>68</text:p>
          </table:table-cell>
          <table:table-cell office:value-type="float" office:value="4" calcext:value-type="float">
            <text:p>4</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Great Halberd +4</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21" office:value-type="string" calcext:value-type="string">
            <text:p>cdunq113</text:p>
          </table:table-cell>
          <table:table-cell table:number-columns-repeated="1001"/>
        </table:table-row>
        <table:table-row table:style-name="ro1">
          <table:table-cell table:style-name="ce8" office:value-type="string" calcext:value-type="string">
            <text:p>cduni102</text:p>
          </table:table-cell>
          <table:table-cell table:style-name="ce6" office:value-type="string" calcext:value-type="string">
            <text:p>ihalb02</text:p>
          </table:table-cell>
          <table:table-cell office:value-type="string" calcext:value-type="string">
            <text:p>uhalb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8" calcext:value-type="float">
            <text:p>58</text:p>
          </table:table-cell>
          <table:table-cell office:value-type="float" office:value="18" calcext:value-type="float">
            <text:p>18</text:p>
          </table:table-cell>
          <table:table-cell office:value-type="float" office:value="57" calcext:value-type="float">
            <text:p>57</text:p>
          </table:table-cell>
          <table:table-cell table:number-columns-repeated="7" office:value-type="string" calcext:value-type="string">
            <text:p>null</text:p>
          </table:table-cell>
          <table:table-cell office:value-type="string" calcext:value-type="string">
            <text:p>Halberd +1: Defender</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21" office:value-type="string" calcext:value-type="string">
            <text:p>cdunq108</text:p>
          </table:table-cell>
          <table:table-cell table:number-columns-repeated="1001"/>
        </table:table-row>
        <table:table-row table:style-name="ro1">
          <table:table-cell table:style-name="ce8" office:value-type="string" calcext:value-type="string">
            <text:p>cduni103</text:p>
          </table:table-cell>
          <table:table-cell table:style-name="ce6" office:value-type="string" calcext:value-type="string">
            <text:p>ihalb02</text:p>
          </table:table-cell>
          <table:table-cell office:value-type="string" calcext:value-type="string">
            <text:p>uhalb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60" calcext:value-type="float">
            <text:p>60</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Halberd of Sparks +1</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21" office:value-type="string" calcext:value-type="string">
            <text:p>cdunq104</text:p>
          </table:table-cell>
          <table:table-cell table:number-columns-repeated="1001"/>
        </table:table-row>
        <table:table-row table:style-name="ro1">
          <table:table-cell table:style-name="ce8" office:value-type="string" calcext:value-type="string">
            <text:p>cduni104</text:p>
          </table:table-cell>
          <table:table-cell table:style-name="ce6" office:value-type="string" calcext:value-type="string">
            <text:p>ihalb02</text:p>
          </table:table-cell>
          <table:table-cell office:value-type="string" calcext:value-type="string">
            <text:p>uhalb3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 calcext:value-type="float">
            <text:p>1</text:p>
          </table:table-cell>
          <table:table-cell office:value-type="float" office:value="65" calcext:value-type="float">
            <text:p>65</text:p>
          </table:table-cell>
          <table:table-cell office:value-type="float" office:value="81" calcext:value-type="float">
            <text:p>81</text:p>
          </table:table-cell>
          <table:table-cell table:number-columns-repeated="7" office:value-type="string" calcext:value-type="string">
            <text:p>null</text:p>
          </table:table-cell>
          <table:table-cell office:value-type="string" calcext:value-type="string">
            <text:p>Life Halberd +2</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21" office:value-type="string" calcext:value-type="string">
            <text:p>cdunq110</text:p>
          </table:table-cell>
          <table:table-cell table:number-columns-repeated="1001"/>
        </table:table-row>
        <table:table-row table:style-name="ro1">
          <table:table-cell table:style-name="ce8" office:value-type="string" calcext:value-type="string">
            <text:p>cduni105</text:p>
          </table:table-cell>
          <table:table-cell table:style-name="ce6" office:value-type="string" calcext:value-type="string">
            <text:p>ihalb02</text:p>
          </table:table-cell>
          <table:table-cell office:value-type="string" calcext:value-type="string">
            <text:p>uhalb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2" calcext:value-type="float">
            <text:p>82</text:p>
          </table:table-cell>
          <table:table-cell office:value-type="float" office:value="71" calcext:value-type="float">
            <text:p>71</text:p>
          </table:table-cell>
          <table:table-cell office:value-type="float" office:value="82" calcext:value-type="float">
            <text:p>82</text:p>
          </table:table-cell>
          <table:table-cell table:number-columns-repeated="7" office:value-type="string" calcext:value-type="string">
            <text:p>null</text:p>
          </table:table-cell>
          <table:table-cell office:value-type="string" calcext:value-type="string">
            <text:p>Star-Forged Halberd +3</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21" office:value-type="string" calcext:value-type="string">
            <text:p>cdunq112</text:p>
          </table:table-cell>
          <table:table-cell table:number-columns-repeated="1001"/>
        </table:table-row>
        <table:table-row table:style-name="ro1">
          <table:table-cell table:style-name="ce8" office:value-type="string" calcext:value-type="string">
            <text:p>cduni106</text:p>
          </table:table-cell>
          <table:table-cell table:style-name="ce6" office:value-type="string" calcext:value-type="string">
            <text:p>isw1h05</text:p>
          </table:table-cell>
          <table:table-cell office:value-type="string" calcext:value-type="string">
            <text:p>ulswd5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66" calcext:value-type="float">
            <text:p>66</text:p>
          </table:table-cell>
          <table:table-cell office:value-type="float" office:value="45" calcext:value-type="float">
            <text:p>45</text:p>
          </table:table-cell>
          <table:table-cell table:number-columns-repeated="7" office:value-type="string" calcext:value-type="string">
            <text:p>null</text:p>
          </table:table-cell>
          <table:table-cell office:value-type="string" calcext:value-type="string">
            <text:p>Bhaal's Fire +3</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25" office:value-type="string" calcext:value-type="string">
            <text:p>cdunq137</text:p>
          </table:table-cell>
          <table:table-cell table:number-columns-repeated="1001"/>
        </table:table-row>
        <table:table-row table:style-name="ro1">
          <table:table-cell table:style-name="ce8" office:value-type="string" calcext:value-type="string">
            <text:p>cduni107</text:p>
          </table:table-cell>
          <table:table-cell table:style-name="ce6" office:value-type="string" calcext:value-type="string">
            <text:p>isw1h05</text:p>
          </table:table-cell>
          <table:table-cell office:value-type="string" calcext:value-type="string">
            <text:p>ulswd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 calcext:value-type="float">
            <text:p>1</text:p>
          </table:table-cell>
          <table:table-cell office:value-type="float" office:value="52" calcext:value-type="float">
            <text:p>52</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Fine Long Sword +1</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25" office:value-type="string" calcext:value-type="string">
            <text:p>cdunq128</text:p>
          </table:table-cell>
          <table:table-cell table:number-columns-repeated="1001"/>
        </table:table-row>
        <table:table-row table:style-name="ro1">
          <table:table-cell table:style-name="ce8" office:value-type="string" calcext:value-type="string">
            <text:p>cduni108</text:p>
          </table:table-cell>
          <table:table-cell table:style-name="ce6" office:value-type="string" calcext:value-type="string">
            <text:p>isw1h26</text:p>
          </table:table-cell>
          <table:table-cell office:value-type="string" calcext:value-type="string">
            <text:p>ulswd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46" calcext:value-type="float">
            <text:p>46</text:p>
          </table:table-cell>
          <table:table-cell office:value-type="float" office:value="63" calcext:value-type="float">
            <text:p>63</text:p>
          </table:table-cell>
          <table:table-cell table:number-columns-repeated="7" office:value-type="string" calcext:value-type="string">
            <text:p>null</text:p>
          </table:table-cell>
          <table:table-cell office:value-type="string" calcext:value-type="string">
            <text:p>Finest Long Sword</text:p>
          </table:table-cell>
          <table:table-cell office:value-type="string" calcext:value-type="string">
            <text:p>High Quality Long Sword</text:p>
          </table:table-cell>
          <table:table-cell office:value-type="float" office:value="100" calcext:value-type="float">
            <text:p>100</text:p>
          </table:table-cell>
          <table:table-cell office:value-type="string" calcext:value-type="string">
            <text:p>Long Swords</text:p>
          </table:table-cell>
          <table:table-cell table:style-name="ce25" office:value-type="string" calcext:value-type="string">
            <text:p>cdunq127</text:p>
          </table:table-cell>
          <table:table-cell table:number-columns-repeated="1001"/>
        </table:table-row>
        <table:table-row table:style-name="ro1">
          <table:table-cell table:style-name="ce8" office:value-type="string" calcext:value-type="string">
            <text:p>cduni109</text:p>
          </table:table-cell>
          <table:table-cell table:style-name="ce6" office:value-type="string" calcext:value-type="string">
            <text:p>isw1h05</text:p>
          </table:table-cell>
          <table:table-cell office:value-type="string" calcext:value-type="string">
            <text:p>ulswd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0" calcext:value-type="float">
            <text:p>70</text:p>
          </table:table-cell>
          <table:table-cell office:value-type="float" office:value="49" calcext:value-type="float">
            <text:p>49</text:p>
          </table:table-cell>
          <table:table-cell office:value-type="float" office:value="46" calcext:value-type="float">
            <text:p>46</text:p>
          </table:table-cell>
          <table:table-cell table:number-columns-repeated="7" office:value-type="string" calcext:value-type="string">
            <text:p>null</text:p>
          </table:table-cell>
          <table:table-cell office:value-type="string" calcext:value-type="string">
            <text:p>Flaming Long Sword +2</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25" office:value-type="string" calcext:value-type="string">
            <text:p>cdunq130</text:p>
          </table:table-cell>
          <table:table-cell table:number-columns-repeated="1001"/>
        </table:table-row>
        <table:table-row table:style-name="ro1">
          <table:table-cell table:style-name="ce8" office:value-type="string" calcext:value-type="string">
            <text:p>cduni110</text:p>
          </table:table-cell>
          <table:table-cell table:style-name="ce6" office:value-type="string" calcext:value-type="string">
            <text:p>isw1h05</text:p>
          </table:table-cell>
          <table:table-cell office:value-type="string" calcext:value-type="string">
            <text:p>ulswd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58" calcext:value-type="float">
            <text:p>58</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Hold Fast +3</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25" office:value-type="string" calcext:value-type="string">
            <text:p>cdunq134</text:p>
          </table:table-cell>
          <table:table-cell table:number-columns-repeated="1001"/>
        </table:table-row>
        <table:table-row table:style-name="ro1">
          <table:table-cell table:style-name="ce8" office:value-type="string" calcext:value-type="string">
            <text:p>cduni111</text:p>
          </table:table-cell>
          <table:table-cell table:style-name="ce6" office:value-type="string" calcext:value-type="string">
            <text:p>isw1h05</text:p>
          </table:table-cell>
          <table:table-cell office:value-type="string" calcext:value-type="string">
            <text:p>ulswd3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2" calcext:value-type="float">
            <text:p>2</text:p>
          </table:table-cell>
          <table:table-cell office:value-type="float" office:value="85" calcext:value-type="float">
            <text:p>85</text:p>
          </table:table-cell>
          <table:table-cell table:number-columns-repeated="7" office:value-type="string" calcext:value-type="string">
            <text:p>null</text:p>
          </table:table-cell>
          <table:table-cell office:value-type="string" calcext:value-type="string">
            <text:p>Life's Gift +2</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25" office:value-type="string" calcext:value-type="string">
            <text:p>cdunq132</text:p>
          </table:table-cell>
          <table:table-cell table:number-columns-repeated="1001"/>
        </table:table-row>
        <table:table-row table:style-name="ro1">
          <table:table-cell table:style-name="ce8" office:value-type="string" calcext:value-type="string">
            <text:p>cduni112</text:p>
          </table:table-cell>
          <table:table-cell table:style-name="ce6" office:value-type="string" calcext:value-type="string">
            <text:p>isw1h05</text:p>
          </table:table-cell>
          <table:table-cell office:value-type="string" calcext:value-type="string">
            <text:p>ulswd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5" calcext:value-type="float">
            <text:p>45</text:p>
          </table:table-cell>
          <table:table-cell office:value-type="float" office:value="66" calcext:value-type="float">
            <text:p>66</text:p>
          </table:table-cell>
          <table:table-cell office:value-type="float" office:value="4" calcext:value-type="float">
            <text:p>4</text:p>
          </table:table-cell>
          <table:table-cell table:number-columns-repeated="7" office:value-type="string" calcext:value-type="string">
            <text:p>null</text:p>
          </table:table-cell>
          <table:table-cell office:value-type="string" calcext:value-type="string">
            <text:p>Long Sword +3: Enforcer</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25" office:value-type="string" calcext:value-type="string">
            <text:p>cdunq135</text:p>
          </table:table-cell>
          <table:table-cell table:number-columns-repeated="1001"/>
        </table:table-row>
        <table:table-row table:style-name="ro1">
          <table:table-cell table:style-name="ce8" office:value-type="string" calcext:value-type="string">
            <text:p>cduni113</text:p>
          </table:table-cell>
          <table:table-cell table:style-name="ce6" office:value-type="string" calcext:value-type="string">
            <text:p>isw1h05</text:p>
          </table:table-cell>
          <table:table-cell office:value-type="string" calcext:value-type="string">
            <text:p>ulswd3d</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3" calcext:value-type="float">
            <text:p>53</text:p>
          </table:table-cell>
          <table:table-cell office:value-type="float" office:value="54" calcext:value-type="float">
            <text:p>54</text:p>
          </table:table-cell>
          <table:table-cell office:value-type="float" office:value="59" calcext:value-type="float">
            <text:p>59</text:p>
          </table:table-cell>
          <table:table-cell table:number-columns-repeated="7" office:value-type="string" calcext:value-type="string">
            <text:p>null</text:p>
          </table:table-cell>
          <table:table-cell office:value-type="string" calcext:value-type="string">
            <text:p>Long Sword of Action +2</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25" office:value-type="string" calcext:value-type="string">
            <text:p>cdunq133</text:p>
          </table:table-cell>
          <table:table-cell table:number-columns-repeated="1001"/>
        </table:table-row>
        <table:table-row table:style-name="ro1">
          <table:table-cell table:style-name="ce8" office:value-type="string" calcext:value-type="string">
            <text:p>cduni114</text:p>
          </table:table-cell>
          <table:table-cell table:style-name="ce6" office:value-type="string" calcext:value-type="string">
            <text:p>isw1h05</text:p>
          </table:table-cell>
          <table:table-cell office:value-type="string" calcext:value-type="string">
            <text:p>ulswd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6" calcext:value-type="float">
            <text:p>86</text:p>
          </table:table-cell>
          <table:table-cell office:value-type="float" office:value="73" calcext:value-type="float">
            <text:p>73</text:p>
          </table:table-cell>
          <table:table-cell office:value-type="float" office:value="57" calcext:value-type="float">
            <text:p>57</text:p>
          </table:table-cell>
          <table:table-cell table:number-columns-repeated="7" office:value-type="string" calcext:value-type="string">
            <text:p>null</text:p>
          </table:table-cell>
          <table:table-cell office:value-type="string" calcext:value-type="string">
            <text:p>Long Sword of Action +4</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25" office:value-type="string" calcext:value-type="string">
            <text:p>cdunq136</text:p>
          </table:table-cell>
          <table:table-cell table:number-columns-repeated="1001"/>
        </table:table-row>
        <table:table-row table:style-name="ro1">
          <table:table-cell table:style-name="ce8" office:value-type="string" calcext:value-type="string">
            <text:p>cduni115</text:p>
          </table:table-cell>
          <table:table-cell table:style-name="ce6" office:value-type="string" calcext:value-type="string">
            <text:p>isw1h05</text:p>
          </table:table-cell>
          <table:table-cell office:value-type="string" calcext:value-type="string">
            <text:p>ulswd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3" calcext:value-type="float">
            <text:p>53</text:p>
          </table:table-cell>
          <table:table-cell office:value-type="float" office:value="60" calcext:value-type="float">
            <text:p>60</text:p>
          </table:table-cell>
          <table:table-cell office:value-type="float" office:value="14" calcext:value-type="float">
            <text:p>14</text:p>
          </table:table-cell>
          <table:table-cell table:number-columns-repeated="7" office:value-type="string" calcext:value-type="string">
            <text:p>null</text:p>
          </table:table-cell>
          <table:table-cell office:value-type="string" calcext:value-type="string">
            <text:p>Long Sword of Confusion +2</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25" office:value-type="string" calcext:value-type="string">
            <text:p>cdunq131</text:p>
          </table:table-cell>
          <table:table-cell table:number-columns-repeated="1001"/>
        </table:table-row>
        <table:table-row table:style-name="ro1">
          <table:table-cell table:style-name="ce8" office:value-type="string" calcext:value-type="string">
            <text:p>cduni116</text:p>
          </table:table-cell>
          <table:table-cell table:style-name="ce6" office:value-type="string" calcext:value-type="string">
            <text:p>isw1h06</text:p>
          </table:table-cell>
          <table:table-cell office:value-type="string" calcext:value-type="string">
            <text:p>lshand</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54" calcext:value-type="float">
            <text:p>54</text:p>
          </table:table-cell>
          <table:table-cell office:value-type="float" office:value="52" calcext:value-type="float">
            <text:p>52</text:p>
          </table:table-cell>
          <table:table-cell table:number-columns-repeated="7" office:value-type="string" calcext:value-type="string">
            <text:p>null</text:p>
          </table:table-cell>
          <table:table-cell office:value-type="string" calcext:value-type="string">
            <text:p>Long Sword of the Hand +3</text:p>
          </table:table-cell>
          <table:table-cell office:value-type="string" calcext:value-type="string">
            <text:p>Varscona +2</text:p>
          </table:table-cell>
          <table:table-cell office:value-type="float" office:value="100" calcext:value-type="float">
            <text:p>100</text:p>
          </table:table-cell>
          <table:table-cell office:value-type="string" calcext:value-type="string">
            <text:p>Long Swords</text:p>
          </table:table-cell>
          <table:table-cell table:style-name="ce21" office:value-type="string" calcext:value-type="string">
            <text:p>cdunq25</text:p>
          </table:table-cell>
          <table:table-cell table:number-columns-repeated="1001"/>
        </table:table-row>
        <table:table-row table:style-name="ro1">
          <table:table-cell table:style-name="ce8" office:value-type="string" calcext:value-type="string">
            <text:p>cduni117</text:p>
          </table:table-cell>
          <table:table-cell table:style-name="ce6" office:value-type="string" calcext:value-type="string">
            <text:p>isw1h05</text:p>
          </table:table-cell>
          <table:table-cell office:value-type="string" calcext:value-type="string">
            <text:p>ulswd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37" calcext:value-type="float">
            <text:p>37</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Spiked Long Sword +1</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25" office:value-type="string" calcext:value-type="string">
            <text:p>cdunq129</text:p>
          </table:table-cell>
          <table:table-cell table:number-columns-repeated="1001"/>
        </table:table-row>
        <table:table-row table:style-name="ro1">
          <table:table-cell table:style-name="ce8" office:value-type="string" calcext:value-type="string">
            <text:p>cduni118</text:p>
          </table:table-cell>
          <table:table-cell table:style-name="ce6" office:value-type="string" calcext:value-type="string">
            <text:p>iblun07</text:p>
          </table:table-cell>
          <table:table-cell office:value-type="string" calcext:value-type="string">
            <text:p>umstr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6" calcext:value-type="float">
            <text:p>66</text:p>
          </table:table-cell>
          <table:table-cell office:value-type="float" office:value="41" calcext:value-type="float">
            <text:p>41</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Lesser Static Star +1</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25" office:value-type="string" calcext:value-type="string">
            <text:p>cdunq143</text:p>
          </table:table-cell>
          <table:table-cell table:number-columns-repeated="1001"/>
        </table:table-row>
        <table:table-row table:style-name="ro1">
          <table:table-cell table:style-name="ce8" office:value-type="string" calcext:value-type="string">
            <text:p>cduni119</text:p>
          </table:table-cell>
          <table:table-cell table:style-name="ce6" office:value-type="string" calcext:value-type="string">
            <text:p>iblun07</text:p>
          </table:table-cell>
          <table:table-cell office:value-type="string" calcext:value-type="string">
            <text:p>umstr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59" calcext:value-type="float">
            <text:p>59</text:p>
          </table:table-cell>
          <table:table-cell office:value-type="float" office:value="106" calcext:value-type="float">
            <text:p>106</text:p>
          </table:table-cell>
          <table:table-cell table:number-columns-repeated="7" office:value-type="string" calcext:value-type="string">
            <text:p>null</text:p>
          </table:table-cell>
          <table:table-cell office:value-type="string" calcext:value-type="string">
            <text:p>Morning Star +2: Hammer</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25" office:value-type="string" calcext:value-type="string">
            <text:p>cdunq144</text:p>
          </table:table-cell>
          <table:table-cell table:number-columns-repeated="1001"/>
        </table:table-row>
        <table:table-row table:style-name="ro1">
          <table:table-cell table:style-name="ce8" office:value-type="string" calcext:value-type="string">
            <text:p>cduni120</text:p>
          </table:table-cell>
          <table:table-cell table:style-name="ce6" office:value-type="string" calcext:value-type="string">
            <text:p>iblun07</text:p>
          </table:table-cell>
          <table:table-cell office:value-type="string" calcext:value-type="string">
            <text:p>umstr5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1" calcext:value-type="float">
            <text:p>41</text:p>
          </table:table-cell>
          <table:table-cell office:value-type="float" office:value="40" calcext:value-type="float">
            <text:p>40</text:p>
          </table:table-cell>
          <table:table-cell office:value-type="float" office:value="28" calcext:value-type="float">
            <text:p>28</text:p>
          </table:table-cell>
          <table:table-cell table:number-columns-repeated="7" office:value-type="string" calcext:value-type="string">
            <text:p>null</text:p>
          </table:table-cell>
          <table:table-cell office:value-type="string" calcext:value-type="string">
            <text:p>Morning Star +4: Defender</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25" office:value-type="string" calcext:value-type="string">
            <text:p>cdunq150</text:p>
          </table:table-cell>
          <table:table-cell table:number-columns-repeated="1001"/>
        </table:table-row>
        <table:table-row table:style-name="ro1">
          <table:table-cell table:style-name="ce8" office:value-type="string" calcext:value-type="string">
            <text:p>cduni121</text:p>
          </table:table-cell>
          <table:table-cell table:style-name="ce6" office:value-type="string" calcext:value-type="string">
            <text:p>iblun07</text:p>
          </table:table-cell>
          <table:table-cell office:value-type="string" calcext:value-type="string">
            <text:p>umstr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 calcext:value-type="float">
            <text:p>5</text:p>
          </table:table-cell>
          <table:table-cell office:value-type="float" office:value="56" calcext:value-type="float">
            <text:p>56</text:p>
          </table:table-cell>
          <table:table-cell office:value-type="float" office:value="55" calcext:value-type="float">
            <text:p>55</text:p>
          </table:table-cell>
          <table:table-cell table:number-columns-repeated="7" office:value-type="string" calcext:value-type="string">
            <text:p>null</text:p>
          </table:table-cell>
          <table:table-cell office:value-type="string" calcext:value-type="string">
            <text:p>Morning Star of Action +4</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25" office:value-type="string" calcext:value-type="string">
            <text:p>cdunq149</text:p>
          </table:table-cell>
          <table:table-cell table:number-columns-repeated="1001"/>
        </table:table-row>
        <table:table-row table:style-name="ro1">
          <table:table-cell table:style-name="ce8" office:value-type="string" calcext:value-type="string">
            <text:p>cduni122</text:p>
          </table:table-cell>
          <table:table-cell table:style-name="ce6" office:value-type="string" calcext:value-type="string">
            <text:p>iblun07</text:p>
          </table:table-cell>
          <table:table-cell office:value-type="string" calcext:value-type="string">
            <text:p>umstr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64" calcext:value-type="float">
            <text:p>64</text:p>
          </table:table-cell>
          <table:table-cell office:value-type="float" office:value="52" calcext:value-type="float">
            <text:p>52</text:p>
          </table:table-cell>
          <table:table-cell table:number-columns-repeated="7" office:value-type="string" calcext:value-type="string">
            <text:p>null</text:p>
          </table:table-cell>
          <table:table-cell office:value-type="string" calcext:value-type="string">
            <text:p>Morning Star of Confusion +1</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25" office:value-type="string" calcext:value-type="string">
            <text:p>cdunq142</text:p>
          </table:table-cell>
          <table:table-cell table:number-columns-repeated="1001"/>
        </table:table-row>
        <table:table-row table:style-name="ro1">
          <table:table-cell table:style-name="ce8" office:value-type="string" calcext:value-type="string">
            <text:p>cduni123</text:p>
          </table:table-cell>
          <table:table-cell table:style-name="ce6" office:value-type="string" calcext:value-type="string">
            <text:p>iblun07</text:p>
          </table:table-cell>
          <table:table-cell office:value-type="string" calcext:value-type="string">
            <text:p>umstr3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0" calcext:value-type="float">
            <text:p>60</text:p>
          </table:table-cell>
          <table:table-cell office:value-type="float" office:value="68" calcext:value-type="float">
            <text:p>68</text:p>
          </table:table-cell>
          <table:table-cell table:number-columns-repeated="7" office:value-type="string" calcext:value-type="string">
            <text:p>null</text:p>
          </table:table-cell>
          <table:table-cell office:value-type="string" calcext:value-type="string">
            <text:p>Morning Star of Lesser Phasing +2</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25" office:value-type="string" calcext:value-type="string">
            <text:p>cdunq146</text:p>
          </table:table-cell>
          <table:table-cell table:number-columns-repeated="1001"/>
        </table:table-row>
        <table:table-row table:style-name="ro1">
          <table:table-cell table:style-name="ce8" office:value-type="string" calcext:value-type="string">
            <text:p>cduni124</text:p>
          </table:table-cell>
          <table:table-cell table:style-name="ce6" office:value-type="string" calcext:value-type="string">
            <text:p>iblun07</text:p>
          </table:table-cell>
          <table:table-cell office:value-type="string" calcext:value-type="string">
            <text:p>umstr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7" calcext:value-type="float">
            <text:p>47</text:p>
          </table:table-cell>
          <table:table-cell office:value-type="float" office:value="46" calcext:value-type="float">
            <text:p>46</text:p>
          </table:table-cell>
          <table:table-cell office:value-type="float" office:value="115" calcext:value-type="float">
            <text:p>115</text:p>
          </table:table-cell>
          <table:table-cell table:number-columns-repeated="7" office:value-type="string" calcext:value-type="string">
            <text:p>null</text:p>
          </table:table-cell>
          <table:table-cell office:value-type="string" calcext:value-type="string">
            <text:p>Morning Star of the Gods +3</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25" office:value-type="string" calcext:value-type="string">
            <text:p>cdunq147</text:p>
          </table:table-cell>
          <table:table-cell table:number-columns-repeated="1001"/>
        </table:table-row>
        <table:table-row table:style-name="ro1">
          <table:table-cell table:style-name="ce8" office:value-type="string" calcext:value-type="string">
            <text:p>cduni125</text:p>
          </table:table-cell>
          <table:table-cell table:style-name="ce6" office:value-type="string" calcext:value-type="string">
            <text:p>iblun07</text:p>
          </table:table-cell>
          <table:table-cell office:value-type="string" calcext:value-type="string">
            <text:p>umstr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 calcext:value-type="float">
            <text:p>1</text:p>
          </table:table-cell>
          <table:table-cell office:value-type="float" office:value="60" calcext:value-type="float">
            <text:p>60</text:p>
          </table:table-cell>
          <table:table-cell office:value-type="float" office:value="2" calcext:value-type="float">
            <text:p>2</text:p>
          </table:table-cell>
          <table:table-cell table:number-columns-repeated="7" office:value-type="string" calcext:value-type="string">
            <text:p>null</text:p>
          </table:table-cell>
          <table:table-cell office:value-type="string" calcext:value-type="string">
            <text:p>Sanctified Morning Star +3</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25" office:value-type="string" calcext:value-type="string">
            <text:p>cdunq145</text:p>
          </table:table-cell>
          <table:table-cell table:number-columns-repeated="1001"/>
        </table:table-row>
        <table:table-row table:style-name="ro1">
          <table:table-cell table:style-name="ce8" office:value-type="string" calcext:value-type="string">
            <text:p>cduni126</text:p>
          </table:table-cell>
          <table:table-cell table:style-name="ce6" office:value-type="string" calcext:value-type="string">
            <text:p>iblun07</text:p>
          </table:table-cell>
          <table:table-cell office:value-type="string" calcext:value-type="string">
            <text:p>umstr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5" calcext:value-type="float">
            <text:p>55</text:p>
          </table:table-cell>
          <table:table-cell office:value-type="float" office:value="56" calcext:value-type="float">
            <text:p>56</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Static Star +3</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25" office:value-type="string" calcext:value-type="string">
            <text:p>cdunq148</text:p>
          </table:table-cell>
          <table:table-cell table:number-columns-repeated="1001"/>
        </table:table-row>
        <table:table-row table:style-name="ro1">
          <table:table-cell table:style-name="ce8" office:value-type="string" calcext:value-type="string">
            <text:p>cduni127</text:p>
          </table:table-cell>
          <table:table-cell table:style-name="ce6" office:value-type="string" calcext:value-type="string">
            <text:p>isw1h08</text:p>
          </table:table-cell>
          <table:table-cell office:value-type="string" calcext:value-type="string">
            <text:p>usswd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 calcext:value-type="float">
            <text:p>2</text:p>
          </table:table-cell>
          <table:table-cell table:number-columns-repeated="2" office:value-type="float" office:value="4" calcext:value-type="float">
            <text:p>4</text:p>
          </table:table-cell>
          <table:table-cell table:number-columns-repeated="7" office:value-type="string" calcext:value-type="string">
            <text:p>null</text:p>
          </table:table-cell>
          <table:table-cell office:value-type="string" calcext:value-type="string">
            <text:p>Flaming Short Sword +1</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25" office:value-type="string" calcext:value-type="string">
            <text:p>cdunq184</text:p>
          </table:table-cell>
          <table:table-cell table:number-columns-repeated="1001"/>
        </table:table-row>
        <table:table-row table:style-name="ro1">
          <table:table-cell table:style-name="ce8" office:value-type="string" calcext:value-type="string">
            <text:p>cduni128</text:p>
          </table:table-cell>
          <table:table-cell table:style-name="ce6" office:value-type="string" calcext:value-type="string">
            <text:p>isw1h08</text:p>
          </table:table-cell>
          <table:table-cell office:value-type="string" calcext:value-type="string">
            <text:p>usswd5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57" calcext:value-type="float">
            <text:p>57</text:p>
          </table:table-cell>
          <table:table-cell office:value-type="float" office:value="97" calcext:value-type="float">
            <text:p>97</text:p>
          </table:table-cell>
          <table:table-cell table:number-columns-repeated="7" office:value-type="string" calcext:value-type="string">
            <text:p>null</text:p>
          </table:table-cell>
          <table:table-cell office:value-type="string" calcext:value-type="string">
            <text:p>Short Sword +4: Hammer</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25" office:value-type="string" calcext:value-type="string">
            <text:p>cdunq192</text:p>
          </table:table-cell>
          <table:table-cell table:number-columns-repeated="1001"/>
        </table:table-row>
        <table:table-row table:style-name="ro1">
          <table:table-cell table:style-name="ce8" office:value-type="string" calcext:value-type="string">
            <text:p>cduni129</text:p>
          </table:table-cell>
          <table:table-cell table:style-name="ce6" office:value-type="string" calcext:value-type="string">
            <text:p>isw1h08</text:p>
          </table:table-cell>
          <table:table-cell office:value-type="string" calcext:value-type="string">
            <text:p>usswd3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73" calcext:value-type="float">
            <text:p>73</text:p>
          </table:table-cell>
          <table:table-cell office:value-type="float" office:value="15" calcext:value-type="float">
            <text:p>15</text:p>
          </table:table-cell>
          <table:table-cell table:number-columns-repeated="7" office:value-type="string" calcext:value-type="string">
            <text:p>null</text:p>
          </table:table-cell>
          <table:table-cell office:value-type="string" calcext:value-type="string">
            <text:p>Short Sword of Action +2</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21" office:value-type="string" calcext:value-type="string">
            <text:p>cdunq188</text:p>
          </table:table-cell>
          <table:table-cell table:number-columns-repeated="1001"/>
        </table:table-row>
        <table:table-row table:style-name="ro1">
          <table:table-cell table:style-name="ce8" office:value-type="string" calcext:value-type="string">
            <text:p>cduni130</text:p>
          </table:table-cell>
          <table:table-cell table:style-name="ce6" office:value-type="string" calcext:value-type="string">
            <text:p>isw1h08</text:p>
          </table:table-cell>
          <table:table-cell office:value-type="string" calcext:value-type="string">
            <text:p>usswd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46" calcext:value-type="float">
            <text:p>46</text:p>
          </table:table-cell>
          <table:table-cell office:value-type="float" office:value="85" calcext:value-type="float">
            <text:p>85</text:p>
          </table:table-cell>
          <table:table-cell table:number-columns-repeated="7" office:value-type="string" calcext:value-type="string">
            <text:p>null</text:p>
          </table:table-cell>
          <table:table-cell office:value-type="string" calcext:value-type="string">
            <text:p>Short Sword of Health +4</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25" office:value-type="string" calcext:value-type="string">
            <text:p>cdunq191</text:p>
          </table:table-cell>
          <table:table-cell table:number-columns-repeated="1001"/>
        </table:table-row>
        <table:table-row table:style-name="ro1">
          <table:table-cell table:style-name="ce8" office:value-type="string" calcext:value-type="string">
            <text:p>cduni131</text:p>
          </table:table-cell>
          <table:table-cell table:style-name="ce6" office:value-type="string" calcext:value-type="string">
            <text:p>isw1h08</text:p>
          </table:table-cell>
          <table:table-cell office:value-type="string" calcext:value-type="string">
            <text:p>usswd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57" calcext:value-type="float">
            <text:p>57</text:p>
          </table:table-cell>
          <table:table-cell office:value-type="float" office:value="58" calcext:value-type="float">
            <text:p>58</text:p>
          </table:table-cell>
          <table:table-cell table:number-columns-repeated="7" office:value-type="string" calcext:value-type="string">
            <text:p>null</text:p>
          </table:table-cell>
          <table:table-cell office:value-type="string" calcext:value-type="string">
            <text:p>Short Sword of Lesser Phasing +1</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25" office:value-type="string" calcext:value-type="string">
            <text:p>cdunq185</text:p>
          </table:table-cell>
          <table:table-cell table:number-columns-repeated="1001"/>
        </table:table-row>
        <table:table-row table:style-name="ro1">
          <table:table-cell table:style-name="ce8" office:value-type="string" calcext:value-type="string">
            <text:p>cduni132</text:p>
          </table:table-cell>
          <table:table-cell table:style-name="ce6" office:value-type="string" calcext:value-type="string">
            <text:p>isw1h08</text:p>
          </table:table-cell>
          <table:table-cell office:value-type="string" calcext:value-type="string">
            <text:p>usswd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table:number-columns-repeated="2" office:value-type="float" office:value="66" calcext:value-type="float">
            <text:p>66</text:p>
          </table:table-cell>
          <table:table-cell table:number-columns-repeated="7" office:value-type="string" calcext:value-type="string">
            <text:p>null</text:p>
          </table:table-cell>
          <table:table-cell office:value-type="string" calcext:value-type="string">
            <text:p>Short Sword of Shadows +3</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25" office:value-type="string" calcext:value-type="string">
            <text:p>cdunq189</text:p>
          </table:table-cell>
          <table:table-cell table:number-columns-repeated="1001"/>
        </table:table-row>
        <table:table-row table:style-name="ro1">
          <table:table-cell table:style-name="ce8" office:value-type="string" calcext:value-type="string">
            <text:p>cduni133</text:p>
          </table:table-cell>
          <table:table-cell table:style-name="ce6" office:value-type="string" calcext:value-type="string">
            <text:p>isw1h08</text:p>
          </table:table-cell>
          <table:table-cell office:value-type="string" calcext:value-type="string">
            <text:p>usswd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 calcext:value-type="float">
            <text:p>10</text:p>
          </table:table-cell>
          <table:table-cell office:value-type="float" office:value="87" calcext:value-type="float">
            <text:p>87</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Sloth +2</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21" office:value-type="string" calcext:value-type="string">
            <text:p>cdunq186</text:p>
          </table:table-cell>
          <table:table-cell table:number-columns-repeated="1001"/>
        </table:table-row>
        <table:table-row table:style-name="ro1">
          <table:table-cell table:style-name="ce8" office:value-type="string" calcext:value-type="string">
            <text:p>cduni134</text:p>
          </table:table-cell>
          <table:table-cell table:style-name="ce6" office:value-type="string" calcext:value-type="string">
            <text:p>isw1h08</text:p>
          </table:table-cell>
          <table:table-cell office:value-type="string" calcext:value-type="string">
            <text:p>usswd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81" calcext:value-type="float">
            <text:p>81</text:p>
          </table:table-cell>
          <table:table-cell office:value-type="float" office:value="4" calcext:value-type="float">
            <text:p>4</text:p>
          </table:table-cell>
          <table:table-cell table:number-columns-repeated="7" office:value-type="string" calcext:value-type="string">
            <text:p>null</text:p>
          </table:table-cell>
          <table:table-cell office:value-type="string" calcext:value-type="string">
            <text:p>Some God's Lesser Promise +2</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21" office:value-type="string" calcext:value-type="string">
            <text:p>cdunq187</text:p>
          </table:table-cell>
          <table:table-cell table:number-columns-repeated="1001"/>
        </table:table-row>
        <table:table-row table:style-name="ro1">
          <table:table-cell table:style-name="ce8" office:value-type="string" calcext:value-type="string">
            <text:p>cduni135</text:p>
          </table:table-cell>
          <table:table-cell table:style-name="ce6" office:value-type="string" calcext:value-type="string">
            <text:p>isw1h08</text:p>
          </table:table-cell>
          <table:table-cell office:value-type="string" calcext:value-type="string">
            <text:p>usswd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4" calcext:value-type="float">
            <text:p>64</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Static Short Sword +3</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25" office:value-type="string" calcext:value-type="string">
            <text:p>cdunq190</text:p>
          </table:table-cell>
          <table:table-cell table:number-columns-repeated="1001"/>
        </table:table-row>
        <table:table-row table:style-name="ro1">
          <table:table-cell table:style-name="ce8" office:value-type="string" calcext:value-type="string">
            <text:p>cduni136</text:p>
          </table:table-cell>
          <table:table-cell table:style-name="ce6" office:value-type="string" calcext:value-type="string">
            <text:p>isw2h06</text:p>
          </table:table-cell>
          <table:table-cell office:value-type="string" calcext:value-type="string">
            <text:p>zzz6b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 calcext:value-type="float">
            <text:p>4</text:p>
          </table:table-cell>
          <table:table-cell office:value-type="string" calcext:value-type="string">
            <text:p>I</text:p>
          </table:table-cell>
          <table:table-cell office:value-type="float" office:value="83" calcext:value-type="float">
            <text:p>83</text:p>
          </table:table-cell>
          <table:table-cell table:number-columns-repeated="7" office:value-type="string" calcext:value-type="string">
            <text:p>null</text:p>
          </table:table-cell>
          <table:table-cell office:value-type="string" calcext:value-type="string">
            <text:p>Bonecleaver +1</text:p>
          </table:table-cell>
          <table:table-cell office:value-type="string" calcext:value-type="string">
            <text:p>Spider's Bane</text:p>
          </table:table-cell>
          <table:table-cell office:value-type="float" office:value="130" calcext:value-type="float">
            <text:p>130</text:p>
          </table:table-cell>
          <table:table-cell office:value-type="string" calcext:value-type="string">
            <text:p>Two-Handed Swords</text:p>
          </table:table-cell>
          <table:table-cell table:style-name="ce25" office:value-type="string" calcext:value-type="string">
            <text:p>cdunq205</text:p>
          </table:table-cell>
          <table:table-cell table:number-columns-repeated="1001"/>
        </table:table-row>
        <table:table-row table:style-name="ro1">
          <table:table-cell table:style-name="ce8" office:value-type="string" calcext:value-type="string">
            <text:p>cduni137</text:p>
          </table:table-cell>
          <table:table-cell table:style-name="ce6" office:value-type="string" calcext:value-type="string">
            <text:p>isw2h07</text:p>
          </table:table-cell>
          <table:table-cell office:value-type="string" calcext:value-type="string">
            <text:p>utswd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2" calcext:value-type="float">
            <text:p>2</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Flawless Two-Handed Sword</text:p>
          </table:table-cell>
          <table:table-cell office:value-type="string" calcext:value-type="string">
            <text:p>High Quality Two-Handed Sword</text:p>
          </table:table-cell>
          <table:table-cell office:value-type="float" office:value="130" calcext:value-type="float">
            <text:p>130</text:p>
          </table:table-cell>
          <table:table-cell office:value-type="string" calcext:value-type="string">
            <text:p>Two-Handed Swords</text:p>
          </table:table-cell>
          <table:table-cell table:style-name="ce25" office:value-type="string" calcext:value-type="string">
            <text:p>cdunq193</text:p>
          </table:table-cell>
          <table:table-cell table:number-columns-repeated="1001"/>
        </table:table-row>
        <table:table-row table:style-name="ro1">
          <table:table-cell table:style-name="ce8" office:value-type="string" calcext:value-type="string">
            <text:p>cduni138</text:p>
          </table:table-cell>
          <table:table-cell table:style-name="ce6" office:value-type="string" calcext:value-type="string">
            <text:p>isw2h07</text:p>
          </table:table-cell>
          <table:table-cell office:value-type="string" calcext:value-type="string">
            <text:p>utswd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0" calcext:value-type="float">
            <text:p>60</text:p>
          </table:table-cell>
          <table:table-cell office:value-type="float" office:value="62" calcext:value-type="float">
            <text:p>62</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Giant Two-Handed Sword</text:p>
          </table:table-cell>
          <table:table-cell office:value-type="string" calcext:value-type="string">
            <text:p>High Quality Two-Handed Sword</text:p>
          </table:table-cell>
          <table:table-cell office:value-type="float" office:value="130" calcext:value-type="float">
            <text:p>130</text:p>
          </table:table-cell>
          <table:table-cell office:value-type="string" calcext:value-type="string">
            <text:p>Two-Handed Swords</text:p>
          </table:table-cell>
          <table:table-cell table:style-name="ce25" office:value-type="string" calcext:value-type="string">
            <text:p>cdunq194</text:p>
          </table:table-cell>
          <table:table-cell table:number-columns-repeated="1001"/>
        </table:table-row>
        <table:table-row table:style-name="ro1">
          <table:table-cell table:style-name="ce8" office:value-type="string" calcext:value-type="string">
            <text:p>cduni139</text:p>
          </table:table-cell>
          <table:table-cell table:style-name="ce6" office:value-type="string" calcext:value-type="string">
            <text:p>isw2h02</text:p>
          </table:table-cell>
          <table:table-cell office:value-type="string" calcext:value-type="string">
            <text:p>kresssw</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64" calcext:value-type="float">
            <text:p>64</text:p>
          </table:table-cell>
          <table:table-cell office:value-type="float" office:value="4" calcext:value-type="float">
            <text:p>4</text:p>
          </table:table-cell>
          <table:table-cell table:number-columns-repeated="7" office:value-type="string" calcext:value-type="string">
            <text:p>null</text:p>
          </table:table-cell>
          <table:table-cell office:value-type="string" calcext:value-type="string">
            <text:p>Kresselack's Sword</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31" office:value-type="string" calcext:value-type="string">
            <text:p>cdunq23</text:p>
          </table:table-cell>
          <table:table-cell table:number-columns-repeated="1000"/>
          <table:table-cell table:style-name="ce6"/>
        </table:table-row>
        <table:table-row table:style-name="ro1">
          <table:table-cell table:style-name="ce8" office:value-type="string" calcext:value-type="string">
            <text:p>cduni140</text:p>
          </table:table-cell>
          <table:table-cell table:style-name="ce6" office:value-type="string" calcext:value-type="string">
            <text:p>isw2h02</text:p>
          </table:table-cell>
          <table:table-cell office:value-type="string" calcext:value-type="string">
            <text:p>utswd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40" calcext:value-type="float">
            <text:p>40</text:p>
          </table:table-cell>
          <table:table-cell office:value-type="float" office:value="58" calcext:value-type="float">
            <text:p>58</text:p>
          </table:table-cell>
          <table:table-cell table:number-columns-repeated="7" office:value-type="string" calcext:value-type="string">
            <text:p>null</text:p>
          </table:table-cell>
          <table:table-cell office:value-type="string" calcext:value-type="string">
            <text:p>Static Two-Handed Sword +4</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25" office:value-type="string" calcext:value-type="string">
            <text:p>cdunq201</text:p>
          </table:table-cell>
          <table:table-cell table:number-columns-repeated="1001"/>
        </table:table-row>
        <table:table-row table:style-name="ro1">
          <table:table-cell table:style-name="ce8" office:value-type="string" calcext:value-type="string">
            <text:p>cduni141</text:p>
          </table:table-cell>
          <table:table-cell table:style-name="ce6" office:value-type="string" calcext:value-type="string">
            <text:p>isw2h02</text:p>
          </table:table-cell>
          <table:table-cell office:value-type="string" calcext:value-type="string">
            <text:p>utswd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4" calcext:value-type="float">
            <text:p>104</text:p>
          </table:table-cell>
          <table:table-cell office:value-type="float" office:value="60" calcext:value-type="float">
            <text:p>60</text:p>
          </table:table-cell>
          <table:table-cell office:value-type="float" office:value="96" calcext:value-type="float">
            <text:p>96</text:p>
          </table:table-cell>
          <table:table-cell table:number-columns-repeated="7" office:value-type="string" calcext:value-type="string">
            <text:p>null</text:p>
          </table:table-cell>
          <table:table-cell office:value-type="string" calcext:value-type="string">
            <text:p>Two-Handed Sword +1: Hammering</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25" office:value-type="string" calcext:value-type="string">
            <text:p>cdunq195</text:p>
          </table:table-cell>
          <table:table-cell table:number-columns-repeated="1001"/>
        </table:table-row>
        <table:table-row table:style-name="ro1">
          <table:table-cell table:style-name="ce8" office:value-type="string" calcext:value-type="string">
            <text:p>cduni142</text:p>
          </table:table-cell>
          <table:table-cell table:style-name="ce6" office:value-type="string" calcext:value-type="string">
            <text:p>isw2h02</text:p>
          </table:table-cell>
          <table:table-cell office:value-type="string" calcext:value-type="string">
            <text:p>utswd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5" calcext:value-type="float">
            <text:p>55</text:p>
          </table:table-cell>
          <table:table-cell office:value-type="float" office:value="63" calcext:value-type="float">
            <text:p>63</text:p>
          </table:table-cell>
          <table:table-cell office:value-type="float" office:value="66" calcext:value-type="float">
            <text:p>66</text:p>
          </table:table-cell>
          <table:table-cell table:number-columns-repeated="7" office:value-type="string" calcext:value-type="string">
            <text:p>null</text:p>
          </table:table-cell>
          <table:table-cell office:value-type="string" calcext:value-type="string">
            <text:p>Two-Handed Sword +2: Defender</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25" office:value-type="string" calcext:value-type="string">
            <text:p>cdunq198</text:p>
          </table:table-cell>
          <table:table-cell table:number-columns-repeated="1001"/>
        </table:table-row>
        <table:table-row table:style-name="ro1">
          <table:table-cell table:style-name="ce8" office:value-type="string" calcext:value-type="string">
            <text:p>cduni143</text:p>
          </table:table-cell>
          <table:table-cell table:style-name="ce6" office:value-type="string" calcext:value-type="string">
            <text:p>isw2h02</text:p>
          </table:table-cell>
          <table:table-cell office:value-type="string" calcext:value-type="string">
            <text:p>utswd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4" calcext:value-type="float">
            <text:p>104</text:p>
          </table:table-cell>
          <table:table-cell office:value-type="float" office:value="60" calcext:value-type="float">
            <text:p>60</text:p>
          </table:table-cell>
          <table:table-cell office:value-type="float" office:value="102" calcext:value-type="float">
            <text:p>102</text:p>
          </table:table-cell>
          <table:table-cell table:number-columns-repeated="7" office:value-type="string" calcext:value-type="string">
            <text:p>null</text:p>
          </table:table-cell>
          <table:table-cell office:value-type="string" calcext:value-type="string">
            <text:p>Two-Handed Sword +2: Hammering</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25" office:value-type="string" calcext:value-type="string">
            <text:p>cdunq197</text:p>
          </table:table-cell>
          <table:table-cell table:number-columns-repeated="1001"/>
        </table:table-row>
        <table:table-row table:style-name="ro1">
          <table:table-cell table:style-name="ce8" office:value-type="string" calcext:value-type="string">
            <text:p>cduni144</text:p>
          </table:table-cell>
          <table:table-cell table:style-name="ce6" office:value-type="string" calcext:value-type="string">
            <text:p>isw2h02</text:p>
          </table:table-cell>
          <table:table-cell office:value-type="string" calcext:value-type="string">
            <text:p>utswd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63" calcext:value-type="float">
            <text:p>63</text:p>
          </table:table-cell>
          <table:table-cell office:value-type="float" office:value="65" calcext:value-type="float">
            <text:p>65</text:p>
          </table:table-cell>
          <table:table-cell table:number-columns-repeated="7" office:value-type="string" calcext:value-type="string">
            <text:p>null</text:p>
          </table:table-cell>
          <table:table-cell office:value-type="string" calcext:value-type="string">
            <text:p>Two-Handed Sword +3: Bane</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25" office:value-type="string" calcext:value-type="string">
            <text:p>cdunq200</text:p>
          </table:table-cell>
          <table:table-cell table:number-columns-repeated="1001"/>
        </table:table-row>
        <table:table-row table:style-name="ro1">
          <table:table-cell table:style-name="ce8" office:value-type="string" calcext:value-type="string">
            <text:p>cduni145</text:p>
          </table:table-cell>
          <table:table-cell table:style-name="ce6" office:value-type="string" calcext:value-type="string">
            <text:p>isw2h02</text:p>
          </table:table-cell>
          <table:table-cell office:value-type="string" calcext:value-type="string">
            <text:p>utswd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5" calcext:value-type="float">
            <text:p>45</text:p>
          </table:table-cell>
          <table:table-cell office:value-type="float" office:value="32" calcext:value-type="float">
            <text:p>32</text:p>
          </table:table-cell>
          <table:table-cell table:number-columns-repeated="7" office:value-type="string" calcext:value-type="string">
            <text:p>null</text:p>
          </table:table-cell>
          <table:table-cell office:value-type="string" calcext:value-type="string">
            <text:p>Two-Handed Sword +4: Backbiter</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25" office:value-type="string" calcext:value-type="string">
            <text:p>cdunq199</text:p>
          </table:table-cell>
          <table:table-cell table:number-columns-repeated="1001"/>
        </table:table-row>
        <table:table-row table:style-name="ro1">
          <table:table-cell table:style-name="ce8" office:value-type="string" calcext:value-type="string">
            <text:p>cduni146</text:p>
          </table:table-cell>
          <table:table-cell table:style-name="ce6" office:value-type="string" calcext:value-type="string">
            <text:p>isw2h02</text:p>
          </table:table-cell>
          <table:table-cell office:value-type="string" calcext:value-type="string">
            <text:p>utswd5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 calcext:value-type="float">
            <text:p>2</text:p>
          </table:table-cell>
          <table:table-cell office:value-type="float" office:value="64" calcext:value-type="float">
            <text:p>64</text:p>
          </table:table-cell>
          <table:table-cell office:value-type="float" office:value="115" calcext:value-type="float">
            <text:p>115</text:p>
          </table:table-cell>
          <table:table-cell table:number-columns-repeated="7" office:value-type="string" calcext:value-type="string">
            <text:p>null</text:p>
          </table:table-cell>
          <table:table-cell office:value-type="string" calcext:value-type="string">
            <text:p>Two-Handed Sword +4: Life Giver</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25" office:value-type="string" calcext:value-type="string">
            <text:p>cdunq202</text:p>
          </table:table-cell>
          <table:table-cell table:number-columns-repeated="1001"/>
        </table:table-row>
        <table:table-row table:style-name="ro1">
          <table:table-cell table:style-name="ce8" office:value-type="string" calcext:value-type="string">
            <text:p>cduni147</text:p>
          </table:table-cell>
          <table:table-cell table:style-name="ce6" office:value-type="string" calcext:value-type="string">
            <text:p>isw2h02</text:p>
          </table:table-cell>
          <table:table-cell office:value-type="string" calcext:value-type="string">
            <text:p>utswd2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9" calcext:value-type="float">
            <text:p>9</text:p>
          </table:table-cell>
          <table:table-cell office:value-type="float" office:value="1" calcext:value-type="float">
            <text:p>1</text:p>
          </table:table-cell>
          <table:table-cell office:value-type="float" office:value="112" calcext:value-type="float">
            <text:p>112</text:p>
          </table:table-cell>
          <table:table-cell table:number-columns-repeated="7" office:value-type="string" calcext:value-type="string">
            <text:p>null</text:p>
          </table:table-cell>
          <table:table-cell office:value-type="string" calcext:value-type="string">
            <text:p>Two-Handed Sword of Resistance +1</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25" office:value-type="string" calcext:value-type="string">
            <text:p>cdunq196</text:p>
          </table:table-cell>
          <table:table-cell table:number-columns-repeated="1001"/>
        </table:table-row>
        <table:table-row table:style-name="ro1">
          <table:table-cell table:style-name="ce8" office:value-type="string" calcext:value-type="string">
            <text:p>cduni148</text:p>
          </table:table-cell>
          <table:table-cell table:style-name="ce6" office:value-type="string" calcext:value-type="string">
            <text:p>ihamm01</text:p>
          </table:table-cell>
          <table:table-cell office:value-type="string" calcext:value-type="string">
            <text:p>zza7ch</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64" calcext:value-type="float">
            <text:p>64</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Conlan's Hammer +1, +4 vs. iron golems</text:p>
          </table:table-cell>
          <table:table-cell office:value-type="string" calcext:value-type="string">
            <text:p>War Hammer</text:p>
          </table:table-cell>
          <table:table-cell office:value-type="float" office:value="140" calcext:value-type="float">
            <text:p>140</text:p>
          </table:table-cell>
          <table:table-cell office:value-type="string" calcext:value-type="string">
            <text:p>War Hammers</text:p>
          </table:table-cell>
          <table:table-cell table:style-name="ce30" office:value-type="string" calcext:value-type="string">
            <text:p>cdunq204</text:p>
          </table:table-cell>
          <table:table-cell table:number-columns-repeated="1001"/>
        </table:table-row>
        <table:table-row table:style-name="ro1">
          <table:table-cell table:style-name="ce8" office:value-type="string" calcext:value-type="string">
            <text:p>cduni149</text:p>
          </table:table-cell>
          <table:table-cell table:style-name="ce6" office:value-type="string" calcext:value-type="string">
            <text:p>ihamm02</text:p>
          </table:table-cell>
          <table:table-cell office:value-type="string" calcext:value-type="string">
            <text:p>u1ham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4" calcext:value-type="float">
            <text:p>64</text:p>
          </table:table-cell>
          <table:table-cell office:value-type="float" office:value="52" calcext:value-type="float">
            <text:p>52</text:p>
          </table:table-cell>
          <table:table-cell table:number-columns-repeated="7" office:value-type="string" calcext:value-type="string">
            <text:p>null</text:p>
          </table:table-cell>
          <table:table-cell office:value-type="string" calcext:value-type="string">
            <text:p>Corrosive Hammer +2</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21" office:value-type="string" calcext:value-type="string">
            <text:p>cdunq43</text:p>
          </table:table-cell>
          <table:table-cell table:number-columns-repeated="1001"/>
        </table:table-row>
        <table:table-row table:style-name="ro1">
          <table:table-cell table:style-name="ce8" office:value-type="string" calcext:value-type="string">
            <text:p>cduni150</text:p>
          </table:table-cell>
          <table:table-cell table:style-name="ce6" office:value-type="string" calcext:value-type="string">
            <text:p>imaul</text:p>
          </table:table-cell>
          <table:table-cell office:value-type="string" calcext:value-type="string">
            <text:p>u2ham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0" calcext:value-type="float">
            <text:p>40</text:p>
          </table:table-cell>
          <table:table-cell office:value-type="float" office:value="80" calcext:value-type="float">
            <text:p>80</text:p>
          </table:table-cell>
          <table:table-cell table:number-columns-repeated="7" office:value-type="string" calcext:value-type="string">
            <text:p>null</text:p>
          </table:table-cell>
          <table:table-cell office:value-type="string" calcext:value-type="string">
            <text:p>Demon's Breath +3</text:p>
          </table:table-cell>
          <table:table-cell office:value-type="string" calcext:value-type="string">
            <text:p>War Hammer (Two-Handed)</text:p>
          </table:table-cell>
          <table:table-cell office:value-type="float" office:value="140" calcext:value-type="float">
            <text:p>140</text:p>
          </table:table-cell>
          <table:table-cell office:value-type="string" calcext:value-type="string">
            <text:p>War Hammers</text:p>
          </table:table-cell>
          <table:table-cell table:style-name="ce21" office:value-type="string" calcext:value-type="string">
            <text:p>cdunq59</text:p>
          </table:table-cell>
          <table:table-cell table:number-columns-repeated="1001"/>
        </table:table-row>
        <table:table-row table:style-name="ro1">
          <table:table-cell table:style-name="ce8" office:value-type="string" calcext:value-type="string">
            <text:p>cduni151</text:p>
          </table:table-cell>
          <table:table-cell table:style-name="ce6" office:value-type="string" calcext:value-type="string">
            <text:p>ihamm04</text:p>
          </table:table-cell>
          <table:table-cell office:value-type="string" calcext:value-type="string">
            <text:p>u2ham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1" calcext:value-type="float">
            <text:p>41</text:p>
          </table:table-cell>
          <table:table-cell office:value-type="float" office:value="39" calcext:value-type="float">
            <text:p>39</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Massive War Hammer</text:p>
          </table:table-cell>
          <table:table-cell office:value-type="string" calcext:value-type="string">
            <text:p>High Quality War Hammer</text:p>
          </table:table-cell>
          <table:table-cell office:value-type="float" office:value="140" calcext:value-type="float">
            <text:p>140</text:p>
          </table:table-cell>
          <table:table-cell office:value-type="string" calcext:value-type="string">
            <text:p>War Hammers</text:p>
          </table:table-cell>
          <table:table-cell table:style-name="ce21" office:value-type="string" calcext:value-type="string">
            <text:p>cdunq55</text:p>
          </table:table-cell>
          <table:table-cell table:number-columns-repeated="1001"/>
        </table:table-row>
        <table:table-row table:style-name="ro1">
          <table:table-cell table:style-name="ce8" office:value-type="string" calcext:value-type="string">
            <text:p>cduni152</text:p>
          </table:table-cell>
          <table:table-cell table:style-name="ce6" office:value-type="string" calcext:value-type="string">
            <text:p>ihamm02</text:p>
          </table:table-cell>
          <table:table-cell office:value-type="string" calcext:value-type="string">
            <text:p>u1ham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10" calcext:value-type="float">
            <text:p>10</text:p>
          </table:table-cell>
          <table:table-cell office:value-type="float" office:value="16" calcext:value-type="float">
            <text:p>16</text:p>
          </table:table-cell>
          <table:table-cell table:number-columns-repeated="7" office:value-type="string" calcext:value-type="string">
            <text:p>null</text:p>
          </table:table-cell>
          <table:table-cell office:value-type="string" calcext:value-type="string">
            <text:p>Sanctified War Hammer +1</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21" office:value-type="string" calcext:value-type="string">
            <text:p>cdunq42</text:p>
          </table:table-cell>
          <table:table-cell table:number-columns-repeated="1001"/>
        </table:table-row>
        <table:table-row table:style-name="ro1">
          <table:table-cell table:style-name="ce8" office:value-type="string" calcext:value-type="string">
            <text:p>cduni153</text:p>
          </table:table-cell>
          <table:table-cell table:style-name="ce6" office:value-type="string" calcext:value-type="string">
            <text:p>imaul</text:p>
          </table:table-cell>
          <table:table-cell office:value-type="string" calcext:value-type="string">
            <text:p>u2ham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67" calcext:value-type="float">
            <text:p>67</text:p>
          </table:table-cell>
          <table:table-cell office:value-type="float" office:value="81" calcext:value-type="float">
            <text:p>81</text:p>
          </table:table-cell>
          <table:table-cell table:number-columns-repeated="7" office:value-type="string" calcext:value-type="string">
            <text:p>null</text:p>
          </table:table-cell>
          <table:table-cell office:value-type="string" calcext:value-type="string">
            <text:p>Sanctified War Hammer +2</text:p>
          </table:table-cell>
          <table:table-cell office:value-type="string" calcext:value-type="string">
            <text:p>War Hammer (Two-Handed)</text:p>
          </table:table-cell>
          <table:table-cell office:value-type="float" office:value="140" calcext:value-type="float">
            <text:p>140</text:p>
          </table:table-cell>
          <table:table-cell office:value-type="string" calcext:value-type="string">
            <text:p>War Hammers</text:p>
          </table:table-cell>
          <table:table-cell table:style-name="ce21" office:value-type="string" calcext:value-type="string">
            <text:p>cdunq56</text:p>
          </table:table-cell>
          <table:table-cell table:number-columns-repeated="1001"/>
        </table:table-row>
        <table:table-row table:style-name="ro1">
          <table:table-cell table:style-name="ce8" office:value-type="string" calcext:value-type="string">
            <text:p>cduni154</text:p>
          </table:table-cell>
          <table:table-cell table:style-name="ce6" office:value-type="string" calcext:value-type="string">
            <text:p>ihamm02</text:p>
          </table:table-cell>
          <table:table-cell office:value-type="string" calcext:value-type="string">
            <text:p>u1ham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16" calcext:value-type="float">
            <text:p>16</text:p>
          </table:table-cell>
          <table:table-cell office:value-type="float" office:value="25" calcext:value-type="float">
            <text:p>25</text:p>
          </table:table-cell>
          <table:table-cell table:number-columns-repeated="7" office:value-type="string" calcext:value-type="string">
            <text:p>null</text:p>
          </table:table-cell>
          <table:table-cell office:value-type="string" calcext:value-type="string">
            <text:p>Sanctified War Hammer +3</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21" office:value-type="string" calcext:value-type="string">
            <text:p>cdunq46</text:p>
          </table:table-cell>
          <table:table-cell table:number-columns-repeated="1001"/>
        </table:table-row>
        <table:table-row table:style-name="ro1">
          <table:table-cell table:style-name="ce8" office:value-type="string" calcext:value-type="string">
            <text:p>cduni155</text:p>
          </table:table-cell>
          <table:table-cell table:style-name="ce6" office:value-type="string" calcext:value-type="string">
            <text:p>imaul</text:p>
          </table:table-cell>
          <table:table-cell office:value-type="string" calcext:value-type="string">
            <text:p>u2ham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8" calcext:value-type="float">
            <text:p>68</text:p>
          </table:table-cell>
          <table:table-cell office:value-type="float" office:value="82" calcext:value-type="float">
            <text:p>82</text:p>
          </table:table-cell>
          <table:table-cell office:value-type="float" office:value="71" calcext:value-type="float">
            <text:p>71</text:p>
          </table:table-cell>
          <table:table-cell table:number-columns-repeated="7" office:value-type="string" calcext:value-type="string">
            <text:p>null</text:p>
          </table:table-cell>
          <table:table-cell office:value-type="string" calcext:value-type="string">
            <text:p>Star-Forged War Hammer +4</text:p>
          </table:table-cell>
          <table:table-cell office:value-type="string" calcext:value-type="string">
            <text:p>War Hammer (Two-Handed)</text:p>
          </table:table-cell>
          <table:table-cell office:value-type="float" office:value="140" calcext:value-type="float">
            <text:p>140</text:p>
          </table:table-cell>
          <table:table-cell office:value-type="string" calcext:value-type="string">
            <text:p>War Hammers</text:p>
          </table:table-cell>
          <table:table-cell table:style-name="ce21" office:value-type="string" calcext:value-type="string">
            <text:p>cdunq57</text:p>
          </table:table-cell>
          <table:table-cell table:number-columns-repeated="1001"/>
        </table:table-row>
        <table:table-row table:style-name="ro1">
          <table:table-cell table:style-name="ce8" office:value-type="string" calcext:value-type="string">
            <text:p>cduni156</text:p>
          </table:table-cell>
          <table:table-cell table:style-name="ce6" office:value-type="string" calcext:value-type="string">
            <text:p>ihamm02</text:p>
          </table:table-cell>
          <table:table-cell office:value-type="string" calcext:value-type="string">
            <text:p>u1ham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5" calcext:value-type="float">
            <text:p>95</text:p>
          </table:table-cell>
          <table:table-cell office:value-type="float" office:value="80" calcext:value-type="float">
            <text:p>80</text:p>
          </table:table-cell>
          <table:table-cell table:number-columns-repeated="7" office:value-type="string" calcext:value-type="string">
            <text:p>null</text:p>
          </table:table-cell>
          <table:table-cell office:value-type="string" calcext:value-type="string">
            <text:p>War Hammer +3: Life Giver</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31" office:value-type="string" calcext:value-type="string">
            <text:p>cdunq45</text:p>
          </table:table-cell>
          <table:table-cell table:number-columns-repeated="1001"/>
        </table:table-row>
        <table:table-row table:style-name="ro1">
          <table:table-cell table:style-name="ce8" office:value-type="string" calcext:value-type="string">
            <text:p>cduni157</text:p>
          </table:table-cell>
          <table:table-cell table:style-name="ce6" office:value-type="string" calcext:value-type="string">
            <text:p>ihamm02</text:p>
          </table:table-cell>
          <table:table-cell office:value-type="string" calcext:value-type="string">
            <text:p>u1ham5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1" calcext:value-type="float">
            <text:p>41</text:p>
          </table:table-cell>
          <table:table-cell office:value-type="float" office:value="82" calcext:value-type="float">
            <text:p>82</text:p>
          </table:table-cell>
          <table:table-cell table:number-columns-repeated="7" office:value-type="string" calcext:value-type="string">
            <text:p>null</text:p>
          </table:table-cell>
          <table:table-cell office:value-type="string" calcext:value-type="string">
            <text:p>War Hammer +4: Defender</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21" office:value-type="string" calcext:value-type="string">
            <text:p>cdunq48</text:p>
          </table:table-cell>
          <table:table-cell table:number-columns-repeated="1001"/>
        </table:table-row>
        <table:table-row table:style-name="ro1">
          <table:table-cell table:style-name="ce8" office:value-type="string" calcext:value-type="string">
            <text:p>cduni158</text:p>
          </table:table-cell>
          <table:table-cell table:style-name="ce6" office:value-type="string" calcext:value-type="string">
            <text:p>imaul</text:p>
          </table:table-cell>
          <table:table-cell office:value-type="string" calcext:value-type="string">
            <text:p>u2ham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1" calcext:value-type="float">
            <text:p>41</text:p>
          </table:table-cell>
          <table:table-cell office:value-type="float" office:value="82" calcext:value-type="float">
            <text:p>82</text:p>
          </table:table-cell>
          <table:table-cell table:number-columns-repeated="7" office:value-type="string" calcext:value-type="string">
            <text:p>null</text:p>
          </table:table-cell>
          <table:table-cell office:value-type="string" calcext:value-type="string">
            <text:p>War Hammer of Phasing +2</text:p>
          </table:table-cell>
          <table:table-cell office:value-type="string" calcext:value-type="string">
            <text:p>War Hammer (Two-Handed)</text:p>
          </table:table-cell>
          <table:table-cell office:value-type="float" office:value="140" calcext:value-type="float">
            <text:p>140</text:p>
          </table:table-cell>
          <table:table-cell office:value-type="string" calcext:value-type="string">
            <text:p>War Hammers</text:p>
          </table:table-cell>
          <table:table-cell table:style-name="ce21" office:value-type="string" calcext:value-type="string">
            <text:p>cdunq58</text:p>
          </table:table-cell>
          <table:table-cell table:number-columns-repeated="1001"/>
        </table:table-row>
        <table:table-row table:style-name="ro1">
          <table:table-cell table:style-name="ce8" office:value-type="string" calcext:value-type="string">
            <text:p>cduni159</text:p>
          </table:table-cell>
          <table:table-cell table:style-name="ce6" office:value-type="string" calcext:value-type="string">
            <text:p>ihamm02</text:p>
          </table:table-cell>
          <table:table-cell office:value-type="string" calcext:value-type="string">
            <text:p>u1ham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87" calcext:value-type="float">
            <text:p>87</text:p>
          </table:table-cell>
          <table:table-cell office:value-type="float" office:value="68" calcext:value-type="float">
            <text:p>68</text:p>
          </table:table-cell>
          <table:table-cell table:number-columns-repeated="7" office:value-type="string" calcext:value-type="string">
            <text:p>null</text:p>
          </table:table-cell>
          <table:table-cell office:value-type="string" calcext:value-type="string">
            <text:p>War Hammer of Phasing +3</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21" office:value-type="string" calcext:value-type="string">
            <text:p>cdunq47</text:p>
          </table:table-cell>
          <table:table-cell table:number-columns-repeated="1001"/>
        </table:table-row>
        <table:table-row table:style-name="ro1">
          <table:table-cell table:style-name="ce8" office:value-type="string" calcext:value-type="string">
            <text:p>cduni160</text:p>
          </table:table-cell>
          <table:table-cell table:style-name="ce6" office:value-type="string" calcext:value-type="string">
            <text:p>ihamm02</text:p>
          </table:table-cell>
          <table:table-cell office:value-type="string" calcext:value-type="string">
            <text:p>u1ham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6" calcext:value-type="float">
            <text:p>66</text:p>
          </table:table-cell>
          <table:table-cell office:value-type="float" office:value="65" calcext:value-type="float">
            <text:p>65</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War Hammer of Sparks +2</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21" office:value-type="string" calcext:value-type="string">
            <text:p>cdunq44</text:p>
          </table:table-cell>
          <table:table-cell table:number-columns-repeated="1001"/>
        </table:table-row>
        <table:table-row table:style-name="ro1">
          <table:table-cell table:style-name="ce8" office:value-type="string" calcext:value-type="string">
            <text:p>cduni161</text:p>
          </table:table-cell>
          <table:table-cell table:style-name="ce6" office:value-type="string" calcext:value-type="string">
            <text:p>ibelt01</text:p>
          </table:table-cell>
          <table:table-cell office:value-type="string" calcext:value-type="string">
            <text:p>berserk</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one Marrow Belt</text:p>
          </table:table-cell>
          <table:table-cell office:value-type="string" calcext:value-type="string">
            <text:p>Girdle</text:p>
          </table:table-cell>
          <table:table-cell office:value-type="float" office:value="150" calcext:value-type="float">
            <text:p>150</text:p>
          </table:table-cell>
          <table:table-cell office:value-type="string" calcext:value-type="string">
            <text:p>Armor</text:p>
          </table:table-cell>
          <table:table-cell table:style-name="ce21" office:value-type="string" calcext:value-type="string">
            <text:p>cdunq4</text:p>
          </table:table-cell>
          <table:table-cell table:number-columns-repeated="1001"/>
        </table:table-row>
        <table:table-row table:style-name="ro1">
          <table:table-cell table:style-name="ce8" office:value-type="string" calcext:value-type="string">
            <text:p>cduni162</text:p>
          </table:table-cell>
          <table:table-cell table:style-name="ce6" office:value-type="string" calcext:value-type="string">
            <text:p>iboot03</text:p>
          </table:table-cell>
          <table:table-cell office:value-type="string" calcext:value-type="string">
            <text:p>elfboot</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Elven Sewn Boots</text:p>
          </table:table-cell>
          <table:table-cell office:value-type="string" calcext:value-type="string">
            <text:p>Boots of the North</text:p>
          </table:table-cell>
          <table:table-cell office:value-type="float" office:value="150" calcext:value-type="float">
            <text:p>150</text:p>
          </table:table-cell>
          <table:table-cell office:value-type="string" calcext:value-type="string">
            <text:p>Armor</text:p>
          </table:table-cell>
          <table:table-cell table:style-name="ce21" office:value-type="string" calcext:value-type="string">
            <text:p>cdunq9</text:p>
          </table:table-cell>
          <table:table-cell table:number-columns-repeated="1001"/>
        </table:table-row>
        <table:table-row table:style-name="ro1">
          <table:table-cell table:style-name="ce8" office:value-type="string" calcext:value-type="string">
            <text:p>cduni163</text:p>
          </table:table-cell>
          <table:table-cell table:style-name="ce6" office:value-type="string" calcext:value-type="string">
            <text:p>iplat05</text:p>
          </table:table-cell>
          <table:table-cell office:value-type="string" calcext:value-type="string">
            <text:p>plat19</text:p>
          </table:table-cell>
          <table:table-cell office:value-type="string" calcext:value-type="string">
            <text:p>null</text:p>
          </table:table-cell>
          <table:table-cell office:value-type="string" calcext:value-type="string">
            <text:p>armor</text:p>
          </table:table-cell>
          <table:table-cell office:value-type="float" office:value="30" calcext:value-type="float">
            <text:p>30</text:p>
          </table:table-cell>
          <table:table-cell office:value-type="float" office:value="23" calcext:value-type="float">
            <text:p>23</text:p>
          </table:table-cell>
          <table:table-cell office:value-type="float" office:value="30" calcext:value-type="float">
            <text:p>30</text:p>
          </table:table-cell>
          <table:table-cell table:number-columns-repeated="10" office:value-type="string" calcext:value-type="string">
            <text:p>null</text:p>
          </table:table-cell>
          <table:table-cell office:value-type="string" calcext:value-type="string">
            <text:p>Full Plate Mail +2 (via Wish)</text:p>
          </table:table-cell>
          <table:table-cell office:value-type="string" calcext:value-type="string">
            <text:p>Full Plate Mail +1</text:p>
          </table:table-cell>
          <table:table-cell office:value-type="float" office:value="150" calcext:value-type="float">
            <text:p>150</text:p>
          </table:table-cell>
          <table:table-cell office:value-type="string" calcext:value-type="string">
            <text:p>Armor</text:p>
          </table:table-cell>
          <table:table-cell table:style-name="ce21" office:value-type="string" calcext:value-type="string">
            <text:p>cdunq31</text:p>
          </table:table-cell>
          <table:table-cell table:number-columns-repeated="1001"/>
        </table:table-row>
        <table:table-row table:style-name="ro1">
          <table:table-cell table:style-name="ce8" office:value-type="string" calcext:value-type="string">
            <text:p>cduni164</text:p>
          </table:table-cell>
          <table:table-cell table:style-name="ce6" office:value-type="string" calcext:value-type="string">
            <text:p>ishld06</text:p>
          </table:table-cell>
          <table:table-cell office:value-type="string" calcext:value-type="string">
            <text:p>ushld3b</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2" office:value-type="float" office:value="2" calcext:value-type="float">
            <text:p>2</text:p>
          </table:table-cell>
          <table:table-cell office:value-type="float" office:value="39" calcext:value-type="float">
            <text:p>39</text:p>
          </table:table-cell>
          <table:table-cell office:value-type="float" office:value="41" calcext:value-type="float">
            <text:p>41</text:p>
          </table:table-cell>
          <table:table-cell table:number-columns-repeated="3" office:value-type="string" calcext:value-type="string">
            <text:p>null</text:p>
          </table:table-cell>
          <table:table-cell office:value-type="string" calcext:value-type="string">
            <text:p>Great Shield +3</text:p>
          </table:table-cell>
          <table:table-cell office:value-type="string" calcext:value-type="string">
            <text:p>Large Shield +1</text:p>
          </table:table-cell>
          <table:table-cell office:value-type="float" office:value="150" calcext:value-type="float">
            <text:p>150</text:p>
          </table:table-cell>
          <table:table-cell office:value-type="string" calcext:value-type="string">
            <text:p>Armor</text:p>
          </table:table-cell>
          <table:table-cell table:style-name="ce21" office:value-type="string" calcext:value-type="string">
            <text:p>cdunq167</text:p>
          </table:table-cell>
          <table:table-cell table:number-columns-repeated="1001"/>
        </table:table-row>
        <table:table-row table:style-name="ro1">
          <table:table-cell table:style-name="ce8" office:value-type="string" calcext:value-type="string">
            <text:p>cduni165</text:p>
          </table:table-cell>
          <table:table-cell table:style-name="ce6" office:value-type="string" calcext:value-type="string">
            <text:p>ihelm02</text:p>
          </table:table-cell>
          <table:table-cell office:value-type="string" calcext:value-type="string">
            <text:p>helm12</text:p>
          </table:table-cell>
          <table:table-cell office:value-type="string" calcext:value-type="string">
            <text:p>h0</text:p>
          </table:table-cell>
          <table:table-cell office:value-type="string" calcext:value-type="string">
            <text:p>helm</text:p>
          </table:table-cell>
          <table:table-cell table:number-columns-repeated="10" office:value-type="string" calcext:value-type="string">
            <text:p>null</text:p>
          </table:table-cell>
          <table:table-cell office:value-type="float" office:value="24" calcext:value-type="float">
            <text:p>24</text:p>
          </table:table-cell>
          <table:table-cell table:number-columns-repeated="2" office:value-type="float" office:value="28" calcext:value-type="float">
            <text:p>28</text:p>
          </table:table-cell>
          <table:table-cell office:value-type="string" calcext:value-type="string">
            <text:p>Helmet</text:p>
          </table:table-cell>
          <table:table-cell office:value-type="string" calcext:value-type="string">
            <text:p>Helm of Glory</text:p>
          </table:table-cell>
          <table:table-cell office:value-type="float" office:value="150" calcext:value-type="float">
            <text:p>150</text:p>
          </table:table-cell>
          <table:table-cell office:value-type="string" calcext:value-type="string">
            <text:p>Armor</text:p>
          </table:table-cell>
          <table:table-cell table:style-name="ce31" office:value-type="string" calcext:value-type="string">
            <text:p>cdunq16</text:p>
          </table:table-cell>
          <table:table-cell table:number-columns-repeated="1000"/>
          <table:table-cell table:style-name="ce6"/>
        </table:table-row>
        <table:table-row table:style-name="ro1">
          <table:table-cell table:style-name="ce8" office:value-type="string" calcext:value-type="string">
            <text:p>cduni166</text:p>
          </table:table-cell>
          <table:table-cell table:style-name="ce6" office:value-type="string" calcext:value-type="string">
            <text:p>ihelm03</text:p>
          </table:table-cell>
          <table:table-cell office:value-type="string" calcext:value-type="string">
            <text:p>helm09</text:p>
          </table:table-cell>
          <table:table-cell office:value-type="string" calcext:value-type="string">
            <text:p>%h5%</text:p>
          </table:table-cell>
          <table:table-cell office:value-type="string" calcext:value-type="string">
            <text:p>helm</text:p>
          </table:table-cell>
          <table:table-cell table:number-columns-repeated="10" office:value-type="string" calcext:value-type="string">
            <text:p>null</text:p>
          </table:table-cell>
          <table:table-cell office:value-type="float" office:value="46" calcext:value-type="float">
            <text:p>46</text:p>
          </table:table-cell>
          <table:table-cell office:value-type="float" office:value="49" calcext:value-type="float">
            <text:p>49</text:p>
          </table:table-cell>
          <table:table-cell office:value-type="float" office:value="26" calcext:value-type="float">
            <text:p>26</text:p>
          </table:table-cell>
          <table:table-cell office:value-type="string" calcext:value-type="string">
            <text:p>Helmet</text:p>
          </table:table-cell>
          <table:table-cell office:value-type="string" calcext:value-type="string">
            <text:p>Helmet of Charm Protection</text:p>
          </table:table-cell>
          <table:table-cell office:value-type="float" office:value="150" calcext:value-type="float">
            <text:p>150</text:p>
          </table:table-cell>
          <table:table-cell office:value-type="string" calcext:value-type="string">
            <text:p>Armor</text:p>
          </table:table-cell>
          <table:table-cell table:style-name="ce21" office:value-type="string" calcext:value-type="string">
            <text:p>cdunq13</text:p>
          </table:table-cell>
          <table:table-cell table:number-columns-repeated="1001"/>
        </table:table-row>
        <table:table-row table:style-name="ro1">
          <table:table-cell table:style-name="ce8" office:value-type="string" calcext:value-type="string">
            <text:p>cduni167</text:p>
          </table:table-cell>
          <table:table-cell table:style-name="ce6" office:value-type="string" calcext:value-type="string">
            <text:p>ihelm04</text:p>
          </table:table-cell>
          <table:table-cell office:value-type="string" calcext:value-type="string">
            <text:p>helm08</text:p>
          </table:table-cell>
          <table:table-cell office:value-type="string" calcext:value-type="string">
            <text:p>h2</text:p>
          </table:table-cell>
          <table:table-cell office:value-type="string" calcext:value-type="string">
            <text:p>helm</text:p>
          </table:table-cell>
          <table:table-cell table:number-columns-repeated="10" office:value-type="string" calcext:value-type="string">
            <text:p>null</text:p>
          </table:table-cell>
          <table:table-cell office:value-type="float" office:value="72" calcext:value-type="float">
            <text:p>72</text:p>
          </table:table-cell>
          <table:table-cell office:value-type="float" office:value="64" calcext:value-type="float">
            <text:p>64</text:p>
          </table:table-cell>
          <table:table-cell office:value-type="float" office:value="65" calcext:value-type="float">
            <text:p>65</text:p>
          </table:table-cell>
          <table:table-cell office:value-type="string" calcext:value-type="string">
            <text:p>Helmet</text:p>
          </table:table-cell>
          <table:table-cell office:value-type="string" calcext:value-type="string">
            <text:p>Helmet of Opposite Alignment</text:p>
          </table:table-cell>
          <table:table-cell office:value-type="float" office:value="150" calcext:value-type="float">
            <text:p>150</text:p>
          </table:table-cell>
          <table:table-cell office:value-type="string" calcext:value-type="string">
            <text:p>Armor</text:p>
          </table:table-cell>
          <table:table-cell table:style-name="ce21" office:value-type="string" calcext:value-type="string">
            <text:p>cdunq12</text:p>
          </table:table-cell>
          <table:table-cell table:number-columns-repeated="1001"/>
        </table:table-row>
        <table:table-row table:style-name="ro1">
          <table:table-cell table:style-name="ce8" office:value-type="string" calcext:value-type="string">
            <text:p>cduni168</text:p>
          </table:table-cell>
          <table:table-cell table:style-name="ce6" office:value-type="string" calcext:value-type="string">
            <text:p>ihelm05</text:p>
          </table:table-cell>
          <table:table-cell office:value-type="string" calcext:value-type="string">
            <text:p>helm10</text:p>
          </table:table-cell>
          <table:table-cell office:value-type="string" calcext:value-type="string">
            <text:p>%h6%</text:p>
          </table:table-cell>
          <table:table-cell office:value-type="string" calcext:value-type="string">
            <text:p>helm</text:p>
          </table:table-cell>
          <table:table-cell table:number-columns-repeated="10" office:value-type="string" calcext:value-type="string">
            <text:p>null</text:p>
          </table:table-cell>
          <table:table-cell office:value-type="float" office:value="79" calcext:value-type="float">
            <text:p>79</text:p>
          </table:table-cell>
          <table:table-cell table:number-columns-repeated="2" office:value-type="float" office:value="64" calcext:value-type="float">
            <text:p>64</text:p>
          </table:table-cell>
          <table:table-cell office:value-type="string" calcext:value-type="string">
            <text:p>Helmet</text:p>
          </table:table-cell>
          <table:table-cell office:value-type="string" calcext:value-type="string">
            <text:p>Helmet of Infravision</text:p>
          </table:table-cell>
          <table:table-cell office:value-type="float" office:value="150" calcext:value-type="float">
            <text:p>150</text:p>
          </table:table-cell>
          <table:table-cell office:value-type="string" calcext:value-type="string">
            <text:p>Armor</text:p>
          </table:table-cell>
          <table:table-cell table:style-name="ce21" office:value-type="string" calcext:value-type="string">
            <text:p>cdunq14</text:p>
          </table:table-cell>
          <table:table-cell table:number-columns-repeated="1001"/>
        </table:table-row>
        <table:table-row table:style-name="ro1">
          <table:table-cell table:style-name="ce8" office:value-type="string" calcext:value-type="string">
            <text:p>cduni169</text:p>
          </table:table-cell>
          <table:table-cell table:style-name="ce6" office:value-type="string" calcext:value-type="string">
            <text:p>ihelm05</text:p>
          </table:table-cell>
          <table:table-cell office:value-type="string" calcext:value-type="string">
            <text:p>helm11</text:p>
          </table:table-cell>
          <table:table-cell office:value-type="string" calcext:value-type="string">
            <text:p>%h4%</text:p>
          </table:table-cell>
          <table:table-cell office:value-type="string" calcext:value-type="string">
            <text:p>helm</text:p>
          </table:table-cell>
          <table:table-cell table:number-columns-repeated="10" office:value-type="string" calcext:value-type="string">
            <text:p>null</text:p>
          </table:table-cell>
          <table:table-cell office:value-type="float" office:value="53" calcext:value-type="float">
            <text:p>53</text:p>
          </table:table-cell>
          <table:table-cell table:number-columns-repeated="2" office:value-type="float" office:value="30" calcext:value-type="float">
            <text:p>30</text:p>
          </table:table-cell>
          <table:table-cell office:value-type="string" calcext:value-type="string">
            <text:p>Helmet</text:p>
          </table:table-cell>
          <table:table-cell office:value-type="string" calcext:value-type="string">
            <text:p>Helmet of Infravision</text:p>
          </table:table-cell>
          <table:table-cell office:value-type="float" office:value="150" calcext:value-type="float">
            <text:p>150</text:p>
          </table:table-cell>
          <table:table-cell office:value-type="string" calcext:value-type="string">
            <text:p>Armor</text:p>
          </table:table-cell>
          <table:table-cell table:style-name="ce31" office:value-type="string" calcext:value-type="string">
            <text:p>cdunq15</text:p>
          </table:table-cell>
          <table:table-cell table:number-columns-repeated="1000"/>
          <table:table-cell table:style-name="ce6"/>
        </table:table-row>
        <table:table-row table:style-name="ro1">
          <table:table-cell table:style-name="ce8" office:value-type="string" calcext:value-type="string">
            <text:p>cduni170</text:p>
          </table:table-cell>
          <table:table-cell table:style-name="ce6" office:value-type="string" calcext:value-type="string">
            <text:p>ibrac06</text:p>
          </table:table-cell>
          <table:table-cell office:value-type="string" calcext:value-type="string">
            <text:p>kayglov</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aylessa's Gloves</text:p>
          </table:table-cell>
          <table:table-cell office:value-type="string" calcext:value-type="string">
            <text:p>Gauntlets of Ogre Power</text:p>
          </table:table-cell>
          <table:table-cell office:value-type="float" office:value="150" calcext:value-type="float">
            <text:p>150</text:p>
          </table:table-cell>
          <table:table-cell office:value-type="string" calcext:value-type="string">
            <text:p>Armor</text:p>
          </table:table-cell>
          <table:table-cell table:style-name="ce21" office:value-type="string" calcext:value-type="string">
            <text:p>cdunq19</text:p>
          </table:table-cell>
          <table:table-cell table:number-columns-repeated="1001"/>
        </table:table-row>
        <table:table-row table:style-name="ro1">
          <table:table-cell table:style-name="ce8" office:value-type="string" calcext:value-type="string">
            <text:p>cduni171</text:p>
          </table:table-cell>
          <table:table-cell table:style-name="ce6" office:value-type="string" calcext:value-type="string">
            <text:p>ishld06</text:p>
          </table:table-cell>
          <table:table-cell office:value-type="string" calcext:value-type="string">
            <text:p>ushld2b</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2" office:value-type="float" office:value="87" calcext:value-type="float">
            <text:p>87</text:p>
          </table:table-cell>
          <table:table-cell office:value-type="float" office:value="66" calcext:value-type="float">
            <text:p>66</text:p>
          </table:table-cell>
          <table:table-cell office:value-type="float" office:value="23" calcext:value-type="float">
            <text:p>23</text:p>
          </table:table-cell>
          <table:table-cell table:number-columns-repeated="3" office:value-type="string" calcext:value-type="string">
            <text:p>null</text:p>
          </table:table-cell>
          <table:table-cell office:value-type="string" calcext:value-type="string">
            <text:p>Large Shield +1 of Missile Deflection</text:p>
          </table:table-cell>
          <table:table-cell office:value-type="string" calcext:value-type="string">
            <text:p>Large Shield +1</text:p>
          </table:table-cell>
          <table:table-cell office:value-type="float" office:value="150" calcext:value-type="float">
            <text:p>150</text:p>
          </table:table-cell>
          <table:table-cell office:value-type="string" calcext:value-type="string">
            <text:p>Armor</text:p>
          </table:table-cell>
          <table:table-cell table:style-name="ce21" office:value-type="string" calcext:value-type="string">
            <text:p>cdunq165</text:p>
          </table:table-cell>
          <table:table-cell table:number-columns-repeated="1001"/>
        </table:table-row>
        <table:table-row table:style-name="ro1">
          <table:table-cell table:style-name="ce8" office:value-type="string" calcext:value-type="string">
            <text:p>cduni172</text:p>
          </table:table-cell>
          <table:table-cell table:style-name="ce6" office:value-type="string" calcext:value-type="string">
            <text:p>ishld06</text:p>
          </table:table-cell>
          <table:table-cell office:value-type="string" calcext:value-type="string">
            <text:p>ushld4a</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2" office:value-type="float" office:value="47" calcext:value-type="float">
            <text:p>47</text:p>
          </table:table-cell>
          <table:table-cell office:value-type="float" office:value="114" calcext:value-type="float">
            <text:p>114</text:p>
          </table:table-cell>
          <table:table-cell office:value-type="float" office:value="1" calcext:value-type="float">
            <text:p>1</text:p>
          </table:table-cell>
          <table:table-cell table:number-columns-repeated="3" office:value-type="string" calcext:value-type="string">
            <text:p>null</text:p>
          </table:table-cell>
          <table:table-cell office:value-type="string" calcext:value-type="string">
            <text:p>Large Shield of Strength +1</text:p>
          </table:table-cell>
          <table:table-cell office:value-type="string" calcext:value-type="string">
            <text:p>Large Shield +1</text:p>
          </table:table-cell>
          <table:table-cell office:value-type="float" office:value="150" calcext:value-type="float">
            <text:p>150</text:p>
          </table:table-cell>
          <table:table-cell office:value-type="string" calcext:value-type="string">
            <text:p>Armor</text:p>
          </table:table-cell>
          <table:table-cell table:style-name="ce21" office:value-type="string" calcext:value-type="string">
            <text:p>cdunq168</text:p>
          </table:table-cell>
          <table:table-cell table:number-columns-repeated="1001"/>
        </table:table-row>
        <table:table-row table:style-name="ro1">
          <table:table-cell table:style-name="ce8" office:value-type="string" calcext:value-type="string">
            <text:p>cduni173</text:p>
          </table:table-cell>
          <table:table-cell table:style-name="ce6" office:value-type="string" calcext:value-type="string">
            <text:p>iclck15</text:p>
          </table:table-cell>
          <table:table-cell office:value-type="string" calcext:value-type="string">
            <text:p>presrob</text:p>
          </table:table-cell>
          <table:table-cell office:value-type="string" calcext:value-type="string">
            <text:p>null</text:p>
          </table:table-cell>
          <table:table-cell office:value-type="string" calcext:value-type="string">
            <text:p>armor</text:p>
          </table:table-cell>
          <table:table-cell office:value-type="float" office:value="88" calcext:value-type="float">
            <text:p>88</text:p>
          </table:table-cell>
          <table:table-cell table:number-columns-repeated="2" office:value-type="float" office:value="60" calcext:value-type="float">
            <text:p>60</text:p>
          </table:table-cell>
          <table:table-cell table:number-columns-repeated="10" office:value-type="string" calcext:value-type="string">
            <text:p>null</text:p>
          </table:table-cell>
          <table:table-cell office:value-type="string" calcext:value-type="string">
            <text:p>Necromancer's Robe</text:p>
          </table:table-cell>
          <table:table-cell office:value-type="string" calcext:value-type="string">
            <text:p>Robe of the Good Archmagi</text:p>
          </table:table-cell>
          <table:table-cell office:value-type="float" office:value="150" calcext:value-type="float">
            <text:p>150</text:p>
          </table:table-cell>
          <table:table-cell office:value-type="string" calcext:value-type="string">
            <text:p>Armor</text:p>
          </table:table-cell>
          <table:table-cell table:style-name="ce21" office:value-type="string" calcext:value-type="string">
            <text:p>cdunq35</text:p>
          </table:table-cell>
          <table:table-cell table:number-columns-repeated="1001"/>
        </table:table-row>
        <table:table-row table:style-name="ro1">
          <table:table-cell table:style-name="ce8" office:value-type="string" calcext:value-type="string">
            <text:p>cduni174</text:p>
          </table:table-cell>
          <table:table-cell table:style-name="ce6" office:value-type="string" calcext:value-type="string">
            <text:p>ishld06</text:p>
          </table:table-cell>
          <table:table-cell office:value-type="string" calcext:value-type="string">
            <text:p>ushld2a</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3" office:value-type="float" office:value="37" calcext:value-type="float">
            <text:p>37</text:p>
          </table:table-cell>
          <table:table-cell office:value-type="float" office:value="15" calcext:value-type="float">
            <text:p>15</text:p>
          </table:table-cell>
          <table:table-cell table:number-columns-repeated="3" office:value-type="string" calcext:value-type="string">
            <text:p>null</text:p>
          </table:table-cell>
          <table:table-cell office:value-type="string" calcext:value-type="string">
            <text:p>Reinforced Large Shield +1</text:p>
          </table:table-cell>
          <table:table-cell office:value-type="string" calcext:value-type="string">
            <text:p>Large Shield +1</text:p>
          </table:table-cell>
          <table:table-cell office:value-type="float" office:value="150" calcext:value-type="float">
            <text:p>150</text:p>
          </table:table-cell>
          <table:table-cell office:value-type="string" calcext:value-type="string">
            <text:p>Armor</text:p>
          </table:table-cell>
          <table:table-cell table:style-name="ce21" office:value-type="string" calcext:value-type="string">
            <text:p>cdunq164</text:p>
          </table:table-cell>
          <table:table-cell table:number-columns-repeated="1001"/>
        </table:table-row>
        <table:table-row table:style-name="ro1">
          <table:table-cell table:style-name="ce8" office:value-type="string" calcext:value-type="string">
            <text:p>cduni175</text:p>
          </table:table-cell>
          <table:table-cell table:style-name="ce6" office:value-type="string" calcext:value-type="string">
            <text:p>ishld06</text:p>
          </table:table-cell>
          <table:table-cell office:value-type="string" calcext:value-type="string">
            <text:p>ushld3a</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2" office:value-type="float" office:value="2" calcext:value-type="float">
            <text:p>2</text:p>
          </table:table-cell>
          <table:table-cell office:value-type="float" office:value="37" calcext:value-type="float">
            <text:p>37</text:p>
          </table:table-cell>
          <table:table-cell office:value-type="float" office:value="15" calcext:value-type="float">
            <text:p>15</text:p>
          </table:table-cell>
          <table:table-cell table:number-columns-repeated="3" office:value-type="string" calcext:value-type="string">
            <text:p>null</text:p>
          </table:table-cell>
          <table:table-cell office:value-type="string" calcext:value-type="string">
            <text:p>Reinforced Large Shield +2</text:p>
          </table:table-cell>
          <table:table-cell office:value-type="string" calcext:value-type="string">
            <text:p>Large Shield +1</text:p>
          </table:table-cell>
          <table:table-cell office:value-type="float" office:value="150" calcext:value-type="float">
            <text:p>150</text:p>
          </table:table-cell>
          <table:table-cell office:value-type="string" calcext:value-type="string">
            <text:p>Armor</text:p>
          </table:table-cell>
          <table:table-cell table:style-name="ce21" office:value-type="string" calcext:value-type="string">
            <text:p>cdunq166</text:p>
          </table:table-cell>
          <table:table-cell table:number-columns-repeated="1001"/>
        </table:table-row>
        <table:table-row table:style-name="ro1">
          <table:table-cell table:style-name="ce8" office:value-type="string" calcext:value-type="string">
            <text:p>cduni176</text:p>
          </table:table-cell>
          <table:table-cell table:style-name="ce6" office:value-type="string" calcext:value-type="string">
            <text:p>ileat05</text:p>
          </table:table-cell>
          <table:table-cell office:value-type="string" calcext:value-type="string">
            <text:p>usltr2a</text:p>
          </table:table-cell>
          <table:table-cell office:value-type="string" calcext:value-type="string">
            <text:p>null</text:p>
          </table:table-cell>
          <table:table-cell office:value-type="string" calcext:value-type="string">
            <text:p>armor</text:p>
          </table:table-cell>
          <table:table-cell office:value-type="float" office:value="25" calcext:value-type="float">
            <text:p>25</text:p>
          </table:table-cell>
          <table:table-cell office:value-type="float" office:value="87" calcext:value-type="float">
            <text:p>87</text:p>
          </table:table-cell>
          <table:table-cell office:value-type="float" office:value="48" calcext:value-type="float">
            <text:p>48</text:p>
          </table:table-cell>
          <table:table-cell table:number-columns-repeated="10" office:value-type="string" calcext:value-type="string">
            <text:p>null</text:p>
          </table:table-cell>
          <table:table-cell office:value-type="string" calcext:value-type="string">
            <text:p>Reinforced Leather +1</text:p>
          </table:table-cell>
          <table:table-cell office:value-type="string" calcext:value-type="string">
            <text:p>Studded Leather Armor +1</text:p>
          </table:table-cell>
          <table:table-cell office:value-type="float" office:value="150" calcext:value-type="float">
            <text:p>150</text:p>
          </table:table-cell>
          <table:table-cell office:value-type="string" calcext:value-type="string">
            <text:p>Armor</text:p>
          </table:table-cell>
          <table:table-cell table:style-name="ce21" office:value-type="string" calcext:value-type="string">
            <text:p>cdunq170</text:p>
          </table:table-cell>
          <table:table-cell table:number-columns-repeated="1001"/>
        </table:table-row>
        <table:table-row table:style-name="ro1">
          <table:table-cell table:style-name="ce8" office:value-type="string" calcext:value-type="string">
            <text:p>cduni177</text:p>
          </table:table-cell>
          <table:table-cell table:style-name="ce6" office:value-type="string" calcext:value-type="string">
            <text:p>iclck14</text:p>
          </table:table-cell>
          <table:table-cell office:value-type="string" calcext:value-type="string">
            <text:p>urobe1a</text:p>
          </table:table-cell>
          <table:table-cell office:value-type="string" calcext:value-type="string">
            <text:p>null</text:p>
          </table:table-cell>
          <table:table-cell office:value-type="string" calcext:value-type="string">
            <text:p>armor</text:p>
          </table:table-cell>
          <table:table-cell office:value-type="float" office:value="33" calcext:value-type="float">
            <text:p>33</text:p>
          </table:table-cell>
          <table:table-cell table:number-columns-repeated="2" office:value-type="float" office:value="44" calcext:value-type="float">
            <text:p>44</text:p>
          </table:table-cell>
          <table:table-cell table:number-columns-repeated="10" office:value-type="string" calcext:value-type="string">
            <text:p>null</text:p>
          </table:table-cell>
          <table:table-cell office:value-type="string" calcext:value-type="string">
            <text:p>Robe of Enfusing</text:p>
          </table:table-cell>
          <table:table-cell office:value-type="string" calcext:value-type="string">
            <text:p>Adventurer's Robe</text:p>
          </table:table-cell>
          <table:table-cell office:value-type="float" office:value="150" calcext:value-type="float">
            <text:p>150</text:p>
          </table:table-cell>
          <table:table-cell office:value-type="string" calcext:value-type="string">
            <text:p>Armor</text:p>
          </table:table-cell>
          <table:table-cell table:style-name="ce21" office:value-type="string" calcext:value-type="string">
            <text:p>cdunq163</text:p>
          </table:table-cell>
          <table:table-cell table:number-columns-repeated="1001"/>
        </table:table-row>
        <table:table-row table:style-name="ro1">
          <table:table-cell table:style-name="ce8" office:value-type="string" calcext:value-type="string">
            <text:p>cduni178</text:p>
          </table:table-cell>
          <table:table-cell table:style-name="ce6" office:value-type="string" calcext:value-type="string">
            <text:p>iboot05</text:p>
          </table:table-cell>
          <table:table-cell office:value-type="string" calcext:value-type="string">
            <text:p>shboots</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hadowed Boots</text:p>
          </table:table-cell>
          <table:table-cell office:value-type="string" calcext:value-type="string">
            <text:p>Boots of Grounding</text:p>
          </table:table-cell>
          <table:table-cell office:value-type="float" office:value="150" calcext:value-type="float">
            <text:p>150</text:p>
          </table:table-cell>
          <table:table-cell office:value-type="string" calcext:value-type="string">
            <text:p>Armor</text:p>
          </table:table-cell>
          <table:table-cell table:style-name="ce21" office:value-type="string" calcext:value-type="string">
            <text:p>cdunq38</text:p>
          </table:table-cell>
          <table:table-cell table:number-columns-repeated="1001"/>
        </table:table-row>
        <table:table-row table:style-name="ro1">
          <table:table-cell table:style-name="ce8" office:value-type="string" calcext:value-type="string">
            <text:p>cduni179</text:p>
          </table:table-cell>
          <table:table-cell table:style-name="ce6" office:value-type="string" calcext:value-type="string">
            <text:p>iclck13</text:p>
          </table:table-cell>
          <table:table-cell office:value-type="string" calcext:value-type="string">
            <text:p>shrobe</text:p>
          </table:table-cell>
          <table:table-cell office:value-type="string" calcext:value-type="string">
            <text:p>null</text:p>
          </table:table-cell>
          <table:table-cell office:value-type="string" calcext:value-type="string">
            <text:p>armor</text:p>
          </table:table-cell>
          <table:table-cell office:value-type="float" office:value="31" calcext:value-type="float">
            <text:p>31</text:p>
          </table:table-cell>
          <table:table-cell table:number-columns-repeated="2" office:value-type="float" office:value="57" calcext:value-type="float">
            <text:p>57</text:p>
          </table:table-cell>
          <table:table-cell table:number-columns-repeated="10" office:value-type="string" calcext:value-type="string">
            <text:p>null</text:p>
          </table:table-cell>
          <table:table-cell office:value-type="string" calcext:value-type="string">
            <text:p>Shadowed Robe</text:p>
          </table:table-cell>
          <table:table-cell office:value-type="string" calcext:value-type="string">
            <text:p>Traveler's Robe</text:p>
          </table:table-cell>
          <table:table-cell office:value-type="float" office:value="150" calcext:value-type="float">
            <text:p>150</text:p>
          </table:table-cell>
          <table:table-cell office:value-type="string" calcext:value-type="string">
            <text:p>Armor</text:p>
          </table:table-cell>
          <table:table-cell table:style-name="ce21" office:value-type="string" calcext:value-type="string">
            <text:p>cdunq40</text:p>
          </table:table-cell>
          <table:table-cell table:number-columns-repeated="1001"/>
        </table:table-row>
        <table:table-row table:style-name="ro1">
          <table:table-cell table:style-name="ce8" office:value-type="string" calcext:value-type="string">
            <text:p>cduni180</text:p>
          </table:table-cell>
          <table:table-cell table:style-name="ce6" office:value-type="string" calcext:value-type="string">
            <text:p>ileat05</text:p>
          </table:table-cell>
          <table:table-cell office:value-type="string" calcext:value-type="string">
            <text:p>usltr01</text:p>
          </table:table-cell>
          <table:table-cell office:value-type="string" calcext:value-type="string">
            <text:p>null</text:p>
          </table:table-cell>
          <table:table-cell office:value-type="string" calcext:value-type="string">
            <text:p>armor</text:p>
          </table:table-cell>
          <table:table-cell office:value-type="float" office:value="42" calcext:value-type="float">
            <text:p>42</text:p>
          </table:table-cell>
          <table:table-cell office:value-type="float" office:value="41" calcext:value-type="float">
            <text:p>41</text:p>
          </table:table-cell>
          <table:table-cell office:value-type="float" office:value="84" calcext:value-type="float">
            <text:p>84</text:p>
          </table:table-cell>
          <table:table-cell table:number-columns-repeated="10" office:value-type="string" calcext:value-type="string">
            <text:p>null</text:p>
          </table:table-cell>
          <table:table-cell office:value-type="string" calcext:value-type="string">
            <text:p>Shadowed Studded Leather +1</text:p>
          </table:table-cell>
          <table:table-cell office:value-type="string" calcext:value-type="string">
            <text:p>Studded Leather Armor +1</text:p>
          </table:table-cell>
          <table:table-cell office:value-type="float" office:value="150" calcext:value-type="float">
            <text:p>150</text:p>
          </table:table-cell>
          <table:table-cell office:value-type="string" calcext:value-type="string">
            <text:p>Armor</text:p>
          </table:table-cell>
          <table:table-cell table:style-name="ce21" office:value-type="string" calcext:value-type="string">
            <text:p>cdunq169</text:p>
          </table:table-cell>
          <table:table-cell table:number-columns-repeated="1001"/>
        </table:table-row>
        <table:table-row table:style-name="ro1">
          <table:table-cell table:style-name="ce8" office:value-type="string" calcext:value-type="string">
            <text:p>cduni181</text:p>
          </table:table-cell>
          <table:table-cell table:style-name="ce6" office:value-type="string" calcext:value-type="string">
            <text:p>ileat05</text:p>
          </table:table-cell>
          <table:table-cell office:value-type="string" calcext:value-type="string">
            <text:p>usltr3a</text:p>
          </table:table-cell>
          <table:table-cell office:value-type="string" calcext:value-type="string">
            <text:p>null</text:p>
          </table:table-cell>
          <table:table-cell office:value-type="string" calcext:value-type="string">
            <text:p>armor</text:p>
          </table:table-cell>
          <table:table-cell office:value-type="float" office:value="60" calcext:value-type="float">
            <text:p>60</text:p>
          </table:table-cell>
          <table:table-cell office:value-type="float" office:value="39" calcext:value-type="float">
            <text:p>39</text:p>
          </table:table-cell>
          <table:table-cell office:value-type="float" office:value="60" calcext:value-type="float">
            <text:p>60</text:p>
          </table:table-cell>
          <table:table-cell table:number-columns-repeated="10" office:value-type="string" calcext:value-type="string">
            <text:p>null</text:p>
          </table:table-cell>
          <table:table-cell office:value-type="string" calcext:value-type="string">
            <text:p>Shadowed Studded Leather +2</text:p>
          </table:table-cell>
          <table:table-cell office:value-type="string" calcext:value-type="string">
            <text:p>Studded Leather Armor +1</text:p>
          </table:table-cell>
          <table:table-cell office:value-type="float" office:value="150" calcext:value-type="float">
            <text:p>150</text:p>
          </table:table-cell>
          <table:table-cell office:value-type="string" calcext:value-type="string">
            <text:p>Armor</text:p>
          </table:table-cell>
          <table:table-cell table:style-name="ce21" office:value-type="string" calcext:value-type="string">
            <text:p>cdunq171</text:p>
          </table:table-cell>
          <table:table-cell table:number-columns-repeated="1001"/>
        </table:table-row>
        <table:table-row table:style-name="ro1">
          <table:table-cell table:style-name="ce8" office:value-type="string" calcext:value-type="string">
            <text:p>cduni182</text:p>
          </table:table-cell>
          <table:table-cell table:style-name="ce6" office:value-type="string" calcext:value-type="string">
            <text:p>ileat05</text:p>
          </table:table-cell>
          <table:table-cell office:value-type="string" calcext:value-type="string">
            <text:p>usltr5a</text:p>
          </table:table-cell>
          <table:table-cell office:value-type="string" calcext:value-type="string">
            <text:p>null</text:p>
          </table:table-cell>
          <table:table-cell office:value-type="string" calcext:value-type="string">
            <text:p>armor</text:p>
          </table:table-cell>
          <table:table-cell office:value-type="float" office:value="63" calcext:value-type="float">
            <text:p>63</text:p>
          </table:table-cell>
          <table:table-cell office:value-type="float" office:value="66" calcext:value-type="float">
            <text:p>66</text:p>
          </table:table-cell>
          <table:table-cell office:value-type="float" office:value="60" calcext:value-type="float">
            <text:p>60</text:p>
          </table:table-cell>
          <table:table-cell table:number-columns-repeated="10" office:value-type="string" calcext:value-type="string">
            <text:p>null</text:p>
          </table:table-cell>
          <table:table-cell office:value-type="string" calcext:value-type="string">
            <text:p>Shadowed Studded Leather +4</text:p>
          </table:table-cell>
          <table:table-cell office:value-type="string" calcext:value-type="string">
            <text:p>Studded Leather Armor +1</text:p>
          </table:table-cell>
          <table:table-cell office:value-type="float" office:value="150" calcext:value-type="float">
            <text:p>150</text:p>
          </table:table-cell>
          <table:table-cell office:value-type="string" calcext:value-type="string">
            <text:p>Armor</text:p>
          </table:table-cell>
          <table:table-cell table:style-name="ce21" office:value-type="string" calcext:value-type="string">
            <text:p>cdunq173</text:p>
          </table:table-cell>
          <table:table-cell table:number-columns-repeated="1001"/>
        </table:table-row>
        <table:table-row table:style-name="ro1">
          <table:table-cell table:style-name="ce8" office:value-type="string" calcext:value-type="string">
            <text:p>cduni183</text:p>
          </table:table-cell>
          <table:table-cell table:style-name="ce6" office:value-type="string" calcext:value-type="string">
            <text:p>ileat05</text:p>
          </table:table-cell>
          <table:table-cell office:value-type="string" calcext:value-type="string">
            <text:p>usltr4a</text:p>
          </table:table-cell>
          <table:table-cell office:value-type="string" calcext:value-type="string">
            <text:p>null</text:p>
          </table:table-cell>
          <table:table-cell office:value-type="string" calcext:value-type="string">
            <text:p>armor</text:p>
          </table:table-cell>
          <table:table-cell office:value-type="float" office:value="63" calcext:value-type="float">
            <text:p>63</text:p>
          </table:table-cell>
          <table:table-cell office:value-type="float" office:value="49" calcext:value-type="float">
            <text:p>49</text:p>
          </table:table-cell>
          <table:table-cell office:value-type="float" office:value="40" calcext:value-type="float">
            <text:p>40</text:p>
          </table:table-cell>
          <table:table-cell table:number-columns-repeated="10" office:value-type="string" calcext:value-type="string">
            <text:p>null</text:p>
          </table:table-cell>
          <table:table-cell office:value-type="string" calcext:value-type="string">
            <text:p>Studded Leather of Resistance +3</text:p>
          </table:table-cell>
          <table:table-cell office:value-type="string" calcext:value-type="string">
            <text:p>Studded Leather Armor +1</text:p>
          </table:table-cell>
          <table:table-cell office:value-type="float" office:value="150" calcext:value-type="float">
            <text:p>150</text:p>
          </table:table-cell>
          <table:table-cell office:value-type="string" calcext:value-type="string">
            <text:p>Armor</text:p>
          </table:table-cell>
          <table:table-cell table:style-name="ce21" office:value-type="string" calcext:value-type="string">
            <text:p>cdunq172</text:p>
          </table:table-cell>
          <table:table-cell table:number-columns-repeated="1001"/>
        </table:table-row>
        <table:table-row table:style-name="ro1">
          <table:table-cell table:style-name="ce8" office:value-type="string" calcext:value-type="string">
            <text:p>cduni185</text:p>
          </table:table-cell>
          <table:table-cell table:style-name="ce6" office:value-type="string" calcext:value-type="string">
            <text:p>ipotn47</text:p>
          </table:table-cell>
          <table:table-cell office:value-type="string" calcext:value-type="string">
            <text:p>coffee</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erduskan Black Brew</text:p>
          </table:table-cell>
          <table:table-cell office:value-type="string" calcext:value-type="string">
            <text:p>Container of Razorvine Extract </text:p>
          </table:table-cell>
          <table:table-cell office:value-type="float" office:value="160" calcext:value-type="float">
            <text:p>160</text:p>
          </table:table-cell>
          <table:table-cell office:value-type="string" calcext:value-type="string">
            <text:p>Potions &amp; Miscellaneous</text:p>
          </table:table-cell>
          <table:table-cell table:style-name="ce21" office:value-type="string" calcext:value-type="string">
            <text:p>cdunq6</text:p>
          </table:table-cell>
          <table:table-cell table:number-columns-repeated="1001"/>
        </table:table-row>
        <table:table-row table:style-name="ro1">
          <table:table-cell table:style-name="ce8" office:value-type="string" calcext:value-type="string">
            <text:p>cduni186</text:p>
          </table:table-cell>
          <table:table-cell table:style-name="ce6" office:value-type="string" calcext:value-type="string">
            <text:p>imisc61</text:p>
          </table:table-cell>
          <table:table-cell office:value-type="string" calcext:value-type="string">
            <text:p>misc61</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table:number-columns-repeated="2" office:value-type="string" calcext:value-type="string">
            <text:p>Bottle of Wine</text:p>
          </table:table-cell>
          <table:table-cell office:value-type="float" office:value="160" calcext:value-type="float">
            <text:p>160</text:p>
          </table:table-cell>
          <table:table-cell office:value-type="string" calcext:value-type="string">
            <text:p>Potions &amp; Miscellaneous</text:p>
          </table:table-cell>
          <table:table-cell table:style-name="ce21" office:value-type="string" calcext:value-type="string">
            <text:p>cdunq27</text:p>
          </table:table-cell>
          <table:table-cell table:number-columns-repeated="1001"/>
        </table:table-row>
        <table:table-row table:style-name="ro1">
          <table:table-cell table:style-name="ce8" office:value-type="string" calcext:value-type="string">
            <text:p>cduni187</text:p>
          </table:table-cell>
          <table:table-cell table:style-name="ce6" office:value-type="string" calcext:value-type="string">
            <text:p>imisc61</text:p>
          </table:table-cell>
          <table:table-cell office:value-type="string" calcext:value-type="string">
            <text:p>wine</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table:number-columns-repeated="2" office:value-type="string" calcext:value-type="string">
            <text:p>Bottle of Wine</text:p>
          </table:table-cell>
          <table:table-cell office:value-type="float" office:value="160" calcext:value-type="float">
            <text:p>160</text:p>
          </table:table-cell>
          <table:table-cell office:value-type="string" calcext:value-type="string">
            <text:p>Potions &amp; Miscellaneous</text:p>
          </table:table-cell>
          <table:table-cell table:style-name="ce21" office:value-type="string" calcext:value-type="string">
            <text:p>cdunq203</text:p>
          </table:table-cell>
          <table:table-cell table:number-columns-repeated="1001"/>
        </table:table-row>
        <table:table-row table:style-name="ro1">
          <table:table-cell table:style-name="ce8" office:value-type="string" calcext:value-type="string">
            <text:p>cduni188</text:p>
          </table:table-cell>
          <table:table-cell table:style-name="ce6" office:value-type="string" calcext:value-type="string">
            <text:p>imisc83</text:p>
          </table:table-cell>
          <table:table-cell office:value-type="string" calcext:value-type="string">
            <text:p>keydug</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Dugmaren's Key</text:p>
          </table:table-cell>
          <table:table-cell office:value-type="string" calcext:value-type="string">
            <text:p>Plain Key</text:p>
          </table:table-cell>
          <table:table-cell office:value-type="float" office:value="160" calcext:value-type="float">
            <text:p>160</text:p>
          </table:table-cell>
          <table:table-cell office:value-type="string" calcext:value-type="string">
            <text:p>Potions &amp; Miscellaneous</text:p>
          </table:table-cell>
          <table:table-cell table:style-name="ce21" office:value-type="string" calcext:value-type="string">
            <text:p>cdunq21</text:p>
          </table:table-cell>
          <table:table-cell table:number-columns-repeated="1001"/>
        </table:table-row>
        <table:table-row table:style-name="ro1">
          <table:table-cell table:style-name="ce8" office:value-type="string" calcext:value-type="string">
            <text:p>cduni189</text:p>
          </table:table-cell>
          <table:table-cell table:style-name="ce6" office:value-type="string" calcext:value-type="string">
            <text:p>imisc83</text:p>
          </table:table-cell>
          <table:table-cell office:value-type="string" calcext:value-type="string">
            <text:p>fkey</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Forge Key</text:p>
          </table:table-cell>
          <table:table-cell office:value-type="string" calcext:value-type="string">
            <text:p>Plain Key</text:p>
          </table:table-cell>
          <table:table-cell office:value-type="float" office:value="160" calcext:value-type="float">
            <text:p>160</text:p>
          </table:table-cell>
          <table:table-cell office:value-type="string" calcext:value-type="string">
            <text:p>Potions &amp; Miscellaneous</text:p>
          </table:table-cell>
          <table:table-cell table:style-name="ce21" office:value-type="string" calcext:value-type="string">
            <text:p>cdunq10</text:p>
          </table:table-cell>
          <table:table-cell table:number-columns-repeated="1001"/>
        </table:table-row>
        <table:table-row table:style-name="ro1">
          <table:table-cell table:style-name="ce8" office:value-type="string" calcext:value-type="string">
            <text:p>cduni190</text:p>
          </table:table-cell>
          <table:table-cell table:style-name="ce6" office:value-type="string" calcext:value-type="string">
            <text:p>imisc83</text:p>
          </table:table-cell>
          <table:table-cell office:value-type="string" calcext:value-type="string">
            <text:p>keygate</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ate Key</text:p>
          </table:table-cell>
          <table:table-cell office:value-type="string" calcext:value-type="string">
            <text:p>Plain Key</text:p>
          </table:table-cell>
          <table:table-cell office:value-type="float" office:value="160" calcext:value-type="float">
            <text:p>160</text:p>
          </table:table-cell>
          <table:table-cell office:value-type="string" calcext:value-type="string">
            <text:p>Potions &amp; Miscellaneous</text:p>
          </table:table-cell>
          <table:table-cell table:style-name="ce21" office:value-type="string" calcext:value-type="string">
            <text:p>cdunq22</text:p>
          </table:table-cell>
          <table:table-cell table:number-columns-repeated="1001"/>
        </table:table-row>
        <table:table-row table:style-name="ro1">
          <table:table-cell table:style-name="ce8" office:value-type="string" calcext:value-type="string">
            <text:p>cduni191</text:p>
          </table:table-cell>
          <table:table-cell table:style-name="ce6" office:value-type="string" calcext:value-type="string">
            <text:p>ipotn20</text:p>
          </table:table-cell>
          <table:table-cell office:value-type="string" calcext:value-type="string">
            <text:p>adisease</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Mummy's Tea</text:p>
          </table:table-cell>
          <table:table-cell office:value-type="string" calcext:value-type="string">
            <text:p>Antidote</text:p>
          </table:table-cell>
          <table:table-cell office:value-type="float" office:value="160" calcext:value-type="float">
            <text:p>160</text:p>
          </table:table-cell>
          <table:table-cell office:value-type="string" calcext:value-type="string">
            <text:p>Potions &amp; Miscellaneous</text:p>
          </table:table-cell>
          <table:table-cell table:style-name="ce21" office:value-type="string" calcext:value-type="string">
            <text:p>cdunq0</text:p>
          </table:table-cell>
          <table:table-cell table:number-columns-repeated="1001"/>
        </table:table-row>
        <table:table-row table:style-name="ro1">
          <table:table-cell table:style-name="ce8" office:value-type="string" calcext:value-type="string">
            <text:p>cduni192</text:p>
          </table:table-cell>
          <table:table-cell table:style-name="ce6" office:value-type="string" calcext:value-type="string">
            <text:p>ipotn20</text:p>
          </table:table-cell>
          <table:table-cell office:value-type="string" calcext:value-type="string">
            <text:p>philter</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hilter of Purification</text:p>
          </table:table-cell>
          <table:table-cell office:value-type="string" calcext:value-type="string">
            <text:p>Antidote</text:p>
          </table:table-cell>
          <table:table-cell office:value-type="float" office:value="160" calcext:value-type="float">
            <text:p>160</text:p>
          </table:table-cell>
          <table:table-cell office:value-type="string" calcext:value-type="string">
            <text:p>Potions &amp; Miscellaneous</text:p>
          </table:table-cell>
          <table:table-cell table:style-name="ce21" office:value-type="string" calcext:value-type="string">
            <text:p>cdunq30</text:p>
          </table:table-cell>
          <table:table-cell table:number-columns-repeated="1001"/>
        </table:table-row>
        <table:table-row table:style-name="ro1">
          <table:table-cell table:style-name="ce8" office:value-type="string" calcext:value-type="string">
            <text:p>cduni193</text:p>
          </table:table-cell>
          <table:table-cell table:style-name="ce6" office:value-type="string" calcext:value-type="string">
            <text:p>ipotn53</text:p>
          </table:table-cell>
          <table:table-cell office:value-type="string" calcext:value-type="string">
            <text:p>uspot4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Arcane Absorption</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21" office:value-type="string" calcext:value-type="string">
            <text:p>cdunq179</text:p>
          </table:table-cell>
          <table:table-cell table:number-columns-repeated="1001"/>
        </table:table-row>
        <table:table-row table:style-name="ro1">
          <table:table-cell table:style-name="ce8" office:value-type="string" calcext:value-type="string">
            <text:p>cduni194</text:p>
          </table:table-cell>
          <table:table-cell table:style-name="ce6" office:value-type="string" calcext:value-type="string">
            <text:p>ipotn53</text:p>
          </table:table-cell>
          <table:table-cell office:value-type="string" calcext:value-type="string">
            <text:p>uspot4c</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Aura Enhancement</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21" office:value-type="string" calcext:value-type="string">
            <text:p>cdunq181</text:p>
          </table:table-cell>
          <table:table-cell table:number-columns-repeated="1001"/>
        </table:table-row>
        <table:table-row table:style-name="ro1">
          <table:table-cell table:style-name="ce8" office:value-type="string" calcext:value-type="string">
            <text:p>cduni195</text:p>
          </table:table-cell>
          <table:table-cell table:style-name="ce6" office:value-type="string" calcext:value-type="string">
            <text:p>ipotn53</text:p>
          </table:table-cell>
          <table:table-cell office:value-type="string" calcext:value-type="string">
            <text:p>uspot3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Constitution</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21" office:value-type="string" calcext:value-type="string">
            <text:p>cdunq177</text:p>
          </table:table-cell>
          <table:table-cell table:number-columns-repeated="1001"/>
        </table:table-row>
        <table:table-row table:style-name="ro1">
          <table:table-cell table:style-name="ce8" office:value-type="string" calcext:value-type="string">
            <text:p>cduni196</text:p>
          </table:table-cell>
          <table:table-cell table:style-name="ce6" office:value-type="string" calcext:value-type="string">
            <text:p>ipotn53</text:p>
          </table:table-cell>
          <table:table-cell office:value-type="string" calcext:value-type="string">
            <text:p>uspot5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Dissipation</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21" office:value-type="string" calcext:value-type="string">
            <text:p>cdunq182</text:p>
          </table:table-cell>
          <table:table-cell table:number-columns-repeated="1001"/>
        </table:table-row>
        <table:table-row table:style-name="ro1">
          <table:table-cell table:style-name="ce8" office:value-type="string" calcext:value-type="string">
            <text:p>cduni197</text:p>
          </table:table-cell>
          <table:table-cell table:style-name="ce6" office:value-type="string" calcext:value-type="string">
            <text:p>ipotn53</text:p>
          </table:table-cell>
          <table:table-cell office:value-type="string" calcext:value-type="string">
            <text:p>uspot2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Greater Resistance</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21" office:value-type="string" calcext:value-type="string">
            <text:p>cdunq175</text:p>
          </table:table-cell>
          <table:table-cell table:number-columns-repeated="1001"/>
        </table:table-row>
        <table:table-row table:style-name="ro1">
          <table:table-cell table:style-name="ce8" office:value-type="string" calcext:value-type="string">
            <text:p>cduni198</text:p>
          </table:table-cell>
          <table:table-cell table:style-name="ce6" office:value-type="string" calcext:value-type="string">
            <text:p>ipotn53</text:p>
          </table:table-cell>
          <table:table-cell office:value-type="string" calcext:value-type="string">
            <text:p>uspot5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Holy Transference</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21" office:value-type="string" calcext:value-type="string">
            <text:p>cdunq183</text:p>
          </table:table-cell>
          <table:table-cell table:number-columns-repeated="1001"/>
        </table:table-row>
        <table:table-row table:style-name="ro1">
          <table:table-cell table:style-name="ce8" office:value-type="string" calcext:value-type="string">
            <text:p>cduni199</text:p>
          </table:table-cell>
          <table:table-cell table:style-name="ce6" office:value-type="string" calcext:value-type="string">
            <text:p>ipotn53</text:p>
          </table:table-cell>
          <table:table-cell office:value-type="string" calcext:value-type="string">
            <text:p>uspot4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Life Transference</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21" office:value-type="string" calcext:value-type="string">
            <text:p>cdunq180</text:p>
          </table:table-cell>
          <table:table-cell table:number-columns-repeated="1001"/>
        </table:table-row>
        <table:table-row table:style-name="ro1">
          <table:table-cell table:style-name="ce8" office:value-type="string" calcext:value-type="string">
            <text:p>cduni200</text:p>
          </table:table-cell>
          <table:table-cell table:style-name="ce6" office:value-type="string" calcext:value-type="string">
            <text:p>ipotn53</text:p>
          </table:table-cell>
          <table:table-cell office:value-type="string" calcext:value-type="string">
            <text:p>uspot3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Magical Resistance</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21" office:value-type="string" calcext:value-type="string">
            <text:p>cdunq176</text:p>
          </table:table-cell>
          <table:table-cell table:number-columns-repeated="1001"/>
        </table:table-row>
        <table:table-row table:style-name="ro1">
          <table:table-cell table:style-name="ce8" office:value-type="string" calcext:value-type="string">
            <text:p>cduni201</text:p>
          </table:table-cell>
          <table:table-cell table:style-name="ce6" office:value-type="string" calcext:value-type="string">
            <text:p>ipotn53</text:p>
          </table:table-cell>
          <table:table-cell office:value-type="string" calcext:value-type="string">
            <text:p>uspot2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Resistance</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21" office:value-type="string" calcext:value-type="string">
            <text:p>cdunq174</text:p>
          </table:table-cell>
          <table:table-cell table:number-columns-repeated="1001"/>
        </table:table-row>
        <table:table-row table:style-name="ro1">
          <table:table-cell table:style-name="ce8" office:value-type="string" calcext:value-type="string">
            <text:p>cduni202</text:p>
          </table:table-cell>
          <table:table-cell table:style-name="ce6" office:value-type="string" calcext:value-type="string">
            <text:p>ipotn53</text:p>
          </table:table-cell>
          <table:table-cell office:value-type="string" calcext:value-type="string">
            <text:p>uspot3c</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Strength Transference</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21" office:value-type="string" calcext:value-type="string">
            <text:p>cdunq178</text:p>
          </table:table-cell>
          <table:table-cell table:number-columns-repeated="1001"/>
        </table:table-row>
        <table:table-row table:style-name="ro1">
          <table:table-cell table:style-name="ce8" office:value-type="string" calcext:value-type="string">
            <text:p>cduni203</text:p>
          </table:table-cell>
          <table:table-cell table:style-name="ce6" office:value-type="string" calcext:value-type="string">
            <text:p>ipotn51</text:p>
          </table:table-cell>
          <table:table-cell office:value-type="string" calcext:value-type="string">
            <text:p>ebottle</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The Genie's Flask</text:p>
          </table:table-cell>
          <table:table-cell office:value-type="string" calcext:value-type="string">
            <text:p>Potion of Clear Purpose</text:p>
          </table:table-cell>
          <table:table-cell office:value-type="float" office:value="160" calcext:value-type="float">
            <text:p>160</text:p>
          </table:table-cell>
          <table:table-cell office:value-type="string" calcext:value-type="string">
            <text:p>Potions &amp; Miscellaneous</text:p>
          </table:table-cell>
          <table:table-cell table:style-name="ce21" office:value-type="string" calcext:value-type="string">
            <text:p>cdunq8</text:p>
          </table:table-cell>
          <table:table-cell table:number-columns-repeated="1001"/>
        </table:table-row>
        <table:table-row table:style-name="ro1">
          <table:table-cell table:style-name="ce8" office:value-type="string" calcext:value-type="string">
            <text:p>cduni204</text:p>
          </table:table-cell>
          <table:table-cell table:style-name="ce6" office:value-type="string" calcext:value-type="string">
            <text:p>ipotn20</text:p>
          </table:table-cell>
          <table:table-cell office:value-type="string" calcext:value-type="string">
            <text:p>poison</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Vial of mysterious liquid</text:p>
          </table:table-cell>
          <table:table-cell office:value-type="string" calcext:value-type="string">
            <text:p>Antidote</text:p>
          </table:table-cell>
          <table:table-cell office:value-type="float" office:value="160" calcext:value-type="float">
            <text:p>160</text:p>
          </table:table-cell>
          <table:table-cell office:value-type="string" calcext:value-type="string">
            <text:p>Potions &amp; Miscellaneous</text:p>
          </table:table-cell>
          <table:table-cell table:style-name="ce21" office:value-type="string" calcext:value-type="string">
            <text:p>cdunq33</text:p>
          </table:table-cell>
          <table:table-cell table:number-columns-repeated="1001"/>
        </table:table-row>
        <table:table-row table:style-name="ro1">
          <table:table-cell table:style-name="ce8" office:value-type="string" calcext:value-type="string">
            <text:p>imisc75</text:p>
          </table:table-cell>
          <table:table-cell table:style-name="ce6" office:value-type="string" calcext:value-type="string">
            <text:p>idagg03</text:p>
          </table:table-cell>
          <table:table-cell office:value-type="string" calcext:value-type="string">
            <text:p>misc75</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3" calcext:value-type="float">
            <text:p>93</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Dagger of Venom +2</text:p>
          </table:table-cell>
          <table:table-cell office:value-type="string" calcext:value-type="string">
            <text:p>Dagger +2</text:p>
          </table:table-cell>
          <table:table-cell office:value-type="float" office:value="70" calcext:value-type="float">
            <text:p>70</text:p>
          </table:table-cell>
          <table:table-cell office:value-type="string" calcext:value-type="string">
            <text:p>Daggers</text:p>
          </table:table-cell>
          <table:table-cell table:style-name="ce21" office:value-type="string" calcext:value-type="string">
            <text:p>cdunq28</text:p>
          </table:table-cell>
          <table:table-cell table:number-columns-repeated="1001"/>
        </table:table-row>
        <table:table-row table:style-name="ro1" table:number-rows-repeated="1048370">
          <table:table-cell table:number-columns-repeated="1024"/>
        </table:table-row>
        <table:table-row table:style-name="ro1">
          <table:table-cell table:number-columns-repeated="1024"/>
        </table:table-row>
        <calcext:conditional-formats>
          <calcext:conditional-format calcext:target-range-address="iwd_icons.A2:iwd_icons.A1048576">
            <calcext:condition calcext:apply-style-name="Bad" calcext:value="formula-is((COUNTIF([.A$1:.A$1048576];[.$W2]) &gt; 1))" calcext:base-cell-address="iwd_icons.A2"/>
          </calcext:conditional-format>
          <calcext:conditional-format calcext:target-range-address="iwd_icons.W2:iwd_icons.W149 iwd_icons.W187:iwd_icons.W189 iwd_icons.A1:iwd_icons.A205">
            <calcext:condition calcext:apply-style-name="Bad" calcext:value="formula-is((COUNTIF([.A$1:.A$1048576];[.$A1]) &gt; 1))" calcext:base-cell-address="iwd_icons.A1"/>
          </calcext:conditional-format>
          <calcext:conditional-format calcext:target-range-address="iwd_icons.W2:iwd_icons.W205">
            <calcext:condition calcext:apply-style-name="Bad" calcext:value="formula-is((COUNTIF([.W$1:.W$1048576];[.$B2]) &gt; 1))" calcext:base-cell-address="iwd_icons.W2"/>
          </calcext:conditional-format>
        </calcext:conditional-formats>
      </table:table>
      <table:table table:name="iwd_docs" table:style-name="ta1">
        <office:forms form:automatic-focus="false" form:apply-design-mode="false"/>
        <table:table-column table:style-name="co21" table:default-cell-style-name="Default"/>
        <table:table-row table:style-name="ro1">
          <table:table-cell table:formula="of:=CONCATENATE(;&quot;  &quot;;[$iwd_icons.$A1];&quot;, &quot;;[$iwd_icons.$B1];&quot;, &quot;;[$iwd_icons.$W1];&quot;, ~&quot;;[$iwd_icons.$S1];&quot;~, ~&quot;;[$iwd_icons.$T1];&quot;~, &quot;;[$iwd_icons.U1];&quot;, ~&quot;;[$iwd_icons.V1];&quot;~ =&gt; &quot;;[$iwd_icons.$A1])" office:value-type="string" office:string-value="  new bam, old bam, v12 bam, ~item name~, ~duplicates~, doc group, ~doc group name~ =&gt; new bam" calcext:value-type="string">
            <text:p><text:s text:c="2"/>new bam, old bam, v12 bam, ~item name~, ~duplicates~, doc group, ~doc group name~ =&gt; new bam</text:p>
          </table:table-cell>
        </table:table-row>
        <table:table-row table:style-name="ro1">
          <table:table-cell table:formula="of:=CONCATENATE(;&quot;  &quot;;[$iwd_icons.$A2];&quot;, &quot;;[$iwd_icons.$B2];&quot;, &quot;;[$iwd_icons.$W2];&quot;, ~&quot;;[$iwd_icons.$S2];&quot;~, ~&quot;;[$iwd_icons.$T2];&quot;~, &quot;;[$iwd_icons.U2];&quot;, ~&quot;;[$iwd_icons.V2];&quot;~ =&gt; &quot;;[$iwd_icons.$A2])" office:value-type="string" office:string-value="  cdunb119, iboot01, cdunq5, ~Worn-out Boots~, ~Boots of Speed~, 150, ~Armor~ =&gt; cdunb119" calcext:value-type="string">
            <text:p><text:s text:c="2"/>cdunb119, iboot01, cdunq5, ~Worn-out Boots~, ~Boots of Speed~, 150, ~Armor~ =&gt; cdunb119</text:p>
          </table:table-cell>
        </table:table-row>
        <table:table-row table:style-name="ro1">
          <table:table-cell table:formula="of:=CONCATENATE(;&quot;  &quot;;[$iwd_icons.$A3];&quot;, &quot;;[$iwd_icons.$B3];&quot;, &quot;;[$iwd_icons.$W3];&quot;, ~&quot;;[$iwd_icons.$S3];&quot;~, ~&quot;;[$iwd_icons.$T3];&quot;~, &quot;;[$iwd_icons.U3];&quot;, ~&quot;;[$iwd_icons.V3];&quot;~ =&gt; &quot;;[$iwd_icons.$A3])" office:value-type="string" office:string-value="  cduni1, iring06, cdunq153, ~Greater Ring of the Warrior~, ~Ring of Protection +1~, 10, ~Jewelry~ =&gt; cduni1" calcext:value-type="string">
            <text:p><text:s text:c="2"/>cduni1, iring06, cdunq153, ~Greater Ring of the Warrior~, ~Ring of Protection +1~, 10, ~Jewelry~ =&gt; cduni1</text:p>
          </table:table-cell>
        </table:table-row>
        <table:table-row table:style-name="ro1">
          <table:table-cell table:formula="of:=CONCATENATE(;&quot;  &quot;;[$iwd_icons.$A4];&quot;, &quot;;[$iwd_icons.$B4];&quot;, &quot;;[$iwd_icons.$W4];&quot;, ~&quot;;[$iwd_icons.$S4];&quot;~, ~&quot;;[$iwd_icons.$T4];&quot;~, &quot;;[$iwd_icons.U4];&quot;, ~&quot;;[$iwd_icons.V4];&quot;~ =&gt; &quot;;[$iwd_icons.$A4])" office:value-type="string" office:string-value="  cduni2, iring10, cdunq20, ~Kaylessa's Ring~, ~Gold Ring~, 10, ~Jewelry~ =&gt; cduni2" calcext:value-type="string">
            <text:p><text:s text:c="2"/>cduni2, iring10, cdunq20, ~Kaylessa's Ring~, ~Gold Ring~, 10, ~Jewelry~ =&gt; cduni2</text:p>
          </table:table-cell>
        </table:table-row>
        <table:table-row table:style-name="ro1">
          <table:table-cell table:formula="of:=CONCATENATE(;&quot;  &quot;;[$iwd_icons.$A5];&quot;, &quot;;[$iwd_icons.$B5];&quot;, &quot;;[$iwd_icons.$W5];&quot;, ~&quot;;[$iwd_icons.$S5];&quot;~, ~&quot;;[$iwd_icons.$T5];&quot;~, &quot;;[$iwd_icons.U5];&quot;, ~&quot;;[$iwd_icons.V5];&quot;~ =&gt; &quot;;[$iwd_icons.$A5])" office:value-type="string" office:string-value="  cduni3, iamul02, cdunq26, ~Mirek's Family Heirloom~, ~Necklace~, 10, ~Jewelry~ =&gt; cduni3" calcext:value-type="string">
            <text:p><text:s text:c="2"/>cduni3, iamul02, cdunq26, ~Mirek's Family Heirloom~, ~Necklace~, 10, ~Jewelry~ =&gt; cduni3</text:p>
          </table:table-cell>
        </table:table-row>
        <table:table-row table:style-name="ro1">
          <table:table-cell table:formula="of:=CONCATENATE(;&quot;  &quot;;[$iwd_icons.$A6];&quot;, &quot;;[$iwd_icons.$B6];&quot;, &quot;;[$iwd_icons.$W6];&quot;, ~&quot;;[$iwd_icons.$S6];&quot;~, ~&quot;;[$iwd_icons.$T6];&quot;~, &quot;;[$iwd_icons.U6];&quot;, ~&quot;;[$iwd_icons.V6];&quot;~ =&gt; &quot;;[$iwd_icons.$A6])" office:value-type="string" office:string-value="  cduni4, iring06, cdunq160, ~Ring of Aura Transfusion~, ~Ring of Protection +1~, 10, ~Jewelry~ =&gt; cduni4" calcext:value-type="string">
            <text:p><text:s text:c="2"/>cduni4, iring06, cdunq160, ~Ring of Aura Transfusion~, ~Ring of Protection +1~, 10, ~Jewelry~ =&gt; cduni4</text:p>
          </table:table-cell>
        </table:table-row>
        <table:table-row table:style-name="ro1">
          <table:table-cell table:formula="of:=CONCATENATE(;&quot;  &quot;;[$iwd_icons.$A7];&quot;, &quot;;[$iwd_icons.$B7];&quot;, &quot;;[$iwd_icons.$W7];&quot;, ~&quot;;[$iwd_icons.$S7];&quot;~, ~&quot;;[$iwd_icons.$T7];&quot;~, &quot;;[$iwd_icons.U7];&quot;, ~&quot;;[$iwd_icons.V7];&quot;~ =&gt; &quot;;[$iwd_icons.$A7])" office:value-type="string" office:string-value="  cduni5, iring06, cdunq161, ~Ring of Greater Resistance~, ~Ring of Protection +1~, 10, ~Jewelry~ =&gt; cduni5" calcext:value-type="string">
            <text:p><text:s text:c="2"/>cduni5, iring06, cdunq161, ~Ring of Greater Resistance~, ~Ring of Protection +1~, 10, ~Jewelry~ =&gt; cduni5</text:p>
          </table:table-cell>
        </table:table-row>
        <table:table-row table:style-name="ro1">
          <table:table-cell table:formula="of:=CONCATENATE(;&quot;  &quot;;[$iwd_icons.$A8];&quot;, &quot;;[$iwd_icons.$B8];&quot;, &quot;;[$iwd_icons.$W8];&quot;, ~&quot;;[$iwd_icons.$S8];&quot;~, ~&quot;;[$iwd_icons.$T8];&quot;~, &quot;;[$iwd_icons.U8];&quot;, ~&quot;;[$iwd_icons.V8];&quot;~ =&gt; &quot;;[$iwd_icons.$A8])" office:value-type="string" office:string-value="  cduni6, iring06, cdunq157, ~Ring of Intelligence~, ~Ring of Protection +1~, 10, ~Jewelry~ =&gt; cduni6" calcext:value-type="string">
            <text:p><text:s text:c="2"/>cduni6, iring06, cdunq157, ~Ring of Intelligence~, ~Ring of Protection +1~, 10, ~Jewelry~ =&gt; cduni6</text:p>
          </table:table-cell>
        </table:table-row>
        <table:table-row table:style-name="ro1">
          <table:table-cell table:formula="of:=CONCATENATE(;&quot;  &quot;;[$iwd_icons.$A9];&quot;, &quot;;[$iwd_icons.$B9];&quot;, &quot;;[$iwd_icons.$W9];&quot;, ~&quot;;[$iwd_icons.$S9];&quot;~, ~&quot;;[$iwd_icons.$T9];&quot;~, &quot;;[$iwd_icons.U9];&quot;, ~&quot;;[$iwd_icons.V9];&quot;~ =&gt; &quot;;[$iwd_icons.$A9])" office:value-type="string" office:string-value="  cduni7, iring06, cdunq152, ~Ring of Lesser Resistance~, ~Ring of Protection +1~, 10, ~Jewelry~ =&gt; cduni7" calcext:value-type="string">
            <text:p><text:s text:c="2"/>cduni7, iring06, cdunq152, ~Ring of Lesser Resistance~, ~Ring of Protection +1~, 10, ~Jewelry~ =&gt; cduni7</text:p>
          </table:table-cell>
        </table:table-row>
        <table:table-row table:style-name="ro1">
          <table:table-cell table:formula="of:=CONCATENATE(;&quot;  &quot;;[$iwd_icons.$A10];&quot;, &quot;;[$iwd_icons.$B10];&quot;, &quot;;[$iwd_icons.$W10];&quot;, ~&quot;;[$iwd_icons.$S10];&quot;~, ~&quot;;[$iwd_icons.$T10];&quot;~, &quot;;[$iwd_icons.U10];&quot;, ~&quot;;[$iwd_icons.V10];&quot;~ =&gt; &quot;;[$iwd_icons.$A10])" office:value-type="string" office:string-value="  cduni8, iring06, cdunq154, ~Ring of Missile Deflection~, ~Ring of Protection +1~, 10, ~Jewelry~ =&gt; cduni8" calcext:value-type="string">
            <text:p><text:s text:c="2"/>cduni8, iring06, cdunq154, ~Ring of Missile Deflection~, ~Ring of Protection +1~, 10, ~Jewelry~ =&gt; cduni8</text:p>
          </table:table-cell>
        </table:table-row>
        <table:table-row table:style-name="ro1">
          <table:table-cell table:formula="of:=CONCATENATE(;&quot;  &quot;;[$iwd_icons.$A11];&quot;, &quot;;[$iwd_icons.$B11];&quot;, &quot;;[$iwd_icons.$W11];&quot;, ~&quot;;[$iwd_icons.$S11];&quot;~, ~&quot;;[$iwd_icons.$T11];&quot;~, &quot;;[$iwd_icons.U11];&quot;, ~&quot;;[$iwd_icons.V11];&quot;~ =&gt; &quot;;[$iwd_icons.$A11])" office:value-type="string" office:string-value="  cduni9, iring01, cdunq36, ~Ring of Pain Amplification~, ~Ring~, 10, ~Jewelry~ =&gt; cduni9" calcext:value-type="string">
            <text:p><text:s text:c="2"/>cduni9, iring01, cdunq36, ~Ring of Pain Amplification~, ~Ring~, 10, ~Jewelry~ =&gt; cduni9</text:p>
          </table:table-cell>
        </table:table-row>
        <table:table-row table:style-name="ro1">
          <table:table-cell table:formula="of:=CONCATENATE(;&quot;  &quot;;[$iwd_icons.$A12];&quot;, &quot;;[$iwd_icons.$B12];&quot;, &quot;;[$iwd_icons.$W12];&quot;, ~&quot;;[$iwd_icons.$S12];&quot;~, ~&quot;;[$iwd_icons.$T12];&quot;~, &quot;;[$iwd_icons.U12];&quot;, ~&quot;;[$iwd_icons.V12];&quot;~ =&gt; &quot;;[$iwd_icons.$A12])" office:value-type="string" office:string-value="  cduni10, iring06, cdunq158, ~Ring of Reckless Action~, ~Ring of Protection +1~, 10, ~Jewelry~ =&gt; cduni10" calcext:value-type="string">
            <text:p><text:s text:c="2"/>cduni10, iring06, cdunq158, ~Ring of Reckless Action~, ~Ring of Protection +1~, 10, ~Jewelry~ =&gt; cduni10</text:p>
          </table:table-cell>
        </table:table-row>
        <table:table-row table:style-name="ro1">
          <table:table-cell table:formula="of:=CONCATENATE(;&quot;  &quot;;[$iwd_icons.$A13];&quot;, &quot;;[$iwd_icons.$B13];&quot;, &quot;;[$iwd_icons.$W13];&quot;, ~&quot;;[$iwd_icons.$S13];&quot;~, ~&quot;;[$iwd_icons.$T13];&quot;~, &quot;;[$iwd_icons.U13];&quot;, ~&quot;;[$iwd_icons.V13];&quot;~ =&gt; &quot;;[$iwd_icons.$A13])" office:value-type="string" office:string-value="  cduni11, iring06, cdunq155, ~Ring of Resistance~, ~Ring of Protection +1~, 10, ~Jewelry~ =&gt; cduni11" calcext:value-type="string">
            <text:p><text:s text:c="2"/>cduni11, iring06, cdunq155, ~Ring of Resistance~, ~Ring of Protection +1~, 10, ~Jewelry~ =&gt; cduni11</text:p>
          </table:table-cell>
        </table:table-row>
        <table:table-row table:style-name="ro1">
          <table:table-cell table:formula="of:=CONCATENATE(;&quot;  &quot;;[$iwd_icons.$A14];&quot;, &quot;;[$iwd_icons.$B14];&quot;, &quot;;[$iwd_icons.$W14];&quot;, ~&quot;;[$iwd_icons.$S14];&quot;~, ~&quot;;[$iwd_icons.$T14];&quot;~, &quot;;[$iwd_icons.U14];&quot;, ~&quot;;[$iwd_icons.V14];&quot;~ =&gt; &quot;;[$iwd_icons.$A14])" office:value-type="string" office:string-value="  cduni12, iring06, cdunq156, ~Ring of Strength~, ~Ring of Protection +1~, 10, ~Jewelry~ =&gt; cduni12" calcext:value-type="string">
            <text:p><text:s text:c="2"/>cduni12, iring06, cdunq156, ~Ring of Strength~, ~Ring of Protection +1~, 10, ~Jewelry~ =&gt; cduni12</text:p>
          </table:table-cell>
        </table:table-row>
        <table:table-row table:style-name="ro1">
          <table:table-cell table:formula="of:=CONCATENATE(;&quot;  &quot;;[$iwd_icons.$A15];&quot;, &quot;;[$iwd_icons.$B15];&quot;, &quot;;[$iwd_icons.$W15];&quot;, ~&quot;;[$iwd_icons.$S15];&quot;~, ~&quot;;[$iwd_icons.$T15];&quot;~, &quot;;[$iwd_icons.U15];&quot;, ~&quot;;[$iwd_icons.V15];&quot;~ =&gt; &quot;;[$iwd_icons.$A15])" office:value-type="string" office:string-value="  cduni13, iring06, cdunq159, ~Ring of the Protector +2~, ~Ring of Protection +1~, 10, ~Jewelry~ =&gt; cduni13" calcext:value-type="string">
            <text:p><text:s text:c="2"/>cduni13, iring06, cdunq159, ~Ring of the Protector +2~, ~Ring of Protection +1~, 10, ~Jewelry~ =&gt; cduni13</text:p>
          </table:table-cell>
        </table:table-row>
        <table:table-row table:style-name="ro1">
          <table:table-cell table:formula="of:=CONCATENATE(;&quot;  &quot;;[$iwd_icons.$A16];&quot;, &quot;;[$iwd_icons.$B16];&quot;, &quot;;[$iwd_icons.$W16];&quot;, ~&quot;;[$iwd_icons.$S16];&quot;~, ~&quot;;[$iwd_icons.$T16];&quot;~, &quot;;[$iwd_icons.U16];&quot;, ~&quot;;[$iwd_icons.V16];&quot;~ =&gt; &quot;;[$iwd_icons.$A16])" office:value-type="string" office:string-value="  cduni14, iring06, cdunq151, ~Ring of the Warrior~, ~Ring of Protection +1~, 10, ~Jewelry~ =&gt; cduni14" calcext:value-type="string">
            <text:p><text:s text:c="2"/>cduni14, iring06, cdunq151, ~Ring of the Warrior~, ~Ring of Protection +1~, 10, ~Jewelry~ =&gt; cduni14</text:p>
          </table:table-cell>
        </table:table-row>
        <table:table-row table:style-name="ro1">
          <table:table-cell table:formula="of:=CONCATENATE(;&quot;  &quot;;[$iwd_icons.$A17];&quot;, &quot;;[$iwd_icons.$B17];&quot;, &quot;;[$iwd_icons.$W17];&quot;, ~&quot;;[$iwd_icons.$S17];&quot;~, ~&quot;;[$iwd_icons.$T17];&quot;~, &quot;;[$iwd_icons.U17];&quot;, ~&quot;;[$iwd_icons.V17];&quot;~ =&gt; &quot;;[$iwd_icons.$A17])" office:value-type="string" office:string-value="  cduni15, iring06, cdunq162, ~Ring of the Warrior Thief~, ~Ring of Protection +1~, 10, ~Jewelry~ =&gt; cduni15" calcext:value-type="string">
            <text:p><text:s text:c="2"/>cduni15, iring06, cdunq162, ~Ring of the Warrior Thief~, ~Ring of Protection +1~, 10, ~Jewelry~ =&gt; cduni15</text:p>
          </table:table-cell>
        </table:table-row>
        <table:table-row table:style-name="ro1">
          <table:table-cell table:formula="of:=CONCATENATE(;&quot;  &quot;;[$iwd_icons.$A18];&quot;, &quot;;[$iwd_icons.$B18];&quot;, &quot;;[$iwd_icons.$W18];&quot;, ~&quot;;[$iwd_icons.$S18];&quot;~, ~&quot;;[$iwd_icons.$T18];&quot;~, &quot;;[$iwd_icons.U18];&quot;, ~&quot;;[$iwd_icons.V18];&quot;~ =&gt; &quot;;[$iwd_icons.$A18])" office:value-type="string" office:string-value="  cduni16, iamul15, cdunq41, ~Selune's Caress~, ~Shield Amulet~, 10, ~Jewelry~ =&gt; cduni16" calcext:value-type="string">
            <text:p><text:s text:c="2"/>cduni16, iamul15, cdunq41, ~Selune's Caress~, ~Shield Amulet~, 10, ~Jewelry~ =&gt; cduni16</text:p>
          </table:table-cell>
        </table:table-row>
        <table:table-row table:style-name="ro1">
          <table:table-cell table:formula="of:=CONCATENATE(;&quot;  &quot;;[$iwd_icons.$A19];&quot;, &quot;;[$iwd_icons.$B19];&quot;, &quot;;[$iwd_icons.$W19];&quot;, ~&quot;;[$iwd_icons.$S19];&quot;~, ~&quot;;[$iwd_icons.$T19];&quot;~, &quot;;[$iwd_icons.U19];&quot;, ~&quot;;[$iwd_icons.V19];&quot;~ =&gt; &quot;;[$iwd_icons.$A19])" office:value-type="string" office:string-value="  cduni17, iamul14, cdunq7, ~Symbol of Corellon Larethian~, ~Amulet of Protection +1~, 10, ~Jewelry~ =&gt; cduni17" calcext:value-type="string">
            <text:p><text:s text:c="2"/>cduni17, iamul14, cdunq7, ~Symbol of Corellon Larethian~, ~Amulet of Protection +1~, 10, ~Jewelry~ =&gt; cduni17</text:p>
          </table:table-cell>
        </table:table-row>
        <table:table-row table:style-name="ro1">
          <table:table-cell table:formula="of:=CONCATENATE(;&quot;  &quot;;[$iwd_icons.$A20];&quot;, &quot;;[$iwd_icons.$B20];&quot;, &quot;;[$iwd_icons.$W20];&quot;, ~&quot;;[$iwd_icons.$S20];&quot;~, ~&quot;;[$iwd_icons.$T20];&quot;~, &quot;;[$iwd_icons.U20];&quot;, ~&quot;;[$iwd_icons.V20];&quot;~ =&gt; &quot;;[$iwd_icons.$A20])" office:value-type="string" office:string-value="  cduni18, iamul14, cdunq24, ~Symbol of Labelas Enoreth~, ~Amulet of Protection +1~, 10, ~Jewelry~ =&gt; cduni18" calcext:value-type="string">
            <text:p><text:s text:c="2"/>cduni18, iamul14, cdunq24, ~Symbol of Labelas Enoreth~, ~Amulet of Protection +1~, 10, ~Jewelry~ =&gt; cduni18</text:p>
          </table:table-cell>
        </table:table-row>
        <table:table-row table:style-name="ro1">
          <table:table-cell table:formula="of:=CONCATENATE(;&quot;  &quot;;[$iwd_icons.$A21];&quot;, &quot;;[$iwd_icons.$B21];&quot;, &quot;;[$iwd_icons.$W21];&quot;, ~&quot;;[$iwd_icons.$S21];&quot;~, ~&quot;;[$iwd_icons.$T21];&quot;~, &quot;;[$iwd_icons.U21];&quot;, ~&quot;;[$iwd_icons.V21];&quot;~ =&gt; &quot;;[$iwd_icons.$A21])" office:value-type="string" office:string-value="  cduni19, iamul14, cdunq29, ~Symbol of Sehanine Moonbow~, ~Amulet of Protection +1~, 10, ~Jewelry~ =&gt; cduni19" calcext:value-type="string">
            <text:p><text:s text:c="2"/>cduni19, iamul14, cdunq29, ~Symbol of Sehanine Moonbow~, ~Amulet of Protection +1~, 10, ~Jewelry~ =&gt; cduni19</text:p>
          </table:table-cell>
        </table:table-row>
        <table:table-row table:style-name="ro1">
          <table:table-cell table:formula="of:=CONCATENATE(;&quot;  &quot;;[$iwd_icons.$A22];&quot;, &quot;;[$iwd_icons.$B22];&quot;, &quot;;[$iwd_icons.$W22];&quot;, ~&quot;;[$iwd_icons.$S22];&quot;~, ~&quot;;[$iwd_icons.$T22];&quot;~, &quot;;[$iwd_icons.U22];&quot;, ~&quot;;[$iwd_icons.V22];&quot;~ =&gt; &quot;;[$iwd_icons.$A22])" office:value-type="string" office:string-value="  cduni20, iamul14, cdunq39, ~Symbol of Shevarash~, ~Amulet of Protection +1~, 10, ~Jewelry~ =&gt; cduni20" calcext:value-type="string">
            <text:p><text:s text:c="2"/>cduni20, iamul14, cdunq39, ~Symbol of Shevarash~, ~Amulet of Protection +1~, 10, ~Jewelry~ =&gt; cduni20</text:p>
          </table:table-cell>
        </table:table-row>
        <table:table-row table:style-name="ro1">
          <table:table-cell table:formula="of:=CONCATENATE(;&quot;  &quot;;[$iwd_icons.$A23];&quot;, &quot;;[$iwd_icons.$B23];&quot;, &quot;;[$iwd_icons.$W23];&quot;, ~&quot;;[$iwd_icons.$S23];&quot;~, ~&quot;;[$iwd_icons.$T23];&quot;~, &quot;;[$iwd_icons.U23];&quot;, ~&quot;;[$iwd_icons.V23];&quot;~ =&gt; &quot;;[$iwd_icons.$A23])" office:value-type="string" office:string-value="  cduni21, iamul14, cdunq1, ~Symbol of Solonor Thelandira~, ~Amulet of Protection +1~, 10, ~Jewelry~ =&gt; cduni21" calcext:value-type="string">
            <text:p><text:s text:c="2"/>cduni21, iamul14, cdunq1, ~Symbol of Solonor Thelandira~, ~Amulet of Protection +1~, 10, ~Jewelry~ =&gt; cduni21</text:p>
          </table:table-cell>
        </table:table-row>
        <table:table-row table:style-name="ro1">
          <table:table-cell table:formula="of:=CONCATENATE(;&quot;  &quot;;[$iwd_icons.$A24];&quot;, &quot;;[$iwd_icons.$B24];&quot;, &quot;;[$iwd_icons.$W24];&quot;, ~&quot;;[$iwd_icons.$S24];&quot;~, ~&quot;;[$iwd_icons.$T24];&quot;~, &quot;;[$iwd_icons.U24];&quot;, ~&quot;;[$iwd_icons.V24];&quot;~ =&gt; &quot;;[$iwd_icons.$A24])" office:value-type="string" office:string-value="  cduni22, iarow11, cdunq2, ~Arrow of the Hand +2~, ~Arrow +2~, 20, ~Bows &amp; Arrows~ =&gt; cduni22" calcext:value-type="string">
            <text:p><text:s text:c="2"/>cduni22, iarow11, cdunq2, ~Arrow of the Hand +2~, ~Arrow +2~, 20, ~Bows &amp; Arrows~ =&gt; cduni22</text:p>
          </table:table-cell>
        </table:table-row>
        <table:table-row table:style-name="ro1">
          <table:table-cell table:formula="of:=CONCATENATE(;&quot;  &quot;;[$iwd_icons.$A25];&quot;, &quot;;[$iwd_icons.$B25];&quot;, &quot;;[$iwd_icons.$W25];&quot;, ~&quot;;[$iwd_icons.$S25];&quot;~, ~&quot;;[$iwd_icons.$T25];&quot;~, &quot;;[$iwd_icons.U25];&quot;, ~&quot;;[$iwd_icons.V25];&quot;~ =&gt; &quot;;[$iwd_icons.$A25])" office:value-type="string" office:string-value="  cduni23, iarow02, cdunq68, ~Confusion Arrow +3~, ~Arrow +1~, 20, ~Bows &amp; Arrows~ =&gt; cduni23" calcext:value-type="string">
            <text:p><text:s text:c="2"/>cduni23, iarow02, cdunq68, ~Confusion Arrow +3~, ~Arrow +1~, 20, ~Bows &amp; Arrows~ =&gt; cduni23</text:p>
          </table:table-cell>
        </table:table-row>
        <table:table-row table:style-name="ro1">
          <table:table-cell table:formula="of:=CONCATENATE(;&quot;  &quot;;[$iwd_icons.$A26];&quot;, &quot;;[$iwd_icons.$B26];&quot;, &quot;;[$iwd_icons.$W26];&quot;, ~&quot;;[$iwd_icons.$S26];&quot;~, ~&quot;;[$iwd_icons.$T26];&quot;~, &quot;;[$iwd_icons.U26];&quot;, ~&quot;;[$iwd_icons.V26];&quot;~ =&gt; &quot;;[$iwd_icons.$A26])" office:value-type="string" office:string-value="  cduni24, iarow13, cdunq67, ~Hammer Arrow~, ~High Quality Arrow~, 20, ~Bows &amp; Arrows~ =&gt; cduni24" calcext:value-type="string">
            <text:p><text:s text:c="2"/>cduni24, iarow13, cdunq67, ~Hammer Arrow~, ~High Quality Arrow~, 20, ~Bows &amp; Arrows~ =&gt; cduni24</text:p>
          </table:table-cell>
        </table:table-row>
        <table:table-row table:style-name="ro1">
          <table:table-cell table:formula="of:=CONCATENATE(;&quot;  &quot;;[$iwd_icons.$A27];&quot;, &quot;;[$iwd_icons.$B27];&quot;, &quot;;[$iwd_icons.$W27];&quot;, ~&quot;;[$iwd_icons.$S27];&quot;~, ~&quot;;[$iwd_icons.$T27];&quot;~, &quot;;[$iwd_icons.U27];&quot;, ~&quot;;[$iwd_icons.V27];&quot;~ =&gt; &quot;;[$iwd_icons.$A27])" office:value-type="string" office:string-value="  cduni25, iarow02, cdunq69, ~Hammer Arrow +1~, ~Arrow +1~, 20, ~Bows &amp; Arrows~ =&gt; cduni25" calcext:value-type="string">
            <text:p><text:s text:c="2"/>cduni25, iarow02, cdunq69, ~Hammer Arrow +1~, ~Arrow +1~, 20, ~Bows &amp; Arrows~ =&gt; cduni25</text:p>
          </table:table-cell>
        </table:table-row>
        <table:table-row table:style-name="ro1">
          <table:table-cell table:formula="of:=CONCATENATE(;&quot;  &quot;;[$iwd_icons.$A28];&quot;, &quot;;[$iwd_icons.$B28];&quot;, &quot;;[$iwd_icons.$W28];&quot;, ~&quot;;[$iwd_icons.$S28];&quot;~, ~&quot;;[$iwd_icons.$T28];&quot;~, &quot;;[$iwd_icons.U28];&quot;, ~&quot;;[$iwd_icons.V28];&quot;~ =&gt; &quot;;[$iwd_icons.$A28])" office:value-type="string" office:string-value="  cduni26, ibow12, cdunq119, ~Huge Longbow~, ~High Quality Long Bow~, 20, ~Bows &amp; Arrows~ =&gt; cduni26" calcext:value-type="string">
            <text:p><text:s text:c="2"/>cduni26, ibow12, cdunq119, ~Huge Longbow~, ~High Quality Long Bow~, 20, ~Bows &amp; Arrows~ =&gt; cduni26</text:p>
          </table:table-cell>
        </table:table-row>
        <table:table-row table:style-name="ro1">
          <table:table-cell table:formula="of:=CONCATENATE(;&quot;  &quot;;[$iwd_icons.$A29];&quot;, &quot;;[$iwd_icons.$B29];&quot;, &quot;;[$iwd_icons.$W29];&quot;, ~&quot;;[$iwd_icons.$S29];&quot;~, ~&quot;;[$iwd_icons.$T29];&quot;~, &quot;;[$iwd_icons.U29];&quot;, ~&quot;;[$iwd_icons.V29];&quot;~ =&gt; &quot;;[$iwd_icons.$A29])" office:value-type="string" office:string-value="  cduni27, iarow08, cdunq71, ~Inferno Arrow +2~, ~Arrow of Fire +1~, 20, ~Bows &amp; Arrows~ =&gt; cduni27" calcext:value-type="string">
            <text:p><text:s text:c="2"/>cduni27, iarow08, cdunq71, ~Inferno Arrow +2~, ~Arrow of Fire +1~, 20, ~Bows &amp; Arrows~ =&gt; cduni27</text:p>
          </table:table-cell>
        </table:table-row>
        <table:table-row table:style-name="ro1">
          <table:table-cell table:formula="of:=CONCATENATE(;&quot;  &quot;;[$iwd_icons.$A30];&quot;, &quot;;[$iwd_icons.$B30];&quot;, &quot;;[$iwd_icons.$W30];&quot;, ~&quot;;[$iwd_icons.$S30];&quot;~, ~&quot;;[$iwd_icons.$T30];&quot;~, &quot;;[$iwd_icons.U30];&quot;, ~&quot;;[$iwd_icons.V30];&quot;~ =&gt; &quot;;[$iwd_icons.$A30])" office:value-type="string" office:string-value="  cduni28, ibow02, cdunq18, ~Kaylessa's Bow +3~, ~Composite Longbow +1~, 20, ~Bows &amp; Arrows~ =&gt; cduni28" calcext:value-type="string">
            <text:p><text:s text:c="2"/>cduni28, ibow02, cdunq18, ~Kaylessa's Bow +3~, ~Composite Longbow +1~, 20, ~Bows &amp; Arrows~ =&gt; cduni28</text:p>
          </table:table-cell>
        </table:table-row>
        <table:table-row table:style-name="ro1">
          <table:table-cell table:formula="of:=CONCATENATE(;&quot;  &quot;;[$iwd_icons.$A31];&quot;, &quot;;[$iwd_icons.$B31];&quot;, &quot;;[$iwd_icons.$W31];&quot;, ~&quot;;[$iwd_icons.$S31];&quot;~, ~&quot;;[$iwd_icons.$T31];&quot;~, &quot;;[$iwd_icons.U31];&quot;, ~&quot;;[$iwd_icons.V31];&quot;~ =&gt; &quot;;[$iwd_icons.$A31])" office:value-type="string" office:string-value="  cduni29, ibow04, cdunq120, ~Longbow +1: Protector~, ~Longbow +1~, 20, ~Bows &amp; Arrows~ =&gt; cduni29" calcext:value-type="string">
            <text:p><text:s text:c="2"/>cduni29, ibow04, cdunq120, ~Longbow +1: Protector~, ~Longbow +1~, 20, ~Bows &amp; Arrows~ =&gt; cduni29</text:p>
          </table:table-cell>
        </table:table-row>
        <table:table-row table:style-name="ro1">
          <table:table-cell table:formula="of:=CONCATENATE(;&quot;  &quot;;[$iwd_icons.$A32];&quot;, &quot;;[$iwd_icons.$B32];&quot;, &quot;;[$iwd_icons.$W32];&quot;, ~&quot;;[$iwd_icons.$S32];&quot;~, ~&quot;;[$iwd_icons.$T32];&quot;~, &quot;;[$iwd_icons.U32];&quot;, ~&quot;;[$iwd_icons.V32];&quot;~ =&gt; &quot;;[$iwd_icons.$A32])" office:value-type="string" office:string-value="  cduni30, ibow04, cdunq121, ~Longbow +2: Defender~, ~Longbow +1~, 20, ~Bows &amp; Arrows~ =&gt; cduni30" calcext:value-type="string">
            <text:p><text:s text:c="2"/>cduni30, ibow04, cdunq121, ~Longbow +2: Defender~, ~Longbow +1~, 20, ~Bows &amp; Arrows~ =&gt; cduni30</text:p>
          </table:table-cell>
        </table:table-row>
        <table:table-row table:style-name="ro1">
          <table:table-cell table:formula="of:=CONCATENATE(;&quot;  &quot;;[$iwd_icons.$A33];&quot;, &quot;;[$iwd_icons.$B33];&quot;, &quot;;[$iwd_icons.$W33];&quot;, ~&quot;;[$iwd_icons.$S33];&quot;~, ~&quot;;[$iwd_icons.$T33];&quot;~, &quot;;[$iwd_icons.U33];&quot;, ~&quot;;[$iwd_icons.V33];&quot;~ =&gt; &quot;;[$iwd_icons.$A33])" office:value-type="string" office:string-value="  cduni31, ibow04, cdunq122, ~Longbow +2: Protector~, ~Longbow +1~, 20, ~Bows &amp; Arrows~ =&gt; cduni31" calcext:value-type="string">
            <text:p><text:s text:c="2"/>cduni31, ibow04, cdunq122, ~Longbow +2: Protector~, ~Longbow +1~, 20, ~Bows &amp; Arrows~ =&gt; cduni31</text:p>
          </table:table-cell>
        </table:table-row>
        <table:table-row table:style-name="ro1">
          <table:table-cell table:formula="of:=CONCATENATE(;&quot;  &quot;;[$iwd_icons.$A34];&quot;, &quot;;[$iwd_icons.$B34];&quot;, &quot;;[$iwd_icons.$W34];&quot;, ~&quot;;[$iwd_icons.$S34];&quot;~, ~&quot;;[$iwd_icons.$T34];&quot;~, &quot;;[$iwd_icons.U34];&quot;, ~&quot;;[$iwd_icons.V34];&quot;~ =&gt; &quot;;[$iwd_icons.$A34])" office:value-type="string" office:string-value="  cduni32, ibow04, cdunq125, ~Longbow +3: Defender~, ~Longbow +1~, 20, ~Bows &amp; Arrows~ =&gt; cduni32" calcext:value-type="string">
            <text:p><text:s text:c="2"/>cduni32, ibow04, cdunq125, ~Longbow +3: Defender~, ~Longbow +1~, 20, ~Bows &amp; Arrows~ =&gt; cduni32</text:p>
          </table:table-cell>
        </table:table-row>
        <table:table-row table:style-name="ro1">
          <table:table-cell table:formula="of:=CONCATENATE(;&quot;  &quot;;[$iwd_icons.$A35];&quot;, &quot;;[$iwd_icons.$B35];&quot;, &quot;;[$iwd_icons.$W35];&quot;, ~&quot;;[$iwd_icons.$S35];&quot;~, ~&quot;;[$iwd_icons.$T35];&quot;~, &quot;;[$iwd_icons.U35];&quot;, ~&quot;;[$iwd_icons.V35];&quot;~ =&gt; &quot;;[$iwd_icons.$A35])" office:value-type="string" office:string-value="  cduni33, ibow04, cdunq124, ~Longbow +3: Repeater~, ~Longbow +1~, 20, ~Bows &amp; Arrows~ =&gt; cduni33" calcext:value-type="string">
            <text:p><text:s text:c="2"/>cduni33, ibow04, cdunq124, ~Longbow +3: Repeater~, ~Longbow +1~, 20, ~Bows &amp; Arrows~ =&gt; cduni33</text:p>
          </table:table-cell>
        </table:table-row>
        <table:table-row table:style-name="ro1">
          <table:table-cell table:formula="of:=CONCATENATE(;&quot;  &quot;;[$iwd_icons.$A36];&quot;, &quot;;[$iwd_icons.$B36];&quot;, &quot;;[$iwd_icons.$W36];&quot;, ~&quot;;[$iwd_icons.$S36];&quot;~, ~&quot;;[$iwd_icons.$T36];&quot;~, &quot;;[$iwd_icons.U36];&quot;, ~&quot;;[$iwd_icons.V36];&quot;~ =&gt; &quot;;[$iwd_icons.$A36])" office:value-type="string" office:string-value="  cduni34, ibow04, cdunq126, ~Longbow +4: Hammer~, ~Longbow +1~, 20, ~Bows &amp; Arrows~ =&gt; cduni34" calcext:value-type="string">
            <text:p><text:s text:c="2"/>cduni34, ibow04, cdunq126, ~Longbow +4: Hammer~, ~Longbow +1~, 20, ~Bows &amp; Arrows~ =&gt; cduni34</text:p>
          </table:table-cell>
        </table:table-row>
        <table:table-row table:style-name="ro1">
          <table:table-cell table:formula="of:=CONCATENATE(;&quot;  &quot;;[$iwd_icons.$A37];&quot;, &quot;;[$iwd_icons.$B37];&quot;, &quot;;[$iwd_icons.$W37];&quot;, ~&quot;;[$iwd_icons.$S37];&quot;~, ~&quot;;[$iwd_icons.$T37];&quot;~, &quot;;[$iwd_icons.U37];&quot;, ~&quot;;[$iwd_icons.V37];&quot;~ =&gt; &quot;;[$iwd_icons.$A37])" office:value-type="string" office:string-value="  cduni35, ibow04, cdunq123, ~Longbow of Action +2~, ~Longbow +1~, 20, ~Bows &amp; Arrows~ =&gt; cduni35" calcext:value-type="string">
            <text:p><text:s text:c="2"/>cduni35, ibow04, cdunq123, ~Longbow of Action +2~, ~Longbow +1~, 20, ~Bows &amp; Arrows~ =&gt; cduni35</text:p>
          </table:table-cell>
        </table:table-row>
        <table:table-row table:style-name="ro1">
          <table:table-cell table:formula="of:=CONCATENATE(;&quot;  &quot;;[$iwd_icons.$A38];&quot;, &quot;;[$iwd_icons.$B38];&quot;, &quot;;[$iwd_icons.$W38];&quot;, ~&quot;;[$iwd_icons.$S38];&quot;~, ~&quot;;[$iwd_icons.$T38];&quot;~, &quot;;[$iwd_icons.U38];&quot;, ~&quot;;[$iwd_icons.V38];&quot;~ =&gt; &quot;;[$iwd_icons.$A38])" office:value-type="string" office:string-value="  cduni36, iarow02, cdunq70, ~Piercing Arrow +1~, ~Arrow +1~, 20, ~Bows &amp; Arrows~ =&gt; cduni36" calcext:value-type="string">
            <text:p><text:s text:c="2"/>cduni36, iarow02, cdunq70, ~Piercing Arrow +1~, ~Arrow +1~, 20, ~Bows &amp; Arrows~ =&gt; cduni36</text:p>
          </table:table-cell>
        </table:table-row>
        <table:table-row table:style-name="ro1">
          <table:table-cell table:formula="of:=CONCATENATE(;&quot;  &quot;;[$iwd_icons.$A39];&quot;, &quot;;[$iwd_icons.$B39];&quot;, &quot;;[$iwd_icons.$W39];&quot;, ~&quot;;[$iwd_icons.$S39];&quot;~, ~&quot;;[$iwd_icons.$T39];&quot;~, &quot;;[$iwd_icons.U39];&quot;, ~&quot;;[$iwd_icons.V39];&quot;~ =&gt; &quot;;[$iwd_icons.$A39])" office:value-type="string" office:string-value="  cduni37, iarow06, cdunq3, ~Translocation Arrow +1~, ~Arrow of Detonation ~, 20, ~Bows &amp; Arrows~ =&gt; cduni37" calcext:value-type="string">
            <text:p><text:s text:c="2"/>cduni37, iarow06, cdunq3, ~Translocation Arrow +1~, ~Arrow of Detonation ~, 20, ~Bows &amp; Arrows~ =&gt; cduni37</text:p>
          </table:table-cell>
        </table:table-row>
        <table:table-row table:style-name="ro1">
          <table:table-cell table:formula="of:=CONCATENATE(;&quot;  &quot;;[$iwd_icons.$A40];&quot;, &quot;;[$iwd_icons.$B40];&quot;, &quot;;[$iwd_icons.$W40];&quot;, ~&quot;;[$iwd_icons.$S40];&quot;~, ~&quot;;[$iwd_icons.$T40];&quot;~, &quot;;[$iwd_icons.U40];&quot;, ~&quot;;[$iwd_icons.V40];&quot;~ =&gt; &quot;;[$iwd_icons.$A40])" office:value-type="string" office:string-value="  cduni38, ibolt05, cdunq220, ~Bolt of Sekolah's Fire~, ~Bolt of Polymorphing~, 30, ~Crossbows &amp; Bolts~ =&gt; cduni38" calcext:value-type="string">
            <text:p><text:s text:c="2"/>cduni38, ibolt05, cdunq220, ~Bolt of Sekolah's Fire~, ~Bolt of Polymorphing~, 30, ~Crossbows &amp; Bolts~ =&gt; cduni38</text:p>
          </table:table-cell>
        </table:table-row>
        <table:table-row table:style-name="ro1">
          <table:table-cell table:formula="of:=CONCATENATE(;&quot;  &quot;;[$iwd_icons.$A41];&quot;, &quot;;[$iwd_icons.$B41];&quot;, &quot;;[$iwd_icons.$W41];&quot;, ~&quot;;[$iwd_icons.$S41];&quot;~, ~&quot;;[$iwd_icons.$T41];&quot;~, &quot;;[$iwd_icons.U41];&quot;, ~&quot;;[$iwd_icons.V41];&quot;~ =&gt; &quot;;[$iwd_icons.$A41])" office:value-type="string" office:string-value="  cduni39, ixbow08, cdunq114, ~Finest Heavy Crossbow~, ~High Quality Heavy Crossbow~, 30, ~Crossbows &amp; Bolts~ =&gt; cduni39" calcext:value-type="string">
            <text:p><text:s text:c="2"/>cduni39, ixbow08, cdunq114, ~Finest Heavy Crossbow~, ~High Quality Heavy Crossbow~, 30, ~Crossbows &amp; Bolts~ =&gt; cduni39</text:p>
          </table:table-cell>
        </table:table-row>
        <table:table-row table:style-name="ro1">
          <table:table-cell table:formula="of:=CONCATENATE(;&quot;  &quot;;[$iwd_icons.$A42];&quot;, &quot;;[$iwd_icons.$B42];&quot;, &quot;;[$iwd_icons.$W42];&quot;, ~&quot;;[$iwd_icons.$S42];&quot;~, ~&quot;;[$iwd_icons.$T42];&quot;~, &quot;;[$iwd_icons.U42];&quot;, ~&quot;;[$iwd_icons.V42];&quot;~ =&gt; &quot;;[$iwd_icons.$A42])" office:value-type="string" office:string-value="  cduni40, ixbow09, cdunq138, ~Finest Light Crossbow~, ~High Quality Light Crossbow~, 30, ~Crossbows &amp; Bolts~ =&gt; cduni40" calcext:value-type="string">
            <text:p><text:s text:c="2"/>cduni40, ixbow09, cdunq138, ~Finest Light Crossbow~, ~High Quality Light Crossbow~, 30, ~Crossbows &amp; Bolts~ =&gt; cduni40</text:p>
          </table:table-cell>
        </table:table-row>
        <table:table-row table:style-name="ro1">
          <table:table-cell table:formula="of:=CONCATENATE(;&quot;  &quot;;[$iwd_icons.$A43];&quot;, &quot;;[$iwd_icons.$B43];&quot;, &quot;;[$iwd_icons.$W43];&quot;, ~&quot;;[$iwd_icons.$S43];&quot;~, ~&quot;;[$iwd_icons.$T43];&quot;~, &quot;;[$iwd_icons.U43];&quot;, ~&quot;;[$iwd_icons.V43];&quot;~ =&gt; &quot;;[$iwd_icons.$A43])" office:value-type="string" office:string-value="  cduni41, ixbow02, cdunq115, ~Heavy Crossbow of Defense +2~, ~Heavy Crossbow +1~, 30, ~Crossbows &amp; Bolts~ =&gt; cduni41" calcext:value-type="string">
            <text:p><text:s text:c="2"/>cduni41, ixbow02, cdunq115, ~Heavy Crossbow of Defense +2~, ~Heavy Crossbow +1~, 30, ~Crossbows &amp; Bolts~ =&gt; cduni41</text:p>
          </table:table-cell>
        </table:table-row>
        <table:table-row table:style-name="ro1">
          <table:table-cell table:formula="of:=CONCATENATE(;&quot;  &quot;;[$iwd_icons.$A44];&quot;, &quot;;[$iwd_icons.$B44];&quot;, &quot;;[$iwd_icons.$W44];&quot;, ~&quot;;[$iwd_icons.$S44];&quot;~, ~&quot;;[$iwd_icons.$T44];&quot;~, &quot;;[$iwd_icons.U44];&quot;, ~&quot;;[$iwd_icons.V44];&quot;~ =&gt; &quot;;[$iwd_icons.$A44])" office:value-type="string" office:string-value="  cduni42, ixbow02, cdunq116, ~Heavy Crossbow of Speed +2~, ~Heavy Crossbow +1~, 30, ~Crossbows &amp; Bolts~ =&gt; cduni42" calcext:value-type="string">
            <text:p><text:s text:c="2"/>cduni42, ixbow02, cdunq116, ~Heavy Crossbow of Speed +2~, ~Heavy Crossbow +1~, 30, ~Crossbows &amp; Bolts~ =&gt; cduni42</text:p>
          </table:table-cell>
        </table:table-row>
        <table:table-row table:style-name="ro1">
          <table:table-cell table:formula="of:=CONCATENATE(;&quot;  &quot;;[$iwd_icons.$A45];&quot;, &quot;;[$iwd_icons.$B45];&quot;, &quot;;[$iwd_icons.$W45];&quot;, ~&quot;;[$iwd_icons.$S45];&quot;~, ~&quot;;[$iwd_icons.$T45];&quot;~, &quot;;[$iwd_icons.U45];&quot;, ~&quot;;[$iwd_icons.V45];&quot;~ =&gt; &quot;;[$iwd_icons.$A45])" office:value-type="string" office:string-value="  cduni43, ixbow05, cdunq139, ~Light Crossbow of Defense +2~, ~Light Crossbow +1~, 30, ~Crossbows &amp; Bolts~ =&gt; cduni43" calcext:value-type="string">
            <text:p><text:s text:c="2"/>cduni43, ixbow05, cdunq139, ~Light Crossbow of Defense +2~, ~Light Crossbow +1~, 30, ~Crossbows &amp; Bolts~ =&gt; cduni43</text:p>
          </table:table-cell>
        </table:table-row>
        <table:table-row table:style-name="ro1">
          <table:table-cell table:formula="of:=CONCATENATE(;&quot;  &quot;;[$iwd_icons.$A46];&quot;, &quot;;[$iwd_icons.$B46];&quot;, &quot;;[$iwd_icons.$W46];&quot;, ~&quot;;[$iwd_icons.$S46];&quot;~, ~&quot;;[$iwd_icons.$T46];&quot;~, &quot;;[$iwd_icons.U46];&quot;, ~&quot;;[$iwd_icons.V46];&quot;~ =&gt; &quot;;[$iwd_icons.$A46])" office:value-type="string" office:string-value="  cduni44, ixbow05, cdunq140, ~Light Crossbow of Speed +2~, ~Light Crossbow +1~, 30, ~Crossbows &amp; Bolts~ =&gt; cduni44" calcext:value-type="string">
            <text:p><text:s text:c="2"/>cduni44, ixbow05, cdunq140, ~Light Crossbow of Speed +2~, ~Light Crossbow +1~, 30, ~Crossbows &amp; Bolts~ =&gt; cduni44</text:p>
          </table:table-cell>
        </table:table-row>
        <table:table-row table:style-name="ro1">
          <table:table-cell table:formula="of:=CONCATENATE(;&quot;  &quot;;[$iwd_icons.$A47];&quot;, &quot;;[$iwd_icons.$B47];&quot;, &quot;;[$iwd_icons.$W47];&quot;, ~&quot;;[$iwd_icons.$S47];&quot;~, ~&quot;;[$iwd_icons.$T47];&quot;~, &quot;;[$iwd_icons.U47];&quot;, ~&quot;;[$iwd_icons.V47];&quot;~ =&gt; &quot;;[$iwd_icons.$A47])" office:value-type="string" office:string-value="  cduni45, ixbow02, cdunq117, ~Reinforced Heavy Crossbow +4~, ~Heavy Crossbow +1~, 30, ~Crossbows &amp; Bolts~ =&gt; cduni45" calcext:value-type="string">
            <text:p><text:s text:c="2"/>cduni45, ixbow02, cdunq117, ~Reinforced Heavy Crossbow +4~, ~Heavy Crossbow +1~, 30, ~Crossbows &amp; Bolts~ =&gt; cduni45</text:p>
          </table:table-cell>
        </table:table-row>
        <table:table-row table:style-name="ro1">
          <table:table-cell table:formula="of:=CONCATENATE(;&quot;  &quot;;[$iwd_icons.$A48];&quot;, &quot;;[$iwd_icons.$B48];&quot;, &quot;;[$iwd_icons.$W48];&quot;, ~&quot;;[$iwd_icons.$S48];&quot;~, ~&quot;;[$iwd_icons.$T48];&quot;~, &quot;;[$iwd_icons.U48];&quot;, ~&quot;;[$iwd_icons.V48];&quot;~ =&gt; &quot;;[$iwd_icons.$A48])" office:value-type="string" office:string-value="  cduni46, ixbow02, cdunq118, ~Repeating Heavy Crossbow +3~, ~Heavy Crossbow +1~, 30, ~Crossbows &amp; Bolts~ =&gt; cduni46" calcext:value-type="string">
            <text:p><text:s text:c="2"/>cduni46, ixbow02, cdunq118, ~Repeating Heavy Crossbow +3~, ~Heavy Crossbow +1~, 30, ~Crossbows &amp; Bolts~ =&gt; cduni46</text:p>
          </table:table-cell>
        </table:table-row>
        <table:table-row table:style-name="ro1">
          <table:table-cell table:formula="of:=CONCATENATE(;&quot;  &quot;;[$iwd_icons.$A49];&quot;, &quot;;[$iwd_icons.$B49];&quot;, &quot;;[$iwd_icons.$W49];&quot;, ~&quot;;[$iwd_icons.$S49];&quot;~, ~&quot;;[$iwd_icons.$T49];&quot;~, &quot;;[$iwd_icons.U49];&quot;, ~&quot;;[$iwd_icons.V49];&quot;~ =&gt; &quot;;[$iwd_icons.$A49])" office:value-type="string" office:string-value="  cduni47, ixbow05, cdunq141, ~Repeating Light Crossbow +3~, ~Light Crossbow +1~, 30, ~Crossbows &amp; Bolts~ =&gt; cduni47" calcext:value-type="string">
            <text:p><text:s text:c="2"/>cduni47, ixbow05, cdunq141, ~Repeating Light Crossbow +3~, ~Light Crossbow +1~, 30, ~Crossbows &amp; Bolts~ =&gt; cduni47</text:p>
          </table:table-cell>
        </table:table-row>
        <table:table-row table:style-name="ro1">
          <table:table-cell table:formula="of:=CONCATENATE(;&quot;  &quot;;[$iwd_icons.$A50];&quot;, &quot;;[$iwd_icons.$B50];&quot;, &quot;;[$iwd_icons.$W50];&quot;, ~&quot;;[$iwd_icons.$S50];&quot;~, ~&quot;;[$iwd_icons.$T50];&quot;~, &quot;;[$iwd_icons.U50];&quot;, ~&quot;;[$iwd_icons.V50];&quot;~ =&gt; &quot;;[$iwd_icons.$A50])" office:value-type="string" office:string-value="  cduni48, idart02, cdunq94, ~Berserker Darts~, ~Dart +1~, 40, ~Darts &amp; Bullets~ =&gt; cduni48" calcext:value-type="string">
            <text:p><text:s text:c="2"/>cduni48, idart02, cdunq94, ~Berserker Darts~, ~Dart +1~, 40, ~Darts &amp; Bullets~ =&gt; cduni48</text:p>
          </table:table-cell>
        </table:table-row>
        <table:table-row table:style-name="ro1">
          <table:table-cell table:formula="of:=CONCATENATE(;&quot;  &quot;;[$iwd_icons.$A51];&quot;, &quot;;[$iwd_icons.$B51];&quot;, &quot;;[$iwd_icons.$W51];&quot;, ~&quot;;[$iwd_icons.$S51];&quot;~, ~&quot;;[$iwd_icons.$T51];&quot;~, &quot;;[$iwd_icons.U51];&quot;, ~&quot;;[$iwd_icons.V51];&quot;~ =&gt; &quot;;[$iwd_icons.$A51])" office:value-type="string" office:string-value="  cduni49, idart02, cdunq96, ~Blinding Dart +2~, ~Dart +1~, 40, ~Darts &amp; Bullets~ =&gt; cduni49" calcext:value-type="string">
            <text:p><text:s text:c="2"/>cduni49, idart02, cdunq96, ~Blinding Dart +2~, ~Dart +1~, 40, ~Darts &amp; Bullets~ =&gt; cduni49</text:p>
          </table:table-cell>
        </table:table-row>
        <table:table-row table:style-name="ro1">
          <table:table-cell table:formula="of:=CONCATENATE(;&quot;  &quot;;[$iwd_icons.$A52];&quot;, &quot;;[$iwd_icons.$B52];&quot;, &quot;;[$iwd_icons.$W52];&quot;, ~&quot;;[$iwd_icons.$S52];&quot;~, ~&quot;;[$iwd_icons.$T52];&quot;~, &quot;;[$iwd_icons.U52];&quot;, ~&quot;;[$iwd_icons.V52];&quot;~ =&gt; &quot;;[$iwd_icons.$A52])" office:value-type="string" office:string-value="  cduni50, ibull01, cdunq82, ~Bullets of Fire +2~, ~Bullet~, 40, ~Darts &amp; Bullets~ =&gt; cduni50" calcext:value-type="string">
            <text:p><text:s text:c="2"/>cduni50, ibull01, cdunq82, ~Bullets of Fire +2~, ~Bullet~, 40, ~Darts &amp; Bullets~ =&gt; cduni50</text:p>
          </table:table-cell>
        </table:table-row>
        <table:table-row table:style-name="ro1">
          <table:table-cell table:formula="of:=CONCATENATE(;&quot;  &quot;;[$iwd_icons.$A53];&quot;, &quot;;[$iwd_icons.$B53];&quot;, &quot;;[$iwd_icons.$W53];&quot;, ~&quot;;[$iwd_icons.$S53];&quot;~, ~&quot;;[$iwd_icons.$T53];&quot;~, &quot;;[$iwd_icons.U53];&quot;, ~&quot;;[$iwd_icons.V53];&quot;~ =&gt; &quot;;[$iwd_icons.$A53])" office:value-type="string" office:string-value="  cduni51, idart02, cdunq95, ~Fire Dart +2~, ~Dart +1~, 40, ~Darts &amp; Bullets~ =&gt; cduni51" calcext:value-type="string">
            <text:p><text:s text:c="2"/>cduni51, idart02, cdunq95, ~Fire Dart +2~, ~Dart +1~, 40, ~Darts &amp; Bullets~ =&gt; cduni51</text:p>
          </table:table-cell>
        </table:table-row>
        <table:table-row table:style-name="ro1">
          <table:table-cell table:formula="of:=CONCATENATE(;&quot;  &quot;;[$iwd_icons.$A54];&quot;, &quot;;[$iwd_icons.$B54];&quot;, &quot;;[$iwd_icons.$W54];&quot;, ~&quot;;[$iwd_icons.$S54];&quot;~, ~&quot;;[$iwd_icons.$T54];&quot;~, &quot;;[$iwd_icons.U54];&quot;, ~&quot;;[$iwd_icons.V54];&quot;~ =&gt; &quot;;[$iwd_icons.$A54])" office:value-type="string" office:string-value="  cduni52, idart01, cdunq93, ~Hammer Darts~, ~Dart~, 40, ~Darts &amp; Bullets~ =&gt; cduni52" calcext:value-type="string">
            <text:p><text:s text:c="2"/>cduni52, idart01, cdunq93, ~Hammer Darts~, ~Dart~, 40, ~Darts &amp; Bullets~ =&gt; cduni52</text:p>
          </table:table-cell>
        </table:table-row>
        <table:table-row table:style-name="ro1">
          <table:table-cell table:formula="of:=CONCATENATE(;&quot;  &quot;;[$iwd_icons.$A55];&quot;, &quot;;[$iwd_icons.$B55];&quot;, &quot;;[$iwd_icons.$W55];&quot;, ~&quot;;[$iwd_icons.$S55];&quot;~, ~&quot;;[$iwd_icons.$T55];&quot;~, &quot;;[$iwd_icons.U55];&quot;, ~&quot;;[$iwd_icons.V55];&quot;~ =&gt; &quot;;[$iwd_icons.$A55])" office:value-type="string" office:string-value="  cduni53, idart02, cdunq98, ~Inferno Dart +4~, ~Dart +1~, 40, ~Darts &amp; Bullets~ =&gt; cduni53" calcext:value-type="string">
            <text:p><text:s text:c="2"/>cduni53, idart02, cdunq98, ~Inferno Dart +4~, ~Dart +1~, 40, ~Darts &amp; Bullets~ =&gt; cduni53</text:p>
          </table:table-cell>
        </table:table-row>
        <table:table-row table:style-name="ro1">
          <table:table-cell table:formula="of:=CONCATENATE(;&quot;  &quot;;[$iwd_icons.$A56];&quot;, &quot;;[$iwd_icons.$B56];&quot;, &quot;;[$iwd_icons.$W56];&quot;, ~&quot;;[$iwd_icons.$S56];&quot;~, ~&quot;;[$iwd_icons.$T56];&quot;~, &quot;;[$iwd_icons.U56];&quot;, ~&quot;;[$iwd_icons.V56];&quot;~ =&gt; &quot;;[$iwd_icons.$A56])" office:value-type="string" office:string-value="  cduni54, idart02, cdunq97, ~Static Dart +3~, ~Dart +1~, 40, ~Darts &amp; Bullets~ =&gt; cduni54" calcext:value-type="string">
            <text:p><text:s text:c="2"/>cduni54, idart02, cdunq97, ~Static Dart +3~, ~Dart +1~, 40, ~Darts &amp; Bullets~ =&gt; cduni54</text:p>
          </table:table-cell>
        </table:table-row>
        <table:table-row table:style-name="ro1">
          <table:table-cell table:formula="of:=CONCATENATE(;&quot;  &quot;;[$iwd_icons.$A57];&quot;, &quot;;[$iwd_icons.$B57];&quot;, &quot;;[$iwd_icons.$W57];&quot;, ~&quot;;[$iwd_icons.$S57];&quot;~, ~&quot;;[$iwd_icons.$T57];&quot;~, &quot;;[$iwd_icons.U57];&quot;, ~&quot;;[$iwd_icons.V57];&quot;~ =&gt; &quot;;[$iwd_icons.$A57])" office:value-type="string" office:string-value="  cduni55, iax1h02, cdunq52, ~Battle Axe +2: Defender~, ~Battle Axe +1~, 50, ~Axes~ =&gt; cduni55" calcext:value-type="string">
            <text:p><text:s text:c="2"/>cduni55, iax1h02, cdunq52, ~Battle Axe +2: Defender~, ~Battle Axe +1~, 50, ~Axes~ =&gt; cduni55</text:p>
          </table:table-cell>
        </table:table-row>
        <table:table-row table:style-name="ro1">
          <table:table-cell table:formula="of:=CONCATENATE(;&quot;  &quot;;[$iwd_icons.$A58];&quot;, &quot;;[$iwd_icons.$B58];&quot;, &quot;;[$iwd_icons.$W58];&quot;, ~&quot;;[$iwd_icons.$S58];&quot;~, ~&quot;;[$iwd_icons.$T58];&quot;~, &quot;;[$iwd_icons.U58];&quot;, ~&quot;;[$iwd_icons.V58];&quot;~ =&gt; &quot;;[$iwd_icons.$A58])" office:value-type="string" office:string-value="  cduni56, iax1h02, cdunq53, ~Battle Axe +3: Fatigue~, ~Battle Axe +1~, 50, ~Axes~ =&gt; cduni56" calcext:value-type="string">
            <text:p><text:s text:c="2"/>cduni56, iax1h02, cdunq53, ~Battle Axe +3: Fatigue~, ~Battle Axe +1~, 50, ~Axes~ =&gt; cduni56</text:p>
          </table:table-cell>
        </table:table-row>
        <table:table-row table:style-name="ro1">
          <table:table-cell table:formula="of:=CONCATENATE(;&quot;  &quot;;[$iwd_icons.$A59];&quot;, &quot;;[$iwd_icons.$B59];&quot;, &quot;;[$iwd_icons.$W59];&quot;, ~&quot;;[$iwd_icons.$S59];&quot;~, ~&quot;;[$iwd_icons.$T59];&quot;~, &quot;;[$iwd_icons.U59];&quot;, ~&quot;;[$iwd_icons.V59];&quot;~ =&gt; &quot;;[$iwd_icons.$A59])" office:value-type="string" office:string-value="  cduni57, iax1h02, cdunq54, ~Benorg's Truth +3~, ~Battle Axe +1~, 50, ~Axes~ =&gt; cduni57" calcext:value-type="string">
            <text:p><text:s text:c="2"/>cduni57, iax1h02, cdunq54, ~Benorg's Truth +3~, ~Battle Axe +1~, 50, ~Axes~ =&gt; cduni57</text:p>
          </table:table-cell>
        </table:table-row>
        <table:table-row table:style-name="ro1">
          <table:table-cell table:formula="of:=CONCATENATE(;&quot;  &quot;;[$iwd_icons.$A60];&quot;, &quot;;[$iwd_icons.$B60];&quot;, &quot;;[$iwd_icons.$W60];&quot;, ~&quot;;[$iwd_icons.$S60];&quot;~, ~&quot;;[$iwd_icons.$T60];&quot;~, &quot;;[$iwd_icons.U60];&quot;, ~&quot;;[$iwd_icons.V60];&quot;~ =&gt; &quot;;[$iwd_icons.$A60])" office:value-type="string" office:string-value="  cduni58, iax1h02, cdunq50, ~Charged Battle Axe +2~, ~Battle Axe +1~, 50, ~Axes~ =&gt; cduni58" calcext:value-type="string">
            <text:p><text:s text:c="2"/>cduni58, iax1h02, cdunq50, ~Charged Battle Axe +2~, ~Battle Axe +1~, 50, ~Axes~ =&gt; cduni58</text:p>
          </table:table-cell>
        </table:table-row>
        <table:table-row table:style-name="ro1">
          <table:table-cell table:formula="of:=CONCATENATE(;&quot;  &quot;;[$iwd_icons.$A61];&quot;, &quot;;[$iwd_icons.$B61];&quot;, &quot;;[$iwd_icons.$W61];&quot;, ~&quot;;[$iwd_icons.$S61];&quot;~, ~&quot;;[$iwd_icons.$T61];&quot;~, &quot;;[$iwd_icons.U61];&quot;, ~&quot;;[$iwd_icons.V61];&quot;~ =&gt; &quot;;[$iwd_icons.$A61])" office:value-type="string" office:string-value="  cduni59, iax1h01, cdunq11, ~Faith Killer +2~, ~Battle Axe~, 50, ~Axes~ =&gt; cduni59" calcext:value-type="string">
            <text:p><text:s text:c="2"/>cduni59, iax1h01, cdunq11, ~Faith Killer +2~, ~Battle Axe~, 50, ~Axes~ =&gt; cduni59</text:p>
          </table:table-cell>
        </table:table-row>
        <table:table-row table:style-name="ro1">
          <table:table-cell table:formula="of:=CONCATENATE(;&quot;  &quot;;[$iwd_icons.$A62];&quot;, &quot;;[$iwd_icons.$B62];&quot;, &quot;;[$iwd_icons.$W62];&quot;, ~&quot;;[$iwd_icons.$S62];&quot;~, ~&quot;;[$iwd_icons.$T62];&quot;~, &quot;;[$iwd_icons.U62];&quot;, ~&quot;;[$iwd_icons.V62];&quot;~ =&gt; &quot;;[$iwd_icons.$A62])" office:value-type="string" office:string-value="  cduni60, iax1h06, cdunq49, ~Flawless Battle Axe~, ~High Quality Battle Axe~, 50, ~Axes~ =&gt; cduni60" calcext:value-type="string">
            <text:p><text:s text:c="2"/>cduni60, iax1h06, cdunq49, ~Flawless Battle Axe~, ~High Quality Battle Axe~, 50, ~Axes~ =&gt; cduni60</text:p>
          </table:table-cell>
        </table:table-row>
        <table:table-row table:style-name="ro1">
          <table:table-cell table:formula="of:=CONCATENATE(;&quot;  &quot;;[$iwd_icons.$A63];&quot;, &quot;;[$iwd_icons.$B63];&quot;, &quot;;[$iwd_icons.$W63];&quot;, ~&quot;;[$iwd_icons.$S63];&quot;~, ~&quot;;[$iwd_icons.$T63];&quot;~, &quot;;[$iwd_icons.U63];&quot;, ~&quot;;[$iwd_icons.V63];&quot;~ =&gt; &quot;;[$iwd_icons.$A63])" office:value-type="string" office:string-value="  cduni61, i2haxe, cdunq60, ~Flawless Two-Handed Axe~, ~Two-Handed Axe~, 50, ~Axes~ =&gt; cduni61" calcext:value-type="string">
            <text:p><text:s text:c="2"/>cduni61, i2haxe, cdunq60, ~Flawless Two-Handed Axe~, ~Two-Handed Axe~, 50, ~Axes~ =&gt; cduni61</text:p>
          </table:table-cell>
        </table:table-row>
        <table:table-row table:style-name="ro1">
          <table:table-cell table:formula="of:=CONCATENATE(;&quot;  &quot;;[$iwd_icons.$A64];&quot;, &quot;;[$iwd_icons.$B64];&quot;, &quot;;[$iwd_icons.$W64];&quot;, ~&quot;;[$iwd_icons.$S64];&quot;~, ~&quot;;[$iwd_icons.$T64];&quot;~, &quot;;[$iwd_icons.U64];&quot;, ~&quot;;[$iwd_icons.V64];&quot;~ =&gt; &quot;;[$iwd_icons.$A64])" office:value-type="string" office:string-value="  cduni62, i2haxe, cdunq66, ~Foe's Fate +4~, ~Two-Handed Axe~, 50, ~Axes~ =&gt; cduni62" calcext:value-type="string">
            <text:p><text:s text:c="2"/>cduni62, i2haxe, cdunq66, ~Foe's Fate +4~, ~Two-Handed Axe~, 50, ~Axes~ =&gt; cduni62</text:p>
          </table:table-cell>
        </table:table-row>
        <table:table-row table:style-name="ro1">
          <table:table-cell table:formula="of:=CONCATENATE(;&quot;  &quot;;[$iwd_icons.$A65];&quot;, &quot;;[$iwd_icons.$B65];&quot;, &quot;;[$iwd_icons.$W65];&quot;, ~&quot;;[$iwd_icons.$S65];&quot;~, ~&quot;;[$iwd_icons.$T65];&quot;~, &quot;;[$iwd_icons.U65];&quot;, ~&quot;;[$iwd_icons.V65];&quot;~ =&gt; &quot;;[$iwd_icons.$A65])" office:value-type="string" office:string-value="  cduni63, i2haxe, cdunq62, ~Infected Two-Handed Axe +2~, ~Two-Handed Axe~, 50, ~Axes~ =&gt; cduni63" calcext:value-type="string">
            <text:p><text:s text:c="2"/>cduni63, i2haxe, cdunq62, ~Infected Two-Handed Axe +2~, ~Two-Handed Axe~, 50, ~Axes~ =&gt; cduni63</text:p>
          </table:table-cell>
        </table:table-row>
        <table:table-row table:style-name="ro1">
          <table:table-cell table:formula="of:=CONCATENATE(;&quot;  &quot;;[$iwd_icons.$A66];&quot;, &quot;;[$iwd_icons.$B66];&quot;, &quot;;[$iwd_icons.$W66];&quot;, ~&quot;;[$iwd_icons.$S66];&quot;~, ~&quot;;[$iwd_icons.$T66];&quot;~, &quot;;[$iwd_icons.U66];&quot;, ~&quot;;[$iwd_icons.V66];&quot;~ =&gt; &quot;;[$iwd_icons.$A66])" office:value-type="string" office:string-value="  cduni64, iax1h02, cdunq51, ~Poisonous Battle Axe +2~, ~Battle Axe +1~, 50, ~Axes~ =&gt; cduni64" calcext:value-type="string">
            <text:p><text:s text:c="2"/>cduni64, iax1h02, cdunq51, ~Poisonous Battle Axe +2~, ~Battle Axe +1~, 50, ~Axes~ =&gt; cduni64</text:p>
          </table:table-cell>
        </table:table-row>
        <table:table-row table:style-name="ro1">
          <table:table-cell table:formula="of:=CONCATENATE(;&quot;  &quot;;[$iwd_icons.$A67];&quot;, &quot;;[$iwd_icons.$B67];&quot;, &quot;;[$iwd_icons.$W67];&quot;, ~&quot;;[$iwd_icons.$S67];&quot;~, ~&quot;;[$iwd_icons.$T67];&quot;~, &quot;;[$iwd_icons.U67];&quot;, ~&quot;;[$iwd_icons.V67];&quot;~ =&gt; &quot;;[$iwd_icons.$A67])" office:value-type="string" office:string-value="  cduni65, i2haxe, cdunq63, ~Two-Handed Axe +2: Life Giver~, ~Two-Handed Axe~, 50, ~Axes~ =&gt; cduni65" calcext:value-type="string">
            <text:p><text:s text:c="2"/>cduni65, i2haxe, cdunq63, ~Two-Handed Axe +2: Life Giver~, ~Two-Handed Axe~, 50, ~Axes~ =&gt; cduni65</text:p>
          </table:table-cell>
        </table:table-row>
        <table:table-row table:style-name="ro1">
          <table:table-cell table:formula="of:=CONCATENATE(;&quot;  &quot;;[$iwd_icons.$A68];&quot;, &quot;;[$iwd_icons.$B68];&quot;, &quot;;[$iwd_icons.$W68];&quot;, ~&quot;;[$iwd_icons.$S68];&quot;~, ~&quot;;[$iwd_icons.$T68];&quot;~, &quot;;[$iwd_icons.U68];&quot;, ~&quot;;[$iwd_icons.V68];&quot;~ =&gt; &quot;;[$iwd_icons.$A68])" office:value-type="string" office:string-value="  cduni66, i2haxe, cdunq64, ~Two-Handed Axe of Greater Phasing +2~, ~Two-Handed Axe~, 50, ~Axes~ =&gt; cduni66" calcext:value-type="string">
            <text:p><text:s text:c="2"/>cduni66, i2haxe, cdunq64, ~Two-Handed Axe of Greater Phasing +2~, ~Two-Handed Axe~, 50, ~Axes~ =&gt; cduni66</text:p>
          </table:table-cell>
        </table:table-row>
        <table:table-row table:style-name="ro1">
          <table:table-cell table:formula="of:=CONCATENATE(;&quot;  &quot;;[$iwd_icons.$A69];&quot;, &quot;;[$iwd_icons.$B69];&quot;, &quot;;[$iwd_icons.$W69];&quot;, ~&quot;;[$iwd_icons.$S69];&quot;~, ~&quot;;[$iwd_icons.$T69];&quot;~, &quot;;[$iwd_icons.U69];&quot;, ~&quot;;[$iwd_icons.V69];&quot;~ =&gt; &quot;;[$iwd_icons.$A69])" office:value-type="string" office:string-value="  cduni67, i2haxe, cdunq65, ~Two-Handed Axe of Resistance +3~, ~Two-Handed Axe~, 50, ~Axes~ =&gt; cduni67" calcext:value-type="string">
            <text:p><text:s text:c="2"/>cduni67, i2haxe, cdunq65, ~Two-Handed Axe of Resistance +3~, ~Two-Handed Axe~, 50, ~Axes~ =&gt; cduni67</text:p>
          </table:table-cell>
        </table:table-row>
        <table:table-row table:style-name="ro1">
          <table:table-cell table:formula="of:=CONCATENATE(;&quot;  &quot;;[$iwd_icons.$A70];&quot;, &quot;;[$iwd_icons.$B70];&quot;, &quot;;[$iwd_icons.$W70];&quot;, ~&quot;;[$iwd_icons.$S70];&quot;~, ~&quot;;[$iwd_icons.$T70];&quot;~, &quot;;[$iwd_icons.U70];&quot;, ~&quot;;[$iwd_icons.V70];&quot;~ =&gt; &quot;;[$iwd_icons.$A70])" office:value-type="string" office:string-value="  cduni68, i2haxe, cdunq61, ~Two-Handed Fire Axe +1~, ~Two-Handed Axe~, 50, ~Axes~ =&gt; cduni68" calcext:value-type="string">
            <text:p><text:s text:c="2"/>cduni68, i2haxe, cdunq61, ~Two-Handed Fire Axe +1~, ~Two-Handed Axe~, 50, ~Axes~ =&gt; cduni68</text:p>
          </table:table-cell>
        </table:table-row>
        <table:table-row table:style-name="ro1">
          <table:table-cell table:formula="of:=CONCATENATE(;&quot;  &quot;;[$iwd_icons.$A71];&quot;, &quot;;[$iwd_icons.$B71];&quot;, &quot;;[$iwd_icons.$W71];&quot;, ~&quot;;[$iwd_icons.$S71];&quot;~, ~&quot;;[$iwd_icons.$T71];&quot;~, &quot;;[$iwd_icons.U71];&quot;, ~&quot;;[$iwd_icons.V71];&quot;~ =&gt; &quot;;[$iwd_icons.$A71])" office:value-type="string" office:string-value="  cduni69, isw1h02, cdunq79, ~Bastard Sword +2: Conflagration~, ~Bastard Sword +1~, 60, ~Bastard Swords~ =&gt; cduni69" calcext:value-type="string">
            <text:p><text:s text:c="2"/>cduni69, isw1h02, cdunq79, ~Bastard Sword +2: Conflagration~, ~Bastard Sword +1~, 60, ~Bastard Swords~ =&gt; cduni69</text:p>
          </table:table-cell>
        </table:table-row>
        <table:table-row table:style-name="ro1">
          <table:table-cell table:formula="of:=CONCATENATE(;&quot;  &quot;;[$iwd_icons.$A72];&quot;, &quot;;[$iwd_icons.$B72];&quot;, &quot;;[$iwd_icons.$W72];&quot;, ~&quot;;[$iwd_icons.$S72];&quot;~, ~&quot;;[$iwd_icons.$T72];&quot;~, &quot;;[$iwd_icons.U72];&quot;, ~&quot;;[$iwd_icons.V72];&quot;~ =&gt; &quot;;[$iwd_icons.$A72])" office:value-type="string" office:string-value="  cduni70, isw1h02, cdunq75, ~Bastard Sword +2: Life Giver~, ~Bastard Sword +1~, 60, ~Bastard Swords~ =&gt; cduni70" calcext:value-type="string">
            <text:p><text:s text:c="2"/>cduni70, isw1h02, cdunq75, ~Bastard Sword +2: Life Giver~, ~Bastard Sword +1~, 60, ~Bastard Swords~ =&gt; cduni70</text:p>
          </table:table-cell>
        </table:table-row>
        <table:table-row table:style-name="ro1">
          <table:table-cell table:formula="of:=CONCATENATE(;&quot;  &quot;;[$iwd_icons.$A73];&quot;, &quot;;[$iwd_icons.$B73];&quot;, &quot;;[$iwd_icons.$W73];&quot;, ~&quot;;[$iwd_icons.$S73];&quot;~, ~&quot;;[$iwd_icons.$T73];&quot;~, &quot;;[$iwd_icons.U73];&quot;, ~&quot;;[$iwd_icons.V73];&quot;~ =&gt; &quot;;[$iwd_icons.$A73])" office:value-type="string" office:string-value="  cduni71, isw1h02, cdunq77, ~Bastard Sword +3: Defender~, ~Bastard Sword +1~, 60, ~Bastard Swords~ =&gt; cduni71" calcext:value-type="string">
            <text:p><text:s text:c="2"/>cduni71, isw1h02, cdunq77, ~Bastard Sword +3: Defender~, ~Bastard Sword +1~, 60, ~Bastard Swords~ =&gt; cduni71</text:p>
          </table:table-cell>
        </table:table-row>
        <table:table-row table:style-name="ro1">
          <table:table-cell table:formula="of:=CONCATENATE(;&quot;  &quot;;[$iwd_icons.$A74];&quot;, &quot;;[$iwd_icons.$B74];&quot;, &quot;;[$iwd_icons.$W74];&quot;, ~&quot;;[$iwd_icons.$S74];&quot;~, ~&quot;;[$iwd_icons.$T74];&quot;~, &quot;;[$iwd_icons.U74];&quot;, ~&quot;;[$iwd_icons.V74];&quot;~ =&gt; &quot;;[$iwd_icons.$A74])" office:value-type="string" office:string-value="  cduni72, isw1h02, cdunq81, ~Bastard Sword +3: Incinerator~, ~Bastard Sword +1~, 60, ~Bastard Swords~ =&gt; cduni72" calcext:value-type="string">
            <text:p><text:s text:c="2"/>cduni72, isw1h02, cdunq81, ~Bastard Sword +3: Incinerator~, ~Bastard Sword +1~, 60, ~Bastard Swords~ =&gt; cduni72</text:p>
          </table:table-cell>
        </table:table-row>
        <table:table-row table:style-name="ro1">
          <table:table-cell table:formula="of:=CONCATENATE(;&quot;  &quot;;[$iwd_icons.$A75];&quot;, &quot;;[$iwd_icons.$B75];&quot;, &quot;;[$iwd_icons.$W75];&quot;, ~&quot;;[$iwd_icons.$S75];&quot;~, ~&quot;;[$iwd_icons.$T75];&quot;~, &quot;;[$iwd_icons.U75];&quot;, ~&quot;;[$iwd_icons.V75];&quot;~ =&gt; &quot;;[$iwd_icons.$A75])" office:value-type="string" office:string-value="  cduni73, isw1h02, cdunq76, ~Bastard Sword of Action +1~, ~Bastard Sword +1~, 60, ~Bastard Swords~ =&gt; cduni73" calcext:value-type="string">
            <text:p><text:s text:c="2"/>cduni73, isw1h02, cdunq76, ~Bastard Sword of Action +1~, ~Bastard Sword +1~, 60, ~Bastard Swords~ =&gt; cduni73</text:p>
          </table:table-cell>
        </table:table-row>
        <table:table-row table:style-name="ro1">
          <table:table-cell table:formula="of:=CONCATENATE(;&quot;  &quot;;[$iwd_icons.$A76];&quot;, &quot;;[$iwd_icons.$B76];&quot;, &quot;;[$iwd_icons.$W76];&quot;, ~&quot;;[$iwd_icons.$S76];&quot;~, ~&quot;;[$iwd_icons.$T76];&quot;~, &quot;;[$iwd_icons.U76];&quot;, ~&quot;;[$iwd_icons.V76];&quot;~ =&gt; &quot;;[$iwd_icons.$A76])" office:value-type="string" office:string-value="  cduni74, isw1h02, cdunq78, ~Bastard Sword of Greater Phasing +3~, ~Bastard Sword +1~, 60, ~Bastard Swords~ =&gt; cduni74" calcext:value-type="string">
            <text:p><text:s text:c="2"/>cduni74, isw1h02, cdunq78, ~Bastard Sword of Greater Phasing +3~, ~Bastard Sword +1~, 60, ~Bastard Swords~ =&gt; cduni74</text:p>
          </table:table-cell>
        </table:table-row>
        <table:table-row table:style-name="ro1">
          <table:table-cell table:formula="of:=CONCATENATE(;&quot;  &quot;;[$iwd_icons.$A77];&quot;, &quot;;[$iwd_icons.$B77];&quot;, &quot;;[$iwd_icons.$W77];&quot;, ~&quot;;[$iwd_icons.$S77];&quot;~, ~&quot;;[$iwd_icons.$T77];&quot;~, &quot;;[$iwd_icons.U77];&quot;, ~&quot;;[$iwd_icons.V77];&quot;~ =&gt; &quot;;[$iwd_icons.$A77])" office:value-type="string" office:string-value="  cduni75, isw1h02, cdunq80, ~Cancerous Bastard Sword +4~, ~Bastard Sword +1~, 60, ~Bastard Swords~ =&gt; cduni75" calcext:value-type="string">
            <text:p><text:s text:c="2"/>cduni75, isw1h02, cdunq80, ~Cancerous Bastard Sword +4~, ~Bastard Sword +1~, 60, ~Bastard Swords~ =&gt; cduni75</text:p>
          </table:table-cell>
        </table:table-row>
        <table:table-row table:style-name="ro1">
          <table:table-cell table:formula="of:=CONCATENATE(;&quot;  &quot;;[$iwd_icons.$A78];&quot;, &quot;;[$iwd_icons.$B78];&quot;, &quot;;[$iwd_icons.$W78];&quot;, ~&quot;;[$iwd_icons.$S78];&quot;~, ~&quot;;[$iwd_icons.$T78];&quot;~, &quot;;[$iwd_icons.U78];&quot;, ~&quot;;[$iwd_icons.V78];&quot;~ =&gt; &quot;;[$iwd_icons.$A78])" office:value-type="string" office:string-value="  cduni76, isw1h28, cdunq72, ~Fang~, ~High Quality Bastard Sword~, 60, ~Bastard Swords~ =&gt; cduni76" calcext:value-type="string">
            <text:p><text:s text:c="2"/>cduni76, isw1h28, cdunq72, ~Fang~, ~High Quality Bastard Sword~, 60, ~Bastard Swords~ =&gt; cduni76</text:p>
          </table:table-cell>
        </table:table-row>
        <table:table-row table:style-name="ro1">
          <table:table-cell table:formula="of:=CONCATENATE(;&quot;  &quot;;[$iwd_icons.$A79];&quot;, &quot;;[$iwd_icons.$B79];&quot;, &quot;;[$iwd_icons.$W79];&quot;, ~&quot;;[$iwd_icons.$S79];&quot;~, ~&quot;;[$iwd_icons.$T79];&quot;~, &quot;;[$iwd_icons.U79];&quot;, ~&quot;;[$iwd_icons.V79];&quot;~ =&gt; &quot;;[$iwd_icons.$A79])" office:value-type="string" office:string-value="  cduni77, isw1h02, cdunq74, ~Flaming Bastard Sword +1~, ~Bastard Sword +1~, 60, ~Bastard Swords~ =&gt; cduni77" calcext:value-type="string">
            <text:p><text:s text:c="2"/>cduni77, isw1h02, cdunq74, ~Flaming Bastard Sword +1~, ~Bastard Sword +1~, 60, ~Bastard Swords~ =&gt; cduni77</text:p>
          </table:table-cell>
        </table:table-row>
        <table:table-row table:style-name="ro1">
          <table:table-cell table:formula="of:=CONCATENATE(;&quot;  &quot;;[$iwd_icons.$A80];&quot;, &quot;;[$iwd_icons.$B80];&quot;, &quot;;[$iwd_icons.$W80];&quot;, ~&quot;;[$iwd_icons.$S80];&quot;~, ~&quot;;[$iwd_icons.$T80];&quot;~, &quot;;[$iwd_icons.U80];&quot;, ~&quot;;[$iwd_icons.V80];&quot;~ =&gt; &quot;;[$iwd_icons.$A80])" office:value-type="string" office:string-value="  cduni78, isw1h02, cdunq73, ~Phasing Bastard Sword +1~, ~Bastard Sword +1~, 60, ~Bastard Swords~ =&gt; cduni78" calcext:value-type="string">
            <text:p><text:s text:c="2"/>cduni78, isw1h02, cdunq73, ~Phasing Bastard Sword +1~, ~Bastard Sword +1~, 60, ~Bastard Swords~ =&gt; cduni78</text:p>
          </table:table-cell>
        </table:table-row>
        <table:table-row table:style-name="ro1">
          <table:table-cell table:formula="of:=CONCATENATE(;&quot;  &quot;;[$iwd_icons.$A81];&quot;, &quot;;[$iwd_icons.$B81];&quot;, &quot;;[$iwd_icons.$W81];&quot;, ~&quot;;[$iwd_icons.$S81];&quot;~, ~&quot;;[$iwd_icons.$T81];&quot;~, &quot;;[$iwd_icons.U81];&quot;, ~&quot;;[$iwd_icons.V81];&quot;~ =&gt; &quot;;[$iwd_icons.$A81])" office:value-type="string" office:string-value="  cduni79, idagg02, cdunq90, ~Chaos Dagger +3~, ~Dagger +1~, 70, ~Daggers~ =&gt; cduni79" calcext:value-type="string">
            <text:p><text:s text:c="2"/>cduni79, idagg02, cdunq90, ~Chaos Dagger +3~, ~Dagger +1~, 70, ~Daggers~ =&gt; cduni79</text:p>
          </table:table-cell>
        </table:table-row>
        <table:table-row table:style-name="ro1">
          <table:table-cell table:formula="of:=CONCATENATE(;&quot;  &quot;;[$iwd_icons.$A82];&quot;, &quot;;[$iwd_icons.$B82];&quot;, &quot;;[$iwd_icons.$W82];&quot;, ~&quot;;[$iwd_icons.$S82];&quot;~, ~&quot;;[$iwd_icons.$T82];&quot;~, &quot;;[$iwd_icons.U82];&quot;, ~&quot;;[$iwd_icons.V82];&quot;~ =&gt; &quot;;[$iwd_icons.$A82])" office:value-type="string" office:string-value="  cduni81, idagg02, cdunq83, ~Fire Dagger +1~, ~Dagger +1~, 70, ~Daggers~ =&gt; cduni81" calcext:value-type="string">
            <text:p><text:s text:c="2"/>cduni81, idagg02, cdunq83, ~Fire Dagger +1~, ~Dagger +1~, 70, ~Daggers~ =&gt; cduni81</text:p>
          </table:table-cell>
        </table:table-row>
        <table:table-row table:style-name="ro1">
          <table:table-cell table:formula="of:=CONCATENATE(;&quot;  &quot;;[$iwd_icons.$A83];&quot;, &quot;;[$iwd_icons.$B83];&quot;, &quot;;[$iwd_icons.$W83];&quot;, ~&quot;;[$iwd_icons.$S83];&quot;~, ~&quot;;[$iwd_icons.$T83];&quot;~, &quot;;[$iwd_icons.U83];&quot;, ~&quot;;[$iwd_icons.V83];&quot;~ =&gt; &quot;;[$iwd_icons.$A83])" office:value-type="string" office:string-value="  cduni82, idagg02, cdunq87, ~Fire Dagger +2~, ~Dagger +1~, 70, ~Daggers~ =&gt; cduni82" calcext:value-type="string">
            <text:p><text:s text:c="2"/>cduni82, idagg02, cdunq87, ~Fire Dagger +2~, ~Dagger +1~, 70, ~Daggers~ =&gt; cduni82</text:p>
          </table:table-cell>
        </table:table-row>
        <table:table-row table:style-name="ro1">
          <table:table-cell table:formula="of:=CONCATENATE(;&quot;  &quot;;[$iwd_icons.$A84];&quot;, &quot;;[$iwd_icons.$B84];&quot;, &quot;;[$iwd_icons.$W84];&quot;, ~&quot;;[$iwd_icons.$S84];&quot;~, ~&quot;;[$iwd_icons.$T84];&quot;~, &quot;;[$iwd_icons.U84];&quot;, ~&quot;;[$iwd_icons.V84];&quot;~ =&gt; &quot;;[$iwd_icons.$A84])" office:value-type="string" office:string-value="  cduni83, idagg02, cdunq89, ~Life Dagger +2~, ~Dagger +1~, 70, ~Daggers~ =&gt; cduni83" calcext:value-type="string">
            <text:p><text:s text:c="2"/>cduni83, idagg02, cdunq89, ~Life Dagger +2~, ~Dagger +1~, 70, ~Daggers~ =&gt; cduni83</text:p>
          </table:table-cell>
        </table:table-row>
        <table:table-row table:style-name="ro1">
          <table:table-cell table:formula="of:=CONCATENATE(;&quot;  &quot;;[$iwd_icons.$A85];&quot;, &quot;;[$iwd_icons.$B85];&quot;, &quot;;[$iwd_icons.$W85];&quot;, ~&quot;;[$iwd_icons.$S85];&quot;~, ~&quot;;[$iwd_icons.$T85];&quot;~, &quot;;[$iwd_icons.U85];&quot;, ~&quot;;[$iwd_icons.V85];&quot;~ =&gt; &quot;;[$iwd_icons.$A85])" office:value-type="string" office:string-value="  cduni84, idagg02, cdunq86, ~Mage Dagger +1~, ~Dagger +1~, 70, ~Daggers~ =&gt; cduni84" calcext:value-type="string">
            <text:p><text:s text:c="2"/>cduni84, idagg02, cdunq86, ~Mage Dagger +1~, ~Dagger +1~, 70, ~Daggers~ =&gt; cduni84</text:p>
          </table:table-cell>
        </table:table-row>
        <table:table-row table:style-name="ro1">
          <table:table-cell table:formula="of:=CONCATENATE(;&quot;  &quot;;[$iwd_icons.$A86];&quot;, &quot;;[$iwd_icons.$B86];&quot;, &quot;;[$iwd_icons.$W86];&quot;, ~&quot;;[$iwd_icons.$S86];&quot;~, ~&quot;;[$iwd_icons.$T86];&quot;~, &quot;;[$iwd_icons.U86];&quot;, ~&quot;;[$iwd_icons.V86];&quot;~ =&gt; &quot;;[$iwd_icons.$A86])" office:value-type="string" office:string-value="  cduni85, idagg02, cdunq88, ~Mage Dagger +2~, ~Dagger +1~, 70, ~Daggers~ =&gt; cduni85" calcext:value-type="string">
            <text:p><text:s text:c="2"/>cduni85, idagg02, cdunq88, ~Mage Dagger +2~, ~Dagger +1~, 70, ~Daggers~ =&gt; cduni85</text:p>
          </table:table-cell>
        </table:table-row>
        <table:table-row table:style-name="ro1">
          <table:table-cell table:formula="of:=CONCATENATE(;&quot;  &quot;;[$iwd_icons.$A87];&quot;, &quot;;[$iwd_icons.$B87];&quot;, &quot;;[$iwd_icons.$W87];&quot;, ~&quot;;[$iwd_icons.$S87];&quot;~, ~&quot;;[$iwd_icons.$T87];&quot;~, &quot;;[$iwd_icons.U87];&quot;, ~&quot;;[$iwd_icons.V87];&quot;~ =&gt; &quot;;[$iwd_icons.$A87])" office:value-type="string" office:string-value="  cduni86, idagg02, cdunq91, ~Mage Dagger +3~, ~Dagger +1~, 70, ~Daggers~ =&gt; cduni86" calcext:value-type="string">
            <text:p><text:s text:c="2"/>cduni86, idagg02, cdunq91, ~Mage Dagger +3~, ~Dagger +1~, 70, ~Daggers~ =&gt; cduni86</text:p>
          </table:table-cell>
        </table:table-row>
        <table:table-row table:style-name="ro1">
          <table:table-cell table:formula="of:=CONCATENATE(;&quot;  &quot;;[$iwd_icons.$A88];&quot;, &quot;;[$iwd_icons.$B88];&quot;, &quot;;[$iwd_icons.$W88];&quot;, ~&quot;;[$iwd_icons.$S88];&quot;~, ~&quot;;[$iwd_icons.$T88];&quot;~, &quot;;[$iwd_icons.U88];&quot;, ~&quot;;[$iwd_icons.V88];&quot;~ =&gt; &quot;;[$iwd_icons.$A88])" office:value-type="string" office:string-value="  cduni87, idagg03, cdunq92, ~Mage Dagger +4~, ~Dagger +2~, 70, ~Daggers~ =&gt; cduni87" calcext:value-type="string">
            <text:p><text:s text:c="2"/>cduni87, idagg03, cdunq92, ~Mage Dagger +4~, ~Dagger +2~, 70, ~Daggers~ =&gt; cduni87</text:p>
          </table:table-cell>
        </table:table-row>
        <table:table-row table:style-name="ro1">
          <table:table-cell table:formula="of:=CONCATENATE(;&quot;  &quot;;[$iwd_icons.$A89];&quot;, &quot;;[$iwd_icons.$B89];&quot;, &quot;;[$iwd_icons.$W89];&quot;, ~&quot;;[$iwd_icons.$S89];&quot;~, ~&quot;;[$iwd_icons.$T89];&quot;~, &quot;;[$iwd_icons.U89];&quot;, ~&quot;;[$iwd_icons.V89];&quot;~ =&gt; &quot;;[$iwd_icons.$A89])" office:value-type="string" office:string-value="  cduni88, idagg02, cdunq84, ~Phase Dagger~, ~Dagger +1~, 70, ~Daggers~ =&gt; cduni88" calcext:value-type="string">
            <text:p><text:s text:c="2"/>cduni88, idagg02, cdunq84, ~Phase Dagger~, ~Dagger +1~, 70, ~Daggers~ =&gt; cduni88</text:p>
          </table:table-cell>
        </table:table-row>
        <table:table-row table:style-name="ro1">
          <table:table-cell table:formula="of:=CONCATENATE(;&quot;  &quot;;[$iwd_icons.$A90];&quot;, &quot;;[$iwd_icons.$B90];&quot;, &quot;;[$iwd_icons.$W90];&quot;, ~&quot;;[$iwd_icons.$S90];&quot;~, ~&quot;;[$iwd_icons.$T90];&quot;~, &quot;;[$iwd_icons.U90];&quot;, ~&quot;;[$iwd_icons.V90];&quot;~ =&gt; &quot;;[$iwd_icons.$A90])" office:value-type="string" office:string-value="  cduni89, idagg01, cdunq34, ~Presio's Dagger +2~, ~Dagger~, 70, ~Daggers~ =&gt; cduni89" calcext:value-type="string">
            <text:p><text:s text:c="2"/>cduni89, idagg01, cdunq34, ~Presio's Dagger +2~, ~Dagger~, 70, ~Daggers~ =&gt; cduni89</text:p>
          </table:table-cell>
        </table:table-row>
        <table:table-row table:style-name="ro1">
          <table:table-cell table:formula="of:=CONCATENATE(;&quot;  &quot;;[$iwd_icons.$A91];&quot;, &quot;;[$iwd_icons.$B91];&quot;, &quot;;[$iwd_icons.$W91];&quot;, ~&quot;;[$iwd_icons.$S91];&quot;~, ~&quot;;[$iwd_icons.$T91];&quot;~, &quot;;[$iwd_icons.U91];&quot;, ~&quot;;[$iwd_icons.V91];&quot;~ =&gt; &quot;;[$iwd_icons.$A91])" office:value-type="string" office:string-value="  cduni90, idagg02, cdunq85, ~Static Dagger +1~, ~Dagger +1~, 70, ~Daggers~ =&gt; cduni90" calcext:value-type="string">
            <text:p><text:s text:c="2"/>cduni90, idagg02, cdunq85, ~Static Dagger +1~, ~Dagger +1~, 70, ~Daggers~ =&gt; cduni90</text:p>
          </table:table-cell>
        </table:table-row>
        <table:table-row table:style-name="ro1">
          <table:table-cell table:formula="of:=CONCATENATE(;&quot;  &quot;;[$iwd_icons.$A92];&quot;, &quot;;[$iwd_icons.$B92];&quot;, &quot;;[$iwd_icons.$W92];&quot;, ~&quot;;[$iwd_icons.$S92];&quot;~, ~&quot;;[$iwd_icons.$T92];&quot;~, &quot;;[$iwd_icons.U92];&quot;, ~&quot;;[$iwd_icons.V92];&quot;~ =&gt; &quot;;[$iwd_icons.$A92])" office:value-type="string" office:string-value="  cduni91, iblun02, cdunq99, ~Crooked Flail +1~, ~Flail~, 80, ~Flails~ =&gt; cduni91" calcext:value-type="string">
            <text:p><text:s text:c="2"/>cduni91, iblun02, cdunq99, ~Crooked Flail +1~, ~Flail~, 80, ~Flails~ =&gt; cduni91</text:p>
          </table:table-cell>
        </table:table-row>
        <table:table-row table:style-name="ro1">
          <table:table-cell table:formula="of:=CONCATENATE(;&quot;  &quot;;[$iwd_icons.$A93];&quot;, &quot;;[$iwd_icons.$B93];&quot;, &quot;;[$iwd_icons.$W93];&quot;, ~&quot;;[$iwd_icons.$S93];&quot;~, ~&quot;;[$iwd_icons.$T93];&quot;~, &quot;;[$iwd_icons.U93];&quot;, ~&quot;;[$iwd_icons.V93];&quot;~ =&gt; &quot;;[$iwd_icons.$A93])" office:value-type="string" office:string-value="  cduni92, iblun02, cdunq101, ~Fast Flail +2~, ~Flail~, 80, ~Flails~ =&gt; cduni92" calcext:value-type="string">
            <text:p><text:s text:c="2"/>cduni92, iblun02, cdunq101, ~Fast Flail +2~, ~Flail~, 80, ~Flails~ =&gt; cduni92</text:p>
          </table:table-cell>
        </table:table-row>
        <table:table-row table:style-name="ro1">
          <table:table-cell table:formula="of:=CONCATENATE(;&quot;  &quot;;[$iwd_icons.$A94];&quot;, &quot;;[$iwd_icons.$B94];&quot;, &quot;;[$iwd_icons.$W94];&quot;, ~&quot;;[$iwd_icons.$S94];&quot;~, ~&quot;;[$iwd_icons.$T94];&quot;~, &quot;;[$iwd_icons.U94];&quot;, ~&quot;;[$iwd_icons.V94];&quot;~ =&gt; &quot;;[$iwd_icons.$A94])" office:value-type="string" office:string-value="  cduni93, iblun02, cdunq102, ~Fire Flail +3~, ~Flail~, 80, ~Flails~ =&gt; cduni93" calcext:value-type="string">
            <text:p><text:s text:c="2"/>cduni93, iblun02, cdunq102, ~Fire Flail +3~, ~Flail~, 80, ~Flails~ =&gt; cduni93</text:p>
          </table:table-cell>
        </table:table-row>
        <table:table-row table:style-name="ro1">
          <table:table-cell table:formula="of:=CONCATENATE(;&quot;  &quot;;[$iwd_icons.$A95];&quot;, &quot;;[$iwd_icons.$B95];&quot;, &quot;;[$iwd_icons.$W95];&quot;, ~&quot;;[$iwd_icons.$S95];&quot;~, ~&quot;;[$iwd_icons.$T95];&quot;~, &quot;;[$iwd_icons.U95];&quot;, ~&quot;;[$iwd_icons.V95];&quot;~ =&gt; &quot;;[$iwd_icons.$A95])" office:value-type="string" office:string-value="  cduni94, iblun02, cdunq100, ~Hammer Flail +2~, ~Flail~, 80, ~Flails~ =&gt; cduni94" calcext:value-type="string">
            <text:p><text:s text:c="2"/>cduni94, iblun02, cdunq100, ~Hammer Flail +2~, ~Flail~, 80, ~Flails~ =&gt; cduni94</text:p>
          </table:table-cell>
        </table:table-row>
        <table:table-row table:style-name="ro1">
          <table:table-cell table:formula="of:=CONCATENATE(;&quot;  &quot;;[$iwd_icons.$A96];&quot;, &quot;;[$iwd_icons.$B96];&quot;, &quot;;[$iwd_icons.$W96];&quot;, ~&quot;;[$iwd_icons.$S96];&quot;~, ~&quot;;[$iwd_icons.$T96];&quot;~, &quot;;[$iwd_icons.U96];&quot;, ~&quot;;[$iwd_icons.V96];&quot;~ =&gt; &quot;;[$iwd_icons.$A96])" office:value-type="string" office:string-value="  cduni95, iblun02, cdunq103, ~Shocking Flail +4~, ~Flail~, 80, ~Flails~ =&gt; cduni95" calcext:value-type="string">
            <text:p><text:s text:c="2"/>cduni95, iblun02, cdunq103, ~Shocking Flail +4~, ~Flail~, 80, ~Flails~ =&gt; cduni95</text:p>
          </table:table-cell>
        </table:table-row>
        <table:table-row table:style-name="ro1">
          <table:table-cell table:formula="of:=CONCATENATE(;&quot;  &quot;;[$iwd_icons.$A97];&quot;, &quot;;[$iwd_icons.$B97];&quot;, &quot;;[$iwd_icons.$W97];&quot;, ~&quot;;[$iwd_icons.$S97];&quot;~, ~&quot;;[$iwd_icons.$T97];&quot;~, &quot;;[$iwd_icons.U97];&quot;, ~&quot;;[$iwd_icons.V97];&quot;~ =&gt; &quot;;[$iwd_icons.$A97])" office:value-type="string" office:string-value="  cduni96, ihalb02, cdunq109, ~Darig's Rest +2~, ~Halberd +1~, 90, ~Halberds~ =&gt; cduni96" calcext:value-type="string">
            <text:p><text:s text:c="2"/>cduni96, ihalb02, cdunq109, ~Darig's Rest +2~, ~Halberd +1~, 90, ~Halberds~ =&gt; cduni96</text:p>
          </table:table-cell>
        </table:table-row>
        <table:table-row table:style-name="ro1">
          <table:table-cell table:formula="of:=CONCATENATE(;&quot;  &quot;;[$iwd_icons.$A98];&quot;, &quot;;[$iwd_icons.$B98];&quot;, &quot;;[$iwd_icons.$W98];&quot;, ~&quot;;[$iwd_icons.$S98];&quot;~, ~&quot;;[$iwd_icons.$T98];&quot;~, &quot;;[$iwd_icons.U98];&quot;, ~&quot;;[$iwd_icons.V98];&quot;~ =&gt; &quot;;[$iwd_icons.$A98])" office:value-type="string" office:string-value="  cduni97, ihalb02, cdunq105, ~Diseased Halberd +1~, ~Halberd +1~, 90, ~Halberds~ =&gt; cduni97" calcext:value-type="string">
            <text:p><text:s text:c="2"/>cduni97, ihalb02, cdunq105, ~Diseased Halberd +1~, ~Halberd +1~, 90, ~Halberds~ =&gt; cduni97</text:p>
          </table:table-cell>
        </table:table-row>
        <table:table-row table:style-name="ro1">
          <table:table-cell table:formula="of:=CONCATENATE(;&quot;  &quot;;[$iwd_icons.$A99];&quot;, &quot;;[$iwd_icons.$B99];&quot;, &quot;;[$iwd_icons.$W99];&quot;, ~&quot;;[$iwd_icons.$S99];&quot;~, ~&quot;;[$iwd_icons.$T99];&quot;~, &quot;;[$iwd_icons.U99];&quot;, ~&quot;;[$iwd_icons.V99];&quot;~ =&gt; &quot;;[$iwd_icons.$A99])" office:value-type="string" office:string-value="  cduni98, ihalb02, cdunq111, ~Doom Halberd +3~, ~Halberd +1~, 90, ~Halberds~ =&gt; cduni98" calcext:value-type="string">
            <text:p><text:s text:c="2"/>cduni98, ihalb02, cdunq111, ~Doom Halberd +3~, ~Halberd +1~, 90, ~Halberds~ =&gt; cduni98</text:p>
          </table:table-cell>
        </table:table-row>
        <table:table-row table:style-name="ro1">
          <table:table-cell table:formula="of:=CONCATENATE(;&quot;  &quot;;[$iwd_icons.$A100];&quot;, &quot;;[$iwd_icons.$B100];&quot;, &quot;;[$iwd_icons.$W100];&quot;, ~&quot;;[$iwd_icons.$S100];&quot;~, ~&quot;;[$iwd_icons.$T100];&quot;~, &quot;;[$iwd_icons.U100];&quot;, ~&quot;;[$iwd_icons.V100];&quot;~ =&gt; &quot;;[$iwd_icons.$A100])" office:value-type="string" office:string-value="  cduni99, ihalb04, cdunq106, ~Finest Halberd~, ~High Quality Halberd~, 90, ~Halberds~ =&gt; cduni99" calcext:value-type="string">
            <text:p><text:s text:c="2"/>cduni99, ihalb04, cdunq106, ~Finest Halberd~, ~High Quality Halberd~, 90, ~Halberds~ =&gt; cduni99</text:p>
          </table:table-cell>
        </table:table-row>
        <table:table-row table:style-name="ro1">
          <table:table-cell table:formula="of:=CONCATENATE(;&quot;  &quot;;[$iwd_icons.$A101];&quot;, &quot;;[$iwd_icons.$B101];&quot;, &quot;;[$iwd_icons.$W101];&quot;, ~&quot;;[$iwd_icons.$S101];&quot;~, ~&quot;;[$iwd_icons.$T101];&quot;~, &quot;;[$iwd_icons.U101];&quot;, ~&quot;;[$iwd_icons.V101];&quot;~ =&gt; &quot;;[$iwd_icons.$A101])" office:value-type="string" office:string-value="  cduni100, ihalb04, cdunq107, ~Giant Halberd~, ~High Quality Halberd~, 90, ~Halberds~ =&gt; cduni100" calcext:value-type="string">
            <text:p><text:s text:c="2"/>cduni100, ihalb04, cdunq107, ~Giant Halberd~, ~High Quality Halberd~, 90, ~Halberds~ =&gt; cduni100</text:p>
          </table:table-cell>
        </table:table-row>
        <table:table-row table:style-name="ro1">
          <table:table-cell table:formula="of:=CONCATENATE(;&quot;  &quot;;[$iwd_icons.$A102];&quot;, &quot;;[$iwd_icons.$B102];&quot;, &quot;;[$iwd_icons.$W102];&quot;, ~&quot;;[$iwd_icons.$S102];&quot;~, ~&quot;;[$iwd_icons.$T102];&quot;~, &quot;;[$iwd_icons.U102];&quot;, ~&quot;;[$iwd_icons.V102];&quot;~ =&gt; &quot;;[$iwd_icons.$A102])" office:value-type="string" office:string-value="  cduni101, ihalb02, cdunq113, ~Great Halberd +4~, ~Halberd +1~, 90, ~Halberds~ =&gt; cduni101" calcext:value-type="string">
            <text:p><text:s text:c="2"/>cduni101, ihalb02, cdunq113, ~Great Halberd +4~, ~Halberd +1~, 90, ~Halberds~ =&gt; cduni101</text:p>
          </table:table-cell>
        </table:table-row>
        <table:table-row table:style-name="ro1">
          <table:table-cell table:formula="of:=CONCATENATE(;&quot;  &quot;;[$iwd_icons.$A103];&quot;, &quot;;[$iwd_icons.$B103];&quot;, &quot;;[$iwd_icons.$W103];&quot;, ~&quot;;[$iwd_icons.$S103];&quot;~, ~&quot;;[$iwd_icons.$T103];&quot;~, &quot;;[$iwd_icons.U103];&quot;, ~&quot;;[$iwd_icons.V103];&quot;~ =&gt; &quot;;[$iwd_icons.$A103])" office:value-type="string" office:string-value="  cduni102, ihalb02, cdunq108, ~Halberd +1: Defender~, ~Halberd +1~, 90, ~Halberds~ =&gt; cduni102" calcext:value-type="string">
            <text:p><text:s text:c="2"/>cduni102, ihalb02, cdunq108, ~Halberd +1: Defender~, ~Halberd +1~, 90, ~Halberds~ =&gt; cduni102</text:p>
          </table:table-cell>
        </table:table-row>
        <table:table-row table:style-name="ro1">
          <table:table-cell table:formula="of:=CONCATENATE(;&quot;  &quot;;[$iwd_icons.$A104];&quot;, &quot;;[$iwd_icons.$B104];&quot;, &quot;;[$iwd_icons.$W104];&quot;, ~&quot;;[$iwd_icons.$S104];&quot;~, ~&quot;;[$iwd_icons.$T104];&quot;~, &quot;;[$iwd_icons.U104];&quot;, ~&quot;;[$iwd_icons.V104];&quot;~ =&gt; &quot;;[$iwd_icons.$A104])" office:value-type="string" office:string-value="  cduni103, ihalb02, cdunq104, ~Halberd of Sparks +1~, ~Halberd +1~, 90, ~Halberds~ =&gt; cduni103" calcext:value-type="string">
            <text:p><text:s text:c="2"/>cduni103, ihalb02, cdunq104, ~Halberd of Sparks +1~, ~Halberd +1~, 90, ~Halberds~ =&gt; cduni103</text:p>
          </table:table-cell>
        </table:table-row>
        <table:table-row table:style-name="ro1">
          <table:table-cell table:formula="of:=CONCATENATE(;&quot;  &quot;;[$iwd_icons.$A105];&quot;, &quot;;[$iwd_icons.$B105];&quot;, &quot;;[$iwd_icons.$W105];&quot;, ~&quot;;[$iwd_icons.$S105];&quot;~, ~&quot;;[$iwd_icons.$T105];&quot;~, &quot;;[$iwd_icons.U105];&quot;, ~&quot;;[$iwd_icons.V105];&quot;~ =&gt; &quot;;[$iwd_icons.$A105])" office:value-type="string" office:string-value="  cduni104, ihalb02, cdunq110, ~Life Halberd +2~, ~Halberd +1~, 90, ~Halberds~ =&gt; cduni104" calcext:value-type="string">
            <text:p><text:s text:c="2"/>cduni104, ihalb02, cdunq110, ~Life Halberd +2~, ~Halberd +1~, 90, ~Halberds~ =&gt; cduni104</text:p>
          </table:table-cell>
        </table:table-row>
        <table:table-row table:style-name="ro1">
          <table:table-cell table:formula="of:=CONCATENATE(;&quot;  &quot;;[$iwd_icons.$A106];&quot;, &quot;;[$iwd_icons.$B106];&quot;, &quot;;[$iwd_icons.$W106];&quot;, ~&quot;;[$iwd_icons.$S106];&quot;~, ~&quot;;[$iwd_icons.$T106];&quot;~, &quot;;[$iwd_icons.U106];&quot;, ~&quot;;[$iwd_icons.V106];&quot;~ =&gt; &quot;;[$iwd_icons.$A106])" office:value-type="string" office:string-value="  cduni105, ihalb02, cdunq112, ~Star-Forged Halberd +3~, ~Halberd +1~, 90, ~Halberds~ =&gt; cduni105" calcext:value-type="string">
            <text:p><text:s text:c="2"/>cduni105, ihalb02, cdunq112, ~Star-Forged Halberd +3~, ~Halberd +1~, 90, ~Halberds~ =&gt; cduni105</text:p>
          </table:table-cell>
        </table:table-row>
        <table:table-row table:style-name="ro1">
          <table:table-cell table:formula="of:=CONCATENATE(;&quot;  &quot;;[$iwd_icons.$A107];&quot;, &quot;;[$iwd_icons.$B107];&quot;, &quot;;[$iwd_icons.$W107];&quot;, ~&quot;;[$iwd_icons.$S107];&quot;~, ~&quot;;[$iwd_icons.$T107];&quot;~, &quot;;[$iwd_icons.U107];&quot;, ~&quot;;[$iwd_icons.V107];&quot;~ =&gt; &quot;;[$iwd_icons.$A107])" office:value-type="string" office:string-value="  cduni106, isw1h05, cdunq137, ~Bhaal's Fire +3~, ~Long Sword +1~, 100, ~Long Swords~ =&gt; cduni106" calcext:value-type="string">
            <text:p><text:s text:c="2"/>cduni106, isw1h05, cdunq137, ~Bhaal's Fire +3~, ~Long Sword +1~, 100, ~Long Swords~ =&gt; cduni106</text:p>
          </table:table-cell>
        </table:table-row>
        <table:table-row table:style-name="ro1">
          <table:table-cell table:formula="of:=CONCATENATE(;&quot;  &quot;;[$iwd_icons.$A108];&quot;, &quot;;[$iwd_icons.$B108];&quot;, &quot;;[$iwd_icons.$W108];&quot;, ~&quot;;[$iwd_icons.$S108];&quot;~, ~&quot;;[$iwd_icons.$T108];&quot;~, &quot;;[$iwd_icons.U108];&quot;, ~&quot;;[$iwd_icons.V108];&quot;~ =&gt; &quot;;[$iwd_icons.$A108])" office:value-type="string" office:string-value="  cduni107, isw1h05, cdunq128, ~Fine Long Sword +1~, ~Long Sword +1~, 100, ~Long Swords~ =&gt; cduni107" calcext:value-type="string">
            <text:p><text:s text:c="2"/>cduni107, isw1h05, cdunq128, ~Fine Long Sword +1~, ~Long Sword +1~, 100, ~Long Swords~ =&gt; cduni107</text:p>
          </table:table-cell>
        </table:table-row>
        <table:table-row table:style-name="ro1">
          <table:table-cell table:formula="of:=CONCATENATE(;&quot;  &quot;;[$iwd_icons.$A109];&quot;, &quot;;[$iwd_icons.$B109];&quot;, &quot;;[$iwd_icons.$W109];&quot;, ~&quot;;[$iwd_icons.$S109];&quot;~, ~&quot;;[$iwd_icons.$T109];&quot;~, &quot;;[$iwd_icons.U109];&quot;, ~&quot;;[$iwd_icons.V109];&quot;~ =&gt; &quot;;[$iwd_icons.$A109])" office:value-type="string" office:string-value="  cduni108, isw1h26, cdunq127, ~Finest Long Sword~, ~High Quality Long Sword~, 100, ~Long Swords~ =&gt; cduni108" calcext:value-type="string">
            <text:p><text:s text:c="2"/>cduni108, isw1h26, cdunq127, ~Finest Long Sword~, ~High Quality Long Sword~, 100, ~Long Swords~ =&gt; cduni108</text:p>
          </table:table-cell>
        </table:table-row>
        <table:table-row table:style-name="ro1">
          <table:table-cell table:formula="of:=CONCATENATE(;&quot;  &quot;;[$iwd_icons.$A110];&quot;, &quot;;[$iwd_icons.$B110];&quot;, &quot;;[$iwd_icons.$W110];&quot;, ~&quot;;[$iwd_icons.$S110];&quot;~, ~&quot;;[$iwd_icons.$T110];&quot;~, &quot;;[$iwd_icons.U110];&quot;, ~&quot;;[$iwd_icons.V110];&quot;~ =&gt; &quot;;[$iwd_icons.$A110])" office:value-type="string" office:string-value="  cduni109, isw1h05, cdunq130, ~Flaming Long Sword +2~, ~Long Sword +1~, 100, ~Long Swords~ =&gt; cduni109" calcext:value-type="string">
            <text:p><text:s text:c="2"/>cduni109, isw1h05, cdunq130, ~Flaming Long Sword +2~, ~Long Sword +1~, 100, ~Long Swords~ =&gt; cduni109</text:p>
          </table:table-cell>
        </table:table-row>
        <table:table-row table:style-name="ro1">
          <table:table-cell table:formula="of:=CONCATENATE(;&quot;  &quot;;[$iwd_icons.$A111];&quot;, &quot;;[$iwd_icons.$B111];&quot;, &quot;;[$iwd_icons.$W111];&quot;, ~&quot;;[$iwd_icons.$S111];&quot;~, ~&quot;;[$iwd_icons.$T111];&quot;~, &quot;;[$iwd_icons.U111];&quot;, ~&quot;;[$iwd_icons.V111];&quot;~ =&gt; &quot;;[$iwd_icons.$A111])" office:value-type="string" office:string-value="  cduni110, isw1h05, cdunq134, ~Hold Fast +3~, ~Long Sword +1~, 100, ~Long Swords~ =&gt; cduni110" calcext:value-type="string">
            <text:p><text:s text:c="2"/>cduni110, isw1h05, cdunq134, ~Hold Fast +3~, ~Long Sword +1~, 100, ~Long Swords~ =&gt; cduni110</text:p>
          </table:table-cell>
        </table:table-row>
        <table:table-row table:style-name="ro1">
          <table:table-cell table:formula="of:=CONCATENATE(;&quot;  &quot;;[$iwd_icons.$A112];&quot;, &quot;;[$iwd_icons.$B112];&quot;, &quot;;[$iwd_icons.$W112];&quot;, ~&quot;;[$iwd_icons.$S112];&quot;~, ~&quot;;[$iwd_icons.$T112];&quot;~, &quot;;[$iwd_icons.U112];&quot;, ~&quot;;[$iwd_icons.V112];&quot;~ =&gt; &quot;;[$iwd_icons.$A112])" office:value-type="string" office:string-value="  cduni111, isw1h05, cdunq132, ~Life's Gift +2~, ~Long Sword +1~, 100, ~Long Swords~ =&gt; cduni111" calcext:value-type="string">
            <text:p><text:s text:c="2"/>cduni111, isw1h05, cdunq132, ~Life's Gift +2~, ~Long Sword +1~, 100, ~Long Swords~ =&gt; cduni111</text:p>
          </table:table-cell>
        </table:table-row>
        <table:table-row table:style-name="ro1">
          <table:table-cell table:formula="of:=CONCATENATE(;&quot;  &quot;;[$iwd_icons.$A113];&quot;, &quot;;[$iwd_icons.$B113];&quot;, &quot;;[$iwd_icons.$W113];&quot;, ~&quot;;[$iwd_icons.$S113];&quot;~, ~&quot;;[$iwd_icons.$T113];&quot;~, &quot;;[$iwd_icons.U113];&quot;, ~&quot;;[$iwd_icons.V113];&quot;~ =&gt; &quot;;[$iwd_icons.$A113])" office:value-type="string" office:string-value="  cduni112, isw1h05, cdunq135, ~Long Sword +3: Enforcer~, ~Long Sword +1~, 100, ~Long Swords~ =&gt; cduni112" calcext:value-type="string">
            <text:p><text:s text:c="2"/>cduni112, isw1h05, cdunq135, ~Long Sword +3: Enforcer~, ~Long Sword +1~, 100, ~Long Swords~ =&gt; cduni112</text:p>
          </table:table-cell>
        </table:table-row>
        <table:table-row table:style-name="ro1">
          <table:table-cell table:formula="of:=CONCATENATE(;&quot;  &quot;;[$iwd_icons.$A114];&quot;, &quot;;[$iwd_icons.$B114];&quot;, &quot;;[$iwd_icons.$W114];&quot;, ~&quot;;[$iwd_icons.$S114];&quot;~, ~&quot;;[$iwd_icons.$T114];&quot;~, &quot;;[$iwd_icons.U114];&quot;, ~&quot;;[$iwd_icons.V114];&quot;~ =&gt; &quot;;[$iwd_icons.$A114])" office:value-type="string" office:string-value="  cduni113, isw1h05, cdunq133, ~Long Sword of Action +2~, ~Long Sword +1~, 100, ~Long Swords~ =&gt; cduni113" calcext:value-type="string">
            <text:p><text:s text:c="2"/>cduni113, isw1h05, cdunq133, ~Long Sword of Action +2~, ~Long Sword +1~, 100, ~Long Swords~ =&gt; cduni113</text:p>
          </table:table-cell>
        </table:table-row>
        <table:table-row table:style-name="ro1">
          <table:table-cell table:formula="of:=CONCATENATE(;&quot;  &quot;;[$iwd_icons.$A115];&quot;, &quot;;[$iwd_icons.$B115];&quot;, &quot;;[$iwd_icons.$W115];&quot;, ~&quot;;[$iwd_icons.$S115];&quot;~, ~&quot;;[$iwd_icons.$T115];&quot;~, &quot;;[$iwd_icons.U115];&quot;, ~&quot;;[$iwd_icons.V115];&quot;~ =&gt; &quot;;[$iwd_icons.$A115])" office:value-type="string" office:string-value="  cduni114, isw1h05, cdunq136, ~Long Sword of Action +4~, ~Long Sword +1~, 100, ~Long Swords~ =&gt; cduni114" calcext:value-type="string">
            <text:p><text:s text:c="2"/>cduni114, isw1h05, cdunq136, ~Long Sword of Action +4~, ~Long Sword +1~, 100, ~Long Swords~ =&gt; cduni114</text:p>
          </table:table-cell>
        </table:table-row>
        <table:table-row table:style-name="ro1">
          <table:table-cell table:formula="of:=CONCATENATE(;&quot;  &quot;;[$iwd_icons.$A116];&quot;, &quot;;[$iwd_icons.$B116];&quot;, &quot;;[$iwd_icons.$W116];&quot;, ~&quot;;[$iwd_icons.$S116];&quot;~, ~&quot;;[$iwd_icons.$T116];&quot;~, &quot;;[$iwd_icons.U116];&quot;, ~&quot;;[$iwd_icons.V116];&quot;~ =&gt; &quot;;[$iwd_icons.$A116])" office:value-type="string" office:string-value="  cduni115, isw1h05, cdunq131, ~Long Sword of Confusion +2~, ~Long Sword +1~, 100, ~Long Swords~ =&gt; cduni115" calcext:value-type="string">
            <text:p><text:s text:c="2"/>cduni115, isw1h05, cdunq131, ~Long Sword of Confusion +2~, ~Long Sword +1~, 100, ~Long Swords~ =&gt; cduni115</text:p>
          </table:table-cell>
        </table:table-row>
        <table:table-row table:style-name="ro1">
          <table:table-cell table:formula="of:=CONCATENATE(;&quot;  &quot;;[$iwd_icons.$A117];&quot;, &quot;;[$iwd_icons.$B117];&quot;, &quot;;[$iwd_icons.$W117];&quot;, ~&quot;;[$iwd_icons.$S117];&quot;~, ~&quot;;[$iwd_icons.$T117];&quot;~, &quot;;[$iwd_icons.U117];&quot;, ~&quot;;[$iwd_icons.V117];&quot;~ =&gt; &quot;;[$iwd_icons.$A117])" office:value-type="string" office:string-value="  cduni116, isw1h06, cdunq25, ~Long Sword of the Hand +3~, ~Varscona +2~, 100, ~Long Swords~ =&gt; cduni116" calcext:value-type="string">
            <text:p><text:s text:c="2"/>cduni116, isw1h06, cdunq25, ~Long Sword of the Hand +3~, ~Varscona +2~, 100, ~Long Swords~ =&gt; cduni116</text:p>
          </table:table-cell>
        </table:table-row>
        <table:table-row table:style-name="ro1">
          <table:table-cell table:formula="of:=CONCATENATE(;&quot;  &quot;;[$iwd_icons.$A118];&quot;, &quot;;[$iwd_icons.$B118];&quot;, &quot;;[$iwd_icons.$W118];&quot;, ~&quot;;[$iwd_icons.$S118];&quot;~, ~&quot;;[$iwd_icons.$T118];&quot;~, &quot;;[$iwd_icons.U118];&quot;, ~&quot;;[$iwd_icons.V118];&quot;~ =&gt; &quot;;[$iwd_icons.$A118])" office:value-type="string" office:string-value="  cduni117, isw1h05, cdunq129, ~Spiked Long Sword +1~, ~Long Sword +1~, 100, ~Long Swords~ =&gt; cduni117" calcext:value-type="string">
            <text:p><text:s text:c="2"/>cduni117, isw1h05, cdunq129, ~Spiked Long Sword +1~, ~Long Sword +1~, 100, ~Long Swords~ =&gt; cduni117</text:p>
          </table:table-cell>
        </table:table-row>
        <table:table-row table:style-name="ro1">
          <table:table-cell table:formula="of:=CONCATENATE(;&quot;  &quot;;[$iwd_icons.$A119];&quot;, &quot;;[$iwd_icons.$B119];&quot;, &quot;;[$iwd_icons.$W119];&quot;, ~&quot;;[$iwd_icons.$S119];&quot;~, ~&quot;;[$iwd_icons.$T119];&quot;~, &quot;;[$iwd_icons.U119];&quot;, ~&quot;;[$iwd_icons.V119];&quot;~ =&gt; &quot;;[$iwd_icons.$A119])" office:value-type="string" office:string-value="  cduni118, iblun07, cdunq143, ~Lesser Static Star +1~, ~Morning Star +1~, 110, ~Morning Stars~ =&gt; cduni118" calcext:value-type="string">
            <text:p><text:s text:c="2"/>cduni118, iblun07, cdunq143, ~Lesser Static Star +1~, ~Morning Star +1~, 110, ~Morning Stars~ =&gt; cduni118</text:p>
          </table:table-cell>
        </table:table-row>
        <table:table-row table:style-name="ro1">
          <table:table-cell table:formula="of:=CONCATENATE(;&quot;  &quot;;[$iwd_icons.$A120];&quot;, &quot;;[$iwd_icons.$B120];&quot;, &quot;;[$iwd_icons.$W120];&quot;, ~&quot;;[$iwd_icons.$S120];&quot;~, ~&quot;;[$iwd_icons.$T120];&quot;~, &quot;;[$iwd_icons.U120];&quot;, ~&quot;;[$iwd_icons.V120];&quot;~ =&gt; &quot;;[$iwd_icons.$A120])" office:value-type="string" office:string-value="  cduni119, iblun07, cdunq144, ~Morning Star +2: Hammer~, ~Morning Star +1~, 110, ~Morning Stars~ =&gt; cduni119" calcext:value-type="string">
            <text:p><text:s text:c="2"/>cduni119, iblun07, cdunq144, ~Morning Star +2: Hammer~, ~Morning Star +1~, 110, ~Morning Stars~ =&gt; cduni119</text:p>
          </table:table-cell>
        </table:table-row>
        <table:table-row table:style-name="ro1">
          <table:table-cell table:formula="of:=CONCATENATE(;&quot;  &quot;;[$iwd_icons.$A121];&quot;, &quot;;[$iwd_icons.$B121];&quot;, &quot;;[$iwd_icons.$W121];&quot;, ~&quot;;[$iwd_icons.$S121];&quot;~, ~&quot;;[$iwd_icons.$T121];&quot;~, &quot;;[$iwd_icons.U121];&quot;, ~&quot;;[$iwd_icons.V121];&quot;~ =&gt; &quot;;[$iwd_icons.$A121])" office:value-type="string" office:string-value="  cduni120, iblun07, cdunq150, ~Morning Star +4: Defender~, ~Morning Star +1~, 110, ~Morning Stars~ =&gt; cduni120" calcext:value-type="string">
            <text:p><text:s text:c="2"/>cduni120, iblun07, cdunq150, ~Morning Star +4: Defender~, ~Morning Star +1~, 110, ~Morning Stars~ =&gt; cduni120</text:p>
          </table:table-cell>
        </table:table-row>
        <table:table-row table:style-name="ro1">
          <table:table-cell table:formula="of:=CONCATENATE(;&quot;  &quot;;[$iwd_icons.$A122];&quot;, &quot;;[$iwd_icons.$B122];&quot;, &quot;;[$iwd_icons.$W122];&quot;, ~&quot;;[$iwd_icons.$S122];&quot;~, ~&quot;;[$iwd_icons.$T122];&quot;~, &quot;;[$iwd_icons.U122];&quot;, ~&quot;;[$iwd_icons.V122];&quot;~ =&gt; &quot;;[$iwd_icons.$A122])" office:value-type="string" office:string-value="  cduni121, iblun07, cdunq149, ~Morning Star of Action +4~, ~Morning Star +1~, 110, ~Morning Stars~ =&gt; cduni121" calcext:value-type="string">
            <text:p><text:s text:c="2"/>cduni121, iblun07, cdunq149, ~Morning Star of Action +4~, ~Morning Star +1~, 110, ~Morning Stars~ =&gt; cduni121</text:p>
          </table:table-cell>
        </table:table-row>
        <table:table-row table:style-name="ro1">
          <table:table-cell table:formula="of:=CONCATENATE(;&quot;  &quot;;[$iwd_icons.$A123];&quot;, &quot;;[$iwd_icons.$B123];&quot;, &quot;;[$iwd_icons.$W123];&quot;, ~&quot;;[$iwd_icons.$S123];&quot;~, ~&quot;;[$iwd_icons.$T123];&quot;~, &quot;;[$iwd_icons.U123];&quot;, ~&quot;;[$iwd_icons.V123];&quot;~ =&gt; &quot;;[$iwd_icons.$A123])" office:value-type="string" office:string-value="  cduni122, iblun07, cdunq142, ~Morning Star of Confusion +1~, ~Morning Star +1~, 110, ~Morning Stars~ =&gt; cduni122" calcext:value-type="string">
            <text:p><text:s text:c="2"/>cduni122, iblun07, cdunq142, ~Morning Star of Confusion +1~, ~Morning Star +1~, 110, ~Morning Stars~ =&gt; cduni122</text:p>
          </table:table-cell>
        </table:table-row>
        <table:table-row table:style-name="ro1">
          <table:table-cell table:formula="of:=CONCATENATE(;&quot;  &quot;;[$iwd_icons.$A124];&quot;, &quot;;[$iwd_icons.$B124];&quot;, &quot;;[$iwd_icons.$W124];&quot;, ~&quot;;[$iwd_icons.$S124];&quot;~, ~&quot;;[$iwd_icons.$T124];&quot;~, &quot;;[$iwd_icons.U124];&quot;, ~&quot;;[$iwd_icons.V124];&quot;~ =&gt; &quot;;[$iwd_icons.$A124])" office:value-type="string" office:string-value="  cduni123, iblun07, cdunq146, ~Morning Star of Lesser Phasing +2~, ~Morning Star +1~, 110, ~Morning Stars~ =&gt; cduni123" calcext:value-type="string">
            <text:p><text:s text:c="2"/>cduni123, iblun07, cdunq146, ~Morning Star of Lesser Phasing +2~, ~Morning Star +1~, 110, ~Morning Stars~ =&gt; cduni123</text:p>
          </table:table-cell>
        </table:table-row>
        <table:table-row table:style-name="ro1">
          <table:table-cell table:formula="of:=CONCATENATE(;&quot;  &quot;;[$iwd_icons.$A125];&quot;, &quot;;[$iwd_icons.$B125];&quot;, &quot;;[$iwd_icons.$W125];&quot;, ~&quot;;[$iwd_icons.$S125];&quot;~, ~&quot;;[$iwd_icons.$T125];&quot;~, &quot;;[$iwd_icons.U125];&quot;, ~&quot;;[$iwd_icons.V125];&quot;~ =&gt; &quot;;[$iwd_icons.$A125])" office:value-type="string" office:string-value="  cduni124, iblun07, cdunq147, ~Morning Star of the Gods +3~, ~Morning Star +1~, 110, ~Morning Stars~ =&gt; cduni124" calcext:value-type="string">
            <text:p><text:s text:c="2"/>cduni124, iblun07, cdunq147, ~Morning Star of the Gods +3~, ~Morning Star +1~, 110, ~Morning Stars~ =&gt; cduni124</text:p>
          </table:table-cell>
        </table:table-row>
        <table:table-row table:style-name="ro1">
          <table:table-cell table:formula="of:=CONCATENATE(;&quot;  &quot;;[$iwd_icons.$A126];&quot;, &quot;;[$iwd_icons.$B126];&quot;, &quot;;[$iwd_icons.$W126];&quot;, ~&quot;;[$iwd_icons.$S126];&quot;~, ~&quot;;[$iwd_icons.$T126];&quot;~, &quot;;[$iwd_icons.U126];&quot;, ~&quot;;[$iwd_icons.V126];&quot;~ =&gt; &quot;;[$iwd_icons.$A126])" office:value-type="string" office:string-value="  cduni125, iblun07, cdunq145, ~Sanctified Morning Star +3~, ~Morning Star +1~, 110, ~Morning Stars~ =&gt; cduni125" calcext:value-type="string">
            <text:p><text:s text:c="2"/>cduni125, iblun07, cdunq145, ~Sanctified Morning Star +3~, ~Morning Star +1~, 110, ~Morning Stars~ =&gt; cduni125</text:p>
          </table:table-cell>
        </table:table-row>
        <table:table-row table:style-name="ro1">
          <table:table-cell table:formula="of:=CONCATENATE(;&quot;  &quot;;[$iwd_icons.$A127];&quot;, &quot;;[$iwd_icons.$B127];&quot;, &quot;;[$iwd_icons.$W127];&quot;, ~&quot;;[$iwd_icons.$S127];&quot;~, ~&quot;;[$iwd_icons.$T127];&quot;~, &quot;;[$iwd_icons.U127];&quot;, ~&quot;;[$iwd_icons.V127];&quot;~ =&gt; &quot;;[$iwd_icons.$A127])" office:value-type="string" office:string-value="  cduni126, iblun07, cdunq148, ~Static Star +3~, ~Morning Star +1~, 110, ~Morning Stars~ =&gt; cduni126" calcext:value-type="string">
            <text:p><text:s text:c="2"/>cduni126, iblun07, cdunq148, ~Static Star +3~, ~Morning Star +1~, 110, ~Morning Stars~ =&gt; cduni126</text:p>
          </table:table-cell>
        </table:table-row>
        <table:table-row table:style-name="ro1">
          <table:table-cell table:formula="of:=CONCATENATE(;&quot;  &quot;;[$iwd_icons.$A128];&quot;, &quot;;[$iwd_icons.$B128];&quot;, &quot;;[$iwd_icons.$W128];&quot;, ~&quot;;[$iwd_icons.$S128];&quot;~, ~&quot;;[$iwd_icons.$T128];&quot;~, &quot;;[$iwd_icons.U128];&quot;, ~&quot;;[$iwd_icons.V128];&quot;~ =&gt; &quot;;[$iwd_icons.$A128])" office:value-type="string" office:string-value="  cduni127, isw1h08, cdunq184, ~Flaming Short Sword +1~, ~Short Sword +1~, 120, ~Short Swords~ =&gt; cduni127" calcext:value-type="string">
            <text:p><text:s text:c="2"/>cduni127, isw1h08, cdunq184, ~Flaming Short Sword +1~, ~Short Sword +1~, 120, ~Short Swords~ =&gt; cduni127</text:p>
          </table:table-cell>
        </table:table-row>
        <table:table-row table:style-name="ro1">
          <table:table-cell table:formula="of:=CONCATENATE(;&quot;  &quot;;[$iwd_icons.$A129];&quot;, &quot;;[$iwd_icons.$B129];&quot;, &quot;;[$iwd_icons.$W129];&quot;, ~&quot;;[$iwd_icons.$S129];&quot;~, ~&quot;;[$iwd_icons.$T129];&quot;~, &quot;;[$iwd_icons.U129];&quot;, ~&quot;;[$iwd_icons.V129];&quot;~ =&gt; &quot;;[$iwd_icons.$A129])" office:value-type="string" office:string-value="  cduni128, isw1h08, cdunq192, ~Short Sword +4: Hammer~, ~Short Sword +1~, 120, ~Short Swords~ =&gt; cduni128" calcext:value-type="string">
            <text:p><text:s text:c="2"/>cduni128, isw1h08, cdunq192, ~Short Sword +4: Hammer~, ~Short Sword +1~, 120, ~Short Swords~ =&gt; cduni128</text:p>
          </table:table-cell>
        </table:table-row>
        <table:table-row table:style-name="ro1">
          <table:table-cell table:formula="of:=CONCATENATE(;&quot;  &quot;;[$iwd_icons.$A130];&quot;, &quot;;[$iwd_icons.$B130];&quot;, &quot;;[$iwd_icons.$W130];&quot;, ~&quot;;[$iwd_icons.$S130];&quot;~, ~&quot;;[$iwd_icons.$T130];&quot;~, &quot;;[$iwd_icons.U130];&quot;, ~&quot;;[$iwd_icons.V130];&quot;~ =&gt; &quot;;[$iwd_icons.$A130])" office:value-type="string" office:string-value="  cduni129, isw1h08, cdunq188, ~Short Sword of Action +2~, ~Short Sword +1~, 120, ~Short Swords~ =&gt; cduni129" calcext:value-type="string">
            <text:p><text:s text:c="2"/>cduni129, isw1h08, cdunq188, ~Short Sword of Action +2~, ~Short Sword +1~, 120, ~Short Swords~ =&gt; cduni129</text:p>
          </table:table-cell>
        </table:table-row>
        <table:table-row table:style-name="ro1">
          <table:table-cell table:formula="of:=CONCATENATE(;&quot;  &quot;;[$iwd_icons.$A131];&quot;, &quot;;[$iwd_icons.$B131];&quot;, &quot;;[$iwd_icons.$W131];&quot;, ~&quot;;[$iwd_icons.$S131];&quot;~, ~&quot;;[$iwd_icons.$T131];&quot;~, &quot;;[$iwd_icons.U131];&quot;, ~&quot;;[$iwd_icons.V131];&quot;~ =&gt; &quot;;[$iwd_icons.$A131])" office:value-type="string" office:string-value="  cduni130, isw1h08, cdunq191, ~Short Sword of Health +4~, ~Short Sword +1~, 120, ~Short Swords~ =&gt; cduni130" calcext:value-type="string">
            <text:p><text:s text:c="2"/>cduni130, isw1h08, cdunq191, ~Short Sword of Health +4~, ~Short Sword +1~, 120, ~Short Swords~ =&gt; cduni130</text:p>
          </table:table-cell>
        </table:table-row>
        <table:table-row table:style-name="ro1">
          <table:table-cell table:formula="of:=CONCATENATE(;&quot;  &quot;;[$iwd_icons.$A132];&quot;, &quot;;[$iwd_icons.$B132];&quot;, &quot;;[$iwd_icons.$W132];&quot;, ~&quot;;[$iwd_icons.$S132];&quot;~, ~&quot;;[$iwd_icons.$T132];&quot;~, &quot;;[$iwd_icons.U132];&quot;, ~&quot;;[$iwd_icons.V132];&quot;~ =&gt; &quot;;[$iwd_icons.$A132])" office:value-type="string" office:string-value="  cduni131, isw1h08, cdunq185, ~Short Sword of Lesser Phasing +1~, ~Short Sword +1~, 120, ~Short Swords~ =&gt; cduni131" calcext:value-type="string">
            <text:p><text:s text:c="2"/>cduni131, isw1h08, cdunq185, ~Short Sword of Lesser Phasing +1~, ~Short Sword +1~, 120, ~Short Swords~ =&gt; cduni131</text:p>
          </table:table-cell>
        </table:table-row>
        <table:table-row table:style-name="ro1">
          <table:table-cell table:formula="of:=CONCATENATE(;&quot;  &quot;;[$iwd_icons.$A133];&quot;, &quot;;[$iwd_icons.$B133];&quot;, &quot;;[$iwd_icons.$W133];&quot;, ~&quot;;[$iwd_icons.$S133];&quot;~, ~&quot;;[$iwd_icons.$T133];&quot;~, &quot;;[$iwd_icons.U133];&quot;, ~&quot;;[$iwd_icons.V133];&quot;~ =&gt; &quot;;[$iwd_icons.$A133])" office:value-type="string" office:string-value="  cduni132, isw1h08, cdunq189, ~Short Sword of Shadows +3~, ~Short Sword +1~, 120, ~Short Swords~ =&gt; cduni132" calcext:value-type="string">
            <text:p><text:s text:c="2"/>cduni132, isw1h08, cdunq189, ~Short Sword of Shadows +3~, ~Short Sword +1~, 120, ~Short Swords~ =&gt; cduni132</text:p>
          </table:table-cell>
        </table:table-row>
        <table:table-row table:style-name="ro1">
          <table:table-cell table:formula="of:=CONCATENATE(;&quot;  &quot;;[$iwd_icons.$A134];&quot;, &quot;;[$iwd_icons.$B134];&quot;, &quot;;[$iwd_icons.$W134];&quot;, ~&quot;;[$iwd_icons.$S134];&quot;~, ~&quot;;[$iwd_icons.$T134];&quot;~, &quot;;[$iwd_icons.U134];&quot;, ~&quot;;[$iwd_icons.V134];&quot;~ =&gt; &quot;;[$iwd_icons.$A134])" office:value-type="string" office:string-value="  cduni133, isw1h08, cdunq186, ~Sloth +2~, ~Short Sword +1~, 120, ~Short Swords~ =&gt; cduni133" calcext:value-type="string">
            <text:p><text:s text:c="2"/>cduni133, isw1h08, cdunq186, ~Sloth +2~, ~Short Sword +1~, 120, ~Short Swords~ =&gt; cduni133</text:p>
          </table:table-cell>
        </table:table-row>
        <table:table-row table:style-name="ro1">
          <table:table-cell table:formula="of:=CONCATENATE(;&quot;  &quot;;[$iwd_icons.$A135];&quot;, &quot;;[$iwd_icons.$B135];&quot;, &quot;;[$iwd_icons.$W135];&quot;, ~&quot;;[$iwd_icons.$S135];&quot;~, ~&quot;;[$iwd_icons.$T135];&quot;~, &quot;;[$iwd_icons.U135];&quot;, ~&quot;;[$iwd_icons.V135];&quot;~ =&gt; &quot;;[$iwd_icons.$A135])" office:value-type="string" office:string-value="  cduni134, isw1h08, cdunq187, ~Some God's Lesser Promise +2~, ~Short Sword +1~, 120, ~Short Swords~ =&gt; cduni134" calcext:value-type="string">
            <text:p><text:s text:c="2"/>cduni134, isw1h08, cdunq187, ~Some God's Lesser Promise +2~, ~Short Sword +1~, 120, ~Short Swords~ =&gt; cduni134</text:p>
          </table:table-cell>
        </table:table-row>
        <table:table-row table:style-name="ro1">
          <table:table-cell table:formula="of:=CONCATENATE(;&quot;  &quot;;[$iwd_icons.$A136];&quot;, &quot;;[$iwd_icons.$B136];&quot;, &quot;;[$iwd_icons.$W136];&quot;, ~&quot;;[$iwd_icons.$S136];&quot;~, ~&quot;;[$iwd_icons.$T136];&quot;~, &quot;;[$iwd_icons.U136];&quot;, ~&quot;;[$iwd_icons.V136];&quot;~ =&gt; &quot;;[$iwd_icons.$A136])" office:value-type="string" office:string-value="  cduni135, isw1h08, cdunq190, ~Static Short Sword +3~, ~Short Sword +1~, 120, ~Short Swords~ =&gt; cduni135" calcext:value-type="string">
            <text:p><text:s text:c="2"/>cduni135, isw1h08, cdunq190, ~Static Short Sword +3~, ~Short Sword +1~, 120, ~Short Swords~ =&gt; cduni135</text:p>
          </table:table-cell>
        </table:table-row>
        <table:table-row table:style-name="ro1">
          <table:table-cell table:formula="of:=CONCATENATE(;&quot;  &quot;;[$iwd_icons.$A137];&quot;, &quot;;[$iwd_icons.$B137];&quot;, &quot;;[$iwd_icons.$W137];&quot;, ~&quot;;[$iwd_icons.$S137];&quot;~, ~&quot;;[$iwd_icons.$T137];&quot;~, &quot;;[$iwd_icons.U137];&quot;, ~&quot;;[$iwd_icons.V137];&quot;~ =&gt; &quot;;[$iwd_icons.$A137])" office:value-type="string" office:string-value="  cduni136, isw2h06, cdunq205, ~Bonecleaver +1~, ~Spider's Bane~, 130, ~Two-Handed Swords~ =&gt; cduni136" calcext:value-type="string">
            <text:p><text:s text:c="2"/>cduni136, isw2h06, cdunq205, ~Bonecleaver +1~, ~Spider's Bane~, 130, ~Two-Handed Swords~ =&gt; cduni136</text:p>
          </table:table-cell>
        </table:table-row>
        <table:table-row table:style-name="ro1">
          <table:table-cell table:formula="of:=CONCATENATE(;&quot;  &quot;;[$iwd_icons.$A138];&quot;, &quot;;[$iwd_icons.$B138];&quot;, &quot;;[$iwd_icons.$W138];&quot;, ~&quot;;[$iwd_icons.$S138];&quot;~, ~&quot;;[$iwd_icons.$T138];&quot;~, &quot;;[$iwd_icons.U138];&quot;, ~&quot;;[$iwd_icons.V138];&quot;~ =&gt; &quot;;[$iwd_icons.$A138])" office:value-type="string" office:string-value="  cduni137, isw2h07, cdunq193, ~Flawless Two-Handed Sword~, ~High Quality Two-Handed Sword~, 130, ~Two-Handed Swords~ =&gt; cduni137" calcext:value-type="string">
            <text:p><text:s text:c="2"/>cduni137, isw2h07, cdunq193, ~Flawless Two-Handed Sword~, ~High Quality Two-Handed Sword~, 130, ~Two-Handed Swords~ =&gt; cduni137</text:p>
          </table:table-cell>
        </table:table-row>
        <table:table-row table:style-name="ro1">
          <table:table-cell table:formula="of:=CONCATENATE(;&quot;  &quot;;[$iwd_icons.$A139];&quot;, &quot;;[$iwd_icons.$B139];&quot;, &quot;;[$iwd_icons.$W139];&quot;, ~&quot;;[$iwd_icons.$S139];&quot;~, ~&quot;;[$iwd_icons.$T139];&quot;~, &quot;;[$iwd_icons.U139];&quot;, ~&quot;;[$iwd_icons.V139];&quot;~ =&gt; &quot;;[$iwd_icons.$A139])" office:value-type="string" office:string-value="  cduni138, isw2h07, cdunq194, ~Giant Two-Handed Sword~, ~High Quality Two-Handed Sword~, 130, ~Two-Handed Swords~ =&gt; cduni138" calcext:value-type="string">
            <text:p><text:s text:c="2"/>cduni138, isw2h07, cdunq194, ~Giant Two-Handed Sword~, ~High Quality Two-Handed Sword~, 130, ~Two-Handed Swords~ =&gt; cduni138</text:p>
          </table:table-cell>
        </table:table-row>
        <table:table-row table:style-name="ro1">
          <table:table-cell table:formula="of:=CONCATENATE(;&quot;  &quot;;[$iwd_icons.$A140];&quot;, &quot;;[$iwd_icons.$B140];&quot;, &quot;;[$iwd_icons.$W140];&quot;, ~&quot;;[$iwd_icons.$S140];&quot;~, ~&quot;;[$iwd_icons.$T140];&quot;~, &quot;;[$iwd_icons.U140];&quot;, ~&quot;;[$iwd_icons.V140];&quot;~ =&gt; &quot;;[$iwd_icons.$A140])" office:value-type="string" office:string-value="  cduni139, isw2h02, cdunq23, ~Kresselack's Sword~, ~Two-Handed Sword +1~, 130, ~Two-Handed Swords~ =&gt; cduni139" calcext:value-type="string">
            <text:p><text:s text:c="2"/>cduni139, isw2h02, cdunq23, ~Kresselack's Sword~, ~Two-Handed Sword +1~, 130, ~Two-Handed Swords~ =&gt; cduni139</text:p>
          </table:table-cell>
        </table:table-row>
        <table:table-row table:style-name="ro1">
          <table:table-cell table:formula="of:=CONCATENATE(;&quot;  &quot;;[$iwd_icons.$A141];&quot;, &quot;;[$iwd_icons.$B141];&quot;, &quot;;[$iwd_icons.$W141];&quot;, ~&quot;;[$iwd_icons.$S141];&quot;~, ~&quot;;[$iwd_icons.$T141];&quot;~, &quot;;[$iwd_icons.U141];&quot;, ~&quot;;[$iwd_icons.V141];&quot;~ =&gt; &quot;;[$iwd_icons.$A141])" office:value-type="string" office:string-value="  cduni140, isw2h02, cdunq201, ~Static Two-Handed Sword +4~, ~Two-Handed Sword +1~, 130, ~Two-Handed Swords~ =&gt; cduni140" calcext:value-type="string">
            <text:p><text:s text:c="2"/>cduni140, isw2h02, cdunq201, ~Static Two-Handed Sword +4~, ~Two-Handed Sword +1~, 130, ~Two-Handed Swords~ =&gt; cduni140</text:p>
          </table:table-cell>
        </table:table-row>
        <table:table-row table:style-name="ro1">
          <table:table-cell table:formula="of:=CONCATENATE(;&quot;  &quot;;[$iwd_icons.$A142];&quot;, &quot;;[$iwd_icons.$B142];&quot;, &quot;;[$iwd_icons.$W142];&quot;, ~&quot;;[$iwd_icons.$S142];&quot;~, ~&quot;;[$iwd_icons.$T142];&quot;~, &quot;;[$iwd_icons.U142];&quot;, ~&quot;;[$iwd_icons.V142];&quot;~ =&gt; &quot;;[$iwd_icons.$A142])" office:value-type="string" office:string-value="  cduni141, isw2h02, cdunq195, ~Two-Handed Sword +1: Hammering~, ~Two-Handed Sword +1~, 130, ~Two-Handed Swords~ =&gt; cduni141" calcext:value-type="string">
            <text:p><text:s text:c="2"/>cduni141, isw2h02, cdunq195, ~Two-Handed Sword +1: Hammering~, ~Two-Handed Sword +1~, 130, ~Two-Handed Swords~ =&gt; cduni141</text:p>
          </table:table-cell>
        </table:table-row>
        <table:table-row table:style-name="ro1">
          <table:table-cell table:formula="of:=CONCATENATE(;&quot;  &quot;;[$iwd_icons.$A143];&quot;, &quot;;[$iwd_icons.$B143];&quot;, &quot;;[$iwd_icons.$W143];&quot;, ~&quot;;[$iwd_icons.$S143];&quot;~, ~&quot;;[$iwd_icons.$T143];&quot;~, &quot;;[$iwd_icons.U143];&quot;, ~&quot;;[$iwd_icons.V143];&quot;~ =&gt; &quot;;[$iwd_icons.$A143])" office:value-type="string" office:string-value="  cduni142, isw2h02, cdunq198, ~Two-Handed Sword +2: Defender~, ~Two-Handed Sword +1~, 130, ~Two-Handed Swords~ =&gt; cduni142" calcext:value-type="string">
            <text:p><text:s text:c="2"/>cduni142, isw2h02, cdunq198, ~Two-Handed Sword +2: Defender~, ~Two-Handed Sword +1~, 130, ~Two-Handed Swords~ =&gt; cduni142</text:p>
          </table:table-cell>
        </table:table-row>
        <table:table-row table:style-name="ro1">
          <table:table-cell table:formula="of:=CONCATENATE(;&quot;  &quot;;[$iwd_icons.$A144];&quot;, &quot;;[$iwd_icons.$B144];&quot;, &quot;;[$iwd_icons.$W144];&quot;, ~&quot;;[$iwd_icons.$S144];&quot;~, ~&quot;;[$iwd_icons.$T144];&quot;~, &quot;;[$iwd_icons.U144];&quot;, ~&quot;;[$iwd_icons.V144];&quot;~ =&gt; &quot;;[$iwd_icons.$A144])" office:value-type="string" office:string-value="  cduni143, isw2h02, cdunq197, ~Two-Handed Sword +2: Hammering~, ~Two-Handed Sword +1~, 130, ~Two-Handed Swords~ =&gt; cduni143" calcext:value-type="string">
            <text:p><text:s text:c="2"/>cduni143, isw2h02, cdunq197, ~Two-Handed Sword +2: Hammering~, ~Two-Handed Sword +1~, 130, ~Two-Handed Swords~ =&gt; cduni143</text:p>
          </table:table-cell>
        </table:table-row>
        <table:table-row table:style-name="ro1">
          <table:table-cell table:formula="of:=CONCATENATE(;&quot;  &quot;;[$iwd_icons.$A145];&quot;, &quot;;[$iwd_icons.$B145];&quot;, &quot;;[$iwd_icons.$W145];&quot;, ~&quot;;[$iwd_icons.$S145];&quot;~, ~&quot;;[$iwd_icons.$T145];&quot;~, &quot;;[$iwd_icons.U145];&quot;, ~&quot;;[$iwd_icons.V145];&quot;~ =&gt; &quot;;[$iwd_icons.$A145])" office:value-type="string" office:string-value="  cduni144, isw2h02, cdunq200, ~Two-Handed Sword +3: Bane~, ~Two-Handed Sword +1~, 130, ~Two-Handed Swords~ =&gt; cduni144" calcext:value-type="string">
            <text:p><text:s text:c="2"/>cduni144, isw2h02, cdunq200, ~Two-Handed Sword +3: Bane~, ~Two-Handed Sword +1~, 130, ~Two-Handed Swords~ =&gt; cduni144</text:p>
          </table:table-cell>
        </table:table-row>
        <table:table-row table:style-name="ro1">
          <table:table-cell table:formula="of:=CONCATENATE(;&quot;  &quot;;[$iwd_icons.$A146];&quot;, &quot;;[$iwd_icons.$B146];&quot;, &quot;;[$iwd_icons.$W146];&quot;, ~&quot;;[$iwd_icons.$S146];&quot;~, ~&quot;;[$iwd_icons.$T146];&quot;~, &quot;;[$iwd_icons.U146];&quot;, ~&quot;;[$iwd_icons.V146];&quot;~ =&gt; &quot;;[$iwd_icons.$A146])" office:value-type="string" office:string-value="  cduni145, isw2h02, cdunq199, ~Two-Handed Sword +4: Backbiter~, ~Two-Handed Sword +1~, 130, ~Two-Handed Swords~ =&gt; cduni145" calcext:value-type="string">
            <text:p><text:s text:c="2"/>cduni145, isw2h02, cdunq199, ~Two-Handed Sword +4: Backbiter~, ~Two-Handed Sword +1~, 130, ~Two-Handed Swords~ =&gt; cduni145</text:p>
          </table:table-cell>
        </table:table-row>
        <table:table-row table:style-name="ro1">
          <table:table-cell table:formula="of:=CONCATENATE(;&quot;  &quot;;[$iwd_icons.$A147];&quot;, &quot;;[$iwd_icons.$B147];&quot;, &quot;;[$iwd_icons.$W147];&quot;, ~&quot;;[$iwd_icons.$S147];&quot;~, ~&quot;;[$iwd_icons.$T147];&quot;~, &quot;;[$iwd_icons.U147];&quot;, ~&quot;;[$iwd_icons.V147];&quot;~ =&gt; &quot;;[$iwd_icons.$A147])" office:value-type="string" office:string-value="  cduni146, isw2h02, cdunq202, ~Two-Handed Sword +4: Life Giver~, ~Two-Handed Sword +1~, 130, ~Two-Handed Swords~ =&gt; cduni146" calcext:value-type="string">
            <text:p><text:s text:c="2"/>cduni146, isw2h02, cdunq202, ~Two-Handed Sword +4: Life Giver~, ~Two-Handed Sword +1~, 130, ~Two-Handed Swords~ =&gt; cduni146</text:p>
          </table:table-cell>
        </table:table-row>
        <table:table-row table:style-name="ro1">
          <table:table-cell table:formula="of:=CONCATENATE(;&quot;  &quot;;[$iwd_icons.$A148];&quot;, &quot;;[$iwd_icons.$B148];&quot;, &quot;;[$iwd_icons.$W148];&quot;, ~&quot;;[$iwd_icons.$S148];&quot;~, ~&quot;;[$iwd_icons.$T148];&quot;~, &quot;;[$iwd_icons.U148];&quot;, ~&quot;;[$iwd_icons.V148];&quot;~ =&gt; &quot;;[$iwd_icons.$A148])" office:value-type="string" office:string-value="  cduni147, isw2h02, cdunq196, ~Two-Handed Sword of Resistance +1~, ~Two-Handed Sword +1~, 130, ~Two-Handed Swords~ =&gt; cduni147" calcext:value-type="string">
            <text:p><text:s text:c="2"/>cduni147, isw2h02, cdunq196, ~Two-Handed Sword of Resistance +1~, ~Two-Handed Sword +1~, 130, ~Two-Handed Swords~ =&gt; cduni147</text:p>
          </table:table-cell>
        </table:table-row>
        <table:table-row table:style-name="ro1">
          <table:table-cell table:formula="of:=CONCATENATE(;&quot;  &quot;;[$iwd_icons.$A149];&quot;, &quot;;[$iwd_icons.$B149];&quot;, &quot;;[$iwd_icons.$W149];&quot;, ~&quot;;[$iwd_icons.$S149];&quot;~, ~&quot;;[$iwd_icons.$T149];&quot;~, &quot;;[$iwd_icons.U149];&quot;, ~&quot;;[$iwd_icons.V149];&quot;~ =&gt; &quot;;[$iwd_icons.$A149])" office:value-type="string" office:string-value="  cduni148, ihamm01, cdunq204, ~Conlan's Hammer +1, +4 vs. iron golems~, ~War Hammer~, 140, ~War Hammers~ =&gt; cduni148" calcext:value-type="string">
            <text:p><text:s text:c="2"/>cduni148, ihamm01, cdunq204, ~Conlan's Hammer +1, +4 vs. iron golems~, ~War Hammer~, 140, ~War Hammers~ =&gt; cduni148</text:p>
          </table:table-cell>
        </table:table-row>
        <table:table-row table:style-name="ro1">
          <table:table-cell table:formula="of:=CONCATENATE(;&quot;  &quot;;[$iwd_icons.$A150];&quot;, &quot;;[$iwd_icons.$B150];&quot;, &quot;;[$iwd_icons.$W150];&quot;, ~&quot;;[$iwd_icons.$S150];&quot;~, ~&quot;;[$iwd_icons.$T150];&quot;~, &quot;;[$iwd_icons.U150];&quot;, ~&quot;;[$iwd_icons.V150];&quot;~ =&gt; &quot;;[$iwd_icons.$A150])" office:value-type="string" office:string-value="  cduni149, ihamm02, cdunq43, ~Corrosive Hammer +2~, ~War Hammer +1~, 140, ~War Hammers~ =&gt; cduni149" calcext:value-type="string">
            <text:p><text:s text:c="2"/>cduni149, ihamm02, cdunq43, ~Corrosive Hammer +2~, ~War Hammer +1~, 140, ~War Hammers~ =&gt; cduni149</text:p>
          </table:table-cell>
        </table:table-row>
        <table:table-row table:style-name="ro1">
          <table:table-cell table:formula="of:=CONCATENATE(;&quot;  &quot;;[$iwd_icons.$A151];&quot;, &quot;;[$iwd_icons.$B151];&quot;, &quot;;[$iwd_icons.$W151];&quot;, ~&quot;;[$iwd_icons.$S151];&quot;~, ~&quot;;[$iwd_icons.$T151];&quot;~, &quot;;[$iwd_icons.U151];&quot;, ~&quot;;[$iwd_icons.V151];&quot;~ =&gt; &quot;;[$iwd_icons.$A151])" office:value-type="string" office:string-value="  cduni150, imaul, cdunq59, ~Demon's Breath +3~, ~War Hammer (Two-Handed)~, 140, ~War Hammers~ =&gt; cduni150" calcext:value-type="string">
            <text:p><text:s text:c="2"/>cduni150, imaul, cdunq59, ~Demon's Breath +3~, ~War Hammer (Two-Handed)~, 140, ~War Hammers~ =&gt; cduni150</text:p>
          </table:table-cell>
        </table:table-row>
        <table:table-row table:style-name="ro1">
          <table:table-cell table:formula="of:=CONCATENATE(;&quot;  &quot;;[$iwd_icons.$A152];&quot;, &quot;;[$iwd_icons.$B152];&quot;, &quot;;[$iwd_icons.$W152];&quot;, ~&quot;;[$iwd_icons.$S152];&quot;~, ~&quot;;[$iwd_icons.$T152];&quot;~, &quot;;[$iwd_icons.U152];&quot;, ~&quot;;[$iwd_icons.V152];&quot;~ =&gt; &quot;;[$iwd_icons.$A152])" office:value-type="string" office:string-value="  cduni151, ihamm04, cdunq55, ~Massive War Hammer~, ~High Quality War Hammer~, 140, ~War Hammers~ =&gt; cduni151" calcext:value-type="string">
            <text:p><text:s text:c="2"/>cduni151, ihamm04, cdunq55, ~Massive War Hammer~, ~High Quality War Hammer~, 140, ~War Hammers~ =&gt; cduni151</text:p>
          </table:table-cell>
        </table:table-row>
        <table:table-row table:style-name="ro1">
          <table:table-cell table:formula="of:=CONCATENATE(;&quot;  &quot;;[$iwd_icons.$A153];&quot;, &quot;;[$iwd_icons.$B153];&quot;, &quot;;[$iwd_icons.$W153];&quot;, ~&quot;;[$iwd_icons.$S153];&quot;~, ~&quot;;[$iwd_icons.$T153];&quot;~, &quot;;[$iwd_icons.U153];&quot;, ~&quot;;[$iwd_icons.V153];&quot;~ =&gt; &quot;;[$iwd_icons.$A153])" office:value-type="string" office:string-value="  cduni152, ihamm02, cdunq42, ~Sanctified War Hammer +1~, ~War Hammer +1~, 140, ~War Hammers~ =&gt; cduni152" calcext:value-type="string">
            <text:p><text:s text:c="2"/>cduni152, ihamm02, cdunq42, ~Sanctified War Hammer +1~, ~War Hammer +1~, 140, ~War Hammers~ =&gt; cduni152</text:p>
          </table:table-cell>
        </table:table-row>
        <table:table-row table:style-name="ro1">
          <table:table-cell table:formula="of:=CONCATENATE(;&quot;  &quot;;[$iwd_icons.$A154];&quot;, &quot;;[$iwd_icons.$B154];&quot;, &quot;;[$iwd_icons.$W154];&quot;, ~&quot;;[$iwd_icons.$S154];&quot;~, ~&quot;;[$iwd_icons.$T154];&quot;~, &quot;;[$iwd_icons.U154];&quot;, ~&quot;;[$iwd_icons.V154];&quot;~ =&gt; &quot;;[$iwd_icons.$A154])" office:value-type="string" office:string-value="  cduni153, imaul, cdunq56, ~Sanctified War Hammer +2~, ~War Hammer (Two-Handed)~, 140, ~War Hammers~ =&gt; cduni153" calcext:value-type="string">
            <text:p><text:s text:c="2"/>cduni153, imaul, cdunq56, ~Sanctified War Hammer +2~, ~War Hammer (Two-Handed)~, 140, ~War Hammers~ =&gt; cduni153</text:p>
          </table:table-cell>
        </table:table-row>
        <table:table-row table:style-name="ro1">
          <table:table-cell table:formula="of:=CONCATENATE(;&quot;  &quot;;[$iwd_icons.$A155];&quot;, &quot;;[$iwd_icons.$B155];&quot;, &quot;;[$iwd_icons.$W155];&quot;, ~&quot;;[$iwd_icons.$S155];&quot;~, ~&quot;;[$iwd_icons.$T155];&quot;~, &quot;;[$iwd_icons.U155];&quot;, ~&quot;;[$iwd_icons.V155];&quot;~ =&gt; &quot;;[$iwd_icons.$A155])" office:value-type="string" office:string-value="  cduni154, ihamm02, cdunq46, ~Sanctified War Hammer +3~, ~War Hammer +1~, 140, ~War Hammers~ =&gt; cduni154" calcext:value-type="string">
            <text:p><text:s text:c="2"/>cduni154, ihamm02, cdunq46, ~Sanctified War Hammer +3~, ~War Hammer +1~, 140, ~War Hammers~ =&gt; cduni154</text:p>
          </table:table-cell>
        </table:table-row>
        <table:table-row table:style-name="ro1">
          <table:table-cell table:formula="of:=CONCATENATE(;&quot;  &quot;;[$iwd_icons.$A156];&quot;, &quot;;[$iwd_icons.$B156];&quot;, &quot;;[$iwd_icons.$W156];&quot;, ~&quot;;[$iwd_icons.$S156];&quot;~, ~&quot;;[$iwd_icons.$T156];&quot;~, &quot;;[$iwd_icons.U156];&quot;, ~&quot;;[$iwd_icons.V156];&quot;~ =&gt; &quot;;[$iwd_icons.$A156])" office:value-type="string" office:string-value="  cduni155, imaul, cdunq57, ~Star-Forged War Hammer +4~, ~War Hammer (Two-Handed)~, 140, ~War Hammers~ =&gt; cduni155" calcext:value-type="string">
            <text:p><text:s text:c="2"/>cduni155, imaul, cdunq57, ~Star-Forged War Hammer +4~, ~War Hammer (Two-Handed)~, 140, ~War Hammers~ =&gt; cduni155</text:p>
          </table:table-cell>
        </table:table-row>
        <table:table-row table:style-name="ro1">
          <table:table-cell table:formula="of:=CONCATENATE(;&quot;  &quot;;[$iwd_icons.$A157];&quot;, &quot;;[$iwd_icons.$B157];&quot;, &quot;;[$iwd_icons.$W157];&quot;, ~&quot;;[$iwd_icons.$S157];&quot;~, ~&quot;;[$iwd_icons.$T157];&quot;~, &quot;;[$iwd_icons.U157];&quot;, ~&quot;;[$iwd_icons.V157];&quot;~ =&gt; &quot;;[$iwd_icons.$A157])" office:value-type="string" office:string-value="  cduni156, ihamm02, cdunq45, ~War Hammer +3: Life Giver~, ~War Hammer +1~, 140, ~War Hammers~ =&gt; cduni156" calcext:value-type="string">
            <text:p><text:s text:c="2"/>cduni156, ihamm02, cdunq45, ~War Hammer +3: Life Giver~, ~War Hammer +1~, 140, ~War Hammers~ =&gt; cduni156</text:p>
          </table:table-cell>
        </table:table-row>
        <table:table-row table:style-name="ro1">
          <table:table-cell table:formula="of:=CONCATENATE(;&quot;  &quot;;[$iwd_icons.$A158];&quot;, &quot;;[$iwd_icons.$B158];&quot;, &quot;;[$iwd_icons.$W158];&quot;, ~&quot;;[$iwd_icons.$S158];&quot;~, ~&quot;;[$iwd_icons.$T158];&quot;~, &quot;;[$iwd_icons.U158];&quot;, ~&quot;;[$iwd_icons.V158];&quot;~ =&gt; &quot;;[$iwd_icons.$A158])" office:value-type="string" office:string-value="  cduni157, ihamm02, cdunq48, ~War Hammer +4: Defender~, ~War Hammer +1~, 140, ~War Hammers~ =&gt; cduni157" calcext:value-type="string">
            <text:p><text:s text:c="2"/>cduni157, ihamm02, cdunq48, ~War Hammer +4: Defender~, ~War Hammer +1~, 140, ~War Hammers~ =&gt; cduni157</text:p>
          </table:table-cell>
        </table:table-row>
        <table:table-row table:style-name="ro1">
          <table:table-cell table:formula="of:=CONCATENATE(;&quot;  &quot;;[$iwd_icons.$A159];&quot;, &quot;;[$iwd_icons.$B159];&quot;, &quot;;[$iwd_icons.$W159];&quot;, ~&quot;;[$iwd_icons.$S159];&quot;~, ~&quot;;[$iwd_icons.$T159];&quot;~, &quot;;[$iwd_icons.U159];&quot;, ~&quot;;[$iwd_icons.V159];&quot;~ =&gt; &quot;;[$iwd_icons.$A159])" office:value-type="string" office:string-value="  cduni158, imaul, cdunq58, ~War Hammer of Phasing +2~, ~War Hammer (Two-Handed)~, 140, ~War Hammers~ =&gt; cduni158" calcext:value-type="string">
            <text:p><text:s text:c="2"/>cduni158, imaul, cdunq58, ~War Hammer of Phasing +2~, ~War Hammer (Two-Handed)~, 140, ~War Hammers~ =&gt; cduni158</text:p>
          </table:table-cell>
        </table:table-row>
        <table:table-row table:style-name="ro1">
          <table:table-cell table:formula="of:=CONCATENATE(;&quot;  &quot;;[$iwd_icons.$A160];&quot;, &quot;;[$iwd_icons.$B160];&quot;, &quot;;[$iwd_icons.$W160];&quot;, ~&quot;;[$iwd_icons.$S160];&quot;~, ~&quot;;[$iwd_icons.$T160];&quot;~, &quot;;[$iwd_icons.U160];&quot;, ~&quot;;[$iwd_icons.V160];&quot;~ =&gt; &quot;;[$iwd_icons.$A160])" office:value-type="string" office:string-value="  cduni159, ihamm02, cdunq47, ~War Hammer of Phasing +3~, ~War Hammer +1~, 140, ~War Hammers~ =&gt; cduni159" calcext:value-type="string">
            <text:p><text:s text:c="2"/>cduni159, ihamm02, cdunq47, ~War Hammer of Phasing +3~, ~War Hammer +1~, 140, ~War Hammers~ =&gt; cduni159</text:p>
          </table:table-cell>
        </table:table-row>
        <table:table-row table:style-name="ro1">
          <table:table-cell table:formula="of:=CONCATENATE(;&quot;  &quot;;[$iwd_icons.$A161];&quot;, &quot;;[$iwd_icons.$B161];&quot;, &quot;;[$iwd_icons.$W161];&quot;, ~&quot;;[$iwd_icons.$S161];&quot;~, ~&quot;;[$iwd_icons.$T161];&quot;~, &quot;;[$iwd_icons.U161];&quot;, ~&quot;;[$iwd_icons.V161];&quot;~ =&gt; &quot;;[$iwd_icons.$A161])" office:value-type="string" office:string-value="  cduni160, ihamm02, cdunq44, ~War Hammer of Sparks +2~, ~War Hammer +1~, 140, ~War Hammers~ =&gt; cduni160" calcext:value-type="string">
            <text:p><text:s text:c="2"/>cduni160, ihamm02, cdunq44, ~War Hammer of Sparks +2~, ~War Hammer +1~, 140, ~War Hammers~ =&gt; cduni160</text:p>
          </table:table-cell>
        </table:table-row>
        <table:table-row table:style-name="ro1">
          <table:table-cell table:formula="of:=CONCATENATE(;&quot;  &quot;;[$iwd_icons.$A162];&quot;, &quot;;[$iwd_icons.$B162];&quot;, &quot;;[$iwd_icons.$W162];&quot;, ~&quot;;[$iwd_icons.$S162];&quot;~, ~&quot;;[$iwd_icons.$T162];&quot;~, &quot;;[$iwd_icons.U162];&quot;, ~&quot;;[$iwd_icons.V162];&quot;~ =&gt; &quot;;[$iwd_icons.$A162])" office:value-type="string" office:string-value="  cduni161, ibelt01, cdunq4, ~Bone Marrow Belt~, ~Girdle~, 150, ~Armor~ =&gt; cduni161" calcext:value-type="string">
            <text:p><text:s text:c="2"/>cduni161, ibelt01, cdunq4, ~Bone Marrow Belt~, ~Girdle~, 150, ~Armor~ =&gt; cduni161</text:p>
          </table:table-cell>
        </table:table-row>
        <table:table-row table:style-name="ro1">
          <table:table-cell table:formula="of:=CONCATENATE(;&quot;  &quot;;[$iwd_icons.$A163];&quot;, &quot;;[$iwd_icons.$B163];&quot;, &quot;;[$iwd_icons.$W163];&quot;, ~&quot;;[$iwd_icons.$S163];&quot;~, ~&quot;;[$iwd_icons.$T163];&quot;~, &quot;;[$iwd_icons.U163];&quot;, ~&quot;;[$iwd_icons.V163];&quot;~ =&gt; &quot;;[$iwd_icons.$A163])" office:value-type="string" office:string-value="  cduni162, iboot03, cdunq9, ~Elven Sewn Boots~, ~Boots of the North~, 150, ~Armor~ =&gt; cduni162" calcext:value-type="string">
            <text:p><text:s text:c="2"/>cduni162, iboot03, cdunq9, ~Elven Sewn Boots~, ~Boots of the North~, 150, ~Armor~ =&gt; cduni162</text:p>
          </table:table-cell>
        </table:table-row>
        <table:table-row table:style-name="ro1">
          <table:table-cell table:formula="of:=CONCATENATE(;&quot;  &quot;;[$iwd_icons.$A164];&quot;, &quot;;[$iwd_icons.$B164];&quot;, &quot;;[$iwd_icons.$W164];&quot;, ~&quot;;[$iwd_icons.$S164];&quot;~, ~&quot;;[$iwd_icons.$T164];&quot;~, &quot;;[$iwd_icons.U164];&quot;, ~&quot;;[$iwd_icons.V164];&quot;~ =&gt; &quot;;[$iwd_icons.$A164])" office:value-type="string" office:string-value="  cduni163, iplat05, cdunq31, ~Full Plate Mail +2 (via Wish)~, ~Full Plate Mail +1~, 150, ~Armor~ =&gt; cduni163" calcext:value-type="string">
            <text:p><text:s text:c="2"/>cduni163, iplat05, cdunq31, ~Full Plate Mail +2 (via Wish)~, ~Full Plate Mail +1~, 150, ~Armor~ =&gt; cduni163</text:p>
          </table:table-cell>
        </table:table-row>
        <table:table-row table:style-name="ro1">
          <table:table-cell table:formula="of:=CONCATENATE(;&quot;  &quot;;[$iwd_icons.$A165];&quot;, &quot;;[$iwd_icons.$B165];&quot;, &quot;;[$iwd_icons.$W165];&quot;, ~&quot;;[$iwd_icons.$S165];&quot;~, ~&quot;;[$iwd_icons.$T165];&quot;~, &quot;;[$iwd_icons.U165];&quot;, ~&quot;;[$iwd_icons.V165];&quot;~ =&gt; &quot;;[$iwd_icons.$A165])" office:value-type="string" office:string-value="  cduni164, ishld06, cdunq167, ~Great Shield +3~, ~Large Shield +1~, 150, ~Armor~ =&gt; cduni164" calcext:value-type="string">
            <text:p><text:s text:c="2"/>cduni164, ishld06, cdunq167, ~Great Shield +3~, ~Large Shield +1~, 150, ~Armor~ =&gt; cduni164</text:p>
          </table:table-cell>
        </table:table-row>
        <table:table-row table:style-name="ro1">
          <table:table-cell table:formula="of:=CONCATENATE(;&quot;  &quot;;[$iwd_icons.$A166];&quot;, &quot;;[$iwd_icons.$B166];&quot;, &quot;;[$iwd_icons.$W166];&quot;, ~&quot;;[$iwd_icons.$S166];&quot;~, ~&quot;;[$iwd_icons.$T166];&quot;~, &quot;;[$iwd_icons.U166];&quot;, ~&quot;;[$iwd_icons.V166];&quot;~ =&gt; &quot;;[$iwd_icons.$A166])" office:value-type="string" office:string-value="  cduni165, ihelm02, cdunq16, ~Helmet~, ~Helm of Glory~, 150, ~Armor~ =&gt; cduni165" calcext:value-type="string">
            <text:p><text:s text:c="2"/>cduni165, ihelm02, cdunq16, ~Helmet~, ~Helm of Glory~, 150, ~Armor~ =&gt; cduni165</text:p>
          </table:table-cell>
        </table:table-row>
        <table:table-row table:style-name="ro1">
          <table:table-cell table:formula="of:=CONCATENATE(;&quot;  &quot;;[$iwd_icons.$A167];&quot;, &quot;;[$iwd_icons.$B167];&quot;, &quot;;[$iwd_icons.$W167];&quot;, ~&quot;;[$iwd_icons.$S167];&quot;~, ~&quot;;[$iwd_icons.$T167];&quot;~, &quot;;[$iwd_icons.U167];&quot;, ~&quot;;[$iwd_icons.V167];&quot;~ =&gt; &quot;;[$iwd_icons.$A167])" office:value-type="string" office:string-value="  cduni166, ihelm03, cdunq13, ~Helmet~, ~Helmet of Charm Protection~, 150, ~Armor~ =&gt; cduni166" calcext:value-type="string">
            <text:p><text:s text:c="2"/>cduni166, ihelm03, cdunq13, ~Helmet~, ~Helmet of Charm Protection~, 150, ~Armor~ =&gt; cduni166</text:p>
          </table:table-cell>
        </table:table-row>
        <table:table-row table:style-name="ro1">
          <table:table-cell table:formula="of:=CONCATENATE(;&quot;  &quot;;[$iwd_icons.$A168];&quot;, &quot;;[$iwd_icons.$B168];&quot;, &quot;;[$iwd_icons.$W168];&quot;, ~&quot;;[$iwd_icons.$S168];&quot;~, ~&quot;;[$iwd_icons.$T168];&quot;~, &quot;;[$iwd_icons.U168];&quot;, ~&quot;;[$iwd_icons.V168];&quot;~ =&gt; &quot;;[$iwd_icons.$A168])" office:value-type="string" office:string-value="  cduni167, ihelm04, cdunq12, ~Helmet~, ~Helmet of Opposite Alignment~, 150, ~Armor~ =&gt; cduni167" calcext:value-type="string">
            <text:p><text:s text:c="2"/>cduni167, ihelm04, cdunq12, ~Helmet~, ~Helmet of Opposite Alignment~, 150, ~Armor~ =&gt; cduni167</text:p>
          </table:table-cell>
        </table:table-row>
        <table:table-row table:style-name="ro1">
          <table:table-cell table:formula="of:=CONCATENATE(;&quot;  &quot;;[$iwd_icons.$A169];&quot;, &quot;;[$iwd_icons.$B169];&quot;, &quot;;[$iwd_icons.$W169];&quot;, ~&quot;;[$iwd_icons.$S169];&quot;~, ~&quot;;[$iwd_icons.$T169];&quot;~, &quot;;[$iwd_icons.U169];&quot;, ~&quot;;[$iwd_icons.V169];&quot;~ =&gt; &quot;;[$iwd_icons.$A169])" office:value-type="string" office:string-value="  cduni168, ihelm05, cdunq14, ~Helmet~, ~Helmet of Infravision~, 150, ~Armor~ =&gt; cduni168" calcext:value-type="string">
            <text:p><text:s text:c="2"/>cduni168, ihelm05, cdunq14, ~Helmet~, ~Helmet of Infravision~, 150, ~Armor~ =&gt; cduni168</text:p>
          </table:table-cell>
        </table:table-row>
        <table:table-row table:style-name="ro1">
          <table:table-cell table:formula="of:=CONCATENATE(;&quot;  &quot;;[$iwd_icons.$A170];&quot;, &quot;;[$iwd_icons.$B170];&quot;, &quot;;[$iwd_icons.$W170];&quot;, ~&quot;;[$iwd_icons.$S170];&quot;~, ~&quot;;[$iwd_icons.$T170];&quot;~, &quot;;[$iwd_icons.U170];&quot;, ~&quot;;[$iwd_icons.V170];&quot;~ =&gt; &quot;;[$iwd_icons.$A170])" office:value-type="string" office:string-value="  cduni169, ihelm05, cdunq15, ~Helmet~, ~Helmet of Infravision~, 150, ~Armor~ =&gt; cduni169" calcext:value-type="string">
            <text:p><text:s text:c="2"/>cduni169, ihelm05, cdunq15, ~Helmet~, ~Helmet of Infravision~, 150, ~Armor~ =&gt; cduni169</text:p>
          </table:table-cell>
        </table:table-row>
        <table:table-row table:style-name="ro1">
          <table:table-cell table:formula="of:=CONCATENATE(;&quot;  &quot;;[$iwd_icons.$A171];&quot;, &quot;;[$iwd_icons.$B171];&quot;, &quot;;[$iwd_icons.$W171];&quot;, ~&quot;;[$iwd_icons.$S171];&quot;~, ~&quot;;[$iwd_icons.$T171];&quot;~, &quot;;[$iwd_icons.U171];&quot;, ~&quot;;[$iwd_icons.V171];&quot;~ =&gt; &quot;;[$iwd_icons.$A171])" office:value-type="string" office:string-value="  cduni170, ibrac06, cdunq19, ~Kaylessa's Gloves~, ~Gauntlets of Ogre Power~, 150, ~Armor~ =&gt; cduni170" calcext:value-type="string">
            <text:p><text:s text:c="2"/>cduni170, ibrac06, cdunq19, ~Kaylessa's Gloves~, ~Gauntlets of Ogre Power~, 150, ~Armor~ =&gt; cduni170</text:p>
          </table:table-cell>
        </table:table-row>
        <table:table-row table:style-name="ro1">
          <table:table-cell table:formula="of:=CONCATENATE(;&quot;  &quot;;[$iwd_icons.$A172];&quot;, &quot;;[$iwd_icons.$B172];&quot;, &quot;;[$iwd_icons.$W172];&quot;, ~&quot;;[$iwd_icons.$S172];&quot;~, ~&quot;;[$iwd_icons.$T172];&quot;~, &quot;;[$iwd_icons.U172];&quot;, ~&quot;;[$iwd_icons.V172];&quot;~ =&gt; &quot;;[$iwd_icons.$A172])" office:value-type="string" office:string-value="  cduni171, ishld06, cdunq165, ~Large Shield +1 of Missile Deflection~, ~Large Shield +1~, 150, ~Armor~ =&gt; cduni171" calcext:value-type="string">
            <text:p><text:s text:c="2"/>cduni171, ishld06, cdunq165, ~Large Shield +1 of Missile Deflection~, ~Large Shield +1~, 150, ~Armor~ =&gt; cduni171</text:p>
          </table:table-cell>
        </table:table-row>
        <table:table-row table:style-name="ro1">
          <table:table-cell table:formula="of:=CONCATENATE(;&quot;  &quot;;[$iwd_icons.$A173];&quot;, &quot;;[$iwd_icons.$B173];&quot;, &quot;;[$iwd_icons.$W173];&quot;, ~&quot;;[$iwd_icons.$S173];&quot;~, ~&quot;;[$iwd_icons.$T173];&quot;~, &quot;;[$iwd_icons.U173];&quot;, ~&quot;;[$iwd_icons.V173];&quot;~ =&gt; &quot;;[$iwd_icons.$A173])" office:value-type="string" office:string-value="  cduni172, ishld06, cdunq168, ~Large Shield of Strength +1~, ~Large Shield +1~, 150, ~Armor~ =&gt; cduni172" calcext:value-type="string">
            <text:p><text:s text:c="2"/>cduni172, ishld06, cdunq168, ~Large Shield of Strength +1~, ~Large Shield +1~, 150, ~Armor~ =&gt; cduni172</text:p>
          </table:table-cell>
        </table:table-row>
        <table:table-row table:style-name="ro1">
          <table:table-cell table:formula="of:=CONCATENATE(;&quot;  &quot;;[$iwd_icons.$A174];&quot;, &quot;;[$iwd_icons.$B174];&quot;, &quot;;[$iwd_icons.$W174];&quot;, ~&quot;;[$iwd_icons.$S174];&quot;~, ~&quot;;[$iwd_icons.$T174];&quot;~, &quot;;[$iwd_icons.U174];&quot;, ~&quot;;[$iwd_icons.V174];&quot;~ =&gt; &quot;;[$iwd_icons.$A174])" office:value-type="string" office:string-value="  cduni173, iclck15, cdunq35, ~Necromancer's Robe~, ~Robe of the Good Archmagi~, 150, ~Armor~ =&gt; cduni173" calcext:value-type="string">
            <text:p><text:s text:c="2"/>cduni173, iclck15, cdunq35, ~Necromancer's Robe~, ~Robe of the Good Archmagi~, 150, ~Armor~ =&gt; cduni173</text:p>
          </table:table-cell>
        </table:table-row>
        <table:table-row table:style-name="ro1">
          <table:table-cell table:formula="of:=CONCATENATE(;&quot;  &quot;;[$iwd_icons.$A175];&quot;, &quot;;[$iwd_icons.$B175];&quot;, &quot;;[$iwd_icons.$W175];&quot;, ~&quot;;[$iwd_icons.$S175];&quot;~, ~&quot;;[$iwd_icons.$T175];&quot;~, &quot;;[$iwd_icons.U175];&quot;, ~&quot;;[$iwd_icons.V175];&quot;~ =&gt; &quot;;[$iwd_icons.$A175])" office:value-type="string" office:string-value="  cduni174, ishld06, cdunq164, ~Reinforced Large Shield +1~, ~Large Shield +1~, 150, ~Armor~ =&gt; cduni174" calcext:value-type="string">
            <text:p><text:s text:c="2"/>cduni174, ishld06, cdunq164, ~Reinforced Large Shield +1~, ~Large Shield +1~, 150, ~Armor~ =&gt; cduni174</text:p>
          </table:table-cell>
        </table:table-row>
        <table:table-row table:style-name="ro1">
          <table:table-cell table:formula="of:=CONCATENATE(;&quot;  &quot;;[$iwd_icons.$A176];&quot;, &quot;;[$iwd_icons.$B176];&quot;, &quot;;[$iwd_icons.$W176];&quot;, ~&quot;;[$iwd_icons.$S176];&quot;~, ~&quot;;[$iwd_icons.$T176];&quot;~, &quot;;[$iwd_icons.U176];&quot;, ~&quot;;[$iwd_icons.V176];&quot;~ =&gt; &quot;;[$iwd_icons.$A176])" office:value-type="string" office:string-value="  cduni175, ishld06, cdunq166, ~Reinforced Large Shield +2~, ~Large Shield +1~, 150, ~Armor~ =&gt; cduni175" calcext:value-type="string">
            <text:p><text:s text:c="2"/>cduni175, ishld06, cdunq166, ~Reinforced Large Shield +2~, ~Large Shield +1~, 150, ~Armor~ =&gt; cduni175</text:p>
          </table:table-cell>
        </table:table-row>
        <table:table-row table:style-name="ro1">
          <table:table-cell table:formula="of:=CONCATENATE(;&quot;  &quot;;[$iwd_icons.$A177];&quot;, &quot;;[$iwd_icons.$B177];&quot;, &quot;;[$iwd_icons.$W177];&quot;, ~&quot;;[$iwd_icons.$S177];&quot;~, ~&quot;;[$iwd_icons.$T177];&quot;~, &quot;;[$iwd_icons.U177];&quot;, ~&quot;;[$iwd_icons.V177];&quot;~ =&gt; &quot;;[$iwd_icons.$A177])" office:value-type="string" office:string-value="  cduni176, ileat05, cdunq170, ~Reinforced Leather +1~, ~Studded Leather Armor +1~, 150, ~Armor~ =&gt; cduni176" calcext:value-type="string">
            <text:p><text:s text:c="2"/>cduni176, ileat05, cdunq170, ~Reinforced Leather +1~, ~Studded Leather Armor +1~, 150, ~Armor~ =&gt; cduni176</text:p>
          </table:table-cell>
        </table:table-row>
        <table:table-row table:style-name="ro1">
          <table:table-cell table:formula="of:=CONCATENATE(;&quot;  &quot;;[$iwd_icons.$A178];&quot;, &quot;;[$iwd_icons.$B178];&quot;, &quot;;[$iwd_icons.$W178];&quot;, ~&quot;;[$iwd_icons.$S178];&quot;~, ~&quot;;[$iwd_icons.$T178];&quot;~, &quot;;[$iwd_icons.U178];&quot;, ~&quot;;[$iwd_icons.V178];&quot;~ =&gt; &quot;;[$iwd_icons.$A178])" office:value-type="string" office:string-value="  cduni177, iclck14, cdunq163, ~Robe of Enfusing~, ~Adventurer's Robe~, 150, ~Armor~ =&gt; cduni177" calcext:value-type="string">
            <text:p><text:s text:c="2"/>cduni177, iclck14, cdunq163, ~Robe of Enfusing~, ~Adventurer's Robe~, 150, ~Armor~ =&gt; cduni177</text:p>
          </table:table-cell>
        </table:table-row>
        <table:table-row table:style-name="ro1">
          <table:table-cell table:formula="of:=CONCATENATE(;&quot;  &quot;;[$iwd_icons.$A179];&quot;, &quot;;[$iwd_icons.$B179];&quot;, &quot;;[$iwd_icons.$W179];&quot;, ~&quot;;[$iwd_icons.$S179];&quot;~, ~&quot;;[$iwd_icons.$T179];&quot;~, &quot;;[$iwd_icons.U179];&quot;, ~&quot;;[$iwd_icons.V179];&quot;~ =&gt; &quot;;[$iwd_icons.$A179])" office:value-type="string" office:string-value="  cduni178, iboot05, cdunq38, ~Shadowed Boots~, ~Boots of Grounding~, 150, ~Armor~ =&gt; cduni178" calcext:value-type="string">
            <text:p><text:s text:c="2"/>cduni178, iboot05, cdunq38, ~Shadowed Boots~, ~Boots of Grounding~, 150, ~Armor~ =&gt; cduni178</text:p>
          </table:table-cell>
        </table:table-row>
        <table:table-row table:style-name="ro1">
          <table:table-cell table:formula="of:=CONCATENATE(;&quot;  &quot;;[$iwd_icons.$A180];&quot;, &quot;;[$iwd_icons.$B180];&quot;, &quot;;[$iwd_icons.$W180];&quot;, ~&quot;;[$iwd_icons.$S180];&quot;~, ~&quot;;[$iwd_icons.$T180];&quot;~, &quot;;[$iwd_icons.U180];&quot;, ~&quot;;[$iwd_icons.V180];&quot;~ =&gt; &quot;;[$iwd_icons.$A180])" office:value-type="string" office:string-value="  cduni179, iclck13, cdunq40, ~Shadowed Robe~, ~Traveler's Robe~, 150, ~Armor~ =&gt; cduni179" calcext:value-type="string">
            <text:p><text:s text:c="2"/>cduni179, iclck13, cdunq40, ~Shadowed Robe~, ~Traveler's Robe~, 150, ~Armor~ =&gt; cduni179</text:p>
          </table:table-cell>
        </table:table-row>
        <table:table-row table:style-name="ro1">
          <table:table-cell table:formula="of:=CONCATENATE(;&quot;  &quot;;[$iwd_icons.$A181];&quot;, &quot;;[$iwd_icons.$B181];&quot;, &quot;;[$iwd_icons.$W181];&quot;, ~&quot;;[$iwd_icons.$S181];&quot;~, ~&quot;;[$iwd_icons.$T181];&quot;~, &quot;;[$iwd_icons.U181];&quot;, ~&quot;;[$iwd_icons.V181];&quot;~ =&gt; &quot;;[$iwd_icons.$A181])" office:value-type="string" office:string-value="  cduni180, ileat05, cdunq169, ~Shadowed Studded Leather +1~, ~Studded Leather Armor +1~, 150, ~Armor~ =&gt; cduni180" calcext:value-type="string">
            <text:p><text:s text:c="2"/>cduni180, ileat05, cdunq169, ~Shadowed Studded Leather +1~, ~Studded Leather Armor +1~, 150, ~Armor~ =&gt; cduni180</text:p>
          </table:table-cell>
        </table:table-row>
        <table:table-row table:style-name="ro1">
          <table:table-cell table:formula="of:=CONCATENATE(;&quot;  &quot;;[$iwd_icons.$A182];&quot;, &quot;;[$iwd_icons.$B182];&quot;, &quot;;[$iwd_icons.$W182];&quot;, ~&quot;;[$iwd_icons.$S182];&quot;~, ~&quot;;[$iwd_icons.$T182];&quot;~, &quot;;[$iwd_icons.U182];&quot;, ~&quot;;[$iwd_icons.V182];&quot;~ =&gt; &quot;;[$iwd_icons.$A182])" office:value-type="string" office:string-value="  cduni181, ileat05, cdunq171, ~Shadowed Studded Leather +2~, ~Studded Leather Armor +1~, 150, ~Armor~ =&gt; cduni181" calcext:value-type="string">
            <text:p><text:s text:c="2"/>cduni181, ileat05, cdunq171, ~Shadowed Studded Leather +2~, ~Studded Leather Armor +1~, 150, ~Armor~ =&gt; cduni181</text:p>
          </table:table-cell>
        </table:table-row>
        <table:table-row table:style-name="ro1">
          <table:table-cell table:formula="of:=CONCATENATE(;&quot;  &quot;;[$iwd_icons.$A183];&quot;, &quot;;[$iwd_icons.$B183];&quot;, &quot;;[$iwd_icons.$W183];&quot;, ~&quot;;[$iwd_icons.$S183];&quot;~, ~&quot;;[$iwd_icons.$T183];&quot;~, &quot;;[$iwd_icons.U183];&quot;, ~&quot;;[$iwd_icons.V183];&quot;~ =&gt; &quot;;[$iwd_icons.$A183])" office:value-type="string" office:string-value="  cduni182, ileat05, cdunq173, ~Shadowed Studded Leather +4~, ~Studded Leather Armor +1~, 150, ~Armor~ =&gt; cduni182" calcext:value-type="string">
            <text:p><text:s text:c="2"/>cduni182, ileat05, cdunq173, ~Shadowed Studded Leather +4~, ~Studded Leather Armor +1~, 150, ~Armor~ =&gt; cduni182</text:p>
          </table:table-cell>
        </table:table-row>
        <table:table-row table:style-name="ro1">
          <table:table-cell table:formula="of:=CONCATENATE(;&quot;  &quot;;[$iwd_icons.$A184];&quot;, &quot;;[$iwd_icons.$B184];&quot;, &quot;;[$iwd_icons.$W184];&quot;, ~&quot;;[$iwd_icons.$S184];&quot;~, ~&quot;;[$iwd_icons.$T184];&quot;~, &quot;;[$iwd_icons.U184];&quot;, ~&quot;;[$iwd_icons.V184];&quot;~ =&gt; &quot;;[$iwd_icons.$A184])" office:value-type="string" office:string-value="  cduni183, ileat05, cdunq172, ~Studded Leather of Resistance +3~, ~Studded Leather Armor +1~, 150, ~Armor~ =&gt; cduni183" calcext:value-type="string">
            <text:p><text:s text:c="2"/>cduni183, ileat05, cdunq172, ~Studded Leather of Resistance +3~, ~Studded Leather Armor +1~, 150, ~Armor~ =&gt; cduni183</text:p>
          </table:table-cell>
        </table:table-row>
        <table:table-row table:style-name="ro1">
          <table:table-cell table:formula="of:=CONCATENATE(;&quot;  &quot;;[$iwd_icons.$A185];&quot;, &quot;;[$iwd_icons.$B185];&quot;, &quot;;[$iwd_icons.$W185];&quot;, ~&quot;;[$iwd_icons.$S185];&quot;~, ~&quot;;[$iwd_icons.$T185];&quot;~, &quot;;[$iwd_icons.U185];&quot;, ~&quot;;[$iwd_icons.V185];&quot;~ =&gt; &quot;;[$iwd_icons.$A185])" office:value-type="string" office:string-value="  cduni185, ipotn47, cdunq6, ~Berduskan Black Brew~, ~Container of Razorvine Extract ~, 160, ~Potions &amp; Miscellaneous~ =&gt; cduni185" calcext:value-type="string">
            <text:p><text:s text:c="2"/>cduni185, ipotn47, cdunq6, ~Berduskan Black Brew~, ~Container of Razorvine Extract ~, 160, ~Potions &amp; Miscellaneous~ =&gt; cduni185</text:p>
          </table:table-cell>
        </table:table-row>
        <table:table-row table:style-name="ro1">
          <table:table-cell table:formula="of:=CONCATENATE(;&quot;  &quot;;[$iwd_icons.$A186];&quot;, &quot;;[$iwd_icons.$B186];&quot;, &quot;;[$iwd_icons.$W186];&quot;, ~&quot;;[$iwd_icons.$S186];&quot;~, ~&quot;;[$iwd_icons.$T186];&quot;~, &quot;;[$iwd_icons.U186];&quot;, ~&quot;;[$iwd_icons.V186];&quot;~ =&gt; &quot;;[$iwd_icons.$A186])" office:value-type="string" office:string-value="  cduni186, imisc61, cdunq27, ~Bottle of Wine~, ~Bottle of Wine~, 160, ~Potions &amp; Miscellaneous~ =&gt; cduni186" calcext:value-type="string">
            <text:p><text:s text:c="2"/>cduni186, imisc61, cdunq27, ~Bottle of Wine~, ~Bottle of Wine~, 160, ~Potions &amp; Miscellaneous~ =&gt; cduni186</text:p>
          </table:table-cell>
        </table:table-row>
        <table:table-row table:style-name="ro1">
          <table:table-cell table:formula="of:=CONCATENATE(;&quot;  &quot;;[$iwd_icons.$A187];&quot;, &quot;;[$iwd_icons.$B187];&quot;, &quot;;[$iwd_icons.$W187];&quot;, ~&quot;;[$iwd_icons.$S187];&quot;~, ~&quot;;[$iwd_icons.$T187];&quot;~, &quot;;[$iwd_icons.U187];&quot;, ~&quot;;[$iwd_icons.V187];&quot;~ =&gt; &quot;;[$iwd_icons.$A187])" office:value-type="string" office:string-value="  cduni187, imisc61, cdunq203, ~Bottle of Wine~, ~Bottle of Wine~, 160, ~Potions &amp; Miscellaneous~ =&gt; cduni187" calcext:value-type="string">
            <text:p><text:s text:c="2"/>cduni187, imisc61, cdunq203, ~Bottle of Wine~, ~Bottle of Wine~, 160, ~Potions &amp; Miscellaneous~ =&gt; cduni187</text:p>
          </table:table-cell>
        </table:table-row>
        <table:table-row table:style-name="ro1">
          <table:table-cell table:formula="of:=CONCATENATE(;&quot;  &quot;;[$iwd_icons.$A188];&quot;, &quot;;[$iwd_icons.$B188];&quot;, &quot;;[$iwd_icons.$W188];&quot;, ~&quot;;[$iwd_icons.$S188];&quot;~, ~&quot;;[$iwd_icons.$T188];&quot;~, &quot;;[$iwd_icons.U188];&quot;, ~&quot;;[$iwd_icons.V188];&quot;~ =&gt; &quot;;[$iwd_icons.$A188])" office:value-type="string" office:string-value="  cduni188, imisc83, cdunq21, ~Dugmaren's Key~, ~Plain Key~, 160, ~Potions &amp; Miscellaneous~ =&gt; cduni188" calcext:value-type="string">
            <text:p><text:s text:c="2"/>cduni188, imisc83, cdunq21, ~Dugmaren's Key~, ~Plain Key~, 160, ~Potions &amp; Miscellaneous~ =&gt; cduni188</text:p>
          </table:table-cell>
        </table:table-row>
        <table:table-row table:style-name="ro1">
          <table:table-cell table:formula="of:=CONCATENATE(;&quot;  &quot;;[$iwd_icons.$A189];&quot;, &quot;;[$iwd_icons.$B189];&quot;, &quot;;[$iwd_icons.$W189];&quot;, ~&quot;;[$iwd_icons.$S189];&quot;~, ~&quot;;[$iwd_icons.$T189];&quot;~, &quot;;[$iwd_icons.U189];&quot;, ~&quot;;[$iwd_icons.V189];&quot;~ =&gt; &quot;;[$iwd_icons.$A189])" office:value-type="string" office:string-value="  cduni189, imisc83, cdunq10, ~Forge Key~, ~Plain Key~, 160, ~Potions &amp; Miscellaneous~ =&gt; cduni189" calcext:value-type="string">
            <text:p><text:s text:c="2"/>cduni189, imisc83, cdunq10, ~Forge Key~, ~Plain Key~, 160, ~Potions &amp; Miscellaneous~ =&gt; cduni189</text:p>
          </table:table-cell>
        </table:table-row>
        <table:table-row table:style-name="ro1">
          <table:table-cell table:formula="of:=CONCATENATE(;&quot;  &quot;;[$iwd_icons.$A190];&quot;, &quot;;[$iwd_icons.$B190];&quot;, &quot;;[$iwd_icons.$W190];&quot;, ~&quot;;[$iwd_icons.$S190];&quot;~, ~&quot;;[$iwd_icons.$T190];&quot;~, &quot;;[$iwd_icons.U190];&quot;, ~&quot;;[$iwd_icons.V190];&quot;~ =&gt; &quot;;[$iwd_icons.$A190])" office:value-type="string" office:string-value="  cduni190, imisc83, cdunq22, ~Gate Key~, ~Plain Key~, 160, ~Potions &amp; Miscellaneous~ =&gt; cduni190" calcext:value-type="string">
            <text:p><text:s text:c="2"/>cduni190, imisc83, cdunq22, ~Gate Key~, ~Plain Key~, 160, ~Potions &amp; Miscellaneous~ =&gt; cduni190</text:p>
          </table:table-cell>
        </table:table-row>
        <table:table-row table:style-name="ro1">
          <table:table-cell table:formula="of:=CONCATENATE(;&quot;  &quot;;[$iwd_icons.$A191];&quot;, &quot;;[$iwd_icons.$B191];&quot;, &quot;;[$iwd_icons.$W191];&quot;, ~&quot;;[$iwd_icons.$S191];&quot;~, ~&quot;;[$iwd_icons.$T191];&quot;~, &quot;;[$iwd_icons.U191];&quot;, ~&quot;;[$iwd_icons.V191];&quot;~ =&gt; &quot;;[$iwd_icons.$A191])" office:value-type="string" office:string-value="  cduni191, ipotn20, cdunq0, ~Mummy's Tea~, ~Antidote~, 160, ~Potions &amp; Miscellaneous~ =&gt; cduni191" calcext:value-type="string">
            <text:p><text:s text:c="2"/>cduni191, ipotn20, cdunq0, ~Mummy's Tea~, ~Antidote~, 160, ~Potions &amp; Miscellaneous~ =&gt; cduni191</text:p>
          </table:table-cell>
        </table:table-row>
        <table:table-row table:style-name="ro1">
          <table:table-cell table:formula="of:=CONCATENATE(;&quot;  &quot;;[$iwd_icons.$A192];&quot;, &quot;;[$iwd_icons.$B192];&quot;, &quot;;[$iwd_icons.$W192];&quot;, ~&quot;;[$iwd_icons.$S192];&quot;~, ~&quot;;[$iwd_icons.$T192];&quot;~, &quot;;[$iwd_icons.U192];&quot;, ~&quot;;[$iwd_icons.V192];&quot;~ =&gt; &quot;;[$iwd_icons.$A192])" office:value-type="string" office:string-value="  cduni192, ipotn20, cdunq30, ~Philter of Purification~, ~Antidote~, 160, ~Potions &amp; Miscellaneous~ =&gt; cduni192" calcext:value-type="string">
            <text:p><text:s text:c="2"/>cduni192, ipotn20, cdunq30, ~Philter of Purification~, ~Antidote~, 160, ~Potions &amp; Miscellaneous~ =&gt; cduni192</text:p>
          </table:table-cell>
        </table:table-row>
        <table:table-row table:style-name="ro1">
          <table:table-cell table:formula="of:=CONCATENATE(;&quot;  &quot;;[$iwd_icons.$A193];&quot;, &quot;;[$iwd_icons.$B193];&quot;, &quot;;[$iwd_icons.$W193];&quot;, ~&quot;;[$iwd_icons.$S193];&quot;~, ~&quot;;[$iwd_icons.$T193];&quot;~, &quot;;[$iwd_icons.U193];&quot;, ~&quot;;[$iwd_icons.V193];&quot;~ =&gt; &quot;;[$iwd_icons.$A193])" office:value-type="string" office:string-value="  cduni193, ipotn53, cdunq179, ~Potion of Arcane Absorption~, ~Potion of Action Transference~, 160, ~Potions &amp; Miscellaneous~ =&gt; cduni193" calcext:value-type="string">
            <text:p><text:s text:c="2"/>cduni193, ipotn53, cdunq179, ~Potion of Arcane Absorption~, ~Potion of Action Transference~, 160, ~Potions &amp; Miscellaneous~ =&gt; cduni193</text:p>
          </table:table-cell>
        </table:table-row>
        <table:table-row table:style-name="ro1">
          <table:table-cell table:formula="of:=CONCATENATE(;&quot;  &quot;;[$iwd_icons.$A194];&quot;, &quot;;[$iwd_icons.$B194];&quot;, &quot;;[$iwd_icons.$W194];&quot;, ~&quot;;[$iwd_icons.$S194];&quot;~, ~&quot;;[$iwd_icons.$T194];&quot;~, &quot;;[$iwd_icons.U194];&quot;, ~&quot;;[$iwd_icons.V194];&quot;~ =&gt; &quot;;[$iwd_icons.$A194])" office:value-type="string" office:string-value="  cduni194, ipotn53, cdunq181, ~Potion of Aura Enhancement~, ~Potion of Action Transference~, 160, ~Potions &amp; Miscellaneous~ =&gt; cduni194" calcext:value-type="string">
            <text:p><text:s text:c="2"/>cduni194, ipotn53, cdunq181, ~Potion of Aura Enhancement~, ~Potion of Action Transference~, 160, ~Potions &amp; Miscellaneous~ =&gt; cduni194</text:p>
          </table:table-cell>
        </table:table-row>
        <table:table-row table:style-name="ro1">
          <table:table-cell table:formula="of:=CONCATENATE(;&quot;  &quot;;[$iwd_icons.$A195];&quot;, &quot;;[$iwd_icons.$B195];&quot;, &quot;;[$iwd_icons.$W195];&quot;, ~&quot;;[$iwd_icons.$S195];&quot;~, ~&quot;;[$iwd_icons.$T195];&quot;~, &quot;;[$iwd_icons.U195];&quot;, ~&quot;;[$iwd_icons.V195];&quot;~ =&gt; &quot;;[$iwd_icons.$A195])" office:value-type="string" office:string-value="  cduni195, ipotn53, cdunq177, ~Potion of Constitution~, ~Potion of Action Transference~, 160, ~Potions &amp; Miscellaneous~ =&gt; cduni195" calcext:value-type="string">
            <text:p><text:s text:c="2"/>cduni195, ipotn53, cdunq177, ~Potion of Constitution~, ~Potion of Action Transference~, 160, ~Potions &amp; Miscellaneous~ =&gt; cduni195</text:p>
          </table:table-cell>
        </table:table-row>
        <table:table-row table:style-name="ro1">
          <table:table-cell table:formula="of:=CONCATENATE(;&quot;  &quot;;[$iwd_icons.$A196];&quot;, &quot;;[$iwd_icons.$B196];&quot;, &quot;;[$iwd_icons.$W196];&quot;, ~&quot;;[$iwd_icons.$S196];&quot;~, ~&quot;;[$iwd_icons.$T196];&quot;~, &quot;;[$iwd_icons.U196];&quot;, ~&quot;;[$iwd_icons.V196];&quot;~ =&gt; &quot;;[$iwd_icons.$A196])" office:value-type="string" office:string-value="  cduni196, ipotn53, cdunq182, ~Potion of Dissipation~, ~Potion of Action Transference~, 160, ~Potions &amp; Miscellaneous~ =&gt; cduni196" calcext:value-type="string">
            <text:p><text:s text:c="2"/>cduni196, ipotn53, cdunq182, ~Potion of Dissipation~, ~Potion of Action Transference~, 160, ~Potions &amp; Miscellaneous~ =&gt; cduni196</text:p>
          </table:table-cell>
        </table:table-row>
        <table:table-row table:style-name="ro1">
          <table:table-cell table:formula="of:=CONCATENATE(;&quot;  &quot;;[$iwd_icons.$A197];&quot;, &quot;;[$iwd_icons.$B197];&quot;, &quot;;[$iwd_icons.$W197];&quot;, ~&quot;;[$iwd_icons.$S197];&quot;~, ~&quot;;[$iwd_icons.$T197];&quot;~, &quot;;[$iwd_icons.U197];&quot;, ~&quot;;[$iwd_icons.V197];&quot;~ =&gt; &quot;;[$iwd_icons.$A197])" office:value-type="string" office:string-value="  cduni197, ipotn53, cdunq175, ~Potion of Greater Resistance~, ~Potion of Action Transference~, 160, ~Potions &amp; Miscellaneous~ =&gt; cduni197" calcext:value-type="string">
            <text:p><text:s text:c="2"/>cduni197, ipotn53, cdunq175, ~Potion of Greater Resistance~, ~Potion of Action Transference~, 160, ~Potions &amp; Miscellaneous~ =&gt; cduni197</text:p>
          </table:table-cell>
        </table:table-row>
        <table:table-row table:style-name="ro1">
          <table:table-cell table:formula="of:=CONCATENATE(;&quot;  &quot;;[$iwd_icons.$A198];&quot;, &quot;;[$iwd_icons.$B198];&quot;, &quot;;[$iwd_icons.$W198];&quot;, ~&quot;;[$iwd_icons.$S198];&quot;~, ~&quot;;[$iwd_icons.$T198];&quot;~, &quot;;[$iwd_icons.U198];&quot;, ~&quot;;[$iwd_icons.V198];&quot;~ =&gt; &quot;;[$iwd_icons.$A198])" office:value-type="string" office:string-value="  cduni198, ipotn53, cdunq183, ~Potion of Holy Transference~, ~Potion of Action Transference~, 160, ~Potions &amp; Miscellaneous~ =&gt; cduni198" calcext:value-type="string">
            <text:p><text:s text:c="2"/>cduni198, ipotn53, cdunq183, ~Potion of Holy Transference~, ~Potion of Action Transference~, 160, ~Potions &amp; Miscellaneous~ =&gt; cduni198</text:p>
          </table:table-cell>
        </table:table-row>
        <table:table-row table:style-name="ro1">
          <table:table-cell table:formula="of:=CONCATENATE(;&quot;  &quot;;[$iwd_icons.$A199];&quot;, &quot;;[$iwd_icons.$B199];&quot;, &quot;;[$iwd_icons.$W199];&quot;, ~&quot;;[$iwd_icons.$S199];&quot;~, ~&quot;;[$iwd_icons.$T199];&quot;~, &quot;;[$iwd_icons.U199];&quot;, ~&quot;;[$iwd_icons.V199];&quot;~ =&gt; &quot;;[$iwd_icons.$A199])" office:value-type="string" office:string-value="  cduni199, ipotn53, cdunq180, ~Potion of Life Transference~, ~Potion of Action Transference~, 160, ~Potions &amp; Miscellaneous~ =&gt; cduni199" calcext:value-type="string">
            <text:p><text:s text:c="2"/>cduni199, ipotn53, cdunq180, ~Potion of Life Transference~, ~Potion of Action Transference~, 160, ~Potions &amp; Miscellaneous~ =&gt; cduni199</text:p>
          </table:table-cell>
        </table:table-row>
        <table:table-row table:style-name="ro1">
          <table:table-cell table:formula="of:=CONCATENATE(;&quot;  &quot;;[$iwd_icons.$A200];&quot;, &quot;;[$iwd_icons.$B200];&quot;, &quot;;[$iwd_icons.$W200];&quot;, ~&quot;;[$iwd_icons.$S200];&quot;~, ~&quot;;[$iwd_icons.$T200];&quot;~, &quot;;[$iwd_icons.U200];&quot;, ~&quot;;[$iwd_icons.V200];&quot;~ =&gt; &quot;;[$iwd_icons.$A200])" office:value-type="string" office:string-value="  cduni200, ipotn53, cdunq176, ~Potion of Magical Resistance~, ~Potion of Action Transference~, 160, ~Potions &amp; Miscellaneous~ =&gt; cduni200" calcext:value-type="string">
            <text:p><text:s text:c="2"/>cduni200, ipotn53, cdunq176, ~Potion of Magical Resistance~, ~Potion of Action Transference~, 160, ~Potions &amp; Miscellaneous~ =&gt; cduni200</text:p>
          </table:table-cell>
        </table:table-row>
        <table:table-row table:style-name="ro1">
          <table:table-cell table:formula="of:=CONCATENATE(;&quot;  &quot;;[$iwd_icons.$A201];&quot;, &quot;;[$iwd_icons.$B201];&quot;, &quot;;[$iwd_icons.$W201];&quot;, ~&quot;;[$iwd_icons.$S201];&quot;~, ~&quot;;[$iwd_icons.$T201];&quot;~, &quot;;[$iwd_icons.U201];&quot;, ~&quot;;[$iwd_icons.V201];&quot;~ =&gt; &quot;;[$iwd_icons.$A201])" office:value-type="string" office:string-value="  cduni201, ipotn53, cdunq174, ~Potion of Resistance~, ~Potion of Action Transference~, 160, ~Potions &amp; Miscellaneous~ =&gt; cduni201" calcext:value-type="string">
            <text:p><text:s text:c="2"/>cduni201, ipotn53, cdunq174, ~Potion of Resistance~, ~Potion of Action Transference~, 160, ~Potions &amp; Miscellaneous~ =&gt; cduni201</text:p>
          </table:table-cell>
        </table:table-row>
        <table:table-row table:style-name="ro1">
          <table:table-cell table:formula="of:=CONCATENATE(;&quot;  &quot;;[$iwd_icons.$A202];&quot;, &quot;;[$iwd_icons.$B202];&quot;, &quot;;[$iwd_icons.$W202];&quot;, ~&quot;;[$iwd_icons.$S202];&quot;~, ~&quot;;[$iwd_icons.$T202];&quot;~, &quot;;[$iwd_icons.U202];&quot;, ~&quot;;[$iwd_icons.V202];&quot;~ =&gt; &quot;;[$iwd_icons.$A202])" office:value-type="string" office:string-value="  cduni202, ipotn53, cdunq178, ~Potion of Strength Transference~, ~Potion of Action Transference~, 160, ~Potions &amp; Miscellaneous~ =&gt; cduni202" calcext:value-type="string">
            <text:p><text:s text:c="2"/>cduni202, ipotn53, cdunq178, ~Potion of Strength Transference~, ~Potion of Action Transference~, 160, ~Potions &amp; Miscellaneous~ =&gt; cduni202</text:p>
          </table:table-cell>
        </table:table-row>
        <table:table-row table:style-name="ro1">
          <table:table-cell table:formula="of:=CONCATENATE(;&quot;  &quot;;[$iwd_icons.$A203];&quot;, &quot;;[$iwd_icons.$B203];&quot;, &quot;;[$iwd_icons.$W203];&quot;, ~&quot;;[$iwd_icons.$S203];&quot;~, ~&quot;;[$iwd_icons.$T203];&quot;~, &quot;;[$iwd_icons.U203];&quot;, ~&quot;;[$iwd_icons.V203];&quot;~ =&gt; &quot;;[$iwd_icons.$A203])" office:value-type="string" office:string-value="  cduni203, ipotn51, cdunq8, ~The Genie's Flask~, ~Potion of Clear Purpose~, 160, ~Potions &amp; Miscellaneous~ =&gt; cduni203" calcext:value-type="string">
            <text:p><text:s text:c="2"/>cduni203, ipotn51, cdunq8, ~The Genie's Flask~, ~Potion of Clear Purpose~, 160, ~Potions &amp; Miscellaneous~ =&gt; cduni203</text:p>
          </table:table-cell>
        </table:table-row>
        <table:table-row table:style-name="ro1">
          <table:table-cell table:formula="of:=CONCATENATE(;&quot;  &quot;;[$iwd_icons.$A204];&quot;, &quot;;[$iwd_icons.$B204];&quot;, &quot;;[$iwd_icons.$W204];&quot;, ~&quot;;[$iwd_icons.$S204];&quot;~, ~&quot;;[$iwd_icons.$T204];&quot;~, &quot;;[$iwd_icons.U204];&quot;, ~&quot;;[$iwd_icons.V204];&quot;~ =&gt; &quot;;[$iwd_icons.$A204])" office:value-type="string" office:string-value="  cduni204, ipotn20, cdunq33, ~Vial of mysterious liquid~, ~Antidote~, 160, ~Potions &amp; Miscellaneous~ =&gt; cduni204" calcext:value-type="string">
            <text:p><text:s text:c="2"/>cduni204, ipotn20, cdunq33, ~Vial of mysterious liquid~, ~Antidote~, 160, ~Potions &amp; Miscellaneous~ =&gt; cduni204</text:p>
          </table:table-cell>
        </table:table-row>
        <table:table-row table:style-name="ro1">
          <table:table-cell table:formula="of:=CONCATENATE(;&quot;  &quot;;[$iwd_icons.$A205];&quot;, &quot;;[$iwd_icons.$B205];&quot;, &quot;;[$iwd_icons.$W205];&quot;, ~&quot;;[$iwd_icons.$S205];&quot;~, ~&quot;;[$iwd_icons.$T205];&quot;~, &quot;;[$iwd_icons.U205];&quot;, ~&quot;;[$iwd_icons.V205];&quot;~ =&gt; &quot;;[$iwd_icons.$A205])" office:value-type="string" office:string-value="  imisc75, idagg03, cdunq28, ~Dagger of Venom +2~, ~Dagger +2~, 70, ~Daggers~ =&gt; imisc75" calcext:value-type="string">
            <text:p><text:s text:c="2"/>imisc75, idagg03, cdunq28, ~Dagger of Venom +2~, ~Dagger +2~, 70, ~Daggers~ =&gt; imisc75</text:p>
          </table:table-cell>
        </table:table-row>
      </table:table>
      <table:table table:name="iwd_array" table:style-name="ta1">
        <office:forms form:automatic-focus="false" form:apply-design-mode="false"/>
        <table:table-column table:style-name="co22" table:default-cell-style-name="Default"/>
        <table:table-row table:style-name="ro1">
          <table:table-cell table:formula="of:=CONCATENATE(;&quot;  &quot;;[$iwd_icons.$A1];&quot;, ~&quot;;[$iwd_icons.$B1];&quot;~, ~&quot;;[$iwd_icons.$C1];&quot;~, ~&quot;;[$iwd_icons.$D1];&quot;~, &quot;;[$iwd_icons.$E1];&quot;, &quot;;[$iwd_icons.F1];&quot;, &quot;;[$iwd_icons.G1];&quot;, &quot;;[$iwd_icons.H1];&quot;, &quot;;[$iwd_icons.I1];&quot;, &quot;;[$iwd_icons.J1];&quot;, &quot;;[$iwd_icons.K1];&quot;, &quot;;[$iwd_icons.L1];&quot;, &quot;;[$iwd_icons.M1];&quot;, &quot;;[$iwd_icons.N1];&quot;, &quot;;[$iwd_icons.O1];&quot;, &quot;;[$iwd_icons.P1];&quot;, &quot;;[$iwd_icons.Q1];&quot;, &quot;;[$iwd_icons.R1];&quot; =&gt; ~&quot;;[$iwd_icons.$C1];&quot;~ // &quot;;[$iwd_icons.$S1];&quot;, has icon from &quot;;[$iwd_icons.$T1])" office:value-type="string" office:string-value="  new bam, ~old bam~, ~filename~, ~anim~, type, Belt (0), Strap (4), Armor (5), Blade major (16), Grip minor (20), Blade Minor (21), Sh hub (32), Sh int (33), Sh panel (34), Sh trim (37), Helm wing (48), Helm face (52), Helm ext (53) =&gt; ~filename~ // item name, has icon from duplicates" calcext:value-type="string">
            <text:p><text:s text:c="2"/>new bam, ~old bam~, ~filename~, ~anim~, type, Belt (0), Strap (4), Armor (5), Blade major (16), Grip minor (20), Blade Minor (21), Sh hub (32), Sh int (33), Sh panel (34), Sh trim (37), Helm wing (48), Helm face (52), Helm ext (53) =&gt; ~filename~ // item name, has icon from duplicates</text:p>
          </table:table-cell>
        </table:table-row>
        <table:table-row table:style-name="ro1">
          <table:table-cell table:formula="of:=CONCATENATE(;&quot;  &quot;;[$iwd_icons.$A2];&quot;, ~&quot;;[$iwd_icons.$B2];&quot;~, ~&quot;;[$iwd_icons.$C2];&quot;~, ~&quot;;[$iwd_icons.$D2];&quot;~, &quot;;[$iwd_icons.$E2];&quot;, &quot;;[$iwd_icons.F2];&quot;, &quot;;[$iwd_icons.G2];&quot;, &quot;;[$iwd_icons.H2];&quot;, &quot;;[$iwd_icons.I2];&quot;, &quot;;[$iwd_icons.J2];&quot;, &quot;;[$iwd_icons.K2];&quot;, &quot;;[$iwd_icons.L2];&quot;, &quot;;[$iwd_icons.M2];&quot;, &quot;;[$iwd_icons.N2];&quot;, &quot;;[$iwd_icons.O2];&quot;, &quot;;[$iwd_icons.P2];&quot;, &quot;;[$iwd_icons.Q2];&quot;, &quot;;[$iwd_icons.R2];&quot; =&gt; ~&quot;;[$iwd_icons.$C2];&quot;~ // &quot;;[$iwd_icons.$S2];&quot;, has icon from &quot;;[$iwd_icons.$T2])" office:value-type="string" office:string-value="  cdunb119, ~iboot01~, ~boot06~, ~null~, other, null, null, null, null, null, null, null, null, null, null, null, null, null =&gt; ~boot06~ // Worn-out Boots, has icon from Boots of Speed" calcext:value-type="string">
            <text:p><text:s text:c="2"/>cdunb119, ~iboot01~, ~boot06~, ~null~, other, null, null, null, null, null, null, null, null, null, null, null, null, null =&gt; ~boot06~ // Worn-out Boots, has icon from Boots of Speed</text:p>
          </table:table-cell>
        </table:table-row>
        <table:table-row table:style-name="ro1">
          <table:table-cell table:formula="of:=CONCATENATE(;&quot;  &quot;;[$iwd_icons.$A3];&quot;, ~&quot;;[$iwd_icons.$B3];&quot;~, ~&quot;;[$iwd_icons.$C3];&quot;~, ~&quot;;[$iwd_icons.$D3];&quot;~, &quot;;[$iwd_icons.$E3];&quot;, &quot;;[$iwd_icons.F3];&quot;, &quot;;[$iwd_icons.G3];&quot;, &quot;;[$iwd_icons.H3];&quot;, &quot;;[$iwd_icons.I3];&quot;, &quot;;[$iwd_icons.J3];&quot;, &quot;;[$iwd_icons.K3];&quot;, &quot;;[$iwd_icons.L3];&quot;, &quot;;[$iwd_icons.M3];&quot;, &quot;;[$iwd_icons.N3];&quot;, &quot;;[$iwd_icons.O3];&quot;, &quot;;[$iwd_icons.P3];&quot;, &quot;;[$iwd_icons.Q3];&quot;, &quot;;[$iwd_icons.R3];&quot; =&gt; ~&quot;;[$iwd_icons.$C3];&quot;~ // &quot;;[$iwd_icons.$S3];&quot;, has icon from &quot;;[$iwd_icons.$T3])" office:value-type="string" office:string-value="  cduni1, ~iring06~, ~uring2a~, ~null~, other, null, null, null, null, null, null, null, null, null, null, null, null, null =&gt; ~uring2a~ // Greater Ring of the Warrior, has icon from Ring of Protection +1" calcext:value-type="string">
            <text:p><text:s text:c="2"/>cduni1, ~iring06~, ~uring2a~, ~null~, other, null, null, null, null, null, null, null, null, null, null, null, null, null =&gt; ~uring2a~ // Greater Ring of the Warrior, has icon from Ring of Protection +1</text:p>
          </table:table-cell>
        </table:table-row>
        <table:table-row table:style-name="ro1">
          <table:table-cell table:formula="of:=CONCATENATE(;&quot;  &quot;;[$iwd_icons.$A4];&quot;, ~&quot;;[$iwd_icons.$B4];&quot;~, ~&quot;;[$iwd_icons.$C4];&quot;~, ~&quot;;[$iwd_icons.$D4];&quot;~, &quot;;[$iwd_icons.$E4];&quot;, &quot;;[$iwd_icons.F4];&quot;, &quot;;[$iwd_icons.G4];&quot;, &quot;;[$iwd_icons.H4];&quot;, &quot;;[$iwd_icons.I4];&quot;, &quot;;[$iwd_icons.J4];&quot;, &quot;;[$iwd_icons.K4];&quot;, &quot;;[$iwd_icons.L4];&quot;, &quot;;[$iwd_icons.M4];&quot;, &quot;;[$iwd_icons.N4];&quot;, &quot;;[$iwd_icons.O4];&quot;, &quot;;[$iwd_icons.P4];&quot;, &quot;;[$iwd_icons.Q4];&quot;, &quot;;[$iwd_icons.R4];&quot; =&gt; ~&quot;;[$iwd_icons.$C4];&quot;~ // &quot;;[$iwd_icons.$S4];&quot;, has icon from &quot;;[$iwd_icons.$T4])" office:value-type="string" office:string-value="  cduni2, ~iring10~, ~kayring~, ~null~, other, null, null, null, null, null, null, null, null, null, null, null, null, null =&gt; ~kayring~ // Kaylessa's Ring, has icon from Gold Ring" calcext:value-type="string">
            <text:p><text:s text:c="2"/>cduni2, ~iring10~, ~kayring~, ~null~, other, null, null, null, null, null, null, null, null, null, null, null, null, null =&gt; ~kayring~ // Kaylessa's Ring, has icon from Gold Ring</text:p>
          </table:table-cell>
        </table:table-row>
        <table:table-row table:style-name="ro1">
          <table:table-cell table:formula="of:=CONCATENATE(;&quot;  &quot;;[$iwd_icons.$A5];&quot;, ~&quot;;[$iwd_icons.$B5];&quot;~, ~&quot;;[$iwd_icons.$C5];&quot;~, ~&quot;;[$iwd_icons.$D5];&quot;~, &quot;;[$iwd_icons.$E5];&quot;, &quot;;[$iwd_icons.F5];&quot;, &quot;;[$iwd_icons.G5];&quot;, &quot;;[$iwd_icons.H5];&quot;, &quot;;[$iwd_icons.I5];&quot;, &quot;;[$iwd_icons.J5];&quot;, &quot;;[$iwd_icons.K5];&quot;, &quot;;[$iwd_icons.L5];&quot;, &quot;;[$iwd_icons.M5];&quot;, &quot;;[$iwd_icons.N5];&quot;, &quot;;[$iwd_icons.O5];&quot;, &quot;;[$iwd_icons.P5];&quot;, &quot;;[$iwd_icons.Q5];&quot;, &quot;;[$iwd_icons.R5];&quot; =&gt; ~&quot;;[$iwd_icons.$C5];&quot;~ // &quot;;[$iwd_icons.$S5];&quot;, has icon from &quot;;[$iwd_icons.$T5])" office:value-type="string" office:string-value="  cduni3, ~iamul02~, ~mirekqi~, ~null~, other, null, null, null, null, null, null, null, null, null, null, null, null, null =&gt; ~mirekqi~ // Mirek's Family Heirloom, has icon from Necklace" calcext:value-type="string">
            <text:p><text:s text:c="2"/>cduni3, ~iamul02~, ~mirekqi~, ~null~, other, null, null, null, null, null, null, null, null, null, null, null, null, null =&gt; ~mirekqi~ // Mirek's Family Heirloom, has icon from Necklace</text:p>
          </table:table-cell>
        </table:table-row>
        <table:table-row table:style-name="ro1">
          <table:table-cell table:formula="of:=CONCATENATE(;&quot;  &quot;;[$iwd_icons.$A6];&quot;, ~&quot;;[$iwd_icons.$B6];&quot;~, ~&quot;;[$iwd_icons.$C6];&quot;~, ~&quot;;[$iwd_icons.$D6];&quot;~, &quot;;[$iwd_icons.$E6];&quot;, &quot;;[$iwd_icons.F6];&quot;, &quot;;[$iwd_icons.G6];&quot;, &quot;;[$iwd_icons.H6];&quot;, &quot;;[$iwd_icons.I6];&quot;, &quot;;[$iwd_icons.J6];&quot;, &quot;;[$iwd_icons.K6];&quot;, &quot;;[$iwd_icons.L6];&quot;, &quot;;[$iwd_icons.M6];&quot;, &quot;;[$iwd_icons.N6];&quot;, &quot;;[$iwd_icons.O6];&quot;, &quot;;[$iwd_icons.P6];&quot;, &quot;;[$iwd_icons.Q6];&quot;, &quot;;[$iwd_icons.R6];&quot; =&gt; ~&quot;;[$iwd_icons.$C6];&quot;~ // &quot;;[$iwd_icons.$S6];&quot;, has icon from &quot;;[$iwd_icons.$T6])" office:value-type="string" office:string-value="  cduni4, ~iring06~, ~uring4c~, ~null~, other, null, null, null, null, null, null, null, null, null, null, null, null, null =&gt; ~uring4c~ // Ring of Aura Transfusion, has icon from Ring of Protection +1" calcext:value-type="string">
            <text:p><text:s text:c="2"/>cduni4, ~iring06~, ~uring4c~, ~null~, other, null, null, null, null, null, null, null, null, null, null, null, null, null =&gt; ~uring4c~ // Ring of Aura Transfusion, has icon from Ring of Protection +1</text:p>
          </table:table-cell>
        </table:table-row>
        <table:table-row table:style-name="ro1">
          <table:table-cell table:formula="of:=CONCATENATE(;&quot;  &quot;;[$iwd_icons.$A7];&quot;, ~&quot;;[$iwd_icons.$B7];&quot;~, ~&quot;;[$iwd_icons.$C7];&quot;~, ~&quot;;[$iwd_icons.$D7];&quot;~, &quot;;[$iwd_icons.$E7];&quot;, &quot;;[$iwd_icons.F7];&quot;, &quot;;[$iwd_icons.G7];&quot;, &quot;;[$iwd_icons.H7];&quot;, &quot;;[$iwd_icons.I7];&quot;, &quot;;[$iwd_icons.J7];&quot;, &quot;;[$iwd_icons.K7];&quot;, &quot;;[$iwd_icons.L7];&quot;, &quot;;[$iwd_icons.M7];&quot;, &quot;;[$iwd_icons.N7];&quot;, &quot;;[$iwd_icons.O7];&quot;, &quot;;[$iwd_icons.P7];&quot;, &quot;;[$iwd_icons.Q7];&quot;, &quot;;[$iwd_icons.R7];&quot; =&gt; ~&quot;;[$iwd_icons.$C7];&quot;~ // &quot;;[$iwd_icons.$S7];&quot;, has icon from &quot;;[$iwd_icons.$T7])" office:value-type="string" office:string-value="  cduni5, ~iring06~, ~uring5a~, ~null~, other, null, null, null, null, null, null, null, null, null, null, null, null, null =&gt; ~uring5a~ // Ring of Greater Resistance, has icon from Ring of Protection +1" calcext:value-type="string">
            <text:p><text:s text:c="2"/>cduni5, ~iring06~, ~uring5a~, ~null~, other, null, null, null, null, null, null, null, null, null, null, null, null, null =&gt; ~uring5a~ // Ring of Greater Resistance, has icon from Ring of Protection +1</text:p>
          </table:table-cell>
        </table:table-row>
        <table:table-row table:style-name="ro1">
          <table:table-cell table:formula="of:=CONCATENATE(;&quot;  &quot;;[$iwd_icons.$A8];&quot;, ~&quot;;[$iwd_icons.$B8];&quot;~, ~&quot;;[$iwd_icons.$C8];&quot;~, ~&quot;;[$iwd_icons.$D8];&quot;~, &quot;;[$iwd_icons.$E8];&quot;, &quot;;[$iwd_icons.F8];&quot;, &quot;;[$iwd_icons.G8];&quot;, &quot;;[$iwd_icons.H8];&quot;, &quot;;[$iwd_icons.I8];&quot;, &quot;;[$iwd_icons.J8];&quot;, &quot;;[$iwd_icons.K8];&quot;, &quot;;[$iwd_icons.L8];&quot;, &quot;;[$iwd_icons.M8];&quot;, &quot;;[$iwd_icons.N8];&quot;, &quot;;[$iwd_icons.O8];&quot;, &quot;;[$iwd_icons.P8];&quot;, &quot;;[$iwd_icons.Q8];&quot;, &quot;;[$iwd_icons.R8];&quot; =&gt; ~&quot;;[$iwd_icons.$C8];&quot;~ // &quot;;[$iwd_icons.$S8];&quot;, has icon from &quot;;[$iwd_icons.$T8])" office:value-type="string" office:string-value="  cduni6, ~iring06~, ~uring3c~, ~null~, other, null, null, null, null, null, null, null, null, null, null, null, null, null =&gt; ~uring3c~ // Ring of Intelligence, has icon from Ring of Protection +1" calcext:value-type="string">
            <text:p><text:s text:c="2"/>cduni6, ~iring06~, ~uring3c~, ~null~, other, null, null, null, null, null, null, null, null, null, null, null, null, null =&gt; ~uring3c~ // Ring of Intelligence, has icon from Ring of Protection +1</text:p>
          </table:table-cell>
        </table:table-row>
        <table:table-row table:style-name="ro1">
          <table:table-cell table:formula="of:=CONCATENATE(;&quot;  &quot;;[$iwd_icons.$A9];&quot;, ~&quot;;[$iwd_icons.$B9];&quot;~, ~&quot;;[$iwd_icons.$C9];&quot;~, ~&quot;;[$iwd_icons.$D9];&quot;~, &quot;;[$iwd_icons.$E9];&quot;, &quot;;[$iwd_icons.F9];&quot;, &quot;;[$iwd_icons.G9];&quot;, &quot;;[$iwd_icons.H9];&quot;, &quot;;[$iwd_icons.I9];&quot;, &quot;;[$iwd_icons.J9];&quot;, &quot;;[$iwd_icons.K9];&quot;, &quot;;[$iwd_icons.L9];&quot;, &quot;;[$iwd_icons.M9];&quot;, &quot;;[$iwd_icons.N9];&quot;, &quot;;[$iwd_icons.O9];&quot;, &quot;;[$iwd_icons.P9];&quot;, &quot;;[$iwd_icons.Q9];&quot;, &quot;;[$iwd_icons.R9];&quot; =&gt; ~&quot;;[$iwd_icons.$C9];&quot;~ // &quot;;[$iwd_icons.$S9];&quot;, has icon from &quot;;[$iwd_icons.$T9])" office:value-type="string" office:string-value="  cduni7, ~iring06~, ~uring1b~, ~null~, other, null, null, null, null, null, null, null, null, null, null, null, null, null =&gt; ~uring1b~ // Ring of Lesser Resistance, has icon from Ring of Protection +1" calcext:value-type="string">
            <text:p><text:s text:c="2"/>cduni7, ~iring06~, ~uring1b~, ~null~, other, null, null, null, null, null, null, null, null, null, null, null, null, null =&gt; ~uring1b~ // Ring of Lesser Resistance, has icon from Ring of Protection +1</text:p>
          </table:table-cell>
        </table:table-row>
        <table:table-row table:style-name="ro1">
          <table:table-cell table:formula="of:=CONCATENATE(;&quot;  &quot;;[$iwd_icons.$A10];&quot;, ~&quot;;[$iwd_icons.$B10];&quot;~, ~&quot;;[$iwd_icons.$C10];&quot;~, ~&quot;;[$iwd_icons.$D10];&quot;~, &quot;;[$iwd_icons.$E10];&quot;, &quot;;[$iwd_icons.F10];&quot;, &quot;;[$iwd_icons.G10];&quot;, &quot;;[$iwd_icons.H10];&quot;, &quot;;[$iwd_icons.I10];&quot;, &quot;;[$iwd_icons.J10];&quot;, &quot;;[$iwd_icons.K10];&quot;, &quot;;[$iwd_icons.L10];&quot;, &quot;;[$iwd_icons.M10];&quot;, &quot;;[$iwd_icons.N10];&quot;, &quot;;[$iwd_icons.O10];&quot;, &quot;;[$iwd_icons.P10];&quot;, &quot;;[$iwd_icons.Q10];&quot;, &quot;;[$iwd_icons.R10];&quot; =&gt; ~&quot;;[$iwd_icons.$C10];&quot;~ // &quot;;[$iwd_icons.$S10];&quot;, has icon from &quot;;[$iwd_icons.$T10])" office:value-type="string" office:string-value="  cduni8, ~iring06~, ~uring2b~, ~null~, other, null, null, null, null, null, null, null, null, null, null, null, null, null =&gt; ~uring2b~ // Ring of Missile Deflection, has icon from Ring of Protection +1" calcext:value-type="string">
            <text:p><text:s text:c="2"/>cduni8, ~iring06~, ~uring2b~, ~null~, other, null, null, null, null, null, null, null, null, null, null, null, null, null =&gt; ~uring2b~ // Ring of Missile Deflection, has icon from Ring of Protection +1</text:p>
          </table:table-cell>
        </table:table-row>
        <table:table-row table:style-name="ro1">
          <table:table-cell table:formula="of:=CONCATENATE(;&quot;  &quot;;[$iwd_icons.$A11];&quot;, ~&quot;;[$iwd_icons.$B11];&quot;~, ~&quot;;[$iwd_icons.$C11];&quot;~, ~&quot;;[$iwd_icons.$D11];&quot;~, &quot;;[$iwd_icons.$E11];&quot;, &quot;;[$iwd_icons.F11];&quot;, &quot;;[$iwd_icons.G11];&quot;, &quot;;[$iwd_icons.H11];&quot;, &quot;;[$iwd_icons.I11];&quot;, &quot;;[$iwd_icons.J11];&quot;, &quot;;[$iwd_icons.K11];&quot;, &quot;;[$iwd_icons.L11];&quot;, &quot;;[$iwd_icons.M11];&quot;, &quot;;[$iwd_icons.N11];&quot;, &quot;;[$iwd_icons.O11];&quot;, &quot;;[$iwd_icons.P11];&quot;, &quot;;[$iwd_icons.Q11];&quot;, &quot;;[$iwd_icons.R11];&quot; =&gt; ~&quot;;[$iwd_icons.$C11];&quot;~ // &quot;;[$iwd_icons.$S11];&quot;, has icon from &quot;;[$iwd_icons.$T11])" office:value-type="string" office:string-value="  cduni9, ~iring01~, ~ringpan~, ~null~, other, null, null, null, null, null, null, null, null, null, null, null, null, null =&gt; ~ringpan~ // Ring of Pain Amplification, has icon from Ring" calcext:value-type="string">
            <text:p><text:s text:c="2"/>cduni9, ~iring01~, ~ringpan~, ~null~, other, null, null, null, null, null, null, null, null, null, null, null, null, null =&gt; ~ringpan~ // Ring of Pain Amplification, has icon from Ring</text:p>
          </table:table-cell>
        </table:table-row>
        <table:table-row table:style-name="ro1">
          <table:table-cell table:formula="of:=CONCATENATE(;&quot;  &quot;;[$iwd_icons.$A12];&quot;, ~&quot;;[$iwd_icons.$B12];&quot;~, ~&quot;;[$iwd_icons.$C12];&quot;~, ~&quot;;[$iwd_icons.$D12];&quot;~, &quot;;[$iwd_icons.$E12];&quot;, &quot;;[$iwd_icons.F12];&quot;, &quot;;[$iwd_icons.G12];&quot;, &quot;;[$iwd_icons.H12];&quot;, &quot;;[$iwd_icons.I12];&quot;, &quot;;[$iwd_icons.J12];&quot;, &quot;;[$iwd_icons.K12];&quot;, &quot;;[$iwd_icons.L12];&quot;, &quot;;[$iwd_icons.M12];&quot;, &quot;;[$iwd_icons.N12];&quot;, &quot;;[$iwd_icons.O12];&quot;, &quot;;[$iwd_icons.P12];&quot;, &quot;;[$iwd_icons.Q12];&quot;, &quot;;[$iwd_icons.R12];&quot; =&gt; ~&quot;;[$iwd_icons.$C12];&quot;~ // &quot;;[$iwd_icons.$S12];&quot;, has icon from &quot;;[$iwd_icons.$T12])" office:value-type="string" office:string-value="  cduni10, ~iring06~, ~uring4a~, ~null~, other, null, null, null, null, null, null, null, null, null, null, null, null, null =&gt; ~uring4a~ // Ring of Reckless Action, has icon from Ring of Protection +1" calcext:value-type="string">
            <text:p><text:s text:c="2"/>cduni10, ~iring06~, ~uring4a~, ~null~, other, null, null, null, null, null, null, null, null, null, null, null, null, null =&gt; ~uring4a~ // Ring of Reckless Action, has icon from Ring of Protection +1</text:p>
          </table:table-cell>
        </table:table-row>
        <table:table-row table:style-name="ro1">
          <table:table-cell table:formula="of:=CONCATENATE(;&quot;  &quot;;[$iwd_icons.$A13];&quot;, ~&quot;;[$iwd_icons.$B13];&quot;~, ~&quot;;[$iwd_icons.$C13];&quot;~, ~&quot;;[$iwd_icons.$D13];&quot;~, &quot;;[$iwd_icons.$E13];&quot;, &quot;;[$iwd_icons.F13];&quot;, &quot;;[$iwd_icons.G13];&quot;, &quot;;[$iwd_icons.H13];&quot;, &quot;;[$iwd_icons.I13];&quot;, &quot;;[$iwd_icons.J13];&quot;, &quot;;[$iwd_icons.K13];&quot;, &quot;;[$iwd_icons.L13];&quot;, &quot;;[$iwd_icons.M13];&quot;, &quot;;[$iwd_icons.N13];&quot;, &quot;;[$iwd_icons.O13];&quot;, &quot;;[$iwd_icons.P13];&quot;, &quot;;[$iwd_icons.Q13];&quot;, &quot;;[$iwd_icons.R13];&quot; =&gt; ~&quot;;[$iwd_icons.$C13];&quot;~ // &quot;;[$iwd_icons.$S13];&quot;, has icon from &quot;;[$iwd_icons.$T13])" office:value-type="string" office:string-value="  cduni11, ~iring06~, ~uring3a~, ~null~, other, null, null, null, null, null, null, null, null, null, null, null, null, null =&gt; ~uring3a~ // Ring of Resistance, has icon from Ring of Protection +1" calcext:value-type="string">
            <text:p><text:s text:c="2"/>cduni11, ~iring06~, ~uring3a~, ~null~, other, null, null, null, null, null, null, null, null, null, null, null, null, null =&gt; ~uring3a~ // Ring of Resistance, has icon from Ring of Protection +1</text:p>
          </table:table-cell>
        </table:table-row>
        <table:table-row table:style-name="ro1">
          <table:table-cell table:formula="of:=CONCATENATE(;&quot;  &quot;;[$iwd_icons.$A14];&quot;, ~&quot;;[$iwd_icons.$B14];&quot;~, ~&quot;;[$iwd_icons.$C14];&quot;~, ~&quot;;[$iwd_icons.$D14];&quot;~, &quot;;[$iwd_icons.$E14];&quot;, &quot;;[$iwd_icons.F14];&quot;, &quot;;[$iwd_icons.G14];&quot;, &quot;;[$iwd_icons.H14];&quot;, &quot;;[$iwd_icons.I14];&quot;, &quot;;[$iwd_icons.J14];&quot;, &quot;;[$iwd_icons.K14];&quot;, &quot;;[$iwd_icons.L14];&quot;, &quot;;[$iwd_icons.M14];&quot;, &quot;;[$iwd_icons.N14];&quot;, &quot;;[$iwd_icons.O14];&quot;, &quot;;[$iwd_icons.P14];&quot;, &quot;;[$iwd_icons.Q14];&quot;, &quot;;[$iwd_icons.R14];&quot; =&gt; ~&quot;;[$iwd_icons.$C14];&quot;~ // &quot;;[$iwd_icons.$S14];&quot;, has icon from &quot;;[$iwd_icons.$T14])" office:value-type="string" office:string-value="  cduni12, ~iring06~, ~uring3b~, ~null~, other, null, null, null, null, null, null, null, null, null, null, null, null, null =&gt; ~uring3b~ // Ring of Strength, has icon from Ring of Protection +1" calcext:value-type="string">
            <text:p><text:s text:c="2"/>cduni12, ~iring06~, ~uring3b~, ~null~, other, null, null, null, null, null, null, null, null, null, null, null, null, null =&gt; ~uring3b~ // Ring of Strength, has icon from Ring of Protection +1</text:p>
          </table:table-cell>
        </table:table-row>
        <table:table-row table:style-name="ro1">
          <table:table-cell table:formula="of:=CONCATENATE(;&quot;  &quot;;[$iwd_icons.$A15];&quot;, ~&quot;;[$iwd_icons.$B15];&quot;~, ~&quot;;[$iwd_icons.$C15];&quot;~, ~&quot;;[$iwd_icons.$D15];&quot;~, &quot;;[$iwd_icons.$E15];&quot;, &quot;;[$iwd_icons.F15];&quot;, &quot;;[$iwd_icons.G15];&quot;, &quot;;[$iwd_icons.H15];&quot;, &quot;;[$iwd_icons.I15];&quot;, &quot;;[$iwd_icons.J15];&quot;, &quot;;[$iwd_icons.K15];&quot;, &quot;;[$iwd_icons.L15];&quot;, &quot;;[$iwd_icons.M15];&quot;, &quot;;[$iwd_icons.N15];&quot;, &quot;;[$iwd_icons.O15];&quot;, &quot;;[$iwd_icons.P15];&quot;, &quot;;[$iwd_icons.Q15];&quot;, &quot;;[$iwd_icons.R15];&quot; =&gt; ~&quot;;[$iwd_icons.$C15];&quot;~ // &quot;;[$iwd_icons.$S15];&quot;, has icon from &quot;;[$iwd_icons.$T15])" office:value-type="string" office:string-value="  cduni13, ~iring06~, ~uring4b~, ~null~, other, null, null, null, null, null, null, null, null, null, null, null, null, null =&gt; ~uring4b~ // Ring of the Protector +2, has icon from Ring of Protection +1" calcext:value-type="string">
            <text:p><text:s text:c="2"/>cduni13, ~iring06~, ~uring4b~, ~null~, other, null, null, null, null, null, null, null, null, null, null, null, null, null =&gt; ~uring4b~ // Ring of the Protector +2, has icon from Ring of Protection +1</text:p>
          </table:table-cell>
        </table:table-row>
        <table:table-row table:style-name="ro1">
          <table:table-cell table:formula="of:=CONCATENATE(;&quot;  &quot;;[$iwd_icons.$A16];&quot;, ~&quot;;[$iwd_icons.$B16];&quot;~, ~&quot;;[$iwd_icons.$C16];&quot;~, ~&quot;;[$iwd_icons.$D16];&quot;~, &quot;;[$iwd_icons.$E16];&quot;, &quot;;[$iwd_icons.F16];&quot;, &quot;;[$iwd_icons.G16];&quot;, &quot;;[$iwd_icons.H16];&quot;, &quot;;[$iwd_icons.I16];&quot;, &quot;;[$iwd_icons.J16];&quot;, &quot;;[$iwd_icons.K16];&quot;, &quot;;[$iwd_icons.L16];&quot;, &quot;;[$iwd_icons.M16];&quot;, &quot;;[$iwd_icons.N16];&quot;, &quot;;[$iwd_icons.O16];&quot;, &quot;;[$iwd_icons.P16];&quot;, &quot;;[$iwd_icons.Q16];&quot;, &quot;;[$iwd_icons.R16];&quot; =&gt; ~&quot;;[$iwd_icons.$C16];&quot;~ // &quot;;[$iwd_icons.$S16];&quot;, has icon from &quot;;[$iwd_icons.$T16])" office:value-type="string" office:string-value="  cduni14, ~iring06~, ~uring1a~, ~null~, other, null, null, null, null, null, null, null, null, null, null, null, null, null =&gt; ~uring1a~ // Ring of the Warrior, has icon from Ring of Protection +1" calcext:value-type="string">
            <text:p><text:s text:c="2"/>cduni14, ~iring06~, ~uring1a~, ~null~, other, null, null, null, null, null, null, null, null, null, null, null, null, null =&gt; ~uring1a~ // Ring of the Warrior, has icon from Ring of Protection +1</text:p>
          </table:table-cell>
        </table:table-row>
        <table:table-row table:style-name="ro1">
          <table:table-cell table:formula="of:=CONCATENATE(;&quot;  &quot;;[$iwd_icons.$A17];&quot;, ~&quot;;[$iwd_icons.$B17];&quot;~, ~&quot;;[$iwd_icons.$C17];&quot;~, ~&quot;;[$iwd_icons.$D17];&quot;~, &quot;;[$iwd_icons.$E17];&quot;, &quot;;[$iwd_icons.F17];&quot;, &quot;;[$iwd_icons.G17];&quot;, &quot;;[$iwd_icons.H17];&quot;, &quot;;[$iwd_icons.I17];&quot;, &quot;;[$iwd_icons.J17];&quot;, &quot;;[$iwd_icons.K17];&quot;, &quot;;[$iwd_icons.L17];&quot;, &quot;;[$iwd_icons.M17];&quot;, &quot;;[$iwd_icons.N17];&quot;, &quot;;[$iwd_icons.O17];&quot;, &quot;;[$iwd_icons.P17];&quot;, &quot;;[$iwd_icons.Q17];&quot;, &quot;;[$iwd_icons.R17];&quot; =&gt; ~&quot;;[$iwd_icons.$C17];&quot;~ // &quot;;[$iwd_icons.$S17];&quot;, has icon from &quot;;[$iwd_icons.$T17])" office:value-type="string" office:string-value="  cduni15, ~iring06~, ~uring5b~, ~null~, other, null, null, null, null, null, null, null, null, null, null, null, null, null =&gt; ~uring5b~ // Ring of the Warrior Thief, has icon from Ring of Protection +1" calcext:value-type="string">
            <text:p><text:s text:c="2"/>cduni15, ~iring06~, ~uring5b~, ~null~, other, null, null, null, null, null, null, null, null, null, null, null, null, null =&gt; ~uring5b~ // Ring of the Warrior Thief, has icon from Ring of Protection +1</text:p>
          </table:table-cell>
        </table:table-row>
        <table:table-row table:style-name="ro1">
          <table:table-cell table:formula="of:=CONCATENATE(;&quot;  &quot;;[$iwd_icons.$A18];&quot;, ~&quot;;[$iwd_icons.$B18];&quot;~, ~&quot;;[$iwd_icons.$C18];&quot;~, ~&quot;;[$iwd_icons.$D18];&quot;~, &quot;;[$iwd_icons.$E18];&quot;, &quot;;[$iwd_icons.F18];&quot;, &quot;;[$iwd_icons.G18];&quot;, &quot;;[$iwd_icons.H18];&quot;, &quot;;[$iwd_icons.I18];&quot;, &quot;;[$iwd_icons.J18];&quot;, &quot;;[$iwd_icons.K18];&quot;, &quot;;[$iwd_icons.L18];&quot;, &quot;;[$iwd_icons.M18];&quot;, &quot;;[$iwd_icons.N18];&quot;, &quot;;[$iwd_icons.O18];&quot;, &quot;;[$iwd_icons.P18];&quot;, &quot;;[$iwd_icons.Q18];&quot;, &quot;;[$iwd_icons.R18];&quot; =&gt; ~&quot;;[$iwd_icons.$C18];&quot;~ // &quot;;[$iwd_icons.$S18];&quot;, has icon from &quot;;[$iwd_icons.$T18])" office:value-type="string" office:string-value="  cduni16, ~iamul15~, ~wereamul~, ~null~, other, null, null, null, null, null, null, null, null, null, null, null, null, null =&gt; ~wereamul~ // Selune's Caress, has icon from Shield Amulet" calcext:value-type="string">
            <text:p><text:s text:c="2"/>cduni16, ~iamul15~, ~wereamul~, ~null~, other, null, null, null, null, null, null, null, null, null, null, null, null, null =&gt; ~wereamul~ // Selune's Caress, has icon from Shield Amulet</text:p>
          </table:table-cell>
        </table:table-row>
        <table:table-row table:style-name="ro1">
          <table:table-cell table:formula="of:=CONCATENATE(;&quot;  &quot;;[$iwd_icons.$A19];&quot;, ~&quot;;[$iwd_icons.$B19];&quot;~, ~&quot;;[$iwd_icons.$C19];&quot;~, ~&quot;;[$iwd_icons.$D19];&quot;~, &quot;;[$iwd_icons.$E19];&quot;, &quot;;[$iwd_icons.F19];&quot;, &quot;;[$iwd_icons.G19];&quot;, &quot;;[$iwd_icons.H19];&quot;, &quot;;[$iwd_icons.I19];&quot;, &quot;;[$iwd_icons.J19];&quot;, &quot;;[$iwd_icons.K19];&quot;, &quot;;[$iwd_icons.L19];&quot;, &quot;;[$iwd_icons.M19];&quot;, &quot;;[$iwd_icons.N19];&quot;, &quot;;[$iwd_icons.O19];&quot;, &quot;;[$iwd_icons.P19];&quot;, &quot;;[$iwd_icons.Q19];&quot;, &quot;;[$iwd_icons.R19];&quot; =&gt; ~&quot;;[$iwd_icons.$C19];&quot;~ // &quot;;[$iwd_icons.$S19];&quot;, has icon from &quot;;[$iwd_icons.$T19])" office:value-type="string" office:string-value="  cduni17, ~iamul14~, ~corello~, ~null~, other, null, null, null, null, null, null, null, null, null, null, null, null, null =&gt; ~corello~ // Symbol of Corellon Larethian, has icon from Amulet of Protection +1" calcext:value-type="string">
            <text:p><text:s text:c="2"/>cduni17, ~iamul14~, ~corello~, ~null~, other, null, null, null, null, null, null, null, null, null, null, null, null, null =&gt; ~corello~ // Symbol of Corellon Larethian, has icon from Amulet of Protection +1</text:p>
          </table:table-cell>
        </table:table-row>
        <table:table-row table:style-name="ro1">
          <table:table-cell table:formula="of:=CONCATENATE(;&quot;  &quot;;[$iwd_icons.$A20];&quot;, ~&quot;;[$iwd_icons.$B20];&quot;~, ~&quot;;[$iwd_icons.$C20];&quot;~, ~&quot;;[$iwd_icons.$D20];&quot;~, &quot;;[$iwd_icons.$E20];&quot;, &quot;;[$iwd_icons.F20];&quot;, &quot;;[$iwd_icons.G20];&quot;, &quot;;[$iwd_icons.H20];&quot;, &quot;;[$iwd_icons.I20];&quot;, &quot;;[$iwd_icons.J20];&quot;, &quot;;[$iwd_icons.K20];&quot;, &quot;;[$iwd_icons.L20];&quot;, &quot;;[$iwd_icons.M20];&quot;, &quot;;[$iwd_icons.N20];&quot;, &quot;;[$iwd_icons.O20];&quot;, &quot;;[$iwd_icons.P20];&quot;, &quot;;[$iwd_icons.Q20];&quot;, &quot;;[$iwd_icons.R20];&quot; =&gt; ~&quot;;[$iwd_icons.$C20];&quot;~ // &quot;;[$iwd_icons.$S20];&quot;, has icon from &quot;;[$iwd_icons.$T20])" office:value-type="string" office:string-value="  cduni18, ~iamul14~, ~labelas~, ~null~, other, null, null, null, null, null, null, null, null, null, null, null, null, null =&gt; ~labelas~ // Symbol of Labelas Enoreth, has icon from Amulet of Protection +1" calcext:value-type="string">
            <text:p><text:s text:c="2"/>cduni18, ~iamul14~, ~labelas~, ~null~, other, null, null, null, null, null, null, null, null, null, null, null, null, null =&gt; ~labelas~ // Symbol of Labelas Enoreth, has icon from Amulet of Protection +1</text:p>
          </table:table-cell>
        </table:table-row>
        <table:table-row table:style-name="ro1">
          <table:table-cell table:formula="of:=CONCATENATE(;&quot;  &quot;;[$iwd_icons.$A21];&quot;, ~&quot;;[$iwd_icons.$B21];&quot;~, ~&quot;;[$iwd_icons.$C21];&quot;~, ~&quot;;[$iwd_icons.$D21];&quot;~, &quot;;[$iwd_icons.$E21];&quot;, &quot;;[$iwd_icons.F21];&quot;, &quot;;[$iwd_icons.G21];&quot;, &quot;;[$iwd_icons.H21];&quot;, &quot;;[$iwd_icons.I21];&quot;, &quot;;[$iwd_icons.J21];&quot;, &quot;;[$iwd_icons.K21];&quot;, &quot;;[$iwd_icons.L21];&quot;, &quot;;[$iwd_icons.M21];&quot;, &quot;;[$iwd_icons.N21];&quot;, &quot;;[$iwd_icons.O21];&quot;, &quot;;[$iwd_icons.P21];&quot;, &quot;;[$iwd_icons.Q21];&quot;, &quot;;[$iwd_icons.R21];&quot; =&gt; ~&quot;;[$iwd_icons.$C21];&quot;~ // &quot;;[$iwd_icons.$S21];&quot;, has icon from &quot;;[$iwd_icons.$T21])" office:value-type="string" office:string-value="  cduni19, ~iamul14~, ~moonbow~, ~null~, other, null, null, null, null, null, null, null, null, null, null, null, null, null =&gt; ~moonbow~ // Symbol of Sehanine Moonbow, has icon from Amulet of Protection +1" calcext:value-type="string">
            <text:p><text:s text:c="2"/>cduni19, ~iamul14~, ~moonbow~, ~null~, other, null, null, null, null, null, null, null, null, null, null, null, null, null =&gt; ~moonbow~ // Symbol of Sehanine Moonbow, has icon from Amulet of Protection +1</text:p>
          </table:table-cell>
        </table:table-row>
        <table:table-row table:style-name="ro1">
          <table:table-cell table:formula="of:=CONCATENATE(;&quot;  &quot;;[$iwd_icons.$A22];&quot;, ~&quot;;[$iwd_icons.$B22];&quot;~, ~&quot;;[$iwd_icons.$C22];&quot;~, ~&quot;;[$iwd_icons.$D22];&quot;~, &quot;;[$iwd_icons.$E22];&quot;, &quot;;[$iwd_icons.F22];&quot;, &quot;;[$iwd_icons.G22];&quot;, &quot;;[$iwd_icons.H22];&quot;, &quot;;[$iwd_icons.I22];&quot;, &quot;;[$iwd_icons.J22];&quot;, &quot;;[$iwd_icons.K22];&quot;, &quot;;[$iwd_icons.L22];&quot;, &quot;;[$iwd_icons.M22];&quot;, &quot;;[$iwd_icons.N22];&quot;, &quot;;[$iwd_icons.O22];&quot;, &quot;;[$iwd_icons.P22];&quot;, &quot;;[$iwd_icons.Q22];&quot;, &quot;;[$iwd_icons.R22];&quot; =&gt; ~&quot;;[$iwd_icons.$C22];&quot;~ // &quot;;[$iwd_icons.$S22];&quot;, has icon from &quot;;[$iwd_icons.$T22])" office:value-type="string" office:string-value="  cduni20, ~iamul14~, ~shevara~, ~null~, other, null, null, null, null, null, null, null, null, null, null, null, null, null =&gt; ~shevara~ // Symbol of Shevarash, has icon from Amulet of Protection +1" calcext:value-type="string">
            <text:p><text:s text:c="2"/>cduni20, ~iamul14~, ~shevara~, ~null~, other, null, null, null, null, null, null, null, null, null, null, null, null, null =&gt; ~shevara~ // Symbol of Shevarash, has icon from Amulet of Protection +1</text:p>
          </table:table-cell>
        </table:table-row>
        <table:table-row table:style-name="ro1">
          <table:table-cell table:formula="of:=CONCATENATE(;&quot;  &quot;;[$iwd_icons.$A23];&quot;, ~&quot;;[$iwd_icons.$B23];&quot;~, ~&quot;;[$iwd_icons.$C23];&quot;~, ~&quot;;[$iwd_icons.$D23];&quot;~, &quot;;[$iwd_icons.$E23];&quot;, &quot;;[$iwd_icons.F23];&quot;, &quot;;[$iwd_icons.G23];&quot;, &quot;;[$iwd_icons.H23];&quot;, &quot;;[$iwd_icons.I23];&quot;, &quot;;[$iwd_icons.J23];&quot;, &quot;;[$iwd_icons.K23];&quot;, &quot;;[$iwd_icons.L23];&quot;, &quot;;[$iwd_icons.M23];&quot;, &quot;;[$iwd_icons.N23];&quot;, &quot;;[$iwd_icons.O23];&quot;, &quot;;[$iwd_icons.P23];&quot;, &quot;;[$iwd_icons.Q23];&quot;, &quot;;[$iwd_icons.R23];&quot; =&gt; ~&quot;;[$iwd_icons.$C23];&quot;~ // &quot;;[$iwd_icons.$S23];&quot;, has icon from &quot;;[$iwd_icons.$T23])" office:value-type="string" office:string-value="  cduni21, ~iamul14~, ~solonor~, ~null~, other, null, null, null, null, null, null, null, null, null, null, null, null, null =&gt; ~solonor~ // Symbol of Solonor Thelandira, has icon from Amulet of Protection +1" calcext:value-type="string">
            <text:p><text:s text:c="2"/>cduni21, ~iamul14~, ~solonor~, ~null~, other, null, null, null, null, null, null, null, null, null, null, null, null, null =&gt; ~solonor~ // Symbol of Solonor Thelandira, has icon from Amulet of Protection +1</text:p>
          </table:table-cell>
        </table:table-row>
        <table:table-row table:style-name="ro1">
          <table:table-cell table:formula="of:=CONCATENATE(;&quot;  &quot;;[$iwd_icons.$A24];&quot;, ~&quot;;[$iwd_icons.$B24];&quot;~, ~&quot;;[$iwd_icons.$C24];&quot;~, ~&quot;;[$iwd_icons.$D24];&quot;~, &quot;;[$iwd_icons.$E24];&quot;, &quot;;[$iwd_icons.F24];&quot;, &quot;;[$iwd_icons.G24];&quot;, &quot;;[$iwd_icons.H24];&quot;, &quot;;[$iwd_icons.I24];&quot;, &quot;;[$iwd_icons.J24];&quot;, &quot;;[$iwd_icons.K24];&quot;, &quot;;[$iwd_icons.L24];&quot;, &quot;;[$iwd_icons.M24];&quot;, &quot;;[$iwd_icons.N24];&quot;, &quot;;[$iwd_icons.O24];&quot;, &quot;;[$iwd_icons.P24];&quot;, &quot;;[$iwd_icons.Q24];&quot;, &quot;;[$iwd_icons.R24];&quot; =&gt; ~&quot;;[$iwd_icons.$C24];&quot;~ // &quot;;[$iwd_icons.$S24];&quot;, has icon from &quot;;[$iwd_icons.$T24])" office:value-type="string" office:string-value="  cduni22, ~iarow11~, ~arhand~, ~null~, other, null, null, null, null, null, null, null, null, null, null, null, null, null =&gt; ~arhand~ // Arrow of the Hand +2, has icon from Arrow +2" calcext:value-type="string">
            <text:p><text:s text:c="2"/>cduni22, ~iarow11~, ~arhand~, ~null~, other, null, null, null, null, null, null, null, null, null, null, null, null, null =&gt; ~arhand~ // Arrow of the Hand +2, has icon from Arrow +2</text:p>
          </table:table-cell>
        </table:table-row>
        <table:table-row table:style-name="ro1">
          <table:table-cell table:formula="of:=CONCATENATE(;&quot;  &quot;;[$iwd_icons.$A25];&quot;, ~&quot;;[$iwd_icons.$B25];&quot;~, ~&quot;;[$iwd_icons.$C25];&quot;~, ~&quot;;[$iwd_icons.$D25];&quot;~, &quot;;[$iwd_icons.$E25];&quot;, &quot;;[$iwd_icons.F25];&quot;, &quot;;[$iwd_icons.G25];&quot;, &quot;;[$iwd_icons.H25];&quot;, &quot;;[$iwd_icons.I25];&quot;, &quot;;[$iwd_icons.J25];&quot;, &quot;;[$iwd_icons.K25];&quot;, &quot;;[$iwd_icons.L25];&quot;, &quot;;[$iwd_icons.M25];&quot;, &quot;;[$iwd_icons.N25];&quot;, &quot;;[$iwd_icons.O25];&quot;, &quot;;[$iwd_icons.P25];&quot;, &quot;;[$iwd_icons.Q25];&quot;, &quot;;[$iwd_icons.R25];&quot; =&gt; ~&quot;;[$iwd_icons.$C25];&quot;~ // &quot;;[$iwd_icons.$S25];&quot;, has icon from &quot;;[$iwd_icons.$T25])" office:value-type="string" office:string-value="  cduni23, ~iarow02~, ~uarow3a~, ~null~, other, null, null, null, null, null, null, null, null, null, null, null, null, null =&gt; ~uarow3a~ // Confusion Arrow +3, has icon from Arrow +1" calcext:value-type="string">
            <text:p><text:s text:c="2"/>cduni23, ~iarow02~, ~uarow3a~, ~null~, other, null, null, null, null, null, null, null, null, null, null, null, null, null =&gt; ~uarow3a~ // Confusion Arrow +3, has icon from Arrow +1</text:p>
          </table:table-cell>
        </table:table-row>
        <table:table-row table:style-name="ro1">
          <table:table-cell table:formula="of:=CONCATENATE(;&quot;  &quot;;[$iwd_icons.$A26];&quot;, ~&quot;;[$iwd_icons.$B26];&quot;~, ~&quot;;[$iwd_icons.$C26];&quot;~, ~&quot;;[$iwd_icons.$D26];&quot;~, &quot;;[$iwd_icons.$E26];&quot;, &quot;;[$iwd_icons.F26];&quot;, &quot;;[$iwd_icons.G26];&quot;, &quot;;[$iwd_icons.H26];&quot;, &quot;;[$iwd_icons.I26];&quot;, &quot;;[$iwd_icons.J26];&quot;, &quot;;[$iwd_icons.K26];&quot;, &quot;;[$iwd_icons.L26];&quot;, &quot;;[$iwd_icons.M26];&quot;, &quot;;[$iwd_icons.N26];&quot;, &quot;;[$iwd_icons.O26];&quot;, &quot;;[$iwd_icons.P26];&quot;, &quot;;[$iwd_icons.Q26];&quot;, &quot;;[$iwd_icons.R26];&quot; =&gt; ~&quot;;[$iwd_icons.$C26];&quot;~ // &quot;;[$iwd_icons.$S26];&quot;, has icon from &quot;;[$iwd_icons.$T26])" office:value-type="string" office:string-value="  cduni24, ~iarow13~, ~uarow2a~, ~null~, other, null, null, null, null, null, null, null, null, null, null, null, null, null =&gt; ~uarow2a~ // Hammer Arrow, has icon from High Quality Arrow" calcext:value-type="string">
            <text:p><text:s text:c="2"/>cduni24, ~iarow13~, ~uarow2a~, ~null~, other, null, null, null, null, null, null, null, null, null, null, null, null, null =&gt; ~uarow2a~ // Hammer Arrow, has icon from High Quality Arrow</text:p>
          </table:table-cell>
        </table:table-row>
        <table:table-row table:style-name="ro1">
          <table:table-cell table:formula="of:=CONCATENATE(;&quot;  &quot;;[$iwd_icons.$A27];&quot;, ~&quot;;[$iwd_icons.$B27];&quot;~, ~&quot;;[$iwd_icons.$C27];&quot;~, ~&quot;;[$iwd_icons.$D27];&quot;~, &quot;;[$iwd_icons.$E27];&quot;, &quot;;[$iwd_icons.F27];&quot;, &quot;;[$iwd_icons.G27];&quot;, &quot;;[$iwd_icons.H27];&quot;, &quot;;[$iwd_icons.I27];&quot;, &quot;;[$iwd_icons.J27];&quot;, &quot;;[$iwd_icons.K27];&quot;, &quot;;[$iwd_icons.L27];&quot;, &quot;;[$iwd_icons.M27];&quot;, &quot;;[$iwd_icons.N27];&quot;, &quot;;[$iwd_icons.O27];&quot;, &quot;;[$iwd_icons.P27];&quot;, &quot;;[$iwd_icons.Q27];&quot;, &quot;;[$iwd_icons.R27];&quot; =&gt; ~&quot;;[$iwd_icons.$C27];&quot;~ // &quot;;[$iwd_icons.$S27];&quot;, has icon from &quot;;[$iwd_icons.$T27])" office:value-type="string" office:string-value="  cduni25, ~iarow02~, ~uarow3b~, ~null~, other, null, null, null, null, null, null, null, null, null, null, null, null, null =&gt; ~uarow3b~ // Hammer Arrow +1, has icon from Arrow +1" calcext:value-type="string">
            <text:p><text:s text:c="2"/>cduni25, ~iarow02~, ~uarow3b~, ~null~, other, null, null, null, null, null, null, null, null, null, null, null, null, null =&gt; ~uarow3b~ // Hammer Arrow +1, has icon from Arrow +1</text:p>
          </table:table-cell>
        </table:table-row>
        <table:table-row table:style-name="ro1">
          <table:table-cell table:formula="of:=CONCATENATE(;&quot;  &quot;;[$iwd_icons.$A28];&quot;, ~&quot;;[$iwd_icons.$B28];&quot;~, ~&quot;;[$iwd_icons.$C28];&quot;~, ~&quot;;[$iwd_icons.$D28];&quot;~, &quot;;[$iwd_icons.$E28];&quot;, &quot;;[$iwd_icons.F28];&quot;, &quot;;[$iwd_icons.G28];&quot;, &quot;;[$iwd_icons.H28];&quot;, &quot;;[$iwd_icons.I28];&quot;, &quot;;[$iwd_icons.J28];&quot;, &quot;;[$iwd_icons.K28];&quot;, &quot;;[$iwd_icons.L28];&quot;, &quot;;[$iwd_icons.M28];&quot;, &quot;;[$iwd_icons.N28];&quot;, &quot;;[$iwd_icons.O28];&quot;, &quot;;[$iwd_icons.P28];&quot;, &quot;;[$iwd_icons.Q28];&quot;, &quot;;[$iwd_icons.R28];&quot; =&gt; ~&quot;;[$iwd_icons.$C28];&quot;~ // &quot;;[$iwd_icons.$S28];&quot;, has icon from &quot;;[$iwd_icons.$T28])" office:value-type="string" office:string-value="  cduni26, ~ibow12~, ~ulbow1a~, ~null~, weapon, null, null, null, 38, 41, 45, null, null, null, null, null, null, null =&gt; ~ulbow1a~ // Huge Longbow, has icon from High Quality Long Bow" calcext:value-type="string">
            <text:p><text:s text:c="2"/>cduni26, ~ibow12~, ~ulbow1a~, ~null~, weapon, null, null, null, 38, 41, 45, null, null, null, null, null, null, null =&gt; ~ulbow1a~ // Huge Longbow, has icon from High Quality Long Bow</text:p>
          </table:table-cell>
        </table:table-row>
        <table:table-row table:style-name="ro1">
          <table:table-cell table:formula="of:=CONCATENATE(;&quot;  &quot;;[$iwd_icons.$A29];&quot;, ~&quot;;[$iwd_icons.$B29];&quot;~, ~&quot;;[$iwd_icons.$C29];&quot;~, ~&quot;;[$iwd_icons.$D29];&quot;~, &quot;;[$iwd_icons.$E29];&quot;, &quot;;[$iwd_icons.F29];&quot;, &quot;;[$iwd_icons.G29];&quot;, &quot;;[$iwd_icons.H29];&quot;, &quot;;[$iwd_icons.I29];&quot;, &quot;;[$iwd_icons.J29];&quot;, &quot;;[$iwd_icons.K29];&quot;, &quot;;[$iwd_icons.L29];&quot;, &quot;;[$iwd_icons.M29];&quot;, &quot;;[$iwd_icons.N29];&quot;, &quot;;[$iwd_icons.O29];&quot;, &quot;;[$iwd_icons.P29];&quot;, &quot;;[$iwd_icons.Q29];&quot;, &quot;;[$iwd_icons.R29];&quot; =&gt; ~&quot;;[$iwd_icons.$C29];&quot;~ // &quot;;[$iwd_icons.$S29];&quot;, has icon from &quot;;[$iwd_icons.$T29])" office:value-type="string" office:string-value="  cduni27, ~iarow08~, ~uarow4a~, ~null~, other, null, null, null, null, null, null, null, null, null, null, null, null, null =&gt; ~uarow4a~ // Inferno Arrow +2, has icon from Arrow of Fire +1" calcext:value-type="string">
            <text:p><text:s text:c="2"/>cduni27, ~iarow08~, ~uarow4a~, ~null~, other, null, null, null, null, null, null, null, null, null, null, null, null, null =&gt; ~uarow4a~ // Inferno Arrow +2, has icon from Arrow of Fire +1</text:p>
          </table:table-cell>
        </table:table-row>
        <table:table-row table:style-name="ro1">
          <table:table-cell table:formula="of:=CONCATENATE(;&quot;  &quot;;[$iwd_icons.$A30];&quot;, ~&quot;;[$iwd_icons.$B30];&quot;~, ~&quot;;[$iwd_icons.$C30];&quot;~, ~&quot;;[$iwd_icons.$D30];&quot;~, &quot;;[$iwd_icons.$E30];&quot;, &quot;;[$iwd_icons.F30];&quot;, &quot;;[$iwd_icons.G30];&quot;, &quot;;[$iwd_icons.H30];&quot;, &quot;;[$iwd_icons.I30];&quot;, &quot;;[$iwd_icons.J30];&quot;, &quot;;[$iwd_icons.K30];&quot;, &quot;;[$iwd_icons.L30];&quot;, &quot;;[$iwd_icons.M30];&quot;, &quot;;[$iwd_icons.N30];&quot;, &quot;;[$iwd_icons.O30];&quot;, &quot;;[$iwd_icons.P30];&quot;, &quot;;[$iwd_icons.Q30];&quot;, &quot;;[$iwd_icons.R30];&quot; =&gt; ~&quot;;[$iwd_icons.$C30];&quot;~ // &quot;;[$iwd_icons.$S30];&quot;, has icon from &quot;;[$iwd_icons.$T30])" office:value-type="string" office:string-value="  cduni28, ~ibow02~, ~kaybow~, ~null~, weapon, null, null, null, 54, 41, 40, null, null, null, null, null, null, null =&gt; ~kaybow~ // Kaylessa's Bow +3, has icon from Composite Longbow +1" calcext:value-type="string">
            <text:p><text:s text:c="2"/>cduni28, ~ibow02~, ~kaybow~, ~null~, weapon, null, null, null, 54, 41, 40, null, null, null, null, null, null, null =&gt; ~kaybow~ // Kaylessa's Bow +3, has icon from Composite Longbow +1</text:p>
          </table:table-cell>
        </table:table-row>
        <table:table-row table:style-name="ro1">
          <table:table-cell table:formula="of:=CONCATENATE(;&quot;  &quot;;[$iwd_icons.$A31];&quot;, ~&quot;;[$iwd_icons.$B31];&quot;~, ~&quot;;[$iwd_icons.$C31];&quot;~, ~&quot;;[$iwd_icons.$D31];&quot;~, &quot;;[$iwd_icons.$E31];&quot;, &quot;;[$iwd_icons.F31];&quot;, &quot;;[$iwd_icons.G31];&quot;, &quot;;[$iwd_icons.H31];&quot;, &quot;;[$iwd_icons.I31];&quot;, &quot;;[$iwd_icons.J31];&quot;, &quot;;[$iwd_icons.K31];&quot;, &quot;;[$iwd_icons.L31];&quot;, &quot;;[$iwd_icons.M31];&quot;, &quot;;[$iwd_icons.N31];&quot;, &quot;;[$iwd_icons.O31];&quot;, &quot;;[$iwd_icons.P31];&quot;, &quot;;[$iwd_icons.Q31];&quot;, &quot;;[$iwd_icons.R31];&quot; =&gt; ~&quot;;[$iwd_icons.$C31];&quot;~ // &quot;;[$iwd_icons.$S31];&quot;, has icon from &quot;;[$iwd_icons.$T31])" office:value-type="string" office:string-value="  cduni29, ~ibow04~, ~ulbow2a~, ~null~, weapon, null, null, null, 79, 60, 47, null, null, null, null, null, null, null =&gt; ~ulbow2a~ // Longbow +1: Protector, has icon from Longbow +1" calcext:value-type="string">
            <text:p><text:s text:c="2"/>cduni29, ~ibow04~, ~ulbow2a~, ~null~, weapon, null, null, null, 79, 60, 47, null, null, null, null, null, null, null =&gt; ~ulbow2a~ // Longbow +1: Protector, has icon from Longbow +1</text:p>
          </table:table-cell>
        </table:table-row>
        <table:table-row table:style-name="ro1">
          <table:table-cell table:formula="of:=CONCATENATE(;&quot;  &quot;;[$iwd_icons.$A32];&quot;, ~&quot;;[$iwd_icons.$B32];&quot;~, ~&quot;;[$iwd_icons.$C32];&quot;~, ~&quot;;[$iwd_icons.$D32];&quot;~, &quot;;[$iwd_icons.$E32];&quot;, &quot;;[$iwd_icons.F32];&quot;, &quot;;[$iwd_icons.G32];&quot;, &quot;;[$iwd_icons.H32];&quot;, &quot;;[$iwd_icons.I32];&quot;, &quot;;[$iwd_icons.J32];&quot;, &quot;;[$iwd_icons.K32];&quot;, &quot;;[$iwd_icons.L32];&quot;, &quot;;[$iwd_icons.M32];&quot;, &quot;;[$iwd_icons.N32];&quot;, &quot;;[$iwd_icons.O32];&quot;, &quot;;[$iwd_icons.P32];&quot;, &quot;;[$iwd_icons.Q32];&quot;, &quot;;[$iwd_icons.R32];&quot; =&gt; ~&quot;;[$iwd_icons.$C32];&quot;~ // &quot;;[$iwd_icons.$S32];&quot;, has icon from &quot;;[$iwd_icons.$T32])" office:value-type="string" office:string-value="  cduni30, ~ibow04~, ~ulbow2b~, ~null~, weapon, null, null, null, 63, 40, 41, null, null, null, null, null, null, null =&gt; ~ulbow2b~ // Longbow +2: Defender, has icon from Longbow +1" calcext:value-type="string">
            <text:p><text:s text:c="2"/>cduni30, ~ibow04~, ~ulbow2b~, ~null~, weapon, null, null, null, 63, 40, 41, null, null, null, null, null, null, null =&gt; ~ulbow2b~ // Longbow +2: Defender, has icon from Longbow +1</text:p>
          </table:table-cell>
        </table:table-row>
        <table:table-row table:style-name="ro1">
          <table:table-cell table:formula="of:=CONCATENATE(;&quot;  &quot;;[$iwd_icons.$A33];&quot;, ~&quot;;[$iwd_icons.$B33];&quot;~, ~&quot;;[$iwd_icons.$C33];&quot;~, ~&quot;;[$iwd_icons.$D33];&quot;~, &quot;;[$iwd_icons.$E33];&quot;, &quot;;[$iwd_icons.F33];&quot;, &quot;;[$iwd_icons.G33];&quot;, &quot;;[$iwd_icons.H33];&quot;, &quot;;[$iwd_icons.I33];&quot;, &quot;;[$iwd_icons.J33];&quot;, &quot;;[$iwd_icons.K33];&quot;, &quot;;[$iwd_icons.L33];&quot;, &quot;;[$iwd_icons.M33];&quot;, &quot;;[$iwd_icons.N33];&quot;, &quot;;[$iwd_icons.O33];&quot;, &quot;;[$iwd_icons.P33];&quot;, &quot;;[$iwd_icons.Q33];&quot;, &quot;;[$iwd_icons.R33];&quot; =&gt; ~&quot;;[$iwd_icons.$C33];&quot;~ // &quot;;[$iwd_icons.$S33];&quot;, has icon from &quot;;[$iwd_icons.$T33])" office:value-type="string" office:string-value="  cduni31, ~ibow04~, ~ulbow3a~, ~null~, weapon, null, null, null, 87, 57, 58, null, null, null, null, null, null, null =&gt; ~ulbow3a~ // Longbow +2: Protector, has icon from Longbow +1" calcext:value-type="string">
            <text:p><text:s text:c="2"/>cduni31, ~ibow04~, ~ulbow3a~, ~null~, weapon, null, null, null, 87, 57, 58, null, null, null, null, null, null, null =&gt; ~ulbow3a~ // Longbow +2: Protector, has icon from Longbow +1</text:p>
          </table:table-cell>
        </table:table-row>
        <table:table-row table:style-name="ro1">
          <table:table-cell table:formula="of:=CONCATENATE(;&quot;  &quot;;[$iwd_icons.$A34];&quot;, ~&quot;;[$iwd_icons.$B34];&quot;~, ~&quot;;[$iwd_icons.$C34];&quot;~, ~&quot;;[$iwd_icons.$D34];&quot;~, &quot;;[$iwd_icons.$E34];&quot;, &quot;;[$iwd_icons.F34];&quot;, &quot;;[$iwd_icons.G34];&quot;, &quot;;[$iwd_icons.H34];&quot;, &quot;;[$iwd_icons.I34];&quot;, &quot;;[$iwd_icons.J34];&quot;, &quot;;[$iwd_icons.K34];&quot;, &quot;;[$iwd_icons.L34];&quot;, &quot;;[$iwd_icons.M34];&quot;, &quot;;[$iwd_icons.N34];&quot;, &quot;;[$iwd_icons.O34];&quot;, &quot;;[$iwd_icons.P34];&quot;, &quot;;[$iwd_icons.Q34];&quot;, &quot;;[$iwd_icons.R34];&quot; =&gt; ~&quot;;[$iwd_icons.$C34];&quot;~ // &quot;;[$iwd_icons.$S34];&quot;, has icon from &quot;;[$iwd_icons.$T34])" office:value-type="string" office:string-value="  cduni32, ~ibow04~, ~ulbow4b~, ~null~, weapon, null, null, null, 51, 1, 41, null, null, null, null, null, null, null =&gt; ~ulbow4b~ // Longbow +3: Defender, has icon from Longbow +1" calcext:value-type="string">
            <text:p><text:s text:c="2"/>cduni32, ~ibow04~, ~ulbow4b~, ~null~, weapon, null, null, null, 51, 1, 41, null, null, null, null, null, null, null =&gt; ~ulbow4b~ // Longbow +3: Defender, has icon from Longbow +1</text:p>
          </table:table-cell>
        </table:table-row>
        <table:table-row table:style-name="ro1">
          <table:table-cell table:formula="of:=CONCATENATE(;&quot;  &quot;;[$iwd_icons.$A35];&quot;, ~&quot;;[$iwd_icons.$B35];&quot;~, ~&quot;;[$iwd_icons.$C35];&quot;~, ~&quot;;[$iwd_icons.$D35];&quot;~, &quot;;[$iwd_icons.$E35];&quot;, &quot;;[$iwd_icons.F35];&quot;, &quot;;[$iwd_icons.G35];&quot;, &quot;;[$iwd_icons.H35];&quot;, &quot;;[$iwd_icons.I35];&quot;, &quot;;[$iwd_icons.J35];&quot;, &quot;;[$iwd_icons.K35];&quot;, &quot;;[$iwd_icons.L35];&quot;, &quot;;[$iwd_icons.M35];&quot;, &quot;;[$iwd_icons.N35];&quot;, &quot;;[$iwd_icons.O35];&quot;, &quot;;[$iwd_icons.P35];&quot;, &quot;;[$iwd_icons.Q35];&quot;, &quot;;[$iwd_icons.R35];&quot; =&gt; ~&quot;;[$iwd_icons.$C35];&quot;~ // &quot;;[$iwd_icons.$S35];&quot;, has icon from &quot;;[$iwd_icons.$T35])" office:value-type="string" office:string-value="  cduni33, ~ibow04~, ~ulbow4a~, ~null~, weapon, null, null, null, 87, 55, 60, null, null, null, null, null, null, null =&gt; ~ulbow4a~ // Longbow +3: Repeater, has icon from Longbow +1" calcext:value-type="string">
            <text:p><text:s text:c="2"/>cduni33, ~ibow04~, ~ulbow4a~, ~null~, weapon, null, null, null, 87, 55, 60, null, null, null, null, null, null, null =&gt; ~ulbow4a~ // Longbow +3: Repeater, has icon from Longbow +1</text:p>
          </table:table-cell>
        </table:table-row>
        <table:table-row table:style-name="ro1">
          <table:table-cell table:formula="of:=CONCATENATE(;&quot;  &quot;;[$iwd_icons.$A36];&quot;, ~&quot;;[$iwd_icons.$B36];&quot;~, ~&quot;;[$iwd_icons.$C36];&quot;~, ~&quot;;[$iwd_icons.$D36];&quot;~, &quot;;[$iwd_icons.$E36];&quot;, &quot;;[$iwd_icons.F36];&quot;, &quot;;[$iwd_icons.G36];&quot;, &quot;;[$iwd_icons.H36];&quot;, &quot;;[$iwd_icons.I36];&quot;, &quot;;[$iwd_icons.J36];&quot;, &quot;;[$iwd_icons.K36];&quot;, &quot;;[$iwd_icons.L36];&quot;, &quot;;[$iwd_icons.M36];&quot;, &quot;;[$iwd_icons.N36];&quot;, &quot;;[$iwd_icons.O36];&quot;, &quot;;[$iwd_icons.P36];&quot;, &quot;;[$iwd_icons.Q36];&quot;, &quot;;[$iwd_icons.R36];&quot; =&gt; ~&quot;;[$iwd_icons.$C36];&quot;~ // &quot;;[$iwd_icons.$S36];&quot;, has icon from &quot;;[$iwd_icons.$T36])" office:value-type="string" office:string-value="  cduni34, ~ibow04~, ~ulbow5a~, ~null~, weapon, null, null, null, 63, 63, 79, null, null, null, null, null, null, null =&gt; ~ulbow5a~ // Longbow +4: Hammer, has icon from Longbow +1" calcext:value-type="string">
            <text:p><text:s text:c="2"/>cduni34, ~ibow04~, ~ulbow5a~, ~null~, weapon, null, null, null, 63, 63, 79, null, null, null, null, null, null, null =&gt; ~ulbow5a~ // Longbow +4: Hammer, has icon from Longbow +1</text:p>
          </table:table-cell>
        </table:table-row>
        <table:table-row table:style-name="ro1">
          <table:table-cell table:formula="of:=CONCATENATE(;&quot;  &quot;;[$iwd_icons.$A37];&quot;, ~&quot;;[$iwd_icons.$B37];&quot;~, ~&quot;;[$iwd_icons.$C37];&quot;~, ~&quot;;[$iwd_icons.$D37];&quot;~, &quot;;[$iwd_icons.$E37];&quot;, &quot;;[$iwd_icons.F37];&quot;, &quot;;[$iwd_icons.G37];&quot;, &quot;;[$iwd_icons.H37];&quot;, &quot;;[$iwd_icons.I37];&quot;, &quot;;[$iwd_icons.J37];&quot;, &quot;;[$iwd_icons.K37];&quot;, &quot;;[$iwd_icons.L37];&quot;, &quot;;[$iwd_icons.M37];&quot;, &quot;;[$iwd_icons.N37];&quot;, &quot;;[$iwd_icons.O37];&quot;, &quot;;[$iwd_icons.P37];&quot;, &quot;;[$iwd_icons.Q37];&quot;, &quot;;[$iwd_icons.R37];&quot; =&gt; ~&quot;;[$iwd_icons.$C37];&quot;~ // &quot;;[$iwd_icons.$S37];&quot;, has icon from &quot;;[$iwd_icons.$T37])" office:value-type="string" office:string-value="  cduni35, ~ibow04~, ~ulbow3c~, ~null~, weapon, null, null, null, 63, 4, 47, null, null, null, null, null, null, null =&gt; ~ulbow3c~ // Longbow of Action +2, has icon from Longbow +1" calcext:value-type="string">
            <text:p><text:s text:c="2"/>cduni35, ~ibow04~, ~ulbow3c~, ~null~, weapon, null, null, null, 63, 4, 47, null, null, null, null, null, null, null =&gt; ~ulbow3c~ // Longbow of Action +2, has icon from Longbow +1</text:p>
          </table:table-cell>
        </table:table-row>
        <table:table-row table:style-name="ro1">
          <table:table-cell table:formula="of:=CONCATENATE(;&quot;  &quot;;[$iwd_icons.$A38];&quot;, ~&quot;;[$iwd_icons.$B38];&quot;~, ~&quot;;[$iwd_icons.$C38];&quot;~, ~&quot;;[$iwd_icons.$D38];&quot;~, &quot;;[$iwd_icons.$E38];&quot;, &quot;;[$iwd_icons.F38];&quot;, &quot;;[$iwd_icons.G38];&quot;, &quot;;[$iwd_icons.H38];&quot;, &quot;;[$iwd_icons.I38];&quot;, &quot;;[$iwd_icons.J38];&quot;, &quot;;[$iwd_icons.K38];&quot;, &quot;;[$iwd_icons.L38];&quot;, &quot;;[$iwd_icons.M38];&quot;, &quot;;[$iwd_icons.N38];&quot;, &quot;;[$iwd_icons.O38];&quot;, &quot;;[$iwd_icons.P38];&quot;, &quot;;[$iwd_icons.Q38];&quot;, &quot;;[$iwd_icons.R38];&quot; =&gt; ~&quot;;[$iwd_icons.$C38];&quot;~ // &quot;;[$iwd_icons.$S38];&quot;, has icon from &quot;;[$iwd_icons.$T38])" office:value-type="string" office:string-value="  cduni36, ~iarow02~, ~uarow3c~, ~null~, other, null, null, null, null, null, null, null, null, null, null, null, null, null =&gt; ~uarow3c~ // Piercing Arrow +1, has icon from Arrow +1" calcext:value-type="string">
            <text:p><text:s text:c="2"/>cduni36, ~iarow02~, ~uarow3c~, ~null~, other, null, null, null, null, null, null, null, null, null, null, null, null, null =&gt; ~uarow3c~ // Piercing Arrow +1, has icon from Arrow +1</text:p>
          </table:table-cell>
        </table:table-row>
        <table:table-row table:style-name="ro1">
          <table:table-cell table:formula="of:=CONCATENATE(;&quot;  &quot;;[$iwd_icons.$A39];&quot;, ~&quot;;[$iwd_icons.$B39];&quot;~, ~&quot;;[$iwd_icons.$C39];&quot;~, ~&quot;;[$iwd_icons.$D39];&quot;~, &quot;;[$iwd_icons.$E39];&quot;, &quot;;[$iwd_icons.F39];&quot;, &quot;;[$iwd_icons.G39];&quot;, &quot;;[$iwd_icons.H39];&quot;, &quot;;[$iwd_icons.I39];&quot;, &quot;;[$iwd_icons.J39];&quot;, &quot;;[$iwd_icons.K39];&quot;, &quot;;[$iwd_icons.L39];&quot;, &quot;;[$iwd_icons.M39];&quot;, &quot;;[$iwd_icons.N39];&quot;, &quot;;[$iwd_icons.O39];&quot;, &quot;;[$iwd_icons.P39];&quot;, &quot;;[$iwd_icons.Q39];&quot;, &quot;;[$iwd_icons.R39];&quot; =&gt; ~&quot;;[$iwd_icons.$C39];&quot;~ // &quot;;[$iwd_icons.$S39];&quot;, has icon from &quot;;[$iwd_icons.$T39])" office:value-type="string" office:string-value="  cduni37, ~iarow06~, ~arowtrn~, ~null~, other, null, null, null, null, null, null, null, null, null, null, null, null, null =&gt; ~arowtrn~ // Translocation Arrow +1, has icon from Arrow of Detonation " calcext:value-type="string">
            <text:p><text:s text:c="2"/>cduni37, ~iarow06~, ~arowtrn~, ~null~, other, null, null, null, null, null, null, null, null, null, null, null, null, null =&gt; ~arowtrn~ // Translocation Arrow +1, has icon from Arrow of Detonation </text:p>
          </table:table-cell>
        </table:table-row>
        <table:table-row table:style-name="ro1">
          <table:table-cell table:formula="of:=CONCATENATE(;&quot;  &quot;;[$iwd_icons.$A40];&quot;, ~&quot;;[$iwd_icons.$B40];&quot;~, ~&quot;;[$iwd_icons.$C40];&quot;~, ~&quot;;[$iwd_icons.$D40];&quot;~, &quot;;[$iwd_icons.$E40];&quot;, &quot;;[$iwd_icons.F40];&quot;, &quot;;[$iwd_icons.G40];&quot;, &quot;;[$iwd_icons.H40];&quot;, &quot;;[$iwd_icons.I40];&quot;, &quot;;[$iwd_icons.J40];&quot;, &quot;;[$iwd_icons.K40];&quot;, &quot;;[$iwd_icons.L40];&quot;, &quot;;[$iwd_icons.M40];&quot;, &quot;;[$iwd_icons.N40];&quot;, &quot;;[$iwd_icons.O40];&quot;, &quot;;[$iwd_icons.P40];&quot;, &quot;;[$iwd_icons.Q40];&quot;, &quot;;[$iwd_icons.R40];&quot; =&gt; ~&quot;;[$iwd_icons.$C40];&quot;~ // &quot;;[$iwd_icons.$S40];&quot;, has icon from &quot;;[$iwd_icons.$T40])" office:value-type="string" office:string-value="  cduni38, ~ibolt05~, ~sekolah~, ~null~, other, null, null, null, null, null, null, null, null, null, null, null, null, null =&gt; ~sekolah~ // Bolt of Sekolah's Fire, has icon from Bolt of Polymorphing" calcext:value-type="string">
            <text:p><text:s text:c="2"/>cduni38, ~ibolt05~, ~sekolah~, ~null~, other, null, null, null, null, null, null, null, null, null, null, null, null, null =&gt; ~sekolah~ // Bolt of Sekolah's Fire, has icon from Bolt of Polymorphing</text:p>
          </table:table-cell>
        </table:table-row>
        <table:table-row table:style-name="ro1">
          <table:table-cell table:formula="of:=CONCATENATE(;&quot;  &quot;;[$iwd_icons.$A41];&quot;, ~&quot;;[$iwd_icons.$B41];&quot;~, ~&quot;;[$iwd_icons.$C41];&quot;~, ~&quot;;[$iwd_icons.$D41];&quot;~, &quot;;[$iwd_icons.$E41];&quot;, &quot;;[$iwd_icons.F41];&quot;, &quot;;[$iwd_icons.G41];&quot;, &quot;;[$iwd_icons.H41];&quot;, &quot;;[$iwd_icons.I41];&quot;, &quot;;[$iwd_icons.J41];&quot;, &quot;;[$iwd_icons.K41];&quot;, &quot;;[$iwd_icons.L41];&quot;, &quot;;[$iwd_icons.M41];&quot;, &quot;;[$iwd_icons.N41];&quot;, &quot;;[$iwd_icons.O41];&quot;, &quot;;[$iwd_icons.P41];&quot;, &quot;;[$iwd_icons.Q41];&quot;, &quot;;[$iwd_icons.R41];&quot; =&gt; ~&quot;;[$iwd_icons.$C41];&quot;~ // &quot;;[$iwd_icons.$S41];&quot;, has icon from &quot;;[$iwd_icons.$T41])" office:value-type="string" office:string-value="  cduni39, ~ixbow08~, ~uhxbw2a~, ~null~, weapon, null, null, null, 69, 110, 81, null, null, null, null, null, null, null =&gt; ~uhxbw2a~ // Finest Heavy Crossbow, has icon from High Quality Heavy Crossbow" calcext:value-type="string">
            <text:p><text:s text:c="2"/>cduni39, ~ixbow08~, ~uhxbw2a~, ~null~, weapon, null, null, null, 69, 110, 81, null, null, null, null, null, null, null =&gt; ~uhxbw2a~ // Finest Heavy Crossbow, has icon from High Quality Heavy Crossbow</text:p>
          </table:table-cell>
        </table:table-row>
        <table:table-row table:style-name="ro1">
          <table:table-cell table:formula="of:=CONCATENATE(;&quot;  &quot;;[$iwd_icons.$A42];&quot;, ~&quot;;[$iwd_icons.$B42];&quot;~, ~&quot;;[$iwd_icons.$C42];&quot;~, ~&quot;;[$iwd_icons.$D42];&quot;~, &quot;;[$iwd_icons.$E42];&quot;, &quot;;[$iwd_icons.F42];&quot;, &quot;;[$iwd_icons.G42];&quot;, &quot;;[$iwd_icons.H42];&quot;, &quot;;[$iwd_icons.I42];&quot;, &quot;;[$iwd_icons.J42];&quot;, &quot;;[$iwd_icons.K42];&quot;, &quot;;[$iwd_icons.L42];&quot;, &quot;;[$iwd_icons.M42];&quot;, &quot;;[$iwd_icons.N42];&quot;, &quot;;[$iwd_icons.O42];&quot;, &quot;;[$iwd_icons.P42];&quot;, &quot;;[$iwd_icons.Q42];&quot;, &quot;;[$iwd_icons.R42];&quot; =&gt; ~&quot;;[$iwd_icons.$C42];&quot;~ // &quot;;[$iwd_icons.$S42];&quot;, has icon from &quot;;[$iwd_icons.$T42])" office:value-type="string" office:string-value="  cduni40, ~ixbow09~, ~ulxbw2a~, ~null~, weapon, null, null, null, 53, 5, 84, null, null, null, null, null, null, null =&gt; ~ulxbw2a~ // Finest Light Crossbow, has icon from High Quality Light Crossbow" calcext:value-type="string">
            <text:p><text:s text:c="2"/>cduni40, ~ixbow09~, ~ulxbw2a~, ~null~, weapon, null, null, null, 53, 5, 84, null, null, null, null, null, null, null =&gt; ~ulxbw2a~ // Finest Light Crossbow, has icon from High Quality Light Crossbow</text:p>
          </table:table-cell>
        </table:table-row>
        <table:table-row table:style-name="ro1">
          <table:table-cell table:formula="of:=CONCATENATE(;&quot;  &quot;;[$iwd_icons.$A43];&quot;, ~&quot;;[$iwd_icons.$B43];&quot;~, ~&quot;;[$iwd_icons.$C43];&quot;~, ~&quot;;[$iwd_icons.$D43];&quot;~, &quot;;[$iwd_icons.$E43];&quot;, &quot;;[$iwd_icons.F43];&quot;, &quot;;[$iwd_icons.G43];&quot;, &quot;;[$iwd_icons.H43];&quot;, &quot;;[$iwd_icons.I43];&quot;, &quot;;[$iwd_icons.J43];&quot;, &quot;;[$iwd_icons.K43];&quot;, &quot;;[$iwd_icons.L43];&quot;, &quot;;[$iwd_icons.M43];&quot;, &quot;;[$iwd_icons.N43];&quot;, &quot;;[$iwd_icons.O43];&quot;, &quot;;[$iwd_icons.P43];&quot;, &quot;;[$iwd_icons.Q43];&quot;, &quot;;[$iwd_icons.R43];&quot; =&gt; ~&quot;;[$iwd_icons.$C43];&quot;~ // &quot;;[$iwd_icons.$S43];&quot;, has icon from &quot;;[$iwd_icons.$T43])" office:value-type="string" office:string-value="  cduni41, ~ixbow02~, ~uhxbw3a~, ~null~, weapon, null, null, null, 65, 57, 58, null, null, null, null, null, null, null =&gt; ~uhxbw3a~ // Heavy Crossbow of Defense +2, has icon from Heavy Crossbow +1" calcext:value-type="string">
            <text:p><text:s text:c="2"/>cduni41, ~ixbow02~, ~uhxbw3a~, ~null~, weapon, null, null, null, 65, 57, 58, null, null, null, null, null, null, null =&gt; ~uhxbw3a~ // Heavy Crossbow of Defense +2, has icon from Heavy Crossbow +1</text:p>
          </table:table-cell>
        </table:table-row>
        <table:table-row table:style-name="ro1">
          <table:table-cell table:formula="of:=CONCATENATE(;&quot;  &quot;;[$iwd_icons.$A44];&quot;, ~&quot;;[$iwd_icons.$B44];&quot;~, ~&quot;;[$iwd_icons.$C44];&quot;~, ~&quot;;[$iwd_icons.$D44];&quot;~, &quot;;[$iwd_icons.$E44];&quot;, &quot;;[$iwd_icons.F44];&quot;, &quot;;[$iwd_icons.G44];&quot;, &quot;;[$iwd_icons.H44];&quot;, &quot;;[$iwd_icons.I44];&quot;, &quot;;[$iwd_icons.J44];&quot;, &quot;;[$iwd_icons.K44];&quot;, &quot;;[$iwd_icons.L44];&quot;, &quot;;[$iwd_icons.M44];&quot;, &quot;;[$iwd_icons.N44];&quot;, &quot;;[$iwd_icons.O44];&quot;, &quot;;[$iwd_icons.P44];&quot;, &quot;;[$iwd_icons.Q44];&quot;, &quot;;[$iwd_icons.R44];&quot; =&gt; ~&quot;;[$iwd_icons.$C44];&quot;~ // &quot;;[$iwd_icons.$S44];&quot;, has icon from &quot;;[$iwd_icons.$T44])" office:value-type="string" office:string-value="  cduni42, ~ixbow02~, ~uhxbw3b~, ~null~, weapon, null, null, null, 73, 54, 86, null, null, null, null, null, null, null =&gt; ~uhxbw3b~ // Heavy Crossbow of Speed +2, has icon from Heavy Crossbow +1" calcext:value-type="string">
            <text:p><text:s text:c="2"/>cduni42, ~ixbow02~, ~uhxbw3b~, ~null~, weapon, null, null, null, 73, 54, 86, null, null, null, null, null, null, null =&gt; ~uhxbw3b~ // Heavy Crossbow of Speed +2, has icon from Heavy Crossbow +1</text:p>
          </table:table-cell>
        </table:table-row>
        <table:table-row table:style-name="ro1">
          <table:table-cell table:formula="of:=CONCATENATE(;&quot;  &quot;;[$iwd_icons.$A45];&quot;, ~&quot;;[$iwd_icons.$B45];&quot;~, ~&quot;;[$iwd_icons.$C45];&quot;~, ~&quot;;[$iwd_icons.$D45];&quot;~, &quot;;[$iwd_icons.$E45];&quot;, &quot;;[$iwd_icons.F45];&quot;, &quot;;[$iwd_icons.G45];&quot;, &quot;;[$iwd_icons.H45];&quot;, &quot;;[$iwd_icons.I45];&quot;, &quot;;[$iwd_icons.J45];&quot;, &quot;;[$iwd_icons.K45];&quot;, &quot;;[$iwd_icons.L45];&quot;, &quot;;[$iwd_icons.M45];&quot;, &quot;;[$iwd_icons.N45];&quot;, &quot;;[$iwd_icons.O45];&quot;, &quot;;[$iwd_icons.P45];&quot;, &quot;;[$iwd_icons.Q45];&quot;, &quot;;[$iwd_icons.R45];&quot; =&gt; ~&quot;;[$iwd_icons.$C45];&quot;~ // &quot;;[$iwd_icons.$S45];&quot;, has icon from &quot;;[$iwd_icons.$T45])" office:value-type="string" office:string-value="  cduni43, ~ixbow05~, ~ulxbw3a~, ~null~, weapon, null, null, null, 65, 57, 58, null, null, null, null, null, null, null =&gt; ~ulxbw3a~ // Light Crossbow of Defense +2, has icon from Light Crossbow +1" calcext:value-type="string">
            <text:p><text:s text:c="2"/>cduni43, ~ixbow05~, ~ulxbw3a~, ~null~, weapon, null, null, null, 65, 57, 58, null, null, null, null, null, null, null =&gt; ~ulxbw3a~ // Light Crossbow of Defense +2, has icon from Light Crossbow +1</text:p>
          </table:table-cell>
        </table:table-row>
        <table:table-row table:style-name="ro1">
          <table:table-cell table:formula="of:=CONCATENATE(;&quot;  &quot;;[$iwd_icons.$A46];&quot;, ~&quot;;[$iwd_icons.$B46];&quot;~, ~&quot;;[$iwd_icons.$C46];&quot;~, ~&quot;;[$iwd_icons.$D46];&quot;~, &quot;;[$iwd_icons.$E46];&quot;, &quot;;[$iwd_icons.F46];&quot;, &quot;;[$iwd_icons.G46];&quot;, &quot;;[$iwd_icons.H46];&quot;, &quot;;[$iwd_icons.I46];&quot;, &quot;;[$iwd_icons.J46];&quot;, &quot;;[$iwd_icons.K46];&quot;, &quot;;[$iwd_icons.L46];&quot;, &quot;;[$iwd_icons.M46];&quot;, &quot;;[$iwd_icons.N46];&quot;, &quot;;[$iwd_icons.O46];&quot;, &quot;;[$iwd_icons.P46];&quot;, &quot;;[$iwd_icons.Q46];&quot;, &quot;;[$iwd_icons.R46];&quot; =&gt; ~&quot;;[$iwd_icons.$C46];&quot;~ // &quot;;[$iwd_icons.$S46];&quot;, has icon from &quot;;[$iwd_icons.$T46])" office:value-type="string" office:string-value="  cduni44, ~ixbow05~, ~ulxbw3b~, ~null~, weapon, null, null, null, 63, 37, 52, null, null, null, null, null, null, null =&gt; ~ulxbw3b~ // Light Crossbow of Speed +2, has icon from Light Crossbow +1" calcext:value-type="string">
            <text:p><text:s text:c="2"/>cduni44, ~ixbow05~, ~ulxbw3b~, ~null~, weapon, null, null, null, 63, 37, 52, null, null, null, null, null, null, null =&gt; ~ulxbw3b~ // Light Crossbow of Speed +2, has icon from Light Crossbow +1</text:p>
          </table:table-cell>
        </table:table-row>
        <table:table-row table:style-name="ro1">
          <table:table-cell table:formula="of:=CONCATENATE(;&quot;  &quot;;[$iwd_icons.$A47];&quot;, ~&quot;;[$iwd_icons.$B47];&quot;~, ~&quot;;[$iwd_icons.$C47];&quot;~, ~&quot;;[$iwd_icons.$D47];&quot;~, &quot;;[$iwd_icons.$E47];&quot;, &quot;;[$iwd_icons.F47];&quot;, &quot;;[$iwd_icons.G47];&quot;, &quot;;[$iwd_icons.H47];&quot;, &quot;;[$iwd_icons.I47];&quot;, &quot;;[$iwd_icons.J47];&quot;, &quot;;[$iwd_icons.K47];&quot;, &quot;;[$iwd_icons.L47];&quot;, &quot;;[$iwd_icons.M47];&quot;, &quot;;[$iwd_icons.N47];&quot;, &quot;;[$iwd_icons.O47];&quot;, &quot;;[$iwd_icons.P47];&quot;, &quot;;[$iwd_icons.Q47];&quot;, &quot;;[$iwd_icons.R47];&quot; =&gt; ~&quot;;[$iwd_icons.$C47];&quot;~ // &quot;;[$iwd_icons.$S47];&quot;, has icon from &quot;;[$iwd_icons.$T47])" office:value-type="string" office:string-value="  cduni45, ~ixbow02~, ~uhxbw4a~, ~null~, weapon, null, null, null, 79, 40, 41, null, null, null, null, null, null, null =&gt; ~uhxbw4a~ // Reinforced Heavy Crossbow +4, has icon from Heavy Crossbow +1" calcext:value-type="string">
            <text:p><text:s text:c="2"/>cduni45, ~ixbow02~, ~uhxbw4a~, ~null~, weapon, null, null, null, 79, 40, 41, null, null, null, null, null, null, null =&gt; ~uhxbw4a~ // Reinforced Heavy Crossbow +4, has icon from Heavy Crossbow +1</text:p>
          </table:table-cell>
        </table:table-row>
        <table:table-row table:style-name="ro1">
          <table:table-cell table:formula="of:=CONCATENATE(;&quot;  &quot;;[$iwd_icons.$A48];&quot;, ~&quot;;[$iwd_icons.$B48];&quot;~, ~&quot;;[$iwd_icons.$C48];&quot;~, ~&quot;;[$iwd_icons.$D48];&quot;~, &quot;;[$iwd_icons.$E48];&quot;, &quot;;[$iwd_icons.F48];&quot;, &quot;;[$iwd_icons.G48];&quot;, &quot;;[$iwd_icons.H48];&quot;, &quot;;[$iwd_icons.I48];&quot;, &quot;;[$iwd_icons.J48];&quot;, &quot;;[$iwd_icons.K48];&quot;, &quot;;[$iwd_icons.L48];&quot;, &quot;;[$iwd_icons.M48];&quot;, &quot;;[$iwd_icons.N48];&quot;, &quot;;[$iwd_icons.O48];&quot;, &quot;;[$iwd_icons.P48];&quot;, &quot;;[$iwd_icons.Q48];&quot;, &quot;;[$iwd_icons.R48];&quot; =&gt; ~&quot;;[$iwd_icons.$C48];&quot;~ // &quot;;[$iwd_icons.$S48];&quot;, has icon from &quot;;[$iwd_icons.$T48])" office:value-type="string" office:string-value="  cduni46, ~ixbow02~, ~uhxbw5a~, ~null~, weapon, null, null, null, 46, 79, 64, null, null, null, null, null, null, null =&gt; ~uhxbw5a~ // Repeating Heavy Crossbow +3, has icon from Heavy Crossbow +1" calcext:value-type="string">
            <text:p><text:s text:c="2"/>cduni46, ~ixbow02~, ~uhxbw5a~, ~null~, weapon, null, null, null, 46, 79, 64, null, null, null, null, null, null, null =&gt; ~uhxbw5a~ // Repeating Heavy Crossbow +3, has icon from Heavy Crossbow +1</text:p>
          </table:table-cell>
        </table:table-row>
        <table:table-row table:style-name="ro1">
          <table:table-cell table:formula="of:=CONCATENATE(;&quot;  &quot;;[$iwd_icons.$A49];&quot;, ~&quot;;[$iwd_icons.$B49];&quot;~, ~&quot;;[$iwd_icons.$C49];&quot;~, ~&quot;;[$iwd_icons.$D49];&quot;~, &quot;;[$iwd_icons.$E49];&quot;, &quot;;[$iwd_icons.F49];&quot;, &quot;;[$iwd_icons.G49];&quot;, &quot;;[$iwd_icons.H49];&quot;, &quot;;[$iwd_icons.I49];&quot;, &quot;;[$iwd_icons.J49];&quot;, &quot;;[$iwd_icons.K49];&quot;, &quot;;[$iwd_icons.L49];&quot;, &quot;;[$iwd_icons.M49];&quot;, &quot;;[$iwd_icons.N49];&quot;, &quot;;[$iwd_icons.O49];&quot;, &quot;;[$iwd_icons.P49];&quot;, &quot;;[$iwd_icons.Q49];&quot;, &quot;;[$iwd_icons.R49];&quot; =&gt; ~&quot;;[$iwd_icons.$C49];&quot;~ // &quot;;[$iwd_icons.$S49];&quot;, has icon from &quot;;[$iwd_icons.$T49])" office:value-type="string" office:string-value="  cduni47, ~ixbow05~, ~ulxbw5a~, ~null~, weapon, null, null, null, 46, 63, 65, null, null, null, null, null, null, null =&gt; ~ulxbw5a~ // Repeating Light Crossbow +3, has icon from Light Crossbow +1" calcext:value-type="string">
            <text:p><text:s text:c="2"/>cduni47, ~ixbow05~, ~ulxbw5a~, ~null~, weapon, null, null, null, 46, 63, 65, null, null, null, null, null, null, null =&gt; ~ulxbw5a~ // Repeating Light Crossbow +3, has icon from Light Crossbow +1</text:p>
          </table:table-cell>
        </table:table-row>
        <table:table-row table:style-name="ro1">
          <table:table-cell table:formula="of:=CONCATENATE(;&quot;  &quot;;[$iwd_icons.$A50];&quot;, ~&quot;;[$iwd_icons.$B50];&quot;~, ~&quot;;[$iwd_icons.$C50];&quot;~, ~&quot;;[$iwd_icons.$D50];&quot;~, &quot;;[$iwd_icons.$E50];&quot;, &quot;;[$iwd_icons.F50];&quot;, &quot;;[$iwd_icons.G50];&quot;, &quot;;[$iwd_icons.H50];&quot;, &quot;;[$iwd_icons.I50];&quot;, &quot;;[$iwd_icons.J50];&quot;, &quot;;[$iwd_icons.K50];&quot;, &quot;;[$iwd_icons.L50];&quot;, &quot;;[$iwd_icons.M50];&quot;, &quot;;[$iwd_icons.N50];&quot;, &quot;;[$iwd_icons.O50];&quot;, &quot;;[$iwd_icons.P50];&quot;, &quot;;[$iwd_icons.Q50];&quot;, &quot;;[$iwd_icons.R50];&quot; =&gt; ~&quot;;[$iwd_icons.$C50];&quot;~ // &quot;;[$iwd_icons.$S50];&quot;, has icon from &quot;;[$iwd_icons.$T50])" office:value-type="string" office:string-value="  cduni48, ~idart02~, ~udart2a~, ~null~, other, null, null, null, null, null, null, null, null, null, null, null, null, null =&gt; ~udart2a~ // Berserker Darts, has icon from Dart +1" calcext:value-type="string">
            <text:p><text:s text:c="2"/>cduni48, ~idart02~, ~udart2a~, ~null~, other, null, null, null, null, null, null, null, null, null, null, null, null, null =&gt; ~udart2a~ // Berserker Darts, has icon from Dart +1</text:p>
          </table:table-cell>
        </table:table-row>
        <table:table-row table:style-name="ro1">
          <table:table-cell table:formula="of:=CONCATENATE(;&quot;  &quot;;[$iwd_icons.$A51];&quot;, ~&quot;;[$iwd_icons.$B51];&quot;~, ~&quot;;[$iwd_icons.$C51];&quot;~, ~&quot;;[$iwd_icons.$D51];&quot;~, &quot;;[$iwd_icons.$E51];&quot;, &quot;;[$iwd_icons.F51];&quot;, &quot;;[$iwd_icons.G51];&quot;, &quot;;[$iwd_icons.H51];&quot;, &quot;;[$iwd_icons.I51];&quot;, &quot;;[$iwd_icons.J51];&quot;, &quot;;[$iwd_icons.K51];&quot;, &quot;;[$iwd_icons.L51];&quot;, &quot;;[$iwd_icons.M51];&quot;, &quot;;[$iwd_icons.N51];&quot;, &quot;;[$iwd_icons.O51];&quot;, &quot;;[$iwd_icons.P51];&quot;, &quot;;[$iwd_icons.Q51];&quot;, &quot;;[$iwd_icons.R51];&quot; =&gt; ~&quot;;[$iwd_icons.$C51];&quot;~ // &quot;;[$iwd_icons.$S51];&quot;, has icon from &quot;;[$iwd_icons.$T51])" office:value-type="string" office:string-value="  cduni49, ~idart02~, ~udart3b~, ~null~, other, null, null, null, null, null, null, null, null, null, null, null, null, null =&gt; ~udart3b~ // Blinding Dart +2, has icon from Dart +1" calcext:value-type="string">
            <text:p><text:s text:c="2"/>cduni49, ~idart02~, ~udart3b~, ~null~, other, null, null, null, null, null, null, null, null, null, null, null, null, null =&gt; ~udart3b~ // Blinding Dart +2, has icon from Dart +1</text:p>
          </table:table-cell>
        </table:table-row>
        <table:table-row table:style-name="ro1">
          <table:table-cell table:formula="of:=CONCATENATE(;&quot;  &quot;;[$iwd_icons.$A52];&quot;, ~&quot;;[$iwd_icons.$B52];&quot;~, ~&quot;;[$iwd_icons.$C52];&quot;~, ~&quot;;[$iwd_icons.$D52];&quot;~, &quot;;[$iwd_icons.$E52];&quot;, &quot;;[$iwd_icons.F52];&quot;, &quot;;[$iwd_icons.G52];&quot;, &quot;;[$iwd_icons.H52];&quot;, &quot;;[$iwd_icons.I52];&quot;, &quot;;[$iwd_icons.J52];&quot;, &quot;;[$iwd_icons.K52];&quot;, &quot;;[$iwd_icons.L52];&quot;, &quot;;[$iwd_icons.M52];&quot;, &quot;;[$iwd_icons.N52];&quot;, &quot;;[$iwd_icons.O52];&quot;, &quot;;[$iwd_icons.P52];&quot;, &quot;;[$iwd_icons.Q52];&quot;, &quot;;[$iwd_icons.R52];&quot; =&gt; ~&quot;;[$iwd_icons.$C52];&quot;~ // &quot;;[$iwd_icons.$S52];&quot;, has icon from &quot;;[$iwd_icons.$T52])" office:value-type="string" office:string-value="  cduni50, ~ibull01~, ~ubull4a~, ~null~, other, null, null, null, null, null, null, null, null, null, null, null, null, null =&gt; ~ubull4a~ // Bullets of Fire +2, has icon from Bullet" calcext:value-type="string">
            <text:p><text:s text:c="2"/>cduni50, ~ibull01~, ~ubull4a~, ~null~, other, null, null, null, null, null, null, null, null, null, null, null, null, null =&gt; ~ubull4a~ // Bullets of Fire +2, has icon from Bullet</text:p>
          </table:table-cell>
        </table:table-row>
        <table:table-row table:style-name="ro1">
          <table:table-cell table:formula="of:=CONCATENATE(;&quot;  &quot;;[$iwd_icons.$A53];&quot;, ~&quot;;[$iwd_icons.$B53];&quot;~, ~&quot;;[$iwd_icons.$C53];&quot;~, ~&quot;;[$iwd_icons.$D53];&quot;~, &quot;;[$iwd_icons.$E53];&quot;, &quot;;[$iwd_icons.F53];&quot;, &quot;;[$iwd_icons.G53];&quot;, &quot;;[$iwd_icons.H53];&quot;, &quot;;[$iwd_icons.I53];&quot;, &quot;;[$iwd_icons.J53];&quot;, &quot;;[$iwd_icons.K53];&quot;, &quot;;[$iwd_icons.L53];&quot;, &quot;;[$iwd_icons.M53];&quot;, &quot;;[$iwd_icons.N53];&quot;, &quot;;[$iwd_icons.O53];&quot;, &quot;;[$iwd_icons.P53];&quot;, &quot;;[$iwd_icons.Q53];&quot;, &quot;;[$iwd_icons.R53];&quot; =&gt; ~&quot;;[$iwd_icons.$C53];&quot;~ // &quot;;[$iwd_icons.$S53];&quot;, has icon from &quot;;[$iwd_icons.$T53])" office:value-type="string" office:string-value="  cduni51, ~idart02~, ~udart3a~, ~null~, other, null, null, null, null, null, null, null, null, null, null, null, null, null =&gt; ~udart3a~ // Fire Dart +2, has icon from Dart +1" calcext:value-type="string">
            <text:p><text:s text:c="2"/>cduni51, ~idart02~, ~udart3a~, ~null~, other, null, null, null, null, null, null, null, null, null, null, null, null, null =&gt; ~udart3a~ // Fire Dart +2, has icon from Dart +1</text:p>
          </table:table-cell>
        </table:table-row>
        <table:table-row table:style-name="ro1">
          <table:table-cell table:formula="of:=CONCATENATE(;&quot;  &quot;;[$iwd_icons.$A54];&quot;, ~&quot;;[$iwd_icons.$B54];&quot;~, ~&quot;;[$iwd_icons.$C54];&quot;~, ~&quot;;[$iwd_icons.$D54];&quot;~, &quot;;[$iwd_icons.$E54];&quot;, &quot;;[$iwd_icons.F54];&quot;, &quot;;[$iwd_icons.G54];&quot;, &quot;;[$iwd_icons.H54];&quot;, &quot;;[$iwd_icons.I54];&quot;, &quot;;[$iwd_icons.J54];&quot;, &quot;;[$iwd_icons.K54];&quot;, &quot;;[$iwd_icons.L54];&quot;, &quot;;[$iwd_icons.M54];&quot;, &quot;;[$iwd_icons.N54];&quot;, &quot;;[$iwd_icons.O54];&quot;, &quot;;[$iwd_icons.P54];&quot;, &quot;;[$iwd_icons.Q54];&quot;, &quot;;[$iwd_icons.R54];&quot; =&gt; ~&quot;;[$iwd_icons.$C54];&quot;~ // &quot;;[$iwd_icons.$S54];&quot;, has icon from &quot;;[$iwd_icons.$T54])" office:value-type="string" office:string-value="  cduni52, ~idart01~, ~udart1a~, ~null~, other, null, null, null, null, null, null, null, null, null, null, null, null, null =&gt; ~udart1a~ // Hammer Darts, has icon from Dart" calcext:value-type="string">
            <text:p><text:s text:c="2"/>cduni52, ~idart01~, ~udart1a~, ~null~, other, null, null, null, null, null, null, null, null, null, null, null, null, null =&gt; ~udart1a~ // Hammer Darts, has icon from Dart</text:p>
          </table:table-cell>
        </table:table-row>
        <table:table-row table:style-name="ro1">
          <table:table-cell table:formula="of:=CONCATENATE(;&quot;  &quot;;[$iwd_icons.$A55];&quot;, ~&quot;;[$iwd_icons.$B55];&quot;~, ~&quot;;[$iwd_icons.$C55];&quot;~, ~&quot;;[$iwd_icons.$D55];&quot;~, &quot;;[$iwd_icons.$E55];&quot;, &quot;;[$iwd_icons.F55];&quot;, &quot;;[$iwd_icons.G55];&quot;, &quot;;[$iwd_icons.H55];&quot;, &quot;;[$iwd_icons.I55];&quot;, &quot;;[$iwd_icons.J55];&quot;, &quot;;[$iwd_icons.K55];&quot;, &quot;;[$iwd_icons.L55];&quot;, &quot;;[$iwd_icons.M55];&quot;, &quot;;[$iwd_icons.N55];&quot;, &quot;;[$iwd_icons.O55];&quot;, &quot;;[$iwd_icons.P55];&quot;, &quot;;[$iwd_icons.Q55];&quot;, &quot;;[$iwd_icons.R55];&quot; =&gt; ~&quot;;[$iwd_icons.$C55];&quot;~ // &quot;;[$iwd_icons.$S55];&quot;, has icon from &quot;;[$iwd_icons.$T55])" office:value-type="string" office:string-value="  cduni53, ~idart02~, ~udart5a~, ~null~, other, null, null, null, null, null, null, null, null, null, null, null, null, null =&gt; ~udart5a~ // Inferno Dart +4, has icon from Dart +1" calcext:value-type="string">
            <text:p><text:s text:c="2"/>cduni53, ~idart02~, ~udart5a~, ~null~, other, null, null, null, null, null, null, null, null, null, null, null, null, null =&gt; ~udart5a~ // Inferno Dart +4, has icon from Dart +1</text:p>
          </table:table-cell>
        </table:table-row>
        <table:table-row table:style-name="ro1">
          <table:table-cell table:formula="of:=CONCATENATE(;&quot;  &quot;;[$iwd_icons.$A56];&quot;, ~&quot;;[$iwd_icons.$B56];&quot;~, ~&quot;;[$iwd_icons.$C56];&quot;~, ~&quot;;[$iwd_icons.$D56];&quot;~, &quot;;[$iwd_icons.$E56];&quot;, &quot;;[$iwd_icons.F56];&quot;, &quot;;[$iwd_icons.G56];&quot;, &quot;;[$iwd_icons.H56];&quot;, &quot;;[$iwd_icons.I56];&quot;, &quot;;[$iwd_icons.J56];&quot;, &quot;;[$iwd_icons.K56];&quot;, &quot;;[$iwd_icons.L56];&quot;, &quot;;[$iwd_icons.M56];&quot;, &quot;;[$iwd_icons.N56];&quot;, &quot;;[$iwd_icons.O56];&quot;, &quot;;[$iwd_icons.P56];&quot;, &quot;;[$iwd_icons.Q56];&quot;, &quot;;[$iwd_icons.R56];&quot; =&gt; ~&quot;;[$iwd_icons.$C56];&quot;~ // &quot;;[$iwd_icons.$S56];&quot;, has icon from &quot;;[$iwd_icons.$T56])" office:value-type="string" office:string-value="  cduni54, ~idart02~, ~udart4a~, ~null~, other, null, null, null, null, null, null, null, null, null, null, null, null, null =&gt; ~udart4a~ // Static Dart +3, has icon from Dart +1" calcext:value-type="string">
            <text:p><text:s text:c="2"/>cduni54, ~idart02~, ~udart4a~, ~null~, other, null, null, null, null, null, null, null, null, null, null, null, null, null =&gt; ~udart4a~ // Static Dart +3, has icon from Dart +1</text:p>
          </table:table-cell>
        </table:table-row>
        <table:table-row table:style-name="ro1">
          <table:table-cell table:formula="of:=CONCATENATE(;&quot;  &quot;;[$iwd_icons.$A57];&quot;, ~&quot;;[$iwd_icons.$B57];&quot;~, ~&quot;;[$iwd_icons.$C57];&quot;~, ~&quot;;[$iwd_icons.$D57];&quot;~, &quot;;[$iwd_icons.$E57];&quot;, &quot;;[$iwd_icons.F57];&quot;, &quot;;[$iwd_icons.G57];&quot;, &quot;;[$iwd_icons.H57];&quot;, &quot;;[$iwd_icons.I57];&quot;, &quot;;[$iwd_icons.J57];&quot;, &quot;;[$iwd_icons.K57];&quot;, &quot;;[$iwd_icons.L57];&quot;, &quot;;[$iwd_icons.M57];&quot;, &quot;;[$iwd_icons.N57];&quot;, &quot;;[$iwd_icons.O57];&quot;, &quot;;[$iwd_icons.P57];&quot;, &quot;;[$iwd_icons.Q57];&quot;, &quot;;[$iwd_icons.R57];&quot; =&gt; ~&quot;;[$iwd_icons.$C57];&quot;~ // &quot;;[$iwd_icons.$S57];&quot;, has icon from &quot;;[$iwd_icons.$T57])" office:value-type="string" office:string-value="  cduni55, ~iax1h02~, ~u1hax3b~, ~null~, weapon, null, null, null, 66, 79, 65, null, null, null, null, null, null, null =&gt; ~u1hax3b~ // Battle Axe +2: Defender, has icon from Battle Axe +1" calcext:value-type="string">
            <text:p><text:s text:c="2"/>cduni55, ~iax1h02~, ~u1hax3b~, ~null~, weapon, null, null, null, 66, 79, 65, null, null, null, null, null, null, null =&gt; ~u1hax3b~ // Battle Axe +2: Defender, has icon from Battle Axe +1</text:p>
          </table:table-cell>
        </table:table-row>
        <table:table-row table:style-name="ro1">
          <table:table-cell table:formula="of:=CONCATENATE(;&quot;  &quot;;[$iwd_icons.$A58];&quot;, ~&quot;;[$iwd_icons.$B58];&quot;~, ~&quot;;[$iwd_icons.$C58];&quot;~, ~&quot;;[$iwd_icons.$D58];&quot;~, &quot;;[$iwd_icons.$E58];&quot;, &quot;;[$iwd_icons.F58];&quot;, &quot;;[$iwd_icons.G58];&quot;, &quot;;[$iwd_icons.H58];&quot;, &quot;;[$iwd_icons.I58];&quot;, &quot;;[$iwd_icons.J58];&quot;, &quot;;[$iwd_icons.K58];&quot;, &quot;;[$iwd_icons.L58];&quot;, &quot;;[$iwd_icons.M58];&quot;, &quot;;[$iwd_icons.N58];&quot;, &quot;;[$iwd_icons.O58];&quot;, &quot;;[$iwd_icons.P58];&quot;, &quot;;[$iwd_icons.Q58];&quot;, &quot;;[$iwd_icons.R58];&quot; =&gt; ~&quot;;[$iwd_icons.$C58];&quot;~ // &quot;;[$iwd_icons.$S58];&quot;, has icon from &quot;;[$iwd_icons.$T58])" office:value-type="string" office:string-value="  cduni56, ~iax1h02~, ~u1hax4a~, ~null~, weapon, null, null, null, 2, 87, 2, null, null, null, null, null, null, null =&gt; ~u1hax4a~ // Battle Axe +3: Fatigue, has icon from Battle Axe +1" calcext:value-type="string">
            <text:p><text:s text:c="2"/>cduni56, ~iax1h02~, ~u1hax4a~, ~null~, weapon, null, null, null, 2, 87, 2, null, null, null, null, null, null, null =&gt; ~u1hax4a~ // Battle Axe +3: Fatigue, has icon from Battle Axe +1</text:p>
          </table:table-cell>
        </table:table-row>
        <table:table-row table:style-name="ro1">
          <table:table-cell table:formula="of:=CONCATENATE(;&quot;  &quot;;[$iwd_icons.$A59];&quot;, ~&quot;;[$iwd_icons.$B59];&quot;~, ~&quot;;[$iwd_icons.$C59];&quot;~, ~&quot;;[$iwd_icons.$D59];&quot;~, &quot;;[$iwd_icons.$E59];&quot;, &quot;;[$iwd_icons.F59];&quot;, &quot;;[$iwd_icons.G59];&quot;, &quot;;[$iwd_icons.H59];&quot;, &quot;;[$iwd_icons.I59];&quot;, &quot;;[$iwd_icons.J59];&quot;, &quot;;[$iwd_icons.K59];&quot;, &quot;;[$iwd_icons.L59];&quot;, &quot;;[$iwd_icons.M59];&quot;, &quot;;[$iwd_icons.N59];&quot;, &quot;;[$iwd_icons.O59];&quot;, &quot;;[$iwd_icons.P59];&quot;, &quot;;[$iwd_icons.Q59];&quot;, &quot;;[$iwd_icons.R59];&quot; =&gt; ~&quot;;[$iwd_icons.$C59];&quot;~ // &quot;;[$iwd_icons.$S59];&quot;, has icon from &quot;;[$iwd_icons.$T59])" office:value-type="string" office:string-value="  cduni57, ~iax1h02~, ~u1hax4b~, ~null~, weapon, null, null, null, 57, 47, 58, null, null, null, null, null, null, null =&gt; ~u1hax4b~ // Benorg's Truth +3, has icon from Battle Axe +1" calcext:value-type="string">
            <text:p><text:s text:c="2"/>cduni57, ~iax1h02~, ~u1hax4b~, ~null~, weapon, null, null, null, 57, 47, 58, null, null, null, null, null, null, null =&gt; ~u1hax4b~ // Benorg's Truth +3, has icon from Battle Axe +1</text:p>
          </table:table-cell>
        </table:table-row>
        <table:table-row table:style-name="ro1">
          <table:table-cell table:formula="of:=CONCATENATE(;&quot;  &quot;;[$iwd_icons.$A60];&quot;, ~&quot;;[$iwd_icons.$B60];&quot;~, ~&quot;;[$iwd_icons.$C60];&quot;~, ~&quot;;[$iwd_icons.$D60];&quot;~, &quot;;[$iwd_icons.$E60];&quot;, &quot;;[$iwd_icons.F60];&quot;, &quot;;[$iwd_icons.G60];&quot;, &quot;;[$iwd_icons.H60];&quot;, &quot;;[$iwd_icons.I60];&quot;, &quot;;[$iwd_icons.J60];&quot;, &quot;;[$iwd_icons.K60];&quot;, &quot;;[$iwd_icons.L60];&quot;, &quot;;[$iwd_icons.M60];&quot;, &quot;;[$iwd_icons.N60];&quot;, &quot;;[$iwd_icons.O60];&quot;, &quot;;[$iwd_icons.P60];&quot;, &quot;;[$iwd_icons.Q60];&quot;, &quot;;[$iwd_icons.R60];&quot; =&gt; ~&quot;;[$iwd_icons.$C60];&quot;~ // &quot;;[$iwd_icons.$S60];&quot;, has icon from &quot;;[$iwd_icons.$T60])" office:value-type="string" office:string-value="  cduni58, ~iax1h02~, ~u1hax2a~, ~null~, weapon, null, null, null, 5, 65, 64, null, null, null, null, null, null, null =&gt; ~u1hax2a~ // Charged Battle Axe +2, has icon from Battle Axe +1" calcext:value-type="string">
            <text:p><text:s text:c="2"/>cduni58, ~iax1h02~, ~u1hax2a~, ~null~, weapon, null, null, null, 5, 65, 64, null, null, null, null, null, null, null =&gt; ~u1hax2a~ // Charged Battle Axe +2, has icon from Battle Axe +1</text:p>
          </table:table-cell>
        </table:table-row>
        <table:table-row table:style-name="ro1">
          <table:table-cell table:formula="of:=CONCATENATE(;&quot;  &quot;;[$iwd_icons.$A61];&quot;, ~&quot;;[$iwd_icons.$B61];&quot;~, ~&quot;;[$iwd_icons.$C61];&quot;~, ~&quot;;[$iwd_icons.$D61];&quot;~, &quot;;[$iwd_icons.$E61];&quot;, &quot;;[$iwd_icons.F61];&quot;, &quot;;[$iwd_icons.G61];&quot;, &quot;;[$iwd_icons.H61];&quot;, &quot;;[$iwd_icons.I61];&quot;, &quot;;[$iwd_icons.J61];&quot;, &quot;;[$iwd_icons.K61];&quot;, &quot;;[$iwd_icons.L61];&quot;, &quot;;[$iwd_icons.M61];&quot;, &quot;;[$iwd_icons.N61];&quot;, &quot;;[$iwd_icons.O61];&quot;, &quot;;[$iwd_icons.P61];&quot;, &quot;;[$iwd_icons.Q61];&quot;, &quot;;[$iwd_icons.R61];&quot; =&gt; ~&quot;;[$iwd_icons.$C61];&quot;~ // &quot;;[$iwd_icons.$S61];&quot;, has icon from &quot;;[$iwd_icons.$T61])" office:value-type="string" office:string-value="  cduni59, ~iax1h01~, ~fkiller~, ~null~, weapon, null, null, null, 65, 63, 41, null, null, null, null, null, null, null =&gt; ~fkiller~ // Faith Killer +2, has icon from Battle Axe" calcext:value-type="string">
            <text:p><text:s text:c="2"/>cduni59, ~iax1h01~, ~fkiller~, ~null~, weapon, null, null, null, 65, 63, 41, null, null, null, null, null, null, null =&gt; ~fkiller~ // Faith Killer +2, has icon from Battle Axe</text:p>
          </table:table-cell>
        </table:table-row>
        <table:table-row table:style-name="ro1">
          <table:table-cell table:formula="of:=CONCATENATE(;&quot;  &quot;;[$iwd_icons.$A62];&quot;, ~&quot;;[$iwd_icons.$B62];&quot;~, ~&quot;;[$iwd_icons.$C62];&quot;~, ~&quot;;[$iwd_icons.$D62];&quot;~, &quot;;[$iwd_icons.$E62];&quot;, &quot;;[$iwd_icons.F62];&quot;, &quot;;[$iwd_icons.G62];&quot;, &quot;;[$iwd_icons.H62];&quot;, &quot;;[$iwd_icons.I62];&quot;, &quot;;[$iwd_icons.J62];&quot;, &quot;;[$iwd_icons.K62];&quot;, &quot;;[$iwd_icons.L62];&quot;, &quot;;[$iwd_icons.M62];&quot;, &quot;;[$iwd_icons.N62];&quot;, &quot;;[$iwd_icons.O62];&quot;, &quot;;[$iwd_icons.P62];&quot;, &quot;;[$iwd_icons.Q62];&quot;, &quot;;[$iwd_icons.R62];&quot; =&gt; ~&quot;;[$iwd_icons.$C62];&quot;~ // &quot;;[$iwd_icons.$S62];&quot;, has icon from &quot;;[$iwd_icons.$T62])" office:value-type="string" office:string-value="  cduni60, ~iax1h06~, ~u1hax1a~, ~null~, weapon, null, null, null, 64, 87, 65, null, null, null, null, null, null, null =&gt; ~u1hax1a~ // Flawless Battle Axe, has icon from High Quality Battle Axe" calcext:value-type="string">
            <text:p><text:s text:c="2"/>cduni60, ~iax1h06~, ~u1hax1a~, ~null~, weapon, null, null, null, 64, 87, 65, null, null, null, null, null, null, null =&gt; ~u1hax1a~ // Flawless Battle Axe, has icon from High Quality Battle Axe</text:p>
          </table:table-cell>
        </table:table-row>
        <table:table-row table:style-name="ro1">
          <table:table-cell table:formula="of:=CONCATENATE(;&quot;  &quot;;[$iwd_icons.$A63];&quot;, ~&quot;;[$iwd_icons.$B63];&quot;~, ~&quot;;[$iwd_icons.$C63];&quot;~, ~&quot;;[$iwd_icons.$D63];&quot;~, &quot;;[$iwd_icons.$E63];&quot;, &quot;;[$iwd_icons.F63];&quot;, &quot;;[$iwd_icons.G63];&quot;, &quot;;[$iwd_icons.H63];&quot;, &quot;;[$iwd_icons.I63];&quot;, &quot;;[$iwd_icons.J63];&quot;, &quot;;[$iwd_icons.K63];&quot;, &quot;;[$iwd_icons.L63];&quot;, &quot;;[$iwd_icons.M63];&quot;, &quot;;[$iwd_icons.N63];&quot;, &quot;;[$iwd_icons.O63];&quot;, &quot;;[$iwd_icons.P63];&quot;, &quot;;[$iwd_icons.Q63];&quot;, &quot;;[$iwd_icons.R63];&quot; =&gt; ~&quot;;[$iwd_icons.$C63];&quot;~ // &quot;;[$iwd_icons.$S63];&quot;, has icon from &quot;;[$iwd_icons.$T63])" office:value-type="string" office:string-value="  cduni61, ~i2haxe~, ~u2hax1a~, ~null~, weapon, null, null, null, 65, 14, 63, null, null, null, null, null, null, null =&gt; ~u2hax1a~ // Flawless Two-Handed Axe, has icon from Two-Handed Axe" calcext:value-type="string">
            <text:p><text:s text:c="2"/>cduni61, ~i2haxe~, ~u2hax1a~, ~null~, weapon, null, null, null, 65, 14, 63, null, null, null, null, null, null, null =&gt; ~u2hax1a~ // Flawless Two-Handed Axe, has icon from Two-Handed Axe</text:p>
          </table:table-cell>
        </table:table-row>
        <table:table-row table:style-name="ro1">
          <table:table-cell table:formula="of:=CONCATENATE(;&quot;  &quot;;[$iwd_icons.$A64];&quot;, ~&quot;;[$iwd_icons.$B64];&quot;~, ~&quot;;[$iwd_icons.$C64];&quot;~, ~&quot;;[$iwd_icons.$D64];&quot;~, &quot;;[$iwd_icons.$E64];&quot;, &quot;;[$iwd_icons.F64];&quot;, &quot;;[$iwd_icons.G64];&quot;, &quot;;[$iwd_icons.H64];&quot;, &quot;;[$iwd_icons.I64];&quot;, &quot;;[$iwd_icons.J64];&quot;, &quot;;[$iwd_icons.K64];&quot;, &quot;;[$iwd_icons.L64];&quot;, &quot;;[$iwd_icons.M64];&quot;, &quot;;[$iwd_icons.N64];&quot;, &quot;;[$iwd_icons.O64];&quot;, &quot;;[$iwd_icons.P64];&quot;, &quot;;[$iwd_icons.Q64];&quot;, &quot;;[$iwd_icons.R64];&quot; =&gt; ~&quot;;[$iwd_icons.$C64];&quot;~ // &quot;;[$iwd_icons.$S64];&quot;, has icon from &quot;;[$iwd_icons.$T64])" office:value-type="string" office:string-value="  cduni62, ~i2haxe~, ~u2hax5a~, ~null~, weapon, null, null, null, 53, 41, 49, null, null, null, null, null, null, null =&gt; ~u2hax5a~ // Foe's Fate +4, has icon from Two-Handed Axe" calcext:value-type="string">
            <text:p><text:s text:c="2"/>cduni62, ~i2haxe~, ~u2hax5a~, ~null~, weapon, null, null, null, 53, 41, 49, null, null, null, null, null, null, null =&gt; ~u2hax5a~ // Foe's Fate +4, has icon from Two-Handed Axe</text:p>
          </table:table-cell>
        </table:table-row>
        <table:table-row table:style-name="ro1">
          <table:table-cell table:formula="of:=CONCATENATE(;&quot;  &quot;;[$iwd_icons.$A65];&quot;, ~&quot;;[$iwd_icons.$B65];&quot;~, ~&quot;;[$iwd_icons.$C65];&quot;~, ~&quot;;[$iwd_icons.$D65];&quot;~, &quot;;[$iwd_icons.$E65];&quot;, &quot;;[$iwd_icons.F65];&quot;, &quot;;[$iwd_icons.G65];&quot;, &quot;;[$iwd_icons.H65];&quot;, &quot;;[$iwd_icons.I65];&quot;, &quot;;[$iwd_icons.J65];&quot;, &quot;;[$iwd_icons.K65];&quot;, &quot;;[$iwd_icons.L65];&quot;, &quot;;[$iwd_icons.M65];&quot;, &quot;;[$iwd_icons.N65];&quot;, &quot;;[$iwd_icons.O65];&quot;, &quot;;[$iwd_icons.P65];&quot;, &quot;;[$iwd_icons.Q65];&quot;, &quot;;[$iwd_icons.R65];&quot; =&gt; ~&quot;;[$iwd_icons.$C65];&quot;~ // &quot;;[$iwd_icons.$S65];&quot;, has icon from &quot;;[$iwd_icons.$T65])" office:value-type="string" office:string-value="  cduni63, ~i2haxe~, ~u2hax3a~, ~null~, weapon, null, null, null, 53, 41, 52, null, null, null, null, null, null, null =&gt; ~u2hax3a~ // Infected Two-Handed Axe +2, has icon from Two-Handed Axe" calcext:value-type="string">
            <text:p><text:s text:c="2"/>cduni63, ~i2haxe~, ~u2hax3a~, ~null~, weapon, null, null, null, 53, 41, 52, null, null, null, null, null, null, null =&gt; ~u2hax3a~ // Infected Two-Handed Axe +2, has icon from Two-Handed Axe</text:p>
          </table:table-cell>
        </table:table-row>
        <table:table-row table:style-name="ro1">
          <table:table-cell table:formula="of:=CONCATENATE(;&quot;  &quot;;[$iwd_icons.$A66];&quot;, ~&quot;;[$iwd_icons.$B66];&quot;~, ~&quot;;[$iwd_icons.$C66];&quot;~, ~&quot;;[$iwd_icons.$D66];&quot;~, &quot;;[$iwd_icons.$E66];&quot;, &quot;;[$iwd_icons.F66];&quot;, &quot;;[$iwd_icons.G66];&quot;, &quot;;[$iwd_icons.H66];&quot;, &quot;;[$iwd_icons.I66];&quot;, &quot;;[$iwd_icons.J66];&quot;, &quot;;[$iwd_icons.K66];&quot;, &quot;;[$iwd_icons.L66];&quot;, &quot;;[$iwd_icons.M66];&quot;, &quot;;[$iwd_icons.N66];&quot;, &quot;;[$iwd_icons.O66];&quot;, &quot;;[$iwd_icons.P66];&quot;, &quot;;[$iwd_icons.Q66];&quot;, &quot;;[$iwd_icons.R66];&quot; =&gt; ~&quot;;[$iwd_icons.$C66];&quot;~ // &quot;;[$iwd_icons.$S66];&quot;, has icon from &quot;;[$iwd_icons.$T66])" office:value-type="string" office:string-value="  cduni64, ~iax1h02~, ~u1hax3a~, ~null~, weapon, null, null, null, 52, 65, 2, null, null, null, null, null, null, null =&gt; ~u1hax3a~ // Poisonous Battle Axe +2, has icon from Battle Axe +1" calcext:value-type="string">
            <text:p><text:s text:c="2"/>cduni64, ~iax1h02~, ~u1hax3a~, ~null~, weapon, null, null, null, 52, 65, 2, null, null, null, null, null, null, null =&gt; ~u1hax3a~ // Poisonous Battle Axe +2, has icon from Battle Axe +1</text:p>
          </table:table-cell>
        </table:table-row>
        <table:table-row table:style-name="ro1">
          <table:table-cell table:formula="of:=CONCATENATE(;&quot;  &quot;;[$iwd_icons.$A67];&quot;, ~&quot;;[$iwd_icons.$B67];&quot;~, ~&quot;;[$iwd_icons.$C67];&quot;~, ~&quot;;[$iwd_icons.$D67];&quot;~, &quot;;[$iwd_icons.$E67];&quot;, &quot;;[$iwd_icons.F67];&quot;, &quot;;[$iwd_icons.G67];&quot;, &quot;;[$iwd_icons.H67];&quot;, &quot;;[$iwd_icons.I67];&quot;, &quot;;[$iwd_icons.J67];&quot;, &quot;;[$iwd_icons.K67];&quot;, &quot;;[$iwd_icons.L67];&quot;, &quot;;[$iwd_icons.M67];&quot;, &quot;;[$iwd_icons.N67];&quot;, &quot;;[$iwd_icons.O67];&quot;, &quot;;[$iwd_icons.P67];&quot;, &quot;;[$iwd_icons.Q67];&quot;, &quot;;[$iwd_icons.R67];&quot; =&gt; ~&quot;;[$iwd_icons.$C67];&quot;~ // &quot;;[$iwd_icons.$S67];&quot;, has icon from &quot;;[$iwd_icons.$T67])" office:value-type="string" office:string-value="  cduni65, ~i2haxe~, ~u2hax3b~, ~null~, weapon, null, null, null, 2, 64, 1, null, null, null, null, null, null, null =&gt; ~u2hax3b~ // Two-Handed Axe +2: Life Giver, has icon from Two-Handed Axe" calcext:value-type="string">
            <text:p><text:s text:c="2"/>cduni65, ~i2haxe~, ~u2hax3b~, ~null~, weapon, null, null, null, 2, 64, 1, null, null, null, null, null, null, null =&gt; ~u2hax3b~ // Two-Handed Axe +2: Life Giver, has icon from Two-Handed Axe</text:p>
          </table:table-cell>
        </table:table-row>
        <table:table-row table:style-name="ro1">
          <table:table-cell table:formula="of:=CONCATENATE(;&quot;  &quot;;[$iwd_icons.$A68];&quot;, ~&quot;;[$iwd_icons.$B68];&quot;~, ~&quot;;[$iwd_icons.$C68];&quot;~, ~&quot;;[$iwd_icons.$D68];&quot;~, &quot;;[$iwd_icons.$E68];&quot;, &quot;;[$iwd_icons.F68];&quot;, &quot;;[$iwd_icons.G68];&quot;, &quot;;[$iwd_icons.H68];&quot;, &quot;;[$iwd_icons.I68];&quot;, &quot;;[$iwd_icons.J68];&quot;, &quot;;[$iwd_icons.K68];&quot;, &quot;;[$iwd_icons.L68];&quot;, &quot;;[$iwd_icons.M68];&quot;, &quot;;[$iwd_icons.N68];&quot;, &quot;;[$iwd_icons.O68];&quot;, &quot;;[$iwd_icons.P68];&quot;, &quot;;[$iwd_icons.Q68];&quot;, &quot;;[$iwd_icons.R68];&quot; =&gt; ~&quot;;[$iwd_icons.$C68];&quot;~ // &quot;;[$iwd_icons.$S68];&quot;, has icon from &quot;;[$iwd_icons.$T68])" office:value-type="string" office:string-value="  cduni66, ~i2haxe~, ~u2hax4a~, ~null~, weapon, null, null, null, 45, 43, 44, null, null, null, null, null, null, null =&gt; ~u2hax4a~ // Two-Handed Axe of Greater Phasing +2, has icon from Two-Handed Axe" calcext:value-type="string">
            <text:p><text:s text:c="2"/>cduni66, ~i2haxe~, ~u2hax4a~, ~null~, weapon, null, null, null, 45, 43, 44, null, null, null, null, null, null, null =&gt; ~u2hax4a~ // Two-Handed Axe of Greater Phasing +2, has icon from Two-Handed Axe</text:p>
          </table:table-cell>
        </table:table-row>
        <table:table-row table:style-name="ro1">
          <table:table-cell table:formula="of:=CONCATENATE(;&quot;  &quot;;[$iwd_icons.$A69];&quot;, ~&quot;;[$iwd_icons.$B69];&quot;~, ~&quot;;[$iwd_icons.$C69];&quot;~, ~&quot;;[$iwd_icons.$D69];&quot;~, &quot;;[$iwd_icons.$E69];&quot;, &quot;;[$iwd_icons.F69];&quot;, &quot;;[$iwd_icons.G69];&quot;, &quot;;[$iwd_icons.H69];&quot;, &quot;;[$iwd_icons.I69];&quot;, &quot;;[$iwd_icons.J69];&quot;, &quot;;[$iwd_icons.K69];&quot;, &quot;;[$iwd_icons.L69];&quot;, &quot;;[$iwd_icons.M69];&quot;, &quot;;[$iwd_icons.N69];&quot;, &quot;;[$iwd_icons.O69];&quot;, &quot;;[$iwd_icons.P69];&quot;, &quot;;[$iwd_icons.Q69];&quot;, &quot;;[$iwd_icons.R69];&quot; =&gt; ~&quot;;[$iwd_icons.$C69];&quot;~ // &quot;;[$iwd_icons.$S69];&quot;, has icon from &quot;;[$iwd_icons.$T69])" office:value-type="string" office:string-value="  cduni67, ~i2haxe~, ~u2hax4b~, ~null~, weapon, null, null, null, 58, 41, 57, null, null, null, null, null, null, null =&gt; ~u2hax4b~ // Two-Handed Axe of Resistance +3, has icon from Two-Handed Axe" calcext:value-type="string">
            <text:p><text:s text:c="2"/>cduni67, ~i2haxe~, ~u2hax4b~, ~null~, weapon, null, null, null, 58, 41, 57, null, null, null, null, null, null, null =&gt; ~u2hax4b~ // Two-Handed Axe of Resistance +3, has icon from Two-Handed Axe</text:p>
          </table:table-cell>
        </table:table-row>
        <table:table-row table:style-name="ro1">
          <table:table-cell table:formula="of:=CONCATENATE(;&quot;  &quot;;[$iwd_icons.$A70];&quot;, ~&quot;;[$iwd_icons.$B70];&quot;~, ~&quot;;[$iwd_icons.$C70];&quot;~, ~&quot;;[$iwd_icons.$D70];&quot;~, &quot;;[$iwd_icons.$E70];&quot;, &quot;;[$iwd_icons.F70];&quot;, &quot;;[$iwd_icons.G70];&quot;, &quot;;[$iwd_icons.H70];&quot;, &quot;;[$iwd_icons.I70];&quot;, &quot;;[$iwd_icons.J70];&quot;, &quot;;[$iwd_icons.K70];&quot;, &quot;;[$iwd_icons.L70];&quot;, &quot;;[$iwd_icons.M70];&quot;, &quot;;[$iwd_icons.N70];&quot;, &quot;;[$iwd_icons.O70];&quot;, &quot;;[$iwd_icons.P70];&quot;, &quot;;[$iwd_icons.Q70];&quot;, &quot;;[$iwd_icons.R70];&quot; =&gt; ~&quot;;[$iwd_icons.$C70];&quot;~ // &quot;;[$iwd_icons.$S70];&quot;, has icon from &quot;;[$iwd_icons.$T70])" office:value-type="string" office:string-value="  cduni68, ~i2haxe~, ~u2hax2a~, ~null~, weapon, null, null, null, 47, 65, 45, null, null, null, null, null, null, null =&gt; ~u2hax2a~ // Two-Handed Fire Axe +1, has icon from Two-Handed Axe" calcext:value-type="string">
            <text:p><text:s text:c="2"/>cduni68, ~i2haxe~, ~u2hax2a~, ~null~, weapon, null, null, null, 47, 65, 45, null, null, null, null, null, null, null =&gt; ~u2hax2a~ // Two-Handed Fire Axe +1, has icon from Two-Handed Axe</text:p>
          </table:table-cell>
        </table:table-row>
        <table:table-row table:style-name="ro1">
          <table:table-cell table:formula="of:=CONCATENATE(;&quot;  &quot;;[$iwd_icons.$A71];&quot;, ~&quot;;[$iwd_icons.$B71];&quot;~, ~&quot;;[$iwd_icons.$C71];&quot;~, ~&quot;;[$iwd_icons.$D71];&quot;~, &quot;;[$iwd_icons.$E71];&quot;, &quot;;[$iwd_icons.F71];&quot;, &quot;;[$iwd_icons.G71];&quot;, &quot;;[$iwd_icons.H71];&quot;, &quot;;[$iwd_icons.I71];&quot;, &quot;;[$iwd_icons.J71];&quot;, &quot;;[$iwd_icons.K71];&quot;, &quot;;[$iwd_icons.L71];&quot;, &quot;;[$iwd_icons.M71];&quot;, &quot;;[$iwd_icons.N71];&quot;, &quot;;[$iwd_icons.O71];&quot;, &quot;;[$iwd_icons.P71];&quot;, &quot;;[$iwd_icons.Q71];&quot;, &quot;;[$iwd_icons.R71];&quot; =&gt; ~&quot;;[$iwd_icons.$C71];&quot;~ // &quot;;[$iwd_icons.$S71];&quot;, has icon from &quot;;[$iwd_icons.$T71])" office:value-type="string" office:string-value="  cduni69, ~isw1h02~, ~ubswd4c~, ~null~, weapon, null, null, null, 47, 39, 48, null, null, null, null, null, null, null =&gt; ~ubswd4c~ // Bastard Sword +2: Conflagration, has icon from Bastard Sword +1" calcext:value-type="string">
            <text:p><text:s text:c="2"/>cduni69, ~isw1h02~, ~ubswd4c~, ~null~, weapon, null, null, null, 47, 39, 48, null, null, null, null, null, null, null =&gt; ~ubswd4c~ // Bastard Sword +2: Conflagration, has icon from Bastard Sword +1</text:p>
          </table:table-cell>
        </table:table-row>
        <table:table-row table:style-name="ro1">
          <table:table-cell table:formula="of:=CONCATENATE(;&quot;  &quot;;[$iwd_icons.$A72];&quot;, ~&quot;;[$iwd_icons.$B72];&quot;~, ~&quot;;[$iwd_icons.$C72];&quot;~, ~&quot;;[$iwd_icons.$D72];&quot;~, &quot;;[$iwd_icons.$E72];&quot;, &quot;;[$iwd_icons.F72];&quot;, &quot;;[$iwd_icons.G72];&quot;, &quot;;[$iwd_icons.H72];&quot;, &quot;;[$iwd_icons.I72];&quot;, &quot;;[$iwd_icons.J72];&quot;, &quot;;[$iwd_icons.K72];&quot;, &quot;;[$iwd_icons.L72];&quot;, &quot;;[$iwd_icons.M72];&quot;, &quot;;[$iwd_icons.N72];&quot;, &quot;;[$iwd_icons.O72];&quot;, &quot;;[$iwd_icons.P72];&quot;, &quot;;[$iwd_icons.Q72];&quot;, &quot;;[$iwd_icons.R72];&quot; =&gt; ~&quot;;[$iwd_icons.$C72];&quot;~ // &quot;;[$iwd_icons.$S72];&quot;, has icon from &quot;;[$iwd_icons.$T72])" office:value-type="string" office:string-value="  cduni70, ~isw1h02~, ~ubswd3a~, ~null~, weapon, null, null, null, 2, 1, 79, null, null, null, null, null, null, null =&gt; ~ubswd3a~ // Bastard Sword +2: Life Giver, has icon from Bastard Sword +1" calcext:value-type="string">
            <text:p><text:s text:c="2"/>cduni70, ~isw1h02~, ~ubswd3a~, ~null~, weapon, null, null, null, 2, 1, 79, null, null, null, null, null, null, null =&gt; ~ubswd3a~ // Bastard Sword +2: Life Giver, has icon from Bastard Sword +1</text:p>
          </table:table-cell>
        </table:table-row>
        <table:table-row table:style-name="ro1">
          <table:table-cell table:formula="of:=CONCATENATE(;&quot;  &quot;;[$iwd_icons.$A73];&quot;, ~&quot;;[$iwd_icons.$B73];&quot;~, ~&quot;;[$iwd_icons.$C73];&quot;~, ~&quot;;[$iwd_icons.$D73];&quot;~, &quot;;[$iwd_icons.$E73];&quot;, &quot;;[$iwd_icons.F73];&quot;, &quot;;[$iwd_icons.G73];&quot;, &quot;;[$iwd_icons.H73];&quot;, &quot;;[$iwd_icons.I73];&quot;, &quot;;[$iwd_icons.J73];&quot;, &quot;;[$iwd_icons.K73];&quot;, &quot;;[$iwd_icons.L73];&quot;, &quot;;[$iwd_icons.M73];&quot;, &quot;;[$iwd_icons.N73];&quot;, &quot;;[$iwd_icons.O73];&quot;, &quot;;[$iwd_icons.P73];&quot;, &quot;;[$iwd_icons.Q73];&quot;, &quot;;[$iwd_icons.R73];&quot; =&gt; ~&quot;;[$iwd_icons.$C73];&quot;~ // &quot;;[$iwd_icons.$S73];&quot;, has icon from &quot;;[$iwd_icons.$T73])" office:value-type="string" office:string-value="  cduni71, ~isw1h02~, ~ubswd4a~, ~null~, weapon, null, null, null, 68, 41, 57, null, null, null, null, null, null, null =&gt; ~ubswd4a~ // Bastard Sword +3: Defender, has icon from Bastard Sword +1" calcext:value-type="string">
            <text:p><text:s text:c="2"/>cduni71, ~isw1h02~, ~ubswd4a~, ~null~, weapon, null, null, null, 68, 41, 57, null, null, null, null, null, null, null =&gt; ~ubswd4a~ // Bastard Sword +3: Defender, has icon from Bastard Sword +1</text:p>
          </table:table-cell>
        </table:table-row>
        <table:table-row table:style-name="ro1">
          <table:table-cell table:formula="of:=CONCATENATE(;&quot;  &quot;;[$iwd_icons.$A74];&quot;, ~&quot;;[$iwd_icons.$B74];&quot;~, ~&quot;;[$iwd_icons.$C74];&quot;~, ~&quot;;[$iwd_icons.$D74];&quot;~, &quot;;[$iwd_icons.$E74];&quot;, &quot;;[$iwd_icons.F74];&quot;, &quot;;[$iwd_icons.G74];&quot;, &quot;;[$iwd_icons.H74];&quot;, &quot;;[$iwd_icons.I74];&quot;, &quot;;[$iwd_icons.J74];&quot;, &quot;;[$iwd_icons.K74];&quot;, &quot;;[$iwd_icons.L74];&quot;, &quot;;[$iwd_icons.M74];&quot;, &quot;;[$iwd_icons.N74];&quot;, &quot;;[$iwd_icons.O74];&quot;, &quot;;[$iwd_icons.P74];&quot;, &quot;;[$iwd_icons.Q74];&quot;, &quot;;[$iwd_icons.R74];&quot; =&gt; ~&quot;;[$iwd_icons.$C74];&quot;~ // &quot;;[$iwd_icons.$S74];&quot;, has icon from &quot;;[$iwd_icons.$T74])" office:value-type="string" office:string-value="  cduni72, ~isw1h02~, ~ubswd5b~, ~null~, weapon, null, null, null, 1, 65, 80, null, null, null, null, null, null, null =&gt; ~ubswd5b~ // Bastard Sword +3: Incinerator, has icon from Bastard Sword +1" calcext:value-type="string">
            <text:p><text:s text:c="2"/>cduni72, ~isw1h02~, ~ubswd5b~, ~null~, weapon, null, null, null, 1, 65, 80, null, null, null, null, null, null, null =&gt; ~ubswd5b~ // Bastard Sword +3: Incinerator, has icon from Bastard Sword +1</text:p>
          </table:table-cell>
        </table:table-row>
        <table:table-row table:style-name="ro1">
          <table:table-cell table:formula="of:=CONCATENATE(;&quot;  &quot;;[$iwd_icons.$A75];&quot;, ~&quot;;[$iwd_icons.$B75];&quot;~, ~&quot;;[$iwd_icons.$C75];&quot;~, ~&quot;;[$iwd_icons.$D75];&quot;~, &quot;;[$iwd_icons.$E75];&quot;, &quot;;[$iwd_icons.F75];&quot;, &quot;;[$iwd_icons.G75];&quot;, &quot;;[$iwd_icons.H75];&quot;, &quot;;[$iwd_icons.I75];&quot;, &quot;;[$iwd_icons.J75];&quot;, &quot;;[$iwd_icons.K75];&quot;, &quot;;[$iwd_icons.L75];&quot;, &quot;;[$iwd_icons.M75];&quot;, &quot;;[$iwd_icons.N75];&quot;, &quot;;[$iwd_icons.O75];&quot;, &quot;;[$iwd_icons.P75];&quot;, &quot;;[$iwd_icons.Q75];&quot;, &quot;;[$iwd_icons.R75];&quot; =&gt; ~&quot;;[$iwd_icons.$C75];&quot;~ // &quot;;[$iwd_icons.$S75];&quot;, has icon from &quot;;[$iwd_icons.$T75])" office:value-type="string" office:string-value="  cduni73, ~isw1h02~, ~ubswd3b~, ~null~, weapon, null, null, null, 86, 66, 65, null, null, null, null, null, null, null =&gt; ~ubswd3b~ // Bastard Sword of Action +1, has icon from Bastard Sword +1" calcext:value-type="string">
            <text:p><text:s text:c="2"/>cduni73, ~isw1h02~, ~ubswd3b~, ~null~, weapon, null, null, null, 86, 66, 65, null, null, null, null, null, null, null =&gt; ~ubswd3b~ // Bastard Sword of Action +1, has icon from Bastard Sword +1</text:p>
          </table:table-cell>
        </table:table-row>
        <table:table-row table:style-name="ro1">
          <table:table-cell table:formula="of:=CONCATENATE(;&quot;  &quot;;[$iwd_icons.$A76];&quot;, ~&quot;;[$iwd_icons.$B76];&quot;~, ~&quot;;[$iwd_icons.$C76];&quot;~, ~&quot;;[$iwd_icons.$D76];&quot;~, &quot;;[$iwd_icons.$E76];&quot;, &quot;;[$iwd_icons.F76];&quot;, &quot;;[$iwd_icons.G76];&quot;, &quot;;[$iwd_icons.H76];&quot;, &quot;;[$iwd_icons.I76];&quot;, &quot;;[$iwd_icons.J76];&quot;, &quot;;[$iwd_icons.K76];&quot;, &quot;;[$iwd_icons.L76];&quot;, &quot;;[$iwd_icons.M76];&quot;, &quot;;[$iwd_icons.N76];&quot;, &quot;;[$iwd_icons.O76];&quot;, &quot;;[$iwd_icons.P76];&quot;, &quot;;[$iwd_icons.Q76];&quot;, &quot;;[$iwd_icons.R76];&quot; =&gt; ~&quot;;[$iwd_icons.$C76];&quot;~ // &quot;;[$iwd_icons.$S76];&quot;, has icon from &quot;;[$iwd_icons.$T76])" office:value-type="string" office:string-value="  cduni74, ~isw1h02~, ~ubswd4b~, ~null~, weapon, null, null, null, 71, 60, 14, null, null, null, null, null, null, null =&gt; ~ubswd4b~ // Bastard Sword of Greater Phasing +3, has icon from Bastard Sword +1" calcext:value-type="string">
            <text:p><text:s text:c="2"/>cduni74, ~isw1h02~, ~ubswd4b~, ~null~, weapon, null, null, null, 71, 60, 14, null, null, null, null, null, null, null =&gt; ~ubswd4b~ // Bastard Sword of Greater Phasing +3, has icon from Bastard Sword +1</text:p>
          </table:table-cell>
        </table:table-row>
        <table:table-row table:style-name="ro1">
          <table:table-cell table:formula="of:=CONCATENATE(;&quot;  &quot;;[$iwd_icons.$A77];&quot;, ~&quot;;[$iwd_icons.$B77];&quot;~, ~&quot;;[$iwd_icons.$C77];&quot;~, ~&quot;;[$iwd_icons.$D77];&quot;~, &quot;;[$iwd_icons.$E77];&quot;, &quot;;[$iwd_icons.F77];&quot;, &quot;;[$iwd_icons.G77];&quot;, &quot;;[$iwd_icons.H77];&quot;, &quot;;[$iwd_icons.I77];&quot;, &quot;;[$iwd_icons.J77];&quot;, &quot;;[$iwd_icons.K77];&quot;, &quot;;[$iwd_icons.L77];&quot;, &quot;;[$iwd_icons.M77];&quot;, &quot;;[$iwd_icons.N77];&quot;, &quot;;[$iwd_icons.O77];&quot;, &quot;;[$iwd_icons.P77];&quot;, &quot;;[$iwd_icons.Q77];&quot;, &quot;;[$iwd_icons.R77];&quot; =&gt; ~&quot;;[$iwd_icons.$C77];&quot;~ // &quot;;[$iwd_icons.$S77];&quot;, has icon from &quot;;[$iwd_icons.$T77])" office:value-type="string" office:string-value="  cduni75, ~isw1h02~, ~ubswd5a~, ~null~, weapon, null, null, null, 53, 41, 63, null, null, null, null, null, null, null =&gt; ~ubswd5a~ // Cancerous Bastard Sword +4, has icon from Bastard Sword +1" calcext:value-type="string">
            <text:p><text:s text:c="2"/>cduni75, ~isw1h02~, ~ubswd5a~, ~null~, weapon, null, null, null, 53, 41, 63, null, null, null, null, null, null, null =&gt; ~ubswd5a~ // Cancerous Bastard Sword +4, has icon from Bastard Sword +1</text:p>
          </table:table-cell>
        </table:table-row>
        <table:table-row table:style-name="ro1">
          <table:table-cell table:formula="of:=CONCATENATE(;&quot;  &quot;;[$iwd_icons.$A78];&quot;, ~&quot;;[$iwd_icons.$B78];&quot;~, ~&quot;;[$iwd_icons.$C78];&quot;~, ~&quot;;[$iwd_icons.$D78];&quot;~, &quot;;[$iwd_icons.$E78];&quot;, &quot;;[$iwd_icons.F78];&quot;, &quot;;[$iwd_icons.G78];&quot;, &quot;;[$iwd_icons.H78];&quot;, &quot;;[$iwd_icons.I78];&quot;, &quot;;[$iwd_icons.J78];&quot;, &quot;;[$iwd_icons.K78];&quot;, &quot;;[$iwd_icons.L78];&quot;, &quot;;[$iwd_icons.M78];&quot;, &quot;;[$iwd_icons.N78];&quot;, &quot;;[$iwd_icons.O78];&quot;, &quot;;[$iwd_icons.P78];&quot;, &quot;;[$iwd_icons.Q78];&quot;, &quot;;[$iwd_icons.R78];&quot; =&gt; ~&quot;;[$iwd_icons.$C78];&quot;~ // &quot;;[$iwd_icons.$S78];&quot;, has icon from &quot;;[$iwd_icons.$T78])" office:value-type="string" office:string-value="  cduni76, ~isw1h28~, ~ubswd1a~, ~null~, weapon, null, null, null, 54, 66, 54, null, null, null, null, null, null, null =&gt; ~ubswd1a~ // Fang, has icon from High Quality Bastard Sword" calcext:value-type="string">
            <text:p><text:s text:c="2"/>cduni76, ~isw1h28~, ~ubswd1a~, ~null~, weapon, null, null, null, 54, 66, 54, null, null, null, null, null, null, null =&gt; ~ubswd1a~ // Fang, has icon from High Quality Bastard Sword</text:p>
          </table:table-cell>
        </table:table-row>
        <table:table-row table:style-name="ro1">
          <table:table-cell table:formula="of:=CONCATENATE(;&quot;  &quot;;[$iwd_icons.$A79];&quot;, ~&quot;;[$iwd_icons.$B79];&quot;~, ~&quot;;[$iwd_icons.$C79];&quot;~, ~&quot;;[$iwd_icons.$D79];&quot;~, &quot;;[$iwd_icons.$E79];&quot;, &quot;;[$iwd_icons.F79];&quot;, &quot;;[$iwd_icons.G79];&quot;, &quot;;[$iwd_icons.H79];&quot;, &quot;;[$iwd_icons.I79];&quot;, &quot;;[$iwd_icons.J79];&quot;, &quot;;[$iwd_icons.K79];&quot;, &quot;;[$iwd_icons.L79];&quot;, &quot;;[$iwd_icons.M79];&quot;, &quot;;[$iwd_icons.N79];&quot;, &quot;;[$iwd_icons.O79];&quot;, &quot;;[$iwd_icons.P79];&quot;, &quot;;[$iwd_icons.Q79];&quot;, &quot;;[$iwd_icons.R79];&quot; =&gt; ~&quot;;[$iwd_icons.$C79];&quot;~ // &quot;;[$iwd_icons.$S79];&quot;, has icon from &quot;;[$iwd_icons.$T79])" office:value-type="string" office:string-value="  cduni77, ~isw1h02~, ~ubswd2b~, ~null~, weapon, null, null, null, 46, 47, 70, null, null, null, null, null, null, null =&gt; ~ubswd2b~ // Flaming Bastard Sword +1, has icon from Bastard Sword +1" calcext:value-type="string">
            <text:p><text:s text:c="2"/>cduni77, ~isw1h02~, ~ubswd2b~, ~null~, weapon, null, null, null, 46, 47, 70, null, null, null, null, null, null, null =&gt; ~ubswd2b~ // Flaming Bastard Sword +1, has icon from Bastard Sword +1</text:p>
          </table:table-cell>
        </table:table-row>
        <table:table-row table:style-name="ro1">
          <table:table-cell table:formula="of:=CONCATENATE(;&quot;  &quot;;[$iwd_icons.$A80];&quot;, ~&quot;;[$iwd_icons.$B80];&quot;~, ~&quot;;[$iwd_icons.$C80];&quot;~, ~&quot;;[$iwd_icons.$D80];&quot;~, &quot;;[$iwd_icons.$E80];&quot;, &quot;;[$iwd_icons.F80];&quot;, &quot;;[$iwd_icons.G80];&quot;, &quot;;[$iwd_icons.H80];&quot;, &quot;;[$iwd_icons.I80];&quot;, &quot;;[$iwd_icons.J80];&quot;, &quot;;[$iwd_icons.K80];&quot;, &quot;;[$iwd_icons.L80];&quot;, &quot;;[$iwd_icons.M80];&quot;, &quot;;[$iwd_icons.N80];&quot;, &quot;;[$iwd_icons.O80];&quot;, &quot;;[$iwd_icons.P80];&quot;, &quot;;[$iwd_icons.Q80];&quot;, &quot;;[$iwd_icons.R80];&quot; =&gt; ~&quot;;[$iwd_icons.$C80];&quot;~ // &quot;;[$iwd_icons.$S80];&quot;, has icon from &quot;;[$iwd_icons.$T80])" office:value-type="string" office:string-value="  cduni78, ~isw1h02~, ~ubswd2a~, ~null~, weapon, null, null, null, 59, 60, 72, null, null, null, null, null, null, null =&gt; ~ubswd2a~ // Phasing Bastard Sword +1, has icon from Bastard Sword +1" calcext:value-type="string">
            <text:p><text:s text:c="2"/>cduni78, ~isw1h02~, ~ubswd2a~, ~null~, weapon, null, null, null, 59, 60, 72, null, null, null, null, null, null, null =&gt; ~ubswd2a~ // Phasing Bastard Sword +1, has icon from Bastard Sword +1</text:p>
          </table:table-cell>
        </table:table-row>
        <table:table-row table:style-name="ro1">
          <table:table-cell table:formula="of:=CONCATENATE(;&quot;  &quot;;[$iwd_icons.$A81];&quot;, ~&quot;;[$iwd_icons.$B81];&quot;~, ~&quot;;[$iwd_icons.$C81];&quot;~, ~&quot;;[$iwd_icons.$D81];&quot;~, &quot;;[$iwd_icons.$E81];&quot;, &quot;;[$iwd_icons.F81];&quot;, &quot;;[$iwd_icons.G81];&quot;, &quot;;[$iwd_icons.H81];&quot;, &quot;;[$iwd_icons.I81];&quot;, &quot;;[$iwd_icons.J81];&quot;, &quot;;[$iwd_icons.K81];&quot;, &quot;;[$iwd_icons.L81];&quot;, &quot;;[$iwd_icons.M81];&quot;, &quot;;[$iwd_icons.N81];&quot;, &quot;;[$iwd_icons.O81];&quot;, &quot;;[$iwd_icons.P81];&quot;, &quot;;[$iwd_icons.Q81];&quot;, &quot;;[$iwd_icons.R81];&quot; =&gt; ~&quot;;[$iwd_icons.$C81];&quot;~ // &quot;;[$iwd_icons.$S81];&quot;, has icon from &quot;;[$iwd_icons.$T81])" office:value-type="string" office:string-value="  cduni79, ~idagg02~, ~udagg4a~, ~null~, weapon, null, null, null, 4, 4, 55, null, null, null, null, null, null, null =&gt; ~udagg4a~ // Chaos Dagger +3, has icon from Dagger +1" calcext:value-type="string">
            <text:p><text:s text:c="2"/>cduni79, ~idagg02~, ~udagg4a~, ~null~, weapon, null, null, null, 4, 4, 55, null, null, null, null, null, null, null =&gt; ~udagg4a~ // Chaos Dagger +3, has icon from Dagger +1</text:p>
          </table:table-cell>
        </table:table-row>
        <table:table-row table:style-name="ro1">
          <table:table-cell table:formula="of:=CONCATENATE(;&quot;  &quot;;[$iwd_icons.$A82];&quot;, ~&quot;;[$iwd_icons.$B82];&quot;~, ~&quot;;[$iwd_icons.$C82];&quot;~, ~&quot;;[$iwd_icons.$D82];&quot;~, &quot;;[$iwd_icons.$E82];&quot;, &quot;;[$iwd_icons.F82];&quot;, &quot;;[$iwd_icons.G82];&quot;, &quot;;[$iwd_icons.H82];&quot;, &quot;;[$iwd_icons.I82];&quot;, &quot;;[$iwd_icons.J82];&quot;, &quot;;[$iwd_icons.K82];&quot;, &quot;;[$iwd_icons.L82];&quot;, &quot;;[$iwd_icons.M82];&quot;, &quot;;[$iwd_icons.N82];&quot;, &quot;;[$iwd_icons.O82];&quot;, &quot;;[$iwd_icons.P82];&quot;, &quot;;[$iwd_icons.Q82];&quot;, &quot;;[$iwd_icons.R82];&quot; =&gt; ~&quot;;[$iwd_icons.$C82];&quot;~ // &quot;;[$iwd_icons.$S82];&quot;, has icon from &quot;;[$iwd_icons.$T82])" office:value-type="string" office:string-value="  cduni81, ~idagg02~, ~udagg1a~, ~null~, weapon, null, null, null, 47, 47, 33, null, null, null, null, null, null, null =&gt; ~udagg1a~ // Fire Dagger +1, has icon from Dagger +1" calcext:value-type="string">
            <text:p><text:s text:c="2"/>cduni81, ~idagg02~, ~udagg1a~, ~null~, weapon, null, null, null, 47, 47, 33, null, null, null, null, null, null, null =&gt; ~udagg1a~ // Fire Dagger +1, has icon from Dagger +1</text:p>
          </table:table-cell>
        </table:table-row>
        <table:table-row table:style-name="ro1">
          <table:table-cell table:formula="of:=CONCATENATE(;&quot;  &quot;;[$iwd_icons.$A83];&quot;, ~&quot;;[$iwd_icons.$B83];&quot;~, ~&quot;;[$iwd_icons.$C83];&quot;~, ~&quot;;[$iwd_icons.$D83];&quot;~, &quot;;[$iwd_icons.$E83];&quot;, &quot;;[$iwd_icons.F83];&quot;, &quot;;[$iwd_icons.G83];&quot;, &quot;;[$iwd_icons.H83];&quot;, &quot;;[$iwd_icons.I83];&quot;, &quot;;[$iwd_icons.J83];&quot;, &quot;;[$iwd_icons.K83];&quot;, &quot;;[$iwd_icons.L83];&quot;, &quot;;[$iwd_icons.M83];&quot;, &quot;;[$iwd_icons.N83];&quot;, &quot;;[$iwd_icons.O83];&quot;, &quot;;[$iwd_icons.P83];&quot;, &quot;;[$iwd_icons.Q83];&quot;, &quot;;[$iwd_icons.R83];&quot; =&gt; ~&quot;;[$iwd_icons.$C83];&quot;~ // &quot;;[$iwd_icons.$S83];&quot;, has icon from &quot;;[$iwd_icons.$T83])" office:value-type="string" office:string-value="  cduni82, ~idagg02~, ~udagg3a~, ~null~, weapon, null, null, null, 47, 47, 33, null, null, null, null, null, null, null =&gt; ~udagg3a~ // Fire Dagger +2, has icon from Dagger +1" calcext:value-type="string">
            <text:p><text:s text:c="2"/>cduni82, ~idagg02~, ~udagg3a~, ~null~, weapon, null, null, null, 47, 47, 33, null, null, null, null, null, null, null =&gt; ~udagg3a~ // Fire Dagger +2, has icon from Dagger +1</text:p>
          </table:table-cell>
        </table:table-row>
        <table:table-row table:style-name="ro1">
          <table:table-cell table:formula="of:=CONCATENATE(;&quot;  &quot;;[$iwd_icons.$A84];&quot;, ~&quot;;[$iwd_icons.$B84];&quot;~, ~&quot;;[$iwd_icons.$C84];&quot;~, ~&quot;;[$iwd_icons.$D84];&quot;~, &quot;;[$iwd_icons.$E84];&quot;, &quot;;[$iwd_icons.F84];&quot;, &quot;;[$iwd_icons.G84];&quot;, &quot;;[$iwd_icons.H84];&quot;, &quot;;[$iwd_icons.I84];&quot;, &quot;;[$iwd_icons.J84];&quot;, &quot;;[$iwd_icons.K84];&quot;, &quot;;[$iwd_icons.L84];&quot;, &quot;;[$iwd_icons.M84];&quot;, &quot;;[$iwd_icons.N84];&quot;, &quot;;[$iwd_icons.O84];&quot;, &quot;;[$iwd_icons.P84];&quot;, &quot;;[$iwd_icons.Q84];&quot;, &quot;;[$iwd_icons.R84];&quot; =&gt; ~&quot;;[$iwd_icons.$C84];&quot;~ // &quot;;[$iwd_icons.$S84];&quot;, has icon from &quot;;[$iwd_icons.$T84])" office:value-type="string" office:string-value="  cduni83, ~idagg02~, ~udagg3c~, ~null~, weapon, null, null, null, 64, 63, 67, null, null, null, null, null, null, null =&gt; ~udagg3c~ // Life Dagger +2, has icon from Dagger +1" calcext:value-type="string">
            <text:p><text:s text:c="2"/>cduni83, ~idagg02~, ~udagg3c~, ~null~, weapon, null, null, null, 64, 63, 67, null, null, null, null, null, null, null =&gt; ~udagg3c~ // Life Dagger +2, has icon from Dagger +1</text:p>
          </table:table-cell>
        </table:table-row>
        <table:table-row table:style-name="ro1">
          <table:table-cell table:formula="of:=CONCATENATE(;&quot;  &quot;;[$iwd_icons.$A85];&quot;, ~&quot;;[$iwd_icons.$B85];&quot;~, ~&quot;;[$iwd_icons.$C85];&quot;~, ~&quot;;[$iwd_icons.$D85];&quot;~, &quot;;[$iwd_icons.$E85];&quot;, &quot;;[$iwd_icons.F85];&quot;, &quot;;[$iwd_icons.G85];&quot;, &quot;;[$iwd_icons.H85];&quot;, &quot;;[$iwd_icons.I85];&quot;, &quot;;[$iwd_icons.J85];&quot;, &quot;;[$iwd_icons.K85];&quot;, &quot;;[$iwd_icons.L85];&quot;, &quot;;[$iwd_icons.M85];&quot;, &quot;;[$iwd_icons.N85];&quot;, &quot;;[$iwd_icons.O85];&quot;, &quot;;[$iwd_icons.P85];&quot;, &quot;;[$iwd_icons.Q85];&quot;, &quot;;[$iwd_icons.R85];&quot; =&gt; ~&quot;;[$iwd_icons.$C85];&quot;~ // &quot;;[$iwd_icons.$S85];&quot;, has icon from &quot;;[$iwd_icons.$T85])" office:value-type="string" office:string-value="  cduni84, ~idagg02~, ~udagg2b~, ~null~, weapon, null, null, null, 65, 1, 44, null, null, null, null, null, null, null =&gt; ~udagg2b~ // Mage Dagger +1, has icon from Dagger +1" calcext:value-type="string">
            <text:p><text:s text:c="2"/>cduni84, ~idagg02~, ~udagg2b~, ~null~, weapon, null, null, null, 65, 1, 44, null, null, null, null, null, null, null =&gt; ~udagg2b~ // Mage Dagger +1, has icon from Dagger +1</text:p>
          </table:table-cell>
        </table:table-row>
        <table:table-row table:style-name="ro1">
          <table:table-cell table:formula="of:=CONCATENATE(;&quot;  &quot;;[$iwd_icons.$A86];&quot;, ~&quot;;[$iwd_icons.$B86];&quot;~, ~&quot;;[$iwd_icons.$C86];&quot;~, ~&quot;;[$iwd_icons.$D86];&quot;~, &quot;;[$iwd_icons.$E86];&quot;, &quot;;[$iwd_icons.F86];&quot;, &quot;;[$iwd_icons.G86];&quot;, &quot;;[$iwd_icons.H86];&quot;, &quot;;[$iwd_icons.I86];&quot;, &quot;;[$iwd_icons.J86];&quot;, &quot;;[$iwd_icons.K86];&quot;, &quot;;[$iwd_icons.L86];&quot;, &quot;;[$iwd_icons.M86];&quot;, &quot;;[$iwd_icons.N86];&quot;, &quot;;[$iwd_icons.O86];&quot;, &quot;;[$iwd_icons.P86];&quot;, &quot;;[$iwd_icons.Q86];&quot;, &quot;;[$iwd_icons.R86];&quot; =&gt; ~&quot;;[$iwd_icons.$C86];&quot;~ // &quot;;[$iwd_icons.$S86];&quot;, has icon from &quot;;[$iwd_icons.$T86])" office:value-type="string" office:string-value="  cduni85, ~idagg02~, ~udagg3b~, ~null~, weapon, null, null, null, 65, 1, 44, null, null, null, null, null, null, null =&gt; ~udagg3b~ // Mage Dagger +2, has icon from Dagger +1" calcext:value-type="string">
            <text:p><text:s text:c="2"/>cduni85, ~idagg02~, ~udagg3b~, ~null~, weapon, null, null, null, 65, 1, 44, null, null, null, null, null, null, null =&gt; ~udagg3b~ // Mage Dagger +2, has icon from Dagger +1</text:p>
          </table:table-cell>
        </table:table-row>
        <table:table-row table:style-name="ro1">
          <table:table-cell table:formula="of:=CONCATENATE(;&quot;  &quot;;[$iwd_icons.$A87];&quot;, ~&quot;;[$iwd_icons.$B87];&quot;~, ~&quot;;[$iwd_icons.$C87];&quot;~, ~&quot;;[$iwd_icons.$D87];&quot;~, &quot;;[$iwd_icons.$E87];&quot;, &quot;;[$iwd_icons.F87];&quot;, &quot;;[$iwd_icons.G87];&quot;, &quot;;[$iwd_icons.H87];&quot;, &quot;;[$iwd_icons.I87];&quot;, &quot;;[$iwd_icons.J87];&quot;, &quot;;[$iwd_icons.K87];&quot;, &quot;;[$iwd_icons.L87];&quot;, &quot;;[$iwd_icons.M87];&quot;, &quot;;[$iwd_icons.N87];&quot;, &quot;;[$iwd_icons.O87];&quot;, &quot;;[$iwd_icons.P87];&quot;, &quot;;[$iwd_icons.Q87];&quot;, &quot;;[$iwd_icons.R87];&quot; =&gt; ~&quot;;[$iwd_icons.$C87];&quot;~ // &quot;;[$iwd_icons.$S87];&quot;, has icon from &quot;;[$iwd_icons.$T87])" office:value-type="string" office:string-value="  cduni86, ~idagg02~, ~udagg4b~, ~null~, weapon, null, null, null, 65, 1, 44, null, null, null, null, null, null, null =&gt; ~udagg4b~ // Mage Dagger +3, has icon from Dagger +1" calcext:value-type="string">
            <text:p><text:s text:c="2"/>cduni86, ~idagg02~, ~udagg4b~, ~null~, weapon, null, null, null, 65, 1, 44, null, null, null, null, null, null, null =&gt; ~udagg4b~ // Mage Dagger +3, has icon from Dagger +1</text:p>
          </table:table-cell>
        </table:table-row>
        <table:table-row table:style-name="ro1">
          <table:table-cell table:formula="of:=CONCATENATE(;&quot;  &quot;;[$iwd_icons.$A88];&quot;, ~&quot;;[$iwd_icons.$B88];&quot;~, ~&quot;;[$iwd_icons.$C88];&quot;~, ~&quot;;[$iwd_icons.$D88];&quot;~, &quot;;[$iwd_icons.$E88];&quot;, &quot;;[$iwd_icons.F88];&quot;, &quot;;[$iwd_icons.G88];&quot;, &quot;;[$iwd_icons.H88];&quot;, &quot;;[$iwd_icons.I88];&quot;, &quot;;[$iwd_icons.J88];&quot;, &quot;;[$iwd_icons.K88];&quot;, &quot;;[$iwd_icons.L88];&quot;, &quot;;[$iwd_icons.M88];&quot;, &quot;;[$iwd_icons.N88];&quot;, &quot;;[$iwd_icons.O88];&quot;, &quot;;[$iwd_icons.P88];&quot;, &quot;;[$iwd_icons.Q88];&quot;, &quot;;[$iwd_icons.R88];&quot; =&gt; ~&quot;;[$iwd_icons.$C88];&quot;~ // &quot;;[$iwd_icons.$S88];&quot;, has icon from &quot;;[$iwd_icons.$T88])" office:value-type="string" office:string-value="  cduni87, ~idagg03~, ~udagg5a~, ~null~, weapon, null, null, null, 65, 1, 44, null, null, null, null, null, null, null =&gt; ~udagg5a~ // Mage Dagger +4, has icon from Dagger +2" calcext:value-type="string">
            <text:p><text:s text:c="2"/>cduni87, ~idagg03~, ~udagg5a~, ~null~, weapon, null, null, null, 65, 1, 44, null, null, null, null, null, null, null =&gt; ~udagg5a~ // Mage Dagger +4, has icon from Dagger +2</text:p>
          </table:table-cell>
        </table:table-row>
        <table:table-row table:style-name="ro1">
          <table:table-cell table:formula="of:=CONCATENATE(;&quot;  &quot;;[$iwd_icons.$A89];&quot;, ~&quot;;[$iwd_icons.$B89];&quot;~, ~&quot;;[$iwd_icons.$C89];&quot;~, ~&quot;;[$iwd_icons.$D89];&quot;~, &quot;;[$iwd_icons.$E89];&quot;, &quot;;[$iwd_icons.F89];&quot;, &quot;;[$iwd_icons.G89];&quot;, &quot;;[$iwd_icons.H89];&quot;, &quot;;[$iwd_icons.I89];&quot;, &quot;;[$iwd_icons.J89];&quot;, &quot;;[$iwd_icons.K89];&quot;, &quot;;[$iwd_icons.L89];&quot;, &quot;;[$iwd_icons.M89];&quot;, &quot;;[$iwd_icons.N89];&quot;, &quot;;[$iwd_icons.O89];&quot;, &quot;;[$iwd_icons.P89];&quot;, &quot;;[$iwd_icons.Q89];&quot;, &quot;;[$iwd_icons.R89];&quot; =&gt; ~&quot;;[$iwd_icons.$C89];&quot;~ // &quot;;[$iwd_icons.$S89];&quot;, has icon from &quot;;[$iwd_icons.$T89])" office:value-type="string" office:string-value="  cduni88, ~idagg02~, ~udagg1b~, ~null~, weapon, null, null, null, 64, 48, 82, null, null, null, null, null, null, null =&gt; ~udagg1b~ // Phase Dagger, has icon from Dagger +1" calcext:value-type="string">
            <text:p><text:s text:c="2"/>cduni88, ~idagg02~, ~udagg1b~, ~null~, weapon, null, null, null, 64, 48, 82, null, null, null, null, null, null, null =&gt; ~udagg1b~ // Phase Dagger, has icon from Dagger +1</text:p>
          </table:table-cell>
        </table:table-row>
        <table:table-row table:style-name="ro1">
          <table:table-cell table:formula="of:=CONCATENATE(;&quot;  &quot;;[$iwd_icons.$A90];&quot;, ~&quot;;[$iwd_icons.$B90];&quot;~, ~&quot;;[$iwd_icons.$C90];&quot;~, ~&quot;;[$iwd_icons.$D90];&quot;~, &quot;;[$iwd_icons.$E90];&quot;, &quot;;[$iwd_icons.F90];&quot;, &quot;;[$iwd_icons.G90];&quot;, &quot;;[$iwd_icons.H90];&quot;, &quot;;[$iwd_icons.I90];&quot;, &quot;;[$iwd_icons.J90];&quot;, &quot;;[$iwd_icons.K90];&quot;, &quot;;[$iwd_icons.L90];&quot;, &quot;;[$iwd_icons.M90];&quot;, &quot;;[$iwd_icons.N90];&quot;, &quot;;[$iwd_icons.O90];&quot;, &quot;;[$iwd_icons.P90];&quot;, &quot;;[$iwd_icons.Q90];&quot;, &quot;;[$iwd_icons.R90];&quot; =&gt; ~&quot;;[$iwd_icons.$C90];&quot;~ // &quot;;[$iwd_icons.$S90];&quot;, has icon from &quot;;[$iwd_icons.$T90])" office:value-type="string" office:string-value="  cduni89, ~idagg01~, ~presdag~, ~null~, weapon, null, null, null, 65, 47, 86, null, null, null, null, null, null, null =&gt; ~presdag~ // Presio's Dagger +2, has icon from Dagger" calcext:value-type="string">
            <text:p><text:s text:c="2"/>cduni89, ~idagg01~, ~presdag~, ~null~, weapon, null, null, null, 65, 47, 86, null, null, null, null, null, null, null =&gt; ~presdag~ // Presio's Dagger +2, has icon from Dagger</text:p>
          </table:table-cell>
        </table:table-row>
        <table:table-row table:style-name="ro1">
          <table:table-cell table:formula="of:=CONCATENATE(;&quot;  &quot;;[$iwd_icons.$A91];&quot;, ~&quot;;[$iwd_icons.$B91];&quot;~, ~&quot;;[$iwd_icons.$C91];&quot;~, ~&quot;;[$iwd_icons.$D91];&quot;~, &quot;;[$iwd_icons.$E91];&quot;, &quot;;[$iwd_icons.F91];&quot;, &quot;;[$iwd_icons.G91];&quot;, &quot;;[$iwd_icons.H91];&quot;, &quot;;[$iwd_icons.I91];&quot;, &quot;;[$iwd_icons.J91];&quot;, &quot;;[$iwd_icons.K91];&quot;, &quot;;[$iwd_icons.L91];&quot;, &quot;;[$iwd_icons.M91];&quot;, &quot;;[$iwd_icons.N91];&quot;, &quot;;[$iwd_icons.O91];&quot;, &quot;;[$iwd_icons.P91];&quot;, &quot;;[$iwd_icons.Q91];&quot;, &quot;;[$iwd_icons.R91];&quot; =&gt; ~&quot;;[$iwd_icons.$C91];&quot;~ // &quot;;[$iwd_icons.$S91];&quot;, has icon from &quot;;[$iwd_icons.$T91])" office:value-type="string" office:string-value="  cduni90, ~idagg02~, ~udagg2a~, ~null~, weapon, null, null, null, 65, 51, 79, null, null, null, null, null, null, null =&gt; ~udagg2a~ // Static Dagger +1, has icon from Dagger +1" calcext:value-type="string">
            <text:p><text:s text:c="2"/>cduni90, ~idagg02~, ~udagg2a~, ~null~, weapon, null, null, null, 65, 51, 79, null, null, null, null, null, null, null =&gt; ~udagg2a~ // Static Dagger +1, has icon from Dagger +1</text:p>
          </table:table-cell>
        </table:table-row>
        <table:table-row table:style-name="ro1">
          <table:table-cell table:formula="of:=CONCATENATE(;&quot;  &quot;;[$iwd_icons.$A92];&quot;, ~&quot;;[$iwd_icons.$B92];&quot;~, ~&quot;;[$iwd_icons.$C92];&quot;~, ~&quot;;[$iwd_icons.$D92];&quot;~, &quot;;[$iwd_icons.$E92];&quot;, &quot;;[$iwd_icons.F92];&quot;, &quot;;[$iwd_icons.G92];&quot;, &quot;;[$iwd_icons.H92];&quot;, &quot;;[$iwd_icons.I92];&quot;, &quot;;[$iwd_icons.J92];&quot;, &quot;;[$iwd_icons.K92];&quot;, &quot;;[$iwd_icons.L92];&quot;, &quot;;[$iwd_icons.M92];&quot;, &quot;;[$iwd_icons.N92];&quot;, &quot;;[$iwd_icons.O92];&quot;, &quot;;[$iwd_icons.P92];&quot;, &quot;;[$iwd_icons.Q92];&quot;, &quot;;[$iwd_icons.R92];&quot; =&gt; ~&quot;;[$iwd_icons.$C92];&quot;~ // &quot;;[$iwd_icons.$S92];&quot;, has icon from &quot;;[$iwd_icons.$T92])" office:value-type="string" office:string-value="  cduni91, ~iblun02~, ~uflal2a~, ~null~, weapon, null, null, null, 1, 64, 1, null, null, null, null, null, null, null =&gt; ~uflal2a~ // Crooked Flail +1, has icon from Flail" calcext:value-type="string">
            <text:p><text:s text:c="2"/>cduni91, ~iblun02~, ~uflal2a~, ~null~, weapon, null, null, null, 1, 64, 1, null, null, null, null, null, null, null =&gt; ~uflal2a~ // Crooked Flail +1, has icon from Flail</text:p>
          </table:table-cell>
        </table:table-row>
        <table:table-row table:style-name="ro1">
          <table:table-cell table:formula="of:=CONCATENATE(;&quot;  &quot;;[$iwd_icons.$A93];&quot;, ~&quot;;[$iwd_icons.$B93];&quot;~, ~&quot;;[$iwd_icons.$C93];&quot;~, ~&quot;;[$iwd_icons.$D93];&quot;~, &quot;;[$iwd_icons.$E93];&quot;, &quot;;[$iwd_icons.F93];&quot;, &quot;;[$iwd_icons.G93];&quot;, &quot;;[$iwd_icons.H93];&quot;, &quot;;[$iwd_icons.I93];&quot;, &quot;;[$iwd_icons.J93];&quot;, &quot;;[$iwd_icons.K93];&quot;, &quot;;[$iwd_icons.L93];&quot;, &quot;;[$iwd_icons.M93];&quot;, &quot;;[$iwd_icons.N93];&quot;, &quot;;[$iwd_icons.O93];&quot;, &quot;;[$iwd_icons.P93];&quot;, &quot;;[$iwd_icons.Q93];&quot;, &quot;;[$iwd_icons.R93];&quot; =&gt; ~&quot;;[$iwd_icons.$C93];&quot;~ // &quot;;[$iwd_icons.$S93];&quot;, has icon from &quot;;[$iwd_icons.$T93])" office:value-type="string" office:string-value="  cduni92, ~iblun02~, ~uflal3a~, ~null~, weapon, null, null, null, 65, 60, 65, null, null, null, null, null, null, null =&gt; ~uflal3a~ // Fast Flail +2, has icon from Flail" calcext:value-type="string">
            <text:p><text:s text:c="2"/>cduni92, ~iblun02~, ~uflal3a~, ~null~, weapon, null, null, null, 65, 60, 65, null, null, null, null, null, null, null =&gt; ~uflal3a~ // Fast Flail +2, has icon from Flail</text:p>
          </table:table-cell>
        </table:table-row>
        <table:table-row table:style-name="ro1">
          <table:table-cell table:formula="of:=CONCATENATE(;&quot;  &quot;;[$iwd_icons.$A94];&quot;, ~&quot;;[$iwd_icons.$B94];&quot;~, ~&quot;;[$iwd_icons.$C94];&quot;~, ~&quot;;[$iwd_icons.$D94];&quot;~, &quot;;[$iwd_icons.$E94];&quot;, &quot;;[$iwd_icons.F94];&quot;, &quot;;[$iwd_icons.G94];&quot;, &quot;;[$iwd_icons.H94];&quot;, &quot;;[$iwd_icons.I94];&quot;, &quot;;[$iwd_icons.J94];&quot;, &quot;;[$iwd_icons.K94];&quot;, &quot;;[$iwd_icons.L94];&quot;, &quot;;[$iwd_icons.M94];&quot;, &quot;;[$iwd_icons.N94];&quot;, &quot;;[$iwd_icons.O94];&quot;, &quot;;[$iwd_icons.P94];&quot;, &quot;;[$iwd_icons.Q94];&quot;, &quot;;[$iwd_icons.R94];&quot; =&gt; ~&quot;;[$iwd_icons.$C94];&quot;~ // &quot;;[$iwd_icons.$S94];&quot;, has icon from &quot;;[$iwd_icons.$T94])" office:value-type="string" office:string-value="  cduni93, ~iblun02~, ~uflal4a~, ~null~, weapon, null, null, null, 46, 64, 46, null, null, null, null, null, null, null =&gt; ~uflal4a~ // Fire Flail +3, has icon from Flail" calcext:value-type="string">
            <text:p><text:s text:c="2"/>cduni93, ~iblun02~, ~uflal4a~, ~null~, weapon, null, null, null, 46, 64, 46, null, null, null, null, null, null, null =&gt; ~uflal4a~ // Fire Flail +3, has icon from Flail</text:p>
          </table:table-cell>
        </table:table-row>
        <table:table-row table:style-name="ro1">
          <table:table-cell table:formula="of:=CONCATENATE(;&quot;  &quot;;[$iwd_icons.$A95];&quot;, ~&quot;;[$iwd_icons.$B95];&quot;~, ~&quot;;[$iwd_icons.$C95];&quot;~, ~&quot;;[$iwd_icons.$D95];&quot;~, &quot;;[$iwd_icons.$E95];&quot;, &quot;;[$iwd_icons.F95];&quot;, &quot;;[$iwd_icons.G95];&quot;, &quot;;[$iwd_icons.H95];&quot;, &quot;;[$iwd_icons.I95];&quot;, &quot;;[$iwd_icons.J95];&quot;, &quot;;[$iwd_icons.K95];&quot;, &quot;;[$iwd_icons.L95];&quot;, &quot;;[$iwd_icons.M95];&quot;, &quot;;[$iwd_icons.N95];&quot;, &quot;;[$iwd_icons.O95];&quot;, &quot;;[$iwd_icons.P95];&quot;, &quot;;[$iwd_icons.Q95];&quot;, &quot;;[$iwd_icons.R95];&quot; =&gt; ~&quot;;[$iwd_icons.$C95];&quot;~ // &quot;;[$iwd_icons.$S95];&quot;, has icon from &quot;;[$iwd_icons.$T95])" office:value-type="string" office:string-value="  cduni94, ~iblun02~, ~uflal2b~, ~null~, weapon, null, null, null, 69, 63, 69, null, null, null, null, null, null, null =&gt; ~uflal2b~ // Hammer Flail +2, has icon from Flail" calcext:value-type="string">
            <text:p><text:s text:c="2"/>cduni94, ~iblun02~, ~uflal2b~, ~null~, weapon, null, null, null, 69, 63, 69, null, null, null, null, null, null, null =&gt; ~uflal2b~ // Hammer Flail +2, has icon from Flail</text:p>
          </table:table-cell>
        </table:table-row>
        <table:table-row table:style-name="ro1">
          <table:table-cell table:formula="of:=CONCATENATE(;&quot;  &quot;;[$iwd_icons.$A96];&quot;, ~&quot;;[$iwd_icons.$B96];&quot;~, ~&quot;;[$iwd_icons.$C96];&quot;~, ~&quot;;[$iwd_icons.$D96];&quot;~, &quot;;[$iwd_icons.$E96];&quot;, &quot;;[$iwd_icons.F96];&quot;, &quot;;[$iwd_icons.G96];&quot;, &quot;;[$iwd_icons.H96];&quot;, &quot;;[$iwd_icons.I96];&quot;, &quot;;[$iwd_icons.J96];&quot;, &quot;;[$iwd_icons.K96];&quot;, &quot;;[$iwd_icons.L96];&quot;, &quot;;[$iwd_icons.M96];&quot;, &quot;;[$iwd_icons.N96];&quot;, &quot;;[$iwd_icons.O96];&quot;, &quot;;[$iwd_icons.P96];&quot;, &quot;;[$iwd_icons.Q96];&quot;, &quot;;[$iwd_icons.R96];&quot; =&gt; ~&quot;;[$iwd_icons.$C96];&quot;~ // &quot;;[$iwd_icons.$S96];&quot;, has icon from &quot;;[$iwd_icons.$T96])" office:value-type="string" office:string-value="  cduni95, ~iblun02~, ~uflal5a~, ~null~, weapon, null, null, null, 79, 65, 79, null, null, null, null, null, null, null =&gt; ~uflal5a~ // Shocking Flail +4, has icon from Flail" calcext:value-type="string">
            <text:p><text:s text:c="2"/>cduni95, ~iblun02~, ~uflal5a~, ~null~, weapon, null, null, null, 79, 65, 79, null, null, null, null, null, null, null =&gt; ~uflal5a~ // Shocking Flail +4, has icon from Flail</text:p>
          </table:table-cell>
        </table:table-row>
        <table:table-row table:style-name="ro1">
          <table:table-cell table:formula="of:=CONCATENATE(;&quot;  &quot;;[$iwd_icons.$A97];&quot;, ~&quot;;[$iwd_icons.$B97];&quot;~, ~&quot;;[$iwd_icons.$C97];&quot;~, ~&quot;;[$iwd_icons.$D97];&quot;~, &quot;;[$iwd_icons.$E97];&quot;, &quot;;[$iwd_icons.F97];&quot;, &quot;;[$iwd_icons.G97];&quot;, &quot;;[$iwd_icons.H97];&quot;, &quot;;[$iwd_icons.I97];&quot;, &quot;;[$iwd_icons.J97];&quot;, &quot;;[$iwd_icons.K97];&quot;, &quot;;[$iwd_icons.L97];&quot;, &quot;;[$iwd_icons.M97];&quot;, &quot;;[$iwd_icons.N97];&quot;, &quot;;[$iwd_icons.O97];&quot;, &quot;;[$iwd_icons.P97];&quot;, &quot;;[$iwd_icons.Q97];&quot;, &quot;;[$iwd_icons.R97];&quot; =&gt; ~&quot;;[$iwd_icons.$C97];&quot;~ // &quot;;[$iwd_icons.$S97];&quot;, has icon from &quot;;[$iwd_icons.$T97])" office:value-type="string" office:string-value="  cduni96, ~ihalb02~, ~uhalb3b~, ~null~, weapon, null, null, null, 64, 40, 57, null, null, null, null, null, null, null =&gt; ~uhalb3b~ // Darig's Rest +2, has icon from Halberd +1" calcext:value-type="string">
            <text:p><text:s text:c="2"/>cduni96, ~ihalb02~, ~uhalb3b~, ~null~, weapon, null, null, null, 64, 40, 57, null, null, null, null, null, null, null =&gt; ~uhalb3b~ // Darig's Rest +2, has icon from Halberd +1</text:p>
          </table:table-cell>
        </table:table-row>
        <table:table-row table:style-name="ro1">
          <table:table-cell table:formula="of:=CONCATENATE(;&quot;  &quot;;[$iwd_icons.$A98];&quot;, ~&quot;;[$iwd_icons.$B98];&quot;~, ~&quot;;[$iwd_icons.$C98];&quot;~, ~&quot;;[$iwd_icons.$D98];&quot;~, &quot;;[$iwd_icons.$E98];&quot;, &quot;;[$iwd_icons.F98];&quot;, &quot;;[$iwd_icons.G98];&quot;, &quot;;[$iwd_icons.H98];&quot;, &quot;;[$iwd_icons.I98];&quot;, &quot;;[$iwd_icons.J98];&quot;, &quot;;[$iwd_icons.K98];&quot;, &quot;;[$iwd_icons.L98];&quot;, &quot;;[$iwd_icons.M98];&quot;, &quot;;[$iwd_icons.N98];&quot;, &quot;;[$iwd_icons.O98];&quot;, &quot;;[$iwd_icons.P98];&quot;, &quot;;[$iwd_icons.Q98];&quot;, &quot;;[$iwd_icons.R98];&quot; =&gt; ~&quot;;[$iwd_icons.$C98];&quot;~ // &quot;;[$iwd_icons.$S98];&quot;, has icon from &quot;;[$iwd_icons.$T98])" office:value-type="string" office:string-value="  cduni97, ~ihalb02~, ~uhalb2a~, ~null~, weapon, null, null, null, 54, 41, 52, null, null, null, null, null, null, null =&gt; ~uhalb2a~ // Diseased Halberd +1, has icon from Halberd +1" calcext:value-type="string">
            <text:p><text:s text:c="2"/>cduni97, ~ihalb02~, ~uhalb2a~, ~null~, weapon, null, null, null, 54, 41, 52, null, null, null, null, null, null, null =&gt; ~uhalb2a~ // Diseased Halberd +1, has icon from Halberd +1</text:p>
          </table:table-cell>
        </table:table-row>
        <table:table-row table:style-name="ro1">
          <table:table-cell table:formula="of:=CONCATENATE(;&quot;  &quot;;[$iwd_icons.$A99];&quot;, ~&quot;;[$iwd_icons.$B99];&quot;~, ~&quot;;[$iwd_icons.$C99];&quot;~, ~&quot;;[$iwd_icons.$D99];&quot;~, &quot;;[$iwd_icons.$E99];&quot;, &quot;;[$iwd_icons.F99];&quot;, &quot;;[$iwd_icons.G99];&quot;, &quot;;[$iwd_icons.H99];&quot;, &quot;;[$iwd_icons.I99];&quot;, &quot;;[$iwd_icons.J99];&quot;, &quot;;[$iwd_icons.K99];&quot;, &quot;;[$iwd_icons.L99];&quot;, &quot;;[$iwd_icons.M99];&quot;, &quot;;[$iwd_icons.N99];&quot;, &quot;;[$iwd_icons.O99];&quot;, &quot;;[$iwd_icons.P99];&quot;, &quot;;[$iwd_icons.Q99];&quot;, &quot;;[$iwd_icons.R99];&quot; =&gt; ~&quot;;[$iwd_icons.$C99];&quot;~ // &quot;;[$iwd_icons.$S99];&quot;, has icon from &quot;;[$iwd_icons.$T99])" office:value-type="string" office:string-value="  cduni98, ~ihalb02~, ~uhalb4a~, ~null~, weapon, null, null, null, 60, 87, 59, null, null, null, null, null, null, null =&gt; ~uhalb4a~ // Doom Halberd +3, has icon from Halberd +1" calcext:value-type="string">
            <text:p><text:s text:c="2"/>cduni98, ~ihalb02~, ~uhalb4a~, ~null~, weapon, null, null, null, 60, 87, 59, null, null, null, null, null, null, null =&gt; ~uhalb4a~ // Doom Halberd +3, has icon from Halberd +1</text:p>
          </table:table-cell>
        </table:table-row>
        <table:table-row table:style-name="ro1">
          <table:table-cell table:formula="of:=CONCATENATE(;&quot;  &quot;;[$iwd_icons.$A100];&quot;, ~&quot;;[$iwd_icons.$B100];&quot;~, ~&quot;;[$iwd_icons.$C100];&quot;~, ~&quot;;[$iwd_icons.$D100];&quot;~, &quot;;[$iwd_icons.$E100];&quot;, &quot;;[$iwd_icons.F100];&quot;, &quot;;[$iwd_icons.G100];&quot;, &quot;;[$iwd_icons.H100];&quot;, &quot;;[$iwd_icons.I100];&quot;, &quot;;[$iwd_icons.J100];&quot;, &quot;;[$iwd_icons.K100];&quot;, &quot;;[$iwd_icons.L100];&quot;, &quot;;[$iwd_icons.M100];&quot;, &quot;;[$iwd_icons.N100];&quot;, &quot;;[$iwd_icons.O100];&quot;, &quot;;[$iwd_icons.P100];&quot;, &quot;;[$iwd_icons.Q100];&quot;, &quot;;[$iwd_icons.R100];&quot; =&gt; ~&quot;;[$iwd_icons.$C100];&quot;~ // &quot;;[$iwd_icons.$S100];&quot;, has icon from &quot;;[$iwd_icons.$T100])" office:value-type="string" office:string-value="  cduni99, ~ihalb04~, ~uhalb2b~, ~null~, weapon, null, null, null, 57, 41, 63, null, null, null, null, null, null, null =&gt; ~uhalb2b~ // Finest Halberd, has icon from High Quality Halberd" calcext:value-type="string">
            <text:p><text:s text:c="2"/>cduni99, ~ihalb04~, ~uhalb2b~, ~null~, weapon, null, null, null, 57, 41, 63, null, null, null, null, null, null, null =&gt; ~uhalb2b~ // Finest Halberd, has icon from High Quality Halberd</text:p>
          </table:table-cell>
        </table:table-row>
        <table:table-row table:style-name="ro1">
          <table:table-cell table:formula="of:=CONCATENATE(;&quot;  &quot;;[$iwd_icons.$A101];&quot;, ~&quot;;[$iwd_icons.$B101];&quot;~, ~&quot;;[$iwd_icons.$C101];&quot;~, ~&quot;;[$iwd_icons.$D101];&quot;~, &quot;;[$iwd_icons.$E101];&quot;, &quot;;[$iwd_icons.F101];&quot;, &quot;;[$iwd_icons.G101];&quot;, &quot;;[$iwd_icons.H101];&quot;, &quot;;[$iwd_icons.I101];&quot;, &quot;;[$iwd_icons.J101];&quot;, &quot;;[$iwd_icons.K101];&quot;, &quot;;[$iwd_icons.L101];&quot;, &quot;;[$iwd_icons.M101];&quot;, &quot;;[$iwd_icons.N101];&quot;, &quot;;[$iwd_icons.O101];&quot;, &quot;;[$iwd_icons.P101];&quot;, &quot;;[$iwd_icons.Q101];&quot;, &quot;;[$iwd_icons.R101];&quot; =&gt; ~&quot;;[$iwd_icons.$C101];&quot;~ // &quot;;[$iwd_icons.$S101];&quot;, has icon from &quot;;[$iwd_icons.$T101])" office:value-type="string" office:string-value="  cduni100, ~ihalb04~, ~uhalb2c~, ~null~, weapon, null, null, null, 65, 40, 64, null, null, null, null, null, null, null =&gt; ~uhalb2c~ // Giant Halberd, has icon from High Quality Halberd" calcext:value-type="string">
            <text:p><text:s text:c="2"/>cduni100, ~ihalb04~, ~uhalb2c~, ~null~, weapon, null, null, null, 65, 40, 64, null, null, null, null, null, null, null =&gt; ~uhalb2c~ // Giant Halberd, has icon from High Quality Halberd</text:p>
          </table:table-cell>
        </table:table-row>
        <table:table-row table:style-name="ro1">
          <table:table-cell table:formula="of:=CONCATENATE(;&quot;  &quot;;[$iwd_icons.$A102];&quot;, ~&quot;;[$iwd_icons.$B102];&quot;~, ~&quot;;[$iwd_icons.$C102];&quot;~, ~&quot;;[$iwd_icons.$D102];&quot;~, &quot;;[$iwd_icons.$E102];&quot;, &quot;;[$iwd_icons.F102];&quot;, &quot;;[$iwd_icons.G102];&quot;, &quot;;[$iwd_icons.H102];&quot;, &quot;;[$iwd_icons.I102];&quot;, &quot;;[$iwd_icons.J102];&quot;, &quot;;[$iwd_icons.K102];&quot;, &quot;;[$iwd_icons.L102];&quot;, &quot;;[$iwd_icons.M102];&quot;, &quot;;[$iwd_icons.N102];&quot;, &quot;;[$iwd_icons.O102];&quot;, &quot;;[$iwd_icons.P102];&quot;, &quot;;[$iwd_icons.Q102];&quot;, &quot;;[$iwd_icons.R102];&quot; =&gt; ~&quot;;[$iwd_icons.$C102];&quot;~ // &quot;;[$iwd_icons.$S102];&quot;, has icon from &quot;;[$iwd_icons.$T102])" office:value-type="string" office:string-value="  cduni101, ~ihalb02~, ~uhalb5a~, ~null~, weapon, null, null, null, 68, 4, 79, null, null, null, null, null, null, null =&gt; ~uhalb5a~ // Great Halberd +4, has icon from Halberd +1" calcext:value-type="string">
            <text:p><text:s text:c="2"/>cduni101, ~ihalb02~, ~uhalb5a~, ~null~, weapon, null, null, null, 68, 4, 79, null, null, null, null, null, null, null =&gt; ~uhalb5a~ // Great Halberd +4, has icon from Halberd +1</text:p>
          </table:table-cell>
        </table:table-row>
        <table:table-row table:style-name="ro1">
          <table:table-cell table:formula="of:=CONCATENATE(;&quot;  &quot;;[$iwd_icons.$A103];&quot;, ~&quot;;[$iwd_icons.$B103];&quot;~, ~&quot;;[$iwd_icons.$C103];&quot;~, ~&quot;;[$iwd_icons.$D103];&quot;~, &quot;;[$iwd_icons.$E103];&quot;, &quot;;[$iwd_icons.F103];&quot;, &quot;;[$iwd_icons.G103];&quot;, &quot;;[$iwd_icons.H103];&quot;, &quot;;[$iwd_icons.I103];&quot;, &quot;;[$iwd_icons.J103];&quot;, &quot;;[$iwd_icons.K103];&quot;, &quot;;[$iwd_icons.L103];&quot;, &quot;;[$iwd_icons.M103];&quot;, &quot;;[$iwd_icons.N103];&quot;, &quot;;[$iwd_icons.O103];&quot;, &quot;;[$iwd_icons.P103];&quot;, &quot;;[$iwd_icons.Q103];&quot;, &quot;;[$iwd_icons.R103];&quot; =&gt; ~&quot;;[$iwd_icons.$C103];&quot;~ // &quot;;[$iwd_icons.$S103];&quot;, has icon from &quot;;[$iwd_icons.$T103])" office:value-type="string" office:string-value="  cduni102, ~ihalb02~, ~uhalb3a~, ~null~, weapon, null, null, null, 58, 18, 57, null, null, null, null, null, null, null =&gt; ~uhalb3a~ // Halberd +1: Defender, has icon from Halberd +1" calcext:value-type="string">
            <text:p><text:s text:c="2"/>cduni102, ~ihalb02~, ~uhalb3a~, ~null~, weapon, null, null, null, 58, 18, 57, null, null, null, null, null, null, null =&gt; ~uhalb3a~ // Halberd +1: Defender, has icon from Halberd +1</text:p>
          </table:table-cell>
        </table:table-row>
        <table:table-row table:style-name="ro1">
          <table:table-cell table:formula="of:=CONCATENATE(;&quot;  &quot;;[$iwd_icons.$A104];&quot;, ~&quot;;[$iwd_icons.$B104];&quot;~, ~&quot;;[$iwd_icons.$C104];&quot;~, ~&quot;;[$iwd_icons.$D104];&quot;~, &quot;;[$iwd_icons.$E104];&quot;, &quot;;[$iwd_icons.F104];&quot;, &quot;;[$iwd_icons.G104];&quot;, &quot;;[$iwd_icons.H104];&quot;, &quot;;[$iwd_icons.I104];&quot;, &quot;;[$iwd_icons.J104];&quot;, &quot;;[$iwd_icons.K104];&quot;, &quot;;[$iwd_icons.L104];&quot;, &quot;;[$iwd_icons.M104];&quot;, &quot;;[$iwd_icons.N104];&quot;, &quot;;[$iwd_icons.O104];&quot;, &quot;;[$iwd_icons.P104];&quot;, &quot;;[$iwd_icons.Q104];&quot;, &quot;;[$iwd_icons.R104];&quot; =&gt; ~&quot;;[$iwd_icons.$C104];&quot;~ // &quot;;[$iwd_icons.$S104];&quot;, has icon from &quot;;[$iwd_icons.$T104])" office:value-type="string" office:string-value="  cduni103, ~ihalb02~, ~uhalb1a~, ~null~, weapon, null, null, null, 64, 60, 79, null, null, null, null, null, null, null =&gt; ~uhalb1a~ // Halberd of Sparks +1, has icon from Halberd +1" calcext:value-type="string">
            <text:p><text:s text:c="2"/>cduni103, ~ihalb02~, ~uhalb1a~, ~null~, weapon, null, null, null, 64, 60, 79, null, null, null, null, null, null, null =&gt; ~uhalb1a~ // Halberd of Sparks +1, has icon from Halberd +1</text:p>
          </table:table-cell>
        </table:table-row>
        <table:table-row table:style-name="ro1">
          <table:table-cell table:formula="of:=CONCATENATE(;&quot;  &quot;;[$iwd_icons.$A105];&quot;, ~&quot;;[$iwd_icons.$B105];&quot;~, ~&quot;;[$iwd_icons.$C105];&quot;~, ~&quot;;[$iwd_icons.$D105];&quot;~, &quot;;[$iwd_icons.$E105];&quot;, &quot;;[$iwd_icons.F105];&quot;, &quot;;[$iwd_icons.G105];&quot;, &quot;;[$iwd_icons.H105];&quot;, &quot;;[$iwd_icons.I105];&quot;, &quot;;[$iwd_icons.J105];&quot;, &quot;;[$iwd_icons.K105];&quot;, &quot;;[$iwd_icons.L105];&quot;, &quot;;[$iwd_icons.M105];&quot;, &quot;;[$iwd_icons.N105];&quot;, &quot;;[$iwd_icons.O105];&quot;, &quot;;[$iwd_icons.P105];&quot;, &quot;;[$iwd_icons.Q105];&quot;, &quot;;[$iwd_icons.R105];&quot; =&gt; ~&quot;;[$iwd_icons.$C105];&quot;~ // &quot;;[$iwd_icons.$S105];&quot;, has icon from &quot;;[$iwd_icons.$T105])" office:value-type="string" office:string-value="  cduni104, ~ihalb02~, ~uhalb3c~, ~null~, weapon, null, null, null, 1, 65, 81, null, null, null, null, null, null, null =&gt; ~uhalb3c~ // Life Halberd +2, has icon from Halberd +1" calcext:value-type="string">
            <text:p><text:s text:c="2"/>cduni104, ~ihalb02~, ~uhalb3c~, ~null~, weapon, null, null, null, 1, 65, 81, null, null, null, null, null, null, null =&gt; ~uhalb3c~ // Life Halberd +2, has icon from Halberd +1</text:p>
          </table:table-cell>
        </table:table-row>
        <table:table-row table:style-name="ro1">
          <table:table-cell table:formula="of:=CONCATENATE(;&quot;  &quot;;[$iwd_icons.$A106];&quot;, ~&quot;;[$iwd_icons.$B106];&quot;~, ~&quot;;[$iwd_icons.$C106];&quot;~, ~&quot;;[$iwd_icons.$D106];&quot;~, &quot;;[$iwd_icons.$E106];&quot;, &quot;;[$iwd_icons.F106];&quot;, &quot;;[$iwd_icons.G106];&quot;, &quot;;[$iwd_icons.H106];&quot;, &quot;;[$iwd_icons.I106];&quot;, &quot;;[$iwd_icons.J106];&quot;, &quot;;[$iwd_icons.K106];&quot;, &quot;;[$iwd_icons.L106];&quot;, &quot;;[$iwd_icons.M106];&quot;, &quot;;[$iwd_icons.N106];&quot;, &quot;;[$iwd_icons.O106];&quot;, &quot;;[$iwd_icons.P106];&quot;, &quot;;[$iwd_icons.Q106];&quot;, &quot;;[$iwd_icons.R106];&quot; =&gt; ~&quot;;[$iwd_icons.$C106];&quot;~ // &quot;;[$iwd_icons.$S106];&quot;, has icon from &quot;;[$iwd_icons.$T106])" office:value-type="string" office:string-value="  cduni105, ~ihalb02~, ~uhalb4b~, ~null~, weapon, null, null, null, 82, 71, 82, null, null, null, null, null, null, null =&gt; ~uhalb4b~ // Star-Forged Halberd +3, has icon from Halberd +1" calcext:value-type="string">
            <text:p><text:s text:c="2"/>cduni105, ~ihalb02~, ~uhalb4b~, ~null~, weapon, null, null, null, 82, 71, 82, null, null, null, null, null, null, null =&gt; ~uhalb4b~ // Star-Forged Halberd +3, has icon from Halberd +1</text:p>
          </table:table-cell>
        </table:table-row>
        <table:table-row table:style-name="ro1">
          <table:table-cell table:formula="of:=CONCATENATE(;&quot;  &quot;;[$iwd_icons.$A107];&quot;, ~&quot;;[$iwd_icons.$B107];&quot;~, ~&quot;;[$iwd_icons.$C107];&quot;~, ~&quot;;[$iwd_icons.$D107];&quot;~, &quot;;[$iwd_icons.$E107];&quot;, &quot;;[$iwd_icons.F107];&quot;, &quot;;[$iwd_icons.G107];&quot;, &quot;;[$iwd_icons.H107];&quot;, &quot;;[$iwd_icons.I107];&quot;, &quot;;[$iwd_icons.J107];&quot;, &quot;;[$iwd_icons.K107];&quot;, &quot;;[$iwd_icons.L107];&quot;, &quot;;[$iwd_icons.M107];&quot;, &quot;;[$iwd_icons.N107];&quot;, &quot;;[$iwd_icons.O107];&quot;, &quot;;[$iwd_icons.P107];&quot;, &quot;;[$iwd_icons.Q107];&quot;, &quot;;[$iwd_icons.R107];&quot; =&gt; ~&quot;;[$iwd_icons.$C107];&quot;~ // &quot;;[$iwd_icons.$S107];&quot;, has icon from &quot;;[$iwd_icons.$T107])" office:value-type="string" office:string-value="  cduni106, ~isw1h05~, ~ulswd5b~, ~null~, weapon, null, null, null, 63, 66, 45, null, null, null, null, null, null, null =&gt; ~ulswd5b~ // Bhaal's Fire +3, has icon from Long Sword +1" calcext:value-type="string">
            <text:p><text:s text:c="2"/>cduni106, ~isw1h05~, ~ulswd5b~, ~null~, weapon, null, null, null, 63, 66, 45, null, null, null, null, null, null, null =&gt; ~ulswd5b~ // Bhaal's Fire +3, has icon from Long Sword +1</text:p>
          </table:table-cell>
        </table:table-row>
        <table:table-row table:style-name="ro1">
          <table:table-cell table:formula="of:=CONCATENATE(;&quot;  &quot;;[$iwd_icons.$A108];&quot;, ~&quot;;[$iwd_icons.$B108];&quot;~, ~&quot;;[$iwd_icons.$C108];&quot;~, ~&quot;;[$iwd_icons.$D108];&quot;~, &quot;;[$iwd_icons.$E108];&quot;, &quot;;[$iwd_icons.F108];&quot;, &quot;;[$iwd_icons.G108];&quot;, &quot;;[$iwd_icons.H108];&quot;, &quot;;[$iwd_icons.I108];&quot;, &quot;;[$iwd_icons.J108];&quot;, &quot;;[$iwd_icons.K108];&quot;, &quot;;[$iwd_icons.L108];&quot;, &quot;;[$iwd_icons.M108];&quot;, &quot;;[$iwd_icons.N108];&quot;, &quot;;[$iwd_icons.O108];&quot;, &quot;;[$iwd_icons.P108];&quot;, &quot;;[$iwd_icons.Q108];&quot;, &quot;;[$iwd_icons.R108];&quot; =&gt; ~&quot;;[$iwd_icons.$C108];&quot;~ // &quot;;[$iwd_icons.$S108];&quot;, has icon from &quot;;[$iwd_icons.$T108])" office:value-type="string" office:string-value="  cduni107, ~isw1h05~, ~ulswd2a~, ~null~, weapon, null, null, null, 1, 52, 5, null, null, null, null, null, null, null =&gt; ~ulswd2a~ // Fine Long Sword +1, has icon from Long Sword +1" calcext:value-type="string">
            <text:p><text:s text:c="2"/>cduni107, ~isw1h05~, ~ulswd2a~, ~null~, weapon, null, null, null, 1, 52, 5, null, null, null, null, null, null, null =&gt; ~ulswd2a~ // Fine Long Sword +1, has icon from Long Sword +1</text:p>
          </table:table-cell>
        </table:table-row>
        <table:table-row table:style-name="ro1">
          <table:table-cell table:formula="of:=CONCATENATE(;&quot;  &quot;;[$iwd_icons.$A109];&quot;, ~&quot;;[$iwd_icons.$B109];&quot;~, ~&quot;;[$iwd_icons.$C109];&quot;~, ~&quot;;[$iwd_icons.$D109];&quot;~, &quot;;[$iwd_icons.$E109];&quot;, &quot;;[$iwd_icons.F109];&quot;, &quot;;[$iwd_icons.G109];&quot;, &quot;;[$iwd_icons.H109];&quot;, &quot;;[$iwd_icons.I109];&quot;, &quot;;[$iwd_icons.J109];&quot;, &quot;;[$iwd_icons.K109];&quot;, &quot;;[$iwd_icons.L109];&quot;, &quot;;[$iwd_icons.M109];&quot;, &quot;;[$iwd_icons.N109];&quot;, &quot;;[$iwd_icons.O109];&quot;, &quot;;[$iwd_icons.P109];&quot;, &quot;;[$iwd_icons.Q109];&quot;, &quot;;[$iwd_icons.R109];&quot; =&gt; ~&quot;;[$iwd_icons.$C109];&quot;~ // &quot;;[$iwd_icons.$S109];&quot;, has icon from &quot;;[$iwd_icons.$T109])" office:value-type="string" office:string-value="  cduni108, ~isw1h26~, ~ulswd1a~, ~null~, weapon, null, null, null, 81, 46, 63, null, null, null, null, null, null, null =&gt; ~ulswd1a~ // Finest Long Sword, has icon from High Quality Long Sword" calcext:value-type="string">
            <text:p><text:s text:c="2"/>cduni108, ~isw1h26~, ~ulswd1a~, ~null~, weapon, null, null, null, 81, 46, 63, null, null, null, null, null, null, null =&gt; ~ulswd1a~ // Finest Long Sword, has icon from High Quality Long Sword</text:p>
          </table:table-cell>
        </table:table-row>
        <table:table-row table:style-name="ro1">
          <table:table-cell table:formula="of:=CONCATENATE(;&quot;  &quot;;[$iwd_icons.$A110];&quot;, ~&quot;;[$iwd_icons.$B110];&quot;~, ~&quot;;[$iwd_icons.$C110];&quot;~, ~&quot;;[$iwd_icons.$D110];&quot;~, &quot;;[$iwd_icons.$E110];&quot;, &quot;;[$iwd_icons.F110];&quot;, &quot;;[$iwd_icons.G110];&quot;, &quot;;[$iwd_icons.H110];&quot;, &quot;;[$iwd_icons.I110];&quot;, &quot;;[$iwd_icons.J110];&quot;, &quot;;[$iwd_icons.K110];&quot;, &quot;;[$iwd_icons.L110];&quot;, &quot;;[$iwd_icons.M110];&quot;, &quot;;[$iwd_icons.N110];&quot;, &quot;;[$iwd_icons.O110];&quot;, &quot;;[$iwd_icons.P110];&quot;, &quot;;[$iwd_icons.Q110];&quot;, &quot;;[$iwd_icons.R110];&quot; =&gt; ~&quot;;[$iwd_icons.$C110];&quot;~ // &quot;;[$iwd_icons.$S110];&quot;, has icon from &quot;;[$iwd_icons.$T110])" office:value-type="string" office:string-value="  cduni109, ~isw1h05~, ~ulswd3a~, ~null~, weapon, null, null, null, 70, 49, 46, null, null, null, null, null, null, null =&gt; ~ulswd3a~ // Flaming Long Sword +2, has icon from Long Sword +1" calcext:value-type="string">
            <text:p><text:s text:c="2"/>cduni109, ~isw1h05~, ~ulswd3a~, ~null~, weapon, null, null, null, 70, 49, 46, null, null, null, null, null, null, null =&gt; ~ulswd3a~ // Flaming Long Sword +2, has icon from Long Sword +1</text:p>
          </table:table-cell>
        </table:table-row>
        <table:table-row table:style-name="ro1">
          <table:table-cell table:formula="of:=CONCATENATE(;&quot;  &quot;;[$iwd_icons.$A111];&quot;, ~&quot;;[$iwd_icons.$B111];&quot;~, ~&quot;;[$iwd_icons.$C111];&quot;~, ~&quot;;[$iwd_icons.$D111];&quot;~, &quot;;[$iwd_icons.$E111];&quot;, &quot;;[$iwd_icons.F111];&quot;, &quot;;[$iwd_icons.G111];&quot;, &quot;;[$iwd_icons.H111];&quot;, &quot;;[$iwd_icons.I111];&quot;, &quot;;[$iwd_icons.J111];&quot;, &quot;;[$iwd_icons.K111];&quot;, &quot;;[$iwd_icons.L111];&quot;, &quot;;[$iwd_icons.M111];&quot;, &quot;;[$iwd_icons.N111];&quot;, &quot;;[$iwd_icons.O111];&quot;, &quot;;[$iwd_icons.P111];&quot;, &quot;;[$iwd_icons.Q111];&quot;, &quot;;[$iwd_icons.R111];&quot; =&gt; ~&quot;;[$iwd_icons.$C111];&quot;~ // &quot;;[$iwd_icons.$S111];&quot;, has icon from &quot;;[$iwd_icons.$T111])" office:value-type="string" office:string-value="  cduni110, ~isw1h05~, ~ulswd4a~, ~null~, weapon, null, null, null, 64, 58, 79, null, null, null, null, null, null, null =&gt; ~ulswd4a~ // Hold Fast +3, has icon from Long Sword +1" calcext:value-type="string">
            <text:p><text:s text:c="2"/>cduni110, ~isw1h05~, ~ulswd4a~, ~null~, weapon, null, null, null, 64, 58, 79, null, null, null, null, null, null, null =&gt; ~ulswd4a~ // Hold Fast +3, has icon from Long Sword +1</text:p>
          </table:table-cell>
        </table:table-row>
        <table:table-row table:style-name="ro1">
          <table:table-cell table:formula="of:=CONCATENATE(;&quot;  &quot;;[$iwd_icons.$A112];&quot;, ~&quot;;[$iwd_icons.$B112];&quot;~, ~&quot;;[$iwd_icons.$C112];&quot;~, ~&quot;;[$iwd_icons.$D112];&quot;~, &quot;;[$iwd_icons.$E112];&quot;, &quot;;[$iwd_icons.F112];&quot;, &quot;;[$iwd_icons.G112];&quot;, &quot;;[$iwd_icons.H112];&quot;, &quot;;[$iwd_icons.I112];&quot;, &quot;;[$iwd_icons.J112];&quot;, &quot;;[$iwd_icons.K112];&quot;, &quot;;[$iwd_icons.L112];&quot;, &quot;;[$iwd_icons.M112];&quot;, &quot;;[$iwd_icons.N112];&quot;, &quot;;[$iwd_icons.O112];&quot;, &quot;;[$iwd_icons.P112];&quot;, &quot;;[$iwd_icons.Q112];&quot;, &quot;;[$iwd_icons.R112];&quot; =&gt; ~&quot;;[$iwd_icons.$C112];&quot;~ // &quot;;[$iwd_icons.$S112];&quot;, has icon from &quot;;[$iwd_icons.$T112])" office:value-type="string" office:string-value="  cduni111, ~isw1h05~, ~ulswd3c~, ~null~, weapon, null, null, null, 65, 2, 85, null, null, null, null, null, null, null =&gt; ~ulswd3c~ // Life's Gift +2, has icon from Long Sword +1" calcext:value-type="string">
            <text:p><text:s text:c="2"/>cduni111, ~isw1h05~, ~ulswd3c~, ~null~, weapon, null, null, null, 65, 2, 85, null, null, null, null, null, null, null =&gt; ~ulswd3c~ // Life's Gift +2, has icon from Long Sword +1</text:p>
          </table:table-cell>
        </table:table-row>
        <table:table-row table:style-name="ro1">
          <table:table-cell table:formula="of:=CONCATENATE(;&quot;  &quot;;[$iwd_icons.$A113];&quot;, ~&quot;;[$iwd_icons.$B113];&quot;~, ~&quot;;[$iwd_icons.$C113];&quot;~, ~&quot;;[$iwd_icons.$D113];&quot;~, &quot;;[$iwd_icons.$E113];&quot;, &quot;;[$iwd_icons.F113];&quot;, &quot;;[$iwd_icons.G113];&quot;, &quot;;[$iwd_icons.H113];&quot;, &quot;;[$iwd_icons.I113];&quot;, &quot;;[$iwd_icons.J113];&quot;, &quot;;[$iwd_icons.K113];&quot;, &quot;;[$iwd_icons.L113];&quot;, &quot;;[$iwd_icons.M113];&quot;, &quot;;[$iwd_icons.N113];&quot;, &quot;;[$iwd_icons.O113];&quot;, &quot;;[$iwd_icons.P113];&quot;, &quot;;[$iwd_icons.Q113];&quot;, &quot;;[$iwd_icons.R113];&quot; =&gt; ~&quot;;[$iwd_icons.$C113];&quot;~ // &quot;;[$iwd_icons.$S113];&quot;, has icon from &quot;;[$iwd_icons.$T113])" office:value-type="string" office:string-value="  cduni112, ~isw1h05~, ~ulswd4b~, ~null~, weapon, null, null, null, 45, 66, 4, null, null, null, null, null, null, null =&gt; ~ulswd4b~ // Long Sword +3: Enforcer, has icon from Long Sword +1" calcext:value-type="string">
            <text:p><text:s text:c="2"/>cduni112, ~isw1h05~, ~ulswd4b~, ~null~, weapon, null, null, null, 45, 66, 4, null, null, null, null, null, null, null =&gt; ~ulswd4b~ // Long Sword +3: Enforcer, has icon from Long Sword +1</text:p>
          </table:table-cell>
        </table:table-row>
        <table:table-row table:style-name="ro1">
          <table:table-cell table:formula="of:=CONCATENATE(;&quot;  &quot;;[$iwd_icons.$A114];&quot;, ~&quot;;[$iwd_icons.$B114];&quot;~, ~&quot;;[$iwd_icons.$C114];&quot;~, ~&quot;;[$iwd_icons.$D114];&quot;~, &quot;;[$iwd_icons.$E114];&quot;, &quot;;[$iwd_icons.F114];&quot;, &quot;;[$iwd_icons.G114];&quot;, &quot;;[$iwd_icons.H114];&quot;, &quot;;[$iwd_icons.I114];&quot;, &quot;;[$iwd_icons.J114];&quot;, &quot;;[$iwd_icons.K114];&quot;, &quot;;[$iwd_icons.L114];&quot;, &quot;;[$iwd_icons.M114];&quot;, &quot;;[$iwd_icons.N114];&quot;, &quot;;[$iwd_icons.O114];&quot;, &quot;;[$iwd_icons.P114];&quot;, &quot;;[$iwd_icons.Q114];&quot;, &quot;;[$iwd_icons.R114];&quot; =&gt; ~&quot;;[$iwd_icons.$C114];&quot;~ // &quot;;[$iwd_icons.$S114];&quot;, has icon from &quot;;[$iwd_icons.$T114])" office:value-type="string" office:string-value="  cduni113, ~isw1h05~, ~ulswd3d~, ~null~, weapon, null, null, null, 53, 54, 59, null, null, null, null, null, null, null =&gt; ~ulswd3d~ // Long Sword of Action +2, has icon from Long Sword +1" calcext:value-type="string">
            <text:p><text:s text:c="2"/>cduni113, ~isw1h05~, ~ulswd3d~, ~null~, weapon, null, null, null, 53, 54, 59, null, null, null, null, null, null, null =&gt; ~ulswd3d~ // Long Sword of Action +2, has icon from Long Sword +1</text:p>
          </table:table-cell>
        </table:table-row>
        <table:table-row table:style-name="ro1">
          <table:table-cell table:formula="of:=CONCATENATE(;&quot;  &quot;;[$iwd_icons.$A115];&quot;, ~&quot;;[$iwd_icons.$B115];&quot;~, ~&quot;;[$iwd_icons.$C115];&quot;~, ~&quot;;[$iwd_icons.$D115];&quot;~, &quot;;[$iwd_icons.$E115];&quot;, &quot;;[$iwd_icons.F115];&quot;, &quot;;[$iwd_icons.G115];&quot;, &quot;;[$iwd_icons.H115];&quot;, &quot;;[$iwd_icons.I115];&quot;, &quot;;[$iwd_icons.J115];&quot;, &quot;;[$iwd_icons.K115];&quot;, &quot;;[$iwd_icons.L115];&quot;, &quot;;[$iwd_icons.M115];&quot;, &quot;;[$iwd_icons.N115];&quot;, &quot;;[$iwd_icons.O115];&quot;, &quot;;[$iwd_icons.P115];&quot;, &quot;;[$iwd_icons.Q115];&quot;, &quot;;[$iwd_icons.R115];&quot; =&gt; ~&quot;;[$iwd_icons.$C115];&quot;~ // &quot;;[$iwd_icons.$S115];&quot;, has icon from &quot;;[$iwd_icons.$T115])" office:value-type="string" office:string-value="  cduni114, ~isw1h05~, ~ulswd5a~, ~null~, weapon, null, null, null, 86, 73, 57, null, null, null, null, null, null, null =&gt; ~ulswd5a~ // Long Sword of Action +4, has icon from Long Sword +1" calcext:value-type="string">
            <text:p><text:s text:c="2"/>cduni114, ~isw1h05~, ~ulswd5a~, ~null~, weapon, null, null, null, 86, 73, 57, null, null, null, null, null, null, null =&gt; ~ulswd5a~ // Long Sword of Action +4, has icon from Long Sword +1</text:p>
          </table:table-cell>
        </table:table-row>
        <table:table-row table:style-name="ro1">
          <table:table-cell table:formula="of:=CONCATENATE(;&quot;  &quot;;[$iwd_icons.$A116];&quot;, ~&quot;;[$iwd_icons.$B116];&quot;~, ~&quot;;[$iwd_icons.$C116];&quot;~, ~&quot;;[$iwd_icons.$D116];&quot;~, &quot;;[$iwd_icons.$E116];&quot;, &quot;;[$iwd_icons.F116];&quot;, &quot;;[$iwd_icons.G116];&quot;, &quot;;[$iwd_icons.H116];&quot;, &quot;;[$iwd_icons.I116];&quot;, &quot;;[$iwd_icons.J116];&quot;, &quot;;[$iwd_icons.K116];&quot;, &quot;;[$iwd_icons.L116];&quot;, &quot;;[$iwd_icons.M116];&quot;, &quot;;[$iwd_icons.N116];&quot;, &quot;;[$iwd_icons.O116];&quot;, &quot;;[$iwd_icons.P116];&quot;, &quot;;[$iwd_icons.Q116];&quot;, &quot;;[$iwd_icons.R116];&quot; =&gt; ~&quot;;[$iwd_icons.$C116];&quot;~ // &quot;;[$iwd_icons.$S116];&quot;, has icon from &quot;;[$iwd_icons.$T116])" office:value-type="string" office:string-value="  cduni115, ~isw1h05~, ~ulswd3b~, ~null~, weapon, null, null, null, 53, 60, 14, null, null, null, null, null, null, null =&gt; ~ulswd3b~ // Long Sword of Confusion +2, has icon from Long Sword +1" calcext:value-type="string">
            <text:p><text:s text:c="2"/>cduni115, ~isw1h05~, ~ulswd3b~, ~null~, weapon, null, null, null, 53, 60, 14, null, null, null, null, null, null, null =&gt; ~ulswd3b~ // Long Sword of Confusion +2, has icon from Long Sword +1</text:p>
          </table:table-cell>
        </table:table-row>
        <table:table-row table:style-name="ro1">
          <table:table-cell table:formula="of:=CONCATENATE(;&quot;  &quot;;[$iwd_icons.$A117];&quot;, ~&quot;;[$iwd_icons.$B117];&quot;~, ~&quot;;[$iwd_icons.$C117];&quot;~, ~&quot;;[$iwd_icons.$D117];&quot;~, &quot;;[$iwd_icons.$E117];&quot;, &quot;;[$iwd_icons.F117];&quot;, &quot;;[$iwd_icons.G117];&quot;, &quot;;[$iwd_icons.H117];&quot;, &quot;;[$iwd_icons.I117];&quot;, &quot;;[$iwd_icons.J117];&quot;, &quot;;[$iwd_icons.K117];&quot;, &quot;;[$iwd_icons.L117];&quot;, &quot;;[$iwd_icons.M117];&quot;, &quot;;[$iwd_icons.N117];&quot;, &quot;;[$iwd_icons.O117];&quot;, &quot;;[$iwd_icons.P117];&quot;, &quot;;[$iwd_icons.Q117];&quot;, &quot;;[$iwd_icons.R117];&quot; =&gt; ~&quot;;[$iwd_icons.$C117];&quot;~ // &quot;;[$iwd_icons.$S117];&quot;, has icon from &quot;;[$iwd_icons.$T117])" office:value-type="string" office:string-value="  cduni116, ~isw1h06~, ~lshand~, ~null~, weapon, null, null, null, 64, 54, 52, null, null, null, null, null, null, null =&gt; ~lshand~ // Long Sword of the Hand +3, has icon from Varscona +2" calcext:value-type="string">
            <text:p><text:s text:c="2"/>cduni116, ~isw1h06~, ~lshand~, ~null~, weapon, null, null, null, 64, 54, 52, null, null, null, null, null, null, null =&gt; ~lshand~ // Long Sword of the Hand +3, has icon from Varscona +2</text:p>
          </table:table-cell>
        </table:table-row>
        <table:table-row table:style-name="ro1">
          <table:table-cell table:formula="of:=CONCATENATE(;&quot;  &quot;;[$iwd_icons.$A118];&quot;, ~&quot;;[$iwd_icons.$B118];&quot;~, ~&quot;;[$iwd_icons.$C118];&quot;~, ~&quot;;[$iwd_icons.$D118];&quot;~, &quot;;[$iwd_icons.$E118];&quot;, &quot;;[$iwd_icons.F118];&quot;, &quot;;[$iwd_icons.G118];&quot;, &quot;;[$iwd_icons.H118];&quot;, &quot;;[$iwd_icons.I118];&quot;, &quot;;[$iwd_icons.J118];&quot;, &quot;;[$iwd_icons.K118];&quot;, &quot;;[$iwd_icons.L118];&quot;, &quot;;[$iwd_icons.M118];&quot;, &quot;;[$iwd_icons.N118];&quot;, &quot;;[$iwd_icons.O118];&quot;, &quot;;[$iwd_icons.P118];&quot;, &quot;;[$iwd_icons.Q118];&quot;, &quot;;[$iwd_icons.R118];&quot; =&gt; ~&quot;;[$iwd_icons.$C118];&quot;~ // &quot;;[$iwd_icons.$S118];&quot;, has icon from &quot;;[$iwd_icons.$T118])" office:value-type="string" office:string-value="  cduni117, ~isw1h05~, ~ulswd2b~, ~null~, weapon, null, null, null, 64, 37, 5, null, null, null, null, null, null, null =&gt; ~ulswd2b~ // Spiked Long Sword +1, has icon from Long Sword +1" calcext:value-type="string">
            <text:p><text:s text:c="2"/>cduni117, ~isw1h05~, ~ulswd2b~, ~null~, weapon, null, null, null, 64, 37, 5, null, null, null, null, null, null, null =&gt; ~ulswd2b~ // Spiked Long Sword +1, has icon from Long Sword +1</text:p>
          </table:table-cell>
        </table:table-row>
        <table:table-row table:style-name="ro1">
          <table:table-cell table:formula="of:=CONCATENATE(;&quot;  &quot;;[$iwd_icons.$A119];&quot;, ~&quot;;[$iwd_icons.$B119];&quot;~, ~&quot;;[$iwd_icons.$C119];&quot;~, ~&quot;;[$iwd_icons.$D119];&quot;~, &quot;;[$iwd_icons.$E119];&quot;, &quot;;[$iwd_icons.F119];&quot;, &quot;;[$iwd_icons.G119];&quot;, &quot;;[$iwd_icons.H119];&quot;, &quot;;[$iwd_icons.I119];&quot;, &quot;;[$iwd_icons.J119];&quot;, &quot;;[$iwd_icons.K119];&quot;, &quot;;[$iwd_icons.L119];&quot;, &quot;;[$iwd_icons.M119];&quot;, &quot;;[$iwd_icons.N119];&quot;, &quot;;[$iwd_icons.O119];&quot;, &quot;;[$iwd_icons.P119];&quot;, &quot;;[$iwd_icons.Q119];&quot;, &quot;;[$iwd_icons.R119];&quot; =&gt; ~&quot;;[$iwd_icons.$C119];&quot;~ // &quot;;[$iwd_icons.$S119];&quot;, has icon from &quot;;[$iwd_icons.$T119])" office:value-type="string" office:string-value="  cduni118, ~iblun07~, ~umstr2b~, ~null~, weapon, null, null, null, 66, 41, 79, null, null, null, null, null, null, null =&gt; ~umstr2b~ // Lesser Static Star +1, has icon from Morning Star +1" calcext:value-type="string">
            <text:p><text:s text:c="2"/>cduni118, ~iblun07~, ~umstr2b~, ~null~, weapon, null, null, null, 66, 41, 79, null, null, null, null, null, null, null =&gt; ~umstr2b~ // Lesser Static Star +1, has icon from Morning Star +1</text:p>
          </table:table-cell>
        </table:table-row>
        <table:table-row table:style-name="ro1">
          <table:table-cell table:formula="of:=CONCATENATE(;&quot;  &quot;;[$iwd_icons.$A120];&quot;, ~&quot;;[$iwd_icons.$B120];&quot;~, ~&quot;;[$iwd_icons.$C120];&quot;~, ~&quot;;[$iwd_icons.$D120];&quot;~, &quot;;[$iwd_icons.$E120];&quot;, &quot;;[$iwd_icons.F120];&quot;, &quot;;[$iwd_icons.G120];&quot;, &quot;;[$iwd_icons.H120];&quot;, &quot;;[$iwd_icons.I120];&quot;, &quot;;[$iwd_icons.J120];&quot;, &quot;;[$iwd_icons.K120];&quot;, &quot;;[$iwd_icons.L120];&quot;, &quot;;[$iwd_icons.M120];&quot;, &quot;;[$iwd_icons.N120];&quot;, &quot;;[$iwd_icons.O120];&quot;, &quot;;[$iwd_icons.P120];&quot;, &quot;;[$iwd_icons.Q120];&quot;, &quot;;[$iwd_icons.R120];&quot; =&gt; ~&quot;;[$iwd_icons.$C120];&quot;~ // &quot;;[$iwd_icons.$S120];&quot;, has icon from &quot;;[$iwd_icons.$T120])" office:value-type="string" office:string-value="  cduni119, ~iblun07~, ~umstr3a~, ~null~, weapon, null, null, null, 79, 59, 106, null, null, null, null, null, null, null =&gt; ~umstr3a~ // Morning Star +2: Hammer, has icon from Morning Star +1" calcext:value-type="string">
            <text:p><text:s text:c="2"/>cduni119, ~iblun07~, ~umstr3a~, ~null~, weapon, null, null, null, 79, 59, 106, null, null, null, null, null, null, null =&gt; ~umstr3a~ // Morning Star +2: Hammer, has icon from Morning Star +1</text:p>
          </table:table-cell>
        </table:table-row>
        <table:table-row table:style-name="ro1">
          <table:table-cell table:formula="of:=CONCATENATE(;&quot;  &quot;;[$iwd_icons.$A121];&quot;, ~&quot;;[$iwd_icons.$B121];&quot;~, ~&quot;;[$iwd_icons.$C121];&quot;~, ~&quot;;[$iwd_icons.$D121];&quot;~, &quot;;[$iwd_icons.$E121];&quot;, &quot;;[$iwd_icons.F121];&quot;, &quot;;[$iwd_icons.G121];&quot;, &quot;;[$iwd_icons.H121];&quot;, &quot;;[$iwd_icons.I121];&quot;, &quot;;[$iwd_icons.J121];&quot;, &quot;;[$iwd_icons.K121];&quot;, &quot;;[$iwd_icons.L121];&quot;, &quot;;[$iwd_icons.M121];&quot;, &quot;;[$iwd_icons.N121];&quot;, &quot;;[$iwd_icons.O121];&quot;, &quot;;[$iwd_icons.P121];&quot;, &quot;;[$iwd_icons.Q121];&quot;, &quot;;[$iwd_icons.R121];&quot; =&gt; ~&quot;;[$iwd_icons.$C121];&quot;~ // &quot;;[$iwd_icons.$S121];&quot;, has icon from &quot;;[$iwd_icons.$T121])" office:value-type="string" office:string-value="  cduni120, ~iblun07~, ~umstr5b~, ~null~, weapon, null, null, null, 41, 40, 28, null, null, null, null, null, null, null =&gt; ~umstr5b~ // Morning Star +4: Defender, has icon from Morning Star +1" calcext:value-type="string">
            <text:p><text:s text:c="2"/>cduni120, ~iblun07~, ~umstr5b~, ~null~, weapon, null, null, null, 41, 40, 28, null, null, null, null, null, null, null =&gt; ~umstr5b~ // Morning Star +4: Defender, has icon from Morning Star +1</text:p>
          </table:table-cell>
        </table:table-row>
        <table:table-row table:style-name="ro1">
          <table:table-cell table:formula="of:=CONCATENATE(;&quot;  &quot;;[$iwd_icons.$A122];&quot;, ~&quot;;[$iwd_icons.$B122];&quot;~, ~&quot;;[$iwd_icons.$C122];&quot;~, ~&quot;;[$iwd_icons.$D122];&quot;~, &quot;;[$iwd_icons.$E122];&quot;, &quot;;[$iwd_icons.F122];&quot;, &quot;;[$iwd_icons.G122];&quot;, &quot;;[$iwd_icons.H122];&quot;, &quot;;[$iwd_icons.I122];&quot;, &quot;;[$iwd_icons.J122];&quot;, &quot;;[$iwd_icons.K122];&quot;, &quot;;[$iwd_icons.L122];&quot;, &quot;;[$iwd_icons.M122];&quot;, &quot;;[$iwd_icons.N122];&quot;, &quot;;[$iwd_icons.O122];&quot;, &quot;;[$iwd_icons.P122];&quot;, &quot;;[$iwd_icons.Q122];&quot;, &quot;;[$iwd_icons.R122];&quot; =&gt; ~&quot;;[$iwd_icons.$C122];&quot;~ // &quot;;[$iwd_icons.$S122];&quot;, has icon from &quot;;[$iwd_icons.$T122])" office:value-type="string" office:string-value="  cduni121, ~iblun07~, ~umstr5a~, ~null~, weapon, null, null, null, 5, 56, 55, null, null, null, null, null, null, null =&gt; ~umstr5a~ // Morning Star of Action +4, has icon from Morning Star +1" calcext:value-type="string">
            <text:p><text:s text:c="2"/>cduni121, ~iblun07~, ~umstr5a~, ~null~, weapon, null, null, null, 5, 56, 55, null, null, null, null, null, null, null =&gt; ~umstr5a~ // Morning Star of Action +4, has icon from Morning Star +1</text:p>
          </table:table-cell>
        </table:table-row>
        <table:table-row table:style-name="ro1">
          <table:table-cell table:formula="of:=CONCATENATE(;&quot;  &quot;;[$iwd_icons.$A123];&quot;, ~&quot;;[$iwd_icons.$B123];&quot;~, ~&quot;;[$iwd_icons.$C123];&quot;~, ~&quot;;[$iwd_icons.$D123];&quot;~, &quot;;[$iwd_icons.$E123];&quot;, &quot;;[$iwd_icons.F123];&quot;, &quot;;[$iwd_icons.G123];&quot;, &quot;;[$iwd_icons.H123];&quot;, &quot;;[$iwd_icons.I123];&quot;, &quot;;[$iwd_icons.J123];&quot;, &quot;;[$iwd_icons.K123];&quot;, &quot;;[$iwd_icons.L123];&quot;, &quot;;[$iwd_icons.M123];&quot;, &quot;;[$iwd_icons.N123];&quot;, &quot;;[$iwd_icons.O123];&quot;, &quot;;[$iwd_icons.P123];&quot;, &quot;;[$iwd_icons.Q123];&quot;, &quot;;[$iwd_icons.R123];&quot; =&gt; ~&quot;;[$iwd_icons.$C123];&quot;~ // &quot;;[$iwd_icons.$S123];&quot;, has icon from &quot;;[$iwd_icons.$T123])" office:value-type="string" office:string-value="  cduni122, ~iblun07~, ~umstr2a~, ~null~, weapon, null, null, null, 81, 64, 52, null, null, null, null, null, null, null =&gt; ~umstr2a~ // Morning Star of Confusion +1, has icon from Morning Star +1" calcext:value-type="string">
            <text:p><text:s text:c="2"/>cduni122, ~iblun07~, ~umstr2a~, ~null~, weapon, null, null, null, 81, 64, 52, null, null, null, null, null, null, null =&gt; ~umstr2a~ // Morning Star of Confusion +1, has icon from Morning Star +1</text:p>
          </table:table-cell>
        </table:table-row>
        <table:table-row table:style-name="ro1">
          <table:table-cell table:formula="of:=CONCATENATE(;&quot;  &quot;;[$iwd_icons.$A124];&quot;, ~&quot;;[$iwd_icons.$B124];&quot;~, ~&quot;;[$iwd_icons.$C124];&quot;~, ~&quot;;[$iwd_icons.$D124];&quot;~, &quot;;[$iwd_icons.$E124];&quot;, &quot;;[$iwd_icons.F124];&quot;, &quot;;[$iwd_icons.G124];&quot;, &quot;;[$iwd_icons.H124];&quot;, &quot;;[$iwd_icons.I124];&quot;, &quot;;[$iwd_icons.J124];&quot;, &quot;;[$iwd_icons.K124];&quot;, &quot;;[$iwd_icons.L124];&quot;, &quot;;[$iwd_icons.M124];&quot;, &quot;;[$iwd_icons.N124];&quot;, &quot;;[$iwd_icons.O124];&quot;, &quot;;[$iwd_icons.P124];&quot;, &quot;;[$iwd_icons.Q124];&quot;, &quot;;[$iwd_icons.R124];&quot; =&gt; ~&quot;;[$iwd_icons.$C124];&quot;~ // &quot;;[$iwd_icons.$S124];&quot;, has icon from &quot;;[$iwd_icons.$T124])" office:value-type="string" office:string-value="  cduni123, ~iblun07~, ~umstr3c~, ~null~, weapon, null, null, null, 60, 60, 68, null, null, null, null, null, null, null =&gt; ~umstr3c~ // Morning Star of Lesser Phasing +2, has icon from Morning Star +1" calcext:value-type="string">
            <text:p><text:s text:c="2"/>cduni123, ~iblun07~, ~umstr3c~, ~null~, weapon, null, null, null, 60, 60, 68, null, null, null, null, null, null, null =&gt; ~umstr3c~ // Morning Star of Lesser Phasing +2, has icon from Morning Star +1</text:p>
          </table:table-cell>
        </table:table-row>
        <table:table-row table:style-name="ro1">
          <table:table-cell table:formula="of:=CONCATENATE(;&quot;  &quot;;[$iwd_icons.$A125];&quot;, ~&quot;;[$iwd_icons.$B125];&quot;~, ~&quot;;[$iwd_icons.$C125];&quot;~, ~&quot;;[$iwd_icons.$D125];&quot;~, &quot;;[$iwd_icons.$E125];&quot;, &quot;;[$iwd_icons.F125];&quot;, &quot;;[$iwd_icons.G125];&quot;, &quot;;[$iwd_icons.H125];&quot;, &quot;;[$iwd_icons.I125];&quot;, &quot;;[$iwd_icons.J125];&quot;, &quot;;[$iwd_icons.K125];&quot;, &quot;;[$iwd_icons.L125];&quot;, &quot;;[$iwd_icons.M125];&quot;, &quot;;[$iwd_icons.N125];&quot;, &quot;;[$iwd_icons.O125];&quot;, &quot;;[$iwd_icons.P125];&quot;, &quot;;[$iwd_icons.Q125];&quot;, &quot;;[$iwd_icons.R125];&quot; =&gt; ~&quot;;[$iwd_icons.$C125];&quot;~ // &quot;;[$iwd_icons.$S125];&quot;, has icon from &quot;;[$iwd_icons.$T125])" office:value-type="string" office:string-value="  cduni124, ~iblun07~, ~umstr4a~, ~null~, weapon, null, null, null, 47, 46, 115, null, null, null, null, null, null, null =&gt; ~umstr4a~ // Morning Star of the Gods +3, has icon from Morning Star +1" calcext:value-type="string">
            <text:p><text:s text:c="2"/>cduni124, ~iblun07~, ~umstr4a~, ~null~, weapon, null, null, null, 47, 46, 115, null, null, null, null, null, null, null =&gt; ~umstr4a~ // Morning Star of the Gods +3, has icon from Morning Star +1</text:p>
          </table:table-cell>
        </table:table-row>
        <table:table-row table:style-name="ro1">
          <table:table-cell table:formula="of:=CONCATENATE(;&quot;  &quot;;[$iwd_icons.$A126];&quot;, ~&quot;;[$iwd_icons.$B126];&quot;~, ~&quot;;[$iwd_icons.$C126];&quot;~, ~&quot;;[$iwd_icons.$D126];&quot;~, &quot;;[$iwd_icons.$E126];&quot;, &quot;;[$iwd_icons.F126];&quot;, &quot;;[$iwd_icons.G126];&quot;, &quot;;[$iwd_icons.H126];&quot;, &quot;;[$iwd_icons.I126];&quot;, &quot;;[$iwd_icons.J126];&quot;, &quot;;[$iwd_icons.K126];&quot;, &quot;;[$iwd_icons.L126];&quot;, &quot;;[$iwd_icons.M126];&quot;, &quot;;[$iwd_icons.N126];&quot;, &quot;;[$iwd_icons.O126];&quot;, &quot;;[$iwd_icons.P126];&quot;, &quot;;[$iwd_icons.Q126];&quot;, &quot;;[$iwd_icons.R126];&quot; =&gt; ~&quot;;[$iwd_icons.$C126];&quot;~ // &quot;;[$iwd_icons.$S126];&quot;, has icon from &quot;;[$iwd_icons.$T126])" office:value-type="string" office:string-value="  cduni125, ~iblun07~, ~umstr3b~, ~null~, weapon, null, null, null, 1, 60, 2, null, null, null, null, null, null, null =&gt; ~umstr3b~ // Sanctified Morning Star +3, has icon from Morning Star +1" calcext:value-type="string">
            <text:p><text:s text:c="2"/>cduni125, ~iblun07~, ~umstr3b~, ~null~, weapon, null, null, null, 1, 60, 2, null, null, null, null, null, null, null =&gt; ~umstr3b~ // Sanctified Morning Star +3, has icon from Morning Star +1</text:p>
          </table:table-cell>
        </table:table-row>
        <table:table-row table:style-name="ro1">
          <table:table-cell table:formula="of:=CONCATENATE(;&quot;  &quot;;[$iwd_icons.$A127];&quot;, ~&quot;;[$iwd_icons.$B127];&quot;~, ~&quot;;[$iwd_icons.$C127];&quot;~, ~&quot;;[$iwd_icons.$D127];&quot;~, &quot;;[$iwd_icons.$E127];&quot;, &quot;;[$iwd_icons.F127];&quot;, &quot;;[$iwd_icons.G127];&quot;, &quot;;[$iwd_icons.H127];&quot;, &quot;;[$iwd_icons.I127];&quot;, &quot;;[$iwd_icons.J127];&quot;, &quot;;[$iwd_icons.K127];&quot;, &quot;;[$iwd_icons.L127];&quot;, &quot;;[$iwd_icons.M127];&quot;, &quot;;[$iwd_icons.N127];&quot;, &quot;;[$iwd_icons.O127];&quot;, &quot;;[$iwd_icons.P127];&quot;, &quot;;[$iwd_icons.Q127];&quot;, &quot;;[$iwd_icons.R127];&quot; =&gt; ~&quot;;[$iwd_icons.$C127];&quot;~ // &quot;;[$iwd_icons.$S127];&quot;, has icon from &quot;;[$iwd_icons.$T127])" office:value-type="string" office:string-value="  cduni126, ~iblun07~, ~umstr4b~, ~null~, weapon, null, null, null, 55, 56, 79, null, null, null, null, null, null, null =&gt; ~umstr4b~ // Static Star +3, has icon from Morning Star +1" calcext:value-type="string">
            <text:p><text:s text:c="2"/>cduni126, ~iblun07~, ~umstr4b~, ~null~, weapon, null, null, null, 55, 56, 79, null, null, null, null, null, null, null =&gt; ~umstr4b~ // Static Star +3, has icon from Morning Star +1</text:p>
          </table:table-cell>
        </table:table-row>
        <table:table-row table:style-name="ro1">
          <table:table-cell table:formula="of:=CONCATENATE(;&quot;  &quot;;[$iwd_icons.$A128];&quot;, ~&quot;;[$iwd_icons.$B128];&quot;~, ~&quot;;[$iwd_icons.$C128];&quot;~, ~&quot;;[$iwd_icons.$D128];&quot;~, &quot;;[$iwd_icons.$E128];&quot;, &quot;;[$iwd_icons.F128];&quot;, &quot;;[$iwd_icons.G128];&quot;, &quot;;[$iwd_icons.H128];&quot;, &quot;;[$iwd_icons.I128];&quot;, &quot;;[$iwd_icons.J128];&quot;, &quot;;[$iwd_icons.K128];&quot;, &quot;;[$iwd_icons.L128];&quot;, &quot;;[$iwd_icons.M128];&quot;, &quot;;[$iwd_icons.N128];&quot;, &quot;;[$iwd_icons.O128];&quot;, &quot;;[$iwd_icons.P128];&quot;, &quot;;[$iwd_icons.Q128];&quot;, &quot;;[$iwd_icons.R128];&quot; =&gt; ~&quot;;[$iwd_icons.$C128];&quot;~ // &quot;;[$iwd_icons.$S128];&quot;, has icon from &quot;;[$iwd_icons.$T128])" office:value-type="string" office:string-value="  cduni127, ~isw1h08~, ~usswd2a~, ~null~, weapon, null, null, null, 2, 4, 4, null, null, null, null, null, null, null =&gt; ~usswd2a~ // Flaming Short Sword +1, has icon from Short Sword +1" calcext:value-type="string">
            <text:p><text:s text:c="2"/>cduni127, ~isw1h08~, ~usswd2a~, ~null~, weapon, null, null, null, 2, 4, 4, null, null, null, null, null, null, null =&gt; ~usswd2a~ // Flaming Short Sword +1, has icon from Short Sword +1</text:p>
          </table:table-cell>
        </table:table-row>
        <table:table-row table:style-name="ro1">
          <table:table-cell table:formula="of:=CONCATENATE(;&quot;  &quot;;[$iwd_icons.$A129];&quot;, ~&quot;;[$iwd_icons.$B129];&quot;~, ~&quot;;[$iwd_icons.$C129];&quot;~, ~&quot;;[$iwd_icons.$D129];&quot;~, &quot;;[$iwd_icons.$E129];&quot;, &quot;;[$iwd_icons.F129];&quot;, &quot;;[$iwd_icons.G129];&quot;, &quot;;[$iwd_icons.H129];&quot;, &quot;;[$iwd_icons.I129];&quot;, &quot;;[$iwd_icons.J129];&quot;, &quot;;[$iwd_icons.K129];&quot;, &quot;;[$iwd_icons.L129];&quot;, &quot;;[$iwd_icons.M129];&quot;, &quot;;[$iwd_icons.N129];&quot;, &quot;;[$iwd_icons.O129];&quot;, &quot;;[$iwd_icons.P129];&quot;, &quot;;[$iwd_icons.Q129];&quot;, &quot;;[$iwd_icons.R129];&quot; =&gt; ~&quot;;[$iwd_icons.$C129];&quot;~ // &quot;;[$iwd_icons.$S129];&quot;, has icon from &quot;;[$iwd_icons.$T129])" office:value-type="string" office:string-value="  cduni128, ~isw1h08~, ~usswd5b~, ~null~, weapon, null, null, null, 64, 57, 97, null, null, null, null, null, null, null =&gt; ~usswd5b~ // Short Sword +4: Hammer, has icon from Short Sword +1" calcext:value-type="string">
            <text:p><text:s text:c="2"/>cduni128, ~isw1h08~, ~usswd5b~, ~null~, weapon, null, null, null, 64, 57, 97, null, null, null, null, null, null, null =&gt; ~usswd5b~ // Short Sword +4: Hammer, has icon from Short Sword +1</text:p>
          </table:table-cell>
        </table:table-row>
        <table:table-row table:style-name="ro1">
          <table:table-cell table:formula="of:=CONCATENATE(;&quot;  &quot;;[$iwd_icons.$A130];&quot;, ~&quot;;[$iwd_icons.$B130];&quot;~, ~&quot;;[$iwd_icons.$C130];&quot;~, ~&quot;;[$iwd_icons.$D130];&quot;~, &quot;;[$iwd_icons.$E130];&quot;, &quot;;[$iwd_icons.F130];&quot;, &quot;;[$iwd_icons.G130];&quot;, &quot;;[$iwd_icons.H130];&quot;, &quot;;[$iwd_icons.I130];&quot;, &quot;;[$iwd_icons.J130];&quot;, &quot;;[$iwd_icons.K130];&quot;, &quot;;[$iwd_icons.L130];&quot;, &quot;;[$iwd_icons.M130];&quot;, &quot;;[$iwd_icons.N130];&quot;, &quot;;[$iwd_icons.O130];&quot;, &quot;;[$iwd_icons.P130];&quot;, &quot;;[$iwd_icons.Q130];&quot;, &quot;;[$iwd_icons.R130];&quot; =&gt; ~&quot;;[$iwd_icons.$C130];&quot;~ // &quot;;[$iwd_icons.$S130];&quot;, has icon from &quot;;[$iwd_icons.$T130])" office:value-type="string" office:string-value="  cduni129, ~isw1h08~, ~usswd3c~, ~null~, weapon, null, null, null, 64, 73, 15, null, null, null, null, null, null, null =&gt; ~usswd3c~ // Short Sword of Action +2, has icon from Short Sword +1" calcext:value-type="string">
            <text:p><text:s text:c="2"/>cduni129, ~isw1h08~, ~usswd3c~, ~null~, weapon, null, null, null, 64, 73, 15, null, null, null, null, null, null, null =&gt; ~usswd3c~ // Short Sword of Action +2, has icon from Short Sword +1</text:p>
          </table:table-cell>
        </table:table-row>
        <table:table-row table:style-name="ro1">
          <table:table-cell table:formula="of:=CONCATENATE(;&quot;  &quot;;[$iwd_icons.$A131];&quot;, ~&quot;;[$iwd_icons.$B131];&quot;~, ~&quot;;[$iwd_icons.$C131];&quot;~, ~&quot;;[$iwd_icons.$D131];&quot;~, &quot;;[$iwd_icons.$E131];&quot;, &quot;;[$iwd_icons.F131];&quot;, &quot;;[$iwd_icons.G131];&quot;, &quot;;[$iwd_icons.H131];&quot;, &quot;;[$iwd_icons.I131];&quot;, &quot;;[$iwd_icons.J131];&quot;, &quot;;[$iwd_icons.K131];&quot;, &quot;;[$iwd_icons.L131];&quot;, &quot;;[$iwd_icons.M131];&quot;, &quot;;[$iwd_icons.N131];&quot;, &quot;;[$iwd_icons.O131];&quot;, &quot;;[$iwd_icons.P131];&quot;, &quot;;[$iwd_icons.Q131];&quot;, &quot;;[$iwd_icons.R131];&quot; =&gt; ~&quot;;[$iwd_icons.$C131];&quot;~ // &quot;;[$iwd_icons.$S131];&quot;, has icon from &quot;;[$iwd_icons.$T131])" office:value-type="string" office:string-value="  cduni130, ~isw1h08~, ~usswd5a~, ~null~, weapon, null, null, null, 65, 46, 85, null, null, null, null, null, null, null =&gt; ~usswd5a~ // Short Sword of Health +4, has icon from Short Sword +1" calcext:value-type="string">
            <text:p><text:s text:c="2"/>cduni130, ~isw1h08~, ~usswd5a~, ~null~, weapon, null, null, null, 65, 46, 85, null, null, null, null, null, null, null =&gt; ~usswd5a~ // Short Sword of Health +4, has icon from Short Sword +1</text:p>
          </table:table-cell>
        </table:table-row>
        <table:table-row table:style-name="ro1">
          <table:table-cell table:formula="of:=CONCATENATE(;&quot;  &quot;;[$iwd_icons.$A132];&quot;, ~&quot;;[$iwd_icons.$B132];&quot;~, ~&quot;;[$iwd_icons.$C132];&quot;~, ~&quot;;[$iwd_icons.$D132];&quot;~, &quot;;[$iwd_icons.$E132];&quot;, &quot;;[$iwd_icons.F132];&quot;, &quot;;[$iwd_icons.G132];&quot;, &quot;;[$iwd_icons.H132];&quot;, &quot;;[$iwd_icons.I132];&quot;, &quot;;[$iwd_icons.J132];&quot;, &quot;;[$iwd_icons.K132];&quot;, &quot;;[$iwd_icons.L132];&quot;, &quot;;[$iwd_icons.M132];&quot;, &quot;;[$iwd_icons.N132];&quot;, &quot;;[$iwd_icons.O132];&quot;, &quot;;[$iwd_icons.P132];&quot;, &quot;;[$iwd_icons.Q132];&quot;, &quot;;[$iwd_icons.R132];&quot; =&gt; ~&quot;;[$iwd_icons.$C132];&quot;~ // &quot;;[$iwd_icons.$S132];&quot;, has icon from &quot;;[$iwd_icons.$T132])" office:value-type="string" office:string-value="  cduni131, ~isw1h08~, ~usswd2b~, ~null~, weapon, null, null, null, 57, 57, 58, null, null, null, null, null, null, null =&gt; ~usswd2b~ // Short Sword of Lesser Phasing +1, has icon from Short Sword +1" calcext:value-type="string">
            <text:p><text:s text:c="2"/>cduni131, ~isw1h08~, ~usswd2b~, ~null~, weapon, null, null, null, 57, 57, 58, null, null, null, null, null, null, null =&gt; ~usswd2b~ // Short Sword of Lesser Phasing +1, has icon from Short Sword +1</text:p>
          </table:table-cell>
        </table:table-row>
        <table:table-row table:style-name="ro1">
          <table:table-cell table:formula="of:=CONCATENATE(;&quot;  &quot;;[$iwd_icons.$A133];&quot;, ~&quot;;[$iwd_icons.$B133];&quot;~, ~&quot;;[$iwd_icons.$C133];&quot;~, ~&quot;;[$iwd_icons.$D133];&quot;~, &quot;;[$iwd_icons.$E133];&quot;, &quot;;[$iwd_icons.F133];&quot;, &quot;;[$iwd_icons.G133];&quot;, &quot;;[$iwd_icons.H133];&quot;, &quot;;[$iwd_icons.I133];&quot;, &quot;;[$iwd_icons.J133];&quot;, &quot;;[$iwd_icons.K133];&quot;, &quot;;[$iwd_icons.L133];&quot;, &quot;;[$iwd_icons.M133];&quot;, &quot;;[$iwd_icons.N133];&quot;, &quot;;[$iwd_icons.O133];&quot;, &quot;;[$iwd_icons.P133];&quot;, &quot;;[$iwd_icons.Q133];&quot;, &quot;;[$iwd_icons.R133];&quot; =&gt; ~&quot;;[$iwd_icons.$C133];&quot;~ // &quot;;[$iwd_icons.$S133];&quot;, has icon from &quot;;[$iwd_icons.$T133])" office:value-type="string" office:string-value="  cduni132, ~isw1h08~, ~usswd4a~, ~null~, weapon, null, null, null, 79, 66, 66, null, null, null, null, null, null, null =&gt; ~usswd4a~ // Short Sword of Shadows +3, has icon from Short Sword +1" calcext:value-type="string">
            <text:p><text:s text:c="2"/>cduni132, ~isw1h08~, ~usswd4a~, ~null~, weapon, null, null, null, 79, 66, 66, null, null, null, null, null, null, null =&gt; ~usswd4a~ // Short Sword of Shadows +3, has icon from Short Sword +1</text:p>
          </table:table-cell>
        </table:table-row>
        <table:table-row table:style-name="ro1">
          <table:table-cell table:formula="of:=CONCATENATE(;&quot;  &quot;;[$iwd_icons.$A134];&quot;, ~&quot;;[$iwd_icons.$B134];&quot;~, ~&quot;;[$iwd_icons.$C134];&quot;~, ~&quot;;[$iwd_icons.$D134];&quot;~, &quot;;[$iwd_icons.$E134];&quot;, &quot;;[$iwd_icons.F134];&quot;, &quot;;[$iwd_icons.G134];&quot;, &quot;;[$iwd_icons.H134];&quot;, &quot;;[$iwd_icons.I134];&quot;, &quot;;[$iwd_icons.J134];&quot;, &quot;;[$iwd_icons.K134];&quot;, &quot;;[$iwd_icons.L134];&quot;, &quot;;[$iwd_icons.M134];&quot;, &quot;;[$iwd_icons.N134];&quot;, &quot;;[$iwd_icons.O134];&quot;, &quot;;[$iwd_icons.P134];&quot;, &quot;;[$iwd_icons.Q134];&quot;, &quot;;[$iwd_icons.R134];&quot; =&gt; ~&quot;;[$iwd_icons.$C134];&quot;~ // &quot;;[$iwd_icons.$S134];&quot;, has icon from &quot;;[$iwd_icons.$T134])" office:value-type="string" office:string-value="  cduni133, ~isw1h08~, ~usswd3a~, ~null~, weapon, null, null, null, 10, 87, 5, null, null, null, null, null, null, null =&gt; ~usswd3a~ // Sloth +2, has icon from Short Sword +1" calcext:value-type="string">
            <text:p><text:s text:c="2"/>cduni133, ~isw1h08~, ~usswd3a~, ~null~, weapon, null, null, null, 10, 87, 5, null, null, null, null, null, null, null =&gt; ~usswd3a~ // Sloth +2, has icon from Short Sword +1</text:p>
          </table:table-cell>
        </table:table-row>
        <table:table-row table:style-name="ro1">
          <table:table-cell table:formula="of:=CONCATENATE(;&quot;  &quot;;[$iwd_icons.$A135];&quot;, ~&quot;;[$iwd_icons.$B135];&quot;~, ~&quot;;[$iwd_icons.$C135];&quot;~, ~&quot;;[$iwd_icons.$D135];&quot;~, &quot;;[$iwd_icons.$E135];&quot;, &quot;;[$iwd_icons.F135];&quot;, &quot;;[$iwd_icons.G135];&quot;, &quot;;[$iwd_icons.H135];&quot;, &quot;;[$iwd_icons.I135];&quot;, &quot;;[$iwd_icons.J135];&quot;, &quot;;[$iwd_icons.K135];&quot;, &quot;;[$iwd_icons.L135];&quot;, &quot;;[$iwd_icons.M135];&quot;, &quot;;[$iwd_icons.N135];&quot;, &quot;;[$iwd_icons.O135];&quot;, &quot;;[$iwd_icons.P135];&quot;, &quot;;[$iwd_icons.Q135];&quot;, &quot;;[$iwd_icons.R135];&quot; =&gt; ~&quot;;[$iwd_icons.$C135];&quot;~ // &quot;;[$iwd_icons.$S135];&quot;, has icon from &quot;;[$iwd_icons.$T135])" office:value-type="string" office:string-value="  cduni134, ~isw1h08~, ~usswd3b~, ~null~, weapon, null, null, null, 65, 81, 4, null, null, null, null, null, null, null =&gt; ~usswd3b~ // Some God's Lesser Promise +2, has icon from Short Sword +1" calcext:value-type="string">
            <text:p><text:s text:c="2"/>cduni134, ~isw1h08~, ~usswd3b~, ~null~, weapon, null, null, null, 65, 81, 4, null, null, null, null, null, null, null =&gt; ~usswd3b~ // Some God's Lesser Promise +2, has icon from Short Sword +1</text:p>
          </table:table-cell>
        </table:table-row>
        <table:table-row table:style-name="ro1">
          <table:table-cell table:formula="of:=CONCATENATE(;&quot;  &quot;;[$iwd_icons.$A136];&quot;, ~&quot;;[$iwd_icons.$B136];&quot;~, ~&quot;;[$iwd_icons.$C136];&quot;~, ~&quot;;[$iwd_icons.$D136];&quot;~, &quot;;[$iwd_icons.$E136];&quot;, &quot;;[$iwd_icons.F136];&quot;, &quot;;[$iwd_icons.G136];&quot;, &quot;;[$iwd_icons.H136];&quot;, &quot;;[$iwd_icons.I136];&quot;, &quot;;[$iwd_icons.J136];&quot;, &quot;;[$iwd_icons.K136];&quot;, &quot;;[$iwd_icons.L136];&quot;, &quot;;[$iwd_icons.M136];&quot;, &quot;;[$iwd_icons.N136];&quot;, &quot;;[$iwd_icons.O136];&quot;, &quot;;[$iwd_icons.P136];&quot;, &quot;;[$iwd_icons.Q136];&quot;, &quot;;[$iwd_icons.R136];&quot; =&gt; ~&quot;;[$iwd_icons.$C136];&quot;~ // &quot;;[$iwd_icons.$S136];&quot;, has icon from &quot;;[$iwd_icons.$T136])" office:value-type="string" office:string-value="  cduni135, ~isw1h08~, ~usswd4b~, ~null~, weapon, null, null, null, 64, 64, 79, null, null, null, null, null, null, null =&gt; ~usswd4b~ // Static Short Sword +3, has icon from Short Sword +1" calcext:value-type="string">
            <text:p><text:s text:c="2"/>cduni135, ~isw1h08~, ~usswd4b~, ~null~, weapon, null, null, null, 64, 64, 79, null, null, null, null, null, null, null =&gt; ~usswd4b~ // Static Short Sword +3, has icon from Short Sword +1</text:p>
          </table:table-cell>
        </table:table-row>
        <table:table-row table:style-name="ro1">
          <table:table-cell table:formula="of:=CONCATENATE(;&quot;  &quot;;[$iwd_icons.$A137];&quot;, ~&quot;;[$iwd_icons.$B137];&quot;~, ~&quot;;[$iwd_icons.$C137];&quot;~, ~&quot;;[$iwd_icons.$D137];&quot;~, &quot;;[$iwd_icons.$E137];&quot;, &quot;;[$iwd_icons.F137];&quot;, &quot;;[$iwd_icons.G137];&quot;, &quot;;[$iwd_icons.H137];&quot;, &quot;;[$iwd_icons.I137];&quot;, &quot;;[$iwd_icons.J137];&quot;, &quot;;[$iwd_icons.K137];&quot;, &quot;;[$iwd_icons.L137];&quot;, &quot;;[$iwd_icons.M137];&quot;, &quot;;[$iwd_icons.N137];&quot;, &quot;;[$iwd_icons.O137];&quot;, &quot;;[$iwd_icons.P137];&quot;, &quot;;[$iwd_icons.Q137];&quot;, &quot;;[$iwd_icons.R137];&quot; =&gt; ~&quot;;[$iwd_icons.$C137];&quot;~ // &quot;;[$iwd_icons.$S137];&quot;, has icon from &quot;;[$iwd_icons.$T137])" office:value-type="string" office:string-value="  cduni136, ~isw2h06~, ~zzz6bc~, ~null~, weapon, null, null, null, 4, I, 83, null, null, null, null, null, null, null =&gt; ~zzz6bc~ // Bonecleaver +1, has icon from Spider's Bane" calcext:value-type="string">
            <text:p><text:s text:c="2"/>cduni136, ~isw2h06~, ~zzz6bc~, ~null~, weapon, null, null, null, 4, I, 83, null, null, null, null, null, null, null =&gt; ~zzz6bc~ // Bonecleaver +1, has icon from Spider's Bane</text:p>
          </table:table-cell>
        </table:table-row>
        <table:table-row table:style-name="ro1">
          <table:table-cell table:formula="of:=CONCATENATE(;&quot;  &quot;;[$iwd_icons.$A138];&quot;, ~&quot;;[$iwd_icons.$B138];&quot;~, ~&quot;;[$iwd_icons.$C138];&quot;~, ~&quot;;[$iwd_icons.$D138];&quot;~, &quot;;[$iwd_icons.$E138];&quot;, &quot;;[$iwd_icons.F138];&quot;, &quot;;[$iwd_icons.G138];&quot;, &quot;;[$iwd_icons.H138];&quot;, &quot;;[$iwd_icons.I138];&quot;, &quot;;[$iwd_icons.J138];&quot;, &quot;;[$iwd_icons.K138];&quot;, &quot;;[$iwd_icons.L138];&quot;, &quot;;[$iwd_icons.M138];&quot;, &quot;;[$iwd_icons.N138];&quot;, &quot;;[$iwd_icons.O138];&quot;, &quot;;[$iwd_icons.P138];&quot;, &quot;;[$iwd_icons.Q138];&quot;, &quot;;[$iwd_icons.R138];&quot; =&gt; ~&quot;;[$iwd_icons.$C138];&quot;~ // &quot;;[$iwd_icons.$S138];&quot;, has icon from &quot;;[$iwd_icons.$T138])" office:value-type="string" office:string-value="  cduni137, ~isw2h07~, ~utswd1a~, ~null~, weapon, null, null, null, 65, 2, 5, null, null, null, null, null, null, null =&gt; ~utswd1a~ // Flawless Two-Handed Sword, has icon from High Quality Two-Handed Sword" calcext:value-type="string">
            <text:p><text:s text:c="2"/>cduni137, ~isw2h07~, ~utswd1a~, ~null~, weapon, null, null, null, 65, 2, 5, null, null, null, null, null, null, null =&gt; ~utswd1a~ // Flawless Two-Handed Sword, has icon from High Quality Two-Handed Sword</text:p>
          </table:table-cell>
        </table:table-row>
        <table:table-row table:style-name="ro1">
          <table:table-cell table:formula="of:=CONCATENATE(;&quot;  &quot;;[$iwd_icons.$A139];&quot;, ~&quot;;[$iwd_icons.$B139];&quot;~, ~&quot;;[$iwd_icons.$C139];&quot;~, ~&quot;;[$iwd_icons.$D139];&quot;~, &quot;;[$iwd_icons.$E139];&quot;, &quot;;[$iwd_icons.F139];&quot;, &quot;;[$iwd_icons.G139];&quot;, &quot;;[$iwd_icons.H139];&quot;, &quot;;[$iwd_icons.I139];&quot;, &quot;;[$iwd_icons.J139];&quot;, &quot;;[$iwd_icons.K139];&quot;, &quot;;[$iwd_icons.L139];&quot;, &quot;;[$iwd_icons.M139];&quot;, &quot;;[$iwd_icons.N139];&quot;, &quot;;[$iwd_icons.O139];&quot;, &quot;;[$iwd_icons.P139];&quot;, &quot;;[$iwd_icons.Q139];&quot;, &quot;;[$iwd_icons.R139];&quot; =&gt; ~&quot;;[$iwd_icons.$C139];&quot;~ // &quot;;[$iwd_icons.$S139];&quot;, has icon from &quot;;[$iwd_icons.$T139])" office:value-type="string" office:string-value="  cduni138, ~isw2h07~, ~utswd2a~, ~null~, weapon, null, null, null, 60, 62, 5, null, null, null, null, null, null, null =&gt; ~utswd2a~ // Giant Two-Handed Sword, has icon from High Quality Two-Handed Sword" calcext:value-type="string">
            <text:p><text:s text:c="2"/>cduni138, ~isw2h07~, ~utswd2a~, ~null~, weapon, null, null, null, 60, 62, 5, null, null, null, null, null, null, null =&gt; ~utswd2a~ // Giant Two-Handed Sword, has icon from High Quality Two-Handed Sword</text:p>
          </table:table-cell>
        </table:table-row>
        <table:table-row table:style-name="ro1">
          <table:table-cell table:formula="of:=CONCATENATE(;&quot;  &quot;;[$iwd_icons.$A140];&quot;, ~&quot;;[$iwd_icons.$B140];&quot;~, ~&quot;;[$iwd_icons.$C140];&quot;~, ~&quot;;[$iwd_icons.$D140];&quot;~, &quot;;[$iwd_icons.$E140];&quot;, &quot;;[$iwd_icons.F140];&quot;, &quot;;[$iwd_icons.G140];&quot;, &quot;;[$iwd_icons.H140];&quot;, &quot;;[$iwd_icons.I140];&quot;, &quot;;[$iwd_icons.J140];&quot;, &quot;;[$iwd_icons.K140];&quot;, &quot;;[$iwd_icons.L140];&quot;, &quot;;[$iwd_icons.M140];&quot;, &quot;;[$iwd_icons.N140];&quot;, &quot;;[$iwd_icons.O140];&quot;, &quot;;[$iwd_icons.P140];&quot;, &quot;;[$iwd_icons.Q140];&quot;, &quot;;[$iwd_icons.R140];&quot; =&gt; ~&quot;;[$iwd_icons.$C140];&quot;~ // &quot;;[$iwd_icons.$S140];&quot;, has icon from &quot;;[$iwd_icons.$T140])" office:value-type="string" office:string-value="  cduni139, ~isw2h02~, ~kresssw~, ~null~, weapon, null, null, null, 46, 64, 4, null, null, null, null, null, null, null =&gt; ~kresssw~ // Kresselack's Sword, has icon from Two-Handed Sword +1" calcext:value-type="string">
            <text:p><text:s text:c="2"/>cduni139, ~isw2h02~, ~kresssw~, ~null~, weapon, null, null, null, 46, 64, 4, null, null, null, null, null, null, null =&gt; ~kresssw~ // Kresselack's Sword, has icon from Two-Handed Sword +1</text:p>
          </table:table-cell>
        </table:table-row>
        <table:table-row table:style-name="ro1">
          <table:table-cell table:formula="of:=CONCATENATE(;&quot;  &quot;;[$iwd_icons.$A141];&quot;, ~&quot;;[$iwd_icons.$B141];&quot;~, ~&quot;;[$iwd_icons.$C141];&quot;~, ~&quot;;[$iwd_icons.$D141];&quot;~, &quot;;[$iwd_icons.$E141];&quot;, &quot;;[$iwd_icons.F141];&quot;, &quot;;[$iwd_icons.G141];&quot;, &quot;;[$iwd_icons.H141];&quot;, &quot;;[$iwd_icons.I141];&quot;, &quot;;[$iwd_icons.J141];&quot;, &quot;;[$iwd_icons.K141];&quot;, &quot;;[$iwd_icons.L141];&quot;, &quot;;[$iwd_icons.M141];&quot;, &quot;;[$iwd_icons.N141];&quot;, &quot;;[$iwd_icons.O141];&quot;, &quot;;[$iwd_icons.P141];&quot;, &quot;;[$iwd_icons.Q141];&quot;, &quot;;[$iwd_icons.R141];&quot; =&gt; ~&quot;;[$iwd_icons.$C141];&quot;~ // &quot;;[$iwd_icons.$S141];&quot;, has icon from &quot;;[$iwd_icons.$T141])" office:value-type="string" office:string-value="  cduni140, ~isw2h02~, ~utswd5a~, ~null~, weapon, null, null, null, 79, 40, 58, null, null, null, null, null, null, null =&gt; ~utswd5a~ // Static Two-Handed Sword +4, has icon from Two-Handed Sword +1" calcext:value-type="string">
            <text:p><text:s text:c="2"/>cduni140, ~isw2h02~, ~utswd5a~, ~null~, weapon, null, null, null, 79, 40, 58, null, null, null, null, null, null, null =&gt; ~utswd5a~ // Static Two-Handed Sword +4, has icon from Two-Handed Sword +1</text:p>
          </table:table-cell>
        </table:table-row>
        <table:table-row table:style-name="ro1">
          <table:table-cell table:formula="of:=CONCATENATE(;&quot;  &quot;;[$iwd_icons.$A142];&quot;, ~&quot;;[$iwd_icons.$B142];&quot;~, ~&quot;;[$iwd_icons.$C142];&quot;~, ~&quot;;[$iwd_icons.$D142];&quot;~, &quot;;[$iwd_icons.$E142];&quot;, &quot;;[$iwd_icons.F142];&quot;, &quot;;[$iwd_icons.G142];&quot;, &quot;;[$iwd_icons.H142];&quot;, &quot;;[$iwd_icons.I142];&quot;, &quot;;[$iwd_icons.J142];&quot;, &quot;;[$iwd_icons.K142];&quot;, &quot;;[$iwd_icons.L142];&quot;, &quot;;[$iwd_icons.M142];&quot;, &quot;;[$iwd_icons.N142];&quot;, &quot;;[$iwd_icons.O142];&quot;, &quot;;[$iwd_icons.P142];&quot;, &quot;;[$iwd_icons.Q142];&quot;, &quot;;[$iwd_icons.R142];&quot; =&gt; ~&quot;;[$iwd_icons.$C142];&quot;~ // &quot;;[$iwd_icons.$S142];&quot;, has icon from &quot;;[$iwd_icons.$T142])" office:value-type="string" office:string-value="  cduni141, ~isw2h02~, ~utswd2b~, ~null~, weapon, null, null, null, 104, 60, 96, null, null, null, null, null, null, null =&gt; ~utswd2b~ // Two-Handed Sword +1: Hammering, has icon from Two-Handed Sword +1" calcext:value-type="string">
            <text:p><text:s text:c="2"/>cduni141, ~isw2h02~, ~utswd2b~, ~null~, weapon, null, null, null, 104, 60, 96, null, null, null, null, null, null, null =&gt; ~utswd2b~ // Two-Handed Sword +1: Hammering, has icon from Two-Handed Sword +1</text:p>
          </table:table-cell>
        </table:table-row>
        <table:table-row table:style-name="ro1">
          <table:table-cell table:formula="of:=CONCATENATE(;&quot;  &quot;;[$iwd_icons.$A143];&quot;, ~&quot;;[$iwd_icons.$B143];&quot;~, ~&quot;;[$iwd_icons.$C143];&quot;~, ~&quot;;[$iwd_icons.$D143];&quot;~, &quot;;[$iwd_icons.$E143];&quot;, &quot;;[$iwd_icons.F143];&quot;, &quot;;[$iwd_icons.G143];&quot;, &quot;;[$iwd_icons.H143];&quot;, &quot;;[$iwd_icons.I143];&quot;, &quot;;[$iwd_icons.J143];&quot;, &quot;;[$iwd_icons.K143];&quot;, &quot;;[$iwd_icons.L143];&quot;, &quot;;[$iwd_icons.M143];&quot;, &quot;;[$iwd_icons.N143];&quot;, &quot;;[$iwd_icons.O143];&quot;, &quot;;[$iwd_icons.P143];&quot;, &quot;;[$iwd_icons.Q143];&quot;, &quot;;[$iwd_icons.R143];&quot; =&gt; ~&quot;;[$iwd_icons.$C143];&quot;~ // &quot;;[$iwd_icons.$S143];&quot;, has icon from &quot;;[$iwd_icons.$T143])" office:value-type="string" office:string-value="  cduni142, ~isw2h02~, ~utswd3b~, ~null~, weapon, null, null, null, 55, 63, 66, null, null, null, null, null, null, null =&gt; ~utswd3b~ // Two-Handed Sword +2: Defender, has icon from Two-Handed Sword +1" calcext:value-type="string">
            <text:p><text:s text:c="2"/>cduni142, ~isw2h02~, ~utswd3b~, ~null~, weapon, null, null, null, 55, 63, 66, null, null, null, null, null, null, null =&gt; ~utswd3b~ // Two-Handed Sword +2: Defender, has icon from Two-Handed Sword +1</text:p>
          </table:table-cell>
        </table:table-row>
        <table:table-row table:style-name="ro1">
          <table:table-cell table:formula="of:=CONCATENATE(;&quot;  &quot;;[$iwd_icons.$A144];&quot;, ~&quot;;[$iwd_icons.$B144];&quot;~, ~&quot;;[$iwd_icons.$C144];&quot;~, ~&quot;;[$iwd_icons.$D144];&quot;~, &quot;;[$iwd_icons.$E144];&quot;, &quot;;[$iwd_icons.F144];&quot;, &quot;;[$iwd_icons.G144];&quot;, &quot;;[$iwd_icons.H144];&quot;, &quot;;[$iwd_icons.I144];&quot;, &quot;;[$iwd_icons.J144];&quot;, &quot;;[$iwd_icons.K144];&quot;, &quot;;[$iwd_icons.L144];&quot;, &quot;;[$iwd_icons.M144];&quot;, &quot;;[$iwd_icons.N144];&quot;, &quot;;[$iwd_icons.O144];&quot;, &quot;;[$iwd_icons.P144];&quot;, &quot;;[$iwd_icons.Q144];&quot;, &quot;;[$iwd_icons.R144];&quot; =&gt; ~&quot;;[$iwd_icons.$C144];&quot;~ // &quot;;[$iwd_icons.$S144];&quot;, has icon from &quot;;[$iwd_icons.$T144])" office:value-type="string" office:string-value="  cduni143, ~isw2h02~, ~utswd3a~, ~null~, weapon, null, null, null, 104, 60, 102, null, null, null, null, null, null, null =&gt; ~utswd3a~ // Two-Handed Sword +2: Hammering, has icon from Two-Handed Sword +1" calcext:value-type="string">
            <text:p><text:s text:c="2"/>cduni143, ~isw2h02~, ~utswd3a~, ~null~, weapon, null, null, null, 104, 60, 102, null, null, null, null, null, null, null =&gt; ~utswd3a~ // Two-Handed Sword +2: Hammering, has icon from Two-Handed Sword +1</text:p>
          </table:table-cell>
        </table:table-row>
        <table:table-row table:style-name="ro1">
          <table:table-cell table:formula="of:=CONCATENATE(;&quot;  &quot;;[$iwd_icons.$A145];&quot;, ~&quot;;[$iwd_icons.$B145];&quot;~, ~&quot;;[$iwd_icons.$C145];&quot;~, ~&quot;;[$iwd_icons.$D145];&quot;~, &quot;;[$iwd_icons.$E145];&quot;, &quot;;[$iwd_icons.F145];&quot;, &quot;;[$iwd_icons.G145];&quot;, &quot;;[$iwd_icons.H145];&quot;, &quot;;[$iwd_icons.I145];&quot;, &quot;;[$iwd_icons.J145];&quot;, &quot;;[$iwd_icons.K145];&quot;, &quot;;[$iwd_icons.L145];&quot;, &quot;;[$iwd_icons.M145];&quot;, &quot;;[$iwd_icons.N145];&quot;, &quot;;[$iwd_icons.O145];&quot;, &quot;;[$iwd_icons.P145];&quot;, &quot;;[$iwd_icons.Q145];&quot;, &quot;;[$iwd_icons.R145];&quot; =&gt; ~&quot;;[$iwd_icons.$C145];&quot;~ // &quot;;[$iwd_icons.$S145];&quot;, has icon from &quot;;[$iwd_icons.$T145])" office:value-type="string" office:string-value="  cduni144, ~isw2h02~, ~utswd4b~, ~null~, weapon, null, null, null, 46, 63, 65, null, null, null, null, null, null, null =&gt; ~utswd4b~ // Two-Handed Sword +3: Bane, has icon from Two-Handed Sword +1" calcext:value-type="string">
            <text:p><text:s text:c="2"/>cduni144, ~isw2h02~, ~utswd4b~, ~null~, weapon, null, null, null, 46, 63, 65, null, null, null, null, null, null, null =&gt; ~utswd4b~ // Two-Handed Sword +3: Bane, has icon from Two-Handed Sword +1</text:p>
          </table:table-cell>
        </table:table-row>
        <table:table-row table:style-name="ro1">
          <table:table-cell table:formula="of:=CONCATENATE(;&quot;  &quot;;[$iwd_icons.$A146];&quot;, ~&quot;;[$iwd_icons.$B146];&quot;~, ~&quot;;[$iwd_icons.$C146];&quot;~, ~&quot;;[$iwd_icons.$D146];&quot;~, &quot;;[$iwd_icons.$E146];&quot;, &quot;;[$iwd_icons.F146];&quot;, &quot;;[$iwd_icons.G146];&quot;, &quot;;[$iwd_icons.H146];&quot;, &quot;;[$iwd_icons.I146];&quot;, &quot;;[$iwd_icons.J146];&quot;, &quot;;[$iwd_icons.K146];&quot;, &quot;;[$iwd_icons.L146];&quot;, &quot;;[$iwd_icons.M146];&quot;, &quot;;[$iwd_icons.N146];&quot;, &quot;;[$iwd_icons.O146];&quot;, &quot;;[$iwd_icons.P146];&quot;, &quot;;[$iwd_icons.Q146];&quot;, &quot;;[$iwd_icons.R146];&quot; =&gt; ~&quot;;[$iwd_icons.$C146];&quot;~ // &quot;;[$iwd_icons.$S146];&quot;, has icon from &quot;;[$iwd_icons.$T146])" office:value-type="string" office:string-value="  cduni145, ~isw2h02~, ~utswd4a~, ~null~, weapon, null, null, null, 45, 45, 32, null, null, null, null, null, null, null =&gt; ~utswd4a~ // Two-Handed Sword +4: Backbiter, has icon from Two-Handed Sword +1" calcext:value-type="string">
            <text:p><text:s text:c="2"/>cduni145, ~isw2h02~, ~utswd4a~, ~null~, weapon, null, null, null, 45, 45, 32, null, null, null, null, null, null, null =&gt; ~utswd4a~ // Two-Handed Sword +4: Backbiter, has icon from Two-Handed Sword +1</text:p>
          </table:table-cell>
        </table:table-row>
        <table:table-row table:style-name="ro1">
          <table:table-cell table:formula="of:=CONCATENATE(;&quot;  &quot;;[$iwd_icons.$A147];&quot;, ~&quot;;[$iwd_icons.$B147];&quot;~, ~&quot;;[$iwd_icons.$C147];&quot;~, ~&quot;;[$iwd_icons.$D147];&quot;~, &quot;;[$iwd_icons.$E147];&quot;, &quot;;[$iwd_icons.F147];&quot;, &quot;;[$iwd_icons.G147];&quot;, &quot;;[$iwd_icons.H147];&quot;, &quot;;[$iwd_icons.I147];&quot;, &quot;;[$iwd_icons.J147];&quot;, &quot;;[$iwd_icons.K147];&quot;, &quot;;[$iwd_icons.L147];&quot;, &quot;;[$iwd_icons.M147];&quot;, &quot;;[$iwd_icons.N147];&quot;, &quot;;[$iwd_icons.O147];&quot;, &quot;;[$iwd_icons.P147];&quot;, &quot;;[$iwd_icons.Q147];&quot;, &quot;;[$iwd_icons.R147];&quot; =&gt; ~&quot;;[$iwd_icons.$C147];&quot;~ // &quot;;[$iwd_icons.$S147];&quot;, has icon from &quot;;[$iwd_icons.$T147])" office:value-type="string" office:string-value="  cduni146, ~isw2h02~, ~utswd5b~, ~null~, weapon, null, null, null, 2, 64, 115, null, null, null, null, null, null, null =&gt; ~utswd5b~ // Two-Handed Sword +4: Life Giver, has icon from Two-Handed Sword +1" calcext:value-type="string">
            <text:p><text:s text:c="2"/>cduni146, ~isw2h02~, ~utswd5b~, ~null~, weapon, null, null, null, 2, 64, 115, null, null, null, null, null, null, null =&gt; ~utswd5b~ // Two-Handed Sword +4: Life Giver, has icon from Two-Handed Sword +1</text:p>
          </table:table-cell>
        </table:table-row>
        <table:table-row table:style-name="ro1">
          <table:table-cell table:formula="of:=CONCATENATE(;&quot;  &quot;;[$iwd_icons.$A148];&quot;, ~&quot;;[$iwd_icons.$B148];&quot;~, ~&quot;;[$iwd_icons.$C148];&quot;~, ~&quot;;[$iwd_icons.$D148];&quot;~, &quot;;[$iwd_icons.$E148];&quot;, &quot;;[$iwd_icons.F148];&quot;, &quot;;[$iwd_icons.G148];&quot;, &quot;;[$iwd_icons.H148];&quot;, &quot;;[$iwd_icons.I148];&quot;, &quot;;[$iwd_icons.J148];&quot;, &quot;;[$iwd_icons.K148];&quot;, &quot;;[$iwd_icons.L148];&quot;, &quot;;[$iwd_icons.M148];&quot;, &quot;;[$iwd_icons.N148];&quot;, &quot;;[$iwd_icons.O148];&quot;, &quot;;[$iwd_icons.P148];&quot;, &quot;;[$iwd_icons.Q148];&quot;, &quot;;[$iwd_icons.R148];&quot; =&gt; ~&quot;;[$iwd_icons.$C148];&quot;~ // &quot;;[$iwd_icons.$S148];&quot;, has icon from &quot;;[$iwd_icons.$T148])" office:value-type="string" office:string-value="  cduni147, ~isw2h02~, ~utswd2c~, ~null~, weapon, null, null, null, 9, 1, 112, null, null, null, null, null, null, null =&gt; ~utswd2c~ // Two-Handed Sword of Resistance +1, has icon from Two-Handed Sword +1" calcext:value-type="string">
            <text:p><text:s text:c="2"/>cduni147, ~isw2h02~, ~utswd2c~, ~null~, weapon, null, null, null, 9, 1, 112, null, null, null, null, null, null, null =&gt; ~utswd2c~ // Two-Handed Sword of Resistance +1, has icon from Two-Handed Sword +1</text:p>
          </table:table-cell>
        </table:table-row>
        <table:table-row table:style-name="ro1">
          <table:table-cell table:formula="of:=CONCATENATE(;&quot;  &quot;;[$iwd_icons.$A149];&quot;, ~&quot;;[$iwd_icons.$B149];&quot;~, ~&quot;;[$iwd_icons.$C149];&quot;~, ~&quot;;[$iwd_icons.$D149];&quot;~, &quot;;[$iwd_icons.$E149];&quot;, &quot;;[$iwd_icons.F149];&quot;, &quot;;[$iwd_icons.G149];&quot;, &quot;;[$iwd_icons.H149];&quot;, &quot;;[$iwd_icons.I149];&quot;, &quot;;[$iwd_icons.J149];&quot;, &quot;;[$iwd_icons.K149];&quot;, &quot;;[$iwd_icons.L149];&quot;, &quot;;[$iwd_icons.M149];&quot;, &quot;;[$iwd_icons.N149];&quot;, &quot;;[$iwd_icons.O149];&quot;, &quot;;[$iwd_icons.P149];&quot;, &quot;;[$iwd_icons.Q149];&quot;, &quot;;[$iwd_icons.R149];&quot; =&gt; ~&quot;;[$iwd_icons.$C149];&quot;~ // &quot;;[$iwd_icons.$S149];&quot;, has icon from &quot;;[$iwd_icons.$T149])" office:value-type="string" office:string-value="  cduni148, ~ihamm01~, ~zza7ch~, ~null~, weapon, null, null, null, 65, 64, 79, null, null, null, null, null, null, null =&gt; ~zza7ch~ // Conlan's Hammer +1, +4 vs. iron golems, has icon from War Hammer" calcext:value-type="string">
            <text:p><text:s text:c="2"/>cduni148, ~ihamm01~, ~zza7ch~, ~null~, weapon, null, null, null, 65, 64, 79, null, null, null, null, null, null, null =&gt; ~zza7ch~ // Conlan's Hammer +1, +4 vs. iron golems, has icon from War Hammer</text:p>
          </table:table-cell>
        </table:table-row>
        <table:table-row table:style-name="ro1">
          <table:table-cell table:formula="of:=CONCATENATE(;&quot;  &quot;;[$iwd_icons.$A150];&quot;, ~&quot;;[$iwd_icons.$B150];&quot;~, ~&quot;;[$iwd_icons.$C150];&quot;~, ~&quot;;[$iwd_icons.$D150];&quot;~, &quot;;[$iwd_icons.$E150];&quot;, &quot;;[$iwd_icons.F150];&quot;, &quot;;[$iwd_icons.G150];&quot;, &quot;;[$iwd_icons.H150];&quot;, &quot;;[$iwd_icons.I150];&quot;, &quot;;[$iwd_icons.J150];&quot;, &quot;;[$iwd_icons.K150];&quot;, &quot;;[$iwd_icons.L150];&quot;, &quot;;[$iwd_icons.M150];&quot;, &quot;;[$iwd_icons.N150];&quot;, &quot;;[$iwd_icons.O150];&quot;, &quot;;[$iwd_icons.P150];&quot;, &quot;;[$iwd_icons.Q150];&quot;, &quot;;[$iwd_icons.R150];&quot; =&gt; ~&quot;;[$iwd_icons.$C150];&quot;~ // &quot;;[$iwd_icons.$S150];&quot;, has icon from &quot;;[$iwd_icons.$T150])" office:value-type="string" office:string-value="  cduni149, ~ihamm02~, ~u1ham3a~, ~null~, weapon, null, null, null, 64, 64, 52, null, null, null, null, null, null, null =&gt; ~u1ham3a~ // Corrosive Hammer +2, has icon from War Hammer +1" calcext:value-type="string">
            <text:p><text:s text:c="2"/>cduni149, ~ihamm02~, ~u1ham3a~, ~null~, weapon, null, null, null, 64, 64, 52, null, null, null, null, null, null, null =&gt; ~u1ham3a~ // Corrosive Hammer +2, has icon from War Hammer +1</text:p>
          </table:table-cell>
        </table:table-row>
        <table:table-row table:style-name="ro1">
          <table:table-cell table:formula="of:=CONCATENATE(;&quot;  &quot;;[$iwd_icons.$A151];&quot;, ~&quot;;[$iwd_icons.$B151];&quot;~, ~&quot;;[$iwd_icons.$C151];&quot;~, ~&quot;;[$iwd_icons.$D151];&quot;~, &quot;;[$iwd_icons.$E151];&quot;, &quot;;[$iwd_icons.F151];&quot;, &quot;;[$iwd_icons.G151];&quot;, &quot;;[$iwd_icons.H151];&quot;, &quot;;[$iwd_icons.I151];&quot;, &quot;;[$iwd_icons.J151];&quot;, &quot;;[$iwd_icons.K151];&quot;, &quot;;[$iwd_icons.L151];&quot;, &quot;;[$iwd_icons.M151];&quot;, &quot;;[$iwd_icons.N151];&quot;, &quot;;[$iwd_icons.O151];&quot;, &quot;;[$iwd_icons.P151];&quot;, &quot;;[$iwd_icons.Q151];&quot;, &quot;;[$iwd_icons.R151];&quot; =&gt; ~&quot;;[$iwd_icons.$C151];&quot;~ // &quot;;[$iwd_icons.$S151];&quot;, has icon from &quot;;[$iwd_icons.$T151])" office:value-type="string" office:string-value="  cduni150, ~imaul~, ~u2ham5a~, ~null~, weapon, null, null, null, 40, 40, 80, null, null, null, null, null, null, null =&gt; ~u2ham5a~ // Demon's Breath +3, has icon from War Hammer (Two-Handed)" calcext:value-type="string">
            <text:p><text:s text:c="2"/>cduni150, ~imaul~, ~u2ham5a~, ~null~, weapon, null, null, null, 40, 40, 80, null, null, null, null, null, null, null =&gt; ~u2ham5a~ // Demon's Breath +3, has icon from War Hammer (Two-Handed)</text:p>
          </table:table-cell>
        </table:table-row>
        <table:table-row table:style-name="ro1">
          <table:table-cell table:formula="of:=CONCATENATE(;&quot;  &quot;;[$iwd_icons.$A152];&quot;, ~&quot;;[$iwd_icons.$B152];&quot;~, ~&quot;;[$iwd_icons.$C152];&quot;~, ~&quot;;[$iwd_icons.$D152];&quot;~, &quot;;[$iwd_icons.$E152];&quot;, &quot;;[$iwd_icons.F152];&quot;, &quot;;[$iwd_icons.G152];&quot;, &quot;;[$iwd_icons.H152];&quot;, &quot;;[$iwd_icons.I152];&quot;, &quot;;[$iwd_icons.J152];&quot;, &quot;;[$iwd_icons.K152];&quot;, &quot;;[$iwd_icons.L152];&quot;, &quot;;[$iwd_icons.M152];&quot;, &quot;;[$iwd_icons.N152];&quot;, &quot;;[$iwd_icons.O152];&quot;, &quot;;[$iwd_icons.P152];&quot;, &quot;;[$iwd_icons.Q152];&quot;, &quot;;[$iwd_icons.R152];&quot; =&gt; ~&quot;;[$iwd_icons.$C152];&quot;~ // &quot;;[$iwd_icons.$S152];&quot;, has icon from &quot;;[$iwd_icons.$T152])" office:value-type="string" office:string-value="  cduni151, ~ihamm04~, ~u2ham2a~, ~null~, weapon, null, null, null, 41, 39, 5, null, null, null, null, null, null, null =&gt; ~u2ham2a~ // Massive War Hammer, has icon from High Quality War Hammer" calcext:value-type="string">
            <text:p><text:s text:c="2"/>cduni151, ~ihamm04~, ~u2ham2a~, ~null~, weapon, null, null, null, 41, 39, 5, null, null, null, null, null, null, null =&gt; ~u2ham2a~ // Massive War Hammer, has icon from High Quality War Hammer</text:p>
          </table:table-cell>
        </table:table-row>
        <table:table-row table:style-name="ro1">
          <table:table-cell table:formula="of:=CONCATENATE(;&quot;  &quot;;[$iwd_icons.$A153];&quot;, ~&quot;;[$iwd_icons.$B153];&quot;~, ~&quot;;[$iwd_icons.$C153];&quot;~, ~&quot;;[$iwd_icons.$D153];&quot;~, &quot;;[$iwd_icons.$E153];&quot;, &quot;;[$iwd_icons.F153];&quot;, &quot;;[$iwd_icons.G153];&quot;, &quot;;[$iwd_icons.H153];&quot;, &quot;;[$iwd_icons.I153];&quot;, &quot;;[$iwd_icons.J153];&quot;, &quot;;[$iwd_icons.K153];&quot;, &quot;;[$iwd_icons.L153];&quot;, &quot;;[$iwd_icons.M153];&quot;, &quot;;[$iwd_icons.N153];&quot;, &quot;;[$iwd_icons.O153];&quot;, &quot;;[$iwd_icons.P153];&quot;, &quot;;[$iwd_icons.Q153];&quot;, &quot;;[$iwd_icons.R153];&quot; =&gt; ~&quot;;[$iwd_icons.$C153];&quot;~ // &quot;;[$iwd_icons.$S153];&quot;, has icon from &quot;;[$iwd_icons.$T153])" office:value-type="string" office:string-value="  cduni152, ~ihamm02~, ~u1ham2a~, ~null~, weapon, null, null, null, 10, 10, 16, null, null, null, null, null, null, null =&gt; ~u1ham2a~ // Sanctified War Hammer +1, has icon from War Hammer +1" calcext:value-type="string">
            <text:p><text:s text:c="2"/>cduni152, ~ihamm02~, ~u1ham2a~, ~null~, weapon, null, null, null, 10, 10, 16, null, null, null, null, null, null, null =&gt; ~u1ham2a~ // Sanctified War Hammer +1, has icon from War Hammer +1</text:p>
          </table:table-cell>
        </table:table-row>
        <table:table-row table:style-name="ro1">
          <table:table-cell table:formula="of:=CONCATENATE(;&quot;  &quot;;[$iwd_icons.$A154];&quot;, ~&quot;;[$iwd_icons.$B154];&quot;~, ~&quot;;[$iwd_icons.$C154];&quot;~, ~&quot;;[$iwd_icons.$D154];&quot;~, &quot;;[$iwd_icons.$E154];&quot;, &quot;;[$iwd_icons.F154];&quot;, &quot;;[$iwd_icons.G154];&quot;, &quot;;[$iwd_icons.H154];&quot;, &quot;;[$iwd_icons.I154];&quot;, &quot;;[$iwd_icons.J154];&quot;, &quot;;[$iwd_icons.K154];&quot;, &quot;;[$iwd_icons.L154];&quot;, &quot;;[$iwd_icons.M154];&quot;, &quot;;[$iwd_icons.N154];&quot;, &quot;;[$iwd_icons.O154];&quot;, &quot;;[$iwd_icons.P154];&quot;, &quot;;[$iwd_icons.Q154];&quot;, &quot;;[$iwd_icons.R154];&quot; =&gt; ~&quot;;[$iwd_icons.$C154];&quot;~ // &quot;;[$iwd_icons.$S154];&quot;, has icon from &quot;;[$iwd_icons.$T154])" office:value-type="string" office:string-value="  cduni153, ~imaul~, ~u2ham3a~, ~null~, weapon, null, null, null, 81, 67, 81, null, null, null, null, null, null, null =&gt; ~u2ham3a~ // Sanctified War Hammer +2, has icon from War Hammer (Two-Handed)" calcext:value-type="string">
            <text:p><text:s text:c="2"/>cduni153, ~imaul~, ~u2ham3a~, ~null~, weapon, null, null, null, 81, 67, 81, null, null, null, null, null, null, null =&gt; ~u2ham3a~ // Sanctified War Hammer +2, has icon from War Hammer (Two-Handed)</text:p>
          </table:table-cell>
        </table:table-row>
        <table:table-row table:style-name="ro1">
          <table:table-cell table:formula="of:=CONCATENATE(;&quot;  &quot;;[$iwd_icons.$A155];&quot;, ~&quot;;[$iwd_icons.$B155];&quot;~, ~&quot;;[$iwd_icons.$C155];&quot;~, ~&quot;;[$iwd_icons.$D155];&quot;~, &quot;;[$iwd_icons.$E155];&quot;, &quot;;[$iwd_icons.F155];&quot;, &quot;;[$iwd_icons.G155];&quot;, &quot;;[$iwd_icons.H155];&quot;, &quot;;[$iwd_icons.I155];&quot;, &quot;;[$iwd_icons.J155];&quot;, &quot;;[$iwd_icons.K155];&quot;, &quot;;[$iwd_icons.L155];&quot;, &quot;;[$iwd_icons.M155];&quot;, &quot;;[$iwd_icons.N155];&quot;, &quot;;[$iwd_icons.O155];&quot;, &quot;;[$iwd_icons.P155];&quot;, &quot;;[$iwd_icons.Q155];&quot;, &quot;;[$iwd_icons.R155];&quot; =&gt; ~&quot;;[$iwd_icons.$C155];&quot;~ // &quot;;[$iwd_icons.$S155];&quot;, has icon from &quot;;[$iwd_icons.$T155])" office:value-type="string" office:string-value="  cduni154, ~ihamm02~, ~u1ham4b~, ~null~, weapon, null, null, null, 16, 16, 25, null, null, null, null, null, null, null =&gt; ~u1ham4b~ // Sanctified War Hammer +3, has icon from War Hammer +1" calcext:value-type="string">
            <text:p><text:s text:c="2"/>cduni154, ~ihamm02~, ~u1ham4b~, ~null~, weapon, null, null, null, 16, 16, 25, null, null, null, null, null, null, null =&gt; ~u1ham4b~ // Sanctified War Hammer +3, has icon from War Hammer +1</text:p>
          </table:table-cell>
        </table:table-row>
        <table:table-row table:style-name="ro1">
          <table:table-cell table:formula="of:=CONCATENATE(;&quot;  &quot;;[$iwd_icons.$A156];&quot;, ~&quot;;[$iwd_icons.$B156];&quot;~, ~&quot;;[$iwd_icons.$C156];&quot;~, ~&quot;;[$iwd_icons.$D156];&quot;~, &quot;;[$iwd_icons.$E156];&quot;, &quot;;[$iwd_icons.F156];&quot;, &quot;;[$iwd_icons.G156];&quot;, &quot;;[$iwd_icons.H156];&quot;, &quot;;[$iwd_icons.I156];&quot;, &quot;;[$iwd_icons.J156];&quot;, &quot;;[$iwd_icons.K156];&quot;, &quot;;[$iwd_icons.L156];&quot;, &quot;;[$iwd_icons.M156];&quot;, &quot;;[$iwd_icons.N156];&quot;, &quot;;[$iwd_icons.O156];&quot;, &quot;;[$iwd_icons.P156];&quot;, &quot;;[$iwd_icons.Q156];&quot;, &quot;;[$iwd_icons.R156];&quot; =&gt; ~&quot;;[$iwd_icons.$C156];&quot;~ // &quot;;[$iwd_icons.$S156];&quot;, has icon from &quot;;[$iwd_icons.$T156])" office:value-type="string" office:string-value="  cduni155, ~imaul~, ~u2ham4a~, ~null~, weapon, null, null, null, 68, 82, 71, null, null, null, null, null, null, null =&gt; ~u2ham4a~ // Star-Forged War Hammer +4, has icon from War Hammer (Two-Handed)" calcext:value-type="string">
            <text:p><text:s text:c="2"/>cduni155, ~imaul~, ~u2ham4a~, ~null~, weapon, null, null, null, 68, 82, 71, null, null, null, null, null, null, null =&gt; ~u2ham4a~ // Star-Forged War Hammer +4, has icon from War Hammer (Two-Handed)</text:p>
          </table:table-cell>
        </table:table-row>
        <table:table-row table:style-name="ro1">
          <table:table-cell table:formula="of:=CONCATENATE(;&quot;  &quot;;[$iwd_icons.$A157];&quot;, ~&quot;;[$iwd_icons.$B157];&quot;~, ~&quot;;[$iwd_icons.$C157];&quot;~, ~&quot;;[$iwd_icons.$D157];&quot;~, &quot;;[$iwd_icons.$E157];&quot;, &quot;;[$iwd_icons.F157];&quot;, &quot;;[$iwd_icons.G157];&quot;, &quot;;[$iwd_icons.H157];&quot;, &quot;;[$iwd_icons.I157];&quot;, &quot;;[$iwd_icons.J157];&quot;, &quot;;[$iwd_icons.K157];&quot;, &quot;;[$iwd_icons.L157];&quot;, &quot;;[$iwd_icons.M157];&quot;, &quot;;[$iwd_icons.N157];&quot;, &quot;;[$iwd_icons.O157];&quot;, &quot;;[$iwd_icons.P157];&quot;, &quot;;[$iwd_icons.Q157];&quot;, &quot;;[$iwd_icons.R157];&quot; =&gt; ~&quot;;[$iwd_icons.$C157];&quot;~ // &quot;;[$iwd_icons.$S157];&quot;, has icon from &quot;;[$iwd_icons.$T157])" office:value-type="string" office:string-value="  cduni156, ~ihamm02~, ~u1ham4a~, ~null~, weapon, null, null, null, 95, 95, 80, null, null, null, null, null, null, null =&gt; ~u1ham4a~ // War Hammer +3: Life Giver, has icon from War Hammer +1" calcext:value-type="string">
            <text:p><text:s text:c="2"/>cduni156, ~ihamm02~, ~u1ham4a~, ~null~, weapon, null, null, null, 95, 95, 80, null, null, null, null, null, null, null =&gt; ~u1ham4a~ // War Hammer +3: Life Giver, has icon from War Hammer +1</text:p>
          </table:table-cell>
        </table:table-row>
        <table:table-row table:style-name="ro1">
          <table:table-cell table:formula="of:=CONCATENATE(;&quot;  &quot;;[$iwd_icons.$A158];&quot;, ~&quot;;[$iwd_icons.$B158];&quot;~, ~&quot;;[$iwd_icons.$C158];&quot;~, ~&quot;;[$iwd_icons.$D158];&quot;~, &quot;;[$iwd_icons.$E158];&quot;, &quot;;[$iwd_icons.F158];&quot;, &quot;;[$iwd_icons.G158];&quot;, &quot;;[$iwd_icons.H158];&quot;, &quot;;[$iwd_icons.I158];&quot;, &quot;;[$iwd_icons.J158];&quot;, &quot;;[$iwd_icons.K158];&quot;, &quot;;[$iwd_icons.L158];&quot;, &quot;;[$iwd_icons.M158];&quot;, &quot;;[$iwd_icons.N158];&quot;, &quot;;[$iwd_icons.O158];&quot;, &quot;;[$iwd_icons.P158];&quot;, &quot;;[$iwd_icons.Q158];&quot;, &quot;;[$iwd_icons.R158];&quot; =&gt; ~&quot;;[$iwd_icons.$C158];&quot;~ // &quot;;[$iwd_icons.$S158];&quot;, has icon from &quot;;[$iwd_icons.$T158])" office:value-type="string" office:string-value="  cduni157, ~ihamm02~, ~u1ham5b~, ~null~, weapon, null, null, null, 41, 41, 82, null, null, null, null, null, null, null =&gt; ~u1ham5b~ // War Hammer +4: Defender, has icon from War Hammer +1" calcext:value-type="string">
            <text:p><text:s text:c="2"/>cduni157, ~ihamm02~, ~u1ham5b~, ~null~, weapon, null, null, null, 41, 41, 82, null, null, null, null, null, null, null =&gt; ~u1ham5b~ // War Hammer +4: Defender, has icon from War Hammer +1</text:p>
          </table:table-cell>
        </table:table-row>
        <table:table-row table:style-name="ro1">
          <table:table-cell table:formula="of:=CONCATENATE(;&quot;  &quot;;[$iwd_icons.$A159];&quot;, ~&quot;;[$iwd_icons.$B159];&quot;~, ~&quot;;[$iwd_icons.$C159];&quot;~, ~&quot;;[$iwd_icons.$D159];&quot;~, &quot;;[$iwd_icons.$E159];&quot;, &quot;;[$iwd_icons.F159];&quot;, &quot;;[$iwd_icons.G159];&quot;, &quot;;[$iwd_icons.H159];&quot;, &quot;;[$iwd_icons.I159];&quot;, &quot;;[$iwd_icons.J159];&quot;, &quot;;[$iwd_icons.K159];&quot;, &quot;;[$iwd_icons.L159];&quot;, &quot;;[$iwd_icons.M159];&quot;, &quot;;[$iwd_icons.N159];&quot;, &quot;;[$iwd_icons.O159];&quot;, &quot;;[$iwd_icons.P159];&quot;, &quot;;[$iwd_icons.Q159];&quot;, &quot;;[$iwd_icons.R159];&quot; =&gt; ~&quot;;[$iwd_icons.$C159];&quot;~ // &quot;;[$iwd_icons.$S159];&quot;, has icon from &quot;;[$iwd_icons.$T159])" office:value-type="string" office:string-value="  cduni158, ~imaul~, ~u2ham4b~, ~null~, weapon, null, null, null, 41, 41, 82, null, null, null, null, null, null, null =&gt; ~u2ham4b~ // War Hammer of Phasing +2, has icon from War Hammer (Two-Handed)" calcext:value-type="string">
            <text:p><text:s text:c="2"/>cduni158, ~imaul~, ~u2ham4b~, ~null~, weapon, null, null, null, 41, 41, 82, null, null, null, null, null, null, null =&gt; ~u2ham4b~ // War Hammer of Phasing +2, has icon from War Hammer (Two-Handed)</text:p>
          </table:table-cell>
        </table:table-row>
        <table:table-row table:style-name="ro1">
          <table:table-cell table:formula="of:=CONCATENATE(;&quot;  &quot;;[$iwd_icons.$A160];&quot;, ~&quot;;[$iwd_icons.$B160];&quot;~, ~&quot;;[$iwd_icons.$C160];&quot;~, ~&quot;;[$iwd_icons.$D160];&quot;~, &quot;;[$iwd_icons.$E160];&quot;, &quot;;[$iwd_icons.F160];&quot;, &quot;;[$iwd_icons.G160];&quot;, &quot;;[$iwd_icons.H160];&quot;, &quot;;[$iwd_icons.I160];&quot;, &quot;;[$iwd_icons.J160];&quot;, &quot;;[$iwd_icons.K160];&quot;, &quot;;[$iwd_icons.L160];&quot;, &quot;;[$iwd_icons.M160];&quot;, &quot;;[$iwd_icons.N160];&quot;, &quot;;[$iwd_icons.O160];&quot;, &quot;;[$iwd_icons.P160];&quot;, &quot;;[$iwd_icons.Q160];&quot;, &quot;;[$iwd_icons.R160];&quot; =&gt; ~&quot;;[$iwd_icons.$C160];&quot;~ // &quot;;[$iwd_icons.$S160];&quot;, has icon from &quot;;[$iwd_icons.$T160])" office:value-type="string" office:string-value="  cduni159, ~ihamm02~, ~u1ham5a~, ~null~, weapon, null, null, null, 87, 87, 68, null, null, null, null, null, null, null =&gt; ~u1ham5a~ // War Hammer of Phasing +3, has icon from War Hammer +1" calcext:value-type="string">
            <text:p><text:s text:c="2"/>cduni159, ~ihamm02~, ~u1ham5a~, ~null~, weapon, null, null, null, 87, 87, 68, null, null, null, null, null, null, null =&gt; ~u1ham5a~ // War Hammer of Phasing +3, has icon from War Hammer +1</text:p>
          </table:table-cell>
        </table:table-row>
        <table:table-row table:style-name="ro1">
          <table:table-cell table:formula="of:=CONCATENATE(;&quot;  &quot;;[$iwd_icons.$A161];&quot;, ~&quot;;[$iwd_icons.$B161];&quot;~, ~&quot;;[$iwd_icons.$C161];&quot;~, ~&quot;;[$iwd_icons.$D161];&quot;~, &quot;;[$iwd_icons.$E161];&quot;, &quot;;[$iwd_icons.F161];&quot;, &quot;;[$iwd_icons.G161];&quot;, &quot;;[$iwd_icons.H161];&quot;, &quot;;[$iwd_icons.I161];&quot;, &quot;;[$iwd_icons.J161];&quot;, &quot;;[$iwd_icons.K161];&quot;, &quot;;[$iwd_icons.L161];&quot;, &quot;;[$iwd_icons.M161];&quot;, &quot;;[$iwd_icons.N161];&quot;, &quot;;[$iwd_icons.O161];&quot;, &quot;;[$iwd_icons.P161];&quot;, &quot;;[$iwd_icons.Q161];&quot;, &quot;;[$iwd_icons.R161];&quot; =&gt; ~&quot;;[$iwd_icons.$C161];&quot;~ // &quot;;[$iwd_icons.$S161];&quot;, has icon from &quot;;[$iwd_icons.$T161])" office:value-type="string" office:string-value="  cduni160, ~ihamm02~, ~u1ham3b~, ~null~, weapon, null, null, null, 66, 65, 79, null, null, null, null, null, null, null =&gt; ~u1ham3b~ // War Hammer of Sparks +2, has icon from War Hammer +1" calcext:value-type="string">
            <text:p><text:s text:c="2"/>cduni160, ~ihamm02~, ~u1ham3b~, ~null~, weapon, null, null, null, 66, 65, 79, null, null, null, null, null, null, null =&gt; ~u1ham3b~ // War Hammer of Sparks +2, has icon from War Hammer +1</text:p>
          </table:table-cell>
        </table:table-row>
        <table:table-row table:style-name="ro1">
          <table:table-cell table:formula="of:=CONCATENATE(;&quot;  &quot;;[$iwd_icons.$A162];&quot;, ~&quot;;[$iwd_icons.$B162];&quot;~, ~&quot;;[$iwd_icons.$C162];&quot;~, ~&quot;;[$iwd_icons.$D162];&quot;~, &quot;;[$iwd_icons.$E162];&quot;, &quot;;[$iwd_icons.F162];&quot;, &quot;;[$iwd_icons.G162];&quot;, &quot;;[$iwd_icons.H162];&quot;, &quot;;[$iwd_icons.I162];&quot;, &quot;;[$iwd_icons.J162];&quot;, &quot;;[$iwd_icons.K162];&quot;, &quot;;[$iwd_icons.L162];&quot;, &quot;;[$iwd_icons.M162];&quot;, &quot;;[$iwd_icons.N162];&quot;, &quot;;[$iwd_icons.O162];&quot;, &quot;;[$iwd_icons.P162];&quot;, &quot;;[$iwd_icons.Q162];&quot;, &quot;;[$iwd_icons.R162];&quot; =&gt; ~&quot;;[$iwd_icons.$C162];&quot;~ // &quot;;[$iwd_icons.$S162];&quot;, has icon from &quot;;[$iwd_icons.$T162])" office:value-type="string" office:string-value="  cduni161, ~ibelt01~, ~berserk~, ~null~, other, null, null, null, null, null, null, null, null, null, null, null, null, null =&gt; ~berserk~ // Bone Marrow Belt, has icon from Girdle" calcext:value-type="string">
            <text:p><text:s text:c="2"/>cduni161, ~ibelt01~, ~berserk~, ~null~, other, null, null, null, null, null, null, null, null, null, null, null, null, null =&gt; ~berserk~ // Bone Marrow Belt, has icon from Girdle</text:p>
          </table:table-cell>
        </table:table-row>
        <table:table-row table:style-name="ro1">
          <table:table-cell table:formula="of:=CONCATENATE(;&quot;  &quot;;[$iwd_icons.$A163];&quot;, ~&quot;;[$iwd_icons.$B163];&quot;~, ~&quot;;[$iwd_icons.$C163];&quot;~, ~&quot;;[$iwd_icons.$D163];&quot;~, &quot;;[$iwd_icons.$E163];&quot;, &quot;;[$iwd_icons.F163];&quot;, &quot;;[$iwd_icons.G163];&quot;, &quot;;[$iwd_icons.H163];&quot;, &quot;;[$iwd_icons.I163];&quot;, &quot;;[$iwd_icons.J163];&quot;, &quot;;[$iwd_icons.K163];&quot;, &quot;;[$iwd_icons.L163];&quot;, &quot;;[$iwd_icons.M163];&quot;, &quot;;[$iwd_icons.N163];&quot;, &quot;;[$iwd_icons.O163];&quot;, &quot;;[$iwd_icons.P163];&quot;, &quot;;[$iwd_icons.Q163];&quot;, &quot;;[$iwd_icons.R163];&quot; =&gt; ~&quot;;[$iwd_icons.$C163];&quot;~ // &quot;;[$iwd_icons.$S163];&quot;, has icon from &quot;;[$iwd_icons.$T163])" office:value-type="string" office:string-value="  cduni162, ~iboot03~, ~elfboot~, ~null~, other, null, null, null, null, null, null, null, null, null, null, null, null, null =&gt; ~elfboot~ // Elven Sewn Boots, has icon from Boots of the North" calcext:value-type="string">
            <text:p><text:s text:c="2"/>cduni162, ~iboot03~, ~elfboot~, ~null~, other, null, null, null, null, null, null, null, null, null, null, null, null, null =&gt; ~elfboot~ // Elven Sewn Boots, has icon from Boots of the North</text:p>
          </table:table-cell>
        </table:table-row>
        <table:table-row table:style-name="ro1">
          <table:table-cell table:formula="of:=CONCATENATE(;&quot;  &quot;;[$iwd_icons.$A164];&quot;, ~&quot;;[$iwd_icons.$B164];&quot;~, ~&quot;;[$iwd_icons.$C164];&quot;~, ~&quot;;[$iwd_icons.$D164];&quot;~, &quot;;[$iwd_icons.$E164];&quot;, &quot;;[$iwd_icons.F164];&quot;, &quot;;[$iwd_icons.G164];&quot;, &quot;;[$iwd_icons.H164];&quot;, &quot;;[$iwd_icons.I164];&quot;, &quot;;[$iwd_icons.J164];&quot;, &quot;;[$iwd_icons.K164];&quot;, &quot;;[$iwd_icons.L164];&quot;, &quot;;[$iwd_icons.M164];&quot;, &quot;;[$iwd_icons.N164];&quot;, &quot;;[$iwd_icons.O164];&quot;, &quot;;[$iwd_icons.P164];&quot;, &quot;;[$iwd_icons.Q164];&quot;, &quot;;[$iwd_icons.R164];&quot; =&gt; ~&quot;;[$iwd_icons.$C164];&quot;~ // &quot;;[$iwd_icons.$S164];&quot;, has icon from &quot;;[$iwd_icons.$T164])" office:value-type="string" office:string-value="  cduni163, ~iplat05~, ~plat19~, ~null~, armor, 30, 23, 30, null, null, null, null, null, null, null, null, null, null =&gt; ~plat19~ // Full Plate Mail +2 (via Wish), has icon from Full Plate Mail +1" calcext:value-type="string">
            <text:p><text:s text:c="2"/>cduni163, ~iplat05~, ~plat19~, ~null~, armor, 30, 23, 30, null, null, null, null, null, null, null, null, null, null =&gt; ~plat19~ // Full Plate Mail +2 (via Wish), has icon from Full Plate Mail +1</text:p>
          </table:table-cell>
        </table:table-row>
        <table:table-row table:style-name="ro1">
          <table:table-cell table:formula="of:=CONCATENATE(;&quot;  &quot;;[$iwd_icons.$A165];&quot;, ~&quot;;[$iwd_icons.$B165];&quot;~, ~&quot;;[$iwd_icons.$C165];&quot;~, ~&quot;;[$iwd_icons.$D165];&quot;~, &quot;;[$iwd_icons.$E165];&quot;, &quot;;[$iwd_icons.F165];&quot;, &quot;;[$iwd_icons.G165];&quot;, &quot;;[$iwd_icons.H165];&quot;, &quot;;[$iwd_icons.I165];&quot;, &quot;;[$iwd_icons.J165];&quot;, &quot;;[$iwd_icons.K165];&quot;, &quot;;[$iwd_icons.L165];&quot;, &quot;;[$iwd_icons.M165];&quot;, &quot;;[$iwd_icons.N165];&quot;, &quot;;[$iwd_icons.O165];&quot;, &quot;;[$iwd_icons.P165];&quot;, &quot;;[$iwd_icons.Q165];&quot;, &quot;;[$iwd_icons.R165];&quot; =&gt; ~&quot;;[$iwd_icons.$C165];&quot;~ // &quot;;[$iwd_icons.$S165];&quot;, has icon from &quot;;[$iwd_icons.$T165])" office:value-type="string" office:string-value="  cduni164, ~ishld06~, ~ushld3b~, ~null~, shield, null, null, null, null, null, null, 2, 2, 39, 41, null, null, null =&gt; ~ushld3b~ // Great Shield +3, has icon from Large Shield +1" calcext:value-type="string">
            <text:p><text:s text:c="2"/>cduni164, ~ishld06~, ~ushld3b~, ~null~, shield, null, null, null, null, null, null, 2, 2, 39, 41, null, null, null =&gt; ~ushld3b~ // Great Shield +3, has icon from Large Shield +1</text:p>
          </table:table-cell>
        </table:table-row>
        <table:table-row table:style-name="ro1">
          <table:table-cell table:formula="of:=CONCATENATE(;&quot;  &quot;;[$iwd_icons.$A166];&quot;, ~&quot;;[$iwd_icons.$B166];&quot;~, ~&quot;;[$iwd_icons.$C166];&quot;~, ~&quot;;[$iwd_icons.$D166];&quot;~, &quot;;[$iwd_icons.$E166];&quot;, &quot;;[$iwd_icons.F166];&quot;, &quot;;[$iwd_icons.G166];&quot;, &quot;;[$iwd_icons.H166];&quot;, &quot;;[$iwd_icons.I166];&quot;, &quot;;[$iwd_icons.J166];&quot;, &quot;;[$iwd_icons.K166];&quot;, &quot;;[$iwd_icons.L166];&quot;, &quot;;[$iwd_icons.M166];&quot;, &quot;;[$iwd_icons.N166];&quot;, &quot;;[$iwd_icons.O166];&quot;, &quot;;[$iwd_icons.P166];&quot;, &quot;;[$iwd_icons.Q166];&quot;, &quot;;[$iwd_icons.R166];&quot; =&gt; ~&quot;;[$iwd_icons.$C166];&quot;~ // &quot;;[$iwd_icons.$S166];&quot;, has icon from &quot;;[$iwd_icons.$T166])" office:value-type="string" office:string-value="  cduni165, ~ihelm02~, ~helm12~, ~h0~, helm, null, null, null, null, null, null, null, null, null, null, 24, 28, 28 =&gt; ~helm12~ // Helmet, has icon from Helm of Glory" calcext:value-type="string">
            <text:p><text:s text:c="2"/>cduni165, ~ihelm02~, ~helm12~, ~h0~, helm, null, null, null, null, null, null, null, null, null, null, 24, 28, 28 =&gt; ~helm12~ // Helmet, has icon from Helm of Glory</text:p>
          </table:table-cell>
        </table:table-row>
        <table:table-row table:style-name="ro1">
          <table:table-cell table:formula="of:=CONCATENATE(;&quot;  &quot;;[$iwd_icons.$A167];&quot;, ~&quot;;[$iwd_icons.$B167];&quot;~, ~&quot;;[$iwd_icons.$C167];&quot;~, ~&quot;;[$iwd_icons.$D167];&quot;~, &quot;;[$iwd_icons.$E167];&quot;, &quot;;[$iwd_icons.F167];&quot;, &quot;;[$iwd_icons.G167];&quot;, &quot;;[$iwd_icons.H167];&quot;, &quot;;[$iwd_icons.I167];&quot;, &quot;;[$iwd_icons.J167];&quot;, &quot;;[$iwd_icons.K167];&quot;, &quot;;[$iwd_icons.L167];&quot;, &quot;;[$iwd_icons.M167];&quot;, &quot;;[$iwd_icons.N167];&quot;, &quot;;[$iwd_icons.O167];&quot;, &quot;;[$iwd_icons.P167];&quot;, &quot;;[$iwd_icons.Q167];&quot;, &quot;;[$iwd_icons.R167];&quot; =&gt; ~&quot;;[$iwd_icons.$C167];&quot;~ // &quot;;[$iwd_icons.$S167];&quot;, has icon from &quot;;[$iwd_icons.$T167])" office:value-type="string" office:string-value="  cduni166, ~ihelm03~, ~helm09~, ~%h5%~, helm, null, null, null, null, null, null, null, null, null, null, 46, 49, 26 =&gt; ~helm09~ // Helmet, has icon from Helmet of Charm Protection" calcext:value-type="string">
            <text:p><text:s text:c="2"/>cduni166, ~ihelm03~, ~helm09~, ~%h5%~, helm, null, null, null, null, null, null, null, null, null, null, 46, 49, 26 =&gt; ~helm09~ // Helmet, has icon from Helmet of Charm Protection</text:p>
          </table:table-cell>
        </table:table-row>
        <table:table-row table:style-name="ro1">
          <table:table-cell table:formula="of:=CONCATENATE(;&quot;  &quot;;[$iwd_icons.$A168];&quot;, ~&quot;;[$iwd_icons.$B168];&quot;~, ~&quot;;[$iwd_icons.$C168];&quot;~, ~&quot;;[$iwd_icons.$D168];&quot;~, &quot;;[$iwd_icons.$E168];&quot;, &quot;;[$iwd_icons.F168];&quot;, &quot;;[$iwd_icons.G168];&quot;, &quot;;[$iwd_icons.H168];&quot;, &quot;;[$iwd_icons.I168];&quot;, &quot;;[$iwd_icons.J168];&quot;, &quot;;[$iwd_icons.K168];&quot;, &quot;;[$iwd_icons.L168];&quot;, &quot;;[$iwd_icons.M168];&quot;, &quot;;[$iwd_icons.N168];&quot;, &quot;;[$iwd_icons.O168];&quot;, &quot;;[$iwd_icons.P168];&quot;, &quot;;[$iwd_icons.Q168];&quot;, &quot;;[$iwd_icons.R168];&quot; =&gt; ~&quot;;[$iwd_icons.$C168];&quot;~ // &quot;;[$iwd_icons.$S168];&quot;, has icon from &quot;;[$iwd_icons.$T168])" office:value-type="string" office:string-value="  cduni167, ~ihelm04~, ~helm08~, ~h2~, helm, null, null, null, null, null, null, null, null, null, null, 72, 64, 65 =&gt; ~helm08~ // Helmet, has icon from Helmet of Opposite Alignment" calcext:value-type="string">
            <text:p><text:s text:c="2"/>cduni167, ~ihelm04~, ~helm08~, ~h2~, helm, null, null, null, null, null, null, null, null, null, null, 72, 64, 65 =&gt; ~helm08~ // Helmet, has icon from Helmet of Opposite Alignment</text:p>
          </table:table-cell>
        </table:table-row>
        <table:table-row table:style-name="ro1">
          <table:table-cell table:formula="of:=CONCATENATE(;&quot;  &quot;;[$iwd_icons.$A169];&quot;, ~&quot;;[$iwd_icons.$B169];&quot;~, ~&quot;;[$iwd_icons.$C169];&quot;~, ~&quot;;[$iwd_icons.$D169];&quot;~, &quot;;[$iwd_icons.$E169];&quot;, &quot;;[$iwd_icons.F169];&quot;, &quot;;[$iwd_icons.G169];&quot;, &quot;;[$iwd_icons.H169];&quot;, &quot;;[$iwd_icons.I169];&quot;, &quot;;[$iwd_icons.J169];&quot;, &quot;;[$iwd_icons.K169];&quot;, &quot;;[$iwd_icons.L169];&quot;, &quot;;[$iwd_icons.M169];&quot;, &quot;;[$iwd_icons.N169];&quot;, &quot;;[$iwd_icons.O169];&quot;, &quot;;[$iwd_icons.P169];&quot;, &quot;;[$iwd_icons.Q169];&quot;, &quot;;[$iwd_icons.R169];&quot; =&gt; ~&quot;;[$iwd_icons.$C169];&quot;~ // &quot;;[$iwd_icons.$S169];&quot;, has icon from &quot;;[$iwd_icons.$T169])" office:value-type="string" office:string-value="  cduni168, ~ihelm05~, ~helm10~, ~%h6%~, helm, null, null, null, null, null, null, null, null, null, null, 79, 64, 64 =&gt; ~helm10~ // Helmet, has icon from Helmet of Infravision" calcext:value-type="string">
            <text:p><text:s text:c="2"/>cduni168, ~ihelm05~, ~helm10~, ~%h6%~, helm, null, null, null, null, null, null, null, null, null, null, 79, 64, 64 =&gt; ~helm10~ // Helmet, has icon from Helmet of Infravision</text:p>
          </table:table-cell>
        </table:table-row>
        <table:table-row table:style-name="ro1">
          <table:table-cell table:formula="of:=CONCATENATE(;&quot;  &quot;;[$iwd_icons.$A170];&quot;, ~&quot;;[$iwd_icons.$B170];&quot;~, ~&quot;;[$iwd_icons.$C170];&quot;~, ~&quot;;[$iwd_icons.$D170];&quot;~, &quot;;[$iwd_icons.$E170];&quot;, &quot;;[$iwd_icons.F170];&quot;, &quot;;[$iwd_icons.G170];&quot;, &quot;;[$iwd_icons.H170];&quot;, &quot;;[$iwd_icons.I170];&quot;, &quot;;[$iwd_icons.J170];&quot;, &quot;;[$iwd_icons.K170];&quot;, &quot;;[$iwd_icons.L170];&quot;, &quot;;[$iwd_icons.M170];&quot;, &quot;;[$iwd_icons.N170];&quot;, &quot;;[$iwd_icons.O170];&quot;, &quot;;[$iwd_icons.P170];&quot;, &quot;;[$iwd_icons.Q170];&quot;, &quot;;[$iwd_icons.R170];&quot; =&gt; ~&quot;;[$iwd_icons.$C170];&quot;~ // &quot;;[$iwd_icons.$S170];&quot;, has icon from &quot;;[$iwd_icons.$T170])" office:value-type="string" office:string-value="  cduni169, ~ihelm05~, ~helm11~, ~%h4%~, helm, null, null, null, null, null, null, null, null, null, null, 53, 30, 30 =&gt; ~helm11~ // Helmet, has icon from Helmet of Infravision" calcext:value-type="string">
            <text:p><text:s text:c="2"/>cduni169, ~ihelm05~, ~helm11~, ~%h4%~, helm, null, null, null, null, null, null, null, null, null, null, 53, 30, 30 =&gt; ~helm11~ // Helmet, has icon from Helmet of Infravision</text:p>
          </table:table-cell>
        </table:table-row>
        <table:table-row table:style-name="ro1">
          <table:table-cell table:formula="of:=CONCATENATE(;&quot;  &quot;;[$iwd_icons.$A171];&quot;, ~&quot;;[$iwd_icons.$B171];&quot;~, ~&quot;;[$iwd_icons.$C171];&quot;~, ~&quot;;[$iwd_icons.$D171];&quot;~, &quot;;[$iwd_icons.$E171];&quot;, &quot;;[$iwd_icons.F171];&quot;, &quot;;[$iwd_icons.G171];&quot;, &quot;;[$iwd_icons.H171];&quot;, &quot;;[$iwd_icons.I171];&quot;, &quot;;[$iwd_icons.J171];&quot;, &quot;;[$iwd_icons.K171];&quot;, &quot;;[$iwd_icons.L171];&quot;, &quot;;[$iwd_icons.M171];&quot;, &quot;;[$iwd_icons.N171];&quot;, &quot;;[$iwd_icons.O171];&quot;, &quot;;[$iwd_icons.P171];&quot;, &quot;;[$iwd_icons.Q171];&quot;, &quot;;[$iwd_icons.R171];&quot; =&gt; ~&quot;;[$iwd_icons.$C171];&quot;~ // &quot;;[$iwd_icons.$S171];&quot;, has icon from &quot;;[$iwd_icons.$T171])" office:value-type="string" office:string-value="  cduni170, ~ibrac06~, ~kayglov~, ~null~, other, null, null, null, null, null, null, null, null, null, null, null, null, null =&gt; ~kayglov~ // Kaylessa's Gloves, has icon from Gauntlets of Ogre Power" calcext:value-type="string">
            <text:p><text:s text:c="2"/>cduni170, ~ibrac06~, ~kayglov~, ~null~, other, null, null, null, null, null, null, null, null, null, null, null, null, null =&gt; ~kayglov~ // Kaylessa's Gloves, has icon from Gauntlets of Ogre Power</text:p>
          </table:table-cell>
        </table:table-row>
        <table:table-row table:style-name="ro1">
          <table:table-cell table:formula="of:=CONCATENATE(;&quot;  &quot;;[$iwd_icons.$A172];&quot;, ~&quot;;[$iwd_icons.$B172];&quot;~, ~&quot;;[$iwd_icons.$C172];&quot;~, ~&quot;;[$iwd_icons.$D172];&quot;~, &quot;;[$iwd_icons.$E172];&quot;, &quot;;[$iwd_icons.F172];&quot;, &quot;;[$iwd_icons.G172];&quot;, &quot;;[$iwd_icons.H172];&quot;, &quot;;[$iwd_icons.I172];&quot;, &quot;;[$iwd_icons.J172];&quot;, &quot;;[$iwd_icons.K172];&quot;, &quot;;[$iwd_icons.L172];&quot;, &quot;;[$iwd_icons.M172];&quot;, &quot;;[$iwd_icons.N172];&quot;, &quot;;[$iwd_icons.O172];&quot;, &quot;;[$iwd_icons.P172];&quot;, &quot;;[$iwd_icons.Q172];&quot;, &quot;;[$iwd_icons.R172];&quot; =&gt; ~&quot;;[$iwd_icons.$C172];&quot;~ // &quot;;[$iwd_icons.$S172];&quot;, has icon from &quot;;[$iwd_icons.$T172])" office:value-type="string" office:string-value="  cduni171, ~ishld06~, ~ushld2b~, ~null~, shield, null, null, null, null, null, null, 87, 87, 66, 23, null, null, null =&gt; ~ushld2b~ // Large Shield +1 of Missile Deflection, has icon from Large Shield +1" calcext:value-type="string">
            <text:p><text:s text:c="2"/>cduni171, ~ishld06~, ~ushld2b~, ~null~, shield, null, null, null, null, null, null, 87, 87, 66, 23, null, null, null =&gt; ~ushld2b~ // Large Shield +1 of Missile Deflection, has icon from Large Shield +1</text:p>
          </table:table-cell>
        </table:table-row>
        <table:table-row table:style-name="ro1">
          <table:table-cell table:formula="of:=CONCATENATE(;&quot;  &quot;;[$iwd_icons.$A173];&quot;, ~&quot;;[$iwd_icons.$B173];&quot;~, ~&quot;;[$iwd_icons.$C173];&quot;~, ~&quot;;[$iwd_icons.$D173];&quot;~, &quot;;[$iwd_icons.$E173];&quot;, &quot;;[$iwd_icons.F173];&quot;, &quot;;[$iwd_icons.G173];&quot;, &quot;;[$iwd_icons.H173];&quot;, &quot;;[$iwd_icons.I173];&quot;, &quot;;[$iwd_icons.J173];&quot;, &quot;;[$iwd_icons.K173];&quot;, &quot;;[$iwd_icons.L173];&quot;, &quot;;[$iwd_icons.M173];&quot;, &quot;;[$iwd_icons.N173];&quot;, &quot;;[$iwd_icons.O173];&quot;, &quot;;[$iwd_icons.P173];&quot;, &quot;;[$iwd_icons.Q173];&quot;, &quot;;[$iwd_icons.R173];&quot; =&gt; ~&quot;;[$iwd_icons.$C173];&quot;~ // &quot;;[$iwd_icons.$S173];&quot;, has icon from &quot;;[$iwd_icons.$T173])" office:value-type="string" office:string-value="  cduni172, ~ishld06~, ~ushld4a~, ~null~, shield, null, null, null, null, null, null, 47, 47, 114, 1, null, null, null =&gt; ~ushld4a~ // Large Shield of Strength +1, has icon from Large Shield +1" calcext:value-type="string">
            <text:p><text:s text:c="2"/>cduni172, ~ishld06~, ~ushld4a~, ~null~, shield, null, null, null, null, null, null, 47, 47, 114, 1, null, null, null =&gt; ~ushld4a~ // Large Shield of Strength +1, has icon from Large Shield +1</text:p>
          </table:table-cell>
        </table:table-row>
        <table:table-row table:style-name="ro1">
          <table:table-cell table:formula="of:=CONCATENATE(;&quot;  &quot;;[$iwd_icons.$A174];&quot;, ~&quot;;[$iwd_icons.$B174];&quot;~, ~&quot;;[$iwd_icons.$C174];&quot;~, ~&quot;;[$iwd_icons.$D174];&quot;~, &quot;;[$iwd_icons.$E174];&quot;, &quot;;[$iwd_icons.F174];&quot;, &quot;;[$iwd_icons.G174];&quot;, &quot;;[$iwd_icons.H174];&quot;, &quot;;[$iwd_icons.I174];&quot;, &quot;;[$iwd_icons.J174];&quot;, &quot;;[$iwd_icons.K174];&quot;, &quot;;[$iwd_icons.L174];&quot;, &quot;;[$iwd_icons.M174];&quot;, &quot;;[$iwd_icons.N174];&quot;, &quot;;[$iwd_icons.O174];&quot;, &quot;;[$iwd_icons.P174];&quot;, &quot;;[$iwd_icons.Q174];&quot;, &quot;;[$iwd_icons.R174];&quot; =&gt; ~&quot;;[$iwd_icons.$C174];&quot;~ // &quot;;[$iwd_icons.$S174];&quot;, has icon from &quot;;[$iwd_icons.$T174])" office:value-type="string" office:string-value="  cduni173, ~iclck15~, ~presrob~, ~null~, armor, 88, 60, 60, null, null, null, null, null, null, null, null, null, null =&gt; ~presrob~ // Necromancer's Robe, has icon from Robe of the Good Archmagi" calcext:value-type="string">
            <text:p><text:s text:c="2"/>cduni173, ~iclck15~, ~presrob~, ~null~, armor, 88, 60, 60, null, null, null, null, null, null, null, null, null, null =&gt; ~presrob~ // Necromancer's Robe, has icon from Robe of the Good Archmagi</text:p>
          </table:table-cell>
        </table:table-row>
        <table:table-row table:style-name="ro1">
          <table:table-cell table:formula="of:=CONCATENATE(;&quot;  &quot;;[$iwd_icons.$A175];&quot;, ~&quot;;[$iwd_icons.$B175];&quot;~, ~&quot;;[$iwd_icons.$C175];&quot;~, ~&quot;;[$iwd_icons.$D175];&quot;~, &quot;;[$iwd_icons.$E175];&quot;, &quot;;[$iwd_icons.F175];&quot;, &quot;;[$iwd_icons.G175];&quot;, &quot;;[$iwd_icons.H175];&quot;, &quot;;[$iwd_icons.I175];&quot;, &quot;;[$iwd_icons.J175];&quot;, &quot;;[$iwd_icons.K175];&quot;, &quot;;[$iwd_icons.L175];&quot;, &quot;;[$iwd_icons.M175];&quot;, &quot;;[$iwd_icons.N175];&quot;, &quot;;[$iwd_icons.O175];&quot;, &quot;;[$iwd_icons.P175];&quot;, &quot;;[$iwd_icons.Q175];&quot;, &quot;;[$iwd_icons.R175];&quot; =&gt; ~&quot;;[$iwd_icons.$C175];&quot;~ // &quot;;[$iwd_icons.$S175];&quot;, has icon from &quot;;[$iwd_icons.$T175])" office:value-type="string" office:string-value="  cduni174, ~ishld06~, ~ushld2a~, ~null~, shield, null, null, null, null, null, null, 37, 37, 37, 15, null, null, null =&gt; ~ushld2a~ // Reinforced Large Shield +1, has icon from Large Shield +1" calcext:value-type="string">
            <text:p><text:s text:c="2"/>cduni174, ~ishld06~, ~ushld2a~, ~null~, shield, null, null, null, null, null, null, 37, 37, 37, 15, null, null, null =&gt; ~ushld2a~ // Reinforced Large Shield +1, has icon from Large Shield +1</text:p>
          </table:table-cell>
        </table:table-row>
        <table:table-row table:style-name="ro1">
          <table:table-cell table:formula="of:=CONCATENATE(;&quot;  &quot;;[$iwd_icons.$A176];&quot;, ~&quot;;[$iwd_icons.$B176];&quot;~, ~&quot;;[$iwd_icons.$C176];&quot;~, ~&quot;;[$iwd_icons.$D176];&quot;~, &quot;;[$iwd_icons.$E176];&quot;, &quot;;[$iwd_icons.F176];&quot;, &quot;;[$iwd_icons.G176];&quot;, &quot;;[$iwd_icons.H176];&quot;, &quot;;[$iwd_icons.I176];&quot;, &quot;;[$iwd_icons.J176];&quot;, &quot;;[$iwd_icons.K176];&quot;, &quot;;[$iwd_icons.L176];&quot;, &quot;;[$iwd_icons.M176];&quot;, &quot;;[$iwd_icons.N176];&quot;, &quot;;[$iwd_icons.O176];&quot;, &quot;;[$iwd_icons.P176];&quot;, &quot;;[$iwd_icons.Q176];&quot;, &quot;;[$iwd_icons.R176];&quot; =&gt; ~&quot;;[$iwd_icons.$C176];&quot;~ // &quot;;[$iwd_icons.$S176];&quot;, has icon from &quot;;[$iwd_icons.$T176])" office:value-type="string" office:string-value="  cduni175, ~ishld06~, ~ushld3a~, ~null~, shield, null, null, null, null, null, null, 2, 2, 37, 15, null, null, null =&gt; ~ushld3a~ // Reinforced Large Shield +2, has icon from Large Shield +1" calcext:value-type="string">
            <text:p><text:s text:c="2"/>cduni175, ~ishld06~, ~ushld3a~, ~null~, shield, null, null, null, null, null, null, 2, 2, 37, 15, null, null, null =&gt; ~ushld3a~ // Reinforced Large Shield +2, has icon from Large Shield +1</text:p>
          </table:table-cell>
        </table:table-row>
        <table:table-row table:style-name="ro1">
          <table:table-cell table:formula="of:=CONCATENATE(;&quot;  &quot;;[$iwd_icons.$A177];&quot;, ~&quot;;[$iwd_icons.$B177];&quot;~, ~&quot;;[$iwd_icons.$C177];&quot;~, ~&quot;;[$iwd_icons.$D177];&quot;~, &quot;;[$iwd_icons.$E177];&quot;, &quot;;[$iwd_icons.F177];&quot;, &quot;;[$iwd_icons.G177];&quot;, &quot;;[$iwd_icons.H177];&quot;, &quot;;[$iwd_icons.I177];&quot;, &quot;;[$iwd_icons.J177];&quot;, &quot;;[$iwd_icons.K177];&quot;, &quot;;[$iwd_icons.L177];&quot;, &quot;;[$iwd_icons.M177];&quot;, &quot;;[$iwd_icons.N177];&quot;, &quot;;[$iwd_icons.O177];&quot;, &quot;;[$iwd_icons.P177];&quot;, &quot;;[$iwd_icons.Q177];&quot;, &quot;;[$iwd_icons.R177];&quot; =&gt; ~&quot;;[$iwd_icons.$C177];&quot;~ // &quot;;[$iwd_icons.$S177];&quot;, has icon from &quot;;[$iwd_icons.$T177])" office:value-type="string" office:string-value="  cduni176, ~ileat05~, ~usltr2a~, ~null~, armor, 25, 87, 48, null, null, null, null, null, null, null, null, null, null =&gt; ~usltr2a~ // Reinforced Leather +1, has icon from Studded Leather Armor +1" calcext:value-type="string">
            <text:p><text:s text:c="2"/>cduni176, ~ileat05~, ~usltr2a~, ~null~, armor, 25, 87, 48, null, null, null, null, null, null, null, null, null, null =&gt; ~usltr2a~ // Reinforced Leather +1, has icon from Studded Leather Armor +1</text:p>
          </table:table-cell>
        </table:table-row>
        <table:table-row table:style-name="ro1">
          <table:table-cell table:formula="of:=CONCATENATE(;&quot;  &quot;;[$iwd_icons.$A178];&quot;, ~&quot;;[$iwd_icons.$B178];&quot;~, ~&quot;;[$iwd_icons.$C178];&quot;~, ~&quot;;[$iwd_icons.$D178];&quot;~, &quot;;[$iwd_icons.$E178];&quot;, &quot;;[$iwd_icons.F178];&quot;, &quot;;[$iwd_icons.G178];&quot;, &quot;;[$iwd_icons.H178];&quot;, &quot;;[$iwd_icons.I178];&quot;, &quot;;[$iwd_icons.J178];&quot;, &quot;;[$iwd_icons.K178];&quot;, &quot;;[$iwd_icons.L178];&quot;, &quot;;[$iwd_icons.M178];&quot;, &quot;;[$iwd_icons.N178];&quot;, &quot;;[$iwd_icons.O178];&quot;, &quot;;[$iwd_icons.P178];&quot;, &quot;;[$iwd_icons.Q178];&quot;, &quot;;[$iwd_icons.R178];&quot; =&gt; ~&quot;;[$iwd_icons.$C178];&quot;~ // &quot;;[$iwd_icons.$S178];&quot;, has icon from &quot;;[$iwd_icons.$T178])" office:value-type="string" office:string-value="  cduni177, ~iclck14~, ~urobe1a~, ~null~, armor, 33, 44, 44, null, null, null, null, null, null, null, null, null, null =&gt; ~urobe1a~ // Robe of Enfusing, has icon from Adventurer's Robe" calcext:value-type="string">
            <text:p><text:s text:c="2"/>cduni177, ~iclck14~, ~urobe1a~, ~null~, armor, 33, 44, 44, null, null, null, null, null, null, null, null, null, null =&gt; ~urobe1a~ // Robe of Enfusing, has icon from Adventurer's Robe</text:p>
          </table:table-cell>
        </table:table-row>
        <table:table-row table:style-name="ro1">
          <table:table-cell table:formula="of:=CONCATENATE(;&quot;  &quot;;[$iwd_icons.$A179];&quot;, ~&quot;;[$iwd_icons.$B179];&quot;~, ~&quot;;[$iwd_icons.$C179];&quot;~, ~&quot;;[$iwd_icons.$D179];&quot;~, &quot;;[$iwd_icons.$E179];&quot;, &quot;;[$iwd_icons.F179];&quot;, &quot;;[$iwd_icons.G179];&quot;, &quot;;[$iwd_icons.H179];&quot;, &quot;;[$iwd_icons.I179];&quot;, &quot;;[$iwd_icons.J179];&quot;, &quot;;[$iwd_icons.K179];&quot;, &quot;;[$iwd_icons.L179];&quot;, &quot;;[$iwd_icons.M179];&quot;, &quot;;[$iwd_icons.N179];&quot;, &quot;;[$iwd_icons.O179];&quot;, &quot;;[$iwd_icons.P179];&quot;, &quot;;[$iwd_icons.Q179];&quot;, &quot;;[$iwd_icons.R179];&quot; =&gt; ~&quot;;[$iwd_icons.$C179];&quot;~ // &quot;;[$iwd_icons.$S179];&quot;, has icon from &quot;;[$iwd_icons.$T179])" office:value-type="string" office:string-value="  cduni178, ~iboot05~, ~shboots~, ~null~, other, null, null, null, null, null, null, null, null, null, null, null, null, null =&gt; ~shboots~ // Shadowed Boots, has icon from Boots of Grounding" calcext:value-type="string">
            <text:p><text:s text:c="2"/>cduni178, ~iboot05~, ~shboots~, ~null~, other, null, null, null, null, null, null, null, null, null, null, null, null, null =&gt; ~shboots~ // Shadowed Boots, has icon from Boots of Grounding</text:p>
          </table:table-cell>
        </table:table-row>
        <table:table-row table:style-name="ro1">
          <table:table-cell table:formula="of:=CONCATENATE(;&quot;  &quot;;[$iwd_icons.$A180];&quot;, ~&quot;;[$iwd_icons.$B180];&quot;~, ~&quot;;[$iwd_icons.$C180];&quot;~, ~&quot;;[$iwd_icons.$D180];&quot;~, &quot;;[$iwd_icons.$E180];&quot;, &quot;;[$iwd_icons.F180];&quot;, &quot;;[$iwd_icons.G180];&quot;, &quot;;[$iwd_icons.H180];&quot;, &quot;;[$iwd_icons.I180];&quot;, &quot;;[$iwd_icons.J180];&quot;, &quot;;[$iwd_icons.K180];&quot;, &quot;;[$iwd_icons.L180];&quot;, &quot;;[$iwd_icons.M180];&quot;, &quot;;[$iwd_icons.N180];&quot;, &quot;;[$iwd_icons.O180];&quot;, &quot;;[$iwd_icons.P180];&quot;, &quot;;[$iwd_icons.Q180];&quot;, &quot;;[$iwd_icons.R180];&quot; =&gt; ~&quot;;[$iwd_icons.$C180];&quot;~ // &quot;;[$iwd_icons.$S180];&quot;, has icon from &quot;;[$iwd_icons.$T180])" office:value-type="string" office:string-value="  cduni179, ~iclck13~, ~shrobe~, ~null~, armor, 31, 57, 57, null, null, null, null, null, null, null, null, null, null =&gt; ~shrobe~ // Shadowed Robe, has icon from Traveler's Robe" calcext:value-type="string">
            <text:p><text:s text:c="2"/>cduni179, ~iclck13~, ~shrobe~, ~null~, armor, 31, 57, 57, null, null, null, null, null, null, null, null, null, null =&gt; ~shrobe~ // Shadowed Robe, has icon from Traveler's Robe</text:p>
          </table:table-cell>
        </table:table-row>
        <table:table-row table:style-name="ro1">
          <table:table-cell table:formula="of:=CONCATENATE(;&quot;  &quot;;[$iwd_icons.$A181];&quot;, ~&quot;;[$iwd_icons.$B181];&quot;~, ~&quot;;[$iwd_icons.$C181];&quot;~, ~&quot;;[$iwd_icons.$D181];&quot;~, &quot;;[$iwd_icons.$E181];&quot;, &quot;;[$iwd_icons.F181];&quot;, &quot;;[$iwd_icons.G181];&quot;, &quot;;[$iwd_icons.H181];&quot;, &quot;;[$iwd_icons.I181];&quot;, &quot;;[$iwd_icons.J181];&quot;, &quot;;[$iwd_icons.K181];&quot;, &quot;;[$iwd_icons.L181];&quot;, &quot;;[$iwd_icons.M181];&quot;, &quot;;[$iwd_icons.N181];&quot;, &quot;;[$iwd_icons.O181];&quot;, &quot;;[$iwd_icons.P181];&quot;, &quot;;[$iwd_icons.Q181];&quot;, &quot;;[$iwd_icons.R181];&quot; =&gt; ~&quot;;[$iwd_icons.$C181];&quot;~ // &quot;;[$iwd_icons.$S181];&quot;, has icon from &quot;;[$iwd_icons.$T181])" office:value-type="string" office:string-value="  cduni180, ~ileat05~, ~usltr01~, ~null~, armor, 42, 41, 84, null, null, null, null, null, null, null, null, null, null =&gt; ~usltr01~ // Shadowed Studded Leather +1, has icon from Studded Leather Armor +1" calcext:value-type="string">
            <text:p><text:s text:c="2"/>cduni180, ~ileat05~, ~usltr01~, ~null~, armor, 42, 41, 84, null, null, null, null, null, null, null, null, null, null =&gt; ~usltr01~ // Shadowed Studded Leather +1, has icon from Studded Leather Armor +1</text:p>
          </table:table-cell>
        </table:table-row>
        <table:table-row table:style-name="ro1">
          <table:table-cell table:formula="of:=CONCATENATE(;&quot;  &quot;;[$iwd_icons.$A182];&quot;, ~&quot;;[$iwd_icons.$B182];&quot;~, ~&quot;;[$iwd_icons.$C182];&quot;~, ~&quot;;[$iwd_icons.$D182];&quot;~, &quot;;[$iwd_icons.$E182];&quot;, &quot;;[$iwd_icons.F182];&quot;, &quot;;[$iwd_icons.G182];&quot;, &quot;;[$iwd_icons.H182];&quot;, &quot;;[$iwd_icons.I182];&quot;, &quot;;[$iwd_icons.J182];&quot;, &quot;;[$iwd_icons.K182];&quot;, &quot;;[$iwd_icons.L182];&quot;, &quot;;[$iwd_icons.M182];&quot;, &quot;;[$iwd_icons.N182];&quot;, &quot;;[$iwd_icons.O182];&quot;, &quot;;[$iwd_icons.P182];&quot;, &quot;;[$iwd_icons.Q182];&quot;, &quot;;[$iwd_icons.R182];&quot; =&gt; ~&quot;;[$iwd_icons.$C182];&quot;~ // &quot;;[$iwd_icons.$S182];&quot;, has icon from &quot;;[$iwd_icons.$T182])" office:value-type="string" office:string-value="  cduni181, ~ileat05~, ~usltr3a~, ~null~, armor, 60, 39, 60, null, null, null, null, null, null, null, null, null, null =&gt; ~usltr3a~ // Shadowed Studded Leather +2, has icon from Studded Leather Armor +1" calcext:value-type="string">
            <text:p><text:s text:c="2"/>cduni181, ~ileat05~, ~usltr3a~, ~null~, armor, 60, 39, 60, null, null, null, null, null, null, null, null, null, null =&gt; ~usltr3a~ // Shadowed Studded Leather +2, has icon from Studded Leather Armor +1</text:p>
          </table:table-cell>
        </table:table-row>
        <table:table-row table:style-name="ro1">
          <table:table-cell table:formula="of:=CONCATENATE(;&quot;  &quot;;[$iwd_icons.$A183];&quot;, ~&quot;;[$iwd_icons.$B183];&quot;~, ~&quot;;[$iwd_icons.$C183];&quot;~, ~&quot;;[$iwd_icons.$D183];&quot;~, &quot;;[$iwd_icons.$E183];&quot;, &quot;;[$iwd_icons.F183];&quot;, &quot;;[$iwd_icons.G183];&quot;, &quot;;[$iwd_icons.H183];&quot;, &quot;;[$iwd_icons.I183];&quot;, &quot;;[$iwd_icons.J183];&quot;, &quot;;[$iwd_icons.K183];&quot;, &quot;;[$iwd_icons.L183];&quot;, &quot;;[$iwd_icons.M183];&quot;, &quot;;[$iwd_icons.N183];&quot;, &quot;;[$iwd_icons.O183];&quot;, &quot;;[$iwd_icons.P183];&quot;, &quot;;[$iwd_icons.Q183];&quot;, &quot;;[$iwd_icons.R183];&quot; =&gt; ~&quot;;[$iwd_icons.$C183];&quot;~ // &quot;;[$iwd_icons.$S183];&quot;, has icon from &quot;;[$iwd_icons.$T183])" office:value-type="string" office:string-value="  cduni182, ~ileat05~, ~usltr5a~, ~null~, armor, 63, 66, 60, null, null, null, null, null, null, null, null, null, null =&gt; ~usltr5a~ // Shadowed Studded Leather +4, has icon from Studded Leather Armor +1" calcext:value-type="string">
            <text:p><text:s text:c="2"/>cduni182, ~ileat05~, ~usltr5a~, ~null~, armor, 63, 66, 60, null, null, null, null, null, null, null, null, null, null =&gt; ~usltr5a~ // Shadowed Studded Leather +4, has icon from Studded Leather Armor +1</text:p>
          </table:table-cell>
        </table:table-row>
        <table:table-row table:style-name="ro1">
          <table:table-cell table:formula="of:=CONCATENATE(;&quot;  &quot;;[$iwd_icons.$A184];&quot;, ~&quot;;[$iwd_icons.$B184];&quot;~, ~&quot;;[$iwd_icons.$C184];&quot;~, ~&quot;;[$iwd_icons.$D184];&quot;~, &quot;;[$iwd_icons.$E184];&quot;, &quot;;[$iwd_icons.F184];&quot;, &quot;;[$iwd_icons.G184];&quot;, &quot;;[$iwd_icons.H184];&quot;, &quot;;[$iwd_icons.I184];&quot;, &quot;;[$iwd_icons.J184];&quot;, &quot;;[$iwd_icons.K184];&quot;, &quot;;[$iwd_icons.L184];&quot;, &quot;;[$iwd_icons.M184];&quot;, &quot;;[$iwd_icons.N184];&quot;, &quot;;[$iwd_icons.O184];&quot;, &quot;;[$iwd_icons.P184];&quot;, &quot;;[$iwd_icons.Q184];&quot;, &quot;;[$iwd_icons.R184];&quot; =&gt; ~&quot;;[$iwd_icons.$C184];&quot;~ // &quot;;[$iwd_icons.$S184];&quot;, has icon from &quot;;[$iwd_icons.$T184])" office:value-type="string" office:string-value="  cduni183, ~ileat05~, ~usltr4a~, ~null~, armor, 63, 49, 40, null, null, null, null, null, null, null, null, null, null =&gt; ~usltr4a~ // Studded Leather of Resistance +3, has icon from Studded Leather Armor +1" calcext:value-type="string">
            <text:p><text:s text:c="2"/>cduni183, ~ileat05~, ~usltr4a~, ~null~, armor, 63, 49, 40, null, null, null, null, null, null, null, null, null, null =&gt; ~usltr4a~ // Studded Leather of Resistance +3, has icon from Studded Leather Armor +1</text:p>
          </table:table-cell>
        </table:table-row>
        <table:table-row table:style-name="ro1">
          <table:table-cell table:formula="of:=CONCATENATE(;&quot;  &quot;;[$iwd_icons.$A185];&quot;, ~&quot;;[$iwd_icons.$B185];&quot;~, ~&quot;;[$iwd_icons.$C185];&quot;~, ~&quot;;[$iwd_icons.$D185];&quot;~, &quot;;[$iwd_icons.$E185];&quot;, &quot;;[$iwd_icons.F185];&quot;, &quot;;[$iwd_icons.G185];&quot;, &quot;;[$iwd_icons.H185];&quot;, &quot;;[$iwd_icons.I185];&quot;, &quot;;[$iwd_icons.J185];&quot;, &quot;;[$iwd_icons.K185];&quot;, &quot;;[$iwd_icons.L185];&quot;, &quot;;[$iwd_icons.M185];&quot;, &quot;;[$iwd_icons.N185];&quot;, &quot;;[$iwd_icons.O185];&quot;, &quot;;[$iwd_icons.P185];&quot;, &quot;;[$iwd_icons.Q185];&quot;, &quot;;[$iwd_icons.R185];&quot; =&gt; ~&quot;;[$iwd_icons.$C185];&quot;~ // &quot;;[$iwd_icons.$S185];&quot;, has icon from &quot;;[$iwd_icons.$T185])" office:value-type="string" office:string-value="  cduni185, ~ipotn47~, ~coffee~, ~null~, other, null, null, null, null, null, null, null, null, null, null, null, null, null =&gt; ~coffee~ // Berduskan Black Brew, has icon from Container of Razorvine Extract " calcext:value-type="string">
            <text:p><text:s text:c="2"/>cduni185, ~ipotn47~, ~coffee~, ~null~, other, null, null, null, null, null, null, null, null, null, null, null, null, null =&gt; ~coffee~ // Berduskan Black Brew, has icon from Container of Razorvine Extract </text:p>
          </table:table-cell>
        </table:table-row>
        <table:table-row table:style-name="ro1">
          <table:table-cell table:formula="of:=CONCATENATE(;&quot;  &quot;;[$iwd_icons.$A186];&quot;, ~&quot;;[$iwd_icons.$B186];&quot;~, ~&quot;;[$iwd_icons.$C186];&quot;~, ~&quot;;[$iwd_icons.$D186];&quot;~, &quot;;[$iwd_icons.$E186];&quot;, &quot;;[$iwd_icons.F186];&quot;, &quot;;[$iwd_icons.G186];&quot;, &quot;;[$iwd_icons.H186];&quot;, &quot;;[$iwd_icons.I186];&quot;, &quot;;[$iwd_icons.J186];&quot;, &quot;;[$iwd_icons.K186];&quot;, &quot;;[$iwd_icons.L186];&quot;, &quot;;[$iwd_icons.M186];&quot;, &quot;;[$iwd_icons.N186];&quot;, &quot;;[$iwd_icons.O186];&quot;, &quot;;[$iwd_icons.P186];&quot;, &quot;;[$iwd_icons.Q186];&quot;, &quot;;[$iwd_icons.R186];&quot; =&gt; ~&quot;;[$iwd_icons.$C186];&quot;~ // &quot;;[$iwd_icons.$S186];&quot;, has icon from &quot;;[$iwd_icons.$T186])" office:value-type="string" office:string-value="  cduni186, ~imisc61~, ~misc61~, ~null~, other, null, null, null, null, null, null, null, null, null, null, null, null, null =&gt; ~misc61~ // Bottle of Wine, has icon from Bottle of Wine" calcext:value-type="string">
            <text:p><text:s text:c="2"/>cduni186, ~imisc61~, ~misc61~, ~null~, other, null, null, null, null, null, null, null, null, null, null, null, null, null =&gt; ~misc61~ // Bottle of Wine, has icon from Bottle of Wine</text:p>
          </table:table-cell>
        </table:table-row>
        <table:table-row table:style-name="ro1">
          <table:table-cell table:formula="of:=CONCATENATE(;&quot;  &quot;;[$iwd_icons.$A187];&quot;, ~&quot;;[$iwd_icons.$B187];&quot;~, ~&quot;;[$iwd_icons.$C187];&quot;~, ~&quot;;[$iwd_icons.$D187];&quot;~, &quot;;[$iwd_icons.$E187];&quot;, &quot;;[$iwd_icons.F187];&quot;, &quot;;[$iwd_icons.G187];&quot;, &quot;;[$iwd_icons.H187];&quot;, &quot;;[$iwd_icons.I187];&quot;, &quot;;[$iwd_icons.J187];&quot;, &quot;;[$iwd_icons.K187];&quot;, &quot;;[$iwd_icons.L187];&quot;, &quot;;[$iwd_icons.M187];&quot;, &quot;;[$iwd_icons.N187];&quot;, &quot;;[$iwd_icons.O187];&quot;, &quot;;[$iwd_icons.P187];&quot;, &quot;;[$iwd_icons.Q187];&quot;, &quot;;[$iwd_icons.R187];&quot; =&gt; ~&quot;;[$iwd_icons.$C187];&quot;~ // &quot;;[$iwd_icons.$S187];&quot;, has icon from &quot;;[$iwd_icons.$T187])" office:value-type="string" office:string-value="  cduni187, ~imisc61~, ~wine~, ~null~, other, null, null, null, null, null, null, null, null, null, null, null, null, null =&gt; ~wine~ // Bottle of Wine, has icon from Bottle of Wine" calcext:value-type="string">
            <text:p><text:s text:c="2"/>cduni187, ~imisc61~, ~wine~, ~null~, other, null, null, null, null, null, null, null, null, null, null, null, null, null =&gt; ~wine~ // Bottle of Wine, has icon from Bottle of Wine</text:p>
          </table:table-cell>
        </table:table-row>
        <table:table-row table:style-name="ro1">
          <table:table-cell table:formula="of:=CONCATENATE(;&quot;  &quot;;[$iwd_icons.$A188];&quot;, ~&quot;;[$iwd_icons.$B188];&quot;~, ~&quot;;[$iwd_icons.$C188];&quot;~, ~&quot;;[$iwd_icons.$D188];&quot;~, &quot;;[$iwd_icons.$E188];&quot;, &quot;;[$iwd_icons.F188];&quot;, &quot;;[$iwd_icons.G188];&quot;, &quot;;[$iwd_icons.H188];&quot;, &quot;;[$iwd_icons.I188];&quot;, &quot;;[$iwd_icons.J188];&quot;, &quot;;[$iwd_icons.K188];&quot;, &quot;;[$iwd_icons.L188];&quot;, &quot;;[$iwd_icons.M188];&quot;, &quot;;[$iwd_icons.N188];&quot;, &quot;;[$iwd_icons.O188];&quot;, &quot;;[$iwd_icons.P188];&quot;, &quot;;[$iwd_icons.Q188];&quot;, &quot;;[$iwd_icons.R188];&quot; =&gt; ~&quot;;[$iwd_icons.$C188];&quot;~ // &quot;;[$iwd_icons.$S188];&quot;, has icon from &quot;;[$iwd_icons.$T188])" office:value-type="string" office:string-value="  cduni188, ~imisc83~, ~keydug~, ~null~, other, null, null, null, null, null, null, null, null, null, null, null, null, null =&gt; ~keydug~ // Dugmaren's Key, has icon from Plain Key" calcext:value-type="string">
            <text:p><text:s text:c="2"/>cduni188, ~imisc83~, ~keydug~, ~null~, other, null, null, null, null, null, null, null, null, null, null, null, null, null =&gt; ~keydug~ // Dugmaren's Key, has icon from Plain Key</text:p>
          </table:table-cell>
        </table:table-row>
        <table:table-row table:style-name="ro1">
          <table:table-cell table:formula="of:=CONCATENATE(;&quot;  &quot;;[$iwd_icons.$A189];&quot;, ~&quot;;[$iwd_icons.$B189];&quot;~, ~&quot;;[$iwd_icons.$C189];&quot;~, ~&quot;;[$iwd_icons.$D189];&quot;~, &quot;;[$iwd_icons.$E189];&quot;, &quot;;[$iwd_icons.F189];&quot;, &quot;;[$iwd_icons.G189];&quot;, &quot;;[$iwd_icons.H189];&quot;, &quot;;[$iwd_icons.I189];&quot;, &quot;;[$iwd_icons.J189];&quot;, &quot;;[$iwd_icons.K189];&quot;, &quot;;[$iwd_icons.L189];&quot;, &quot;;[$iwd_icons.M189];&quot;, &quot;;[$iwd_icons.N189];&quot;, &quot;;[$iwd_icons.O189];&quot;, &quot;;[$iwd_icons.P189];&quot;, &quot;;[$iwd_icons.Q189];&quot;, &quot;;[$iwd_icons.R189];&quot; =&gt; ~&quot;;[$iwd_icons.$C189];&quot;~ // &quot;;[$iwd_icons.$S189];&quot;, has icon from &quot;;[$iwd_icons.$T189])" office:value-type="string" office:string-value="  cduni189, ~imisc83~, ~fkey~, ~null~, other, null, null, null, null, null, null, null, null, null, null, null, null, null =&gt; ~fkey~ // Forge Key, has icon from Plain Key" calcext:value-type="string">
            <text:p><text:s text:c="2"/>cduni189, ~imisc83~, ~fkey~, ~null~, other, null, null, null, null, null, null, null, null, null, null, null, null, null =&gt; ~fkey~ // Forge Key, has icon from Plain Key</text:p>
          </table:table-cell>
        </table:table-row>
        <table:table-row table:style-name="ro1">
          <table:table-cell table:formula="of:=CONCATENATE(;&quot;  &quot;;[$iwd_icons.$A190];&quot;, ~&quot;;[$iwd_icons.$B190];&quot;~, ~&quot;;[$iwd_icons.$C190];&quot;~, ~&quot;;[$iwd_icons.$D190];&quot;~, &quot;;[$iwd_icons.$E190];&quot;, &quot;;[$iwd_icons.F190];&quot;, &quot;;[$iwd_icons.G190];&quot;, &quot;;[$iwd_icons.H190];&quot;, &quot;;[$iwd_icons.I190];&quot;, &quot;;[$iwd_icons.J190];&quot;, &quot;;[$iwd_icons.K190];&quot;, &quot;;[$iwd_icons.L190];&quot;, &quot;;[$iwd_icons.M190];&quot;, &quot;;[$iwd_icons.N190];&quot;, &quot;;[$iwd_icons.O190];&quot;, &quot;;[$iwd_icons.P190];&quot;, &quot;;[$iwd_icons.Q190];&quot;, &quot;;[$iwd_icons.R190];&quot; =&gt; ~&quot;;[$iwd_icons.$C190];&quot;~ // &quot;;[$iwd_icons.$S190];&quot;, has icon from &quot;;[$iwd_icons.$T190])" office:value-type="string" office:string-value="  cduni190, ~imisc83~, ~keygate~, ~null~, other, null, null, null, null, null, null, null, null, null, null, null, null, null =&gt; ~keygate~ // Gate Key, has icon from Plain Key" calcext:value-type="string">
            <text:p><text:s text:c="2"/>cduni190, ~imisc83~, ~keygate~, ~null~, other, null, null, null, null, null, null, null, null, null, null, null, null, null =&gt; ~keygate~ // Gate Key, has icon from Plain Key</text:p>
          </table:table-cell>
        </table:table-row>
        <table:table-row table:style-name="ro1">
          <table:table-cell table:formula="of:=CONCATENATE(;&quot;  &quot;;[$iwd_icons.$A191];&quot;, ~&quot;;[$iwd_icons.$B191];&quot;~, ~&quot;;[$iwd_icons.$C191];&quot;~, ~&quot;;[$iwd_icons.$D191];&quot;~, &quot;;[$iwd_icons.$E191];&quot;, &quot;;[$iwd_icons.F191];&quot;, &quot;;[$iwd_icons.G191];&quot;, &quot;;[$iwd_icons.H191];&quot;, &quot;;[$iwd_icons.I191];&quot;, &quot;;[$iwd_icons.J191];&quot;, &quot;;[$iwd_icons.K191];&quot;, &quot;;[$iwd_icons.L191];&quot;, &quot;;[$iwd_icons.M191];&quot;, &quot;;[$iwd_icons.N191];&quot;, &quot;;[$iwd_icons.O191];&quot;, &quot;;[$iwd_icons.P191];&quot;, &quot;;[$iwd_icons.Q191];&quot;, &quot;;[$iwd_icons.R191];&quot; =&gt; ~&quot;;[$iwd_icons.$C191];&quot;~ // &quot;;[$iwd_icons.$S191];&quot;, has icon from &quot;;[$iwd_icons.$T191])" office:value-type="string" office:string-value="  cduni191, ~ipotn20~, ~adisease~, ~null~, other, null, null, null, null, null, null, null, null, null, null, null, null, null =&gt; ~adisease~ // Mummy's Tea, has icon from Antidote" calcext:value-type="string">
            <text:p><text:s text:c="2"/>cduni191, ~ipotn20~, ~adisease~, ~null~, other, null, null, null, null, null, null, null, null, null, null, null, null, null =&gt; ~adisease~ // Mummy's Tea, has icon from Antidote</text:p>
          </table:table-cell>
        </table:table-row>
        <table:table-row table:style-name="ro1">
          <table:table-cell table:formula="of:=CONCATENATE(;&quot;  &quot;;[$iwd_icons.$A192];&quot;, ~&quot;;[$iwd_icons.$B192];&quot;~, ~&quot;;[$iwd_icons.$C192];&quot;~, ~&quot;;[$iwd_icons.$D192];&quot;~, &quot;;[$iwd_icons.$E192];&quot;, &quot;;[$iwd_icons.F192];&quot;, &quot;;[$iwd_icons.G192];&quot;, &quot;;[$iwd_icons.H192];&quot;, &quot;;[$iwd_icons.I192];&quot;, &quot;;[$iwd_icons.J192];&quot;, &quot;;[$iwd_icons.K192];&quot;, &quot;;[$iwd_icons.L192];&quot;, &quot;;[$iwd_icons.M192];&quot;, &quot;;[$iwd_icons.N192];&quot;, &quot;;[$iwd_icons.O192];&quot;, &quot;;[$iwd_icons.P192];&quot;, &quot;;[$iwd_icons.Q192];&quot;, &quot;;[$iwd_icons.R192];&quot; =&gt; ~&quot;;[$iwd_icons.$C192];&quot;~ // &quot;;[$iwd_icons.$S192];&quot;, has icon from &quot;;[$iwd_icons.$T192])" office:value-type="string" office:string-value="  cduni192, ~ipotn20~, ~philter~, ~null~, other, null, null, null, null, null, null, null, null, null, null, null, null, null =&gt; ~philter~ // Philter of Purification, has icon from Antidote" calcext:value-type="string">
            <text:p><text:s text:c="2"/>cduni192, ~ipotn20~, ~philter~, ~null~, other, null, null, null, null, null, null, null, null, null, null, null, null, null =&gt; ~philter~ // Philter of Purification, has icon from Antidote</text:p>
          </table:table-cell>
        </table:table-row>
        <table:table-row table:style-name="ro1">
          <table:table-cell table:formula="of:=CONCATENATE(;&quot;  &quot;;[$iwd_icons.$A193];&quot;, ~&quot;;[$iwd_icons.$B193];&quot;~, ~&quot;;[$iwd_icons.$C193];&quot;~, ~&quot;;[$iwd_icons.$D193];&quot;~, &quot;;[$iwd_icons.$E193];&quot;, &quot;;[$iwd_icons.F193];&quot;, &quot;;[$iwd_icons.G193];&quot;, &quot;;[$iwd_icons.H193];&quot;, &quot;;[$iwd_icons.I193];&quot;, &quot;;[$iwd_icons.J193];&quot;, &quot;;[$iwd_icons.K193];&quot;, &quot;;[$iwd_icons.L193];&quot;, &quot;;[$iwd_icons.M193];&quot;, &quot;;[$iwd_icons.N193];&quot;, &quot;;[$iwd_icons.O193];&quot;, &quot;;[$iwd_icons.P193];&quot;, &quot;;[$iwd_icons.Q193];&quot;, &quot;;[$iwd_icons.R193];&quot; =&gt; ~&quot;;[$iwd_icons.$C193];&quot;~ // &quot;;[$iwd_icons.$S193];&quot;, has icon from &quot;;[$iwd_icons.$T193])" office:value-type="string" office:string-value="  cduni193, ~ipotn53~, ~uspot4a~, ~null~, other, null, null, null, null, null, null, null, null, null, null, null, null, null =&gt; ~uspot4a~ // Potion of Arcane Absorption, has icon from Potion of Action Transference" calcext:value-type="string">
            <text:p><text:s text:c="2"/>cduni193, ~ipotn53~, ~uspot4a~, ~null~, other, null, null, null, null, null, null, null, null, null, null, null, null, null =&gt; ~uspot4a~ // Potion of Arcane Absorption, has icon from Potion of Action Transference</text:p>
          </table:table-cell>
        </table:table-row>
        <table:table-row table:style-name="ro1">
          <table:table-cell table:formula="of:=CONCATENATE(;&quot;  &quot;;[$iwd_icons.$A194];&quot;, ~&quot;;[$iwd_icons.$B194];&quot;~, ~&quot;;[$iwd_icons.$C194];&quot;~, ~&quot;;[$iwd_icons.$D194];&quot;~, &quot;;[$iwd_icons.$E194];&quot;, &quot;;[$iwd_icons.F194];&quot;, &quot;;[$iwd_icons.G194];&quot;, &quot;;[$iwd_icons.H194];&quot;, &quot;;[$iwd_icons.I194];&quot;, &quot;;[$iwd_icons.J194];&quot;, &quot;;[$iwd_icons.K194];&quot;, &quot;;[$iwd_icons.L194];&quot;, &quot;;[$iwd_icons.M194];&quot;, &quot;;[$iwd_icons.N194];&quot;, &quot;;[$iwd_icons.O194];&quot;, &quot;;[$iwd_icons.P194];&quot;, &quot;;[$iwd_icons.Q194];&quot;, &quot;;[$iwd_icons.R194];&quot; =&gt; ~&quot;;[$iwd_icons.$C194];&quot;~ // &quot;;[$iwd_icons.$S194];&quot;, has icon from &quot;;[$iwd_icons.$T194])" office:value-type="string" office:string-value="  cduni194, ~ipotn53~, ~uspot4c~, ~null~, other, null, null, null, null, null, null, null, null, null, null, null, null, null =&gt; ~uspot4c~ // Potion of Aura Enhancement, has icon from Potion of Action Transference" calcext:value-type="string">
            <text:p><text:s text:c="2"/>cduni194, ~ipotn53~, ~uspot4c~, ~null~, other, null, null, null, null, null, null, null, null, null, null, null, null, null =&gt; ~uspot4c~ // Potion of Aura Enhancement, has icon from Potion of Action Transference</text:p>
          </table:table-cell>
        </table:table-row>
        <table:table-row table:style-name="ro1">
          <table:table-cell table:formula="of:=CONCATENATE(;&quot;  &quot;;[$iwd_icons.$A195];&quot;, ~&quot;;[$iwd_icons.$B195];&quot;~, ~&quot;;[$iwd_icons.$C195];&quot;~, ~&quot;;[$iwd_icons.$D195];&quot;~, &quot;;[$iwd_icons.$E195];&quot;, &quot;;[$iwd_icons.F195];&quot;, &quot;;[$iwd_icons.G195];&quot;, &quot;;[$iwd_icons.H195];&quot;, &quot;;[$iwd_icons.I195];&quot;, &quot;;[$iwd_icons.J195];&quot;, &quot;;[$iwd_icons.K195];&quot;, &quot;;[$iwd_icons.L195];&quot;, &quot;;[$iwd_icons.M195];&quot;, &quot;;[$iwd_icons.N195];&quot;, &quot;;[$iwd_icons.O195];&quot;, &quot;;[$iwd_icons.P195];&quot;, &quot;;[$iwd_icons.Q195];&quot;, &quot;;[$iwd_icons.R195];&quot; =&gt; ~&quot;;[$iwd_icons.$C195];&quot;~ // &quot;;[$iwd_icons.$S195];&quot;, has icon from &quot;;[$iwd_icons.$T195])" office:value-type="string" office:string-value="  cduni195, ~ipotn53~, ~uspot3b~, ~null~, other, null, null, null, null, null, null, null, null, null, null, null, null, null =&gt; ~uspot3b~ // Potion of Constitution, has icon from Potion of Action Transference" calcext:value-type="string">
            <text:p><text:s text:c="2"/>cduni195, ~ipotn53~, ~uspot3b~, ~null~, other, null, null, null, null, null, null, null, null, null, null, null, null, null =&gt; ~uspot3b~ // Potion of Constitution, has icon from Potion of Action Transference</text:p>
          </table:table-cell>
        </table:table-row>
        <table:table-row table:style-name="ro1">
          <table:table-cell table:formula="of:=CONCATENATE(;&quot;  &quot;;[$iwd_icons.$A196];&quot;, ~&quot;;[$iwd_icons.$B196];&quot;~, ~&quot;;[$iwd_icons.$C196];&quot;~, ~&quot;;[$iwd_icons.$D196];&quot;~, &quot;;[$iwd_icons.$E196];&quot;, &quot;;[$iwd_icons.F196];&quot;, &quot;;[$iwd_icons.G196];&quot;, &quot;;[$iwd_icons.H196];&quot;, &quot;;[$iwd_icons.I196];&quot;, &quot;;[$iwd_icons.J196];&quot;, &quot;;[$iwd_icons.K196];&quot;, &quot;;[$iwd_icons.L196];&quot;, &quot;;[$iwd_icons.M196];&quot;, &quot;;[$iwd_icons.N196];&quot;, &quot;;[$iwd_icons.O196];&quot;, &quot;;[$iwd_icons.P196];&quot;, &quot;;[$iwd_icons.Q196];&quot;, &quot;;[$iwd_icons.R196];&quot; =&gt; ~&quot;;[$iwd_icons.$C196];&quot;~ // &quot;;[$iwd_icons.$S196];&quot;, has icon from &quot;;[$iwd_icons.$T196])" office:value-type="string" office:string-value="  cduni196, ~ipotn53~, ~uspot5a~, ~null~, other, null, null, null, null, null, null, null, null, null, null, null, null, null =&gt; ~uspot5a~ // Potion of Dissipation, has icon from Potion of Action Transference" calcext:value-type="string">
            <text:p><text:s text:c="2"/>cduni196, ~ipotn53~, ~uspot5a~, ~null~, other, null, null, null, null, null, null, null, null, null, null, null, null, null =&gt; ~uspot5a~ // Potion of Dissipation, has icon from Potion of Action Transference</text:p>
          </table:table-cell>
        </table:table-row>
        <table:table-row table:style-name="ro1">
          <table:table-cell table:formula="of:=CONCATENATE(;&quot;  &quot;;[$iwd_icons.$A197];&quot;, ~&quot;;[$iwd_icons.$B197];&quot;~, ~&quot;;[$iwd_icons.$C197];&quot;~, ~&quot;;[$iwd_icons.$D197];&quot;~, &quot;;[$iwd_icons.$E197];&quot;, &quot;;[$iwd_icons.F197];&quot;, &quot;;[$iwd_icons.G197];&quot;, &quot;;[$iwd_icons.H197];&quot;, &quot;;[$iwd_icons.I197];&quot;, &quot;;[$iwd_icons.J197];&quot;, &quot;;[$iwd_icons.K197];&quot;, &quot;;[$iwd_icons.L197];&quot;, &quot;;[$iwd_icons.M197];&quot;, &quot;;[$iwd_icons.N197];&quot;, &quot;;[$iwd_icons.O197];&quot;, &quot;;[$iwd_icons.P197];&quot;, &quot;;[$iwd_icons.Q197];&quot;, &quot;;[$iwd_icons.R197];&quot; =&gt; ~&quot;;[$iwd_icons.$C197];&quot;~ // &quot;;[$iwd_icons.$S197];&quot;, has icon from &quot;;[$iwd_icons.$T197])" office:value-type="string" office:string-value="  cduni197, ~ipotn53~, ~uspot2b~, ~null~, other, null, null, null, null, null, null, null, null, null, null, null, null, null =&gt; ~uspot2b~ // Potion of Greater Resistance, has icon from Potion of Action Transference" calcext:value-type="string">
            <text:p><text:s text:c="2"/>cduni197, ~ipotn53~, ~uspot2b~, ~null~, other, null, null, null, null, null, null, null, null, null, null, null, null, null =&gt; ~uspot2b~ // Potion of Greater Resistance, has icon from Potion of Action Transference</text:p>
          </table:table-cell>
        </table:table-row>
        <table:table-row table:style-name="ro1">
          <table:table-cell table:formula="of:=CONCATENATE(;&quot;  &quot;;[$iwd_icons.$A198];&quot;, ~&quot;;[$iwd_icons.$B198];&quot;~, ~&quot;;[$iwd_icons.$C198];&quot;~, ~&quot;;[$iwd_icons.$D198];&quot;~, &quot;;[$iwd_icons.$E198];&quot;, &quot;;[$iwd_icons.F198];&quot;, &quot;;[$iwd_icons.G198];&quot;, &quot;;[$iwd_icons.H198];&quot;, &quot;;[$iwd_icons.I198];&quot;, &quot;;[$iwd_icons.J198];&quot;, &quot;;[$iwd_icons.K198];&quot;, &quot;;[$iwd_icons.L198];&quot;, &quot;;[$iwd_icons.M198];&quot;, &quot;;[$iwd_icons.N198];&quot;, &quot;;[$iwd_icons.O198];&quot;, &quot;;[$iwd_icons.P198];&quot;, &quot;;[$iwd_icons.Q198];&quot;, &quot;;[$iwd_icons.R198];&quot; =&gt; ~&quot;;[$iwd_icons.$C198];&quot;~ // &quot;;[$iwd_icons.$S198];&quot;, has icon from &quot;;[$iwd_icons.$T198])" office:value-type="string" office:string-value="  cduni198, ~ipotn53~, ~uspot5b~, ~null~, other, null, null, null, null, null, null, null, null, null, null, null, null, null =&gt; ~uspot5b~ // Potion of Holy Transference, has icon from Potion of Action Transference" calcext:value-type="string">
            <text:p><text:s text:c="2"/>cduni198, ~ipotn53~, ~uspot5b~, ~null~, other, null, null, null, null, null, null, null, null, null, null, null, null, null =&gt; ~uspot5b~ // Potion of Holy Transference, has icon from Potion of Action Transference</text:p>
          </table:table-cell>
        </table:table-row>
        <table:table-row table:style-name="ro1">
          <table:table-cell table:formula="of:=CONCATENATE(;&quot;  &quot;;[$iwd_icons.$A199];&quot;, ~&quot;;[$iwd_icons.$B199];&quot;~, ~&quot;;[$iwd_icons.$C199];&quot;~, ~&quot;;[$iwd_icons.$D199];&quot;~, &quot;;[$iwd_icons.$E199];&quot;, &quot;;[$iwd_icons.F199];&quot;, &quot;;[$iwd_icons.G199];&quot;, &quot;;[$iwd_icons.H199];&quot;, &quot;;[$iwd_icons.I199];&quot;, &quot;;[$iwd_icons.J199];&quot;, &quot;;[$iwd_icons.K199];&quot;, &quot;;[$iwd_icons.L199];&quot;, &quot;;[$iwd_icons.M199];&quot;, &quot;;[$iwd_icons.N199];&quot;, &quot;;[$iwd_icons.O199];&quot;, &quot;;[$iwd_icons.P199];&quot;, &quot;;[$iwd_icons.Q199];&quot;, &quot;;[$iwd_icons.R199];&quot; =&gt; ~&quot;;[$iwd_icons.$C199];&quot;~ // &quot;;[$iwd_icons.$S199];&quot;, has icon from &quot;;[$iwd_icons.$T199])" office:value-type="string" office:string-value="  cduni199, ~ipotn53~, ~uspot4b~, ~null~, other, null, null, null, null, null, null, null, null, null, null, null, null, null =&gt; ~uspot4b~ // Potion of Life Transference, has icon from Potion of Action Transference" calcext:value-type="string">
            <text:p><text:s text:c="2"/>cduni199, ~ipotn53~, ~uspot4b~, ~null~, other, null, null, null, null, null, null, null, null, null, null, null, null, null =&gt; ~uspot4b~ // Potion of Life Transference, has icon from Potion of Action Transference</text:p>
          </table:table-cell>
        </table:table-row>
        <table:table-row table:style-name="ro1">
          <table:table-cell table:formula="of:=CONCATENATE(;&quot;  &quot;;[$iwd_icons.$A200];&quot;, ~&quot;;[$iwd_icons.$B200];&quot;~, ~&quot;;[$iwd_icons.$C200];&quot;~, ~&quot;;[$iwd_icons.$D200];&quot;~, &quot;;[$iwd_icons.$E200];&quot;, &quot;;[$iwd_icons.F200];&quot;, &quot;;[$iwd_icons.G200];&quot;, &quot;;[$iwd_icons.H200];&quot;, &quot;;[$iwd_icons.I200];&quot;, &quot;;[$iwd_icons.J200];&quot;, &quot;;[$iwd_icons.K200];&quot;, &quot;;[$iwd_icons.L200];&quot;, &quot;;[$iwd_icons.M200];&quot;, &quot;;[$iwd_icons.N200];&quot;, &quot;;[$iwd_icons.O200];&quot;, &quot;;[$iwd_icons.P200];&quot;, &quot;;[$iwd_icons.Q200];&quot;, &quot;;[$iwd_icons.R200];&quot; =&gt; ~&quot;;[$iwd_icons.$C200];&quot;~ // &quot;;[$iwd_icons.$S200];&quot;, has icon from &quot;;[$iwd_icons.$T200])" office:value-type="string" office:string-value="  cduni200, ~ipotn53~, ~uspot3a~, ~null~, other, null, null, null, null, null, null, null, null, null, null, null, null, null =&gt; ~uspot3a~ // Potion of Magical Resistance, has icon from Potion of Action Transference" calcext:value-type="string">
            <text:p><text:s text:c="2"/>cduni200, ~ipotn53~, ~uspot3a~, ~null~, other, null, null, null, null, null, null, null, null, null, null, null, null, null =&gt; ~uspot3a~ // Potion of Magical Resistance, has icon from Potion of Action Transference</text:p>
          </table:table-cell>
        </table:table-row>
        <table:table-row table:style-name="ro1">
          <table:table-cell table:formula="of:=CONCATENATE(;&quot;  &quot;;[$iwd_icons.$A201];&quot;, ~&quot;;[$iwd_icons.$B201];&quot;~, ~&quot;;[$iwd_icons.$C201];&quot;~, ~&quot;;[$iwd_icons.$D201];&quot;~, &quot;;[$iwd_icons.$E201];&quot;, &quot;;[$iwd_icons.F201];&quot;, &quot;;[$iwd_icons.G201];&quot;, &quot;;[$iwd_icons.H201];&quot;, &quot;;[$iwd_icons.I201];&quot;, &quot;;[$iwd_icons.J201];&quot;, &quot;;[$iwd_icons.K201];&quot;, &quot;;[$iwd_icons.L201];&quot;, &quot;;[$iwd_icons.M201];&quot;, &quot;;[$iwd_icons.N201];&quot;, &quot;;[$iwd_icons.O201];&quot;, &quot;;[$iwd_icons.P201];&quot;, &quot;;[$iwd_icons.Q201];&quot;, &quot;;[$iwd_icons.R201];&quot; =&gt; ~&quot;;[$iwd_icons.$C201];&quot;~ // &quot;;[$iwd_icons.$S201];&quot;, has icon from &quot;;[$iwd_icons.$T201])" office:value-type="string" office:string-value="  cduni201, ~ipotn53~, ~uspot2a~, ~null~, other, null, null, null, null, null, null, null, null, null, null, null, null, null =&gt; ~uspot2a~ // Potion of Resistance, has icon from Potion of Action Transference" calcext:value-type="string">
            <text:p><text:s text:c="2"/>cduni201, ~ipotn53~, ~uspot2a~, ~null~, other, null, null, null, null, null, null, null, null, null, null, null, null, null =&gt; ~uspot2a~ // Potion of Resistance, has icon from Potion of Action Transference</text:p>
          </table:table-cell>
        </table:table-row>
        <table:table-row table:style-name="ro1">
          <table:table-cell table:formula="of:=CONCATENATE(;&quot;  &quot;;[$iwd_icons.$A202];&quot;, ~&quot;;[$iwd_icons.$B202];&quot;~, ~&quot;;[$iwd_icons.$C202];&quot;~, ~&quot;;[$iwd_icons.$D202];&quot;~, &quot;;[$iwd_icons.$E202];&quot;, &quot;;[$iwd_icons.F202];&quot;, &quot;;[$iwd_icons.G202];&quot;, &quot;;[$iwd_icons.H202];&quot;, &quot;;[$iwd_icons.I202];&quot;, &quot;;[$iwd_icons.J202];&quot;, &quot;;[$iwd_icons.K202];&quot;, &quot;;[$iwd_icons.L202];&quot;, &quot;;[$iwd_icons.M202];&quot;, &quot;;[$iwd_icons.N202];&quot;, &quot;;[$iwd_icons.O202];&quot;, &quot;;[$iwd_icons.P202];&quot;, &quot;;[$iwd_icons.Q202];&quot;, &quot;;[$iwd_icons.R202];&quot; =&gt; ~&quot;;[$iwd_icons.$C202];&quot;~ // &quot;;[$iwd_icons.$S202];&quot;, has icon from &quot;;[$iwd_icons.$T202])" office:value-type="string" office:string-value="  cduni202, ~ipotn53~, ~uspot3c~, ~null~, other, null, null, null, null, null, null, null, null, null, null, null, null, null =&gt; ~uspot3c~ // Potion of Strength Transference, has icon from Potion of Action Transference" calcext:value-type="string">
            <text:p><text:s text:c="2"/>cduni202, ~ipotn53~, ~uspot3c~, ~null~, other, null, null, null, null, null, null, null, null, null, null, null, null, null =&gt; ~uspot3c~ // Potion of Strength Transference, has icon from Potion of Action Transference</text:p>
          </table:table-cell>
        </table:table-row>
        <table:table-row table:style-name="ro1">
          <table:table-cell table:formula="of:=CONCATENATE(;&quot;  &quot;;[$iwd_icons.$A203];&quot;, ~&quot;;[$iwd_icons.$B203];&quot;~, ~&quot;;[$iwd_icons.$C203];&quot;~, ~&quot;;[$iwd_icons.$D203];&quot;~, &quot;;[$iwd_icons.$E203];&quot;, &quot;;[$iwd_icons.F203];&quot;, &quot;;[$iwd_icons.G203];&quot;, &quot;;[$iwd_icons.H203];&quot;, &quot;;[$iwd_icons.I203];&quot;, &quot;;[$iwd_icons.J203];&quot;, &quot;;[$iwd_icons.K203];&quot;, &quot;;[$iwd_icons.L203];&quot;, &quot;;[$iwd_icons.M203];&quot;, &quot;;[$iwd_icons.N203];&quot;, &quot;;[$iwd_icons.O203];&quot;, &quot;;[$iwd_icons.P203];&quot;, &quot;;[$iwd_icons.Q203];&quot;, &quot;;[$iwd_icons.R203];&quot; =&gt; ~&quot;;[$iwd_icons.$C203];&quot;~ // &quot;;[$iwd_icons.$S203];&quot;, has icon from &quot;;[$iwd_icons.$T203])" office:value-type="string" office:string-value="  cduni203, ~ipotn51~, ~ebottle~, ~null~, other, null, null, null, null, null, null, null, null, null, null, null, null, null =&gt; ~ebottle~ // The Genie's Flask, has icon from Potion of Clear Purpose" calcext:value-type="string">
            <text:p><text:s text:c="2"/>cduni203, ~ipotn51~, ~ebottle~, ~null~, other, null, null, null, null, null, null, null, null, null, null, null, null, null =&gt; ~ebottle~ // The Genie's Flask, has icon from Potion of Clear Purpose</text:p>
          </table:table-cell>
        </table:table-row>
        <table:table-row table:style-name="ro1">
          <table:table-cell table:formula="of:=CONCATENATE(;&quot;  &quot;;[$iwd_icons.$A204];&quot;, ~&quot;;[$iwd_icons.$B204];&quot;~, ~&quot;;[$iwd_icons.$C204];&quot;~, ~&quot;;[$iwd_icons.$D204];&quot;~, &quot;;[$iwd_icons.$E204];&quot;, &quot;;[$iwd_icons.F204];&quot;, &quot;;[$iwd_icons.G204];&quot;, &quot;;[$iwd_icons.H204];&quot;, &quot;;[$iwd_icons.I204];&quot;, &quot;;[$iwd_icons.J204];&quot;, &quot;;[$iwd_icons.K204];&quot;, &quot;;[$iwd_icons.L204];&quot;, &quot;;[$iwd_icons.M204];&quot;, &quot;;[$iwd_icons.N204];&quot;, &quot;;[$iwd_icons.O204];&quot;, &quot;;[$iwd_icons.P204];&quot;, &quot;;[$iwd_icons.Q204];&quot;, &quot;;[$iwd_icons.R204];&quot; =&gt; ~&quot;;[$iwd_icons.$C204];&quot;~ // &quot;;[$iwd_icons.$S204];&quot;, has icon from &quot;;[$iwd_icons.$T204])" office:value-type="string" office:string-value="  cduni204, ~ipotn20~, ~poison~, ~null~, other, null, null, null, null, null, null, null, null, null, null, null, null, null =&gt; ~poison~ // Vial of mysterious liquid, has icon from Antidote" calcext:value-type="string">
            <text:p><text:s text:c="2"/>cduni204, ~ipotn20~, ~poison~, ~null~, other, null, null, null, null, null, null, null, null, null, null, null, null, null =&gt; ~poison~ // Vial of mysterious liquid, has icon from Antidote</text:p>
          </table:table-cell>
        </table:table-row>
        <table:table-row table:style-name="ro1">
          <table:table-cell table:formula="of:=CONCATENATE(;&quot;  &quot;;[$iwd_icons.$A205];&quot;, ~&quot;;[$iwd_icons.$B205];&quot;~, ~&quot;;[$iwd_icons.$C205];&quot;~, ~&quot;;[$iwd_icons.$D205];&quot;~, &quot;;[$iwd_icons.$E205];&quot;, &quot;;[$iwd_icons.F205];&quot;, &quot;;[$iwd_icons.G205];&quot;, &quot;;[$iwd_icons.H205];&quot;, &quot;;[$iwd_icons.I205];&quot;, &quot;;[$iwd_icons.J205];&quot;, &quot;;[$iwd_icons.K205];&quot;, &quot;;[$iwd_icons.L205];&quot;, &quot;;[$iwd_icons.M205];&quot;, &quot;;[$iwd_icons.N205];&quot;, &quot;;[$iwd_icons.O205];&quot;, &quot;;[$iwd_icons.P205];&quot;, &quot;;[$iwd_icons.Q205];&quot;, &quot;;[$iwd_icons.R205];&quot; =&gt; ~&quot;;[$iwd_icons.$C205];&quot;~ // &quot;;[$iwd_icons.$S205];&quot;, has icon from &quot;;[$iwd_icons.$T205])" office:value-type="string" office:string-value="  imisc75, ~idagg03~, ~misc75~, ~null~, weapon, null, null, null, 93, 93, 30, null, null, null, null, null, null, null =&gt; ~misc75~ // Dagger of Venom +2, has icon from Dagger +2" calcext:value-type="string">
            <text:p><text:s text:c="2"/>imisc75, ~idagg03~, ~misc75~, ~null~, weapon, null, null, null, 93, 93, 30, null, null, null, null, null, null, null =&gt; ~misc75~ // Dagger of Venom +2, has icon from Dagger +2</text:p>
          </table:table-cell>
        </table:table-row>
      </table:table>
      <table:table table:name="bg_icons" table:style-name="ta1">
        <office:forms form:automatic-focus="false" form:apply-design-mode="false"/>
        <table:table-column table:style-name="co20" table:default-cell-style-name="ce39"/>
        <table:table-column table:style-name="co23" table:default-cell-style-name="ce43"/>
        <table:table-column table:style-name="co24" table:default-cell-style-name="ce38"/>
        <table:table-column table:style-name="co25" table:default-cell-style-name="ce38"/>
        <table:table-column table:style-name="co4" table:default-cell-style-name="ce38"/>
        <table:table-column table:style-name="co5" table:default-cell-style-name="ce40"/>
        <table:table-column table:style-name="co6" table:default-cell-style-name="ce40"/>
        <table:table-column table:style-name="co7" table:default-cell-style-name="ce40"/>
        <table:table-column table:style-name="co8" table:default-cell-style-name="ce40"/>
        <table:table-column table:style-name="co9" table:default-cell-style-name="ce40"/>
        <table:table-column table:style-name="co8" table:default-cell-style-name="ce40"/>
        <table:table-column table:style-name="co10" table:default-cell-style-name="ce40"/>
        <table:table-column table:style-name="co11" table:default-cell-style-name="ce40"/>
        <table:table-column table:style-name="co12" table:default-cell-style-name="ce40"/>
        <table:table-column table:style-name="co13" table:default-cell-style-name="ce40"/>
        <table:table-column table:style-name="co9" table:default-cell-style-name="ce40"/>
        <table:table-column table:style-name="co14" table:default-cell-style-name="ce40"/>
        <table:table-column table:style-name="co15" table:default-cell-style-name="ce40"/>
        <table:table-column table:style-name="co26" table:default-cell-style-name="ce38"/>
        <table:table-column table:style-name="co27" table:default-cell-style-name="ce38"/>
        <table:table-column table:style-name="co18" table:default-cell-style-name="ce38"/>
        <table:table-column table:style-name="co28" table:default-cell-style-name="ce38"/>
        <table:table-column table:style-name="co20" table:default-cell-style-name="ce43"/>
        <table:table-column table:style-name="co21" table:number-columns-repeated="998" table:default-cell-style-name="ce38"/>
        <table:table-column table:style-name="co21" table:number-columns-repeated="3" table:default-cell-style-name="ce28"/>
        <table:table-row table:style-name="ro1">
          <table:table-cell table:style-name="ce34" office:value-type="string" calcext:value-type="string">
            <text:p>new bam</text:p>
          </table:table-cell>
          <table:table-cell table:style-name="ce10" office:value-type="string" calcext:value-type="string">
            <text:p>old bam</text:p>
          </table:table-cell>
          <table:table-cell table:style-name="ce15" office:value-type="string" calcext:value-type="string">
            <text:p>filename</text:p>
          </table:table-cell>
          <table:table-cell table:style-name="ce15" office:value-type="string" calcext:value-type="string">
            <text:p>anim</text:p>
          </table:table-cell>
          <table:table-cell table:style-name="ce15" office:value-type="string" calcext:value-type="string">
            <text:p>type</text:p>
          </table:table-cell>
          <table:table-cell table:style-name="ce16" office:value-type="string" calcext:value-type="string">
            <text:p>Belt (0)</text:p>
          </table:table-cell>
          <table:table-cell table:style-name="ce16" office:value-type="string" calcext:value-type="string">
            <text:p>Strap (4)</text:p>
          </table:table-cell>
          <table:table-cell table:style-name="ce16" office:value-type="string" calcext:value-type="string">
            <text:p>Armor (5)</text:p>
          </table:table-cell>
          <table:table-cell table:style-name="ce16" office:value-type="string" calcext:value-type="string">
            <text:p>Blade major (16)</text:p>
          </table:table-cell>
          <table:table-cell table:style-name="ce16" office:value-type="string" calcext:value-type="string">
            <text:p>Grip minor (20)</text:p>
          </table:table-cell>
          <table:table-cell table:style-name="ce16" office:value-type="string" calcext:value-type="string">
            <text:p>Blade Minor (21)</text:p>
          </table:table-cell>
          <table:table-cell table:style-name="ce16" office:value-type="string" calcext:value-type="string">
            <text:p>Sh hub (32)</text:p>
          </table:table-cell>
          <table:table-cell table:style-name="ce16" office:value-type="string" calcext:value-type="string">
            <text:p>Sh int (33)</text:p>
          </table:table-cell>
          <table:table-cell table:style-name="ce16" office:value-type="string" calcext:value-type="string">
            <text:p>Sh panel (34)</text:p>
          </table:table-cell>
          <table:table-cell table:style-name="ce16" office:value-type="string" calcext:value-type="string">
            <text:p>Sh trim (37)</text:p>
          </table:table-cell>
          <table:table-cell table:style-name="ce16" office:value-type="string" calcext:value-type="string">
            <text:p>Helm wing (48)</text:p>
          </table:table-cell>
          <table:table-cell table:style-name="ce16" office:value-type="string" calcext:value-type="string">
            <text:p>Helm face (52)</text:p>
          </table:table-cell>
          <table:table-cell table:style-name="ce16" office:value-type="string" calcext:value-type="string">
            <text:p>Helm ext (53)</text:p>
          </table:table-cell>
          <table:table-cell table:style-name="ce15" office:value-type="string" calcext:value-type="string">
            <text:p>item name</text:p>
          </table:table-cell>
          <table:table-cell table:style-name="ce15" office:value-type="string" calcext:value-type="string">
            <text:p>duplicates</text:p>
          </table:table-cell>
          <table:table-cell table:style-name="ce15" office:value-type="string" calcext:value-type="string">
            <text:p>doc group</text:p>
          </table:table-cell>
          <table:table-cell table:style-name="ce15" office:value-type="string" calcext:value-type="string">
            <text:p>doc group name</text:p>
          </table:table-cell>
          <table:table-cell table:style-name="ce10" office:value-type="string" calcext:value-type="string">
            <text:p>v12 bam</text:p>
          </table:table-cell>
          <table:table-cell table:style-name="ce15" table:number-columns-repeated="998"/>
          <table:table-cell table:number-columns-repeated="3"/>
        </table:table-row>
        <table:table-row table:style-name="ro1">
          <table:table-cell table:style-name="ce38" office:value-type="string" calcext:value-type="string">
            <text:p>cdunb1</text:p>
          </table:table-cell>
          <table:table-cell office:value-type="string" calcext:value-type="string">
            <text:p>iax1h03</text:p>
          </table:table-cell>
          <table:table-cell office:value-type="string" calcext:value-type="string">
            <text:p>waaxe</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22" calcext:value-type="float">
            <text:p>22</text:p>
          </table:table-cell>
          <table:table-cell office:value-type="float" office:value="16" calcext:value-type="float">
            <text:p>16</text:p>
          </table:table-cell>
          <table:table-cell table:number-columns-repeated="7" office:value-type="string" calcext:value-type="string">
            <text:p>null</text:p>
          </table:table-cell>
          <table:table-cell office:value-type="string" calcext:value-type="string">
            <text:p>Axe of Hrothgar +3</text:p>
          </table:table-cell>
          <table:table-cell office:value-type="string" calcext:value-type="string">
            <text:p>Battle Axe of Mauletar +2</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66</text:p>
          </table:table-cell>
          <table:table-cell table:number-columns-repeated="1001"/>
        </table:table-row>
        <table:table-row table:style-name="ro1">
          <table:table-cell office:value-type="string" calcext:value-type="string">
            <text:p>cdunb2</text:p>
          </table:table-cell>
          <table:table-cell office:value-type="string" calcext:value-type="string">
            <text:p>isw1h44</text:p>
          </table:table-cell>
          <table:table-cell office:value-type="string" calcext:value-type="string">
            <text:p>wa2dak</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72" calcext:value-type="float">
            <text:p>72</text:p>
          </table:table-cell>
          <table:table-cell office:value-type="float" office:value="64" calcext:value-type="float">
            <text:p>64</text:p>
          </table:table-cell>
          <table:table-cell table:number-columns-repeated="7" office:value-type="string" calcext:value-type="string">
            <text:p>null</text:p>
          </table:table-cell>
          <table:table-cell office:value-type="string" calcext:value-type="string">
            <text:p>Dak'kon's Zerth Blade +2</text:p>
          </table:table-cell>
          <table:table-cell office:value-type="string" calcext:value-type="string">
            <text:p>Katana +1</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55</text:p>
          </table:table-cell>
          <table:table-cell table:number-columns-repeated="1001"/>
        </table:table-row>
        <table:table-row table:style-name="ro1">
          <table:table-cell office:value-type="string" calcext:value-type="string">
            <text:p>cdunb3</text:p>
          </table:table-cell>
          <table:table-cell office:value-type="string" calcext:value-type="string">
            <text:p>iblun13</text:p>
          </table:table-cell>
          <table:table-cell office:value-type="string" calcext:value-type="string">
            <text:p>waflail</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57" calcext:value-type="float">
            <text:p>57</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Defender of Easthaven +3</text:p>
          </table:table-cell>
          <table:table-cell office:value-type="string" calcext:value-type="string">
            <text:p>Flail +2</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67</text:p>
          </table:table-cell>
          <table:table-cell table:number-columns-repeated="1001"/>
        </table:table-row>
        <table:table-row table:style-name="ro1">
          <table:table-cell office:value-type="string" calcext:value-type="string">
            <text:p>cdunb4</text:p>
          </table:table-cell>
          <table:table-cell office:value-type="string" calcext:value-type="string">
            <text:p>iblun15</text:p>
          </table:table-cell>
          <table:table-cell office:value-type="string" calcext:value-type="string">
            <text:p>wastar</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3" calcext:value-type="float">
            <text:p>63</text:p>
          </table:table-cell>
          <table:table-cell office:value-type="float" office:value="19" calcext:value-type="float">
            <text:p>19</text:p>
          </table:table-cell>
          <table:table-cell table:number-columns-repeated="7" office:value-type="string" calcext:value-type="string">
            <text:p>null</text:p>
          </table:table-cell>
          <table:table-cell office:value-type="string" calcext:value-type="string">
            <text:p>Everard's Morning Star +2</text:p>
          </table:table-cell>
          <table:table-cell office:value-type="string" calcext:value-type="string">
            <text:p>Morning Star +2</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14</text:p>
          </table:table-cell>
          <table:table-cell table:number-columns-repeated="1001"/>
        </table:table-row>
        <table:table-row table:style-name="ro1">
          <table:table-cell office:value-type="string" calcext:value-type="string">
            <text:p>cdunb5</text:p>
          </table:table-cell>
          <table:table-cell office:value-type="string" calcext:value-type="string">
            <text:p>ihalb04</text:p>
          </table:table-cell>
          <table:table-cell office:value-type="string" calcext:value-type="string">
            <text:p>wa2hal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0" calcext:value-type="float">
            <text:p>70</text:p>
          </table:table-cell>
          <table:table-cell table:number-columns-repeated="2" office:value-type="float" office:value="19" calcext:value-type="float">
            <text:p>19</text:p>
          </table:table-cell>
          <table:table-cell table:number-columns-repeated="7" office:value-type="string" calcext:value-type="string">
            <text:p>null</text:p>
          </table:table-cell>
          <table:table-cell office:value-type="string" calcext:value-type="string">
            <text:p>Harmonium Halberd +3</text:p>
          </table:table-cell>
          <table:table-cell office:value-type="string" calcext:value-type="string">
            <text:p>Dragon's Bane +3</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30</text:p>
          </table:table-cell>
          <table:table-cell table:number-columns-repeated="1001"/>
        </table:table-row>
        <table:table-row table:style-name="ro1">
          <table:table-cell office:value-type="string" calcext:value-type="string">
            <text:p>cdunb6</text:p>
          </table:table-cell>
          <table:table-cell office:value-type="string" calcext:value-type="string">
            <text:p>imisc3m</text:p>
          </table:table-cell>
          <table:table-cell office:value-type="string" calcext:value-type="string">
            <text:p>wa2harp</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Harp of Pandemonium</text:p>
          </table:table-cell>
          <table:table-cell office:value-type="string" calcext:value-type="string">
            <text:p>Harp of Discord</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32</text:p>
          </table:table-cell>
          <table:table-cell table:number-columns-repeated="1001"/>
        </table:table-row>
        <table:table-row table:style-name="ro1">
          <table:table-cell office:value-type="string" calcext:value-type="string">
            <text:p>cdunb7</text:p>
          </table:table-cell>
          <table:table-cell office:value-type="string" calcext:value-type="string">
            <text:p>iblun21</text:p>
          </table:table-cell>
          <table:table-cell office:value-type="string" calcext:value-type="string">
            <text:p>wamace</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87" calcext:value-type="float">
            <text:p>87</text:p>
          </table:table-cell>
          <table:table-cell office:value-type="float" office:value="57" calcext:value-type="float">
            <text:p>57</text:p>
          </table:table-cell>
          <table:table-cell table:number-columns-repeated="7" office:value-type="string" calcext:value-type="string">
            <text:p>null</text:p>
          </table:table-cell>
          <table:table-cell office:value-type="string" calcext:value-type="string">
            <text:p>Jerrod's Mace +2</text:p>
          </table:table-cell>
          <table:table-cell office:value-type="string" calcext:value-type="string">
            <text:p>Mace +2</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16</text:p>
          </table:table-cell>
          <table:table-cell table:number-columns-repeated="1001"/>
        </table:table-row>
        <table:table-row table:style-name="ro1">
          <table:table-cell office:value-type="string" calcext:value-type="string">
            <text:p>cdunb8</text:p>
          </table:table-cell>
          <table:table-cell office:value-type="string" calcext:value-type="string">
            <text:p>isw2h07</text:p>
          </table:table-cell>
          <table:table-cell office:value-type="string" calcext:value-type="string">
            <text:p>was2h</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52" calcext:value-type="float">
            <text:p>52</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Joril's Dagger +3</text:p>
          </table:table-cell>
          <table:table-cell office:value-type="string" calcext:value-type="string">
            <text:p>Harbinger +3</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59</text:p>
          </table:table-cell>
          <table:table-cell table:number-columns-repeated="1001"/>
        </table:table-row>
        <table:table-row table:style-name="ro1">
          <table:table-cell office:value-type="string" calcext:value-type="string">
            <text:p>cdunb9</text:p>
          </table:table-cell>
          <table:table-cell office:value-type="string" calcext:value-type="string">
            <text:p>isw1h47</text:p>
          </table:table-cell>
          <table:table-cell office:value-type="string" calcext:value-type="string">
            <text:p>wawak</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88" calcext:value-type="float">
            <text:p>88</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Kachiko's Wakizashi +3</text:p>
          </table:table-cell>
          <table:table-cell office:value-type="string" calcext:value-type="string">
            <text:p>Wakizashi +1</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56</text:p>
          </table:table-cell>
          <table:table-cell table:number-columns-repeated="1001"/>
        </table:table-row>
        <table:table-row table:style-name="ro1">
          <table:table-cell office:value-type="string" calcext:value-type="string">
            <text:p>cdunb10</text:p>
          </table:table-cell>
          <table:table-cell office:value-type="string" calcext:value-type="string">
            <text:p>iring35</text:p>
          </table:table-cell>
          <table:table-cell office:value-type="string" calcext:value-type="string">
            <text:p>wa2ring</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Mercykiller Ring</text:p>
          </table:table-cell>
          <table:table-cell office:value-type="string" calcext:value-type="string">
            <text:p>Ring of Lock Picks</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43</text:p>
          </table:table-cell>
          <table:table-cell table:number-columns-repeated="1001"/>
        </table:table-row>
        <table:table-row table:style-name="ro1">
          <table:table-cell office:value-type="string" calcext:value-type="string">
            <text:p>cdunb11</text:p>
          </table:table-cell>
          <table:table-cell office:value-type="string" calcext:value-type="string">
            <text:p>isw1h48</text:p>
          </table:table-cell>
          <table:table-cell office:value-type="string" calcext:value-type="string">
            <text:p>waninj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7" calcext:value-type="float">
            <text:p>47</text:p>
          </table:table-cell>
          <table:table-cell office:value-type="float" office:value="64" calcext:value-type="float">
            <text:p>64</text:p>
          </table:table-cell>
          <table:table-cell table:number-columns-repeated="7" office:value-type="string" calcext:value-type="string">
            <text:p>null</text:p>
          </table:table-cell>
          <table:table-cell office:value-type="string" calcext:value-type="string">
            <text:p>Ninjatō of the Scarlet Brotherhood +3</text:p>
          </table:table-cell>
          <table:table-cell office:value-type="string" calcext:value-type="string">
            <text:p>Ninja-To</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57</text:p>
          </table:table-cell>
          <table:table-cell table:number-columns-repeated="1001"/>
        </table:table-row>
        <table:table-row table:style-name="ro1">
          <table:table-cell office:value-type="string" calcext:value-type="string">
            <text:p>cdunb12</text:p>
          </table:table-cell>
          <table:table-cell office:value-type="string" calcext:value-type="string">
            <text:p>iplat05</text:p>
          </table:table-cell>
          <table:table-cell office:value-type="string" calcext:value-type="string">
            <text:p>wa2plat</text:p>
          </table:table-cell>
          <table:table-cell office:value-type="string" calcext:value-type="string">
            <text:p>null</text:p>
          </table:table-cell>
          <table:table-cell office:value-type="string" calcext:value-type="string">
            <text:p>armor</text:p>
          </table:table-cell>
          <table:table-cell office:value-type="float" office:value="80" calcext:value-type="float">
            <text:p>80</text:p>
          </table:table-cell>
          <table:table-cell office:value-type="float" office:value="81" calcext:value-type="float">
            <text:p>81</text:p>
          </table:table-cell>
          <table:table-cell office:value-type="float" office:value="182" calcext:value-type="float">
            <text:p>182</text:p>
          </table:table-cell>
          <table:table-cell table:number-columns-repeated="10" office:value-type="string" calcext:value-type="string">
            <text:p>null</text:p>
          </table:table-cell>
          <table:table-cell office:value-type="string" calcext:value-type="string">
            <text:p>Plate of Balduran</text:p>
          </table:table-cell>
          <table:table-cell office:value-type="string" calcext:value-type="string">
            <text:p>Plate of the Dark +1</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37</text:p>
          </table:table-cell>
          <table:table-cell table:number-columns-repeated="1001"/>
        </table:table-row>
        <table:table-row table:style-name="ro1">
          <table:table-cell table:style-name="ce36" office:value-type="string" calcext:value-type="string">
            <text:p>cdunb13</text:p>
          </table:table-cell>
          <table:table-cell office:value-type="string" calcext:value-type="string">
            <text:p>iclck09</text:p>
          </table:table-cell>
          <table:table-cell office:value-type="string" calcext:value-type="string">
            <text:p>finirobe</text:p>
          </table:table-cell>
          <table:table-cell office:value-type="string" calcext:value-type="string">
            <text:p>null</text:p>
          </table:table-cell>
          <table:table-cell office:value-type="string" calcext:value-type="string">
            <text:p>armor</text:p>
          </table:table-cell>
          <table:table-cell office:value-type="float" office:value="58" calcext:value-type="float">
            <text:p>58</text:p>
          </table:table-cell>
          <table:table-cell office:value-type="float" office:value="66" calcext:value-type="float">
            <text:p>66</text:p>
          </table:table-cell>
          <table:table-cell office:value-type="float" office:value="58" calcext:value-type="float">
            <text:p>58</text:p>
          </table:table-cell>
          <table:table-cell table:number-columns-repeated="10" office:value-type="string" calcext:value-type="string">
            <text:p>null</text:p>
          </table:table-cell>
          <table:table-cell office:value-type="string" calcext:value-type="string">
            <text:p>Robe of Vecna (Ascension)</text:p>
          </table:table-cell>
          <table:table-cell office:value-type="string" calcext:value-type="string">
            <text:p>Mage Robe of Cold Resistance</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266</text:p>
          </table:table-cell>
          <table:table-cell table:number-columns-repeated="1001"/>
        </table:table-row>
        <table:table-row table:style-name="ro1">
          <table:table-cell table:style-name="ce36" office:value-type="string" calcext:value-type="string">
            <text:p>cdunb13</text:p>
          </table:table-cell>
          <table:table-cell office:value-type="string" calcext:value-type="string">
            <text:p>iclck09</text:p>
          </table:table-cell>
          <table:table-cell office:value-type="string" calcext:value-type="string">
            <text:p>wa2robe</text:p>
          </table:table-cell>
          <table:table-cell office:value-type="string" calcext:value-type="string">
            <text:p>null</text:p>
          </table:table-cell>
          <table:table-cell office:value-type="string" calcext:value-type="string">
            <text:p>armor</text:p>
          </table:table-cell>
          <table:table-cell office:value-type="float" office:value="58" calcext:value-type="float">
            <text:p>58</text:p>
          </table:table-cell>
          <table:table-cell office:value-type="float" office:value="66" calcext:value-type="float">
            <text:p>66</text:p>
          </table:table-cell>
          <table:table-cell office:value-type="float" office:value="58" calcext:value-type="float">
            <text:p>58</text:p>
          </table:table-cell>
          <table:table-cell table:number-columns-repeated="10" office:value-type="string" calcext:value-type="string">
            <text:p>null</text:p>
          </table:table-cell>
          <table:table-cell office:value-type="string" calcext:value-type="string">
            <text:p>Robe of Vecna</text:p>
          </table:table-cell>
          <table:table-cell office:value-type="string" calcext:value-type="string">
            <text:p>Mage Robe of Cold Resistance</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66</text:p>
          </table:table-cell>
          <table:table-cell table:number-columns-repeated="1001"/>
        </table:table-row>
        <table:table-row table:style-name="ro1">
          <table:table-cell office:value-type="string" calcext:value-type="string">
            <text:p>cdunb14</text:p>
          </table:table-cell>
          <table:table-cell office:value-type="string" calcext:value-type="string">
            <text:p>iamul21</text:p>
          </table:table-cell>
          <table:table-cell office:value-type="string" calcext:value-type="string">
            <text:p>wa2amu</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ensate Amulet</text:p>
          </table:table-cell>
          <table:table-cell office:value-type="string" calcext:value-type="string">
            <text:p>Amulet of Power</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07</text:p>
          </table:table-cell>
          <table:table-cell table:number-columns-repeated="1001"/>
        </table:table-row>
        <table:table-row table:style-name="ro1">
          <table:table-cell office:value-type="string" calcext:value-type="string">
            <text:p>cdunb15</text:p>
          </table:table-cell>
          <table:table-cell office:value-type="string" calcext:value-type="string">
            <text:p>ishld27</text:p>
          </table:table-cell>
          <table:table-cell office:value-type="string" calcext:value-type="string">
            <text:p>wa2shiel</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office:value-type="float" office:value="0" calcext:value-type="float">
            <text:p>0</text:p>
          </table:table-cell>
          <table:table-cell table:number-columns-repeated="2" office:value-type="float" office:value="65" calcext:value-type="float">
            <text:p>65</text:p>
          </table:table-cell>
          <table:table-cell office:value-type="float" office:value="23" calcext:value-type="float">
            <text:p>23</text:p>
          </table:table-cell>
          <table:table-cell table:number-columns-repeated="3" office:value-type="string" calcext:value-type="string">
            <text:p>null</text:p>
          </table:table-cell>
          <table:table-cell office:value-type="string" calcext:value-type="string">
            <text:p>Shield of Balduran</text:p>
          </table:table-cell>
          <table:table-cell office:value-type="string" calcext:value-type="string">
            <text:p>Saving Grace +3</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23</text:p>
          </table:table-cell>
          <table:table-cell table:number-columns-repeated="1001"/>
        </table:table-row>
        <table:table-row table:style-name="ro1">
          <table:table-cell office:value-type="string" calcext:value-type="string">
            <text:p>cdunb16</text:p>
          </table:table-cell>
          <table:table-cell office:value-type="string" calcext:value-type="string">
            <text:p>islng07</text:p>
          </table:table-cell>
          <table:table-cell office:value-type="string" calcext:value-type="string">
            <text:p>wasling</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45" calcext:value-type="float">
            <text:p>45</text:p>
          </table:table-cell>
          <table:table-cell table:number-columns-repeated="7" office:value-type="string" calcext:value-type="string">
            <text:p>null</text:p>
          </table:table-cell>
          <table:table-cell office:value-type="string" calcext:value-type="string">
            <text:p>Sling of Everard +5</text:p>
          </table:table-cell>
          <table:table-cell office:value-type="string" calcext:value-type="string">
            <text:p>Sling of Seeking +1</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44</text:p>
          </table:table-cell>
          <table:table-cell table:number-columns-repeated="1001"/>
        </table:table-row>
        <table:table-row table:style-name="ro1">
          <table:table-cell office:value-type="string" calcext:value-type="string">
            <text:p>cdunb17</text:p>
          </table:table-cell>
          <table:table-cell office:value-type="string" calcext:value-type="string">
            <text:p>isper05</text:p>
          </table:table-cell>
          <table:table-cell office:value-type="string" calcext:value-type="string">
            <text:p>waspear</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4" calcext:value-type="float">
            <text:p>64</text:p>
          </table:table-cell>
          <table:table-cell office:value-type="float" office:value="101" calcext:value-type="float">
            <text:p>101</text:p>
          </table:table-cell>
          <table:table-cell table:number-columns-repeated="7" office:value-type="string" calcext:value-type="string">
            <text:p>null</text:p>
          </table:table-cell>
          <table:table-cell office:value-type="string" calcext:value-type="string">
            <text:p>Spear of Kuldahar +3</text:p>
          </table:table-cell>
          <table:table-cell office:value-type="string" calcext:value-type="string">
            <text:p>Spear +2</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46</text:p>
          </table:table-cell>
          <table:table-cell table:number-columns-repeated="1001"/>
        </table:table-row>
        <table:table-row table:style-name="ro1">
          <table:table-cell office:value-type="string" calcext:value-type="string">
            <text:p>cdunb18</text:p>
          </table:table-cell>
          <table:table-cell office:value-type="string" calcext:value-type="string">
            <text:p>inpstaf</text:p>
          </table:table-cell>
          <table:table-cell office:value-type="string" calcext:value-type="string">
            <text:p>wastaff</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38" calcext:value-type="float">
            <text:p>38</text:p>
          </table:table-cell>
          <table:table-cell office:value-type="float" office:value="54" calcext:value-type="float">
            <text:p>54</text:p>
          </table:table-cell>
          <table:table-cell table:number-columns-repeated="7" office:value-type="string" calcext:value-type="string">
            <text:p>null</text:p>
          </table:table-cell>
          <table:table-cell office:value-type="string" calcext:value-type="string">
            <text:p>Staff of Arundel +3</text:p>
          </table:table-cell>
          <table:table-cell office:value-type="string" calcext:value-type="string">
            <text:p>Staff of the High Forest +2</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34</text:p>
          </table:table-cell>
          <table:table-cell table:number-columns-repeated="1001"/>
        </table:table-row>
        <table:table-row table:style-name="ro1">
          <table:table-cell office:value-type="string" calcext:value-type="string">
            <text:p>cdunb19</text:p>
          </table:table-cell>
          <table:table-cell office:value-type="string" calcext:value-type="string">
            <text:p>isw1h40</text:p>
          </table:table-cell>
          <table:table-cell office:value-type="string" calcext:value-type="string">
            <text:p>wa2s1h</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80" calcext:value-type="float">
            <text:p>80</text:p>
          </table:table-cell>
          <table:table-cell office:value-type="float" office:value="2" calcext:value-type="float">
            <text:p>2</text:p>
          </table:table-cell>
          <table:table-cell table:number-columns-repeated="7" office:value-type="string" calcext:value-type="string">
            <text:p>null</text:p>
          </table:table-cell>
          <table:table-cell office:value-type="string" calcext:value-type="string">
            <text:p>Sword of Balduran</text:p>
          </table:table-cell>
          <table:table-cell office:value-type="string" calcext:value-type="string">
            <text:p>Blade of Roses +3</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76</text:p>
          </table:table-cell>
          <table:table-cell table:number-columns-repeated="1001"/>
        </table:table-row>
        <table:table-row table:style-name="ro1">
          <table:table-cell office:value-type="string" calcext:value-type="string">
            <text:p>cdunb20</text:p>
          </table:table-cell>
          <table:table-cell office:value-type="string" calcext:value-type="string">
            <text:p>ihelm17</text:p>
          </table:table-cell>
          <table:table-cell office:value-type="string" calcext:value-type="string">
            <text:p>wa2helm</text:p>
          </table:table-cell>
          <table:table-cell office:value-type="string" calcext:value-type="string">
            <text:p>h0</text:p>
          </table:table-cell>
          <table:table-cell office:value-type="string" calcext:value-type="string">
            <text:p>helm</text:p>
          </table:table-cell>
          <table:table-cell table:number-columns-repeated="10" office:value-type="string" calcext:value-type="string">
            <text:p>null</text:p>
          </table:table-cell>
          <table:table-cell table:number-columns-repeated="3" office:value-type="float" office:value="2" calcext:value-type="float">
            <text:p>2</text:p>
          </table:table-cell>
          <table:table-cell office:value-type="string" calcext:value-type="string">
            <text:p>Vhailor's Helm</text:p>
          </table:table-cell>
          <table:table-cell office:value-type="string" calcext:value-type="string">
            <text:p>Skull of Death</text:p>
          </table:table-cell>
          <table:table-cell office:value-type="float" office:value="10" calcext:value-type="float">
            <text:p>10</text:p>
          </table:table-cell>
          <table:table-cell office:value-type="string" calcext:value-type="string">
            <text:p>Bonus Merchant Items</text:p>
          </table:table-cell>
          <table:table-cell table:style-name="ce45" office:value-type="string" calcext:value-type="string">
            <text:p>cdunq265</text:p>
          </table:table-cell>
          <table:table-cell table:number-columns-repeated="1001"/>
        </table:table-row>
        <table:table-row table:style-name="ro1">
          <table:table-cell office:value-type="string" calcext:value-type="string">
            <text:p>cdunb21</text:p>
          </table:table-cell>
          <table:table-cell office:value-type="string" calcext:value-type="string">
            <text:p>iring16</text:p>
          </table:table-cell>
          <table:table-cell office:value-type="string" calcext:value-type="string">
            <text:p>ohring16</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ngel the Cat's Angel Skin Ring</text:p>
          </table:table-cell>
          <table:table-cell office:value-type="string" calcext:value-type="string">
            <text:p>Angel Skin Ring</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ring16</text:p>
          </table:table-cell>
          <table:table-cell table:number-columns-repeated="1001"/>
        </table:table-row>
        <table:table-row table:style-name="ro1">
          <table:table-cell office:value-type="string" calcext:value-type="string">
            <text:p>cdunb22</text:p>
          </table:table-cell>
          <table:table-cell office:value-type="string" calcext:value-type="string">
            <text:p>iamul13</text:p>
          </table:table-cell>
          <table:table-cell office:value-type="string" calcext:value-type="string">
            <text:p>ohamul13</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rkion's Bloodstone Amulet</text:p>
          </table:table-cell>
          <table:table-cell office:value-type="string" calcext:value-type="string">
            <text:p>Bloodstone Amulet</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amul13</text:p>
          </table:table-cell>
          <table:table-cell table:number-columns-repeated="1001"/>
        </table:table-row>
        <table:table-row table:style-name="ro1">
          <table:table-cell office:value-type="string" calcext:value-type="string">
            <text:p>cdunb23</text:p>
          </table:table-cell>
          <table:table-cell office:value-type="string" calcext:value-type="string">
            <text:p>iamul13</text:p>
          </table:table-cell>
          <table:table-cell office:value-type="string" calcext:value-type="string">
            <text:p>amul13co</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Colquetle's Family Amulet</text:p>
          </table:table-cell>
          <table:table-cell office:value-type="string" calcext:value-type="string">
            <text:p>Bloodstone Amulet</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amul13</text:p>
          </table:table-cell>
          <table:table-cell table:number-columns-repeated="1001"/>
        </table:table-row>
        <table:table-row table:style-name="ro1">
          <table:table-cell table:style-name="ce36" office:value-type="string" calcext:value-type="string">
            <text:p>cdunb24</text:p>
          </table:table-cell>
          <table:table-cell office:value-type="string" calcext:value-type="string">
            <text:p>iamul07b</text:p>
          </table:table-cell>
          <table:table-cell office:value-type="string" calcext:value-type="string">
            <text:p>misc89</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Edwin's Amulet (BD icon)</text:p>
          </table:table-cell>
          <table:table-cell office:value-type="string" calcext:value-type="string">
            <text:p>Rainbow Obsidian Necklace</text:p>
          </table:table-cell>
          <table:table-cell office:value-type="float" office:value="0" calcext:value-type="float">
            <text:p>0</text:p>
          </table:table-cell>
          <table:table-cell office:value-type="string" calcext:value-type="string">
            <text:p>Skip for docs</text:p>
          </table:table-cell>
          <table:table-cell table:style-name="ce49" office:value-type="string" calcext:value-type="string">
            <text:p>iamul07b</text:p>
          </table:table-cell>
          <table:table-cell table:number-columns-repeated="1001"/>
        </table:table-row>
        <table:table-row table:style-name="ro1">
          <table:table-cell table:style-name="ce36" office:value-type="string" calcext:value-type="string">
            <text:p>cdunb24</text:p>
          </table:table-cell>
          <table:table-cell office:value-type="string" calcext:value-type="string">
            <text:p>%tutu_var%iamul07</text:p>
          </table:table-cell>
          <table:table-cell office:value-type="string" calcext:value-type="string">
            <text:p>misc89</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Edwin's Amulet</text:p>
          </table:table-cell>
          <table:table-cell office:value-type="string" calcext:value-type="string">
            <text:p>Rainbow Obsidian Necklace</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amul07</text:p>
          </table:table-cell>
          <table:table-cell table:number-columns-repeated="1001"/>
        </table:table-row>
        <table:table-row table:style-name="ro1">
          <table:table-cell office:value-type="string" calcext:value-type="string">
            <text:p>cdunb25</text:p>
          </table:table-cell>
          <table:table-cell office:value-type="string" calcext:value-type="string">
            <text:p>iring17</text:p>
          </table:table-cell>
          <table:table-cell office:value-type="string" calcext:value-type="string">
            <text:p>ringjoi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Joia's Flamedance Ring</text:p>
          </table:table-cell>
          <table:table-cell office:value-type="string" calcext:value-type="string">
            <text:p>Flamedance Ring</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ring17</text:p>
          </table:table-cell>
          <table:table-cell table:number-columns-repeated="1001"/>
        </table:table-row>
        <table:table-row table:style-name="ro1">
          <table:table-cell office:value-type="string" calcext:value-type="string">
            <text:p>cdunb26</text:p>
          </table:table-cell>
          <table:table-cell office:value-type="string" calcext:value-type="string">
            <text:p>%tutu_var%iring14</text:p>
          </table:table-cell>
          <table:table-cell office:value-type="string" calcext:value-type="string">
            <text:p>%tutu_var%ringjos</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Joseph's Greenstone Ring</text:p>
          </table:table-cell>
          <table:table-cell office:value-type="string" calcext:value-type="string">
            <text:p>Greenstone Ring</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ring14</text:p>
          </table:table-cell>
          <table:table-cell table:number-columns-repeated="1001"/>
        </table:table-row>
        <table:table-row table:style-name="ro1">
          <table:table-cell office:value-type="string" calcext:value-type="string">
            <text:p>cdunb27</text:p>
          </table:table-cell>
          <table:table-cell office:value-type="string" calcext:value-type="string">
            <text:p>iamul15</text:p>
          </table:table-cell>
          <table:table-cell office:value-type="string" calcext:value-type="string">
            <text:p>bdamul10</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endra's Chain</text:p>
          </table:table-cell>
          <table:table-cell office:value-type="string" calcext:value-type="string">
            <text:p>Shield Amulet</text:p>
          </table:table-cell>
          <table:table-cell office:value-type="float" office:value="20" calcext:value-type="float">
            <text:p>20</text:p>
          </table:table-cell>
          <table:table-cell office:value-type="string" calcext:value-type="string">
            <text:p>Jewelry</text:p>
          </table:table-cell>
          <table:table-cell table:style-name="ce47" office:value-type="string" calcext:value-type="string">
            <text:p>cdunq206</text:p>
          </table:table-cell>
          <table:table-cell table:number-columns-repeated="1001"/>
        </table:table-row>
        <table:table-row table:style-name="ro1">
          <table:table-cell office:value-type="string" calcext:value-type="string">
            <text:p>cdunb28</text:p>
          </table:table-cell>
          <table:table-cell office:value-type="string" calcext:value-type="string">
            <text:p>%tutu_var%iring06</text:p>
          </table:table-cell>
          <table:table-cell office:value-type="string" calcext:value-type="string">
            <text:p>%tutu_var%ring25</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overas's Ring of Protection +1</text:p>
          </table:table-cell>
          <table:table-cell office:value-type="string" calcext:value-type="string">
            <text:p>Ring of the Princes +1</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ring06</text:p>
          </table:table-cell>
          <table:table-cell table:number-columns-repeated="1001"/>
        </table:table-row>
        <table:table-row table:style-name="ro1">
          <table:table-cell office:value-type="string" calcext:value-type="string">
            <text:p>cdunb29</text:p>
          </table:table-cell>
          <table:table-cell office:value-type="string" calcext:value-type="string">
            <text:p>iring12</text:p>
          </table:table-cell>
          <table:table-cell office:value-type="string" calcext:value-type="string">
            <text:p>ohring12</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Nemphre's Onyx Ring</text:p>
          </table:table-cell>
          <table:table-cell office:value-type="string" calcext:value-type="string">
            <text:p>Onyx Ring</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ring12</text:p>
          </table:table-cell>
          <table:table-cell table:number-columns-repeated="1001"/>
        </table:table-row>
        <table:table-row table:style-name="ro1">
          <table:table-cell office:value-type="string" calcext:value-type="string">
            <text:p>cdunb30</text:p>
          </table:table-cell>
          <table:table-cell office:value-type="string" calcext:value-type="string">
            <text:p>iring08</text:p>
          </table:table-cell>
          <table:table-cell office:value-type="string" calcext:value-type="string">
            <text:p>ring40</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Acuity</text:p>
          </table:table-cell>
          <table:table-cell office:value-type="string" calcext:value-type="string">
            <text:p>Reaching Ring</text:p>
          </table:table-cell>
          <table:table-cell office:value-type="float" office:value="20" calcext:value-type="float">
            <text:p>20</text:p>
          </table:table-cell>
          <table:table-cell office:value-type="string" calcext:value-type="string">
            <text:p>Jewelry</text:p>
          </table:table-cell>
          <table:table-cell table:style-name="ce47" office:value-type="string" calcext:value-type="string">
            <text:p>cdunq241</text:p>
          </table:table-cell>
          <table:table-cell table:number-columns-repeated="1001"/>
        </table:table-row>
        <table:table-row table:style-name="ro1">
          <table:table-cell office:value-type="string" calcext:value-type="string">
            <text:p>cdunb31</text:p>
          </table:table-cell>
          <table:table-cell office:value-type="string" calcext:value-type="string">
            <text:p>iring31</text:p>
          </table:table-cell>
          <table:table-cell office:value-type="string" calcext:value-type="string">
            <text:p>ring30</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Human Influence</text:p>
          </table:table-cell>
          <table:table-cell office:value-type="string" calcext:value-type="string">
            <text:p>Ring of Regeneration</text:p>
          </table:table-cell>
          <table:table-cell office:value-type="float" office:value="20" calcext:value-type="float">
            <text:p>20</text:p>
          </table:table-cell>
          <table:table-cell office:value-type="string" calcext:value-type="string">
            <text:p>Jewelry</text:p>
          </table:table-cell>
          <table:table-cell table:style-name="ce47" office:value-type="string" calcext:value-type="string">
            <text:p>cdunq242</text:p>
          </table:table-cell>
          <table:table-cell table:number-columns-repeated="1001"/>
        </table:table-row>
        <table:table-row table:style-name="ro1">
          <table:table-cell table:style-name="ce37" office:value-type="string" calcext:value-type="string">
            <text:p>cdunb32</text:p>
          </table:table-cell>
          <table:table-cell office:value-type="string" calcext:value-type="string">
            <text:p>iax1h04</text:p>
          </table:table-cell>
          <table:table-cell office:value-type="string" calcext:value-type="string">
            <text:p>ax1h18</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64" calcext:value-type="float">
            <text:p>64</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Beruel's Retort +1</text:p>
          </table:table-cell>
          <table:table-cell office:value-type="string" calcext:value-type="string">
            <text:p>Throwing Axe</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274</text:p>
          </table:table-cell>
          <table:table-cell table:number-columns-repeated="1001"/>
        </table:table-row>
        <table:table-row table:style-name="ro1">
          <table:table-cell office:value-type="string" calcext:value-type="string">
            <text:p>cdunb33</text:p>
          </table:table-cell>
          <table:table-cell office:value-type="string" calcext:value-type="string">
            <text:p>ibolt02</text:p>
          </table:table-cell>
          <table:table-cell office:value-type="string" calcext:value-type="string">
            <text:p>bolt08</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lessed Bolt</text:p>
          </table:table-cell>
          <table:table-cell office:value-type="string" calcext:value-type="string">
            <text:p>Bolt +1</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37</text:p>
          </table:table-cell>
          <table:table-cell table:number-columns-repeated="1001"/>
        </table:table-row>
        <table:table-row table:style-name="ro1">
          <table:table-cell office:value-type="string" calcext:value-type="string">
            <text:p>cdunb34</text:p>
          </table:table-cell>
          <table:table-cell office:value-type="string" calcext:value-type="string">
            <text:p>idart04</text:p>
          </table:table-cell>
          <table:table-cell office:value-type="string" calcext:value-type="string">
            <text:p>stardart</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Dart +5 (via Cloak of the Stars)</text:p>
          </table:table-cell>
          <table:table-cell office:value-type="string" calcext:value-type="string">
            <text:p>Dart of Wounding</text:p>
          </table:table-cell>
          <table:table-cell office:value-type="float" office:value="30" calcext:value-type="float">
            <text:p>30</text:p>
          </table:table-cell>
          <table:table-cell office:value-type="string" calcext:value-type="string">
            <text:p>Ranged Weapons and Ammunition</text:p>
          </table:table-cell>
          <table:table-cell table:style-name="ce49" office:value-type="string" calcext:value-type="string">
            <text:p>idart04</text:p>
          </table:table-cell>
          <table:table-cell table:number-columns-repeated="1001"/>
        </table:table-row>
        <table:table-row table:style-name="ro1">
          <table:table-cell office:value-type="string" calcext:value-type="string">
            <text:p>cdunb35</text:p>
          </table:table-cell>
          <table:table-cell table:style-name="ce38" office:value-type="string" calcext:value-type="string">
            <text:p>iarow08</text:p>
          </table:table-cell>
          <table:table-cell office:value-type="string" calcext:value-type="string">
            <text:p>bdarow03</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Flaming Arrow</text:p>
          </table:table-cell>
          <table:table-cell office:value-type="string" calcext:value-type="string">
            <text:p>Arrow of Fire</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71</text:p>
          </table:table-cell>
          <table:table-cell table:number-columns-repeated="1001"/>
        </table:table-row>
        <table:table-row table:style-name="ro1">
          <table:table-cell table:style-name="ce36" office:value-type="string" calcext:value-type="string">
            <text:p>cdunb36</text:p>
          </table:table-cell>
          <table:table-cell office:value-type="string" calcext:value-type="string">
            <text:p>ibolt02</text:p>
          </table:table-cell>
          <table:table-cell office:value-type="string" calcext:value-type="string">
            <text:p>kuobolt</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uo-toan Bolt (Alt)</text:p>
          </table:table-cell>
          <table:table-cell office:value-type="string" calcext:value-type="string">
            <text:p>Bolt +1</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220</text:p>
          </table:table-cell>
          <table:table-cell table:number-columns-repeated="1001"/>
        </table:table-row>
        <table:table-row table:style-name="ro1">
          <table:table-cell table:style-name="ce36" office:value-type="string" calcext:value-type="string">
            <text:p>cdunb36</text:p>
          </table:table-cell>
          <table:table-cell office:value-type="string" calcext:value-type="string">
            <text:p>ibolt02</text:p>
          </table:table-cell>
          <table:table-cell office:value-type="string" calcext:value-type="string">
            <text:p>kuobolt2</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uo-toan Bolt (Alt)</text:p>
          </table:table-cell>
          <table:table-cell office:value-type="string" calcext:value-type="string">
            <text:p>Bolt +1</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220</text:p>
          </table:table-cell>
          <table:table-cell table:number-columns-repeated="1001"/>
        </table:table-row>
        <table:table-row table:style-name="ro1">
          <table:table-cell table:style-name="ce36" office:value-type="string" calcext:value-type="string">
            <text:p>cdunb36</text:p>
          </table:table-cell>
          <table:table-cell office:value-type="string" calcext:value-type="string">
            <text:p>ibolt02</text:p>
          </table:table-cell>
          <table:table-cell office:value-type="string" calcext:value-type="string">
            <text:p>kuobolt3</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uo-toan Bolt (Alt 2)</text:p>
          </table:table-cell>
          <table:table-cell office:value-type="string" calcext:value-type="string">
            <text:p>Bolt +1</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220</text:p>
          </table:table-cell>
          <table:table-cell table:number-columns-repeated="1001"/>
        </table:table-row>
        <table:table-row table:style-name="ro1">
          <table:table-cell office:value-type="string" calcext:value-type="string">
            <text:p>cdunb37</text:p>
          </table:table-cell>
          <table:table-cell office:value-type="string" calcext:value-type="string">
            <text:p>ibolt02</text:p>
          </table:table-cell>
          <table:table-cell office:value-type="string" calcext:value-type="string">
            <text:p>sahbolt</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aralytic Bolt</text:p>
          </table:table-cell>
          <table:table-cell office:value-type="string" calcext:value-type="string">
            <text:p>Bolt +1</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221</text:p>
          </table:table-cell>
          <table:table-cell table:number-columns-repeated="1001"/>
        </table:table-row>
        <table:table-row table:style-name="ro1">
          <table:table-cell office:value-type="string" calcext:value-type="string">
            <text:p>cdunb38</text:p>
          </table:table-cell>
          <table:table-cell office:value-type="string" calcext:value-type="string">
            <text:p>iarow05</text:p>
          </table:table-cell>
          <table:table-cell office:value-type="string" calcext:value-type="string">
            <text:p>arow14</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isoned Arrow (via Eldoth’s Special Ability)</text:p>
          </table:table-cell>
          <table:table-cell office:value-type="string" calcext:value-type="string">
            <text:p>Arrow of Biting</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67</text:p>
          </table:table-cell>
          <table:table-cell table:number-columns-repeated="1001"/>
        </table:table-row>
        <table:table-row table:style-name="ro1">
          <table:table-cell office:value-type="string" calcext:value-type="string">
            <text:p>cdunb39</text:p>
          </table:table-cell>
          <table:table-cell table:style-name="ce38" office:value-type="string" calcext:value-type="string">
            <text:p>islng01</text:p>
          </table:table-cell>
          <table:table-cell office:value-type="string" calcext:value-type="string">
            <text:p>slng1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52" calcext:value-type="float">
            <text:p>52</text:p>
          </table:table-cell>
          <table:table-cell office:value-type="float" office:value="87" calcext:value-type="float">
            <text:p>87</text:p>
          </table:table-cell>
          <table:table-cell table:number-columns-repeated="7" office:value-type="string" calcext:value-type="string">
            <text:p>null</text:p>
          </table:table-cell>
          <table:table-cell office:value-type="string" calcext:value-type="string">
            <text:p>Sling of Unerring Accuracy +1</text:p>
          </table:table-cell>
          <table:table-cell office:value-type="string" calcext:value-type="string">
            <text:p>Sling</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282</text:p>
          </table:table-cell>
          <table:table-cell table:number-columns-repeated="1001"/>
        </table:table-row>
        <table:table-row table:style-name="ro1">
          <table:table-cell office:value-type="string" calcext:value-type="string">
            <text:p>cdunb40</text:p>
          </table:table-cell>
          <table:table-cell office:value-type="string" calcext:value-type="string">
            <text:p>ibow06</text:p>
          </table:table-cell>
          <table:table-cell office:value-type="string" calcext:value-type="string">
            <text:p>cattibow</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4" calcext:value-type="float">
            <text:p>44</text:p>
          </table:table-cell>
          <table:table-cell office:value-type="float" office:value="111" calcext:value-type="float">
            <text:p>111</text:p>
          </table:table-cell>
          <table:table-cell office:value-type="float" office:value="115" calcext:value-type="float">
            <text:p>115</text:p>
          </table:table-cell>
          <table:table-cell table:number-columns-repeated="7" office:value-type="string" calcext:value-type="string">
            <text:p>null</text:p>
          </table:table-cell>
          <table:table-cell office:value-type="string" calcext:value-type="string">
            <text:p>Tansheron's Bow +3 (Catti-Brie)</text:p>
          </table:table-cell>
          <table:table-cell office:value-type="string" calcext:value-type="string">
            <text:p>Shortbow +1</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224</text:p>
          </table:table-cell>
          <table:table-cell table:number-columns-repeated="1001"/>
        </table:table-row>
        <table:table-row table:style-name="ro1">
          <table:table-cell office:value-type="string" calcext:value-type="string">
            <text:p>cdunb41</text:p>
          </table:table-cell>
          <table:table-cell office:value-type="string" calcext:value-type="string">
            <text:p>iarow03</text:p>
          </table:table-cell>
          <table:table-cell office:value-type="string" calcext:value-type="string">
            <text:p>bdarow02</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Void-tipped Arrow +3</text:p>
          </table:table-cell>
          <table:table-cell office:value-type="string" calcext:value-type="string">
            <text:p>Arrow of Slaying</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68</text:p>
          </table:table-cell>
          <table:table-cell table:number-columns-repeated="1001"/>
        </table:table-row>
        <table:table-row table:style-name="ro1">
          <table:table-cell table:style-name="ce36" office:value-type="string" calcext:value-type="string">
            <text:p>cdunb42</text:p>
          </table:table-cell>
          <table:table-cell office:value-type="string" calcext:value-type="string">
            <text:p>ihamm06</text:p>
          </table:table-cell>
          <table:table-cell office:value-type="string" calcext:value-type="string">
            <text:p>aegis</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7" office:value-type="string" calcext:value-type="string">
            <text:p>null</text:p>
          </table:table-cell>
          <table:table-cell office:value-type="string" calcext:value-type="string">
            <text:p>Aegis-fang +3</text:p>
          </table:table-cell>
          <table:table-cell office:value-type="string" calcext:value-type="string">
            <text:p>Dwarven Thrower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55</text:p>
          </table:table-cell>
          <table:table-cell table:number-columns-repeated="1001"/>
        </table:table-row>
        <table:table-row table:style-name="ro1">
          <table:table-cell table:style-name="ce36" office:value-type="string" calcext:value-type="string">
            <text:p>cdunb42</text:p>
          </table:table-cell>
          <table:table-cell office:value-type="string" calcext:value-type="string">
            <text:p>ihamm06</text:p>
          </table:table-cell>
          <table:table-cell office:value-type="string" calcext:value-type="string">
            <text:p>aegis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7" office:value-type="string" calcext:value-type="string">
            <text:p>null</text:p>
          </table:table-cell>
          <table:table-cell office:value-type="string" calcext:value-type="string">
            <text:p>Aegis-fang +3 (Alt)</text:p>
          </table:table-cell>
          <table:table-cell office:value-type="string" calcext:value-type="string">
            <text:p>Dwarven Thrower +3</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55</text:p>
          </table:table-cell>
          <table:table-cell table:number-columns-repeated="1001"/>
        </table:table-row>
        <table:table-row table:style-name="ro1">
          <table:table-cell office:value-type="string" calcext:value-type="string">
            <text:p>cdunb43</text:p>
          </table:table-cell>
          <table:table-cell office:value-type="string" calcext:value-type="string">
            <text:p>iax1h02</text:p>
          </table:table-cell>
          <table:table-cell office:value-type="string" calcext:value-type="string">
            <text:p>bruenaxe</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2" calcext:value-type="float">
            <text:p>72</text:p>
          </table:table-cell>
          <table:table-cell office:value-type="float" office:value="84" calcext:value-type="float">
            <text:p>84</text:p>
          </table:table-cell>
          <table:table-cell office:value-type="float" office:value="64" calcext:value-type="float">
            <text:p>64</text:p>
          </table:table-cell>
          <table:table-cell table:number-columns-repeated="7" office:value-type="string" calcext:value-type="string">
            <text:p>null</text:p>
          </table:table-cell>
          <table:table-cell office:value-type="string" calcext:value-type="string">
            <text:p>Battle Axe +3 (Bruenor)</text:p>
          </table:table-cell>
          <table:table-cell office:value-type="string" calcext:value-type="string">
            <text:p>Battle Axe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63</text:p>
          </table:table-cell>
          <table:table-cell table:number-columns-repeated="1001"/>
        </table:table-row>
        <table:table-row table:style-name="ro1">
          <table:table-cell table:style-name="ce37" office:value-type="string" calcext:value-type="string">
            <text:p>cdunb44</text:p>
          </table:table-cell>
          <table:table-cell table:style-name="ce38" office:value-type="string" calcext:value-type="string">
            <text:p>istaf24</text:p>
          </table:table-cell>
          <table:table-cell office:value-type="string" calcext:value-type="string">
            <text:p>bdstaf0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5" calcext:value-type="float">
            <text:p>45</text:p>
          </table:table-cell>
          <table:table-cell table:number-columns-repeated="2" office:value-type="float" office:value="100" calcext:value-type="float">
            <text:p>100</text:p>
          </table:table-cell>
          <table:table-cell table:number-columns-repeated="7" office:value-type="string" calcext:value-type="string">
            <text:p>null</text:p>
          </table:table-cell>
          <table:table-cell office:value-type="string" calcext:value-type="string">
            <text:p>Brevin's Quarterstaff +1</text:p>
          </table:table-cell>
          <table:table-cell office:value-type="string" calcext:value-type="string">
            <text:p>Quarterstaff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98</text:p>
          </table:table-cell>
          <table:table-cell table:number-columns-repeated="1001"/>
        </table:table-row>
        <table:table-row table:style-name="ro1">
          <table:table-cell office:value-type="string" calcext:value-type="string">
            <text:p>cdunb45</text:p>
          </table:table-cell>
          <table:table-cell table:style-name="ce38" office:value-type="string" calcext:value-type="string">
            <text:p>iblun31</text:p>
          </table:table-cell>
          <table:table-cell office:value-type="string" calcext:value-type="string">
            <text:p>ohblun50</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26" calcext:value-type="float">
            <text:p>26</text:p>
          </table:table-cell>
          <table:table-cell table:number-columns-repeated="7" office:value-type="string" calcext:value-type="string">
            <text:p>null</text:p>
          </table:table-cell>
          <table:table-cell office:value-type="string" calcext:value-type="string">
            <text:p>Club +1</text:p>
          </table:table-cell>
          <table:table-cell office:value-type="string" calcext:value-type="string">
            <text:p>Club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18</text:p>
          </table:table-cell>
          <table:table-cell table:number-columns-repeated="1001"/>
        </table:table-row>
        <table:table-row table:style-name="ro1">
          <table:table-cell office:value-type="string" calcext:value-type="string">
            <text:p>cdunb46</text:p>
          </table:table-cell>
          <table:table-cell table:style-name="ce38" office:value-type="string" calcext:value-type="string">
            <text:p>iblun31</text:p>
          </table:table-cell>
          <table:table-cell office:value-type="string" calcext:value-type="string">
            <text:p>ohblun5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10" calcext:value-type="float">
            <text:p>110</text:p>
          </table:table-cell>
          <table:table-cell table:number-columns-repeated="7" office:value-type="string" calcext:value-type="string">
            <text:p>null</text:p>
          </table:table-cell>
          <table:table-cell office:value-type="string" calcext:value-type="string">
            <text:p>Club +2</text:p>
          </table:table-cell>
          <table:table-cell office:value-type="string" calcext:value-type="string">
            <text:p>Club +3</text:p>
          </table:table-cell>
          <table:table-cell office:value-type="float" office:value="40" calcext:value-type="float">
            <text:p>40</text:p>
          </table:table-cell>
          <table:table-cell office:value-type="string" calcext:value-type="string">
            <text:p>Melee Weapons</text:p>
          </table:table-cell>
          <table:table-cell table:style-name="ce45" office:value-type="string" calcext:value-type="string">
            <text:p>iblun31</text:p>
          </table:table-cell>
          <table:table-cell table:number-columns-repeated="1001"/>
        </table:table-row>
        <table:table-row table:style-name="ro1">
          <table:table-cell table:style-name="ce36" office:value-type="string" calcext:value-type="string">
            <text:p>cdunb47</text:p>
          </table:table-cell>
          <table:table-cell table:style-name="ce38" office:value-type="string" calcext:value-type="string">
            <text:p>isw2h15</text:p>
          </table:table-cell>
          <table:table-cell office:value-type="string" calcext:value-type="string">
            <text:p>ohbwing</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0" calcext:value-type="float">
            <text:p>60</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Dark Justice +5</text:p>
          </table:table-cell>
          <table:table-cell office:value-type="string" calcext:value-type="string">
            <text:p>Silver Sword</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61</text:p>
          </table:table-cell>
          <table:table-cell table:number-columns-repeated="1001"/>
        </table:table-row>
        <table:table-row table:style-name="ro1">
          <table:table-cell table:style-name="ce36" office:value-type="string" calcext:value-type="string">
            <text:p>cdunb47</text:p>
          </table:table-cell>
          <table:table-cell table:style-name="ce38" office:value-type="string" calcext:value-type="string">
            <text:p>isw2h15</text:p>
          </table:table-cell>
          <table:table-cell office:value-type="string" calcext:value-type="string">
            <text:p>ohbwing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0" calcext:value-type="float">
            <text:p>60</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Dark Justice +5 (Alt)</text:p>
          </table:table-cell>
          <table:table-cell office:value-type="string" calcext:value-type="string">
            <text:p>Silver Sword</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261</text:p>
          </table:table-cell>
          <table:table-cell table:number-columns-repeated="1001"/>
        </table:table-row>
        <table:table-row table:style-name="ro1">
          <table:table-cell office:value-type="string" calcext:value-type="string">
            <text:p>cdunb48</text:p>
          </table:table-cell>
          <table:table-cell office:value-type="string" calcext:value-type="string">
            <text:p>isw1h08</text:p>
          </table:table-cell>
          <table:table-cell office:value-type="string" calcext:value-type="string">
            <text:p>sw1h78</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9" calcext:value-type="float">
            <text:p>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Drusus +1</text:p>
          </table:table-cell>
          <table:table-cell office:value-type="string" calcext:value-type="string">
            <text:p>Short Sword +1</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08</text:p>
          </table:table-cell>
          <table:table-cell table:number-columns-repeated="1001"/>
        </table:table-row>
        <table:table-row table:style-name="ro1">
          <table:table-cell table:style-name="ce37" office:value-type="string" calcext:value-type="string">
            <text:p>cdunb49</text:p>
          </table:table-cell>
          <table:table-cell table:style-name="ce38" office:value-type="string" calcext:value-type="string">
            <text:p>istaf24</text:p>
          </table:table-cell>
          <table:table-cell office:value-type="string" calcext:value-type="string">
            <text:p>bdstaf03</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 calcext:value-type="float">
            <text:p>4</text:p>
          </table:table-cell>
          <table:table-cell table:number-columns-repeated="2" office:value-type="float" office:value="9" calcext:value-type="float">
            <text:p>9</text:p>
          </table:table-cell>
          <table:table-cell table:number-columns-repeated="7" office:value-type="string" calcext:value-type="string">
            <text:p>null</text:p>
          </table:table-cell>
          <table:table-cell office:value-type="string" calcext:value-type="string">
            <text:p>Echo of the Fiend +3</text:p>
          </table:table-cell>
          <table:table-cell office:value-type="string" calcext:value-type="string">
            <text:p>Quarterstaff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97</text:p>
          </table:table-cell>
          <table:table-cell table:number-columns-repeated="1001"/>
        </table:table-row>
        <table:table-row table:style-name="ro1">
          <table:table-cell table:style-name="ce37" office:value-type="string" calcext:value-type="string">
            <text:p>cdunb50</text:p>
          </table:table-cell>
          <table:table-cell table:style-name="ce38" office:value-type="string" calcext:value-type="string">
            <text:p>isper06</text:p>
          </table:table-cell>
          <table:table-cell office:value-type="string" calcext:value-type="string">
            <text:p>bdhalb0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8" calcext:value-type="float">
            <text:p>8</text:p>
          </table:table-cell>
          <table:table-cell office:value-type="float" office:value="86" calcext:value-type="float">
            <text:p>86</text:p>
          </table:table-cell>
          <table:table-cell table:number-columns-repeated="7" office:value-type="string" calcext:value-type="string">
            <text:p>null</text:p>
          </table:table-cell>
          <table:table-cell office:value-type="string" calcext:value-type="string">
            <text:p>Festering Spear +1</text:p>
          </table:table-cell>
          <table:table-cell office:value-type="string" calcext:value-type="string">
            <text:p>Spear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96</text:p>
          </table:table-cell>
          <table:table-cell table:number-columns-repeated="1001"/>
        </table:table-row>
        <table:table-row table:style-name="ro1">
          <table:table-cell office:value-type="string" calcext:value-type="string">
            <text:p>cdunb51</text:p>
          </table:table-cell>
          <table:table-cell table:style-name="ce38" office:value-type="string" calcext:value-type="string">
            <text:p>ihamm02</text:p>
          </table:table-cell>
          <table:table-cell office:value-type="string" calcext:value-type="string">
            <text:p>hamm13</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office:value-type="float" office:value="115" calcext:value-type="float">
            <text:p>115</text:p>
          </table:table-cell>
          <table:table-cell table:number-columns-repeated="7" office:value-type="string" calcext:value-type="string">
            <text:p>null</text:p>
          </table:table-cell>
          <table:table-cell office:value-type="string" calcext:value-type="string">
            <text:p>Hammer of Dawn +1</text:p>
          </table:table-cell>
          <table:table-cell office:value-type="string" calcext:value-type="string">
            <text:p>War Hammer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57</text:p>
          </table:table-cell>
          <table:table-cell table:number-columns-repeated="1001"/>
        </table:table-row>
        <table:table-row table:style-name="ro1">
          <table:table-cell office:value-type="string" calcext:value-type="string">
            <text:p>cdunb52</text:p>
          </table:table-cell>
          <table:table-cell office:value-type="string" calcext:value-type="string">
            <text:p>iblun20</text:p>
          </table:table-cell>
          <table:table-cell office:value-type="string" calcext:value-type="string">
            <text:p>hlolth</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84" calcext:value-type="float">
            <text:p>84</text:p>
          </table:table-cell>
          <table:table-cell office:value-type="float" office:value="80" calcext:value-type="float">
            <text:p>80</text:p>
          </table:table-cell>
          <table:table-cell table:number-columns-repeated="7" office:value-type="string" calcext:value-type="string">
            <text:p>null</text:p>
          </table:table-cell>
          <table:table-cell office:value-type="string" calcext:value-type="string">
            <text:p>Handmaiden's Mace +2</text:p>
          </table:table-cell>
          <table:table-cell office:value-type="string" calcext:value-type="string">
            <text:p>Ardulia's Fall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15</text:p>
          </table:table-cell>
          <table:table-cell table:number-columns-repeated="1001"/>
        </table:table-row>
        <table:table-row table:style-name="ro1">
          <table:table-cell office:value-type="string" calcext:value-type="string">
            <text:p>cdunb53</text:p>
          </table:table-cell>
          <table:table-cell table:style-name="ce38" office:value-type="string" calcext:value-type="string">
            <text:p>isw1h05</text:p>
          </table:table-cell>
          <table:table-cell office:value-type="string" calcext:value-type="string">
            <text:p>sw1h79</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63" calcext:value-type="float">
            <text:p>6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Harrower +1</text:p>
          </table:table-cell>
          <table:table-cell office:value-type="string" calcext:value-type="string">
            <text:p>Long Sword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99</text:p>
          </table:table-cell>
          <table:table-cell table:number-columns-repeated="1001"/>
        </table:table-row>
        <table:table-row table:style-name="ro1">
          <table:table-cell office:value-type="string" calcext:value-type="string">
            <text:p>cdunb54</text:p>
          </table:table-cell>
          <table:table-cell office:value-type="string" calcext:value-type="string">
            <text:p>%tutu_var%isw1h04</text:p>
          </table:table-cell>
          <table:table-cell office:value-type="string" calcext:value-type="string">
            <text:p>%tutu_var%sw1h1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22" calcext:value-type="float">
            <text:p>22</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Hull's Long Sword</text:p>
          </table:table-cell>
          <table:table-cell office:value-type="string" calcext:value-type="string">
            <text:p>Long Sword</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04</text:p>
          </table:table-cell>
          <table:table-cell table:number-columns-repeated="1001"/>
        </table:table-row>
        <table:table-row table:style-name="ro1">
          <table:table-cell office:value-type="string" calcext:value-type="string">
            <text:p>cdunb55</text:p>
          </table:table-cell>
          <table:table-cell office:value-type="string" calcext:value-type="string">
            <text:p>%tutu_var%idagg01</text:p>
          </table:table-cell>
          <table:table-cell office:value-type="string" calcext:value-type="string">
            <text:p>%tutu_var%dagg07</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Kylee's Dagger</text:p>
          </table:table-cell>
          <table:table-cell office:value-type="string" calcext:value-type="string">
            <text:p>Dagger</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dagg01</text:p>
          </table:table-cell>
          <table:table-cell table:number-columns-repeated="1001"/>
        </table:table-row>
        <table:table-row table:style-name="ro1">
          <table:table-cell office:value-type="string" calcext:value-type="string">
            <text:p>cdunb56</text:p>
          </table:table-cell>
          <table:table-cell office:value-type="string" calcext:value-type="string">
            <text:p>idagg10</text:p>
          </table:table-cell>
          <table:table-cell office:value-type="string" calcext:value-type="string">
            <text:p>dagg20</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100" calcext:value-type="float">
            <text:p>100</text:p>
          </table:table-cell>
          <table:table-cell office:value-type="float" office:value="7" calcext:value-type="float">
            <text:p>7</text:p>
          </table:table-cell>
          <table:table-cell table:number-columns-repeated="7" office:value-type="string" calcext:value-type="string">
            <text:p>null</text:p>
          </table:table-cell>
          <table:table-cell office:value-type="string" calcext:value-type="string">
            <text:p>Life-Stealer +4</text:p>
          </table:table-cell>
          <table:table-cell office:value-type="string" calcext:value-type="string">
            <text:p>Soultaker Dagger</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28</text:p>
          </table:table-cell>
          <table:table-cell table:number-columns-repeated="1001"/>
        </table:table-row>
        <table:table-row table:style-name="ro1">
          <table:table-cell office:value-type="string" calcext:value-type="string">
            <text:p>cdunb57</text:p>
          </table:table-cell>
          <table:table-cell table:style-name="ce38" office:value-type="string" calcext:value-type="string">
            <text:p>iblun31</text:p>
          </table:table-cell>
          <table:table-cell office:value-type="string" calcext:value-type="string">
            <text:p>ohbblun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9" calcext:value-type="float">
            <text:p>49</text:p>
          </table:table-cell>
          <table:table-cell office:value-type="float" office:value="47" calcext:value-type="float">
            <text:p>47</text:p>
          </table:table-cell>
          <table:table-cell table:number-columns-repeated="7" office:value-type="string" calcext:value-type="string">
            <text:p>null</text:p>
          </table:table-cell>
          <table:table-cell office:value-type="string" calcext:value-type="string">
            <text:p>Marduuk's Mallet +3</text:p>
          </table:table-cell>
          <table:table-cell office:value-type="string" calcext:value-type="string">
            <text:p>Club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17</text:p>
          </table:table-cell>
          <table:table-cell table:number-columns-repeated="1001"/>
        </table:table-row>
        <table:table-row table:style-name="ro1">
          <table:table-cell table:style-name="ce36" office:value-type="string" calcext:value-type="string">
            <text:p>cdunb58</text:p>
          </table:table-cell>
          <table:table-cell office:value-type="string" calcext:value-type="string">
            <text:p>iblun11</text:p>
          </table:table-cell>
          <table:table-cell office:value-type="string" calcext:value-type="string">
            <text:p>blun19</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6" calcext:value-type="float">
            <text:p>86</text:p>
          </table:table-cell>
          <table:table-cell office:value-type="float" office:value="48" calcext:value-type="float">
            <text:p>48</text:p>
          </table:table-cell>
          <table:table-cell office:value-type="float" office:value="72" calcext:value-type="float">
            <text:p>72</text:p>
          </table:table-cell>
          <table:table-cell table:number-columns-repeated="7" office:value-type="string" calcext:value-type="string">
            <text:p>null</text:p>
          </table:table-cell>
          <table:table-cell office:value-type="string" calcext:value-type="string">
            <text:p>Mauler's Arm +2 (BD con)</text:p>
          </table:table-cell>
          <table:table-cell office:value-type="string" calcext:value-type="string">
            <text:p>Krotan's Skullcrusher +2</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212</text:p>
          </table:table-cell>
          <table:table-cell table:number-columns-repeated="1001"/>
        </table:table-row>
        <table:table-row table:style-name="ro1">
          <table:table-cell table:style-name="ce36" office:value-type="string" calcext:value-type="string">
            <text:p>cdunb58</text:p>
          </table:table-cell>
          <table:table-cell office:value-type="string" calcext:value-type="string">
            <text:p>iblun05</text:p>
          </table:table-cell>
          <table:table-cell office:value-type="string" calcext:value-type="string">
            <text:p>blun19</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6" calcext:value-type="float">
            <text:p>86</text:p>
          </table:table-cell>
          <table:table-cell office:value-type="float" office:value="48" calcext:value-type="float">
            <text:p>48</text:p>
          </table:table-cell>
          <table:table-cell office:value-type="float" office:value="72" calcext:value-type="float">
            <text:p>72</text:p>
          </table:table-cell>
          <table:table-cell table:number-columns-repeated="7" office:value-type="string" calcext:value-type="string">
            <text:p>null</text:p>
          </table:table-cell>
          <table:table-cell office:value-type="string" calcext:value-type="string">
            <text:p>Mauler's Arm +2</text:p>
          </table:table-cell>
          <table:table-cell office:value-type="string" calcext:value-type="string">
            <text:p>Mace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12</text:p>
          </table:table-cell>
          <table:table-cell table:number-columns-repeated="1001"/>
        </table:table-row>
        <table:table-row table:style-name="ro1">
          <table:table-cell office:value-type="string" calcext:value-type="string">
            <text:p>cdunb59</text:p>
          </table:table-cell>
          <table:table-cell table:style-name="ce38" office:value-type="string" calcext:value-type="string">
            <text:p>iblun01</text:p>
          </table:table-cell>
          <table:table-cell office:value-type="string" calcext:value-type="string">
            <text:p>blun37</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9" calcext:value-type="float">
            <text:p>9</text:p>
          </table:table-cell>
          <table:table-cell table:number-columns-repeated="7" office:value-type="string" calcext:value-type="string">
            <text:p>null</text:p>
          </table:table-cell>
          <table:table-cell office:value-type="string" calcext:value-type="string">
            <text:p>Mighty Oak +2</text:p>
          </table:table-cell>
          <table:table-cell office:value-type="string" calcext:value-type="string">
            <text:p>Club</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78</text:p>
          </table:table-cell>
          <table:table-cell table:number-columns-repeated="1001"/>
        </table:table-row>
        <table:table-row table:style-name="ro1">
          <table:table-cell table:style-name="ce36" office:value-type="string" calcext:value-type="string">
            <text:p>cdunb60</text:p>
          </table:table-cell>
          <table:table-cell office:value-type="string" calcext:value-type="string">
            <text:p>idagg13</text:p>
          </table:table-cell>
          <table:table-cell office:value-type="string" calcext:value-type="string">
            <text:p>cdnebdag</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100" calcext:value-type="float">
            <text:p>100</text:p>
          </table:table-cell>
          <table:table-cell office:value-type="float" office:value="7" calcext:value-type="float">
            <text:p>7</text:p>
          </table:table-cell>
          <table:table-cell table:number-columns-repeated="7" office:value-type="string" calcext:value-type="string">
            <text:p>null</text:p>
          </table:table-cell>
          <table:table-cell office:value-type="string" calcext:value-type="string">
            <text:p>Neb's Nasty Cutter +2 (uncharged)</text:p>
          </table:table-cell>
          <table:table-cell office:value-type="string" calcext:value-type="string">
            <text:p>Pixie Prick +3</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229</text:p>
          </table:table-cell>
          <table:table-cell table:number-columns-repeated="1001"/>
        </table:table-row>
        <table:table-row table:style-name="ro1">
          <table:table-cell table:style-name="ce36" office:value-type="string" calcext:value-type="string">
            <text:p>cdunb60</text:p>
          </table:table-cell>
          <table:table-cell office:value-type="string" calcext:value-type="string">
            <text:p>idagg13</text:p>
          </table:table-cell>
          <table:table-cell office:value-type="string" calcext:value-type="string">
            <text:p>nebdag</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100" calcext:value-type="float">
            <text:p>100</text:p>
          </table:table-cell>
          <table:table-cell office:value-type="float" office:value="7" calcext:value-type="float">
            <text:p>7</text:p>
          </table:table-cell>
          <table:table-cell table:number-columns-repeated="7" office:value-type="string" calcext:value-type="string">
            <text:p>null</text:p>
          </table:table-cell>
          <table:table-cell office:value-type="string" calcext:value-type="string">
            <text:p>Neb's Nasty Cutter +2</text:p>
          </table:table-cell>
          <table:table-cell office:value-type="string" calcext:value-type="string">
            <text:p>Pixie Prick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29</text:p>
          </table:table-cell>
          <table:table-cell table:number-columns-repeated="1001"/>
        </table:table-row>
        <table:table-row table:style-name="ro1">
          <table:table-cell office:value-type="string" calcext:value-type="string">
            <text:p>cdunb61</text:p>
          </table:table-cell>
          <table:table-cell table:style-name="ce38" office:value-type="string" calcext:value-type="string">
            <text:p>istaf02</text:p>
          </table:table-cell>
          <table:table-cell office:value-type="string" calcext:value-type="string">
            <text:p>stafn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9" calcext:value-type="float">
            <text:p>59</text:p>
          </table:table-cell>
          <table:table-cell table:number-columns-repeated="2" office:value-type="float" office:value="12" calcext:value-type="float">
            <text:p>12</text:p>
          </table:table-cell>
          <table:table-cell table:number-columns-repeated="7" office:value-type="string" calcext:value-type="string">
            <text:p>null</text:p>
          </table:table-cell>
          <table:table-cell office:value-type="string" calcext:value-type="string">
            <text:p>Neera's Staff +1</text:p>
          </table:table-cell>
          <table:table-cell office:value-type="string" calcext:value-type="string">
            <text:p>Quarterstaff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48</text:p>
          </table:table-cell>
          <table:table-cell table:number-columns-repeated="1001"/>
        </table:table-row>
        <table:table-row table:style-name="ro1">
          <table:table-cell office:value-type="string" calcext:value-type="string">
            <text:p>cdunb62</text:p>
          </table:table-cell>
          <table:table-cell office:value-type="string" calcext:value-type="string">
            <text:p>%tutu_var%idagg01</text:p>
          </table:table-cell>
          <table:table-cell office:value-type="string" calcext:value-type="string">
            <text:p>%tutu_var%dagg06</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Nester's Dagger</text:p>
          </table:table-cell>
          <table:table-cell office:value-type="string" calcext:value-type="string">
            <text:p>Dagger</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dagg01</text:p>
          </table:table-cell>
          <table:table-cell table:number-columns-repeated="1001"/>
        </table:table-row>
        <table:table-row table:style-name="ro1">
          <table:table-cell office:value-type="string" calcext:value-type="string">
            <text:p>cdunb63</text:p>
          </table:table-cell>
          <table:table-cell table:style-name="ce38" office:value-type="string" calcext:value-type="string">
            <text:p>iblun01</text:p>
          </table:table-cell>
          <table:table-cell office:value-type="string" calcext:value-type="string">
            <text:p>blun38</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58" calcext:value-type="float">
            <text:p>58</text:p>
          </table:table-cell>
          <table:table-cell table:number-columns-repeated="7" office:value-type="string" calcext:value-type="string">
            <text:p>null</text:p>
          </table:table-cell>
          <table:table-cell office:value-type="string" calcext:value-type="string">
            <text:p>Night Club +1</text:p>
          </table:table-cell>
          <table:table-cell office:value-type="string" calcext:value-type="string">
            <text:p>Club</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19</text:p>
          </table:table-cell>
          <table:table-cell table:number-columns-repeated="1001"/>
        </table:table-row>
        <table:table-row table:style-name="ro1">
          <table:table-cell office:value-type="string" calcext:value-type="string">
            <text:p>cdunb64</text:p>
          </table:table-cell>
          <table:table-cell table:style-name="ce38" office:value-type="string" calcext:value-type="string">
            <text:p>imisc4u</text:p>
          </table:table-cell>
          <table:table-cell office:value-type="string" calcext:value-type="string">
            <text:p>ohbdagg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41" calcext:value-type="float">
            <text:p>41</text:p>
          </table:table-cell>
          <table:table-cell office:value-type="float" office:value="89" calcext:value-type="float">
            <text:p>89</text:p>
          </table:table-cell>
          <table:table-cell table:number-columns-repeated="7" office:value-type="string" calcext:value-type="string">
            <text:p>null</text:p>
          </table:table-cell>
          <table:table-cell office:value-type="string" calcext:value-type="string">
            <text:p>Ornate Dagger</text:p>
          </table:table-cell>
          <table:table-cell office:value-type="string" calcext:value-type="string">
            <text:p>Embarl's Dagger</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33</text:p>
          </table:table-cell>
          <table:table-cell table:number-columns-repeated="1001"/>
        </table:table-row>
        <table:table-row table:style-name="ro1">
          <table:table-cell office:value-type="string" calcext:value-type="string">
            <text:p>cdunb65</text:p>
          </table:table-cell>
          <table:table-cell office:value-type="string" calcext:value-type="string">
            <text:p>%tutu_var%isw1h07</text:p>
          </table:table-cell>
          <table:table-cell office:value-type="string" calcext:value-type="string">
            <text:p>%tutu_var%sw1h17</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94" calcext:value-type="float">
            <text:p>94</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Perdue's Short Sword</text:p>
          </table:table-cell>
          <table:table-cell office:value-type="string" calcext:value-type="string">
            <text:p>Short Sword</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07</text:p>
          </table:table-cell>
          <table:table-cell table:number-columns-repeated="1001"/>
        </table:table-row>
        <table:table-row table:style-name="ro1">
          <table:table-cell office:value-type="string" calcext:value-type="string">
            <text:p>cdunb66</text:p>
          </table:table-cell>
          <table:table-cell office:value-type="string" calcext:value-type="string">
            <text:p>isw1h30</text:p>
          </table:table-cell>
          <table:table-cell office:value-type="string" calcext:value-type="string">
            <text:p>misc9q</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2" calcext:value-type="float">
            <text:p>52</text:p>
          </table:table-cell>
          <table:table-cell office:value-type="float" office:value="65" calcext:value-type="float">
            <text:p>65</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cimitar (Habib)</text:p>
          </table:table-cell>
          <table:table-cell office:value-type="string" calcext:value-type="string">
            <text:p>Belm +2</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63</text:p>
          </table:table-cell>
          <table:table-cell table:number-columns-repeated="1001"/>
        </table:table-row>
        <table:table-row table:style-name="ro1">
          <table:table-cell office:value-type="string" calcext:value-type="string">
            <text:p>cdunb67</text:p>
          </table:table-cell>
          <table:table-cell office:value-type="string" calcext:value-type="string">
            <text:p>%tutu_var%isw1h20</text:p>
          </table:table-cell>
          <table:table-cell office:value-type="string" calcext:value-type="string">
            <text:p>%tutu_var%sw1h2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66" calcext:value-type="float">
            <text:p>66</text:p>
          </table:table-cell>
          <table:table-cell office:value-type="float" office:value="63" calcext:value-type="float">
            <text:p>63</text:p>
          </table:table-cell>
          <table:table-cell table:number-columns-repeated="7" office:value-type="string" calcext:value-type="string">
            <text:p>null</text:p>
          </table:table-cell>
          <table:table-cell office:value-type="string" calcext:value-type="string">
            <text:p>Scimitar +1</text:p>
          </table:table-cell>
          <table:table-cell office:value-type="string" calcext:value-type="string">
            <text:p>Scimitar</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20</text:p>
          </table:table-cell>
          <table:table-cell table:number-columns-repeated="1001"/>
        </table:table-row>
        <table:table-row table:style-name="ro1">
          <table:table-cell office:value-type="string" calcext:value-type="string">
            <text:p>cdunb68</text:p>
          </table:table-cell>
          <table:table-cell table:style-name="ce38" office:value-type="string" calcext:value-type="string">
            <text:p>isw1h08</text:p>
          </table:table-cell>
          <table:table-cell office:value-type="string" calcext:value-type="string">
            <text:p>sw1h74</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0" calcext:value-type="float">
            <text:p>50</text:p>
          </table:table-cell>
          <table:table-cell office:value-type="float" office:value="80" calcext:value-type="float">
            <text:p>80</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hort Sword +3</text:p>
          </table:table-cell>
          <table:table-cell office:value-type="string" calcext:value-type="string">
            <text:p>Short Sword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300</text:p>
          </table:table-cell>
          <table:table-cell table:number-columns-repeated="1001"/>
        </table:table-row>
        <table:table-row table:style-name="ro1">
          <table:table-cell office:value-type="string" calcext:value-type="string">
            <text:p>cdunb69</text:p>
          </table:table-cell>
          <table:table-cell table:style-name="ce38" office:value-type="string" calcext:value-type="string">
            <text:p>istaf18</text:p>
          </table:table-cell>
          <table:table-cell office:value-type="string" calcext:value-type="string">
            <text:p>ohbstaf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6" calcext:value-type="float">
            <text:p>26</text:p>
          </table:table-cell>
          <table:table-cell office:value-type="float" office:value="23" calcext:value-type="float">
            <text:p>23</text:p>
          </table:table-cell>
          <table:table-cell table:number-columns-repeated="7" office:value-type="string" calcext:value-type="string">
            <text:p>null</text:p>
          </table:table-cell>
          <table:table-cell office:value-type="string" calcext:value-type="string">
            <text:p>Stirv's Wrangler +2</text:p>
          </table:table-cell>
          <table:table-cell office:value-type="string" calcext:value-type="string">
            <text:p>Quarterstaff +2</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49</text:p>
          </table:table-cell>
          <table:table-cell table:number-columns-repeated="1001"/>
        </table:table-row>
        <table:table-row table:style-name="ro1">
          <table:table-cell office:value-type="string" calcext:value-type="string">
            <text:p>cdunb70</text:p>
          </table:table-cell>
          <table:table-cell office:value-type="string" calcext:value-type="string">
            <text:p>isw2h11</text:p>
          </table:table-cell>
          <table:table-cell office:value-type="string" calcext:value-type="string">
            <text:p>sw2h16</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4" calcext:value-type="float">
            <text:p>44</text:p>
          </table:table-cell>
          <table:table-cell office:value-type="float" office:value="59" calcext:value-type="float">
            <text:p>5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word of Chaos +2</text:p>
          </table:table-cell>
          <table:table-cell office:value-type="string" calcext:value-type="string">
            <text:p>Two-handed Sword +2</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60</text:p>
          </table:table-cell>
          <table:table-cell table:number-columns-repeated="1001"/>
        </table:table-row>
        <table:table-row table:style-name="ro1">
          <table:table-cell office:value-type="string" calcext:value-type="string">
            <text:p>cdunb71</text:p>
          </table:table-cell>
          <table:table-cell office:value-type="string" calcext:value-type="string">
            <text:p>isw1h24</text:p>
          </table:table-cell>
          <table:table-cell office:value-type="string" calcext:value-type="string">
            <text:p>sw1h53</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 calcext:value-type="float">
            <text:p>2</text:p>
          </table:table-cell>
          <table:table-cell office:value-type="float" office:value="1" calcext:value-type="float">
            <text:p>1</text:p>
          </table:table-cell>
          <table:table-cell office:value-type="float" office:value="46" calcext:value-type="float">
            <text:p>46</text:p>
          </table:table-cell>
          <table:table-cell table:number-columns-repeated="7" office:value-type="string" calcext:value-type="string">
            <text:p>null</text:p>
          </table:table-cell>
          <table:table-cell office:value-type="string" calcext:value-type="string">
            <text:p>Sword of Flame +1</text:p>
          </table:table-cell>
          <table:table-cell office:value-type="string" calcext:value-type="string">
            <text:p>The Burning Earth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54</text:p>
          </table:table-cell>
          <table:table-cell table:number-columns-repeated="1001"/>
        </table:table-row>
        <table:table-row table:style-name="ro1">
          <table:table-cell office:value-type="string" calcext:value-type="string">
            <text:p>cdunb72</text:p>
          </table:table-cell>
          <table:table-cell table:style-name="ce38" office:value-type="string" calcext:value-type="string">
            <text:p>isw1h72</text:p>
          </table:table-cell>
          <table:table-cell office:value-type="string" calcext:value-type="string">
            <text:p>ohdsw03</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46" calcext:value-type="float">
            <text:p>46</text:p>
          </table:table-cell>
          <table:table-cell office:value-type="float" office:value="67" calcext:value-type="float">
            <text:p>67</text:p>
          </table:table-cell>
          <table:table-cell table:number-columns-repeated="7" office:value-type="string" calcext:value-type="string">
            <text:p>null</text:p>
          </table:table-cell>
          <table:table-cell office:value-type="string" calcext:value-type="string">
            <text:p>The Brass Blade +5</text:p>
          </table:table-cell>
          <table:table-cell office:value-type="string" calcext:value-type="string">
            <text:p>Bastard Sword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58</text:p>
          </table:table-cell>
          <table:table-cell table:number-columns-repeated="1001"/>
        </table:table-row>
        <table:table-row table:style-name="ro1">
          <table:table-cell office:value-type="string" calcext:value-type="string">
            <text:p>cdunb73</text:p>
          </table:table-cell>
          <table:table-cell table:style-name="ce38" office:value-type="string" calcext:value-type="string">
            <text:p>ihalb03</text:p>
          </table:table-cell>
          <table:table-cell office:value-type="string" calcext:value-type="string">
            <text:p>halb13</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0" calcext:value-type="float">
            <text:p>60</text:p>
          </table:table-cell>
          <table:table-cell office:value-type="float" office:value="49" calcext:value-type="float">
            <text:p>49</text:p>
          </table:table-cell>
          <table:table-cell office:value-type="float" office:value="59" calcext:value-type="float">
            <text:p>59</text:p>
          </table:table-cell>
          <table:table-cell table:number-columns-repeated="7" office:value-type="string" calcext:value-type="string">
            <text:p>null</text:p>
          </table:table-cell>
          <table:table-cell office:value-type="string" calcext:value-type="string">
            <text:p>The Chesley Crusher +2</text:p>
          </table:table-cell>
          <table:table-cell office:value-type="string" calcext:value-type="string">
            <text:p>Suryris's Blade +2</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83</text:p>
          </table:table-cell>
          <table:table-cell table:number-columns-repeated="1001"/>
        </table:table-row>
        <table:table-row table:style-name="ro1">
          <table:table-cell office:value-type="string" calcext:value-type="string">
            <text:p>cdunb74</text:p>
          </table:table-cell>
          <table:table-cell office:value-type="string" calcext:value-type="string">
            <text:p>iblun16</text:p>
          </table:table-cell>
          <table:table-cell office:value-type="string" calcext:value-type="string">
            <text:p>blun16</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9" calcext:value-type="float">
            <text:p>49</text:p>
          </table:table-cell>
          <table:table-cell office:value-type="float" office:value="73" calcext:value-type="float">
            <text:p>73</text:p>
          </table:table-cell>
          <table:table-cell table:number-columns-repeated="7" office:value-type="string" calcext:value-type="string">
            <text:p>null</text:p>
          </table:table-cell>
          <table:table-cell table:number-columns-repeated="2" office:value-type="string" calcext:value-type="string">
            <text:p>The Sleeper +2</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13</text:p>
          </table:table-cell>
          <table:table-cell table:number-columns-repeated="1001"/>
        </table:table-row>
        <table:table-row table:style-name="ro1">
          <table:table-cell office:value-type="string" calcext:value-type="string">
            <text:p>cdunb75</text:p>
          </table:table-cell>
          <table:table-cell table:style-name="ce38" office:value-type="string" calcext:value-type="string">
            <text:p>iblun13</text:p>
          </table:table-cell>
          <table:table-cell office:value-type="string" calcext:value-type="string">
            <text:p>blun39</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5" calcext:value-type="float">
            <text:p>65</text:p>
          </table:table-cell>
          <table:table-cell office:value-type="float" office:value="1" calcext:value-type="float">
            <text:p>1</text:p>
          </table:table-cell>
          <table:table-cell table:number-columns-repeated="7" office:value-type="string" calcext:value-type="string">
            <text:p>null</text:p>
          </table:table-cell>
          <table:table-cell office:value-type="string" calcext:value-type="string">
            <text:p>The Thresher +2</text:p>
          </table:table-cell>
          <table:table-cell office:value-type="string" calcext:value-type="string">
            <text:p>Flail +1</text:p>
          </table:table-cell>
          <table:table-cell office:value-type="float" office:value="40" calcext:value-type="float">
            <text:p>40</text:p>
          </table:table-cell>
          <table:table-cell office:value-type="string" calcext:value-type="string">
            <text:p>Melee Weapons</text:p>
          </table:table-cell>
          <table:table-cell table:style-name="ce46" office:value-type="string" calcext:value-type="string">
            <text:p>cdunq279</text:p>
          </table:table-cell>
          <table:table-cell table:number-columns-repeated="1001"/>
        </table:table-row>
        <table:table-row table:style-name="ro1">
          <table:table-cell office:value-type="string" calcext:value-type="string">
            <text:p>cdunb76</text:p>
          </table:table-cell>
          <table:table-cell office:value-type="string" calcext:value-type="string">
            <text:p>%tutu_var%isw1h05</text:p>
          </table:table-cell>
          <table:table-cell office:value-type="string" calcext:value-type="string">
            <text:p>%tutu_var%sw1h19</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63" calcext:value-type="float">
            <text:p>63</text:p>
          </table:table-cell>
          <table:table-cell office:value-type="float" office:value="72" calcext:value-type="float">
            <text:p>72</text:p>
          </table:table-cell>
          <table:table-cell table:number-columns-repeated="7" office:value-type="string" calcext:value-type="string">
            <text:p>null</text:p>
          </table:table-cell>
          <table:table-cell office:value-type="string" calcext:value-type="string">
            <text:p>The Vampire's Revenge +1</text:p>
          </table:table-cell>
          <table:table-cell office:value-type="string" calcext:value-type="string">
            <text:p>Long Sword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52</text:p>
          </table:table-cell>
          <table:table-cell table:number-columns-repeated="1001"/>
        </table:table-row>
        <table:table-row table:style-name="ro1">
          <table:table-cell office:value-type="string" calcext:value-type="string">
            <text:p>cdunb77</text:p>
          </table:table-cell>
          <table:table-cell office:value-type="string" calcext:value-type="string">
            <text:p>%tutu_var%isw1h15</text:p>
          </table:table-cell>
          <table:table-cell office:value-type="string" calcext:value-type="string">
            <text:p>%tutu_var%sw1h16</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67" calcext:value-type="float">
            <text:p>67</text:p>
          </table:table-cell>
          <table:table-cell office:value-type="float" office:value="17" calcext:value-type="float">
            <text:p>17</text:p>
          </table:table-cell>
          <table:table-cell table:number-columns-repeated="7" office:value-type="string" calcext:value-type="string">
            <text:p>null</text:p>
          </table:table-cell>
          <table:table-cell office:value-type="string" calcext:value-type="string">
            <text:p>Twinkle +3</text:p>
          </table:table-cell>
          <table:table-cell office:value-type="string" calcext:value-type="string">
            <text:p>Icingdeath +3</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15</text:p>
          </table:table-cell>
          <table:table-cell table:number-columns-repeated="1001"/>
        </table:table-row>
        <table:table-row table:style-name="ro1">
          <table:table-cell office:value-type="string" calcext:value-type="string">
            <text:p>cdunb78</text:p>
          </table:table-cell>
          <table:table-cell office:value-type="string" calcext:value-type="string">
            <text:p>isw1h15</text:p>
          </table:table-cell>
          <table:table-cell office:value-type="string" calcext:value-type="string">
            <text:p>sw1h5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64" calcext:value-type="float">
            <text:p>64</text:p>
          </table:table-cell>
          <table:table-cell office:value-type="float" office:value="68" calcext:value-type="float">
            <text:p>68</text:p>
          </table:table-cell>
          <table:table-cell table:number-columns-repeated="7" office:value-type="string" calcext:value-type="string">
            <text:p>null</text:p>
          </table:table-cell>
          <table:table-cell office:value-type="string" calcext:value-type="string">
            <text:p>Water's Edge +3</text:p>
          </table:table-cell>
          <table:table-cell office:value-type="string" calcext:value-type="string">
            <text:p>Icingdeath +3</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15</text:p>
          </table:table-cell>
          <table:table-cell table:number-columns-repeated="1001"/>
        </table:table-row>
        <table:table-row table:style-name="ro1">
          <table:table-cell office:value-type="string" calcext:value-type="string">
            <text:p>cdunb79</text:p>
          </table:table-cell>
          <table:table-cell office:value-type="string" calcext:value-type="string">
            <text:p>iax1h01</text:p>
          </table:table-cell>
          <table:table-cell office:value-type="string" calcext:value-type="string">
            <text:p>ensw2h</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5" calcext:value-type="float">
            <text:p>105</text:p>
          </table:table-cell>
          <table:table-cell table:number-columns-repeated="7" office:value-type="string" calcext:value-type="string">
            <text:p>null</text:p>
          </table:table-cell>
          <table:table-cell office:value-type="string" calcext:value-type="string">
            <text:p>Battle Axe +3 (via Enchanted Weapon)</text:p>
          </table:table-cell>
          <table:table-cell office:value-type="string" calcext:value-type="string">
            <text:p>Battle Axe</text:p>
          </table:table-cell>
          <table:table-cell office:value-type="float" office:value="50" calcext:value-type="float">
            <text:p>50</text:p>
          </table:table-cell>
          <table:table-cell office:value-type="string" calcext:value-type="string">
            <text:p>Enchanted Weapon Spell</text:p>
          </table:table-cell>
          <table:table-cell table:style-name="ce46" office:value-type="string" calcext:value-type="string">
            <text:p>cdunq65</text:p>
          </table:table-cell>
          <table:table-cell table:number-columns-repeated="1001"/>
        </table:table-row>
        <table:table-row table:style-name="ro1">
          <table:table-cell office:value-type="string" calcext:value-type="string">
            <text:p>cdunb80</text:p>
          </table:table-cell>
          <table:table-cell office:value-type="string" calcext:value-type="string">
            <text:p>isw1h05</text:p>
          </table:table-cell>
          <table:table-cell office:value-type="string" calcext:value-type="string">
            <text:p>ensw1h0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5" calcext:value-type="float">
            <text:p>105</text:p>
          </table:table-cell>
          <table:table-cell table:number-columns-repeated="7" office:value-type="string" calcext:value-type="string">
            <text:p>null</text:p>
          </table:table-cell>
          <table:table-cell office:value-type="string" calcext:value-type="string">
            <text:p>Long Sword +3 (via Enchanted Weapon)</text:p>
          </table:table-cell>
          <table:table-cell office:value-type="string" calcext:value-type="string">
            <text:p>Long Sword +1</text:p>
          </table:table-cell>
          <table:table-cell office:value-type="float" office:value="50" calcext:value-type="float">
            <text:p>50</text:p>
          </table:table-cell>
          <table:table-cell office:value-type="string" calcext:value-type="string">
            <text:p>Enchanted Weapon Spell</text:p>
          </table:table-cell>
          <table:table-cell table:style-name="ce51" office:value-type="string" calcext:value-type="string">
            <text:p>cdunq250</text:p>
          </table:table-cell>
          <table:table-cell table:number-columns-repeated="1001"/>
        </table:table-row>
        <table:table-row table:style-name="ro1">
          <table:table-cell office:value-type="string" calcext:value-type="string">
            <text:p>cdunb81</text:p>
          </table:table-cell>
          <table:table-cell office:value-type="string" calcext:value-type="string">
            <text:p>iblun05</text:p>
          </table:table-cell>
          <table:table-cell office:value-type="string" calcext:value-type="string">
            <text:p>enmace</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5" calcext:value-type="float">
            <text:p>105</text:p>
          </table:table-cell>
          <table:table-cell table:number-columns-repeated="7" office:value-type="string" calcext:value-type="string">
            <text:p>null</text:p>
          </table:table-cell>
          <table:table-cell office:value-type="string" calcext:value-type="string">
            <text:p>Mace +3 (via Enchanted Weapon)</text:p>
          </table:table-cell>
          <table:table-cell office:value-type="string" calcext:value-type="string">
            <text:p>Mace +1</text:p>
          </table:table-cell>
          <table:table-cell office:value-type="float" office:value="50" calcext:value-type="float">
            <text:p>50</text:p>
          </table:table-cell>
          <table:table-cell office:value-type="string" calcext:value-type="string">
            <text:p>Enchanted Weapon Spell</text:p>
          </table:table-cell>
          <table:table-cell table:style-name="ce51" office:value-type="string" calcext:value-type="string">
            <text:p>cdunq209</text:p>
          </table:table-cell>
          <table:table-cell table:number-columns-repeated="1001"/>
        </table:table-row>
        <table:table-row table:style-name="ro1">
          <table:table-cell office:value-type="string" calcext:value-type="string">
            <text:p>cdunb82</text:p>
          </table:table-cell>
          <table:table-cell office:value-type="string" calcext:value-type="string">
            <text:p>iblun07</text:p>
          </table:table-cell>
          <table:table-cell office:value-type="string" calcext:value-type="string">
            <text:p>enmorn</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5" calcext:value-type="float">
            <text:p>105</text:p>
          </table:table-cell>
          <table:table-cell table:number-columns-repeated="7" office:value-type="string" calcext:value-type="string">
            <text:p>null</text:p>
          </table:table-cell>
          <table:table-cell office:value-type="string" calcext:value-type="string">
            <text:p>Morning Star +3 (via Enchanted Weapon)</text:p>
          </table:table-cell>
          <table:table-cell office:value-type="string" calcext:value-type="string">
            <text:p>Morning Star +1</text:p>
          </table:table-cell>
          <table:table-cell office:value-type="float" office:value="50" calcext:value-type="float">
            <text:p>50</text:p>
          </table:table-cell>
          <table:table-cell office:value-type="string" calcext:value-type="string">
            <text:p>Enchanted Weapon Spell</text:p>
          </table:table-cell>
          <table:table-cell table:style-name="ce51" office:value-type="string" calcext:value-type="string">
            <text:p>cdunq211</text:p>
          </table:table-cell>
          <table:table-cell table:number-columns-repeated="1001"/>
        </table:table-row>
        <table:table-row table:style-name="ro1">
          <table:table-cell office:value-type="string" calcext:value-type="string">
            <text:p>cdunb83</text:p>
          </table:table-cell>
          <table:table-cell office:value-type="string" calcext:value-type="string">
            <text:p>istaf02</text:p>
          </table:table-cell>
          <table:table-cell office:value-type="string" calcext:value-type="string">
            <text:p>enstaff</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5" calcext:value-type="float">
            <text:p>105</text:p>
          </table:table-cell>
          <table:table-cell table:number-columns-repeated="7" office:value-type="string" calcext:value-type="string">
            <text:p>null</text:p>
          </table:table-cell>
          <table:table-cell office:value-type="string" calcext:value-type="string">
            <text:p>Quarterstaff +3 (via Enchanted Weapon)</text:p>
          </table:table-cell>
          <table:table-cell office:value-type="string" calcext:value-type="string">
            <text:p>Quarterstaff +1</text:p>
          </table:table-cell>
          <table:table-cell office:value-type="float" office:value="50" calcext:value-type="float">
            <text:p>50</text:p>
          </table:table-cell>
          <table:table-cell office:value-type="string" calcext:value-type="string">
            <text:p>Enchanted Weapon Spell</text:p>
          </table:table-cell>
          <table:table-cell table:style-name="ce51" office:value-type="string" calcext:value-type="string">
            <text:p>cdunq247</text:p>
          </table:table-cell>
          <table:table-cell table:number-columns-repeated="1001"/>
        </table:table-row>
        <table:table-row table:style-name="ro1">
          <table:table-cell office:value-type="string" calcext:value-type="string">
            <text:p>cdunb84</text:p>
          </table:table-cell>
          <table:table-cell office:value-type="string" calcext:value-type="string">
            <text:p>isw1h08</text:p>
          </table:table-cell>
          <table:table-cell office:value-type="string" calcext:value-type="string">
            <text:p>ensw1h0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5" calcext:value-type="float">
            <text:p>105</text:p>
          </table:table-cell>
          <table:table-cell table:number-columns-repeated="7" office:value-type="string" calcext:value-type="string">
            <text:p>null</text:p>
          </table:table-cell>
          <table:table-cell office:value-type="string" calcext:value-type="string">
            <text:p>Short Sword +3 (via Enchanted Weapon)</text:p>
          </table:table-cell>
          <table:table-cell office:value-type="string" calcext:value-type="string">
            <text:p>Short Sword +1</text:p>
          </table:table-cell>
          <table:table-cell office:value-type="float" office:value="50" calcext:value-type="float">
            <text:p>50</text:p>
          </table:table-cell>
          <table:table-cell office:value-type="string" calcext:value-type="string">
            <text:p>Enchanted Weapon Spell</text:p>
          </table:table-cell>
          <table:table-cell table:style-name="ce51" office:value-type="string" calcext:value-type="string">
            <text:p>cdunq253</text:p>
          </table:table-cell>
          <table:table-cell table:number-columns-repeated="1001"/>
        </table:table-row>
        <table:table-row table:style-name="ro1">
          <table:table-cell office:value-type="string" calcext:value-type="string">
            <text:p>cdunb85</text:p>
          </table:table-cell>
          <table:table-cell office:value-type="string" calcext:value-type="string">
            <text:p>isw1h05</text:p>
          </table:table-cell>
          <table:table-cell office:value-type="string" calcext:value-type="string">
            <text:p>rodsword</text:p>
          </table:table-cell>
          <table:table-cell office:value-type="string" calcext:value-type="string">
            <text:p>fs</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0" calcext:value-type="float">
            <text:p>60</text:p>
          </table:table-cell>
          <table:table-cell office:value-type="float" office:value="44" calcext:value-type="float">
            <text:p>44</text:p>
          </table:table-cell>
          <table:table-cell table:number-columns-repeated="7" office:value-type="string" calcext:value-type="string">
            <text:p>null</text:p>
          </table:table-cell>
          <table:table-cell office:value-type="string" calcext:value-type="string">
            <text:p>Flaming Long Sword +1 (via Rod of Lordly Might)</text:p>
          </table:table-cell>
          <table:table-cell office:value-type="string" calcext:value-type="string">
            <text:p>Long Sword +1</text:p>
          </table:table-cell>
          <table:table-cell office:value-type="float" office:value="60" calcext:value-type="float">
            <text:p>60</text:p>
          </table:table-cell>
          <table:table-cell office:value-type="string" calcext:value-type="string">
            <text:p>Rod of Lordly Might</text:p>
          </table:table-cell>
          <table:table-cell table:style-name="ce51" office:value-type="string" calcext:value-type="string">
            <text:p>cdunq251</text:p>
          </table:table-cell>
          <table:table-cell table:number-columns-repeated="1001"/>
        </table:table-row>
        <table:table-row table:style-name="ro1">
          <table:table-cell office:value-type="string" calcext:value-type="string">
            <text:p>cdunb86</text:p>
          </table:table-cell>
          <table:table-cell office:value-type="string" calcext:value-type="string">
            <text:p>iblun05</text:p>
          </table:table-cell>
          <table:table-cell office:value-type="string" calcext:value-type="string">
            <text:p>rodmace</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44" calcext:value-type="float">
            <text:p>44</text:p>
          </table:table-cell>
          <table:table-cell table:number-columns-repeated="7" office:value-type="string" calcext:value-type="string">
            <text:p>null</text:p>
          </table:table-cell>
          <table:table-cell office:value-type="string" calcext:value-type="string">
            <text:p>Mace +2 (via Rod of Lordly Might)</text:p>
          </table:table-cell>
          <table:table-cell office:value-type="string" calcext:value-type="string">
            <text:p>Mace +1</text:p>
          </table:table-cell>
          <table:table-cell office:value-type="float" office:value="60" calcext:value-type="float">
            <text:p>60</text:p>
          </table:table-cell>
          <table:table-cell office:value-type="string" calcext:value-type="string">
            <text:p>Rod of Lordly Might</text:p>
          </table:table-cell>
          <table:table-cell table:style-name="ce51" office:value-type="string" calcext:value-type="string">
            <text:p>cdunq210</text:p>
          </table:table-cell>
          <table:table-cell table:number-columns-repeated="1001"/>
        </table:table-row>
        <table:table-row table:style-name="ro1">
          <table:table-cell office:value-type="string" calcext:value-type="string">
            <text:p>cdunb87</text:p>
          </table:table-cell>
          <table:table-cell office:value-type="string" calcext:value-type="string">
            <text:p>isper01</text:p>
          </table:table-cell>
          <table:table-cell office:value-type="string" calcext:value-type="string">
            <text:p>rodspear</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0" calcext:value-type="float">
            <text:p>60</text:p>
          </table:table-cell>
          <table:table-cell office:value-type="float" office:value="59" calcext:value-type="float">
            <text:p>59</text:p>
          </table:table-cell>
          <table:table-cell table:number-columns-repeated="7" office:value-type="string" calcext:value-type="string">
            <text:p>null</text:p>
          </table:table-cell>
          <table:table-cell office:value-type="string" calcext:value-type="string">
            <text:p>Spear +3 (via Rod of Lordly Might)</text:p>
          </table:table-cell>
          <table:table-cell office:value-type="string" calcext:value-type="string">
            <text:p>Spear</text:p>
          </table:table-cell>
          <table:table-cell office:value-type="float" office:value="60" calcext:value-type="float">
            <text:p>60</text:p>
          </table:table-cell>
          <table:table-cell office:value-type="string" calcext:value-type="string">
            <text:p>Rod of Lordly Might</text:p>
          </table:table-cell>
          <table:table-cell table:style-name="ce51" office:value-type="string" calcext:value-type="string">
            <text:p>cdunq245</text:p>
          </table:table-cell>
          <table:table-cell table:number-columns-repeated="1001"/>
        </table:table-row>
        <table:table-row table:style-name="ro1">
          <table:table-cell office:value-type="string" calcext:value-type="string">
            <text:p>cdunb88</text:p>
          </table:table-cell>
          <table:table-cell table:style-name="ce38" office:value-type="string" calcext:value-type="string">
            <text:p>ibelt01</text:p>
          </table:table-cell>
          <table:table-cell office:value-type="string" calcext:value-type="string">
            <text:p>nebelt01</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doy's Belt</text:p>
          </table:table-cell>
          <table:table-cell office:value-type="string" calcext:value-type="string">
            <text:p>Girdle</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08</text:p>
          </table:table-cell>
          <table:table-cell table:number-columns-repeated="1001"/>
        </table:table-row>
        <table:table-row table:style-name="ro1">
          <table:table-cell office:value-type="string" calcext:value-type="string">
            <text:p>cdunb89</text:p>
          </table:table-cell>
          <table:table-cell office:value-type="string" calcext:value-type="string">
            <text:p>%tutu_var%iclck07</text:p>
          </table:table-cell>
          <table:table-cell office:value-type="string" calcext:value-type="string">
            <text:p>%tutu_var%clck08</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lgernon's Cloak</text:p>
          </table:table-cell>
          <table:table-cell office:value-type="string" calcext:value-type="string">
            <text:p>Nymph Cloak</text:p>
          </table:table-cell>
          <table:table-cell office:value-type="float" office:value="70" calcext:value-type="float">
            <text:p>70</text:p>
          </table:table-cell>
          <table:table-cell office:value-type="string" calcext:value-type="string">
            <text:p>Armor</text:p>
          </table:table-cell>
          <table:table-cell table:style-name="ce52" office:value-type="string" calcext:value-type="string">
            <text:p>iclck07</text:p>
          </table:table-cell>
          <table:table-cell table:number-columns-repeated="1001"/>
        </table:table-row>
        <table:table-row table:style-name="ro1">
          <table:table-cell office:value-type="string" calcext:value-type="string">
            <text:p>cdunb90</text:p>
          </table:table-cell>
          <table:table-cell office:value-type="string" calcext:value-type="string">
            <text:p>ibelt01</text:p>
          </table:table-cell>
          <table:table-cell office:value-type="string" calcext:value-type="string">
            <text:p>belt16</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elt of Antipode</text:p>
          </table:table-cell>
          <table:table-cell office:value-type="string" calcext:value-type="string">
            <text:p>Girdle</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76</text:p>
          </table:table-cell>
          <table:table-cell table:number-columns-repeated="1001"/>
        </table:table-row>
        <table:table-row table:style-name="ro1">
          <table:table-cell office:value-type="string" calcext:value-type="string">
            <text:p>cdunb91</text:p>
          </table:table-cell>
          <table:table-cell office:value-type="string" calcext:value-type="string">
            <text:p>ibelt10</text:p>
          </table:table-cell>
          <table:table-cell office:value-type="string" calcext:value-type="string">
            <text:p>bdbelt02</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elt of the Skillful Blade</text:p>
          </table:table-cell>
          <table:table-cell office:value-type="string" calcext:value-type="string">
            <text:p>Belt of Inertial Barrier</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77</text:p>
          </table:table-cell>
          <table:table-cell table:number-columns-repeated="1001"/>
        </table:table-row>
        <table:table-row table:style-name="ro1">
          <table:table-cell office:value-type="string" calcext:value-type="string">
            <text:p>cdunb92</text:p>
          </table:table-cell>
          <table:table-cell office:value-type="string" calcext:value-type="string">
            <text:p>ibelt06</text:p>
          </table:table-cell>
          <table:table-cell office:value-type="string" calcext:value-type="string">
            <text:p>belt15</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ig-Fisted Belt</text:p>
          </table:table-cell>
          <table:table-cell office:value-type="string" calcext:value-type="string">
            <text:p>Girdle of Hill Giant Strength</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75</text:p>
          </table:table-cell>
          <table:table-cell table:number-columns-repeated="1001"/>
        </table:table-row>
        <table:table-row table:style-name="ro1">
          <table:table-cell office:value-type="string" calcext:value-type="string">
            <text:p>cdunb93</text:p>
          </table:table-cell>
          <table:table-cell office:value-type="string" calcext:value-type="string">
            <text:p>ishld08</text:p>
          </table:table-cell>
          <table:table-cell office:value-type="string" calcext:value-type="string">
            <text:p>shld33</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office:value-type="float" office:value="3" calcext:value-type="float">
            <text:p>3</text:p>
          </table:table-cell>
          <table:table-cell table:number-columns-repeated="2" office:value-type="float" office:value="52" calcext:value-type="float">
            <text:p>52</text:p>
          </table:table-cell>
          <table:table-cell office:value-type="float" office:value="3" calcext:value-type="float">
            <text:p>3</text:p>
          </table:table-cell>
          <table:table-cell table:number-columns-repeated="3" office:value-type="string" calcext:value-type="string">
            <text:p>null</text:p>
          </table:table-cell>
          <table:table-cell office:value-type="string" calcext:value-type="string">
            <text:p>Buckley's Buckler</text:p>
          </table:table-cell>
          <table:table-cell office:value-type="string" calcext:value-type="string">
            <text:p>Buckler</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92</text:p>
          </table:table-cell>
          <table:table-cell table:number-columns-repeated="1001"/>
        </table:table-row>
        <table:table-row table:style-name="ro1">
          <table:table-cell office:value-type="string" calcext:value-type="string">
            <text:p>cdunb94</text:p>
          </table:table-cell>
          <table:table-cell table:style-name="ce38" office:value-type="string" calcext:value-type="string">
            <text:p>ileat15</text:p>
          </table:table-cell>
          <table:table-cell office:value-type="string" calcext:value-type="string">
            <text:p>bdleat04</text:p>
          </table:table-cell>
          <table:table-cell office:value-type="string" calcext:value-type="string">
            <text:p>null</text:p>
          </table:table-cell>
          <table:table-cell office:value-type="string" calcext:value-type="string">
            <text:p>armor</text:p>
          </table:table-cell>
          <table:table-cell office:value-type="float" office:value="63" calcext:value-type="float">
            <text:p>63</text:p>
          </table:table-cell>
          <table:table-cell office:value-type="float" office:value="65" calcext:value-type="float">
            <text:p>65</text:p>
          </table:table-cell>
          <table:table-cell office:value-type="float" office:value="64" calcext:value-type="float">
            <text:p>64</text:p>
          </table:table-cell>
          <table:table-cell table:number-columns-repeated="10" office:value-type="string" calcext:value-type="string">
            <text:p>null</text:p>
          </table:table-cell>
          <table:table-cell office:value-type="string" calcext:value-type="string">
            <text:p>Changeling's Vest</text:p>
          </table:table-cell>
          <table:table-cell office:value-type="string" calcext:value-type="string">
            <text:p>Studded Leather Armor +2</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88</text:p>
          </table:table-cell>
          <table:table-cell table:number-columns-repeated="1001"/>
        </table:table-row>
        <table:table-row table:style-name="ro1">
          <table:table-cell office:value-type="string" calcext:value-type="string">
            <text:p>cdunb95</text:p>
          </table:table-cell>
          <table:table-cell table:style-name="ce38" office:value-type="string" calcext:value-type="string">
            <text:p>iclck28</text:p>
          </table:table-cell>
          <table:table-cell office:value-type="string" calcext:value-type="string">
            <text:p>ohbclck1</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Cloak of the Lich</text:p>
          </table:table-cell>
          <table:table-cell office:value-type="string" calcext:value-type="string">
            <text:p>Shadow Thief Cloak</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27</text:p>
          </table:table-cell>
          <table:table-cell table:number-columns-repeated="1001"/>
        </table:table-row>
        <table:table-row table:style-name="ro1">
          <table:table-cell office:value-type="string" calcext:value-type="string">
            <text:p>cdunb96</text:p>
          </table:table-cell>
          <table:table-cell table:style-name="ce38" office:value-type="string" calcext:value-type="string">
            <text:p>ichan18</text:p>
          </table:table-cell>
          <table:table-cell office:value-type="string" calcext:value-type="string">
            <text:p>bdchan04</text:p>
          </table:table-cell>
          <table:table-cell office:value-type="string" calcext:value-type="string">
            <text:p>null</text:p>
          </table:table-cell>
          <table:table-cell office:value-type="string" calcext:value-type="string">
            <text:p>armor</text:p>
          </table:table-cell>
          <table:table-cell office:value-type="float" office:value="81" calcext:value-type="float">
            <text:p>81</text:p>
          </table:table-cell>
          <table:table-cell office:value-type="float" office:value="2" calcext:value-type="float">
            <text:p>2</text:p>
          </table:table-cell>
          <table:table-cell office:value-type="float" office:value="11" calcext:value-type="float">
            <text:p>11</text:p>
          </table:table-cell>
          <table:table-cell table:number-columns-repeated="10" office:value-type="string" calcext:value-type="string">
            <text:p>null</text:p>
          </table:table-cell>
          <table:table-cell office:value-type="string" calcext:value-type="string">
            <text:p>Commander's Chain Mail +3</text:p>
          </table:table-cell>
          <table:table-cell office:value-type="string" calcext:value-type="string">
            <text:p>Armor of Faith +3</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81</text:p>
          </table:table-cell>
          <table:table-cell table:number-columns-repeated="1001"/>
        </table:table-row>
        <table:table-row table:style-name="ro1">
          <table:table-cell office:value-type="string" calcext:value-type="string">
            <text:p>cdunb97</text:p>
          </table:table-cell>
          <table:table-cell office:value-type="string" calcext:value-type="string">
            <text:p>ichan17</text:p>
          </table:table-cell>
          <table:table-cell office:value-type="string" calcext:value-type="string">
            <text:p>clolth</text:p>
          </table:table-cell>
          <table:table-cell office:value-type="string" calcext:value-type="string">
            <text:p>null</text:p>
          </table:table-cell>
          <table:table-cell office:value-type="string" calcext:value-type="string">
            <text:p>armor</text:p>
          </table:table-cell>
          <table:table-cell office:value-type="float" office:value="79" calcext:value-type="float">
            <text:p>79</text:p>
          </table:table-cell>
          <table:table-cell office:value-type="float" office:value="118" calcext:value-type="float">
            <text:p>118</text:p>
          </table:table-cell>
          <table:table-cell office:value-type="float" office:value="62" calcext:value-type="float">
            <text:p>62</text:p>
          </table:table-cell>
          <table:table-cell table:number-columns-repeated="10" office:value-type="string" calcext:value-type="string">
            <text:p>null</text:p>
          </table:table-cell>
          <table:table-cell office:value-type="string" calcext:value-type="string">
            <text:p>Dark Elven Chain +1</text:p>
          </table:table-cell>
          <table:table-cell office:value-type="string" calcext:value-type="string">
            <text:p>Ashen Scales +2</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26</text:p>
          </table:table-cell>
          <table:table-cell table:number-columns-repeated="1001"/>
        </table:table-row>
        <table:table-row table:style-name="ro1">
          <table:table-cell office:value-type="string" calcext:value-type="string">
            <text:p>cdunb98</text:p>
          </table:table-cell>
          <table:table-cell office:value-type="string" calcext:value-type="string">
            <text:p>iplat05</text:p>
          </table:table-cell>
          <table:table-cell office:value-type="string" calcext:value-type="string">
            <text:p>plat19</text:p>
          </table:table-cell>
          <table:table-cell office:value-type="string" calcext:value-type="string">
            <text:p>null</text:p>
          </table:table-cell>
          <table:table-cell office:value-type="string" calcext:value-type="string">
            <text:p>armor</text:p>
          </table:table-cell>
          <table:table-cell office:value-type="float" office:value="27" calcext:value-type="float">
            <text:p>27</text:p>
          </table:table-cell>
          <table:table-cell office:value-type="float" office:value="25" calcext:value-type="float">
            <text:p>25</text:p>
          </table:table-cell>
          <table:table-cell office:value-type="float" office:value="27" calcext:value-type="float">
            <text:p>27</text:p>
          </table:table-cell>
          <table:table-cell table:number-columns-repeated="10" office:value-type="string" calcext:value-type="string">
            <text:p>null</text:p>
          </table:table-cell>
          <table:table-cell office:value-type="string" calcext:value-type="string">
            <text:p>Full Plate Mail +2 (via Wish)</text:p>
          </table:table-cell>
          <table:table-cell office:value-type="string" calcext:value-type="string">
            <text:p>Plate of the Dark +1</text:p>
          </table:table-cell>
          <table:table-cell office:value-type="float" office:value="70" calcext:value-type="float">
            <text:p>70</text:p>
          </table:table-cell>
          <table:table-cell office:value-type="string" calcext:value-type="string">
            <text:p>Armor</text:p>
          </table:table-cell>
          <table:table-cell table:style-name="ce53" office:value-type="string" calcext:value-type="string">
            <text:p>cdunq236</text:p>
          </table:table-cell>
          <table:table-cell table:number-columns-repeated="1001"/>
        </table:table-row>
        <table:table-row table:style-name="ro1">
          <table:table-cell office:value-type="string" calcext:value-type="string">
            <text:p>cdunb99</text:p>
          </table:table-cell>
          <table:table-cell office:value-type="string" calcext:value-type="string">
            <text:p>%tutu_var%ihelm02</text:p>
          </table:table-cell>
          <table:table-cell office:value-type="string" calcext:value-type="string">
            <text:p>%tutu_var%helm03</text:p>
          </table:table-cell>
          <table:table-cell office:value-type="string" calcext:value-type="string">
            <text:p>h0</text:p>
          </table:table-cell>
          <table:table-cell office:value-type="string" calcext:value-type="string">
            <text:p>helm</text:p>
          </table:table-cell>
          <table:table-cell table:number-columns-repeated="10" office:value-type="string" calcext:value-type="string">
            <text:p>null</text:p>
          </table:table-cell>
          <table:table-cell table:number-columns-repeated="3" office:value-type="float" office:value="4" calcext:value-type="float">
            <text:p>4</text:p>
          </table:table-cell>
          <table:table-cell office:value-type="string" calcext:value-type="string">
            <text:p>Helm of the Noble +1</text:p>
          </table:table-cell>
          <table:table-cell office:value-type="string" calcext:value-type="string">
            <text:p>Helmet of Opposite Alignment</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68</text:p>
          </table:table-cell>
          <table:table-cell table:number-columns-repeated="1001"/>
        </table:table-row>
        <table:table-row table:style-name="ro1">
          <table:table-cell office:value-type="string" calcext:value-type="string">
            <text:p>cdunb100</text:p>
          </table:table-cell>
          <table:table-cell office:value-type="string" calcext:value-type="string">
            <text:p>%tutu_var%ihelm03</text:p>
          </table:table-cell>
          <table:table-cell office:value-type="string" calcext:value-type="string">
            <text:p>%tutu_var%helm09</text:p>
          </table:table-cell>
          <table:table-cell office:value-type="string" calcext:value-type="string">
            <text:p>%h5%</text:p>
          </table:table-cell>
          <table:table-cell office:value-type="string" calcext:value-type="string">
            <text:p>helm</text:p>
          </table:table-cell>
          <table:table-cell table:number-columns-repeated="10" office:value-type="string" calcext:value-type="string">
            <text:p>null</text:p>
          </table:table-cell>
          <table:table-cell office:value-type="float" office:value="69" calcext:value-type="float">
            <text:p>69</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Helmet</text:p>
          </table:table-cell>
          <table:table-cell office:value-type="string" calcext:value-type="string">
            <text:p>Helm of the Noble +1</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69</text:p>
          </table:table-cell>
          <table:table-cell table:number-columns-repeated="1001"/>
        </table:table-row>
        <table:table-row table:style-name="ro1">
          <table:table-cell office:value-type="string" calcext:value-type="string">
            <text:p>cdunb101</text:p>
          </table:table-cell>
          <table:table-cell table:style-name="ce38" office:value-type="string" calcext:value-type="string">
            <text:p>%tutu_var%ihelm05</text:p>
          </table:table-cell>
          <table:table-cell office:value-type="string" calcext:value-type="string">
            <text:p>%tutu_var%helm10</text:p>
          </table:table-cell>
          <table:table-cell office:value-type="string" calcext:value-type="string">
            <text:p>%h5%</text:p>
          </table:table-cell>
          <table:table-cell office:value-type="string" calcext:value-type="string">
            <text:p>helm</text:p>
          </table:table-cell>
          <table:table-cell table:number-columns-repeated="10" office:value-type="string" calcext:value-type="string">
            <text:p>null</text:p>
          </table:table-cell>
          <table:table-cell office:value-type="float" office:value="48" calcext:value-type="float">
            <text:p>48</text:p>
          </table:table-cell>
          <table:table-cell office:value-type="float" office:value="28" calcext:value-type="float">
            <text:p>28</text:p>
          </table:table-cell>
          <table:table-cell office:value-type="float" office:value="63" calcext:value-type="float">
            <text:p>63</text:p>
          </table:table-cell>
          <table:table-cell office:value-type="string" calcext:value-type="string">
            <text:p>Helmet</text:p>
          </table:table-cell>
          <table:table-cell office:value-type="string" calcext:value-type="string">
            <text:p>The Eyes of Truth</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70</text:p>
          </table:table-cell>
          <table:table-cell table:number-columns-repeated="1001"/>
        </table:table-row>
        <table:table-row table:style-name="ro1">
          <table:table-cell office:value-type="string" calcext:value-type="string">
            <text:p>cdunb102</text:p>
          </table:table-cell>
          <table:table-cell table:style-name="ce38" office:value-type="string" calcext:value-type="string">
            <text:p>%tutu_var%ihelm05</text:p>
          </table:table-cell>
          <table:table-cell office:value-type="string" calcext:value-type="string">
            <text:p>%tutu_var%helm11</text:p>
          </table:table-cell>
          <table:table-cell office:value-type="string" calcext:value-type="string">
            <text:p>%h6%</text:p>
          </table:table-cell>
          <table:table-cell office:value-type="string" calcext:value-type="string">
            <text:p>helm</text:p>
          </table:table-cell>
          <table:table-cell table:number-columns-repeated="10" office:value-type="string" calcext:value-type="string">
            <text:p>null</text:p>
          </table:table-cell>
          <table:table-cell office:value-type="float" office:value="5" calcext:value-type="float">
            <text:p>5</text:p>
          </table:table-cell>
          <table:table-cell table:number-columns-repeated="2" office:value-type="float" office:value="27" calcext:value-type="float">
            <text:p>27</text:p>
          </table:table-cell>
          <table:table-cell office:value-type="string" calcext:value-type="string">
            <text:p>Helmet</text:p>
          </table:table-cell>
          <table:table-cell office:value-type="string" calcext:value-type="string">
            <text:p>Helmet of Charm Protection</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71</text:p>
          </table:table-cell>
          <table:table-cell table:number-columns-repeated="1001"/>
        </table:table-row>
        <table:table-row table:style-name="ro1">
          <table:table-cell office:value-type="string" calcext:value-type="string">
            <text:p>cdunb103</text:p>
          </table:table-cell>
          <table:table-cell office:value-type="string" calcext:value-type="string">
            <text:p>%tutu_var%iclck07</text:p>
          </table:table-cell>
          <table:table-cell office:value-type="string" calcext:value-type="string">
            <text:p>%tutu_var%clck21</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Holy Cloak</text:p>
          </table:table-cell>
          <table:table-cell office:value-type="string" calcext:value-type="string">
            <text:p>Nymph Cloak</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17</text:p>
          </table:table-cell>
          <table:table-cell table:number-columns-repeated="1001"/>
        </table:table-row>
        <table:table-row table:style-name="ro1">
          <table:table-cell office:value-type="string" calcext:value-type="string">
            <text:p>cdunb104</text:p>
          </table:table-cell>
          <table:table-cell office:value-type="string" calcext:value-type="string">
            <text:p>ibelt05</text:p>
          </table:table-cell>
          <table:table-cell office:value-type="string" calcext:value-type="string">
            <text:p>imoenhp1</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moen's Belt</text:p>
          </table:table-cell>
          <table:table-cell office:value-type="string" calcext:value-type="string">
            <text:p>Girdle of Gender</text:p>
          </table:table-cell>
          <table:table-cell office:value-type="float" office:value="70" calcext:value-type="float">
            <text:p>70</text:p>
          </table:table-cell>
          <table:table-cell office:value-type="string" calcext:value-type="string">
            <text:p>Armor</text:p>
          </table:table-cell>
          <table:table-cell table:style-name="ce52" office:value-type="string" calcext:value-type="string">
            <text:p>ibelt05</text:p>
          </table:table-cell>
          <table:table-cell table:number-columns-repeated="1001"/>
        </table:table-row>
        <table:table-row table:style-name="ro1">
          <table:table-cell office:value-type="string" calcext:value-type="string">
            <text:p>cdunb105</text:p>
          </table:table-cell>
          <table:table-cell table:style-name="ce38" office:value-type="string" calcext:value-type="string">
            <text:p>ihelm29</text:p>
          </table:table-cell>
          <table:table-cell office:value-type="string" calcext:value-type="string">
            <text:p>ohhkork</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orkorran's Cowl</text:p>
          </table:table-cell>
          <table:table-cell office:value-type="string" calcext:value-type="string">
            <text:p>Thieves' Hood</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31</text:p>
          </table:table-cell>
          <table:table-cell table:number-columns-repeated="1001"/>
        </table:table-row>
        <table:table-row table:style-name="ro1">
          <table:table-cell office:value-type="string" calcext:value-type="string">
            <text:p>cdunb106</text:p>
          </table:table-cell>
          <table:table-cell office:value-type="string" calcext:value-type="string">
            <text:p>ishld07</text:p>
          </table:table-cell>
          <table:table-cell office:value-type="string" calcext:value-type="string">
            <text:p>shld30</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2" office:value-type="float" office:value="81" calcext:value-type="float">
            <text:p>81</text:p>
          </table:table-cell>
          <table:table-cell office:value-type="float" office:value="21" calcext:value-type="float">
            <text:p>21</text:p>
          </table:table-cell>
          <table:table-cell office:value-type="float" office:value="81" calcext:value-type="float">
            <text:p>81</text:p>
          </table:table-cell>
          <table:table-cell table:number-columns-repeated="3" office:value-type="string" calcext:value-type="string">
            <text:p>null</text:p>
          </table:table-cell>
          <table:table-cell office:value-type="string" calcext:value-type="string">
            <text:p>Large Shield +2</text:p>
          </table:table-cell>
          <table:table-cell office:value-type="string" calcext:value-type="string">
            <text:p>Shield of the Falling Stars +1</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94</text:p>
          </table:table-cell>
          <table:table-cell table:number-columns-repeated="1001"/>
        </table:table-row>
        <table:table-row table:style-name="ro1">
          <table:table-cell office:value-type="string" calcext:value-type="string">
            <text:p>cdunb107</text:p>
          </table:table-cell>
          <table:table-cell table:style-name="ce38" office:value-type="string" calcext:value-type="string">
            <text:p>ichan18</text:p>
          </table:table-cell>
          <table:table-cell office:value-type="string" calcext:value-type="string">
            <text:p>bdchanca</text:p>
          </table:table-cell>
          <table:table-cell office:value-type="string" calcext:value-type="string">
            <text:p>null</text:p>
          </table:table-cell>
          <table:table-cell office:value-type="string" calcext:value-type="string">
            <text:p>armor</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table:number-columns-repeated="10" office:value-type="string" calcext:value-type="string">
            <text:p>null</text:p>
          </table:table-cell>
          <table:table-cell office:value-type="string" calcext:value-type="string">
            <text:p>Mail of the Hallowed Hero +3</text:p>
          </table:table-cell>
          <table:table-cell office:value-type="string" calcext:value-type="string">
            <text:p>Armor of Faith +3</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80</text:p>
          </table:table-cell>
          <table:table-cell table:number-columns-repeated="1001"/>
        </table:table-row>
        <table:table-row table:style-name="ro1">
          <table:table-cell office:value-type="string" calcext:value-type="string">
            <text:p>cdunb108</text:p>
          </table:table-cell>
          <table:table-cell office:value-type="string" calcext:value-type="string">
            <text:p>iplat04</text:p>
          </table:table-cell>
          <table:table-cell office:value-type="string" calcext:value-type="string">
            <text:p>bruenpla</text:p>
          </table:table-cell>
          <table:table-cell office:value-type="string" calcext:value-type="string">
            <text:p>null</text:p>
          </table:table-cell>
          <table:table-cell office:value-type="string" calcext:value-type="string">
            <text:p>armor</text:p>
          </table:table-cell>
          <table:table-cell office:value-type="float" office:value="27" calcext:value-type="float">
            <text:p>27</text:p>
          </table:table-cell>
          <table:table-cell office:value-type="float" office:value="21" calcext:value-type="float">
            <text:p>21</text:p>
          </table:table-cell>
          <table:table-cell office:value-type="float" office:value="79" calcext:value-type="float">
            <text:p>79</text:p>
          </table:table-cell>
          <table:table-cell table:number-columns-repeated="10" office:value-type="string" calcext:value-type="string">
            <text:p>null</text:p>
          </table:table-cell>
          <table:table-cell office:value-type="string" calcext:value-type="string">
            <text:p>Mithral Field Plate +2 (Bruenor)</text:p>
          </table:table-cell>
          <table:table-cell office:value-type="string" calcext:value-type="string">
            <text:p>Full Plate Mail</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35</text:p>
          </table:table-cell>
          <table:table-cell table:number-columns-repeated="1001"/>
        </table:table-row>
        <table:table-row table:style-name="ro1">
          <table:table-cell office:value-type="string" calcext:value-type="string">
            <text:p>cdunb109</text:p>
          </table:table-cell>
          <table:table-cell table:style-name="ce38" office:value-type="string" calcext:value-type="string">
            <text:p>iboot12</text:p>
          </table:table-cell>
          <table:table-cell office:value-type="string" calcext:value-type="string">
            <text:p>rsboot</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Moonlight Walkers</text:p>
          </table:table-cell>
          <table:table-cell office:value-type="string" calcext:value-type="string">
            <text:p>Gargoyle Boots</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22</text:p>
          </table:table-cell>
          <table:table-cell table:number-columns-repeated="1001"/>
        </table:table-row>
        <table:table-row table:style-name="ro1">
          <table:table-cell office:value-type="string" calcext:value-type="string">
            <text:p>cdunb110</text:p>
          </table:table-cell>
          <table:table-cell table:style-name="ce38" office:value-type="string" calcext:value-type="string">
            <text:p>ihelm18</text:p>
          </table:table-cell>
          <table:table-cell office:value-type="string" calcext:value-type="string">
            <text:p>bdmisc05</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urification Stone</text:p>
          </table:table-cell>
          <table:table-cell office:value-type="string" calcext:value-type="string">
            <text:p>Pearly White Ioun Stone</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84</text:p>
          </table:table-cell>
          <table:table-cell table:number-columns-repeated="1001"/>
        </table:table-row>
        <table:table-row table:style-name="ro1">
          <table:table-cell office:value-type="string" calcext:value-type="string">
            <text:p>cdunb111</text:p>
          </table:table-cell>
          <table:table-cell table:style-name="ce38" office:value-type="string" calcext:value-type="string">
            <text:p>ileat03</text:p>
          </table:table-cell>
          <table:table-cell office:value-type="string" calcext:value-type="string">
            <text:p>leat25</text:p>
          </table:table-cell>
          <table:table-cell office:value-type="string" calcext:value-type="string">
            <text:p>null</text:p>
          </table:table-cell>
          <table:table-cell office:value-type="string" calcext:value-type="string">
            <text:p>armor</text:p>
          </table:table-cell>
          <table:table-cell office:value-type="float" office:value="95" calcext:value-type="float">
            <text:p>95</text:p>
          </table:table-cell>
          <table:table-cell office:value-type="float" office:value="39" calcext:value-type="float">
            <text:p>39</text:p>
          </table:table-cell>
          <table:table-cell office:value-type="float" office:value="51" calcext:value-type="float">
            <text:p>51</text:p>
          </table:table-cell>
          <table:table-cell table:number-columns-repeated="10" office:value-type="string" calcext:value-type="string">
            <text:p>null</text:p>
          </table:table-cell>
          <table:table-cell office:value-type="string" calcext:value-type="string">
            <text:p>Rugged Leathers +2</text:p>
          </table:table-cell>
          <table:table-cell office:value-type="string" calcext:value-type="string">
            <text:p>Protector of the Second +2</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87</text:p>
          </table:table-cell>
          <table:table-cell table:number-columns-repeated="1001"/>
        </table:table-row>
        <table:table-row table:style-name="ro1">
          <table:table-cell office:value-type="string" calcext:value-type="string">
            <text:p>cdunb112</text:p>
          </table:table-cell>
          <table:table-cell office:value-type="string" calcext:value-type="string">
            <text:p>%tutu_var%iclck07</text:p>
          </table:table-cell>
          <table:table-cell office:value-type="string" calcext:value-type="string">
            <text:p>%tutu_var%clck22</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handalar's Cloak</text:p>
          </table:table-cell>
          <table:table-cell office:value-type="string" calcext:value-type="string">
            <text:p>Nymph Cloak</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32</text:p>
          </table:table-cell>
          <table:table-cell table:number-columns-repeated="1001"/>
        </table:table-row>
        <table:table-row table:style-name="ro1">
          <table:table-cell office:value-type="string" calcext:value-type="string">
            <text:p>cdunb113</text:p>
          </table:table-cell>
          <table:table-cell table:style-name="ce38" office:value-type="string" calcext:value-type="string">
            <text:p>iplat23</text:p>
          </table:table-cell>
          <table:table-cell office:value-type="string" calcext:value-type="string">
            <text:p>ohdarmor</text:p>
          </table:table-cell>
          <table:table-cell office:value-type="string" calcext:value-type="string">
            <text:p>null</text:p>
          </table:table-cell>
          <table:table-cell office:value-type="string" calcext:value-type="string">
            <text:p>armor</text:p>
          </table:table-cell>
          <table:table-cell office:value-type="float" office:value="6" calcext:value-type="float">
            <text:p>6</text:p>
          </table:table-cell>
          <table:table-cell office:value-type="float" office:value="5" calcext:value-type="float">
            <text:p>5</text:p>
          </table:table-cell>
          <table:table-cell office:value-type="float" office:value="79" calcext:value-type="float">
            <text:p>79</text:p>
          </table:table-cell>
          <table:table-cell table:number-columns-repeated="10" office:value-type="string" calcext:value-type="string">
            <text:p>null</text:p>
          </table:table-cell>
          <table:table-cell office:value-type="string" calcext:value-type="string">
            <text:p>Silver Dragon Scale</text:p>
          </table:table-cell>
          <table:table-cell office:value-type="string" calcext:value-type="string">
            <text:p>Full Plate Mail +2</text:p>
          </table:table-cell>
          <table:table-cell office:value-type="float" office:value="70" calcext:value-type="float">
            <text:p>70</text:p>
          </table:table-cell>
          <table:table-cell office:value-type="string" calcext:value-type="string">
            <text:p>Armor</text:p>
          </table:table-cell>
          <table:table-cell table:style-name="ce28" office:value-type="string" calcext:value-type="string">
            <text:p>cdunq238</text:p>
          </table:table-cell>
          <table:table-cell table:number-columns-repeated="1001"/>
        </table:table-row>
        <table:table-row table:style-name="ro1">
          <table:table-cell office:value-type="string" calcext:value-type="string">
            <text:p>cdunb114</text:p>
          </table:table-cell>
          <table:table-cell office:value-type="string" calcext:value-type="string">
            <text:p>ishld29</text:p>
          </table:table-cell>
          <table:table-cell office:value-type="string" calcext:value-type="string">
            <text:p>bdshldca</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office:value-type="float" office:value="67" calcext:value-type="float">
            <text:p>67</text:p>
          </table:table-cell>
          <table:table-cell table:number-columns-repeated="2" office:value-type="float" office:value="65" calcext:value-type="float">
            <text:p>65</text:p>
          </table:table-cell>
          <table:table-cell office:value-type="float" office:value="67" calcext:value-type="float">
            <text:p>67</text:p>
          </table:table-cell>
          <table:table-cell table:number-columns-repeated="3" office:value-type="string" calcext:value-type="string">
            <text:p>null</text:p>
          </table:table-cell>
          <table:table-cell office:value-type="string" calcext:value-type="string">
            <text:p>Solar Aegis +3</text:p>
          </table:table-cell>
          <table:table-cell office:value-type="string" calcext:value-type="string">
            <text:p>Medium Shield +2</text:p>
          </table:table-cell>
          <table:table-cell office:value-type="float" office:value="70" calcext:value-type="float">
            <text:p>70</text:p>
          </table:table-cell>
          <table:table-cell office:value-type="string" calcext:value-type="string">
            <text:p>Armor</text:p>
          </table:table-cell>
          <table:table-cell table:style-name="ce28" office:value-type="string" calcext:value-type="string">
            <text:p>cdunq293</text:p>
          </table:table-cell>
          <table:table-cell table:number-columns-repeated="1001"/>
        </table:table-row>
        <table:table-row table:style-name="ro1">
          <table:table-cell office:value-type="string" calcext:value-type="string">
            <text:p>cdunb115</text:p>
          </table:table-cell>
          <table:table-cell office:value-type="string" calcext:value-type="string">
            <text:p>ishld03</text:p>
          </table:table-cell>
          <table:table-cell office:value-type="string" calcext:value-type="string">
            <text:p>bdshld08</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2" office:value-type="float" office:value="46" calcext:value-type="float">
            <text:p>46</text:p>
          </table:table-cell>
          <table:table-cell office:value-type="float" office:value="65" calcext:value-type="float">
            <text:p>65</text:p>
          </table:table-cell>
          <table:table-cell office:value-type="float" office:value="46" calcext:value-type="float">
            <text:p>46</text:p>
          </table:table-cell>
          <table:table-cell table:number-columns-repeated="3" office:value-type="string" calcext:value-type="string">
            <text:p>null</text:p>
          </table:table-cell>
          <table:table-cell office:value-type="string" calcext:value-type="string">
            <text:p>The Bloodied Guardian +2</text:p>
          </table:table-cell>
          <table:table-cell office:value-type="string" calcext:value-type="string">
            <text:p>Medium Shield</text:p>
          </table:table-cell>
          <table:table-cell office:value-type="float" office:value="70" calcext:value-type="float">
            <text:p>70</text:p>
          </table:table-cell>
          <table:table-cell office:value-type="string" calcext:value-type="string">
            <text:p>Armor</text:p>
          </table:table-cell>
          <table:table-cell table:style-name="ce28" office:value-type="string" calcext:value-type="string">
            <text:p>cdunq295</text:p>
          </table:table-cell>
          <table:table-cell table:number-columns-repeated="1001"/>
        </table:table-row>
        <table:table-row table:style-name="ro1">
          <table:table-cell office:value-type="string" calcext:value-type="string">
            <text:p>cdunb116</text:p>
          </table:table-cell>
          <table:table-cell table:style-name="ce38" office:value-type="string" calcext:value-type="string">
            <text:p>iplat02</text:p>
          </table:table-cell>
          <table:table-cell office:value-type="string" calcext:value-type="string">
            <text:p>plat24</text:p>
          </table:table-cell>
          <table:table-cell office:value-type="string" calcext:value-type="string">
            <text:p>null</text:p>
          </table:table-cell>
          <table:table-cell office:value-type="string" calcext:value-type="string">
            <text:p>armor</text:p>
          </table:table-cell>
          <table:table-cell office:value-type="float" office:value="70" calcext:value-type="float">
            <text:p>70</text:p>
          </table:table-cell>
          <table:table-cell office:value-type="float" office:value="49" calcext:value-type="float">
            <text:p>49</text:p>
          </table:table-cell>
          <table:table-cell office:value-type="float" office:value="19" calcext:value-type="float">
            <text:p>19</text:p>
          </table:table-cell>
          <table:table-cell table:number-columns-repeated="10" office:value-type="string" calcext:value-type="string">
            <text:p>null</text:p>
          </table:table-cell>
          <table:table-cell office:value-type="string" calcext:value-type="string">
            <text:p>The Magma Bulwark +2</text:p>
          </table:table-cell>
          <table:table-cell office:value-type="string" calcext:value-type="string">
            <text:p>Fallorain's Plate +1</text:p>
          </table:table-cell>
          <table:table-cell office:value-type="float" office:value="70" calcext:value-type="float">
            <text:p>70</text:p>
          </table:table-cell>
          <table:table-cell office:value-type="string" calcext:value-type="string">
            <text:p>Armor</text:p>
          </table:table-cell>
          <table:table-cell table:style-name="ce28" office:value-type="string" calcext:value-type="string">
            <text:p>cdunq289</text:p>
          </table:table-cell>
          <table:table-cell table:number-columns-repeated="1001"/>
        </table:table-row>
        <table:table-row table:style-name="ro1">
          <table:table-cell office:value-type="string" calcext:value-type="string">
            <text:p>cdunb117</text:p>
          </table:table-cell>
          <table:table-cell table:style-name="ce38" office:value-type="string" calcext:value-type="string">
            <text:p>ibrac24</text:p>
          </table:table-cell>
          <table:table-cell office:value-type="string" calcext:value-type="string">
            <text:p>ohbglov1</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The Winged's Gauntlet</text:p>
          </table:table-cell>
          <table:table-cell office:value-type="string" calcext:value-type="string">
            <text:p>Bard's Gloves</text:p>
          </table:table-cell>
          <table:table-cell office:value-type="float" office:value="70" calcext:value-type="float">
            <text:p>70</text:p>
          </table:table-cell>
          <table:table-cell office:value-type="string" calcext:value-type="string">
            <text:p>Armor</text:p>
          </table:table-cell>
          <table:table-cell table:style-name="ce28" office:value-type="string" calcext:value-type="string">
            <text:p>cdunq225</text:p>
          </table:table-cell>
          <table:table-cell table:number-columns-repeated="1001"/>
        </table:table-row>
        <table:table-row table:style-name="ro1">
          <table:table-cell office:value-type="string" calcext:value-type="string">
            <text:p>cdunb118</text:p>
          </table:table-cell>
          <table:table-cell office:value-type="string" calcext:value-type="string">
            <text:p>ihelm20</text:p>
          </table:table-cell>
          <table:table-cell office:value-type="string" calcext:value-type="string">
            <text:p>helm34</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ong Fei's Ioun Stone</text:p>
          </table:table-cell>
          <table:table-cell office:value-type="string" calcext:value-type="string">
            <text:p>Pale Green Ioun Stone</text:p>
          </table:table-cell>
          <table:table-cell office:value-type="float" office:value="70" calcext:value-type="float">
            <text:p>70</text:p>
          </table:table-cell>
          <table:table-cell office:value-type="string" calcext:value-type="string">
            <text:p>Armor</text:p>
          </table:table-cell>
          <table:table-cell office:value-type="string" calcext:value-type="string">
            <text:p>ihelm20</text:p>
          </table:table-cell>
          <table:table-cell table:number-columns-repeated="1001"/>
        </table:table-row>
        <table:table-row table:style-name="ro1">
          <table:table-cell office:value-type="string" calcext:value-type="string">
            <text:p>cdunb119</text:p>
          </table:table-cell>
          <table:table-cell office:value-type="string" calcext:value-type="string">
            <text:p>iboot01</text:p>
          </table:table-cell>
          <table:table-cell office:value-type="string" calcext:value-type="string">
            <text:p>boot06</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orn-out Boots</text:p>
          </table:table-cell>
          <table:table-cell office:value-type="string" calcext:value-type="string">
            <text:p>The Paws of the Cheetah</text:p>
          </table:table-cell>
          <table:table-cell office:value-type="float" office:value="70" calcext:value-type="float">
            <text:p>70</text:p>
          </table:table-cell>
          <table:table-cell office:value-type="string" calcext:value-type="string">
            <text:p>Armor</text:p>
          </table:table-cell>
          <table:table-cell table:style-name="ce28" office:value-type="string" calcext:value-type="string">
            <text:p>cdunq5</text:p>
          </table:table-cell>
          <table:table-cell table:number-columns-repeated="1001"/>
        </table:table-row>
        <table:table-row table:style-name="ro1">
          <table:table-cell office:value-type="string" calcext:value-type="string">
            <text:p>cdunb120</text:p>
          </table:table-cell>
          <table:table-cell office:value-type="string" calcext:value-type="string">
            <text:p>ipotn33</text:p>
          </table:table-cell>
          <table:table-cell office:value-type="string" calcext:value-type="string">
            <text:p>bazplo04</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reath Potion</text:p>
          </table:table-cell>
          <table:table-cell office:value-type="string" calcext:value-type="string">
            <text:p>Potion of Magic Blocking</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239</text:p>
          </table:table-cell>
          <table:table-cell table:number-columns-repeated="1001"/>
        </table:table-row>
        <table:table-row table:style-name="ro1">
          <table:table-cell office:value-type="string" calcext:value-type="string">
            <text:p>cdunb121</text:p>
          </table:table-cell>
          <table:table-cell table:style-name="ce38" office:value-type="string" calcext:value-type="string">
            <text:p>imisc2a</text:p>
          </table:table-cell>
          <table:table-cell office:value-type="string" calcext:value-type="string">
            <text:p>bdinsigc</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House Catanzaro Insignia</text:p>
          </table:table-cell>
          <table:table-cell office:value-type="string" calcext:value-type="string">
            <text:p>Doppelganger Wardstone</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285</text:p>
          </table:table-cell>
          <table:table-cell table:number-columns-repeated="1001"/>
        </table:table-row>
        <table:table-row table:style-name="ro1">
          <table:table-cell office:value-type="string" calcext:value-type="string">
            <text:p>cdunb122</text:p>
          </table:table-cell>
          <table:table-cell table:style-name="ce38" office:value-type="string" calcext:value-type="string">
            <text:p>imisc2j</text:p>
          </table:table-cell>
          <table:table-cell office:value-type="string" calcext:value-type="string">
            <text:p>bdinsigr</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House Ryrrl Insignia</text:p>
          </table:table-cell>
          <table:table-cell office:value-type="string" calcext:value-type="string">
            <text:p>Wardstone Forgery</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286</text:p>
          </table:table-cell>
          <table:table-cell table:number-columns-repeated="1001"/>
        </table:table-row>
        <table:table-row table:style-name="ro1">
          <table:table-cell office:value-type="string" calcext:value-type="string">
            <text:p>cdunb124</text:p>
          </table:table-cell>
          <table:table-cell table:style-name="ce38" office:value-type="string" calcext:value-type="string">
            <text:p>ipotn20</text:p>
          </table:table-cell>
          <table:table-cell office:value-type="string" calcext:value-type="string">
            <text:p>lopotn20</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Lothander's Potion of Antidote</text:p>
          </table:table-cell>
          <table:table-cell office:value-type="string" calcext:value-type="string">
            <text:p>Antidote</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290</text:p>
          </table:table-cell>
          <table:table-cell table:number-columns-repeated="1001"/>
        </table:table-row>
        <table:table-row table:style-name="ro1">
          <table:table-cell office:value-type="string" calcext:value-type="string">
            <text:p>cdunb125</text:p>
          </table:table-cell>
          <table:table-cell office:value-type="string" calcext:value-type="string">
            <text:p>%tutu_var%ipotn20</text:p>
          </table:table-cell>
          <table:table-cell office:value-type="string" calcext:value-type="string">
            <text:p>%tutu_var%potn47</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Marek's Potion of Antidote</text:p>
          </table:table-cell>
          <table:table-cell office:value-type="string" calcext:value-type="string">
            <text:p>Antidote</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272</text:p>
          </table:table-cell>
          <table:table-cell table:number-columns-repeated="1001"/>
        </table:table-row>
        <table:table-row table:style-name="ro1">
          <table:table-cell office:value-type="string" calcext:value-type="string">
            <text:p>cdunb126</text:p>
          </table:table-cell>
          <table:table-cell table:style-name="ce38" office:value-type="string" calcext:value-type="string">
            <text:p>ipotn19</text:p>
          </table:table-cell>
          <table:table-cell office:value-type="string" calcext:value-type="string">
            <text:p>ohdpotn1</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Clairvoyance</text:p>
          </table:table-cell>
          <table:table-cell office:value-type="string" calcext:value-type="string">
            <text:p>Potion of Agility</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30</text:p>
          </table:table-cell>
          <table:table-cell table:number-columns-repeated="1001"/>
        </table:table-row>
        <table:table-row table:style-name="ro1">
          <table:table-cell office:value-type="string" calcext:value-type="string">
            <text:p>cdunb127</text:p>
          </table:table-cell>
          <table:table-cell office:value-type="string" calcext:value-type="string">
            <text:p>ipotn45</text:p>
          </table:table-cell>
          <table:table-cell office:value-type="string" calcext:value-type="string">
            <text:p>misca4</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Squirrel Change</text:p>
          </table:table-cell>
          <table:table-cell office:value-type="string" calcext:value-type="string">
            <text:p>Potion of Freedom</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183</text:p>
          </table:table-cell>
          <table:table-cell table:number-columns-repeated="1001"/>
        </table:table-row>
        <table:table-row table:style-name="ro1">
          <table:table-cell office:value-type="string" calcext:value-type="string">
            <text:p>cdunb128</text:p>
          </table:table-cell>
          <table:table-cell table:style-name="ce38" office:value-type="string" calcext:value-type="string">
            <text:p>ohhrod</text:p>
          </table:table-cell>
          <table:table-cell office:value-type="string" calcext:value-type="string">
            <text:p>ohdrod</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od of Shadowstep</text:p>
          </table:table-cell>
          <table:table-cell office:value-type="string" calcext:value-type="string">
            <text:p>iwand41</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264</text:p>
          </table:table-cell>
          <table:table-cell table:number-columns-repeated="1001"/>
        </table:table-row>
        <table:table-row table:style-name="ro1">
          <table:table-cell office:value-type="string" calcext:value-type="string">
            <text:p>cdunb129</text:p>
          </table:table-cell>
          <table:table-cell office:value-type="string" calcext:value-type="string">
            <text:p>ipotn15</text:p>
          </table:table-cell>
          <table:table-cell office:value-type="string" calcext:value-type="string">
            <text:p>miscas</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leeping Draught</text:p>
          </table:table-cell>
          <table:table-cell office:value-type="string" calcext:value-type="string">
            <text:p>Red Potion</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0</text:p>
          </table:table-cell>
          <table:table-cell table:number-columns-repeated="1001"/>
        </table:table-row>
        <table:table-row table:style-name="ro1">
          <table:table-cell office:value-type="string" calcext:value-type="string">
            <text:p>cdunb130</text:p>
          </table:table-cell>
          <table:table-cell table:style-name="ce38" office:value-type="string" calcext:value-type="string">
            <text:p>ipotn25</text:p>
          </table:table-cell>
          <table:table-cell office:value-type="string" calcext:value-type="string">
            <text:p>bdpotn06</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lime Sickness Curative</text:p>
          </table:table-cell>
          <table:table-cell office:value-type="string" calcext:value-type="string">
            <text:p>Potion of Healing (Cursed)</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291</text:p>
          </table:table-cell>
          <table:table-cell table:number-columns-repeated="1001"/>
        </table:table-row>
        <table:table-row table:style-name="ro1">
          <table:table-cell office:value-type="string" calcext:value-type="string">
            <text:p>cdunb131</text:p>
          </table:table-cell>
          <table:table-cell office:value-type="string" calcext:value-type="string">
            <text:p>ipotn45</text:p>
          </table:table-cell>
          <table:table-cell office:value-type="string" calcext:value-type="string">
            <text:p>misca2</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ulfurous Poison</text:p>
          </table:table-cell>
          <table:table-cell office:value-type="string" calcext:value-type="string">
            <text:p>Potion of Freedom</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182</text:p>
          </table:table-cell>
          <table:table-cell table:number-columns-repeated="1001"/>
        </table:table-row>
        <table:table-row table:style-name="ro1">
          <table:table-cell office:value-type="string" calcext:value-type="string">
            <text:p>cdunb132</text:p>
          </table:table-cell>
          <table:table-cell office:value-type="string" calcext:value-type="string">
            <text:p>%tutu_var%ipotn20</text:p>
          </table:table-cell>
          <table:table-cell office:value-type="string" calcext:value-type="string">
            <text:p>%tutu_var%potn48</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Vial of Mysterious Liquid</text:p>
          </table:table-cell>
          <table:table-cell office:value-type="string" calcext:value-type="string">
            <text:p>Antidote</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273</text:p>
          </table:table-cell>
          <table:table-cell table:number-columns-repeated="1001"/>
        </table:table-row>
        <table:table-row table:style-name="ro1">
          <table:table-cell office:value-type="string" calcext:value-type="string">
            <text:p>cdunb133</text:p>
          </table:table-cell>
          <table:table-cell office:value-type="string" calcext:value-type="string">
            <text:p>iwand02</text:p>
          </table:table-cell>
          <table:table-cell office:value-type="string" calcext:value-type="string">
            <text:p>wand15</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and of Apprenti</text:p>
          </table:table-cell>
          <table:table-cell office:value-type="string" calcext:value-type="string">
            <text:p>Wand of Fear</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262</text:p>
          </table:table-cell>
          <table:table-cell table:number-columns-repeated="1001"/>
        </table:table-row>
        <table:table-row table:style-name="ro1">
          <table:table-cell office:value-type="string" calcext:value-type="string">
            <text:p>cdunb134</text:p>
          </table:table-cell>
          <table:table-cell office:value-type="string" calcext:value-type="string">
            <text:p>iwand19</text:p>
          </table:table-cell>
          <table:table-cell office:value-type="string" calcext:value-type="string">
            <text:p>bdwand01</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and of Water Elemental Summoning</text:p>
          </table:table-cell>
          <table:table-cell office:value-type="string" calcext:value-type="string">
            <text:p>Wand of Cursing</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301</text:p>
          </table:table-cell>
          <table:table-cell table:number-columns-repeated="1001"/>
        </table:table-row>
        <table:table-row table:style-name="ro1">
          <table:table-cell office:value-type="string" calcext:value-type="string">
            <text:p>cdunb135</text:p>
          </table:table-cell>
          <table:table-cell table:style-name="ce38" office:value-type="string" calcext:value-type="string">
            <text:p>ipotn54</text:p>
          </table:table-cell>
          <table:table-cell office:value-type="string" calcext:value-type="string">
            <text:p>ohbptn08</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ine Vinegar</text:p>
          </table:table-cell>
          <table:table-cell office:value-type="string" calcext:value-type="string">
            <text:p>Empty Potion Bottle</text:p>
          </table:table-cell>
          <table:table-cell office:value-type="float" office:value="80" calcext:value-type="float">
            <text:p>80</text:p>
          </table:table-cell>
          <table:table-cell office:value-type="string" calcext:value-type="string">
            <text:p>Potions and Miscellaneous</text:p>
          </table:table-cell>
          <table:table-cell table:style-name="ce51" office:value-type="string" calcext:value-type="string">
            <text:p>cdunq240</text:p>
          </table:table-cell>
          <table:table-cell table:number-columns-repeated="1001"/>
        </table:table-row>
        <table:table-row table:style-name="ro1">
          <table:table-cell office:value-type="string" calcext:value-type="string">
            <text:p>imisc70</text:p>
          </table:table-cell>
          <table:table-cell office:value-type="string" calcext:value-type="string">
            <text:p>%tutu_var%imisc48</text:p>
          </table:table-cell>
          <table:table-cell office:value-type="string" calcext:value-type="string">
            <text:p>%tutu_var%misc70</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thmeera's Statue</text:p>
          </table:table-cell>
          <table:table-cell office:value-type="string" calcext:value-type="string">
            <text:p>Idol</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imisc70</text:p>
          </table:table-cell>
          <table:table-cell table:number-columns-repeated="1001"/>
        </table:table-row>
        <table:table-row table:style-name="ro1" table:number-rows-repeated="1048431">
          <table:table-cell table:number-columns-repeated="1024"/>
        </table:table-row>
        <table:table-row table:style-name="ro1">
          <table:table-cell table:number-columns-repeated="1024"/>
        </table:table-row>
        <calcext:conditional-formats>
          <calcext:conditional-format calcext:target-range-address="bg_icons.A3:bg_icons.A1048576">
            <calcext:condition calcext:apply-style-name="Bad" calcext:value="formula-is((COUNTIF([.A$1:.A$1048576];[.$C3]) &gt; 1))" calcext:base-cell-address="bg_icons.A3"/>
          </calcext:conditional-format>
          <calcext:conditional-format calcext:target-range-address="bg_icons.A1:bg_icons.A1 bg_icons.W2:bg_icons.W88">
            <calcext:condition calcext:apply-style-name="Bad" calcext:value="formula-is((COUNTIF([.A$1:.A$1048576];[.$A1]) &gt; 1))" calcext:base-cell-address="bg_icons.A1"/>
          </calcext:conditional-format>
          <calcext:conditional-format calcext:target-range-address="bg_icons.W144:bg_icons.W144 bg_icons.W2:bg_icons.W121">
            <calcext:condition calcext:apply-style-name="Bad" calcext:value="formula-is((COUNTIF([.W$1:.W$1048576];[.$B2]) &gt; 1))" calcext:base-cell-address="bg_icons.W2"/>
          </calcext:conditional-format>
        </calcext:conditional-formats>
      </table:table>
      <table:table table:name="bg_docs" table:style-name="ta1">
        <office:forms form:automatic-focus="false" form:apply-design-mode="false"/>
        <table:table-column table:style-name="co29" table:default-cell-style-name="Default"/>
        <table:table-row table:style-name="ro1">
          <table:table-cell table:formula="of:=CONCATENATE(;&quot;  &quot;;[$bg_icons.$A1];&quot;, ~&quot;;[$bg_icons.$B1];&quot;~, &quot;;[$bg_icons.$W1];&quot;, ~&quot;;[$bg_icons.$S1];&quot;~, ~&quot;;[$bg_icons.$T1];&quot;~, &quot;;[$bg_icons.U1];&quot;, ~&quot;;[$bg_icons.V1];&quot;~ =&gt; &quot;;[$bg_icons.$A1])" office:value-type="string" office:string-value="  new bam, ~old bam~, v12 bam, ~item name~, ~duplicates~, doc group, ~doc group name~ =&gt; new bam" calcext:value-type="string">
            <text:p><text:s text:c="2"/>new bam, ~old bam~, v12 bam, ~item name~, ~duplicates~, doc group, ~doc group name~ =&gt; new bam</text:p>
          </table:table-cell>
        </table:table-row>
        <table:table-row table:style-name="ro1">
          <table:table-cell table:formula="of:=CONCATENATE(;&quot;  &quot;;[$bg_icons.$A2];&quot;, ~&quot;;[$bg_icons.$B2];&quot;~, &quot;;[$bg_icons.$W2];&quot;, ~&quot;;[$bg_icons.$S2];&quot;~, ~&quot;;[$bg_icons.$T2];&quot;~, &quot;;[$bg_icons.U2];&quot;, ~&quot;;[$bg_icons.V2];&quot;~ =&gt; &quot;;[$bg_icons.$A2])" office:value-type="string" office:string-value="  cdunb1, ~iax1h03~, cdunq66, ~Axe of Hrothgar +3~, ~Battle Axe of Mauletar +2~, 10, ~Bonus Merchant Items~ =&gt; cdunb1" calcext:value-type="string">
            <text:p><text:s text:c="2"/>cdunb1, ~iax1h03~, cdunq66, ~Axe of Hrothgar +3~, ~Battle Axe of Mauletar +2~, 10, ~Bonus Merchant Items~ =&gt; cdunb1</text:p>
          </table:table-cell>
        </table:table-row>
        <table:table-row table:style-name="ro1">
          <table:table-cell table:formula="of:=CONCATENATE(;&quot;  &quot;;[$bg_icons.$A3];&quot;, ~&quot;;[$bg_icons.$B3];&quot;~, &quot;;[$bg_icons.$W3];&quot;, ~&quot;;[$bg_icons.$S3];&quot;~, ~&quot;;[$bg_icons.$T3];&quot;~, &quot;;[$bg_icons.U3];&quot;, ~&quot;;[$bg_icons.V3];&quot;~ =&gt; &quot;;[$bg_icons.$A3])" office:value-type="string" office:string-value="  cdunb2, ~isw1h44~, cdunq255, ~Dak'kon's Zerth Blade +2~, ~Katana +1~, 10, ~Bonus Merchant Items~ =&gt; cdunb2" calcext:value-type="string">
            <text:p><text:s text:c="2"/>cdunb2, ~isw1h44~, cdunq255, ~Dak'kon's Zerth Blade +2~, ~Katana +1~, 10, ~Bonus Merchant Items~ =&gt; cdunb2</text:p>
          </table:table-cell>
        </table:table-row>
        <table:table-row table:style-name="ro1">
          <table:table-cell table:formula="of:=CONCATENATE(;&quot;  &quot;;[$bg_icons.$A4];&quot;, ~&quot;;[$bg_icons.$B4];&quot;~, &quot;;[$bg_icons.$W4];&quot;, ~&quot;;[$bg_icons.$S4];&quot;~, ~&quot;;[$bg_icons.$T4];&quot;~, &quot;;[$bg_icons.U4];&quot;, ~&quot;;[$bg_icons.V4];&quot;~ =&gt; &quot;;[$bg_icons.$A4])" office:value-type="string" office:string-value="  cdunb3, ~iblun13~, cdunq267, ~Defender of Easthaven +3~, ~Flail +2~, 10, ~Bonus Merchant Items~ =&gt; cdunb3" calcext:value-type="string">
            <text:p><text:s text:c="2"/>cdunb3, ~iblun13~, cdunq267, ~Defender of Easthaven +3~, ~Flail +2~, 10, ~Bonus Merchant Items~ =&gt; cdunb3</text:p>
          </table:table-cell>
        </table:table-row>
        <table:table-row table:style-name="ro1">
          <table:table-cell table:formula="of:=CONCATENATE(;&quot;  &quot;;[$bg_icons.$A5];&quot;, ~&quot;;[$bg_icons.$B5];&quot;~, &quot;;[$bg_icons.$W5];&quot;, ~&quot;;[$bg_icons.$S5];&quot;~, ~&quot;;[$bg_icons.$T5];&quot;~, &quot;;[$bg_icons.U5];&quot;, ~&quot;;[$bg_icons.V5];&quot;~ =&gt; &quot;;[$bg_icons.$A5])" office:value-type="string" office:string-value="  cdunb4, ~iblun15~, cdunq214, ~Everard's Morning Star +2~, ~Morning Star +2~, 10, ~Bonus Merchant Items~ =&gt; cdunb4" calcext:value-type="string">
            <text:p><text:s text:c="2"/>cdunb4, ~iblun15~, cdunq214, ~Everard's Morning Star +2~, ~Morning Star +2~, 10, ~Bonus Merchant Items~ =&gt; cdunb4</text:p>
          </table:table-cell>
        </table:table-row>
        <table:table-row table:style-name="ro1">
          <table:table-cell table:formula="of:=CONCATENATE(;&quot;  &quot;;[$bg_icons.$A6];&quot;, ~&quot;;[$bg_icons.$B6];&quot;~, &quot;;[$bg_icons.$W6];&quot;, ~&quot;;[$bg_icons.$S6];&quot;~, ~&quot;;[$bg_icons.$T6];&quot;~, &quot;;[$bg_icons.U6];&quot;, ~&quot;;[$bg_icons.V6];&quot;~ =&gt; &quot;;[$bg_icons.$A6])" office:value-type="string" office:string-value="  cdunb5, ~ihalb04~, cdunq230, ~Harmonium Halberd +3~, ~Dragon's Bane +3~, 10, ~Bonus Merchant Items~ =&gt; cdunb5" calcext:value-type="string">
            <text:p><text:s text:c="2"/>cdunb5, ~ihalb04~, cdunq230, ~Harmonium Halberd +3~, ~Dragon's Bane +3~, 10, ~Bonus Merchant Items~ =&gt; cdunb5</text:p>
          </table:table-cell>
        </table:table-row>
        <table:table-row table:style-name="ro1">
          <table:table-cell table:formula="of:=CONCATENATE(;&quot;  &quot;;[$bg_icons.$A7];&quot;, ~&quot;;[$bg_icons.$B7];&quot;~, &quot;;[$bg_icons.$W7];&quot;, ~&quot;;[$bg_icons.$S7];&quot;~, ~&quot;;[$bg_icons.$T7];&quot;~, &quot;;[$bg_icons.U7];&quot;, ~&quot;;[$bg_icons.V7];&quot;~ =&gt; &quot;;[$bg_icons.$A7])" office:value-type="string" office:string-value="  cdunb6, ~imisc3m~, cdunq232, ~Harp of Pandemonium~, ~Harp of Discord~, 10, ~Bonus Merchant Items~ =&gt; cdunb6" calcext:value-type="string">
            <text:p><text:s text:c="2"/>cdunb6, ~imisc3m~, cdunq232, ~Harp of Pandemonium~, ~Harp of Discord~, 10, ~Bonus Merchant Items~ =&gt; cdunb6</text:p>
          </table:table-cell>
        </table:table-row>
        <table:table-row table:style-name="ro1">
          <table:table-cell table:formula="of:=CONCATENATE(;&quot;  &quot;;[$bg_icons.$A8];&quot;, ~&quot;;[$bg_icons.$B8];&quot;~, &quot;;[$bg_icons.$W8];&quot;, ~&quot;;[$bg_icons.$S8];&quot;~, ~&quot;;[$bg_icons.$T8];&quot;~, &quot;;[$bg_icons.U8];&quot;, ~&quot;;[$bg_icons.V8];&quot;~ =&gt; &quot;;[$bg_icons.$A8])" office:value-type="string" office:string-value="  cdunb7, ~iblun21~, cdunq216, ~Jerrod's Mace +2~, ~Mace +2~, 10, ~Bonus Merchant Items~ =&gt; cdunb7" calcext:value-type="string">
            <text:p><text:s text:c="2"/>cdunb7, ~iblun21~, cdunq216, ~Jerrod's Mace +2~, ~Mace +2~, 10, ~Bonus Merchant Items~ =&gt; cdunb7</text:p>
          </table:table-cell>
        </table:table-row>
        <table:table-row table:style-name="ro1">
          <table:table-cell table:formula="of:=CONCATENATE(;&quot;  &quot;;[$bg_icons.$A9];&quot;, ~&quot;;[$bg_icons.$B9];&quot;~, &quot;;[$bg_icons.$W9];&quot;, ~&quot;;[$bg_icons.$S9];&quot;~, ~&quot;;[$bg_icons.$T9];&quot;~, &quot;;[$bg_icons.U9];&quot;, ~&quot;;[$bg_icons.V9];&quot;~ =&gt; &quot;;[$bg_icons.$A9])" office:value-type="string" office:string-value="  cdunb8, ~isw2h07~, cdunq259, ~Joril's Dagger +3~, ~Harbinger +3~, 10, ~Bonus Merchant Items~ =&gt; cdunb8" calcext:value-type="string">
            <text:p><text:s text:c="2"/>cdunb8, ~isw2h07~, cdunq259, ~Joril's Dagger +3~, ~Harbinger +3~, 10, ~Bonus Merchant Items~ =&gt; cdunb8</text:p>
          </table:table-cell>
        </table:table-row>
        <table:table-row table:style-name="ro1">
          <table:table-cell table:formula="of:=CONCATENATE(;&quot;  &quot;;[$bg_icons.$A10];&quot;, ~&quot;;[$bg_icons.$B10];&quot;~, &quot;;[$bg_icons.$W10];&quot;, ~&quot;;[$bg_icons.$S10];&quot;~, ~&quot;;[$bg_icons.$T10];&quot;~, &quot;;[$bg_icons.U10];&quot;, ~&quot;;[$bg_icons.V10];&quot;~ =&gt; &quot;;[$bg_icons.$A10])" office:value-type="string" office:string-value="  cdunb9, ~isw1h47~, cdunq256, ~Kachiko's Wakizashi +3~, ~Wakizashi +1~, 10, ~Bonus Merchant Items~ =&gt; cdunb9" calcext:value-type="string">
            <text:p><text:s text:c="2"/>cdunb9, ~isw1h47~, cdunq256, ~Kachiko's Wakizashi +3~, ~Wakizashi +1~, 10, ~Bonus Merchant Items~ =&gt; cdunb9</text:p>
          </table:table-cell>
        </table:table-row>
        <table:table-row table:style-name="ro1">
          <table:table-cell table:formula="of:=CONCATENATE(;&quot;  &quot;;[$bg_icons.$A11];&quot;, ~&quot;;[$bg_icons.$B11];&quot;~, &quot;;[$bg_icons.$W11];&quot;, ~&quot;;[$bg_icons.$S11];&quot;~, ~&quot;;[$bg_icons.$T11];&quot;~, &quot;;[$bg_icons.U11];&quot;, ~&quot;;[$bg_icons.V11];&quot;~ =&gt; &quot;;[$bg_icons.$A11])" office:value-type="string" office:string-value="  cdunb10, ~iring35~, cdunq243, ~Mercykiller Ring~, ~Ring of Lock Picks~, 10, ~Bonus Merchant Items~ =&gt; cdunb10" calcext:value-type="string">
            <text:p><text:s text:c="2"/>cdunb10, ~iring35~, cdunq243, ~Mercykiller Ring~, ~Ring of Lock Picks~, 10, ~Bonus Merchant Items~ =&gt; cdunb10</text:p>
          </table:table-cell>
        </table:table-row>
        <table:table-row table:style-name="ro1">
          <table:table-cell table:formula="of:=CONCATENATE(;&quot;  &quot;;[$bg_icons.$A12];&quot;, ~&quot;;[$bg_icons.$B12];&quot;~, &quot;;[$bg_icons.$W12];&quot;, ~&quot;;[$bg_icons.$S12];&quot;~, ~&quot;;[$bg_icons.$T12];&quot;~, &quot;;[$bg_icons.U12];&quot;, ~&quot;;[$bg_icons.V12];&quot;~ =&gt; &quot;;[$bg_icons.$A12])" office:value-type="string" office:string-value="  cdunb11, ~isw1h48~, cdunq257, ~Ninjatō of the Scarlet Brotherhood +3~, ~Ninja-To~, 10, ~Bonus Merchant Items~ =&gt; cdunb11" calcext:value-type="string">
            <text:p><text:s text:c="2"/>cdunb11, ~isw1h48~, cdunq257, ~Ninjatō of the Scarlet Brotherhood +3~, ~Ninja-To~, 10, ~Bonus Merchant Items~ =&gt; cdunb11</text:p>
          </table:table-cell>
        </table:table-row>
        <table:table-row table:style-name="ro1">
          <table:table-cell table:formula="of:=CONCATENATE(;&quot;  &quot;;[$bg_icons.$A13];&quot;, ~&quot;;[$bg_icons.$B13];&quot;~, &quot;;[$bg_icons.$W13];&quot;, ~&quot;;[$bg_icons.$S13];&quot;~, ~&quot;;[$bg_icons.$T13];&quot;~, &quot;;[$bg_icons.U13];&quot;, ~&quot;;[$bg_icons.V13];&quot;~ =&gt; &quot;;[$bg_icons.$A13])" office:value-type="string" office:string-value="  cdunb12, ~iplat05~, cdunq237, ~Plate of Balduran~, ~Plate of the Dark +1~, 10, ~Bonus Merchant Items~ =&gt; cdunb12" calcext:value-type="string">
            <text:p><text:s text:c="2"/>cdunb12, ~iplat05~, cdunq237, ~Plate of Balduran~, ~Plate of the Dark +1~, 10, ~Bonus Merchant Items~ =&gt; cdunb12</text:p>
          </table:table-cell>
        </table:table-row>
        <table:table-row table:style-name="ro1">
          <table:table-cell table:formula="of:=CONCATENATE(;&quot;  &quot;;[$bg_icons.$A14];&quot;, ~&quot;;[$bg_icons.$B14];&quot;~, &quot;;[$bg_icons.$W14];&quot;, ~&quot;;[$bg_icons.$S14];&quot;~, ~&quot;;[$bg_icons.$T14];&quot;~, &quot;;[$bg_icons.U14];&quot;, ~&quot;;[$bg_icons.V14];&quot;~ =&gt; &quot;;[$bg_icons.$A14])" office:value-type="string" office:string-value="  cdunb13, ~iclck09~, cdunq266, ~Robe of Vecna (Ascension)~, ~Mage Robe of Cold Resistance~, 0, ~Skip for docs~ =&gt; cdunb13" calcext:value-type="string">
            <text:p><text:s text:c="2"/>cdunb13, ~iclck09~, cdunq266, ~Robe of Vecna (Ascension)~, ~Mage Robe of Cold Resistance~, 0, ~Skip for docs~ =&gt; cdunb13</text:p>
          </table:table-cell>
        </table:table-row>
        <table:table-row table:style-name="ro1">
          <table:table-cell table:formula="of:=CONCATENATE(;&quot;  &quot;;[$bg_icons.$A15];&quot;, ~&quot;;[$bg_icons.$B15];&quot;~, &quot;;[$bg_icons.$W15];&quot;, ~&quot;;[$bg_icons.$S15];&quot;~, ~&quot;;[$bg_icons.$T15];&quot;~, &quot;;[$bg_icons.U15];&quot;, ~&quot;;[$bg_icons.V15];&quot;~ =&gt; &quot;;[$bg_icons.$A15])" office:value-type="string" office:string-value="  cdunb13, ~iclck09~, cdunq266, ~Robe of Vecna~, ~Mage Robe of Cold Resistance~, 10, ~Bonus Merchant Items~ =&gt; cdunb13" calcext:value-type="string">
            <text:p><text:s text:c="2"/>cdunb13, ~iclck09~, cdunq266, ~Robe of Vecna~, ~Mage Robe of Cold Resistance~, 10, ~Bonus Merchant Items~ =&gt; cdunb13</text:p>
          </table:table-cell>
        </table:table-row>
        <table:table-row table:style-name="ro1">
          <table:table-cell table:formula="of:=CONCATENATE(;&quot;  &quot;;[$bg_icons.$A16];&quot;, ~&quot;;[$bg_icons.$B16];&quot;~, &quot;;[$bg_icons.$W16];&quot;, ~&quot;;[$bg_icons.$S16];&quot;~, ~&quot;;[$bg_icons.$T16];&quot;~, &quot;;[$bg_icons.U16];&quot;, ~&quot;;[$bg_icons.V16];&quot;~ =&gt; &quot;;[$bg_icons.$A16])" office:value-type="string" office:string-value="  cdunb14, ~iamul21~, cdunq207, ~Sensate Amulet~, ~Amulet of Power~, 10, ~Bonus Merchant Items~ =&gt; cdunb14" calcext:value-type="string">
            <text:p><text:s text:c="2"/>cdunb14, ~iamul21~, cdunq207, ~Sensate Amulet~, ~Amulet of Power~, 10, ~Bonus Merchant Items~ =&gt; cdunb14</text:p>
          </table:table-cell>
        </table:table-row>
        <table:table-row table:style-name="ro1">
          <table:table-cell table:formula="of:=CONCATENATE(;&quot;  &quot;;[$bg_icons.$A17];&quot;, ~&quot;;[$bg_icons.$B17];&quot;~, &quot;;[$bg_icons.$W17];&quot;, ~&quot;;[$bg_icons.$S17];&quot;~, ~&quot;;[$bg_icons.$T17];&quot;~, &quot;;[$bg_icons.U17];&quot;, ~&quot;;[$bg_icons.V17];&quot;~ =&gt; &quot;;[$bg_icons.$A17])" office:value-type="string" office:string-value="  cdunb15, ~ishld27~, cdunq223, ~Shield of Balduran~, ~Saving Grace +3~, 10, ~Bonus Merchant Items~ =&gt; cdunb15" calcext:value-type="string">
            <text:p><text:s text:c="2"/>cdunb15, ~ishld27~, cdunq223, ~Shield of Balduran~, ~Saving Grace +3~, 10, ~Bonus Merchant Items~ =&gt; cdunb15</text:p>
          </table:table-cell>
        </table:table-row>
        <table:table-row table:style-name="ro1">
          <table:table-cell table:formula="of:=CONCATENATE(;&quot;  &quot;;[$bg_icons.$A18];&quot;, ~&quot;;[$bg_icons.$B18];&quot;~, &quot;;[$bg_icons.$W18];&quot;, ~&quot;;[$bg_icons.$S18];&quot;~, ~&quot;;[$bg_icons.$T18];&quot;~, &quot;;[$bg_icons.U18];&quot;, ~&quot;;[$bg_icons.V18];&quot;~ =&gt; &quot;;[$bg_icons.$A18])" office:value-type="string" office:string-value="  cdunb16, ~islng07~, cdunq244, ~Sling of Everard +5~, ~Sling of Seeking +1~, 10, ~Bonus Merchant Items~ =&gt; cdunb16" calcext:value-type="string">
            <text:p><text:s text:c="2"/>cdunb16, ~islng07~, cdunq244, ~Sling of Everard +5~, ~Sling of Seeking +1~, 10, ~Bonus Merchant Items~ =&gt; cdunb16</text:p>
          </table:table-cell>
        </table:table-row>
        <table:table-row table:style-name="ro1">
          <table:table-cell table:formula="of:=CONCATENATE(;&quot;  &quot;;[$bg_icons.$A19];&quot;, ~&quot;;[$bg_icons.$B19];&quot;~, &quot;;[$bg_icons.$W19];&quot;, ~&quot;;[$bg_icons.$S19];&quot;~, ~&quot;;[$bg_icons.$T19];&quot;~, &quot;;[$bg_icons.U19];&quot;, ~&quot;;[$bg_icons.V19];&quot;~ =&gt; &quot;;[$bg_icons.$A19])" office:value-type="string" office:string-value="  cdunb17, ~isper05~, cdunq246, ~Spear of Kuldahar +3~, ~Spear +2~, 10, ~Bonus Merchant Items~ =&gt; cdunb17" calcext:value-type="string">
            <text:p><text:s text:c="2"/>cdunb17, ~isper05~, cdunq246, ~Spear of Kuldahar +3~, ~Spear +2~, 10, ~Bonus Merchant Items~ =&gt; cdunb17</text:p>
          </table:table-cell>
        </table:table-row>
        <table:table-row table:style-name="ro1">
          <table:table-cell table:formula="of:=CONCATENATE(;&quot;  &quot;;[$bg_icons.$A20];&quot;, ~&quot;;[$bg_icons.$B20];&quot;~, &quot;;[$bg_icons.$W20];&quot;, ~&quot;;[$bg_icons.$S20];&quot;~, ~&quot;;[$bg_icons.$T20];&quot;~, &quot;;[$bg_icons.U20];&quot;, ~&quot;;[$bg_icons.V20];&quot;~ =&gt; &quot;;[$bg_icons.$A20])" office:value-type="string" office:string-value="  cdunb18, ~inpstaf~, cdunq234, ~Staff of Arundel +3~, ~Staff of the High Forest +2~, 10, ~Bonus Merchant Items~ =&gt; cdunb18" calcext:value-type="string">
            <text:p><text:s text:c="2"/>cdunb18, ~inpstaf~, cdunq234, ~Staff of Arundel +3~, ~Staff of the High Forest +2~, 10, ~Bonus Merchant Items~ =&gt; cdunb18</text:p>
          </table:table-cell>
        </table:table-row>
        <table:table-row table:style-name="ro1">
          <table:table-cell table:formula="of:=CONCATENATE(;&quot;  &quot;;[$bg_icons.$A21];&quot;, ~&quot;;[$bg_icons.$B21];&quot;~, &quot;;[$bg_icons.$W21];&quot;, ~&quot;;[$bg_icons.$S21];&quot;~, ~&quot;;[$bg_icons.$T21];&quot;~, &quot;;[$bg_icons.U21];&quot;, ~&quot;;[$bg_icons.V21];&quot;~ =&gt; &quot;;[$bg_icons.$A21])" office:value-type="string" office:string-value="  cdunb19, ~isw1h40~, cdunq76, ~Sword of Balduran~, ~Blade of Roses +3~, 10, ~Bonus Merchant Items~ =&gt; cdunb19" calcext:value-type="string">
            <text:p><text:s text:c="2"/>cdunb19, ~isw1h40~, cdunq76, ~Sword of Balduran~, ~Blade of Roses +3~, 10, ~Bonus Merchant Items~ =&gt; cdunb19</text:p>
          </table:table-cell>
        </table:table-row>
        <table:table-row table:style-name="ro1">
          <table:table-cell table:formula="of:=CONCATENATE(;&quot;  &quot;;[$bg_icons.$A22];&quot;, ~&quot;;[$bg_icons.$B22];&quot;~, &quot;;[$bg_icons.$W22];&quot;, ~&quot;;[$bg_icons.$S22];&quot;~, ~&quot;;[$bg_icons.$T22];&quot;~, &quot;;[$bg_icons.U22];&quot;, ~&quot;;[$bg_icons.V22];&quot;~ =&gt; &quot;;[$bg_icons.$A22])" office:value-type="string" office:string-value="  cdunb20, ~ihelm17~, cdunq265, ~Vhailor's Helm~, ~Skull of Death~, 10, ~Bonus Merchant Items~ =&gt; cdunb20" calcext:value-type="string">
            <text:p><text:s text:c="2"/>cdunb20, ~ihelm17~, cdunq265, ~Vhailor's Helm~, ~Skull of Death~, 10, ~Bonus Merchant Items~ =&gt; cdunb20</text:p>
          </table:table-cell>
        </table:table-row>
        <table:table-row table:style-name="ro1">
          <table:table-cell table:formula="of:=CONCATENATE(;&quot;  &quot;;[$bg_icons.$A23];&quot;, ~&quot;;[$bg_icons.$B23];&quot;~, &quot;;[$bg_icons.$W23];&quot;, ~&quot;;[$bg_icons.$S23];&quot;~, ~&quot;;[$bg_icons.$T23];&quot;~, &quot;;[$bg_icons.U23];&quot;, ~&quot;;[$bg_icons.V23];&quot;~ =&gt; &quot;;[$bg_icons.$A23])" office:value-type="string" office:string-value="  cdunb21, ~iring16~, iring16, ~Angel the Cat's Angel Skin Ring~, ~Angel Skin Ring~, 20, ~Jewelry~ =&gt; cdunb21" calcext:value-type="string">
            <text:p><text:s text:c="2"/>cdunb21, ~iring16~, iring16, ~Angel the Cat's Angel Skin Ring~, ~Angel Skin Ring~, 20, ~Jewelry~ =&gt; cdunb21</text:p>
          </table:table-cell>
        </table:table-row>
        <table:table-row table:style-name="ro1">
          <table:table-cell table:formula="of:=CONCATENATE(;&quot;  &quot;;[$bg_icons.$A24];&quot;, ~&quot;;[$bg_icons.$B24];&quot;~, &quot;;[$bg_icons.$W24];&quot;, ~&quot;;[$bg_icons.$S24];&quot;~, ~&quot;;[$bg_icons.$T24];&quot;~, &quot;;[$bg_icons.U24];&quot;, ~&quot;;[$bg_icons.V24];&quot;~ =&gt; &quot;;[$bg_icons.$A24])" office:value-type="string" office:string-value="  cdunb22, ~iamul13~, iamul13, ~Arkion's Bloodstone Amulet~, ~Bloodstone Amulet~, 20, ~Jewelry~ =&gt; cdunb22" calcext:value-type="string">
            <text:p><text:s text:c="2"/>cdunb22, ~iamul13~, iamul13, ~Arkion's Bloodstone Amulet~, ~Bloodstone Amulet~, 20, ~Jewelry~ =&gt; cdunb22</text:p>
          </table:table-cell>
        </table:table-row>
        <table:table-row table:style-name="ro1">
          <table:table-cell table:formula="of:=CONCATENATE(;&quot;  &quot;;[$bg_icons.$A25];&quot;, ~&quot;;[$bg_icons.$B25];&quot;~, &quot;;[$bg_icons.$W25];&quot;, ~&quot;;[$bg_icons.$S25];&quot;~, ~&quot;;[$bg_icons.$T25];&quot;~, &quot;;[$bg_icons.U25];&quot;, ~&quot;;[$bg_icons.V25];&quot;~ =&gt; &quot;;[$bg_icons.$A25])" office:value-type="string" office:string-value="  cdunb23, ~iamul13~, iamul13, ~Colquetle's Family Amulet~, ~Bloodstone Amulet~, 20, ~Jewelry~ =&gt; cdunb23" calcext:value-type="string">
            <text:p><text:s text:c="2"/>cdunb23, ~iamul13~, iamul13, ~Colquetle's Family Amulet~, ~Bloodstone Amulet~, 20, ~Jewelry~ =&gt; cdunb23</text:p>
          </table:table-cell>
        </table:table-row>
        <table:table-row table:style-name="ro1">
          <table:table-cell table:formula="of:=CONCATENATE(;&quot;  &quot;;[$bg_icons.$A26];&quot;, ~&quot;;[$bg_icons.$B26];&quot;~, &quot;;[$bg_icons.$W26];&quot;, ~&quot;;[$bg_icons.$S26];&quot;~, ~&quot;;[$bg_icons.$T26];&quot;~, &quot;;[$bg_icons.U26];&quot;, ~&quot;;[$bg_icons.V26];&quot;~ =&gt; &quot;;[$bg_icons.$A26])" office:value-type="string" office:string-value="  cdunb24, ~iamul07b~, iamul07b, ~Edwin's Amulet (BD icon)~, ~Rainbow Obsidian Necklace~, 0, ~Skip for docs~ =&gt; cdunb24" calcext:value-type="string">
            <text:p><text:s text:c="2"/>cdunb24, ~iamul07b~, iamul07b, ~Edwin's Amulet (BD icon)~, ~Rainbow Obsidian Necklace~, 0, ~Skip for docs~ =&gt; cdunb24</text:p>
          </table:table-cell>
        </table:table-row>
        <table:table-row table:style-name="ro1">
          <table:table-cell table:formula="of:=CONCATENATE(;&quot;  &quot;;[$bg_icons.$A27];&quot;, ~&quot;;[$bg_icons.$B27];&quot;~, &quot;;[$bg_icons.$W27];&quot;, ~&quot;;[$bg_icons.$S27];&quot;~, ~&quot;;[$bg_icons.$T27];&quot;~, &quot;;[$bg_icons.U27];&quot;, ~&quot;;[$bg_icons.V27];&quot;~ =&gt; &quot;;[$bg_icons.$A27])" office:value-type="string" office:string-value="  cdunb24, ~%tutu_var%iamul07~, iamul07, ~Edwin's Amulet~, ~Rainbow Obsidian Necklace~, 20, ~Jewelry~ =&gt; cdunb24" calcext:value-type="string">
            <text:p><text:s text:c="2"/>cdunb24, ~%tutu_var%iamul07~, iamul07, ~Edwin's Amulet~, ~Rainbow Obsidian Necklace~, 20, ~Jewelry~ =&gt; cdunb24</text:p>
          </table:table-cell>
        </table:table-row>
        <table:table-row table:style-name="ro1">
          <table:table-cell table:formula="of:=CONCATENATE(;&quot;  &quot;;[$bg_icons.$A28];&quot;, ~&quot;;[$bg_icons.$B28];&quot;~, &quot;;[$bg_icons.$W28];&quot;, ~&quot;;[$bg_icons.$S28];&quot;~, ~&quot;;[$bg_icons.$T28];&quot;~, &quot;;[$bg_icons.U28];&quot;, ~&quot;;[$bg_icons.V28];&quot;~ =&gt; &quot;;[$bg_icons.$A28])" office:value-type="string" office:string-value="  cdunb25, ~iring17~, iring17, ~Joia's Flamedance Ring~, ~Flamedance Ring~, 20, ~Jewelry~ =&gt; cdunb25" calcext:value-type="string">
            <text:p><text:s text:c="2"/>cdunb25, ~iring17~, iring17, ~Joia's Flamedance Ring~, ~Flamedance Ring~, 20, ~Jewelry~ =&gt; cdunb25</text:p>
          </table:table-cell>
        </table:table-row>
        <table:table-row table:style-name="ro1">
          <table:table-cell table:formula="of:=CONCATENATE(;&quot;  &quot;;[$bg_icons.$A29];&quot;, ~&quot;;[$bg_icons.$B29];&quot;~, &quot;;[$bg_icons.$W29];&quot;, ~&quot;;[$bg_icons.$S29];&quot;~, ~&quot;;[$bg_icons.$T29];&quot;~, &quot;;[$bg_icons.U29];&quot;, ~&quot;;[$bg_icons.V29];&quot;~ =&gt; &quot;;[$bg_icons.$A29])" office:value-type="string" office:string-value="  cdunb26, ~%tutu_var%iring14~, iring14, ~Joseph's Greenstone Ring~, ~Greenstone Ring~, 20, ~Jewelry~ =&gt; cdunb26" calcext:value-type="string">
            <text:p><text:s text:c="2"/>cdunb26, ~%tutu_var%iring14~, iring14, ~Joseph's Greenstone Ring~, ~Greenstone Ring~, 20, ~Jewelry~ =&gt; cdunb26</text:p>
          </table:table-cell>
        </table:table-row>
        <table:table-row table:style-name="ro1">
          <table:table-cell table:formula="of:=CONCATENATE(;&quot;  &quot;;[$bg_icons.$A30];&quot;, ~&quot;;[$bg_icons.$B30];&quot;~, &quot;;[$bg_icons.$W30];&quot;, ~&quot;;[$bg_icons.$S30];&quot;~, ~&quot;;[$bg_icons.$T30];&quot;~, &quot;;[$bg_icons.U30];&quot;, ~&quot;;[$bg_icons.V30];&quot;~ =&gt; &quot;;[$bg_icons.$A30])" office:value-type="string" office:string-value="  cdunb27, ~iamul15~, cdunq206, ~Kendra's Chain~, ~Shield Amulet~, 20, ~Jewelry~ =&gt; cdunb27" calcext:value-type="string">
            <text:p><text:s text:c="2"/>cdunb27, ~iamul15~, cdunq206, ~Kendra's Chain~, ~Shield Amulet~, 20, ~Jewelry~ =&gt; cdunb27</text:p>
          </table:table-cell>
        </table:table-row>
        <table:table-row table:style-name="ro1">
          <table:table-cell table:formula="of:=CONCATENATE(;&quot;  &quot;;[$bg_icons.$A31];&quot;, ~&quot;;[$bg_icons.$B31];&quot;~, &quot;;[$bg_icons.$W31];&quot;, ~&quot;;[$bg_icons.$S31];&quot;~, ~&quot;;[$bg_icons.$T31];&quot;~, &quot;;[$bg_icons.U31];&quot;, ~&quot;;[$bg_icons.V31];&quot;~ =&gt; &quot;;[$bg_icons.$A31])" office:value-type="string" office:string-value="  cdunb28, ~%tutu_var%iring06~, iring06, ~Koveras's Ring of Protection +1~, ~Ring of the Princes +1~, 20, ~Jewelry~ =&gt; cdunb28" calcext:value-type="string">
            <text:p><text:s text:c="2"/>cdunb28, ~%tutu_var%iring06~, iring06, ~Koveras's Ring of Protection +1~, ~Ring of the Princes +1~, 20, ~Jewelry~ =&gt; cdunb28</text:p>
          </table:table-cell>
        </table:table-row>
        <table:table-row table:style-name="ro1">
          <table:table-cell table:formula="of:=CONCATENATE(;&quot;  &quot;;[$bg_icons.$A32];&quot;, ~&quot;;[$bg_icons.$B32];&quot;~, &quot;;[$bg_icons.$W32];&quot;, ~&quot;;[$bg_icons.$S32];&quot;~, ~&quot;;[$bg_icons.$T32];&quot;~, &quot;;[$bg_icons.U32];&quot;, ~&quot;;[$bg_icons.V32];&quot;~ =&gt; &quot;;[$bg_icons.$A32])" office:value-type="string" office:string-value="  cdunb29, ~iring12~, iring12, ~Nemphre's Onyx Ring~, ~Onyx Ring~, 20, ~Jewelry~ =&gt; cdunb29" calcext:value-type="string">
            <text:p><text:s text:c="2"/>cdunb29, ~iring12~, iring12, ~Nemphre's Onyx Ring~, ~Onyx Ring~, 20, ~Jewelry~ =&gt; cdunb29</text:p>
          </table:table-cell>
        </table:table-row>
        <table:table-row table:style-name="ro1">
          <table:table-cell table:formula="of:=CONCATENATE(;&quot;  &quot;;[$bg_icons.$A33];&quot;, ~&quot;;[$bg_icons.$B33];&quot;~, &quot;;[$bg_icons.$W33];&quot;, ~&quot;;[$bg_icons.$S33];&quot;~, ~&quot;;[$bg_icons.$T33];&quot;~, &quot;;[$bg_icons.U33];&quot;, ~&quot;;[$bg_icons.V33];&quot;~ =&gt; &quot;;[$bg_icons.$A33])" office:value-type="string" office:string-value="  cdunb30, ~iring08~, cdunq241, ~Ring of Acuity~, ~Reaching Ring~, 20, ~Jewelry~ =&gt; cdunb30" calcext:value-type="string">
            <text:p><text:s text:c="2"/>cdunb30, ~iring08~, cdunq241, ~Ring of Acuity~, ~Reaching Ring~, 20, ~Jewelry~ =&gt; cdunb30</text:p>
          </table:table-cell>
        </table:table-row>
        <table:table-row table:style-name="ro1">
          <table:table-cell table:formula="of:=CONCATENATE(;&quot;  &quot;;[$bg_icons.$A34];&quot;, ~&quot;;[$bg_icons.$B34];&quot;~, &quot;;[$bg_icons.$W34];&quot;, ~&quot;;[$bg_icons.$S34];&quot;~, ~&quot;;[$bg_icons.$T34];&quot;~, &quot;;[$bg_icons.U34];&quot;, ~&quot;;[$bg_icons.V34];&quot;~ =&gt; &quot;;[$bg_icons.$A34])" office:value-type="string" office:string-value="  cdunb31, ~iring31~, cdunq242, ~Ring of Human Influence~, ~Ring of Regeneration~, 20, ~Jewelry~ =&gt; cdunb31" calcext:value-type="string">
            <text:p><text:s text:c="2"/>cdunb31, ~iring31~, cdunq242, ~Ring of Human Influence~, ~Ring of Regeneration~, 20, ~Jewelry~ =&gt; cdunb31</text:p>
          </table:table-cell>
        </table:table-row>
        <table:table-row table:style-name="ro1">
          <table:table-cell table:formula="of:=CONCATENATE(;&quot;  &quot;;[$bg_icons.$A35];&quot;, ~&quot;;[$bg_icons.$B35];&quot;~, &quot;;[$bg_icons.$W35];&quot;, ~&quot;;[$bg_icons.$S35];&quot;~, ~&quot;;[$bg_icons.$T35];&quot;~, &quot;;[$bg_icons.U35];&quot;, ~&quot;;[$bg_icons.V35];&quot;~ =&gt; &quot;;[$bg_icons.$A35])" office:value-type="string" office:string-value="  cdunb32, ~iax1h04~, cdunq274, ~Beruel's Retort +1~, ~Throwing Axe~, 30, ~Ranged Weapons and Ammunition~ =&gt; cdunb32" calcext:value-type="string">
            <text:p><text:s text:c="2"/>cdunb32, ~iax1h04~, cdunq274, ~Beruel's Retort +1~, ~Throwing Axe~, 30, ~Ranged Weapons and Ammunition~ =&gt; cdunb32</text:p>
          </table:table-cell>
        </table:table-row>
        <table:table-row table:style-name="ro1">
          <table:table-cell table:formula="of:=CONCATENATE(;&quot;  &quot;;[$bg_icons.$A36];&quot;, ~&quot;;[$bg_icons.$B36];&quot;~, &quot;;[$bg_icons.$W36];&quot;, ~&quot;;[$bg_icons.$S36];&quot;~, ~&quot;;[$bg_icons.$T36];&quot;~, &quot;;[$bg_icons.U36];&quot;, ~&quot;;[$bg_icons.V36];&quot;~ =&gt; &quot;;[$bg_icons.$A36])" office:value-type="string" office:string-value="  cdunb33, ~ibolt02~, cdunq37, ~Blessed Bolt~, ~Bolt +1~, 30, ~Ranged Weapons and Ammunition~ =&gt; cdunb33" calcext:value-type="string">
            <text:p><text:s text:c="2"/>cdunb33, ~ibolt02~, cdunq37, ~Blessed Bolt~, ~Bolt +1~, 30, ~Ranged Weapons and Ammunition~ =&gt; cdunb33</text:p>
          </table:table-cell>
        </table:table-row>
        <table:table-row table:style-name="ro1">
          <table:table-cell table:formula="of:=CONCATENATE(;&quot;  &quot;;[$bg_icons.$A37];&quot;, ~&quot;;[$bg_icons.$B37];&quot;~, &quot;;[$bg_icons.$W37];&quot;, ~&quot;;[$bg_icons.$S37];&quot;~, ~&quot;;[$bg_icons.$T37];&quot;~, &quot;;[$bg_icons.U37];&quot;, ~&quot;;[$bg_icons.V37];&quot;~ =&gt; &quot;;[$bg_icons.$A37])" office:value-type="string" office:string-value="  cdunb34, ~idart04~, idart04, ~Dart +5 (via Cloak of the Stars)~, ~Dart of Wounding~, 30, ~Ranged Weapons and Ammunition~ =&gt; cdunb34" calcext:value-type="string">
            <text:p><text:s text:c="2"/>cdunb34, ~idart04~, idart04, ~Dart +5 (via Cloak of the Stars)~, ~Dart of Wounding~, 30, ~Ranged Weapons and Ammunition~ =&gt; cdunb34</text:p>
          </table:table-cell>
        </table:table-row>
        <table:table-row table:style-name="ro1">
          <table:table-cell table:formula="of:=CONCATENATE(;&quot;  &quot;;[$bg_icons.$A38];&quot;, ~&quot;;[$bg_icons.$B38];&quot;~, &quot;;[$bg_icons.$W38];&quot;, ~&quot;;[$bg_icons.$S38];&quot;~, ~&quot;;[$bg_icons.$T38];&quot;~, &quot;;[$bg_icons.U38];&quot;, ~&quot;;[$bg_icons.V38];&quot;~ =&gt; &quot;;[$bg_icons.$A38])" office:value-type="string" office:string-value="  cdunb35, ~iarow08~, cdunq71, ~Flaming Arrow~, ~Arrow of Fire~, 30, ~Ranged Weapons and Ammunition~ =&gt; cdunb35" calcext:value-type="string">
            <text:p><text:s text:c="2"/>cdunb35, ~iarow08~, cdunq71, ~Flaming Arrow~, ~Arrow of Fire~, 30, ~Ranged Weapons and Ammunition~ =&gt; cdunb35</text:p>
          </table:table-cell>
        </table:table-row>
        <table:table-row table:style-name="ro1">
          <table:table-cell table:formula="of:=CONCATENATE(;&quot;  &quot;;[$bg_icons.$A39];&quot;, ~&quot;;[$bg_icons.$B39];&quot;~, &quot;;[$bg_icons.$W39];&quot;, ~&quot;;[$bg_icons.$S39];&quot;~, ~&quot;;[$bg_icons.$T39];&quot;~, &quot;;[$bg_icons.U39];&quot;, ~&quot;;[$bg_icons.V39];&quot;~ =&gt; &quot;;[$bg_icons.$A39])" office:value-type="string" office:string-value="  cdunb36, ~ibolt02~, cdunq220, ~Kuo-toan Bolt (Alt)~, ~Bolt +1~, 30, ~Ranged Weapons and Ammunition~ =&gt; cdunb36" calcext:value-type="string">
            <text:p><text:s text:c="2"/>cdunb36, ~ibolt02~, cdunq220, ~Kuo-toan Bolt (Alt)~, ~Bolt +1~, 30, ~Ranged Weapons and Ammunition~ =&gt; cdunb36</text:p>
          </table:table-cell>
        </table:table-row>
        <table:table-row table:style-name="ro1">
          <table:table-cell table:formula="of:=CONCATENATE(;&quot;  &quot;;[$bg_icons.$A40];&quot;, ~&quot;;[$bg_icons.$B40];&quot;~, &quot;;[$bg_icons.$W40];&quot;, ~&quot;;[$bg_icons.$S40];&quot;~, ~&quot;;[$bg_icons.$T40];&quot;~, &quot;;[$bg_icons.U40];&quot;, ~&quot;;[$bg_icons.V40];&quot;~ =&gt; &quot;;[$bg_icons.$A40])" office:value-type="string" office:string-value="  cdunb36, ~ibolt02~, cdunq220, ~Kuo-toan Bolt (Alt)~, ~Bolt +1~, 0, ~Skip for docs~ =&gt; cdunb36" calcext:value-type="string">
            <text:p><text:s text:c="2"/>cdunb36, ~ibolt02~, cdunq220, ~Kuo-toan Bolt (Alt)~, ~Bolt +1~, 0, ~Skip for docs~ =&gt; cdunb36</text:p>
          </table:table-cell>
        </table:table-row>
        <table:table-row table:style-name="ro1">
          <table:table-cell table:formula="of:=CONCATENATE(;&quot;  &quot;;[$bg_icons.$A41];&quot;, ~&quot;;[$bg_icons.$B41];&quot;~, &quot;;[$bg_icons.$W41];&quot;, ~&quot;;[$bg_icons.$S41];&quot;~, ~&quot;;[$bg_icons.$T41];&quot;~, &quot;;[$bg_icons.U41];&quot;, ~&quot;;[$bg_icons.V41];&quot;~ =&gt; &quot;;[$bg_icons.$A41])" office:value-type="string" office:string-value="  cdunb36, ~ibolt02~, cdunq220, ~Kuo-toan Bolt (Alt 2)~, ~Bolt +1~, 0, ~Skip for docs~ =&gt; cdunb36" calcext:value-type="string">
            <text:p><text:s text:c="2"/>cdunb36, ~ibolt02~, cdunq220, ~Kuo-toan Bolt (Alt 2)~, ~Bolt +1~, 0, ~Skip for docs~ =&gt; cdunb36</text:p>
          </table:table-cell>
        </table:table-row>
        <table:table-row table:style-name="ro1">
          <table:table-cell table:formula="of:=CONCATENATE(;&quot;  &quot;;[$bg_icons.$A42];&quot;, ~&quot;;[$bg_icons.$B42];&quot;~, &quot;;[$bg_icons.$W42];&quot;, ~&quot;;[$bg_icons.$S42];&quot;~, ~&quot;;[$bg_icons.$T42];&quot;~, &quot;;[$bg_icons.U42];&quot;, ~&quot;;[$bg_icons.V42];&quot;~ =&gt; &quot;;[$bg_icons.$A42])" office:value-type="string" office:string-value="  cdunb37, ~ibolt02~, cdunq221, ~Paralytic Bolt~, ~Bolt +1~, 30, ~Ranged Weapons and Ammunition~ =&gt; cdunb37" calcext:value-type="string">
            <text:p><text:s text:c="2"/>cdunb37, ~ibolt02~, cdunq221, ~Paralytic Bolt~, ~Bolt +1~, 30, ~Ranged Weapons and Ammunition~ =&gt; cdunb37</text:p>
          </table:table-cell>
        </table:table-row>
        <table:table-row table:style-name="ro1">
          <table:table-cell table:formula="of:=CONCATENATE(;&quot;  &quot;;[$bg_icons.$A43];&quot;, ~&quot;;[$bg_icons.$B43];&quot;~, &quot;;[$bg_icons.$W43];&quot;, ~&quot;;[$bg_icons.$S43];&quot;~, ~&quot;;[$bg_icons.$T43];&quot;~, &quot;;[$bg_icons.U43];&quot;, ~&quot;;[$bg_icons.V43];&quot;~ =&gt; &quot;;[$bg_icons.$A43])" office:value-type="string" office:string-value="  cdunb38, ~iarow05~, cdunq67, ~Poisoned Arrow (via Eldoth’s Special Ability)~, ~Arrow of Biting~, 30, ~Ranged Weapons and Ammunition~ =&gt; cdunb38" calcext:value-type="string">
            <text:p><text:s text:c="2"/>cdunb38, ~iarow05~, cdunq67, ~Poisoned Arrow (via Eldoth’s Special Ability)~, ~Arrow of Biting~, 30, ~Ranged Weapons and Ammunition~ =&gt; cdunb38</text:p>
          </table:table-cell>
        </table:table-row>
        <table:table-row table:style-name="ro1">
          <table:table-cell table:formula="of:=CONCATENATE(;&quot;  &quot;;[$bg_icons.$A44];&quot;, ~&quot;;[$bg_icons.$B44];&quot;~, &quot;;[$bg_icons.$W44];&quot;, ~&quot;;[$bg_icons.$S44];&quot;~, ~&quot;;[$bg_icons.$T44];&quot;~, &quot;;[$bg_icons.U44];&quot;, ~&quot;;[$bg_icons.V44];&quot;~ =&gt; &quot;;[$bg_icons.$A44])" office:value-type="string" office:string-value="  cdunb39, ~islng01~, cdunq282, ~Sling of Unerring Accuracy +1~, ~Sling~, 30, ~Ranged Weapons and Ammunition~ =&gt; cdunb39" calcext:value-type="string">
            <text:p><text:s text:c="2"/>cdunb39, ~islng01~, cdunq282, ~Sling of Unerring Accuracy +1~, ~Sling~, 30, ~Ranged Weapons and Ammunition~ =&gt; cdunb39</text:p>
          </table:table-cell>
        </table:table-row>
        <table:table-row table:style-name="ro1">
          <table:table-cell table:formula="of:=CONCATENATE(;&quot;  &quot;;[$bg_icons.$A45];&quot;, ~&quot;;[$bg_icons.$B45];&quot;~, &quot;;[$bg_icons.$W45];&quot;, ~&quot;;[$bg_icons.$S45];&quot;~, ~&quot;;[$bg_icons.$T45];&quot;~, &quot;;[$bg_icons.U45];&quot;, ~&quot;;[$bg_icons.V45];&quot;~ =&gt; &quot;;[$bg_icons.$A45])" office:value-type="string" office:string-value="  cdunb40, ~ibow06~, cdunq224, ~Tansheron's Bow +3 (Catti-Brie)~, ~Shortbow +1~, 30, ~Ranged Weapons and Ammunition~ =&gt; cdunb40" calcext:value-type="string">
            <text:p><text:s text:c="2"/>cdunb40, ~ibow06~, cdunq224, ~Tansheron's Bow +3 (Catti-Brie)~, ~Shortbow +1~, 30, ~Ranged Weapons and Ammunition~ =&gt; cdunb40</text:p>
          </table:table-cell>
        </table:table-row>
        <table:table-row table:style-name="ro1">
          <table:table-cell table:formula="of:=CONCATENATE(;&quot;  &quot;;[$bg_icons.$A46];&quot;, ~&quot;;[$bg_icons.$B46];&quot;~, &quot;;[$bg_icons.$W46];&quot;, ~&quot;;[$bg_icons.$S46];&quot;~, ~&quot;;[$bg_icons.$T46];&quot;~, &quot;;[$bg_icons.U46];&quot;, ~&quot;;[$bg_icons.V46];&quot;~ =&gt; &quot;;[$bg_icons.$A46])" office:value-type="string" office:string-value="  cdunb41, ~iarow03~, cdunq68, ~Void-tipped Arrow +3~, ~Arrow of Slaying~, 30, ~Ranged Weapons and Ammunition~ =&gt; cdunb41" calcext:value-type="string">
            <text:p><text:s text:c="2"/>cdunb41, ~iarow03~, cdunq68, ~Void-tipped Arrow +3~, ~Arrow of Slaying~, 30, ~Ranged Weapons and Ammunition~ =&gt; cdunb41</text:p>
          </table:table-cell>
        </table:table-row>
        <table:table-row table:style-name="ro1">
          <table:table-cell table:formula="of:=CONCATENATE(;&quot;  &quot;;[$bg_icons.$A47];&quot;, ~&quot;;[$bg_icons.$B47];&quot;~, &quot;;[$bg_icons.$W47];&quot;, ~&quot;;[$bg_icons.$S47];&quot;~, ~&quot;;[$bg_icons.$T47];&quot;~, &quot;;[$bg_icons.U47];&quot;, ~&quot;;[$bg_icons.V47];&quot;~ =&gt; &quot;;[$bg_icons.$A47])" office:value-type="string" office:string-value="  cdunb42, ~ihamm06~, cdunq55, ~Aegis-fang +3~, ~Dwarven Thrower +3~, 40, ~Melee Weapons~ =&gt; cdunb42" calcext:value-type="string">
            <text:p><text:s text:c="2"/>cdunb42, ~ihamm06~, cdunq55, ~Aegis-fang +3~, ~Dwarven Thrower +3~, 40, ~Melee Weapons~ =&gt; cdunb42</text:p>
          </table:table-cell>
        </table:table-row>
        <table:table-row table:style-name="ro1">
          <table:table-cell table:formula="of:=CONCATENATE(;&quot;  &quot;;[$bg_icons.$A48];&quot;, ~&quot;;[$bg_icons.$B48];&quot;~, &quot;;[$bg_icons.$W48];&quot;, ~&quot;;[$bg_icons.$S48];&quot;~, ~&quot;;[$bg_icons.$T48];&quot;~, &quot;;[$bg_icons.U48];&quot;, ~&quot;;[$bg_icons.V48];&quot;~ =&gt; &quot;;[$bg_icons.$A48])" office:value-type="string" office:string-value="  cdunb42, ~ihamm06~, cdunq55, ~Aegis-fang +3 (Alt)~, ~Dwarven Thrower +3~, 0, ~Skip for docs~ =&gt; cdunb42" calcext:value-type="string">
            <text:p><text:s text:c="2"/>cdunb42, ~ihamm06~, cdunq55, ~Aegis-fang +3 (Alt)~, ~Dwarven Thrower +3~, 0, ~Skip for docs~ =&gt; cdunb42</text:p>
          </table:table-cell>
        </table:table-row>
        <table:table-row table:style-name="ro1">
          <table:table-cell table:formula="of:=CONCATENATE(;&quot;  &quot;;[$bg_icons.$A49];&quot;, ~&quot;;[$bg_icons.$B49];&quot;~, &quot;;[$bg_icons.$W49];&quot;, ~&quot;;[$bg_icons.$S49];&quot;~, ~&quot;;[$bg_icons.$T49];&quot;~, &quot;;[$bg_icons.U49];&quot;, ~&quot;;[$bg_icons.V49];&quot;~ =&gt; &quot;;[$bg_icons.$A49])" office:value-type="string" office:string-value="  cdunb43, ~iax1h02~, cdunq63, ~Battle Axe +3 (Bruenor)~, ~Battle Axe +1~, 40, ~Melee Weapons~ =&gt; cdunb43" calcext:value-type="string">
            <text:p><text:s text:c="2"/>cdunb43, ~iax1h02~, cdunq63, ~Battle Axe +3 (Bruenor)~, ~Battle Axe +1~, 40, ~Melee Weapons~ =&gt; cdunb43</text:p>
          </table:table-cell>
        </table:table-row>
        <table:table-row table:style-name="ro1">
          <table:table-cell table:formula="of:=CONCATENATE(;&quot;  &quot;;[$bg_icons.$A50];&quot;, ~&quot;;[$bg_icons.$B50];&quot;~, &quot;;[$bg_icons.$W50];&quot;, ~&quot;;[$bg_icons.$S50];&quot;~, ~&quot;;[$bg_icons.$T50];&quot;~, &quot;;[$bg_icons.U50];&quot;, ~&quot;;[$bg_icons.V50];&quot;~ =&gt; &quot;;[$bg_icons.$A50])" office:value-type="string" office:string-value="  cdunb44, ~istaf24~, cdunq298, ~Brevin's Quarterstaff +1~, ~Quarterstaff +3~, 40, ~Melee Weapons~ =&gt; cdunb44" calcext:value-type="string">
            <text:p><text:s text:c="2"/>cdunb44, ~istaf24~, cdunq298, ~Brevin's Quarterstaff +1~, ~Quarterstaff +3~, 40, ~Melee Weapons~ =&gt; cdunb44</text:p>
          </table:table-cell>
        </table:table-row>
        <table:table-row table:style-name="ro1">
          <table:table-cell table:formula="of:=CONCATENATE(;&quot;  &quot;;[$bg_icons.$A51];&quot;, ~&quot;;[$bg_icons.$B51];&quot;~, &quot;;[$bg_icons.$W51];&quot;, ~&quot;;[$bg_icons.$S51];&quot;~, ~&quot;;[$bg_icons.$T51];&quot;~, &quot;;[$bg_icons.U51];&quot;, ~&quot;;[$bg_icons.V51];&quot;~ =&gt; &quot;;[$bg_icons.$A51])" office:value-type="string" office:string-value="  cdunb45, ~iblun31~, cdunq218, ~Club +1~, ~Club +3~, 40, ~Melee Weapons~ =&gt; cdunb45" calcext:value-type="string">
            <text:p><text:s text:c="2"/>cdunb45, ~iblun31~, cdunq218, ~Club +1~, ~Club +3~, 40, ~Melee Weapons~ =&gt; cdunb45</text:p>
          </table:table-cell>
        </table:table-row>
        <table:table-row table:style-name="ro1">
          <table:table-cell table:formula="of:=CONCATENATE(;&quot;  &quot;;[$bg_icons.$A52];&quot;, ~&quot;;[$bg_icons.$B52];&quot;~, &quot;;[$bg_icons.$W52];&quot;, ~&quot;;[$bg_icons.$S52];&quot;~, ~&quot;;[$bg_icons.$T52];&quot;~, &quot;;[$bg_icons.U52];&quot;, ~&quot;;[$bg_icons.V52];&quot;~ =&gt; &quot;;[$bg_icons.$A52])" office:value-type="string" office:string-value="  cdunb46, ~iblun31~, iblun31, ~Club +2~, ~Club +3~, 40, ~Melee Weapons~ =&gt; cdunb46" calcext:value-type="string">
            <text:p><text:s text:c="2"/>cdunb46, ~iblun31~, iblun31, ~Club +2~, ~Club +3~, 40, ~Melee Weapons~ =&gt; cdunb46</text:p>
          </table:table-cell>
        </table:table-row>
        <table:table-row table:style-name="ro1">
          <table:table-cell table:formula="of:=CONCATENATE(;&quot;  &quot;;[$bg_icons.$A53];&quot;, ~&quot;;[$bg_icons.$B53];&quot;~, &quot;;[$bg_icons.$W53];&quot;, ~&quot;;[$bg_icons.$S53];&quot;~, ~&quot;;[$bg_icons.$T53];&quot;~, &quot;;[$bg_icons.U53];&quot;, ~&quot;;[$bg_icons.V53];&quot;~ =&gt; &quot;;[$bg_icons.$A53])" office:value-type="string" office:string-value="  cdunb47, ~isw2h15~, cdunq261, ~Dark Justice +5~, ~Silver Sword~, 40, ~Melee Weapons~ =&gt; cdunb47" calcext:value-type="string">
            <text:p><text:s text:c="2"/>cdunb47, ~isw2h15~, cdunq261, ~Dark Justice +5~, ~Silver Sword~, 40, ~Melee Weapons~ =&gt; cdunb47</text:p>
          </table:table-cell>
        </table:table-row>
        <table:table-row table:style-name="ro1">
          <table:table-cell table:formula="of:=CONCATENATE(;&quot;  &quot;;[$bg_icons.$A54];&quot;, ~&quot;;[$bg_icons.$B54];&quot;~, &quot;;[$bg_icons.$W54];&quot;, ~&quot;;[$bg_icons.$S54];&quot;~, ~&quot;;[$bg_icons.$T54];&quot;~, &quot;;[$bg_icons.U54];&quot;, ~&quot;;[$bg_icons.V54];&quot;~ =&gt; &quot;;[$bg_icons.$A54])" office:value-type="string" office:string-value="  cdunb47, ~isw2h15~, cdunq261, ~Dark Justice +5 (Alt)~, ~Silver Sword~, 0, ~Skip for docs~ =&gt; cdunb47" calcext:value-type="string">
            <text:p><text:s text:c="2"/>cdunb47, ~isw2h15~, cdunq261, ~Dark Justice +5 (Alt)~, ~Silver Sword~, 0, ~Skip for docs~ =&gt; cdunb47</text:p>
          </table:table-cell>
        </table:table-row>
        <table:table-row table:style-name="ro1">
          <table:table-cell table:formula="of:=CONCATENATE(;&quot;  &quot;;[$bg_icons.$A55];&quot;, ~&quot;;[$bg_icons.$B55];&quot;~, &quot;;[$bg_icons.$W55];&quot;, ~&quot;;[$bg_icons.$S55];&quot;~, ~&quot;;[$bg_icons.$T55];&quot;~, &quot;;[$bg_icons.U55];&quot;, ~&quot;;[$bg_icons.V55];&quot;~ =&gt; &quot;;[$bg_icons.$A55])" office:value-type="string" office:string-value="  cdunb48, ~isw1h08~, isw1h08, ~Drusus +1~, ~Short Sword +1~, 40, ~Melee Weapons~ =&gt; cdunb48" calcext:value-type="string">
            <text:p><text:s text:c="2"/>cdunb48, ~isw1h08~, isw1h08, ~Drusus +1~, ~Short Sword +1~, 40, ~Melee Weapons~ =&gt; cdunb48</text:p>
          </table:table-cell>
        </table:table-row>
        <table:table-row table:style-name="ro1">
          <table:table-cell table:formula="of:=CONCATENATE(;&quot;  &quot;;[$bg_icons.$A56];&quot;, ~&quot;;[$bg_icons.$B56];&quot;~, &quot;;[$bg_icons.$W56];&quot;, ~&quot;;[$bg_icons.$S56];&quot;~, ~&quot;;[$bg_icons.$T56];&quot;~, &quot;;[$bg_icons.U56];&quot;, ~&quot;;[$bg_icons.V56];&quot;~ =&gt; &quot;;[$bg_icons.$A56])" office:value-type="string" office:string-value="  cdunb49, ~istaf24~, cdunq297, ~Echo of the Fiend +3~, ~Quarterstaff +3~, 40, ~Melee Weapons~ =&gt; cdunb49" calcext:value-type="string">
            <text:p><text:s text:c="2"/>cdunb49, ~istaf24~, cdunq297, ~Echo of the Fiend +3~, ~Quarterstaff +3~, 40, ~Melee Weapons~ =&gt; cdunb49</text:p>
          </table:table-cell>
        </table:table-row>
        <table:table-row table:style-name="ro1">
          <table:table-cell table:formula="of:=CONCATENATE(;&quot;  &quot;;[$bg_icons.$A57];&quot;, ~&quot;;[$bg_icons.$B57];&quot;~, &quot;;[$bg_icons.$W57];&quot;, ~&quot;;[$bg_icons.$S57];&quot;~, ~&quot;;[$bg_icons.$T57];&quot;~, &quot;;[$bg_icons.U57];&quot;, ~&quot;;[$bg_icons.V57];&quot;~ =&gt; &quot;;[$bg_icons.$A57])" office:value-type="string" office:string-value="  cdunb50, ~isper06~, cdunq296, ~Festering Spear +1~, ~Spear +3~, 40, ~Melee Weapons~ =&gt; cdunb50" calcext:value-type="string">
            <text:p><text:s text:c="2"/>cdunb50, ~isper06~, cdunq296, ~Festering Spear +1~, ~Spear +3~, 40, ~Melee Weapons~ =&gt; cdunb50</text:p>
          </table:table-cell>
        </table:table-row>
        <table:table-row table:style-name="ro1">
          <table:table-cell table:formula="of:=CONCATENATE(;&quot;  &quot;;[$bg_icons.$A58];&quot;, ~&quot;;[$bg_icons.$B58];&quot;~, &quot;;[$bg_icons.$W58];&quot;, ~&quot;;[$bg_icons.$S58];&quot;~, ~&quot;;[$bg_icons.$T58];&quot;~, &quot;;[$bg_icons.U58];&quot;, ~&quot;;[$bg_icons.V58];&quot;~ =&gt; &quot;;[$bg_icons.$A58])" office:value-type="string" office:string-value="  cdunb51, ~ihamm02~, cdunq57, ~Hammer of Dawn +1~, ~War Hammer +1~, 40, ~Melee Weapons~ =&gt; cdunb51" calcext:value-type="string">
            <text:p><text:s text:c="2"/>cdunb51, ~ihamm02~, cdunq57, ~Hammer of Dawn +1~, ~War Hammer +1~, 40, ~Melee Weapons~ =&gt; cdunb51</text:p>
          </table:table-cell>
        </table:table-row>
        <table:table-row table:style-name="ro1">
          <table:table-cell table:formula="of:=CONCATENATE(;&quot;  &quot;;[$bg_icons.$A59];&quot;, ~&quot;;[$bg_icons.$B59];&quot;~, &quot;;[$bg_icons.$W59];&quot;, ~&quot;;[$bg_icons.$S59];&quot;~, ~&quot;;[$bg_icons.$T59];&quot;~, &quot;;[$bg_icons.U59];&quot;, ~&quot;;[$bg_icons.V59];&quot;~ =&gt; &quot;;[$bg_icons.$A59])" office:value-type="string" office:string-value="  cdunb52, ~iblun20~, cdunq215, ~Handmaiden's Mace +2~, ~Ardulia's Fall +1~, 40, ~Melee Weapons~ =&gt; cdunb52" calcext:value-type="string">
            <text:p><text:s text:c="2"/>cdunb52, ~iblun20~, cdunq215, ~Handmaiden's Mace +2~, ~Ardulia's Fall +1~, 40, ~Melee Weapons~ =&gt; cdunb52</text:p>
          </table:table-cell>
        </table:table-row>
        <table:table-row table:style-name="ro1">
          <table:table-cell table:formula="of:=CONCATENATE(;&quot;  &quot;;[$bg_icons.$A60];&quot;, ~&quot;;[$bg_icons.$B60];&quot;~, &quot;;[$bg_icons.$W60];&quot;, ~&quot;;[$bg_icons.$S60];&quot;~, ~&quot;;[$bg_icons.$T60];&quot;~, &quot;;[$bg_icons.U60];&quot;, ~&quot;;[$bg_icons.V60];&quot;~ =&gt; &quot;;[$bg_icons.$A60])" office:value-type="string" office:string-value="  cdunb53, ~isw1h05~, cdunq299, ~Harrower +1~, ~Long Sword +1~, 40, ~Melee Weapons~ =&gt; cdunb53" calcext:value-type="string">
            <text:p><text:s text:c="2"/>cdunb53, ~isw1h05~, cdunq299, ~Harrower +1~, ~Long Sword +1~, 40, ~Melee Weapons~ =&gt; cdunb53</text:p>
          </table:table-cell>
        </table:table-row>
        <table:table-row table:style-name="ro1">
          <table:table-cell table:formula="of:=CONCATENATE(;&quot;  &quot;;[$bg_icons.$A61];&quot;, ~&quot;;[$bg_icons.$B61];&quot;~, &quot;;[$bg_icons.$W61];&quot;, ~&quot;;[$bg_icons.$S61];&quot;~, ~&quot;;[$bg_icons.$T61];&quot;~, &quot;;[$bg_icons.U61];&quot;, ~&quot;;[$bg_icons.V61];&quot;~ =&gt; &quot;;[$bg_icons.$A61])" office:value-type="string" office:string-value="  cdunb54, ~%tutu_var%isw1h04~, isw1h04, ~Hull's Long Sword~, ~Long Sword~, 40, ~Melee Weapons~ =&gt; cdunb54" calcext:value-type="string">
            <text:p><text:s text:c="2"/>cdunb54, ~%tutu_var%isw1h04~, isw1h04, ~Hull's Long Sword~, ~Long Sword~, 40, ~Melee Weapons~ =&gt; cdunb54</text:p>
          </table:table-cell>
        </table:table-row>
        <table:table-row table:style-name="ro1">
          <table:table-cell table:formula="of:=CONCATENATE(;&quot;  &quot;;[$bg_icons.$A62];&quot;, ~&quot;;[$bg_icons.$B62];&quot;~, &quot;;[$bg_icons.$W62];&quot;, ~&quot;;[$bg_icons.$S62];&quot;~, ~&quot;;[$bg_icons.$T62];&quot;~, &quot;;[$bg_icons.U62];&quot;, ~&quot;;[$bg_icons.V62];&quot;~ =&gt; &quot;;[$bg_icons.$A62])" office:value-type="string" office:string-value="  cdunb55, ~%tutu_var%idagg01~, idagg01, ~Kylee's Dagger~, ~Dagger~, 40, ~Melee Weapons~ =&gt; cdunb55" calcext:value-type="string">
            <text:p><text:s text:c="2"/>cdunb55, ~%tutu_var%idagg01~, idagg01, ~Kylee's Dagger~, ~Dagger~, 40, ~Melee Weapons~ =&gt; cdunb55</text:p>
          </table:table-cell>
        </table:table-row>
        <table:table-row table:style-name="ro1">
          <table:table-cell table:formula="of:=CONCATENATE(;&quot;  &quot;;[$bg_icons.$A63];&quot;, ~&quot;;[$bg_icons.$B63];&quot;~, &quot;;[$bg_icons.$W63];&quot;, ~&quot;;[$bg_icons.$S63];&quot;~, ~&quot;;[$bg_icons.$T63];&quot;~, &quot;;[$bg_icons.U63];&quot;, ~&quot;;[$bg_icons.V63];&quot;~ =&gt; &quot;;[$bg_icons.$A63])" office:value-type="string" office:string-value="  cdunb56, ~idagg10~, cdunq228, ~Life-Stealer +4~, ~Soultaker Dagger~, 40, ~Melee Weapons~ =&gt; cdunb56" calcext:value-type="string">
            <text:p><text:s text:c="2"/>cdunb56, ~idagg10~, cdunq228, ~Life-Stealer +4~, ~Soultaker Dagger~, 40, ~Melee Weapons~ =&gt; cdunb56</text:p>
          </table:table-cell>
        </table:table-row>
        <table:table-row table:style-name="ro1">
          <table:table-cell table:formula="of:=CONCATENATE(;&quot;  &quot;;[$bg_icons.$A64];&quot;, ~&quot;;[$bg_icons.$B64];&quot;~, &quot;;[$bg_icons.$W64];&quot;, ~&quot;;[$bg_icons.$S64];&quot;~, ~&quot;;[$bg_icons.$T64];&quot;~, &quot;;[$bg_icons.U64];&quot;, ~&quot;;[$bg_icons.V64];&quot;~ =&gt; &quot;;[$bg_icons.$A64])" office:value-type="string" office:string-value="  cdunb57, ~iblun31~, cdunq217, ~Marduuk's Mallet +3~, ~Club +3~, 40, ~Melee Weapons~ =&gt; cdunb57" calcext:value-type="string">
            <text:p><text:s text:c="2"/>cdunb57, ~iblun31~, cdunq217, ~Marduuk's Mallet +3~, ~Club +3~, 40, ~Melee Weapons~ =&gt; cdunb57</text:p>
          </table:table-cell>
        </table:table-row>
        <table:table-row table:style-name="ro1">
          <table:table-cell table:formula="of:=CONCATENATE(;&quot;  &quot;;[$bg_icons.$A65];&quot;, ~&quot;;[$bg_icons.$B65];&quot;~, &quot;;[$bg_icons.$W65];&quot;, ~&quot;;[$bg_icons.$S65];&quot;~, ~&quot;;[$bg_icons.$T65];&quot;~, &quot;;[$bg_icons.U65];&quot;, ~&quot;;[$bg_icons.V65];&quot;~ =&gt; &quot;;[$bg_icons.$A65])" office:value-type="string" office:string-value="  cdunb58, ~iblun11~, cdunq212, ~Mauler's Arm +2 (BD con)~, ~Krotan's Skullcrusher +2~, 0, ~Skip for docs~ =&gt; cdunb58" calcext:value-type="string">
            <text:p><text:s text:c="2"/>cdunb58, ~iblun11~, cdunq212, ~Mauler's Arm +2 (BD con)~, ~Krotan's Skullcrusher +2~, 0, ~Skip for docs~ =&gt; cdunb58</text:p>
          </table:table-cell>
        </table:table-row>
        <table:table-row table:style-name="ro1">
          <table:table-cell table:formula="of:=CONCATENATE(;&quot;  &quot;;[$bg_icons.$A66];&quot;, ~&quot;;[$bg_icons.$B66];&quot;~, &quot;;[$bg_icons.$W66];&quot;, ~&quot;;[$bg_icons.$S66];&quot;~, ~&quot;;[$bg_icons.$T66];&quot;~, &quot;;[$bg_icons.U66];&quot;, ~&quot;;[$bg_icons.V66];&quot;~ =&gt; &quot;;[$bg_icons.$A66])" office:value-type="string" office:string-value="  cdunb58, ~iblun05~, cdunq212, ~Mauler's Arm +2~, ~Mace +1~, 40, ~Melee Weapons~ =&gt; cdunb58" calcext:value-type="string">
            <text:p><text:s text:c="2"/>cdunb58, ~iblun05~, cdunq212, ~Mauler's Arm +2~, ~Mace +1~, 40, ~Melee Weapons~ =&gt; cdunb58</text:p>
          </table:table-cell>
        </table:table-row>
        <table:table-row table:style-name="ro1">
          <table:table-cell table:formula="of:=CONCATENATE(;&quot;  &quot;;[$bg_icons.$A67];&quot;, ~&quot;;[$bg_icons.$B67];&quot;~, &quot;;[$bg_icons.$W67];&quot;, ~&quot;;[$bg_icons.$S67];&quot;~, ~&quot;;[$bg_icons.$T67];&quot;~, &quot;;[$bg_icons.U67];&quot;, ~&quot;;[$bg_icons.V67];&quot;~ =&gt; &quot;;[$bg_icons.$A67])" office:value-type="string" office:string-value="  cdunb59, ~iblun01~, cdunq278, ~Mighty Oak +2~, ~Club~, 40, ~Melee Weapons~ =&gt; cdunb59" calcext:value-type="string">
            <text:p><text:s text:c="2"/>cdunb59, ~iblun01~, cdunq278, ~Mighty Oak +2~, ~Club~, 40, ~Melee Weapons~ =&gt; cdunb59</text:p>
          </table:table-cell>
        </table:table-row>
        <table:table-row table:style-name="ro1">
          <table:table-cell table:formula="of:=CONCATENATE(;&quot;  &quot;;[$bg_icons.$A68];&quot;, ~&quot;;[$bg_icons.$B68];&quot;~, &quot;;[$bg_icons.$W68];&quot;, ~&quot;;[$bg_icons.$S68];&quot;~, ~&quot;;[$bg_icons.$T68];&quot;~, &quot;;[$bg_icons.U68];&quot;, ~&quot;;[$bg_icons.V68];&quot;~ =&gt; &quot;;[$bg_icons.$A68])" office:value-type="string" office:string-value="  cdunb60, ~idagg13~, cdunq229, ~Neb's Nasty Cutter +2 (uncharged)~, ~Pixie Prick +3~, 0, ~Skip for docs~ =&gt; cdunb60" calcext:value-type="string">
            <text:p><text:s text:c="2"/>cdunb60, ~idagg13~, cdunq229, ~Neb's Nasty Cutter +2 (uncharged)~, ~Pixie Prick +3~, 0, ~Skip for docs~ =&gt; cdunb60</text:p>
          </table:table-cell>
        </table:table-row>
        <table:table-row table:style-name="ro1">
          <table:table-cell table:formula="of:=CONCATENATE(;&quot;  &quot;;[$bg_icons.$A69];&quot;, ~&quot;;[$bg_icons.$B69];&quot;~, &quot;;[$bg_icons.$W69];&quot;, ~&quot;;[$bg_icons.$S69];&quot;~, ~&quot;;[$bg_icons.$T69];&quot;~, &quot;;[$bg_icons.U69];&quot;, ~&quot;;[$bg_icons.V69];&quot;~ =&gt; &quot;;[$bg_icons.$A69])" office:value-type="string" office:string-value="  cdunb60, ~idagg13~, cdunq229, ~Neb's Nasty Cutter +2~, ~Pixie Prick +3~, 40, ~Melee Weapons~ =&gt; cdunb60" calcext:value-type="string">
            <text:p><text:s text:c="2"/>cdunb60, ~idagg13~, cdunq229, ~Neb's Nasty Cutter +2~, ~Pixie Prick +3~, 40, ~Melee Weapons~ =&gt; cdunb60</text:p>
          </table:table-cell>
        </table:table-row>
        <table:table-row table:style-name="ro1">
          <table:table-cell table:formula="of:=CONCATENATE(;&quot;  &quot;;[$bg_icons.$A70];&quot;, ~&quot;;[$bg_icons.$B70];&quot;~, &quot;;[$bg_icons.$W70];&quot;, ~&quot;;[$bg_icons.$S70];&quot;~, ~&quot;;[$bg_icons.$T70];&quot;~, &quot;;[$bg_icons.U70];&quot;, ~&quot;;[$bg_icons.V70];&quot;~ =&gt; &quot;;[$bg_icons.$A70])" office:value-type="string" office:string-value="  cdunb61, ~istaf02~, cdunq248, ~Neera's Staff +1~, ~Quarterstaff +1~, 40, ~Melee Weapons~ =&gt; cdunb61" calcext:value-type="string">
            <text:p><text:s text:c="2"/>cdunb61, ~istaf02~, cdunq248, ~Neera's Staff +1~, ~Quarterstaff +1~, 40, ~Melee Weapons~ =&gt; cdunb61</text:p>
          </table:table-cell>
        </table:table-row>
        <table:table-row table:style-name="ro1">
          <table:table-cell table:formula="of:=CONCATENATE(;&quot;  &quot;;[$bg_icons.$A71];&quot;, ~&quot;;[$bg_icons.$B71];&quot;~, &quot;;[$bg_icons.$W71];&quot;, ~&quot;;[$bg_icons.$S71];&quot;~, ~&quot;;[$bg_icons.$T71];&quot;~, &quot;;[$bg_icons.U71];&quot;, ~&quot;;[$bg_icons.V71];&quot;~ =&gt; &quot;;[$bg_icons.$A71])" office:value-type="string" office:string-value="  cdunb62, ~%tutu_var%idagg01~, idagg01, ~Nester's Dagger~, ~Dagger~, 40, ~Melee Weapons~ =&gt; cdunb62" calcext:value-type="string">
            <text:p><text:s text:c="2"/>cdunb62, ~%tutu_var%idagg01~, idagg01, ~Nester's Dagger~, ~Dagger~, 40, ~Melee Weapons~ =&gt; cdunb62</text:p>
          </table:table-cell>
        </table:table-row>
        <table:table-row table:style-name="ro1">
          <table:table-cell table:formula="of:=CONCATENATE(;&quot;  &quot;;[$bg_icons.$A72];&quot;, ~&quot;;[$bg_icons.$B72];&quot;~, &quot;;[$bg_icons.$W72];&quot;, ~&quot;;[$bg_icons.$S72];&quot;~, ~&quot;;[$bg_icons.$T72];&quot;~, &quot;;[$bg_icons.U72];&quot;, ~&quot;;[$bg_icons.V72];&quot;~ =&gt; &quot;;[$bg_icons.$A72])" office:value-type="string" office:string-value="  cdunb63, ~iblun01~, cdunq219, ~Night Club +1~, ~Club~, 40, ~Melee Weapons~ =&gt; cdunb63" calcext:value-type="string">
            <text:p><text:s text:c="2"/>cdunb63, ~iblun01~, cdunq219, ~Night Club +1~, ~Club~, 40, ~Melee Weapons~ =&gt; cdunb63</text:p>
          </table:table-cell>
        </table:table-row>
        <table:table-row table:style-name="ro1">
          <table:table-cell table:formula="of:=CONCATENATE(;&quot;  &quot;;[$bg_icons.$A73];&quot;, ~&quot;;[$bg_icons.$B73];&quot;~, &quot;;[$bg_icons.$W73];&quot;, ~&quot;;[$bg_icons.$S73];&quot;~, ~&quot;;[$bg_icons.$T73];&quot;~, &quot;;[$bg_icons.U73];&quot;, ~&quot;;[$bg_icons.V73];&quot;~ =&gt; &quot;;[$bg_icons.$A73])" office:value-type="string" office:string-value="  cdunb64, ~imisc4u~, cdunq233, ~Ornate Dagger~, ~Embarl's Dagger~, 40, ~Melee Weapons~ =&gt; cdunb64" calcext:value-type="string">
            <text:p><text:s text:c="2"/>cdunb64, ~imisc4u~, cdunq233, ~Ornate Dagger~, ~Embarl's Dagger~, 40, ~Melee Weapons~ =&gt; cdunb64</text:p>
          </table:table-cell>
        </table:table-row>
        <table:table-row table:style-name="ro1">
          <table:table-cell table:formula="of:=CONCATENATE(;&quot;  &quot;;[$bg_icons.$A74];&quot;, ~&quot;;[$bg_icons.$B74];&quot;~, &quot;;[$bg_icons.$W74];&quot;, ~&quot;;[$bg_icons.$S74];&quot;~, ~&quot;;[$bg_icons.$T74];&quot;~, &quot;;[$bg_icons.U74];&quot;, ~&quot;;[$bg_icons.V74];&quot;~ =&gt; &quot;;[$bg_icons.$A74])" office:value-type="string" office:string-value="  cdunb65, ~%tutu_var%isw1h07~, isw1h07, ~Perdue's Short Sword~, ~Short Sword~, 40, ~Melee Weapons~ =&gt; cdunb65" calcext:value-type="string">
            <text:p><text:s text:c="2"/>cdunb65, ~%tutu_var%isw1h07~, isw1h07, ~Perdue's Short Sword~, ~Short Sword~, 40, ~Melee Weapons~ =&gt; cdunb65</text:p>
          </table:table-cell>
        </table:table-row>
        <table:table-row table:style-name="ro1">
          <table:table-cell table:formula="of:=CONCATENATE(;&quot;  &quot;;[$bg_icons.$A75];&quot;, ~&quot;;[$bg_icons.$B75];&quot;~, &quot;;[$bg_icons.$W75];&quot;, ~&quot;;[$bg_icons.$S75];&quot;~, ~&quot;;[$bg_icons.$T75];&quot;~, &quot;;[$bg_icons.U75];&quot;, ~&quot;;[$bg_icons.V75];&quot;~ =&gt; &quot;;[$bg_icons.$A75])" office:value-type="string" office:string-value="  cdunb66, ~isw1h30~, cdunq263, ~Scimitar (Habib)~, ~Belm +2~, 40, ~Melee Weapons~ =&gt; cdunb66" calcext:value-type="string">
            <text:p><text:s text:c="2"/>cdunb66, ~isw1h30~, cdunq263, ~Scimitar (Habib)~, ~Belm +2~, 40, ~Melee Weapons~ =&gt; cdunb66</text:p>
          </table:table-cell>
        </table:table-row>
        <table:table-row table:style-name="ro1">
          <table:table-cell table:formula="of:=CONCATENATE(;&quot;  &quot;;[$bg_icons.$A76];&quot;, ~&quot;;[$bg_icons.$B76];&quot;~, &quot;;[$bg_icons.$W76];&quot;, ~&quot;;[$bg_icons.$S76];&quot;~, ~&quot;;[$bg_icons.$T76];&quot;~, &quot;;[$bg_icons.U76];&quot;, ~&quot;;[$bg_icons.V76];&quot;~ =&gt; &quot;;[$bg_icons.$A76])" office:value-type="string" office:string-value="  cdunb67, ~%tutu_var%isw1h20~, isw1h20, ~Scimitar +1~, ~Scimitar~, 40, ~Melee Weapons~ =&gt; cdunb67" calcext:value-type="string">
            <text:p><text:s text:c="2"/>cdunb67, ~%tutu_var%isw1h20~, isw1h20, ~Scimitar +1~, ~Scimitar~, 40, ~Melee Weapons~ =&gt; cdunb67</text:p>
          </table:table-cell>
        </table:table-row>
        <table:table-row table:style-name="ro1">
          <table:table-cell table:formula="of:=CONCATENATE(;&quot;  &quot;;[$bg_icons.$A77];&quot;, ~&quot;;[$bg_icons.$B77];&quot;~, &quot;;[$bg_icons.$W77];&quot;, ~&quot;;[$bg_icons.$S77];&quot;~, ~&quot;;[$bg_icons.$T77];&quot;~, &quot;;[$bg_icons.U77];&quot;, ~&quot;;[$bg_icons.V77];&quot;~ =&gt; &quot;;[$bg_icons.$A77])" office:value-type="string" office:string-value="  cdunb68, ~isw1h08~, cdunq300, ~Short Sword +3~, ~Short Sword +1~, 40, ~Melee Weapons~ =&gt; cdunb68" calcext:value-type="string">
            <text:p><text:s text:c="2"/>cdunb68, ~isw1h08~, cdunq300, ~Short Sword +3~, ~Short Sword +1~, 40, ~Melee Weapons~ =&gt; cdunb68</text:p>
          </table:table-cell>
        </table:table-row>
        <table:table-row table:style-name="ro1">
          <table:table-cell table:formula="of:=CONCATENATE(;&quot;  &quot;;[$bg_icons.$A78];&quot;, ~&quot;;[$bg_icons.$B78];&quot;~, &quot;;[$bg_icons.$W78];&quot;, ~&quot;;[$bg_icons.$S78];&quot;~, ~&quot;;[$bg_icons.$T78];&quot;~, &quot;;[$bg_icons.U78];&quot;, ~&quot;;[$bg_icons.V78];&quot;~ =&gt; &quot;;[$bg_icons.$A78])" office:value-type="string" office:string-value="  cdunb69, ~istaf18~, cdunq249, ~Stirv's Wrangler +2~, ~Quarterstaff +2~, 40, ~Melee Weapons~ =&gt; cdunb69" calcext:value-type="string">
            <text:p><text:s text:c="2"/>cdunb69, ~istaf18~, cdunq249, ~Stirv's Wrangler +2~, ~Quarterstaff +2~, 40, ~Melee Weapons~ =&gt; cdunb69</text:p>
          </table:table-cell>
        </table:table-row>
        <table:table-row table:style-name="ro1">
          <table:table-cell table:formula="of:=CONCATENATE(;&quot;  &quot;;[$bg_icons.$A79];&quot;, ~&quot;;[$bg_icons.$B79];&quot;~, &quot;;[$bg_icons.$W79];&quot;, ~&quot;;[$bg_icons.$S79];&quot;~, ~&quot;;[$bg_icons.$T79];&quot;~, &quot;;[$bg_icons.U79];&quot;, ~&quot;;[$bg_icons.V79];&quot;~ =&gt; &quot;;[$bg_icons.$A79])" office:value-type="string" office:string-value="  cdunb70, ~isw2h11~, cdunq260, ~Sword of Chaos +2~, ~Two-handed Sword +2~, 40, ~Melee Weapons~ =&gt; cdunb70" calcext:value-type="string">
            <text:p><text:s text:c="2"/>cdunb70, ~isw2h11~, cdunq260, ~Sword of Chaos +2~, ~Two-handed Sword +2~, 40, ~Melee Weapons~ =&gt; cdunb70</text:p>
          </table:table-cell>
        </table:table-row>
        <table:table-row table:style-name="ro1">
          <table:table-cell table:formula="of:=CONCATENATE(;&quot;  &quot;;[$bg_icons.$A80];&quot;, ~&quot;;[$bg_icons.$B80];&quot;~, &quot;;[$bg_icons.$W80];&quot;, ~&quot;;[$bg_icons.$S80];&quot;~, ~&quot;;[$bg_icons.$T80];&quot;~, &quot;;[$bg_icons.U80];&quot;, ~&quot;;[$bg_icons.V80];&quot;~ =&gt; &quot;;[$bg_icons.$A80])" office:value-type="string" office:string-value="  cdunb71, ~isw1h24~, cdunq254, ~Sword of Flame +1~, ~The Burning Earth +1~, 40, ~Melee Weapons~ =&gt; cdunb71" calcext:value-type="string">
            <text:p><text:s text:c="2"/>cdunb71, ~isw1h24~, cdunq254, ~Sword of Flame +1~, ~The Burning Earth +1~, 40, ~Melee Weapons~ =&gt; cdunb71</text:p>
          </table:table-cell>
        </table:table-row>
        <table:table-row table:style-name="ro1">
          <table:table-cell table:formula="of:=CONCATENATE(;&quot;  &quot;;[$bg_icons.$A81];&quot;, ~&quot;;[$bg_icons.$B81];&quot;~, &quot;;[$bg_icons.$W81];&quot;, ~&quot;;[$bg_icons.$S81];&quot;~, ~&quot;;[$bg_icons.$T81];&quot;~, &quot;;[$bg_icons.U81];&quot;, ~&quot;;[$bg_icons.V81];&quot;~ =&gt; &quot;;[$bg_icons.$A81])" office:value-type="string" office:string-value="  cdunb72, ~isw1h72~, cdunq258, ~The Brass Blade +5~, ~Bastard Sword +3~, 40, ~Melee Weapons~ =&gt; cdunb72" calcext:value-type="string">
            <text:p><text:s text:c="2"/>cdunb72, ~isw1h72~, cdunq258, ~The Brass Blade +5~, ~Bastard Sword +3~, 40, ~Melee Weapons~ =&gt; cdunb72</text:p>
          </table:table-cell>
        </table:table-row>
        <table:table-row table:style-name="ro1">
          <table:table-cell table:formula="of:=CONCATENATE(;&quot;  &quot;;[$bg_icons.$A82];&quot;, ~&quot;;[$bg_icons.$B82];&quot;~, &quot;;[$bg_icons.$W82];&quot;, ~&quot;;[$bg_icons.$S82];&quot;~, ~&quot;;[$bg_icons.$T82];&quot;~, &quot;;[$bg_icons.U82];&quot;, ~&quot;;[$bg_icons.V82];&quot;~ =&gt; &quot;;[$bg_icons.$A82])" office:value-type="string" office:string-value="  cdunb73, ~ihalb03~, cdunq283, ~The Chesley Crusher +2~, ~Suryris's Blade +2~, 40, ~Melee Weapons~ =&gt; cdunb73" calcext:value-type="string">
            <text:p><text:s text:c="2"/>cdunb73, ~ihalb03~, cdunq283, ~The Chesley Crusher +2~, ~Suryris's Blade +2~, 40, ~Melee Weapons~ =&gt; cdunb73</text:p>
          </table:table-cell>
        </table:table-row>
        <table:table-row table:style-name="ro1">
          <table:table-cell table:formula="of:=CONCATENATE(;&quot;  &quot;;[$bg_icons.$A83];&quot;, ~&quot;;[$bg_icons.$B83];&quot;~, &quot;;[$bg_icons.$W83];&quot;, ~&quot;;[$bg_icons.$S83];&quot;~, ~&quot;;[$bg_icons.$T83];&quot;~, &quot;;[$bg_icons.U83];&quot;, ~&quot;;[$bg_icons.V83];&quot;~ =&gt; &quot;;[$bg_icons.$A83])" office:value-type="string" office:string-value="  cdunb74, ~iblun16~, cdunq213, ~The Sleeper +2~, ~The Sleeper +2~, 40, ~Melee Weapons~ =&gt; cdunb74" calcext:value-type="string">
            <text:p><text:s text:c="2"/>cdunb74, ~iblun16~, cdunq213, ~The Sleeper +2~, ~The Sleeper +2~, 40, ~Melee Weapons~ =&gt; cdunb74</text:p>
          </table:table-cell>
        </table:table-row>
        <table:table-row table:style-name="ro1">
          <table:table-cell table:formula="of:=CONCATENATE(;&quot;  &quot;;[$bg_icons.$A84];&quot;, ~&quot;;[$bg_icons.$B84];&quot;~, &quot;;[$bg_icons.$W84];&quot;, ~&quot;;[$bg_icons.$S84];&quot;~, ~&quot;;[$bg_icons.$T84];&quot;~, &quot;;[$bg_icons.U84];&quot;, ~&quot;;[$bg_icons.V84];&quot;~ =&gt; &quot;;[$bg_icons.$A84])" office:value-type="string" office:string-value="  cdunb75, ~iblun13~, cdunq279, ~The Thresher +2~, ~Flail +1~, 40, ~Melee Weapons~ =&gt; cdunb75" calcext:value-type="string">
            <text:p><text:s text:c="2"/>cdunb75, ~iblun13~, cdunq279, ~The Thresher +2~, ~Flail +1~, 40, ~Melee Weapons~ =&gt; cdunb75</text:p>
          </table:table-cell>
        </table:table-row>
        <table:table-row table:style-name="ro1">
          <table:table-cell table:formula="of:=CONCATENATE(;&quot;  &quot;;[$bg_icons.$A85];&quot;, ~&quot;;[$bg_icons.$B85];&quot;~, &quot;;[$bg_icons.$W85];&quot;, ~&quot;;[$bg_icons.$S85];&quot;~, ~&quot;;[$bg_icons.$T85];&quot;~, &quot;;[$bg_icons.U85];&quot;, ~&quot;;[$bg_icons.V85];&quot;~ =&gt; &quot;;[$bg_icons.$A85])" office:value-type="string" office:string-value="  cdunb76, ~%tutu_var%isw1h05~, cdunq252, ~The Vampire's Revenge +1~, ~Long Sword +1~, 40, ~Melee Weapons~ =&gt; cdunb76" calcext:value-type="string">
            <text:p><text:s text:c="2"/>cdunb76, ~%tutu_var%isw1h05~, cdunq252, ~The Vampire's Revenge +1~, ~Long Sword +1~, 40, ~Melee Weapons~ =&gt; cdunb76</text:p>
          </table:table-cell>
        </table:table-row>
        <table:table-row table:style-name="ro1">
          <table:table-cell table:formula="of:=CONCATENATE(;&quot;  &quot;;[$bg_icons.$A86];&quot;, ~&quot;;[$bg_icons.$B86];&quot;~, &quot;;[$bg_icons.$W86];&quot;, ~&quot;;[$bg_icons.$S86];&quot;~, ~&quot;;[$bg_icons.$T86];&quot;~, &quot;;[$bg_icons.U86];&quot;, ~&quot;;[$bg_icons.V86];&quot;~ =&gt; &quot;;[$bg_icons.$A86])" office:value-type="string" office:string-value="  cdunb77, ~%tutu_var%isw1h15~, isw1h15, ~Twinkle +3~, ~Icingdeath +3~, 40, ~Melee Weapons~ =&gt; cdunb77" calcext:value-type="string">
            <text:p><text:s text:c="2"/>cdunb77, ~%tutu_var%isw1h15~, isw1h15, ~Twinkle +3~, ~Icingdeath +3~, 40, ~Melee Weapons~ =&gt; cdunb77</text:p>
          </table:table-cell>
        </table:table-row>
        <table:table-row table:style-name="ro1">
          <table:table-cell table:formula="of:=CONCATENATE(;&quot;  &quot;;[$bg_icons.$A87];&quot;, ~&quot;;[$bg_icons.$B87];&quot;~, &quot;;[$bg_icons.$W87];&quot;, ~&quot;;[$bg_icons.$S87];&quot;~, ~&quot;;[$bg_icons.$T87];&quot;~, &quot;;[$bg_icons.U87];&quot;, ~&quot;;[$bg_icons.V87];&quot;~ =&gt; &quot;;[$bg_icons.$A87])" office:value-type="string" office:string-value="  cdunb78, ~isw1h15~, isw1h15, ~Water's Edge +3~, ~Icingdeath +3~, 40, ~Melee Weapons~ =&gt; cdunb78" calcext:value-type="string">
            <text:p><text:s text:c="2"/>cdunb78, ~isw1h15~, isw1h15, ~Water's Edge +3~, ~Icingdeath +3~, 40, ~Melee Weapons~ =&gt; cdunb78</text:p>
          </table:table-cell>
        </table:table-row>
        <table:table-row table:style-name="ro1">
          <table:table-cell table:formula="of:=CONCATENATE(;&quot;  &quot;;[$bg_icons.$A88];&quot;, ~&quot;;[$bg_icons.$B88];&quot;~, &quot;;[$bg_icons.$W88];&quot;, ~&quot;;[$bg_icons.$S88];&quot;~, ~&quot;;[$bg_icons.$T88];&quot;~, &quot;;[$bg_icons.U88];&quot;, ~&quot;;[$bg_icons.V88];&quot;~ =&gt; &quot;;[$bg_icons.$A88])" office:value-type="string" office:string-value="  cdunb79, ~iax1h01~, cdunq65, ~Battle Axe +3 (via Enchanted Weapon)~, ~Battle Axe~, 50, ~Enchanted Weapon Spell~ =&gt; cdunb79" calcext:value-type="string">
            <text:p><text:s text:c="2"/>cdunb79, ~iax1h01~, cdunq65, ~Battle Axe +3 (via Enchanted Weapon)~, ~Battle Axe~, 50, ~Enchanted Weapon Spell~ =&gt; cdunb79</text:p>
          </table:table-cell>
        </table:table-row>
        <table:table-row table:style-name="ro1">
          <table:table-cell table:formula="of:=CONCATENATE(;&quot;  &quot;;[$bg_icons.$A89];&quot;, ~&quot;;[$bg_icons.$B89];&quot;~, &quot;;[$bg_icons.$W89];&quot;, ~&quot;;[$bg_icons.$S89];&quot;~, ~&quot;;[$bg_icons.$T89];&quot;~, &quot;;[$bg_icons.U89];&quot;, ~&quot;;[$bg_icons.V89];&quot;~ =&gt; &quot;;[$bg_icons.$A89])" office:value-type="string" office:string-value="  cdunb80, ~isw1h05~, cdunq250, ~Long Sword +3 (via Enchanted Weapon)~, ~Long Sword +1~, 50, ~Enchanted Weapon Spell~ =&gt; cdunb80" calcext:value-type="string">
            <text:p><text:s text:c="2"/>cdunb80, ~isw1h05~, cdunq250, ~Long Sword +3 (via Enchanted Weapon)~, ~Long Sword +1~, 50, ~Enchanted Weapon Spell~ =&gt; cdunb80</text:p>
          </table:table-cell>
        </table:table-row>
        <table:table-row table:style-name="ro1">
          <table:table-cell table:formula="of:=CONCATENATE(;&quot;  &quot;;[$bg_icons.$A90];&quot;, ~&quot;;[$bg_icons.$B90];&quot;~, &quot;;[$bg_icons.$W90];&quot;, ~&quot;;[$bg_icons.$S90];&quot;~, ~&quot;;[$bg_icons.$T90];&quot;~, &quot;;[$bg_icons.U90];&quot;, ~&quot;;[$bg_icons.V90];&quot;~ =&gt; &quot;;[$bg_icons.$A90])" office:value-type="string" office:string-value="  cdunb81, ~iblun05~, cdunq209, ~Mace +3 (via Enchanted Weapon)~, ~Mace +1~, 50, ~Enchanted Weapon Spell~ =&gt; cdunb81" calcext:value-type="string">
            <text:p><text:s text:c="2"/>cdunb81, ~iblun05~, cdunq209, ~Mace +3 (via Enchanted Weapon)~, ~Mace +1~, 50, ~Enchanted Weapon Spell~ =&gt; cdunb81</text:p>
          </table:table-cell>
        </table:table-row>
        <table:table-row table:style-name="ro1">
          <table:table-cell table:formula="of:=CONCATENATE(;&quot;  &quot;;[$bg_icons.$A91];&quot;, ~&quot;;[$bg_icons.$B91];&quot;~, &quot;;[$bg_icons.$W91];&quot;, ~&quot;;[$bg_icons.$S91];&quot;~, ~&quot;;[$bg_icons.$T91];&quot;~, &quot;;[$bg_icons.U91];&quot;, ~&quot;;[$bg_icons.V91];&quot;~ =&gt; &quot;;[$bg_icons.$A91])" office:value-type="string" office:string-value="  cdunb82, ~iblun07~, cdunq211, ~Morning Star +3 (via Enchanted Weapon)~, ~Morning Star +1~, 50, ~Enchanted Weapon Spell~ =&gt; cdunb82" calcext:value-type="string">
            <text:p><text:s text:c="2"/>cdunb82, ~iblun07~, cdunq211, ~Morning Star +3 (via Enchanted Weapon)~, ~Morning Star +1~, 50, ~Enchanted Weapon Spell~ =&gt; cdunb82</text:p>
          </table:table-cell>
        </table:table-row>
        <table:table-row table:style-name="ro1">
          <table:table-cell table:formula="of:=CONCATENATE(;&quot;  &quot;;[$bg_icons.$A92];&quot;, ~&quot;;[$bg_icons.$B92];&quot;~, &quot;;[$bg_icons.$W92];&quot;, ~&quot;;[$bg_icons.$S92];&quot;~, ~&quot;;[$bg_icons.$T92];&quot;~, &quot;;[$bg_icons.U92];&quot;, ~&quot;;[$bg_icons.V92];&quot;~ =&gt; &quot;;[$bg_icons.$A92])" office:value-type="string" office:string-value="  cdunb83, ~istaf02~, cdunq247, ~Quarterstaff +3 (via Enchanted Weapon)~, ~Quarterstaff +1~, 50, ~Enchanted Weapon Spell~ =&gt; cdunb83" calcext:value-type="string">
            <text:p><text:s text:c="2"/>cdunb83, ~istaf02~, cdunq247, ~Quarterstaff +3 (via Enchanted Weapon)~, ~Quarterstaff +1~, 50, ~Enchanted Weapon Spell~ =&gt; cdunb83</text:p>
          </table:table-cell>
        </table:table-row>
        <table:table-row table:style-name="ro1">
          <table:table-cell table:formula="of:=CONCATENATE(;&quot;  &quot;;[$bg_icons.$A93];&quot;, ~&quot;;[$bg_icons.$B93];&quot;~, &quot;;[$bg_icons.$W93];&quot;, ~&quot;;[$bg_icons.$S93];&quot;~, ~&quot;;[$bg_icons.$T93];&quot;~, &quot;;[$bg_icons.U93];&quot;, ~&quot;;[$bg_icons.V93];&quot;~ =&gt; &quot;;[$bg_icons.$A93])" office:value-type="string" office:string-value="  cdunb84, ~isw1h08~, cdunq253, ~Short Sword +3 (via Enchanted Weapon)~, ~Short Sword +1~, 50, ~Enchanted Weapon Spell~ =&gt; cdunb84" calcext:value-type="string">
            <text:p><text:s text:c="2"/>cdunb84, ~isw1h08~, cdunq253, ~Short Sword +3 (via Enchanted Weapon)~, ~Short Sword +1~, 50, ~Enchanted Weapon Spell~ =&gt; cdunb84</text:p>
          </table:table-cell>
        </table:table-row>
        <table:table-row table:style-name="ro1">
          <table:table-cell table:formula="of:=CONCATENATE(;&quot;  &quot;;[$bg_icons.$A94];&quot;, ~&quot;;[$bg_icons.$B94];&quot;~, &quot;;[$bg_icons.$W94];&quot;, ~&quot;;[$bg_icons.$S94];&quot;~, ~&quot;;[$bg_icons.$T94];&quot;~, &quot;;[$bg_icons.U94];&quot;, ~&quot;;[$bg_icons.V94];&quot;~ =&gt; &quot;;[$bg_icons.$A94])" office:value-type="string" office:string-value="  cdunb85, ~isw1h05~, cdunq251, ~Flaming Long Sword +1 (via Rod of Lordly Might)~, ~Long Sword +1~, 60, ~Rod of Lordly Might~ =&gt; cdunb85" calcext:value-type="string">
            <text:p><text:s text:c="2"/>cdunb85, ~isw1h05~, cdunq251, ~Flaming Long Sword +1 (via Rod of Lordly Might)~, ~Long Sword +1~, 60, ~Rod of Lordly Might~ =&gt; cdunb85</text:p>
          </table:table-cell>
        </table:table-row>
        <table:table-row table:style-name="ro1">
          <table:table-cell table:formula="of:=CONCATENATE(;&quot;  &quot;;[$bg_icons.$A95];&quot;, ~&quot;;[$bg_icons.$B95];&quot;~, &quot;;[$bg_icons.$W95];&quot;, ~&quot;;[$bg_icons.$S95];&quot;~, ~&quot;;[$bg_icons.$T95];&quot;~, &quot;;[$bg_icons.U95];&quot;, ~&quot;;[$bg_icons.V95];&quot;~ =&gt; &quot;;[$bg_icons.$A95])" office:value-type="string" office:string-value="  cdunb86, ~iblun05~, cdunq210, ~Mace +2 (via Rod of Lordly Might)~, ~Mace +1~, 60, ~Rod of Lordly Might~ =&gt; cdunb86" calcext:value-type="string">
            <text:p><text:s text:c="2"/>cdunb86, ~iblun05~, cdunq210, ~Mace +2 (via Rod of Lordly Might)~, ~Mace +1~, 60, ~Rod of Lordly Might~ =&gt; cdunb86</text:p>
          </table:table-cell>
        </table:table-row>
        <table:table-row table:style-name="ro1">
          <table:table-cell table:formula="of:=CONCATENATE(;&quot;  &quot;;[$bg_icons.$A96];&quot;, ~&quot;;[$bg_icons.$B96];&quot;~, &quot;;[$bg_icons.$W96];&quot;, ~&quot;;[$bg_icons.$S96];&quot;~, ~&quot;;[$bg_icons.$T96];&quot;~, &quot;;[$bg_icons.U96];&quot;, ~&quot;;[$bg_icons.V96];&quot;~ =&gt; &quot;;[$bg_icons.$A96])" office:value-type="string" office:string-value="  cdunb87, ~isper01~, cdunq245, ~Spear +3 (via Rod of Lordly Might)~, ~Spear~, 60, ~Rod of Lordly Might~ =&gt; cdunb87" calcext:value-type="string">
            <text:p><text:s text:c="2"/>cdunb87, ~isper01~, cdunq245, ~Spear +3 (via Rod of Lordly Might)~, ~Spear~, 60, ~Rod of Lordly Might~ =&gt; cdunb87</text:p>
          </table:table-cell>
        </table:table-row>
        <table:table-row table:style-name="ro1">
          <table:table-cell table:formula="of:=CONCATENATE(;&quot;  &quot;;[$bg_icons.$A97];&quot;, ~&quot;;[$bg_icons.$B97];&quot;~, &quot;;[$bg_icons.$W97];&quot;, ~&quot;;[$bg_icons.$S97];&quot;~, ~&quot;;[$bg_icons.$T97];&quot;~, &quot;;[$bg_icons.U97];&quot;, ~&quot;;[$bg_icons.V97];&quot;~ =&gt; &quot;;[$bg_icons.$A97])" office:value-type="string" office:string-value="  cdunb88, ~ibelt01~, cdunq208, ~Adoy's Belt~, ~Girdle~, 70, ~Armor~ =&gt; cdunb88" calcext:value-type="string">
            <text:p><text:s text:c="2"/>cdunb88, ~ibelt01~, cdunq208, ~Adoy's Belt~, ~Girdle~, 70, ~Armor~ =&gt; cdunb88</text:p>
          </table:table-cell>
        </table:table-row>
        <table:table-row table:style-name="ro1">
          <table:table-cell table:formula="of:=CONCATENATE(;&quot;  &quot;;[$bg_icons.$A98];&quot;, ~&quot;;[$bg_icons.$B98];&quot;~, &quot;;[$bg_icons.$W98];&quot;, ~&quot;;[$bg_icons.$S98];&quot;~, ~&quot;;[$bg_icons.$T98];&quot;~, &quot;;[$bg_icons.U98];&quot;, ~&quot;;[$bg_icons.V98];&quot;~ =&gt; &quot;;[$bg_icons.$A98])" office:value-type="string" office:string-value="  cdunb89, ~%tutu_var%iclck07~, iclck07, ~Algernon's Cloak~, ~Nymph Cloak~, 70, ~Armor~ =&gt; cdunb89" calcext:value-type="string">
            <text:p><text:s text:c="2"/>cdunb89, ~%tutu_var%iclck07~, iclck07, ~Algernon's Cloak~, ~Nymph Cloak~, 70, ~Armor~ =&gt; cdunb89</text:p>
          </table:table-cell>
        </table:table-row>
        <table:table-row table:style-name="ro1">
          <table:table-cell table:formula="of:=CONCATENATE(;&quot;  &quot;;[$bg_icons.$A99];&quot;, ~&quot;;[$bg_icons.$B99];&quot;~, &quot;;[$bg_icons.$W99];&quot;, ~&quot;;[$bg_icons.$S99];&quot;~, ~&quot;;[$bg_icons.$T99];&quot;~, &quot;;[$bg_icons.U99];&quot;, ~&quot;;[$bg_icons.V99];&quot;~ =&gt; &quot;;[$bg_icons.$A99])" office:value-type="string" office:string-value="  cdunb90, ~ibelt01~, cdunq276, ~Belt of Antipode~, ~Girdle~, 70, ~Armor~ =&gt; cdunb90" calcext:value-type="string">
            <text:p><text:s text:c="2"/>cdunb90, ~ibelt01~, cdunq276, ~Belt of Antipode~, ~Girdle~, 70, ~Armor~ =&gt; cdunb90</text:p>
          </table:table-cell>
        </table:table-row>
        <table:table-row table:style-name="ro1">
          <table:table-cell table:formula="of:=CONCATENATE(;&quot;  &quot;;[$bg_icons.$A100];&quot;, ~&quot;;[$bg_icons.$B100];&quot;~, &quot;;[$bg_icons.$W100];&quot;, ~&quot;;[$bg_icons.$S100];&quot;~, ~&quot;;[$bg_icons.$T100];&quot;~, &quot;;[$bg_icons.U100];&quot;, ~&quot;;[$bg_icons.V100];&quot;~ =&gt; &quot;;[$bg_icons.$A100])" office:value-type="string" office:string-value="  cdunb91, ~ibelt10~, cdunq277, ~Belt of the Skillful Blade~, ~Belt of Inertial Barrier~, 70, ~Armor~ =&gt; cdunb91" calcext:value-type="string">
            <text:p><text:s text:c="2"/>cdunb91, ~ibelt10~, cdunq277, ~Belt of the Skillful Blade~, ~Belt of Inertial Barrier~, 70, ~Armor~ =&gt; cdunb91</text:p>
          </table:table-cell>
        </table:table-row>
        <table:table-row table:style-name="ro1">
          <table:table-cell table:formula="of:=CONCATENATE(;&quot;  &quot;;[$bg_icons.$A101];&quot;, ~&quot;;[$bg_icons.$B101];&quot;~, &quot;;[$bg_icons.$W101];&quot;, ~&quot;;[$bg_icons.$S101];&quot;~, ~&quot;;[$bg_icons.$T101];&quot;~, &quot;;[$bg_icons.U101];&quot;, ~&quot;;[$bg_icons.V101];&quot;~ =&gt; &quot;;[$bg_icons.$A101])" office:value-type="string" office:string-value="  cdunb92, ~ibelt06~, cdunq275, ~Big-Fisted Belt~, ~Girdle of Hill Giant Strength~, 70, ~Armor~ =&gt; cdunb92" calcext:value-type="string">
            <text:p><text:s text:c="2"/>cdunb92, ~ibelt06~, cdunq275, ~Big-Fisted Belt~, ~Girdle of Hill Giant Strength~, 70, ~Armor~ =&gt; cdunb92</text:p>
          </table:table-cell>
        </table:table-row>
        <table:table-row table:style-name="ro1">
          <table:table-cell table:formula="of:=CONCATENATE(;&quot;  &quot;;[$bg_icons.$A102];&quot;, ~&quot;;[$bg_icons.$B102];&quot;~, &quot;;[$bg_icons.$W102];&quot;, ~&quot;;[$bg_icons.$S102];&quot;~, ~&quot;;[$bg_icons.$T102];&quot;~, &quot;;[$bg_icons.U102];&quot;, ~&quot;;[$bg_icons.V102];&quot;~ =&gt; &quot;;[$bg_icons.$A102])" office:value-type="string" office:string-value="  cdunb93, ~ishld08~, cdunq292, ~Buckley's Buckler~, ~Buckler~, 70, ~Armor~ =&gt; cdunb93" calcext:value-type="string">
            <text:p><text:s text:c="2"/>cdunb93, ~ishld08~, cdunq292, ~Buckley's Buckler~, ~Buckler~, 70, ~Armor~ =&gt; cdunb93</text:p>
          </table:table-cell>
        </table:table-row>
        <table:table-row table:style-name="ro1">
          <table:table-cell table:formula="of:=CONCATENATE(;&quot;  &quot;;[$bg_icons.$A103];&quot;, ~&quot;;[$bg_icons.$B103];&quot;~, &quot;;[$bg_icons.$W103];&quot;, ~&quot;;[$bg_icons.$S103];&quot;~, ~&quot;;[$bg_icons.$T103];&quot;~, &quot;;[$bg_icons.U103];&quot;, ~&quot;;[$bg_icons.V103];&quot;~ =&gt; &quot;;[$bg_icons.$A103])" office:value-type="string" office:string-value="  cdunb94, ~ileat15~, cdunq288, ~Changeling's Vest~, ~Studded Leather Armor +2~, 70, ~Armor~ =&gt; cdunb94" calcext:value-type="string">
            <text:p><text:s text:c="2"/>cdunb94, ~ileat15~, cdunq288, ~Changeling's Vest~, ~Studded Leather Armor +2~, 70, ~Armor~ =&gt; cdunb94</text:p>
          </table:table-cell>
        </table:table-row>
        <table:table-row table:style-name="ro1">
          <table:table-cell table:formula="of:=CONCATENATE(;&quot;  &quot;;[$bg_icons.$A104];&quot;, ~&quot;;[$bg_icons.$B104];&quot;~, &quot;;[$bg_icons.$W104];&quot;, ~&quot;;[$bg_icons.$S104];&quot;~, ~&quot;;[$bg_icons.$T104];&quot;~, &quot;;[$bg_icons.U104];&quot;, ~&quot;;[$bg_icons.V104];&quot;~ =&gt; &quot;;[$bg_icons.$A104])" office:value-type="string" office:string-value="  cdunb95, ~iclck28~, cdunq227, ~Cloak of the Lich~, ~Shadow Thief Cloak~, 70, ~Armor~ =&gt; cdunb95" calcext:value-type="string">
            <text:p><text:s text:c="2"/>cdunb95, ~iclck28~, cdunq227, ~Cloak of the Lich~, ~Shadow Thief Cloak~, 70, ~Armor~ =&gt; cdunb95</text:p>
          </table:table-cell>
        </table:table-row>
        <table:table-row table:style-name="ro1">
          <table:table-cell table:formula="of:=CONCATENATE(;&quot;  &quot;;[$bg_icons.$A105];&quot;, ~&quot;;[$bg_icons.$B105];&quot;~, &quot;;[$bg_icons.$W105];&quot;, ~&quot;;[$bg_icons.$S105];&quot;~, ~&quot;;[$bg_icons.$T105];&quot;~, &quot;;[$bg_icons.U105];&quot;, ~&quot;;[$bg_icons.V105];&quot;~ =&gt; &quot;;[$bg_icons.$A105])" office:value-type="string" office:string-value="  cdunb96, ~ichan18~, cdunq281, ~Commander's Chain Mail +3~, ~Armor of Faith +3~, 70, ~Armor~ =&gt; cdunb96" calcext:value-type="string">
            <text:p><text:s text:c="2"/>cdunb96, ~ichan18~, cdunq281, ~Commander's Chain Mail +3~, ~Armor of Faith +3~, 70, ~Armor~ =&gt; cdunb96</text:p>
          </table:table-cell>
        </table:table-row>
        <table:table-row table:style-name="ro1">
          <table:table-cell table:formula="of:=CONCATENATE(;&quot;  &quot;;[$bg_icons.$A106];&quot;, ~&quot;;[$bg_icons.$B106];&quot;~, &quot;;[$bg_icons.$W106];&quot;, ~&quot;;[$bg_icons.$S106];&quot;~, ~&quot;;[$bg_icons.$T106];&quot;~, &quot;;[$bg_icons.U106];&quot;, ~&quot;;[$bg_icons.V106];&quot;~ =&gt; &quot;;[$bg_icons.$A106])" office:value-type="string" office:string-value="  cdunb97, ~ichan17~, cdunq226, ~Dark Elven Chain +1~, ~Ashen Scales +2~, 70, ~Armor~ =&gt; cdunb97" calcext:value-type="string">
            <text:p><text:s text:c="2"/>cdunb97, ~ichan17~, cdunq226, ~Dark Elven Chain +1~, ~Ashen Scales +2~, 70, ~Armor~ =&gt; cdunb97</text:p>
          </table:table-cell>
        </table:table-row>
        <table:table-row table:style-name="ro1">
          <table:table-cell table:formula="of:=CONCATENATE(;&quot;  &quot;;[$bg_icons.$A107];&quot;, ~&quot;;[$bg_icons.$B107];&quot;~, &quot;;[$bg_icons.$W107];&quot;, ~&quot;;[$bg_icons.$S107];&quot;~, ~&quot;;[$bg_icons.$T107];&quot;~, &quot;;[$bg_icons.U107];&quot;, ~&quot;;[$bg_icons.V107];&quot;~ =&gt; &quot;;[$bg_icons.$A107])" office:value-type="string" office:string-value="  cdunb98, ~iplat05~, cdunq236, ~Full Plate Mail +2 (via Wish)~, ~Plate of the Dark +1~, 70, ~Armor~ =&gt; cdunb98" calcext:value-type="string">
            <text:p><text:s text:c="2"/>cdunb98, ~iplat05~, cdunq236, ~Full Plate Mail +2 (via Wish)~, ~Plate of the Dark +1~, 70, ~Armor~ =&gt; cdunb98</text:p>
          </table:table-cell>
        </table:table-row>
        <table:table-row table:style-name="ro1">
          <table:table-cell table:formula="of:=CONCATENATE(;&quot;  &quot;;[$bg_icons.$A108];&quot;, ~&quot;;[$bg_icons.$B108];&quot;~, &quot;;[$bg_icons.$W108];&quot;, ~&quot;;[$bg_icons.$S108];&quot;~, ~&quot;;[$bg_icons.$T108];&quot;~, &quot;;[$bg_icons.U108];&quot;, ~&quot;;[$bg_icons.V108];&quot;~ =&gt; &quot;;[$bg_icons.$A108])" office:value-type="string" office:string-value="  cdunb99, ~%tutu_var%ihelm02~, cdunq268, ~Helm of the Noble +1~, ~Helmet of Opposite Alignment~, 70, ~Armor~ =&gt; cdunb99" calcext:value-type="string">
            <text:p><text:s text:c="2"/>cdunb99, ~%tutu_var%ihelm02~, cdunq268, ~Helm of the Noble +1~, ~Helmet of Opposite Alignment~, 70, ~Armor~ =&gt; cdunb99</text:p>
          </table:table-cell>
        </table:table-row>
        <table:table-row table:style-name="ro1">
          <table:table-cell table:formula="of:=CONCATENATE(;&quot;  &quot;;[$bg_icons.$A109];&quot;, ~&quot;;[$bg_icons.$B109];&quot;~, &quot;;[$bg_icons.$W109];&quot;, ~&quot;;[$bg_icons.$S109];&quot;~, ~&quot;;[$bg_icons.$T109];&quot;~, &quot;;[$bg_icons.U109];&quot;, ~&quot;;[$bg_icons.V109];&quot;~ =&gt; &quot;;[$bg_icons.$A109])" office:value-type="string" office:string-value="  cdunb100, ~%tutu_var%ihelm03~, cdunq269, ~Helmet~, ~Helm of the Noble +1~, 70, ~Armor~ =&gt; cdunb100" calcext:value-type="string">
            <text:p><text:s text:c="2"/>cdunb100, ~%tutu_var%ihelm03~, cdunq269, ~Helmet~, ~Helm of the Noble +1~, 70, ~Armor~ =&gt; cdunb100</text:p>
          </table:table-cell>
        </table:table-row>
        <table:table-row table:style-name="ro1">
          <table:table-cell table:formula="of:=CONCATENATE(;&quot;  &quot;;[$bg_icons.$A110];&quot;, ~&quot;;[$bg_icons.$B110];&quot;~, &quot;;[$bg_icons.$W110];&quot;, ~&quot;;[$bg_icons.$S110];&quot;~, ~&quot;;[$bg_icons.$T110];&quot;~, &quot;;[$bg_icons.U110];&quot;, ~&quot;;[$bg_icons.V110];&quot;~ =&gt; &quot;;[$bg_icons.$A110])" office:value-type="string" office:string-value="  cdunb101, ~%tutu_var%ihelm05~, cdunq270, ~Helmet~, ~The Eyes of Truth~, 70, ~Armor~ =&gt; cdunb101" calcext:value-type="string">
            <text:p><text:s text:c="2"/>cdunb101, ~%tutu_var%ihelm05~, cdunq270, ~Helmet~, ~The Eyes of Truth~, 70, ~Armor~ =&gt; cdunb101</text:p>
          </table:table-cell>
        </table:table-row>
        <table:table-row table:style-name="ro1">
          <table:table-cell table:formula="of:=CONCATENATE(;&quot;  &quot;;[$bg_icons.$A111];&quot;, ~&quot;;[$bg_icons.$B111];&quot;~, &quot;;[$bg_icons.$W111];&quot;, ~&quot;;[$bg_icons.$S111];&quot;~, ~&quot;;[$bg_icons.$T111];&quot;~, &quot;;[$bg_icons.U111];&quot;, ~&quot;;[$bg_icons.V111];&quot;~ =&gt; &quot;;[$bg_icons.$A111])" office:value-type="string" office:string-value="  cdunb102, ~%tutu_var%ihelm05~, cdunq271, ~Helmet~, ~Helmet of Charm Protection~, 70, ~Armor~ =&gt; cdunb102" calcext:value-type="string">
            <text:p><text:s text:c="2"/>cdunb102, ~%tutu_var%ihelm05~, cdunq271, ~Helmet~, ~Helmet of Charm Protection~, 70, ~Armor~ =&gt; cdunb102</text:p>
          </table:table-cell>
        </table:table-row>
        <table:table-row table:style-name="ro1">
          <table:table-cell table:formula="of:=CONCATENATE(;&quot;  &quot;;[$bg_icons.$A112];&quot;, ~&quot;;[$bg_icons.$B112];&quot;~, &quot;;[$bg_icons.$W112];&quot;, ~&quot;;[$bg_icons.$S112];&quot;~, ~&quot;;[$bg_icons.$T112];&quot;~, &quot;;[$bg_icons.U112];&quot;, ~&quot;;[$bg_icons.V112];&quot;~ =&gt; &quot;;[$bg_icons.$A112])" office:value-type="string" office:string-value="  cdunb103, ~%tutu_var%iclck07~, cdunq17, ~Holy Cloak~, ~Nymph Cloak~, 70, ~Armor~ =&gt; cdunb103" calcext:value-type="string">
            <text:p><text:s text:c="2"/>cdunb103, ~%tutu_var%iclck07~, cdunq17, ~Holy Cloak~, ~Nymph Cloak~, 70, ~Armor~ =&gt; cdunb103</text:p>
          </table:table-cell>
        </table:table-row>
        <table:table-row table:style-name="ro1">
          <table:table-cell table:formula="of:=CONCATENATE(;&quot;  &quot;;[$bg_icons.$A113];&quot;, ~&quot;;[$bg_icons.$B113];&quot;~, &quot;;[$bg_icons.$W113];&quot;, ~&quot;;[$bg_icons.$S113];&quot;~, ~&quot;;[$bg_icons.$T113];&quot;~, &quot;;[$bg_icons.U113];&quot;, ~&quot;;[$bg_icons.V113];&quot;~ =&gt; &quot;;[$bg_icons.$A113])" office:value-type="string" office:string-value="  cdunb104, ~ibelt05~, ibelt05, ~Imoen's Belt~, ~Girdle of Gender~, 70, ~Armor~ =&gt; cdunb104" calcext:value-type="string">
            <text:p><text:s text:c="2"/>cdunb104, ~ibelt05~, ibelt05, ~Imoen's Belt~, ~Girdle of Gender~, 70, ~Armor~ =&gt; cdunb104</text:p>
          </table:table-cell>
        </table:table-row>
        <table:table-row table:style-name="ro1">
          <table:table-cell table:formula="of:=CONCATENATE(;&quot;  &quot;;[$bg_icons.$A114];&quot;, ~&quot;;[$bg_icons.$B114];&quot;~, &quot;;[$bg_icons.$W114];&quot;, ~&quot;;[$bg_icons.$S114];&quot;~, ~&quot;;[$bg_icons.$T114];&quot;~, &quot;;[$bg_icons.U114];&quot;, ~&quot;;[$bg_icons.V114];&quot;~ =&gt; &quot;;[$bg_icons.$A114])" office:value-type="string" office:string-value="  cdunb105, ~ihelm29~, cdunq231, ~Korkorran's Cowl~, ~Thieves' Hood~, 70, ~Armor~ =&gt; cdunb105" calcext:value-type="string">
            <text:p><text:s text:c="2"/>cdunb105, ~ihelm29~, cdunq231, ~Korkorran's Cowl~, ~Thieves' Hood~, 70, ~Armor~ =&gt; cdunb105</text:p>
          </table:table-cell>
        </table:table-row>
        <table:table-row table:style-name="ro1">
          <table:table-cell table:formula="of:=CONCATENATE(;&quot;  &quot;;[$bg_icons.$A115];&quot;, ~&quot;;[$bg_icons.$B115];&quot;~, &quot;;[$bg_icons.$W115];&quot;, ~&quot;;[$bg_icons.$S115];&quot;~, ~&quot;;[$bg_icons.$T115];&quot;~, &quot;;[$bg_icons.U115];&quot;, ~&quot;;[$bg_icons.V115];&quot;~ =&gt; &quot;;[$bg_icons.$A115])" office:value-type="string" office:string-value="  cdunb106, ~ishld07~, cdunq294, ~Large Shield +2~, ~Shield of the Falling Stars +1~, 70, ~Armor~ =&gt; cdunb106" calcext:value-type="string">
            <text:p><text:s text:c="2"/>cdunb106, ~ishld07~, cdunq294, ~Large Shield +2~, ~Shield of the Falling Stars +1~, 70, ~Armor~ =&gt; cdunb106</text:p>
          </table:table-cell>
        </table:table-row>
        <table:table-row table:style-name="ro1">
          <table:table-cell table:formula="of:=CONCATENATE(;&quot;  &quot;;[$bg_icons.$A116];&quot;, ~&quot;;[$bg_icons.$B116];&quot;~, &quot;;[$bg_icons.$W116];&quot;, ~&quot;;[$bg_icons.$S116];&quot;~, ~&quot;;[$bg_icons.$T116];&quot;~, &quot;;[$bg_icons.U116];&quot;, ~&quot;;[$bg_icons.V116];&quot;~ =&gt; &quot;;[$bg_icons.$A116])" office:value-type="string" office:string-value="  cdunb107, ~ichan18~, cdunq280, ~Mail of the Hallowed Hero +3~, ~Armor of Faith +3~, 70, ~Armor~ =&gt; cdunb107" calcext:value-type="string">
            <text:p><text:s text:c="2"/>cdunb107, ~ichan18~, cdunq280, ~Mail of the Hallowed Hero +3~, ~Armor of Faith +3~, 70, ~Armor~ =&gt; cdunb107</text:p>
          </table:table-cell>
        </table:table-row>
        <table:table-row table:style-name="ro1">
          <table:table-cell table:formula="of:=CONCATENATE(;&quot;  &quot;;[$bg_icons.$A117];&quot;, ~&quot;;[$bg_icons.$B117];&quot;~, &quot;;[$bg_icons.$W117];&quot;, ~&quot;;[$bg_icons.$S117];&quot;~, ~&quot;;[$bg_icons.$T117];&quot;~, &quot;;[$bg_icons.U117];&quot;, ~&quot;;[$bg_icons.V117];&quot;~ =&gt; &quot;;[$bg_icons.$A117])" office:value-type="string" office:string-value="  cdunb108, ~iplat04~, cdunq235, ~Mithral Field Plate +2 (Bruenor)~, ~Full Plate Mail~, 70, ~Armor~ =&gt; cdunb108" calcext:value-type="string">
            <text:p><text:s text:c="2"/>cdunb108, ~iplat04~, cdunq235, ~Mithral Field Plate +2 (Bruenor)~, ~Full Plate Mail~, 70, ~Armor~ =&gt; cdunb108</text:p>
          </table:table-cell>
        </table:table-row>
        <table:table-row table:style-name="ro1">
          <table:table-cell table:formula="of:=CONCATENATE(;&quot;  &quot;;[$bg_icons.$A118];&quot;, ~&quot;;[$bg_icons.$B118];&quot;~, &quot;;[$bg_icons.$W118];&quot;, ~&quot;;[$bg_icons.$S118];&quot;~, ~&quot;;[$bg_icons.$T118];&quot;~, &quot;;[$bg_icons.U118];&quot;, ~&quot;;[$bg_icons.V118];&quot;~ =&gt; &quot;;[$bg_icons.$A118])" office:value-type="string" office:string-value="  cdunb109, ~iboot12~, cdunq222, ~Moonlight Walkers~, ~Gargoyle Boots~, 70, ~Armor~ =&gt; cdunb109" calcext:value-type="string">
            <text:p><text:s text:c="2"/>cdunb109, ~iboot12~, cdunq222, ~Moonlight Walkers~, ~Gargoyle Boots~, 70, ~Armor~ =&gt; cdunb109</text:p>
          </table:table-cell>
        </table:table-row>
        <table:table-row table:style-name="ro1">
          <table:table-cell table:formula="of:=CONCATENATE(;&quot;  &quot;;[$bg_icons.$A119];&quot;, ~&quot;;[$bg_icons.$B119];&quot;~, &quot;;[$bg_icons.$W119];&quot;, ~&quot;;[$bg_icons.$S119];&quot;~, ~&quot;;[$bg_icons.$T119];&quot;~, &quot;;[$bg_icons.U119];&quot;, ~&quot;;[$bg_icons.V119];&quot;~ =&gt; &quot;;[$bg_icons.$A119])" office:value-type="string" office:string-value="  cdunb110, ~ihelm18~, cdunq284, ~Purification Stone~, ~Pearly White Ioun Stone~, 70, ~Armor~ =&gt; cdunb110" calcext:value-type="string">
            <text:p><text:s text:c="2"/>cdunb110, ~ihelm18~, cdunq284, ~Purification Stone~, ~Pearly White Ioun Stone~, 70, ~Armor~ =&gt; cdunb110</text:p>
          </table:table-cell>
        </table:table-row>
        <table:table-row table:style-name="ro1">
          <table:table-cell table:formula="of:=CONCATENATE(;&quot;  &quot;;[$bg_icons.$A120];&quot;, ~&quot;;[$bg_icons.$B120];&quot;~, &quot;;[$bg_icons.$W120];&quot;, ~&quot;;[$bg_icons.$S120];&quot;~, ~&quot;;[$bg_icons.$T120];&quot;~, &quot;;[$bg_icons.U120];&quot;, ~&quot;;[$bg_icons.V120];&quot;~ =&gt; &quot;;[$bg_icons.$A120])" office:value-type="string" office:string-value="  cdunb111, ~ileat03~, cdunq287, ~Rugged Leathers +2~, ~Protector of the Second +2~, 70, ~Armor~ =&gt; cdunb111" calcext:value-type="string">
            <text:p><text:s text:c="2"/>cdunb111, ~ileat03~, cdunq287, ~Rugged Leathers +2~, ~Protector of the Second +2~, 70, ~Armor~ =&gt; cdunb111</text:p>
          </table:table-cell>
        </table:table-row>
        <table:table-row table:style-name="ro1">
          <table:table-cell table:formula="of:=CONCATENATE(;&quot;  &quot;;[$bg_icons.$A121];&quot;, ~&quot;;[$bg_icons.$B121];&quot;~, &quot;;[$bg_icons.$W121];&quot;, ~&quot;;[$bg_icons.$S121];&quot;~, ~&quot;;[$bg_icons.$T121];&quot;~, &quot;;[$bg_icons.U121];&quot;, ~&quot;;[$bg_icons.V121];&quot;~ =&gt; &quot;;[$bg_icons.$A121])" office:value-type="string" office:string-value="  cdunb112, ~%tutu_var%iclck07~, cdunq32, ~Shandalar's Cloak~, ~Nymph Cloak~, 70, ~Armor~ =&gt; cdunb112" calcext:value-type="string">
            <text:p><text:s text:c="2"/>cdunb112, ~%tutu_var%iclck07~, cdunq32, ~Shandalar's Cloak~, ~Nymph Cloak~, 70, ~Armor~ =&gt; cdunb112</text:p>
          </table:table-cell>
        </table:table-row>
        <table:table-row table:style-name="ro1">
          <table:table-cell table:formula="of:=CONCATENATE(;&quot;  &quot;;[$bg_icons.$A122];&quot;, ~&quot;;[$bg_icons.$B122];&quot;~, &quot;;[$bg_icons.$W122];&quot;, ~&quot;;[$bg_icons.$S122];&quot;~, ~&quot;;[$bg_icons.$T122];&quot;~, &quot;;[$bg_icons.U122];&quot;, ~&quot;;[$bg_icons.V122];&quot;~ =&gt; &quot;;[$bg_icons.$A122])" office:value-type="string" office:string-value="  cdunb113, ~iplat23~, cdunq238, ~Silver Dragon Scale~, ~Full Plate Mail +2~, 70, ~Armor~ =&gt; cdunb113" calcext:value-type="string">
            <text:p><text:s text:c="2"/>cdunb113, ~iplat23~, cdunq238, ~Silver Dragon Scale~, ~Full Plate Mail +2~, 70, ~Armor~ =&gt; cdunb113</text:p>
          </table:table-cell>
        </table:table-row>
        <table:table-row table:style-name="ro1">
          <table:table-cell table:formula="of:=CONCATENATE(;&quot;  &quot;;[$bg_icons.$A123];&quot;, ~&quot;;[$bg_icons.$B123];&quot;~, &quot;;[$bg_icons.$W123];&quot;, ~&quot;;[$bg_icons.$S123];&quot;~, ~&quot;;[$bg_icons.$T123];&quot;~, &quot;;[$bg_icons.U123];&quot;, ~&quot;;[$bg_icons.V123];&quot;~ =&gt; &quot;;[$bg_icons.$A123])" office:value-type="string" office:string-value="  cdunb114, ~ishld29~, cdunq293, ~Solar Aegis +3~, ~Medium Shield +2~, 70, ~Armor~ =&gt; cdunb114" calcext:value-type="string">
            <text:p><text:s text:c="2"/>cdunb114, ~ishld29~, cdunq293, ~Solar Aegis +3~, ~Medium Shield +2~, 70, ~Armor~ =&gt; cdunb114</text:p>
          </table:table-cell>
        </table:table-row>
        <table:table-row table:style-name="ro1">
          <table:table-cell table:formula="of:=CONCATENATE(;&quot;  &quot;;[$bg_icons.$A124];&quot;, ~&quot;;[$bg_icons.$B124];&quot;~, &quot;;[$bg_icons.$W124];&quot;, ~&quot;;[$bg_icons.$S124];&quot;~, ~&quot;;[$bg_icons.$T124];&quot;~, &quot;;[$bg_icons.U124];&quot;, ~&quot;;[$bg_icons.V124];&quot;~ =&gt; &quot;;[$bg_icons.$A124])" office:value-type="string" office:string-value="  cdunb115, ~ishld03~, cdunq295, ~The Bloodied Guardian +2~, ~Medium Shield~, 70, ~Armor~ =&gt; cdunb115" calcext:value-type="string">
            <text:p><text:s text:c="2"/>cdunb115, ~ishld03~, cdunq295, ~The Bloodied Guardian +2~, ~Medium Shield~, 70, ~Armor~ =&gt; cdunb115</text:p>
          </table:table-cell>
        </table:table-row>
        <table:table-row table:style-name="ro1">
          <table:table-cell table:formula="of:=CONCATENATE(;&quot;  &quot;;[$bg_icons.$A125];&quot;, ~&quot;;[$bg_icons.$B125];&quot;~, &quot;;[$bg_icons.$W125];&quot;, ~&quot;;[$bg_icons.$S125];&quot;~, ~&quot;;[$bg_icons.$T125];&quot;~, &quot;;[$bg_icons.U125];&quot;, ~&quot;;[$bg_icons.V125];&quot;~ =&gt; &quot;;[$bg_icons.$A125])" office:value-type="string" office:string-value="  cdunb116, ~iplat02~, cdunq289, ~The Magma Bulwark +2~, ~Fallorain's Plate +1~, 70, ~Armor~ =&gt; cdunb116" calcext:value-type="string">
            <text:p><text:s text:c="2"/>cdunb116, ~iplat02~, cdunq289, ~The Magma Bulwark +2~, ~Fallorain's Plate +1~, 70, ~Armor~ =&gt; cdunb116</text:p>
          </table:table-cell>
        </table:table-row>
        <table:table-row table:style-name="ro1">
          <table:table-cell table:formula="of:=CONCATENATE(;&quot;  &quot;;[$bg_icons.$A126];&quot;, ~&quot;;[$bg_icons.$B126];&quot;~, &quot;;[$bg_icons.$W126];&quot;, ~&quot;;[$bg_icons.$S126];&quot;~, ~&quot;;[$bg_icons.$T126];&quot;~, &quot;;[$bg_icons.U126];&quot;, ~&quot;;[$bg_icons.V126];&quot;~ =&gt; &quot;;[$bg_icons.$A126])" office:value-type="string" office:string-value="  cdunb117, ~ibrac24~, cdunq225, ~The Winged's Gauntlet~, ~Bard's Gloves~, 70, ~Armor~ =&gt; cdunb117" calcext:value-type="string">
            <text:p><text:s text:c="2"/>cdunb117, ~ibrac24~, cdunq225, ~The Winged's Gauntlet~, ~Bard's Gloves~, 70, ~Armor~ =&gt; cdunb117</text:p>
          </table:table-cell>
        </table:table-row>
        <table:table-row table:style-name="ro1">
          <table:table-cell table:formula="of:=CONCATENATE(;&quot;  &quot;;[$bg_icons.$A127];&quot;, ~&quot;;[$bg_icons.$B127];&quot;~, &quot;;[$bg_icons.$W127];&quot;, ~&quot;;[$bg_icons.$S127];&quot;~, ~&quot;;[$bg_icons.$T127];&quot;~, &quot;;[$bg_icons.U127];&quot;, ~&quot;;[$bg_icons.V127];&quot;~ =&gt; &quot;;[$bg_icons.$A127])" office:value-type="string" office:string-value="  cdunb118, ~ihelm20~, ihelm20, ~Wong Fei's Ioun Stone~, ~Pale Green Ioun Stone~, 70, ~Armor~ =&gt; cdunb118" calcext:value-type="string">
            <text:p><text:s text:c="2"/>cdunb118, ~ihelm20~, ihelm20, ~Wong Fei's Ioun Stone~, ~Pale Green Ioun Stone~, 70, ~Armor~ =&gt; cdunb118</text:p>
          </table:table-cell>
        </table:table-row>
        <table:table-row table:style-name="ro1">
          <table:table-cell table:formula="of:=CONCATENATE(;&quot;  &quot;;[$bg_icons.$A128];&quot;, ~&quot;;[$bg_icons.$B128];&quot;~, &quot;;[$bg_icons.$W128];&quot;, ~&quot;;[$bg_icons.$S128];&quot;~, ~&quot;;[$bg_icons.$T128];&quot;~, &quot;;[$bg_icons.U128];&quot;, ~&quot;;[$bg_icons.V128];&quot;~ =&gt; &quot;;[$bg_icons.$A128])" office:value-type="string" office:string-value="  cdunb119, ~iboot01~, cdunq5, ~Worn-out Boots~, ~The Paws of the Cheetah~, 70, ~Armor~ =&gt; cdunb119" calcext:value-type="string">
            <text:p><text:s text:c="2"/>cdunb119, ~iboot01~, cdunq5, ~Worn-out Boots~, ~The Paws of the Cheetah~, 70, ~Armor~ =&gt; cdunb119</text:p>
          </table:table-cell>
        </table:table-row>
        <table:table-row table:style-name="ro1">
          <table:table-cell table:formula="of:=CONCATENATE(;&quot;  &quot;;[$bg_icons.$A129];&quot;, ~&quot;;[$bg_icons.$B129];&quot;~, &quot;;[$bg_icons.$W129];&quot;, ~&quot;;[$bg_icons.$S129];&quot;~, ~&quot;;[$bg_icons.$T129];&quot;~, &quot;;[$bg_icons.U129];&quot;, ~&quot;;[$bg_icons.V129];&quot;~ =&gt; &quot;;[$bg_icons.$A129])" office:value-type="string" office:string-value="  cdunb120, ~ipotn33~, cdunq239, ~Breath Potion~, ~Potion of Magic Blocking~, 80, ~Potions and Miscellaneous~ =&gt; cdunb120" calcext:value-type="string">
            <text:p><text:s text:c="2"/>cdunb120, ~ipotn33~, cdunq239, ~Breath Potion~, ~Potion of Magic Blocking~, 80, ~Potions and Miscellaneous~ =&gt; cdunb120</text:p>
          </table:table-cell>
        </table:table-row>
        <table:table-row table:style-name="ro1">
          <table:table-cell table:formula="of:=CONCATENATE(;&quot;  &quot;;[$bg_icons.$A130];&quot;, ~&quot;;[$bg_icons.$B130];&quot;~, &quot;;[$bg_icons.$W130];&quot;, ~&quot;;[$bg_icons.$S130];&quot;~, ~&quot;;[$bg_icons.$T130];&quot;~, &quot;;[$bg_icons.U130];&quot;, ~&quot;;[$bg_icons.V130];&quot;~ =&gt; &quot;;[$bg_icons.$A130])" office:value-type="string" office:string-value="  cdunb121, ~imisc2a~, cdunq285, ~House Catanzaro Insignia~, ~Doppelganger Wardstone~, 80, ~Potions and Miscellaneous~ =&gt; cdunb121" calcext:value-type="string">
            <text:p><text:s text:c="2"/>cdunb121, ~imisc2a~, cdunq285, ~House Catanzaro Insignia~, ~Doppelganger Wardstone~, 80, ~Potions and Miscellaneous~ =&gt; cdunb121</text:p>
          </table:table-cell>
        </table:table-row>
        <table:table-row table:style-name="ro1">
          <table:table-cell table:formula="of:=CONCATENATE(;&quot;  &quot;;[$bg_icons.$A131];&quot;, ~&quot;;[$bg_icons.$B131];&quot;~, &quot;;[$bg_icons.$W131];&quot;, ~&quot;;[$bg_icons.$S131];&quot;~, ~&quot;;[$bg_icons.$T131];&quot;~, &quot;;[$bg_icons.U131];&quot;, ~&quot;;[$bg_icons.V131];&quot;~ =&gt; &quot;;[$bg_icons.$A131])" office:value-type="string" office:string-value="  cdunb122, ~imisc2j~, cdunq286, ~House Ryrrl Insignia~, ~Wardstone Forgery~, 80, ~Potions and Miscellaneous~ =&gt; cdunb122" calcext:value-type="string">
            <text:p><text:s text:c="2"/>cdunb122, ~imisc2j~, cdunq286, ~House Ryrrl Insignia~, ~Wardstone Forgery~, 80, ~Potions and Miscellaneous~ =&gt; cdunb122</text:p>
          </table:table-cell>
        </table:table-row>
        <table:table-row table:style-name="ro1">
          <table:table-cell table:formula="of:=CONCATENATE(;&quot;  &quot;;[$bg_icons.$A132];&quot;, ~&quot;;[$bg_icons.$B132];&quot;~, &quot;;[$bg_icons.$W132];&quot;, ~&quot;;[$bg_icons.$S132];&quot;~, ~&quot;;[$bg_icons.$T132];&quot;~, &quot;;[$bg_icons.U132];&quot;, ~&quot;;[$bg_icons.V132];&quot;~ =&gt; &quot;;[$bg_icons.$A132])" office:value-type="string" office:string-value="  cdunb124, ~ipotn20~, cdunq290, ~Lothander's Potion of Antidote~, ~Antidote~, 80, ~Potions and Miscellaneous~ =&gt; cdunb124" calcext:value-type="string">
            <text:p><text:s text:c="2"/>cdunb124, ~ipotn20~, cdunq290, ~Lothander's Potion of Antidote~, ~Antidote~, 80, ~Potions and Miscellaneous~ =&gt; cdunb124</text:p>
          </table:table-cell>
        </table:table-row>
        <table:table-row table:style-name="ro1">
          <table:table-cell table:formula="of:=CONCATENATE(;&quot;  &quot;;[$bg_icons.$A133];&quot;, ~&quot;;[$bg_icons.$B133];&quot;~, &quot;;[$bg_icons.$W133];&quot;, ~&quot;;[$bg_icons.$S133];&quot;~, ~&quot;;[$bg_icons.$T133];&quot;~, &quot;;[$bg_icons.U133];&quot;, ~&quot;;[$bg_icons.V133];&quot;~ =&gt; &quot;;[$bg_icons.$A133])" office:value-type="string" office:string-value="  cdunb125, ~%tutu_var%ipotn20~, cdunq272, ~Marek's Potion of Antidote~, ~Antidote~, 80, ~Potions and Miscellaneous~ =&gt; cdunb125" calcext:value-type="string">
            <text:p><text:s text:c="2"/>cdunb125, ~%tutu_var%ipotn20~, cdunq272, ~Marek's Potion of Antidote~, ~Antidote~, 80, ~Potions and Miscellaneous~ =&gt; cdunb125</text:p>
          </table:table-cell>
        </table:table-row>
        <table:table-row table:style-name="ro1">
          <table:table-cell table:formula="of:=CONCATENATE(;&quot;  &quot;;[$bg_icons.$A134];&quot;, ~&quot;;[$bg_icons.$B134];&quot;~, &quot;;[$bg_icons.$W134];&quot;, ~&quot;;[$bg_icons.$S134];&quot;~, ~&quot;;[$bg_icons.$T134];&quot;~, &quot;;[$bg_icons.U134];&quot;, ~&quot;;[$bg_icons.V134];&quot;~ =&gt; &quot;;[$bg_icons.$A134])" office:value-type="string" office:string-value="  cdunb126, ~ipotn19~, cdunq30, ~Potion of Clairvoyance~, ~Potion of Agility~, 80, ~Potions and Miscellaneous~ =&gt; cdunb126" calcext:value-type="string">
            <text:p><text:s text:c="2"/>cdunb126, ~ipotn19~, cdunq30, ~Potion of Clairvoyance~, ~Potion of Agility~, 80, ~Potions and Miscellaneous~ =&gt; cdunb126</text:p>
          </table:table-cell>
        </table:table-row>
        <table:table-row table:style-name="ro1">
          <table:table-cell table:formula="of:=CONCATENATE(;&quot;  &quot;;[$bg_icons.$A135];&quot;, ~&quot;;[$bg_icons.$B135];&quot;~, &quot;;[$bg_icons.$W135];&quot;, ~&quot;;[$bg_icons.$S135];&quot;~, ~&quot;;[$bg_icons.$T135];&quot;~, &quot;;[$bg_icons.U135];&quot;, ~&quot;;[$bg_icons.V135];&quot;~ =&gt; &quot;;[$bg_icons.$A135])" office:value-type="string" office:string-value="  cdunb127, ~ipotn45~, cdunq183, ~Potion of Squirrel Change~, ~Potion of Freedom~, 80, ~Potions and Miscellaneous~ =&gt; cdunb127" calcext:value-type="string">
            <text:p><text:s text:c="2"/>cdunb127, ~ipotn45~, cdunq183, ~Potion of Squirrel Change~, ~Potion of Freedom~, 80, ~Potions and Miscellaneous~ =&gt; cdunb127</text:p>
          </table:table-cell>
        </table:table-row>
        <table:table-row table:style-name="ro1">
          <table:table-cell table:formula="of:=CONCATENATE(;&quot;  &quot;;[$bg_icons.$A136];&quot;, ~&quot;;[$bg_icons.$B136];&quot;~, &quot;;[$bg_icons.$W136];&quot;, ~&quot;;[$bg_icons.$S136];&quot;~, ~&quot;;[$bg_icons.$T136];&quot;~, &quot;;[$bg_icons.U136];&quot;, ~&quot;;[$bg_icons.V136];&quot;~ =&gt; &quot;;[$bg_icons.$A136])" office:value-type="string" office:string-value="  cdunb128, ~ohhrod~, cdunq264, ~Rod of Shadowstep~, ~iwand41~, 80, ~Potions and Miscellaneous~ =&gt; cdunb128" calcext:value-type="string">
            <text:p><text:s text:c="2"/>cdunb128, ~ohhrod~, cdunq264, ~Rod of Shadowstep~, ~iwand41~, 80, ~Potions and Miscellaneous~ =&gt; cdunb128</text:p>
          </table:table-cell>
        </table:table-row>
        <table:table-row table:style-name="ro1">
          <table:table-cell table:formula="of:=CONCATENATE(;&quot;  &quot;;[$bg_icons.$A137];&quot;, ~&quot;;[$bg_icons.$B137];&quot;~, &quot;;[$bg_icons.$W137];&quot;, ~&quot;;[$bg_icons.$S137];&quot;~, ~&quot;;[$bg_icons.$T137];&quot;~, &quot;;[$bg_icons.U137];&quot;, ~&quot;;[$bg_icons.V137];&quot;~ =&gt; &quot;;[$bg_icons.$A137])" office:value-type="string" office:string-value="  cdunb129, ~ipotn15~, cdunq0, ~Sleeping Draught~, ~Red Potion~, 80, ~Potions and Miscellaneous~ =&gt; cdunb129" calcext:value-type="string">
            <text:p><text:s text:c="2"/>cdunb129, ~ipotn15~, cdunq0, ~Sleeping Draught~, ~Red Potion~, 80, ~Potions and Miscellaneous~ =&gt; cdunb129</text:p>
          </table:table-cell>
        </table:table-row>
        <table:table-row table:style-name="ro1">
          <table:table-cell table:formula="of:=CONCATENATE(;&quot;  &quot;;[$bg_icons.$A138];&quot;, ~&quot;;[$bg_icons.$B138];&quot;~, &quot;;[$bg_icons.$W138];&quot;, ~&quot;;[$bg_icons.$S138];&quot;~, ~&quot;;[$bg_icons.$T138];&quot;~, &quot;;[$bg_icons.U138];&quot;, ~&quot;;[$bg_icons.V138];&quot;~ =&gt; &quot;;[$bg_icons.$A138])" office:value-type="string" office:string-value="  cdunb130, ~ipotn25~, cdunq291, ~Slime Sickness Curative~, ~Potion of Healing (Cursed)~, 80, ~Potions and Miscellaneous~ =&gt; cdunb130" calcext:value-type="string">
            <text:p><text:s text:c="2"/>cdunb130, ~ipotn25~, cdunq291, ~Slime Sickness Curative~, ~Potion of Healing (Cursed)~, 80, ~Potions and Miscellaneous~ =&gt; cdunb130</text:p>
          </table:table-cell>
        </table:table-row>
        <table:table-row table:style-name="ro1">
          <table:table-cell table:formula="of:=CONCATENATE(;&quot;  &quot;;[$bg_icons.$A139];&quot;, ~&quot;;[$bg_icons.$B139];&quot;~, &quot;;[$bg_icons.$W139];&quot;, ~&quot;;[$bg_icons.$S139];&quot;~, ~&quot;;[$bg_icons.$T139];&quot;~, &quot;;[$bg_icons.U139];&quot;, ~&quot;;[$bg_icons.V139];&quot;~ =&gt; &quot;;[$bg_icons.$A139])" office:value-type="string" office:string-value="  cdunb131, ~ipotn45~, cdunq182, ~Sulfurous Poison~, ~Potion of Freedom~, 80, ~Potions and Miscellaneous~ =&gt; cdunb131" calcext:value-type="string">
            <text:p><text:s text:c="2"/>cdunb131, ~ipotn45~, cdunq182, ~Sulfurous Poison~, ~Potion of Freedom~, 80, ~Potions and Miscellaneous~ =&gt; cdunb131</text:p>
          </table:table-cell>
        </table:table-row>
        <table:table-row table:style-name="ro1">
          <table:table-cell table:formula="of:=CONCATENATE(;&quot;  &quot;;[$bg_icons.$A140];&quot;, ~&quot;;[$bg_icons.$B140];&quot;~, &quot;;[$bg_icons.$W140];&quot;, ~&quot;;[$bg_icons.$S140];&quot;~, ~&quot;;[$bg_icons.$T140];&quot;~, &quot;;[$bg_icons.U140];&quot;, ~&quot;;[$bg_icons.V140];&quot;~ =&gt; &quot;;[$bg_icons.$A140])" office:value-type="string" office:string-value="  cdunb132, ~%tutu_var%ipotn20~, cdunq273, ~Vial of Mysterious Liquid~, ~Antidote~, 80, ~Potions and Miscellaneous~ =&gt; cdunb132" calcext:value-type="string">
            <text:p><text:s text:c="2"/>cdunb132, ~%tutu_var%ipotn20~, cdunq273, ~Vial of Mysterious Liquid~, ~Antidote~, 80, ~Potions and Miscellaneous~ =&gt; cdunb132</text:p>
          </table:table-cell>
        </table:table-row>
        <table:table-row table:style-name="ro1">
          <table:table-cell table:formula="of:=CONCATENATE(;&quot;  &quot;;[$bg_icons.$A141];&quot;, ~&quot;;[$bg_icons.$B141];&quot;~, &quot;;[$bg_icons.$W141];&quot;, ~&quot;;[$bg_icons.$S141];&quot;~, ~&quot;;[$bg_icons.$T141];&quot;~, &quot;;[$bg_icons.U141];&quot;, ~&quot;;[$bg_icons.V141];&quot;~ =&gt; &quot;;[$bg_icons.$A141])" office:value-type="string" office:string-value="  cdunb133, ~iwand02~, cdunq262, ~Wand of Apprenti~, ~Wand of Fear~, 80, ~Potions and Miscellaneous~ =&gt; cdunb133" calcext:value-type="string">
            <text:p><text:s text:c="2"/>cdunb133, ~iwand02~, cdunq262, ~Wand of Apprenti~, ~Wand of Fear~, 80, ~Potions and Miscellaneous~ =&gt; cdunb133</text:p>
          </table:table-cell>
        </table:table-row>
        <table:table-row table:style-name="ro1">
          <table:table-cell table:formula="of:=CONCATENATE(;&quot;  &quot;;[$bg_icons.$A142];&quot;, ~&quot;;[$bg_icons.$B142];&quot;~, &quot;;[$bg_icons.$W142];&quot;, ~&quot;;[$bg_icons.$S142];&quot;~, ~&quot;;[$bg_icons.$T142];&quot;~, &quot;;[$bg_icons.U142];&quot;, ~&quot;;[$bg_icons.V142];&quot;~ =&gt; &quot;;[$bg_icons.$A142])" office:value-type="string" office:string-value="  cdunb134, ~iwand19~, cdunq301, ~Wand of Water Elemental Summoning~, ~Wand of Cursing~, 80, ~Potions and Miscellaneous~ =&gt; cdunb134" calcext:value-type="string">
            <text:p><text:s text:c="2"/>cdunb134, ~iwand19~, cdunq301, ~Wand of Water Elemental Summoning~, ~Wand of Cursing~, 80, ~Potions and Miscellaneous~ =&gt; cdunb134</text:p>
          </table:table-cell>
        </table:table-row>
        <table:table-row table:style-name="ro1">
          <table:table-cell table:formula="of:=CONCATENATE(;&quot;  &quot;;[$bg_icons.$A143];&quot;, ~&quot;;[$bg_icons.$B143];&quot;~, &quot;;[$bg_icons.$W143];&quot;, ~&quot;;[$bg_icons.$S143];&quot;~, ~&quot;;[$bg_icons.$T143];&quot;~, &quot;;[$bg_icons.U143];&quot;, ~&quot;;[$bg_icons.V143];&quot;~ =&gt; &quot;;[$bg_icons.$A143])" office:value-type="string" office:string-value="  cdunb135, ~ipotn54~, cdunq240, ~Wine Vinegar~, ~Empty Potion Bottle~, 80, ~Potions and Miscellaneous~ =&gt; cdunb135" calcext:value-type="string">
            <text:p><text:s text:c="2"/>cdunb135, ~ipotn54~, cdunq240, ~Wine Vinegar~, ~Empty Potion Bottle~, 80, ~Potions and Miscellaneous~ =&gt; cdunb135</text:p>
          </table:table-cell>
        </table:table-row>
        <table:table-row table:style-name="ro1">
          <table:table-cell table:formula="of:=CONCATENATE(;&quot;  &quot;;[$bg_icons.$A144];&quot;, ~&quot;;[$bg_icons.$B144];&quot;~, &quot;;[$bg_icons.$W144];&quot;, ~&quot;;[$bg_icons.$S144];&quot;~, ~&quot;;[$bg_icons.$T144];&quot;~, &quot;;[$bg_icons.U144];&quot;, ~&quot;;[$bg_icons.V144];&quot;~ =&gt; &quot;;[$bg_icons.$A144])" office:value-type="string" office:string-value="  imisc70, ~%tutu_var%imisc48~, imisc70, ~Ithmeera's Statue~, ~Idol~, 80, ~Potions and Miscellaneous~ =&gt; imisc70" calcext:value-type="string">
            <text:p><text:s text:c="2"/>imisc70, ~%tutu_var%imisc48~, imisc70, ~Ithmeera's Statue~, ~Idol~, 80, ~Potions and Miscellaneous~ =&gt; imisc70</text:p>
          </table:table-cell>
        </table:table-row>
      </table:table>
      <table:table table:name="bg_array" table:style-name="ta1">
        <office:forms form:automatic-focus="false" form:apply-design-mode="false"/>
        <table:table-column table:style-name="co22" table:default-cell-style-name="Default"/>
        <table:table-row table:style-name="ro1">
          <table:table-cell table:formula="of:=CONCATENATE(;&quot;  &quot;;[$bg_icons.$A1];&quot;, ~&quot;;[$bg_icons.$B1];&quot;~, ~&quot;;[$bg_icons.$C1];&quot;~, ~&quot;;[$bg_icons.$D1];&quot;~, &quot;;[$bg_icons.$E1];&quot;, &quot;;[$bg_icons.F1];&quot;, &quot;;[$bg_icons.G1];&quot;, &quot;;[$bg_icons.H1];&quot;, &quot;;[$bg_icons.I1];&quot;, &quot;;[$bg_icons.J1];&quot;, &quot;;[$bg_icons.K1];&quot;, &quot;;[$bg_icons.L1];&quot;, &quot;;[$bg_icons.M1];&quot;, &quot;;[$bg_icons.N1];&quot;, &quot;;[$bg_icons.O1];&quot;, &quot;;[$bg_icons.P1];&quot;, &quot;;[$bg_icons.Q1];&quot;, &quot;;[$bg_icons.R1];&quot; =&gt; ~&quot;;[$bg_icons.$C1];&quot;~ // &quot;;[$bg_icons.$S1];&quot;, has icon from &quot;;[$bg_icons.$T1])" office:value-type="string" office:string-value="  new bam, ~old bam~, ~filename~, ~anim~, type, Belt (0), Strap (4), Armor (5), Blade major (16), Grip minor (20), Blade Minor (21), Sh hub (32), Sh int (33), Sh panel (34), Sh trim (37), Helm wing (48), Helm face (52), Helm ext (53) =&gt; ~filename~ // item name, has icon from duplicates" calcext:value-type="string">
            <text:p><text:s text:c="2"/>new bam, ~old bam~, ~filename~, ~anim~, type, Belt (0), Strap (4), Armor (5), Blade major (16), Grip minor (20), Blade Minor (21), Sh hub (32), Sh int (33), Sh panel (34), Sh trim (37), Helm wing (48), Helm face (52), Helm ext (53) =&gt; ~filename~ // item name, has icon from duplicates</text:p>
          </table:table-cell>
        </table:table-row>
        <table:table-row table:style-name="ro1">
          <table:table-cell table:formula="of:=CONCATENATE(;&quot;  &quot;;[$bg_icons.$A2];&quot;, ~&quot;;[$bg_icons.$B2];&quot;~, ~&quot;;[$bg_icons.$C2];&quot;~, ~&quot;;[$bg_icons.$D2];&quot;~, &quot;;[$bg_icons.$E2];&quot;, &quot;;[$bg_icons.F2];&quot;, &quot;;[$bg_icons.G2];&quot;, &quot;;[$bg_icons.H2];&quot;, &quot;;[$bg_icons.I2];&quot;, &quot;;[$bg_icons.J2];&quot;, &quot;;[$bg_icons.K2];&quot;, &quot;;[$bg_icons.L2];&quot;, &quot;;[$bg_icons.M2];&quot;, &quot;;[$bg_icons.N2];&quot;, &quot;;[$bg_icons.O2];&quot;, &quot;;[$bg_icons.P2];&quot;, &quot;;[$bg_icons.Q2];&quot;, &quot;;[$bg_icons.R2];&quot; =&gt; ~&quot;;[$bg_icons.$C2];&quot;~ // &quot;;[$bg_icons.$S2];&quot;, has icon from &quot;;[$bg_icons.$T2])" office:value-type="string" office:string-value="  cdunb1, ~iax1h03~, ~waaxe~, ~null~, weapon, null, null, null, 81, 22, 16, null, null, null, null, null, null, null =&gt; ~waaxe~ // Axe of Hrothgar +3, has icon from Battle Axe of Mauletar +2" calcext:value-type="string">
            <text:p><text:s text:c="2"/>cdunb1, ~iax1h03~, ~waaxe~, ~null~, weapon, null, null, null, 81, 22, 16, null, null, null, null, null, null, null =&gt; ~waaxe~ // Axe of Hrothgar +3, has icon from Battle Axe of Mauletar +2</text:p>
          </table:table-cell>
        </table:table-row>
        <table:table-row table:style-name="ro1">
          <table:table-cell table:formula="of:=CONCATENATE(;&quot;  &quot;;[$bg_icons.$A3];&quot;, ~&quot;;[$bg_icons.$B3];&quot;~, ~&quot;;[$bg_icons.$C3];&quot;~, ~&quot;;[$bg_icons.$D3];&quot;~, &quot;;[$bg_icons.$E3];&quot;, &quot;;[$bg_icons.F3];&quot;, &quot;;[$bg_icons.G3];&quot;, &quot;;[$bg_icons.H3];&quot;, &quot;;[$bg_icons.I3];&quot;, &quot;;[$bg_icons.J3];&quot;, &quot;;[$bg_icons.K3];&quot;, &quot;;[$bg_icons.L3];&quot;, &quot;;[$bg_icons.M3];&quot;, &quot;;[$bg_icons.N3];&quot;, &quot;;[$bg_icons.O3];&quot;, &quot;;[$bg_icons.P3];&quot;, &quot;;[$bg_icons.Q3];&quot;, &quot;;[$bg_icons.R3];&quot; =&gt; ~&quot;;[$bg_icons.$C3];&quot;~ // &quot;;[$bg_icons.$S3];&quot;, has icon from &quot;;[$bg_icons.$T3])" office:value-type="string" office:string-value="  cdunb2, ~isw1h44~, ~wa2dak~, ~null~, weapon, null, null, null, 65, 72, 64, null, null, null, null, null, null, null =&gt; ~wa2dak~ // Dak'kon's Zerth Blade +2, has icon from Katana +1" calcext:value-type="string">
            <text:p><text:s text:c="2"/>cdunb2, ~isw1h44~, ~wa2dak~, ~null~, weapon, null, null, null, 65, 72, 64, null, null, null, null, null, null, null =&gt; ~wa2dak~ // Dak'kon's Zerth Blade +2, has icon from Katana +1</text:p>
          </table:table-cell>
        </table:table-row>
        <table:table-row table:style-name="ro1">
          <table:table-cell table:formula="of:=CONCATENATE(;&quot;  &quot;;[$bg_icons.$A4];&quot;, ~&quot;;[$bg_icons.$B4];&quot;~, ~&quot;;[$bg_icons.$C4];&quot;~, ~&quot;;[$bg_icons.$D4];&quot;~, &quot;;[$bg_icons.$E4];&quot;, &quot;;[$bg_icons.F4];&quot;, &quot;;[$bg_icons.G4];&quot;, &quot;;[$bg_icons.H4];&quot;, &quot;;[$bg_icons.I4];&quot;, &quot;;[$bg_icons.J4];&quot;, &quot;;[$bg_icons.K4];&quot;, &quot;;[$bg_icons.L4];&quot;, &quot;;[$bg_icons.M4];&quot;, &quot;;[$bg_icons.N4];&quot;, &quot;;[$bg_icons.O4];&quot;, &quot;;[$bg_icons.P4];&quot;, &quot;;[$bg_icons.Q4];&quot;, &quot;;[$bg_icons.R4];&quot; =&gt; ~&quot;;[$bg_icons.$C4];&quot;~ // &quot;;[$bg_icons.$S4];&quot;, has icon from &quot;;[$bg_icons.$T4])" office:value-type="string" office:string-value="  cdunb3, ~iblun13~, ~waflail~, ~null~, weapon, null, null, null, 57, 57, 79, null, null, null, null, null, null, null =&gt; ~waflail~ // Defender of Easthaven +3, has icon from Flail +2" calcext:value-type="string">
            <text:p><text:s text:c="2"/>cdunb3, ~iblun13~, ~waflail~, ~null~, weapon, null, null, null, 57, 57, 79, null, null, null, null, null, null, null =&gt; ~waflail~ // Defender of Easthaven +3, has icon from Flail +2</text:p>
          </table:table-cell>
        </table:table-row>
        <table:table-row table:style-name="ro1">
          <table:table-cell table:formula="of:=CONCATENATE(;&quot;  &quot;;[$bg_icons.$A5];&quot;, ~&quot;;[$bg_icons.$B5];&quot;~, ~&quot;;[$bg_icons.$C5];&quot;~, ~&quot;;[$bg_icons.$D5];&quot;~, &quot;;[$bg_icons.$E5];&quot;, &quot;;[$bg_icons.F5];&quot;, &quot;;[$bg_icons.G5];&quot;, &quot;;[$bg_icons.H5];&quot;, &quot;;[$bg_icons.I5];&quot;, &quot;;[$bg_icons.J5];&quot;, &quot;;[$bg_icons.K5];&quot;, &quot;;[$bg_icons.L5];&quot;, &quot;;[$bg_icons.M5];&quot;, &quot;;[$bg_icons.N5];&quot;, &quot;;[$bg_icons.O5];&quot;, &quot;;[$bg_icons.P5];&quot;, &quot;;[$bg_icons.Q5];&quot;, &quot;;[$bg_icons.R5];&quot; =&gt; ~&quot;;[$bg_icons.$C5];&quot;~ // &quot;;[$bg_icons.$S5];&quot;, has icon from &quot;;[$bg_icons.$T5])" office:value-type="string" office:string-value="  cdunb4, ~iblun15~, ~wastar~, ~null~, weapon, null, null, null, 63, 63, 19, null, null, null, null, null, null, null =&gt; ~wastar~ // Everard's Morning Star +2, has icon from Morning Star +2" calcext:value-type="string">
            <text:p><text:s text:c="2"/>cdunb4, ~iblun15~, ~wastar~, ~null~, weapon, null, null, null, 63, 63, 19, null, null, null, null, null, null, null =&gt; ~wastar~ // Everard's Morning Star +2, has icon from Morning Star +2</text:p>
          </table:table-cell>
        </table:table-row>
        <table:table-row table:style-name="ro1">
          <table:table-cell table:formula="of:=CONCATENATE(;&quot;  &quot;;[$bg_icons.$A6];&quot;, ~&quot;;[$bg_icons.$B6];&quot;~, ~&quot;;[$bg_icons.$C6];&quot;~, ~&quot;;[$bg_icons.$D6];&quot;~, &quot;;[$bg_icons.$E6];&quot;, &quot;;[$bg_icons.F6];&quot;, &quot;;[$bg_icons.G6];&quot;, &quot;;[$bg_icons.H6];&quot;, &quot;;[$bg_icons.I6];&quot;, &quot;;[$bg_icons.J6];&quot;, &quot;;[$bg_icons.K6];&quot;, &quot;;[$bg_icons.L6];&quot;, &quot;;[$bg_icons.M6];&quot;, &quot;;[$bg_icons.N6];&quot;, &quot;;[$bg_icons.O6];&quot;, &quot;;[$bg_icons.P6];&quot;, &quot;;[$bg_icons.Q6];&quot;, &quot;;[$bg_icons.R6];&quot; =&gt; ~&quot;;[$bg_icons.$C6];&quot;~ // &quot;;[$bg_icons.$S6];&quot;, has icon from &quot;;[$bg_icons.$T6])" office:value-type="string" office:string-value="  cdunb5, ~ihalb04~, ~wa2halb~, ~null~, weapon, null, null, null, 70, 19, 19, null, null, null, null, null, null, null =&gt; ~wa2halb~ // Harmonium Halberd +3, has icon from Dragon's Bane +3" calcext:value-type="string">
            <text:p><text:s text:c="2"/>cdunb5, ~ihalb04~, ~wa2halb~, ~null~, weapon, null, null, null, 70, 19, 19, null, null, null, null, null, null, null =&gt; ~wa2halb~ // Harmonium Halberd +3, has icon from Dragon's Bane +3</text:p>
          </table:table-cell>
        </table:table-row>
        <table:table-row table:style-name="ro1">
          <table:table-cell table:formula="of:=CONCATENATE(;&quot;  &quot;;[$bg_icons.$A7];&quot;, ~&quot;;[$bg_icons.$B7];&quot;~, ~&quot;;[$bg_icons.$C7];&quot;~, ~&quot;;[$bg_icons.$D7];&quot;~, &quot;;[$bg_icons.$E7];&quot;, &quot;;[$bg_icons.F7];&quot;, &quot;;[$bg_icons.G7];&quot;, &quot;;[$bg_icons.H7];&quot;, &quot;;[$bg_icons.I7];&quot;, &quot;;[$bg_icons.J7];&quot;, &quot;;[$bg_icons.K7];&quot;, &quot;;[$bg_icons.L7];&quot;, &quot;;[$bg_icons.M7];&quot;, &quot;;[$bg_icons.N7];&quot;, &quot;;[$bg_icons.O7];&quot;, &quot;;[$bg_icons.P7];&quot;, &quot;;[$bg_icons.Q7];&quot;, &quot;;[$bg_icons.R7];&quot; =&gt; ~&quot;;[$bg_icons.$C7];&quot;~ // &quot;;[$bg_icons.$S7];&quot;, has icon from &quot;;[$bg_icons.$T7])" office:value-type="string" office:string-value="  cdunb6, ~imisc3m~, ~wa2harp~, ~null~, other, null, null, null, null, null, null, null, null, null, null, null, null, null =&gt; ~wa2harp~ // Harp of Pandemonium, has icon from Harp of Discord" calcext:value-type="string">
            <text:p><text:s text:c="2"/>cdunb6, ~imisc3m~, ~wa2harp~, ~null~, other, null, null, null, null, null, null, null, null, null, null, null, null, null =&gt; ~wa2harp~ // Harp of Pandemonium, has icon from Harp of Discord</text:p>
          </table:table-cell>
        </table:table-row>
        <table:table-row table:style-name="ro1">
          <table:table-cell table:formula="of:=CONCATENATE(;&quot;  &quot;;[$bg_icons.$A8];&quot;, ~&quot;;[$bg_icons.$B8];&quot;~, ~&quot;;[$bg_icons.$C8];&quot;~, ~&quot;;[$bg_icons.$D8];&quot;~, &quot;;[$bg_icons.$E8];&quot;, &quot;;[$bg_icons.F8];&quot;, &quot;;[$bg_icons.G8];&quot;, &quot;;[$bg_icons.H8];&quot;, &quot;;[$bg_icons.I8];&quot;, &quot;;[$bg_icons.J8];&quot;, &quot;;[$bg_icons.K8];&quot;, &quot;;[$bg_icons.L8];&quot;, &quot;;[$bg_icons.M8];&quot;, &quot;;[$bg_icons.N8];&quot;, &quot;;[$bg_icons.O8];&quot;, &quot;;[$bg_icons.P8];&quot;, &quot;;[$bg_icons.Q8];&quot;, &quot;;[$bg_icons.R8];&quot; =&gt; ~&quot;;[$bg_icons.$C8];&quot;~ // &quot;;[$bg_icons.$S8];&quot;, has icon from &quot;;[$bg_icons.$T8])" office:value-type="string" office:string-value="  cdunb7, ~iblun21~, ~wamace~, ~null~, weapon, null, null, null, 87, 87, 57, null, null, null, null, null, null, null =&gt; ~wamace~ // Jerrod's Mace +2, has icon from Mace +2" calcext:value-type="string">
            <text:p><text:s text:c="2"/>cdunb7, ~iblun21~, ~wamace~, ~null~, weapon, null, null, null, 87, 87, 57, null, null, null, null, null, null, null =&gt; ~wamace~ // Jerrod's Mace +2, has icon from Mace +2</text:p>
          </table:table-cell>
        </table:table-row>
        <table:table-row table:style-name="ro1">
          <table:table-cell table:formula="of:=CONCATENATE(;&quot;  &quot;;[$bg_icons.$A9];&quot;, ~&quot;;[$bg_icons.$B9];&quot;~, ~&quot;;[$bg_icons.$C9];&quot;~, ~&quot;;[$bg_icons.$D9];&quot;~, &quot;;[$bg_icons.$E9];&quot;, &quot;;[$bg_icons.F9];&quot;, &quot;;[$bg_icons.G9];&quot;, &quot;;[$bg_icons.H9];&quot;, &quot;;[$bg_icons.I9];&quot;, &quot;;[$bg_icons.J9];&quot;, &quot;;[$bg_icons.K9];&quot;, &quot;;[$bg_icons.L9];&quot;, &quot;;[$bg_icons.M9];&quot;, &quot;;[$bg_icons.N9];&quot;, &quot;;[$bg_icons.O9];&quot;, &quot;;[$bg_icons.P9];&quot;, &quot;;[$bg_icons.Q9];&quot;, &quot;;[$bg_icons.R9];&quot; =&gt; ~&quot;;[$bg_icons.$C9];&quot;~ // &quot;;[$bg_icons.$S9];&quot;, has icon from &quot;;[$bg_icons.$T9])" office:value-type="string" office:string-value="  cdunb8, ~isw2h07~, ~was2h~, ~null~, weapon, null, null, null, 52, 52, 27, null, null, null, null, null, null, null =&gt; ~was2h~ // Joril's Dagger +3, has icon from Harbinger +3" calcext:value-type="string">
            <text:p><text:s text:c="2"/>cdunb8, ~isw2h07~, ~was2h~, ~null~, weapon, null, null, null, 52, 52, 27, null, null, null, null, null, null, null =&gt; ~was2h~ // Joril's Dagger +3, has icon from Harbinger +3</text:p>
          </table:table-cell>
        </table:table-row>
        <table:table-row table:style-name="ro1">
          <table:table-cell table:formula="of:=CONCATENATE(;&quot;  &quot;;[$bg_icons.$A10];&quot;, ~&quot;;[$bg_icons.$B10];&quot;~, ~&quot;;[$bg_icons.$C10];&quot;~, ~&quot;;[$bg_icons.$D10];&quot;~, &quot;;[$bg_icons.$E10];&quot;, &quot;;[$bg_icons.F10];&quot;, &quot;;[$bg_icons.G10];&quot;, &quot;;[$bg_icons.H10];&quot;, &quot;;[$bg_icons.I10];&quot;, &quot;;[$bg_icons.J10];&quot;, &quot;;[$bg_icons.K10];&quot;, &quot;;[$bg_icons.L10];&quot;, &quot;;[$bg_icons.M10];&quot;, &quot;;[$bg_icons.N10];&quot;, &quot;;[$bg_icons.O10];&quot;, &quot;;[$bg_icons.P10];&quot;, &quot;;[$bg_icons.Q10];&quot;, &quot;;[$bg_icons.R10];&quot; =&gt; ~&quot;;[$bg_icons.$C10];&quot;~ // &quot;;[$bg_icons.$S10];&quot;, has icon from &quot;;[$bg_icons.$T10])" office:value-type="string" office:string-value="  cdunb9, ~isw1h47~, ~wawak~, ~null~, weapon, null, null, null, 88, 88, 79, null, null, null, null, null, null, null =&gt; ~wawak~ // Kachiko's Wakizashi +3, has icon from Wakizashi +1" calcext:value-type="string">
            <text:p><text:s text:c="2"/>cdunb9, ~isw1h47~, ~wawak~, ~null~, weapon, null, null, null, 88, 88, 79, null, null, null, null, null, null, null =&gt; ~wawak~ // Kachiko's Wakizashi +3, has icon from Wakizashi +1</text:p>
          </table:table-cell>
        </table:table-row>
        <table:table-row table:style-name="ro1">
          <table:table-cell table:formula="of:=CONCATENATE(;&quot;  &quot;;[$bg_icons.$A11];&quot;, ~&quot;;[$bg_icons.$B11];&quot;~, ~&quot;;[$bg_icons.$C11];&quot;~, ~&quot;;[$bg_icons.$D11];&quot;~, &quot;;[$bg_icons.$E11];&quot;, &quot;;[$bg_icons.F11];&quot;, &quot;;[$bg_icons.G11];&quot;, &quot;;[$bg_icons.H11];&quot;, &quot;;[$bg_icons.I11];&quot;, &quot;;[$bg_icons.J11];&quot;, &quot;;[$bg_icons.K11];&quot;, &quot;;[$bg_icons.L11];&quot;, &quot;;[$bg_icons.M11];&quot;, &quot;;[$bg_icons.N11];&quot;, &quot;;[$bg_icons.O11];&quot;, &quot;;[$bg_icons.P11];&quot;, &quot;;[$bg_icons.Q11];&quot;, &quot;;[$bg_icons.R11];&quot; =&gt; ~&quot;;[$bg_icons.$C11];&quot;~ // &quot;;[$bg_icons.$S11];&quot;, has icon from &quot;;[$bg_icons.$T11])" office:value-type="string" office:string-value="  cdunb10, ~iring35~, ~wa2ring~, ~null~, other, null, null, null, null, null, null, null, null, null, null, null, null, null =&gt; ~wa2ring~ // Mercykiller Ring, has icon from Ring of Lock Picks" calcext:value-type="string">
            <text:p><text:s text:c="2"/>cdunb10, ~iring35~, ~wa2ring~, ~null~, other, null, null, null, null, null, null, null, null, null, null, null, null, null =&gt; ~wa2ring~ // Mercykiller Ring, has icon from Ring of Lock Picks</text:p>
          </table:table-cell>
        </table:table-row>
        <table:table-row table:style-name="ro1">
          <table:table-cell table:formula="of:=CONCATENATE(;&quot;  &quot;;[$bg_icons.$A12];&quot;, ~&quot;;[$bg_icons.$B12];&quot;~, ~&quot;;[$bg_icons.$C12];&quot;~, ~&quot;;[$bg_icons.$D12];&quot;~, &quot;;[$bg_icons.$E12];&quot;, &quot;;[$bg_icons.F12];&quot;, &quot;;[$bg_icons.G12];&quot;, &quot;;[$bg_icons.H12];&quot;, &quot;;[$bg_icons.I12];&quot;, &quot;;[$bg_icons.J12];&quot;, &quot;;[$bg_icons.K12];&quot;, &quot;;[$bg_icons.L12];&quot;, &quot;;[$bg_icons.M12];&quot;, &quot;;[$bg_icons.N12];&quot;, &quot;;[$bg_icons.O12];&quot;, &quot;;[$bg_icons.P12];&quot;, &quot;;[$bg_icons.Q12];&quot;, &quot;;[$bg_icons.R12];&quot; =&gt; ~&quot;;[$bg_icons.$C12];&quot;~ // &quot;;[$bg_icons.$S12];&quot;, has icon from &quot;;[$bg_icons.$T12])" office:value-type="string" office:string-value="  cdunb11, ~isw1h48~, ~waninja~, ~null~, weapon, null, null, null, 47, 47, 64, null, null, null, null, null, null, null =&gt; ~waninja~ // Ninjatō of the Scarlet Brotherhood +3, has icon from Ninja-To" calcext:value-type="string">
            <text:p><text:s text:c="2"/>cdunb11, ~isw1h48~, ~waninja~, ~null~, weapon, null, null, null, 47, 47, 64, null, null, null, null, null, null, null =&gt; ~waninja~ // Ninjatō of the Scarlet Brotherhood +3, has icon from Ninja-To</text:p>
          </table:table-cell>
        </table:table-row>
        <table:table-row table:style-name="ro1">
          <table:table-cell table:formula="of:=CONCATENATE(;&quot;  &quot;;[$bg_icons.$A13];&quot;, ~&quot;;[$bg_icons.$B13];&quot;~, ~&quot;;[$bg_icons.$C13];&quot;~, ~&quot;;[$bg_icons.$D13];&quot;~, &quot;;[$bg_icons.$E13];&quot;, &quot;;[$bg_icons.F13];&quot;, &quot;;[$bg_icons.G13];&quot;, &quot;;[$bg_icons.H13];&quot;, &quot;;[$bg_icons.I13];&quot;, &quot;;[$bg_icons.J13];&quot;, &quot;;[$bg_icons.K13];&quot;, &quot;;[$bg_icons.L13];&quot;, &quot;;[$bg_icons.M13];&quot;, &quot;;[$bg_icons.N13];&quot;, &quot;;[$bg_icons.O13];&quot;, &quot;;[$bg_icons.P13];&quot;, &quot;;[$bg_icons.Q13];&quot;, &quot;;[$bg_icons.R13];&quot; =&gt; ~&quot;;[$bg_icons.$C13];&quot;~ // &quot;;[$bg_icons.$S13];&quot;, has icon from &quot;;[$bg_icons.$T13])" office:value-type="string" office:string-value="  cdunb12, ~iplat05~, ~wa2plat~, ~null~, armor, 80, 81, 182, null, null, null, null, null, null, null, null, null, null =&gt; ~wa2plat~ // Plate of Balduran, has icon from Plate of the Dark +1" calcext:value-type="string">
            <text:p><text:s text:c="2"/>cdunb12, ~iplat05~, ~wa2plat~, ~null~, armor, 80, 81, 182, null, null, null, null, null, null, null, null, null, null =&gt; ~wa2plat~ // Plate of Balduran, has icon from Plate of the Dark +1</text:p>
          </table:table-cell>
        </table:table-row>
        <table:table-row table:style-name="ro1">
          <table:table-cell table:formula="of:=CONCATENATE(;&quot;  &quot;;[$bg_icons.$A14];&quot;, ~&quot;;[$bg_icons.$B14];&quot;~, ~&quot;;[$bg_icons.$C14];&quot;~, ~&quot;;[$bg_icons.$D14];&quot;~, &quot;;[$bg_icons.$E14];&quot;, &quot;;[$bg_icons.F14];&quot;, &quot;;[$bg_icons.G14];&quot;, &quot;;[$bg_icons.H14];&quot;, &quot;;[$bg_icons.I14];&quot;, &quot;;[$bg_icons.J14];&quot;, &quot;;[$bg_icons.K14];&quot;, &quot;;[$bg_icons.L14];&quot;, &quot;;[$bg_icons.M14];&quot;, &quot;;[$bg_icons.N14];&quot;, &quot;;[$bg_icons.O14];&quot;, &quot;;[$bg_icons.P14];&quot;, &quot;;[$bg_icons.Q14];&quot;, &quot;;[$bg_icons.R14];&quot; =&gt; ~&quot;;[$bg_icons.$C14];&quot;~ // &quot;;[$bg_icons.$S14];&quot;, has icon from &quot;;[$bg_icons.$T14])" office:value-type="string" office:string-value="  cdunb13, ~iclck09~, ~finirobe~, ~null~, armor, 58, 66, 58, null, null, null, null, null, null, null, null, null, null =&gt; ~finirobe~ // Robe of Vecna (Ascension), has icon from Mage Robe of Cold Resistance" calcext:value-type="string">
            <text:p><text:s text:c="2"/>cdunb13, ~iclck09~, ~finirobe~, ~null~, armor, 58, 66, 58, null, null, null, null, null, null, null, null, null, null =&gt; ~finirobe~ // Robe of Vecna (Ascension), has icon from Mage Robe of Cold Resistance</text:p>
          </table:table-cell>
        </table:table-row>
        <table:table-row table:style-name="ro1">
          <table:table-cell table:formula="of:=CONCATENATE(;&quot;  &quot;;[$bg_icons.$A15];&quot;, ~&quot;;[$bg_icons.$B15];&quot;~, ~&quot;;[$bg_icons.$C15];&quot;~, ~&quot;;[$bg_icons.$D15];&quot;~, &quot;;[$bg_icons.$E15];&quot;, &quot;;[$bg_icons.F15];&quot;, &quot;;[$bg_icons.G15];&quot;, &quot;;[$bg_icons.H15];&quot;, &quot;;[$bg_icons.I15];&quot;, &quot;;[$bg_icons.J15];&quot;, &quot;;[$bg_icons.K15];&quot;, &quot;;[$bg_icons.L15];&quot;, &quot;;[$bg_icons.M15];&quot;, &quot;;[$bg_icons.N15];&quot;, &quot;;[$bg_icons.O15];&quot;, &quot;;[$bg_icons.P15];&quot;, &quot;;[$bg_icons.Q15];&quot;, &quot;;[$bg_icons.R15];&quot; =&gt; ~&quot;;[$bg_icons.$C15];&quot;~ // &quot;;[$bg_icons.$S15];&quot;, has icon from &quot;;[$bg_icons.$T15])" office:value-type="string" office:string-value="  cdunb13, ~iclck09~, ~wa2robe~, ~null~, armor, 58, 66, 58, null, null, null, null, null, null, null, null, null, null =&gt; ~wa2robe~ // Robe of Vecna, has icon from Mage Robe of Cold Resistance" calcext:value-type="string">
            <text:p><text:s text:c="2"/>cdunb13, ~iclck09~, ~wa2robe~, ~null~, armor, 58, 66, 58, null, null, null, null, null, null, null, null, null, null =&gt; ~wa2robe~ // Robe of Vecna, has icon from Mage Robe of Cold Resistance</text:p>
          </table:table-cell>
        </table:table-row>
        <table:table-row table:style-name="ro1">
          <table:table-cell table:formula="of:=CONCATENATE(;&quot;  &quot;;[$bg_icons.$A16];&quot;, ~&quot;;[$bg_icons.$B16];&quot;~, ~&quot;;[$bg_icons.$C16];&quot;~, ~&quot;;[$bg_icons.$D16];&quot;~, &quot;;[$bg_icons.$E16];&quot;, &quot;;[$bg_icons.F16];&quot;, &quot;;[$bg_icons.G16];&quot;, &quot;;[$bg_icons.H16];&quot;, &quot;;[$bg_icons.I16];&quot;, &quot;;[$bg_icons.J16];&quot;, &quot;;[$bg_icons.K16];&quot;, &quot;;[$bg_icons.L16];&quot;, &quot;;[$bg_icons.M16];&quot;, &quot;;[$bg_icons.N16];&quot;, &quot;;[$bg_icons.O16];&quot;, &quot;;[$bg_icons.P16];&quot;, &quot;;[$bg_icons.Q16];&quot;, &quot;;[$bg_icons.R16];&quot; =&gt; ~&quot;;[$bg_icons.$C16];&quot;~ // &quot;;[$bg_icons.$S16];&quot;, has icon from &quot;;[$bg_icons.$T16])" office:value-type="string" office:string-value="  cdunb14, ~iamul21~, ~wa2amu~, ~null~, other, null, null, null, null, null, null, null, null, null, null, null, null, null =&gt; ~wa2amu~ // Sensate Amulet, has icon from Amulet of Power" calcext:value-type="string">
            <text:p><text:s text:c="2"/>cdunb14, ~iamul21~, ~wa2amu~, ~null~, other, null, null, null, null, null, null, null, null, null, null, null, null, null =&gt; ~wa2amu~ // Sensate Amulet, has icon from Amulet of Power</text:p>
          </table:table-cell>
        </table:table-row>
        <table:table-row table:style-name="ro1">
          <table:table-cell table:formula="of:=CONCATENATE(;&quot;  &quot;;[$bg_icons.$A17];&quot;, ~&quot;;[$bg_icons.$B17];&quot;~, ~&quot;;[$bg_icons.$C17];&quot;~, ~&quot;;[$bg_icons.$D17];&quot;~, &quot;;[$bg_icons.$E17];&quot;, &quot;;[$bg_icons.F17];&quot;, &quot;;[$bg_icons.G17];&quot;, &quot;;[$bg_icons.H17];&quot;, &quot;;[$bg_icons.I17];&quot;, &quot;;[$bg_icons.J17];&quot;, &quot;;[$bg_icons.K17];&quot;, &quot;;[$bg_icons.L17];&quot;, &quot;;[$bg_icons.M17];&quot;, &quot;;[$bg_icons.N17];&quot;, &quot;;[$bg_icons.O17];&quot;, &quot;;[$bg_icons.P17];&quot;, &quot;;[$bg_icons.Q17];&quot;, &quot;;[$bg_icons.R17];&quot; =&gt; ~&quot;;[$bg_icons.$C17];&quot;~ // &quot;;[$bg_icons.$S17];&quot;, has icon from &quot;;[$bg_icons.$T17])" office:value-type="string" office:string-value="  cdunb15, ~ishld27~, ~wa2shiel~, ~null~, shield, null, null, null, null, null, null, 0, 65, 65, 23, null, null, null =&gt; ~wa2shiel~ // Shield of Balduran, has icon from Saving Grace +3" calcext:value-type="string">
            <text:p><text:s text:c="2"/>cdunb15, ~ishld27~, ~wa2shiel~, ~null~, shield, null, null, null, null, null, null, 0, 65, 65, 23, null, null, null =&gt; ~wa2shiel~ // Shield of Balduran, has icon from Saving Grace +3</text:p>
          </table:table-cell>
        </table:table-row>
        <table:table-row table:style-name="ro1">
          <table:table-cell table:formula="of:=CONCATENATE(;&quot;  &quot;;[$bg_icons.$A18];&quot;, ~&quot;;[$bg_icons.$B18];&quot;~, ~&quot;;[$bg_icons.$C18];&quot;~, ~&quot;;[$bg_icons.$D18];&quot;~, &quot;;[$bg_icons.$E18];&quot;, &quot;;[$bg_icons.F18];&quot;, &quot;;[$bg_icons.G18];&quot;, &quot;;[$bg_icons.H18];&quot;, &quot;;[$bg_icons.I18];&quot;, &quot;;[$bg_icons.J18];&quot;, &quot;;[$bg_icons.K18];&quot;, &quot;;[$bg_icons.L18];&quot;, &quot;;[$bg_icons.M18];&quot;, &quot;;[$bg_icons.N18];&quot;, &quot;;[$bg_icons.O18];&quot;, &quot;;[$bg_icons.P18];&quot;, &quot;;[$bg_icons.Q18];&quot;, &quot;;[$bg_icons.R18];&quot; =&gt; ~&quot;;[$bg_icons.$C18];&quot;~ // &quot;;[$bg_icons.$S18];&quot;, has icon from &quot;;[$bg_icons.$T18])" office:value-type="string" office:string-value="  cdunb16, ~islng07~, ~wasling~, ~null~, weapon, null, null, null, 45, 45, 45, null, null, null, null, null, null, null =&gt; ~wasling~ // Sling of Everard +5, has icon from Sling of Seeking +1" calcext:value-type="string">
            <text:p><text:s text:c="2"/>cdunb16, ~islng07~, ~wasling~, ~null~, weapon, null, null, null, 45, 45, 45, null, null, null, null, null, null, null =&gt; ~wasling~ // Sling of Everard +5, has icon from Sling of Seeking +1</text:p>
          </table:table-cell>
        </table:table-row>
        <table:table-row table:style-name="ro1">
          <table:table-cell table:formula="of:=CONCATENATE(;&quot;  &quot;;[$bg_icons.$A19];&quot;, ~&quot;;[$bg_icons.$B19];&quot;~, ~&quot;;[$bg_icons.$C19];&quot;~, ~&quot;;[$bg_icons.$D19];&quot;~, &quot;;[$bg_icons.$E19];&quot;, &quot;;[$bg_icons.F19];&quot;, &quot;;[$bg_icons.G19];&quot;, &quot;;[$bg_icons.H19];&quot;, &quot;;[$bg_icons.I19];&quot;, &quot;;[$bg_icons.J19];&quot;, &quot;;[$bg_icons.K19];&quot;, &quot;;[$bg_icons.L19];&quot;, &quot;;[$bg_icons.M19];&quot;, &quot;;[$bg_icons.N19];&quot;, &quot;;[$bg_icons.O19];&quot;, &quot;;[$bg_icons.P19];&quot;, &quot;;[$bg_icons.Q19];&quot;, &quot;;[$bg_icons.R19];&quot; =&gt; ~&quot;;[$bg_icons.$C19];&quot;~ // &quot;;[$bg_icons.$S19];&quot;, has icon from &quot;;[$bg_icons.$T19])" office:value-type="string" office:string-value="  cdunb17, ~isper05~, ~waspear~, ~null~, weapon, null, null, null, 64, 64, 101, null, null, null, null, null, null, null =&gt; ~waspear~ // Spear of Kuldahar +3, has icon from Spear +2" calcext:value-type="string">
            <text:p><text:s text:c="2"/>cdunb17, ~isper05~, ~waspear~, ~null~, weapon, null, null, null, 64, 64, 101, null, null, null, null, null, null, null =&gt; ~waspear~ // Spear of Kuldahar +3, has icon from Spear +2</text:p>
          </table:table-cell>
        </table:table-row>
        <table:table-row table:style-name="ro1">
          <table:table-cell table:formula="of:=CONCATENATE(;&quot;  &quot;;[$bg_icons.$A20];&quot;, ~&quot;;[$bg_icons.$B20];&quot;~, ~&quot;;[$bg_icons.$C20];&quot;~, ~&quot;;[$bg_icons.$D20];&quot;~, &quot;;[$bg_icons.$E20];&quot;, &quot;;[$bg_icons.F20];&quot;, &quot;;[$bg_icons.G20];&quot;, &quot;;[$bg_icons.H20];&quot;, &quot;;[$bg_icons.I20];&quot;, &quot;;[$bg_icons.J20];&quot;, &quot;;[$bg_icons.K20];&quot;, &quot;;[$bg_icons.L20];&quot;, &quot;;[$bg_icons.M20];&quot;, &quot;;[$bg_icons.N20];&quot;, &quot;;[$bg_icons.O20];&quot;, &quot;;[$bg_icons.P20];&quot;, &quot;;[$bg_icons.Q20];&quot;, &quot;;[$bg_icons.R20];&quot; =&gt; ~&quot;;[$bg_icons.$C20];&quot;~ // &quot;;[$bg_icons.$S20];&quot;, has icon from &quot;;[$bg_icons.$T20])" office:value-type="string" office:string-value="  cdunb18, ~inpstaf~, ~wastaff~, ~null~, weapon, null, null, null, 38, 38, 54, null, null, null, null, null, null, null =&gt; ~wastaff~ // Staff of Arundel +3, has icon from Staff of the High Forest +2" calcext:value-type="string">
            <text:p><text:s text:c="2"/>cdunb18, ~inpstaf~, ~wastaff~, ~null~, weapon, null, null, null, 38, 38, 54, null, null, null, null, null, null, null =&gt; ~wastaff~ // Staff of Arundel +3, has icon from Staff of the High Forest +2</text:p>
          </table:table-cell>
        </table:table-row>
        <table:table-row table:style-name="ro1">
          <table:table-cell table:formula="of:=CONCATENATE(;&quot;  &quot;;[$bg_icons.$A21];&quot;, ~&quot;;[$bg_icons.$B21];&quot;~, ~&quot;;[$bg_icons.$C21];&quot;~, ~&quot;;[$bg_icons.$D21];&quot;~, &quot;;[$bg_icons.$E21];&quot;, &quot;;[$bg_icons.F21];&quot;, &quot;;[$bg_icons.G21];&quot;, &quot;;[$bg_icons.H21];&quot;, &quot;;[$bg_icons.I21];&quot;, &quot;;[$bg_icons.J21];&quot;, &quot;;[$bg_icons.K21];&quot;, &quot;;[$bg_icons.L21];&quot;, &quot;;[$bg_icons.M21];&quot;, &quot;;[$bg_icons.N21];&quot;, &quot;;[$bg_icons.O21];&quot;, &quot;;[$bg_icons.P21];&quot;, &quot;;[$bg_icons.Q21];&quot;, &quot;;[$bg_icons.R21];&quot; =&gt; ~&quot;;[$bg_icons.$C21];&quot;~ // &quot;;[$bg_icons.$S21];&quot;, has icon from &quot;;[$bg_icons.$T21])" office:value-type="string" office:string-value="  cdunb19, ~isw1h40~, ~wa2s1h~, ~null~, weapon, null, null, null, 81, 80, 2, null, null, null, null, null, null, null =&gt; ~wa2s1h~ // Sword of Balduran, has icon from Blade of Roses +3" calcext:value-type="string">
            <text:p><text:s text:c="2"/>cdunb19, ~isw1h40~, ~wa2s1h~, ~null~, weapon, null, null, null, 81, 80, 2, null, null, null, null, null, null, null =&gt; ~wa2s1h~ // Sword of Balduran, has icon from Blade of Roses +3</text:p>
          </table:table-cell>
        </table:table-row>
        <table:table-row table:style-name="ro1">
          <table:table-cell table:formula="of:=CONCATENATE(;&quot;  &quot;;[$bg_icons.$A22];&quot;, ~&quot;;[$bg_icons.$B22];&quot;~, ~&quot;;[$bg_icons.$C22];&quot;~, ~&quot;;[$bg_icons.$D22];&quot;~, &quot;;[$bg_icons.$E22];&quot;, &quot;;[$bg_icons.F22];&quot;, &quot;;[$bg_icons.G22];&quot;, &quot;;[$bg_icons.H22];&quot;, &quot;;[$bg_icons.I22];&quot;, &quot;;[$bg_icons.J22];&quot;, &quot;;[$bg_icons.K22];&quot;, &quot;;[$bg_icons.L22];&quot;, &quot;;[$bg_icons.M22];&quot;, &quot;;[$bg_icons.N22];&quot;, &quot;;[$bg_icons.O22];&quot;, &quot;;[$bg_icons.P22];&quot;, &quot;;[$bg_icons.Q22];&quot;, &quot;;[$bg_icons.R22];&quot; =&gt; ~&quot;;[$bg_icons.$C22];&quot;~ // &quot;;[$bg_icons.$S22];&quot;, has icon from &quot;;[$bg_icons.$T22])" office:value-type="string" office:string-value="  cdunb20, ~ihelm17~, ~wa2helm~, ~h0~, helm, null, null, null, null, null, null, null, null, null, null, 2, 2, 2 =&gt; ~wa2helm~ // Vhailor's Helm, has icon from Skull of Death" calcext:value-type="string">
            <text:p><text:s text:c="2"/>cdunb20, ~ihelm17~, ~wa2helm~, ~h0~, helm, null, null, null, null, null, null, null, null, null, null, 2, 2, 2 =&gt; ~wa2helm~ // Vhailor's Helm, has icon from Skull of Death</text:p>
          </table:table-cell>
        </table:table-row>
        <table:table-row table:style-name="ro1">
          <table:table-cell table:formula="of:=CONCATENATE(;&quot;  &quot;;[$bg_icons.$A23];&quot;, ~&quot;;[$bg_icons.$B23];&quot;~, ~&quot;;[$bg_icons.$C23];&quot;~, ~&quot;;[$bg_icons.$D23];&quot;~, &quot;;[$bg_icons.$E23];&quot;, &quot;;[$bg_icons.F23];&quot;, &quot;;[$bg_icons.G23];&quot;, &quot;;[$bg_icons.H23];&quot;, &quot;;[$bg_icons.I23];&quot;, &quot;;[$bg_icons.J23];&quot;, &quot;;[$bg_icons.K23];&quot;, &quot;;[$bg_icons.L23];&quot;, &quot;;[$bg_icons.M23];&quot;, &quot;;[$bg_icons.N23];&quot;, &quot;;[$bg_icons.O23];&quot;, &quot;;[$bg_icons.P23];&quot;, &quot;;[$bg_icons.Q23];&quot;, &quot;;[$bg_icons.R23];&quot; =&gt; ~&quot;;[$bg_icons.$C23];&quot;~ // &quot;;[$bg_icons.$S23];&quot;, has icon from &quot;;[$bg_icons.$T23])" office:value-type="string" office:string-value="  cdunb21, ~iring16~, ~ohring16~, ~null~, other, null, null, null, null, null, null, null, null, null, null, null, null, null =&gt; ~ohring16~ // Angel the Cat's Angel Skin Ring, has icon from Angel Skin Ring" calcext:value-type="string">
            <text:p><text:s text:c="2"/>cdunb21, ~iring16~, ~ohring16~, ~null~, other, null, null, null, null, null, null, null, null, null, null, null, null, null =&gt; ~ohring16~ // Angel the Cat's Angel Skin Ring, has icon from Angel Skin Ring</text:p>
          </table:table-cell>
        </table:table-row>
        <table:table-row table:style-name="ro1">
          <table:table-cell table:formula="of:=CONCATENATE(;&quot;  &quot;;[$bg_icons.$A24];&quot;, ~&quot;;[$bg_icons.$B24];&quot;~, ~&quot;;[$bg_icons.$C24];&quot;~, ~&quot;;[$bg_icons.$D24];&quot;~, &quot;;[$bg_icons.$E24];&quot;, &quot;;[$bg_icons.F24];&quot;, &quot;;[$bg_icons.G24];&quot;, &quot;;[$bg_icons.H24];&quot;, &quot;;[$bg_icons.I24];&quot;, &quot;;[$bg_icons.J24];&quot;, &quot;;[$bg_icons.K24];&quot;, &quot;;[$bg_icons.L24];&quot;, &quot;;[$bg_icons.M24];&quot;, &quot;;[$bg_icons.N24];&quot;, &quot;;[$bg_icons.O24];&quot;, &quot;;[$bg_icons.P24];&quot;, &quot;;[$bg_icons.Q24];&quot;, &quot;;[$bg_icons.R24];&quot; =&gt; ~&quot;;[$bg_icons.$C24];&quot;~ // &quot;;[$bg_icons.$S24];&quot;, has icon from &quot;;[$bg_icons.$T24])" office:value-type="string" office:string-value="  cdunb22, ~iamul13~, ~ohamul13~, ~null~, other, null, null, null, null, null, null, null, null, null, null, null, null, null =&gt; ~ohamul13~ // Arkion's Bloodstone Amulet, has icon from Bloodstone Amulet" calcext:value-type="string">
            <text:p><text:s text:c="2"/>cdunb22, ~iamul13~, ~ohamul13~, ~null~, other, null, null, null, null, null, null, null, null, null, null, null, null, null =&gt; ~ohamul13~ // Arkion's Bloodstone Amulet, has icon from Bloodstone Amulet</text:p>
          </table:table-cell>
        </table:table-row>
        <table:table-row table:style-name="ro1">
          <table:table-cell table:formula="of:=CONCATENATE(;&quot;  &quot;;[$bg_icons.$A25];&quot;, ~&quot;;[$bg_icons.$B25];&quot;~, ~&quot;;[$bg_icons.$C25];&quot;~, ~&quot;;[$bg_icons.$D25];&quot;~, &quot;;[$bg_icons.$E25];&quot;, &quot;;[$bg_icons.F25];&quot;, &quot;;[$bg_icons.G25];&quot;, &quot;;[$bg_icons.H25];&quot;, &quot;;[$bg_icons.I25];&quot;, &quot;;[$bg_icons.J25];&quot;, &quot;;[$bg_icons.K25];&quot;, &quot;;[$bg_icons.L25];&quot;, &quot;;[$bg_icons.M25];&quot;, &quot;;[$bg_icons.N25];&quot;, &quot;;[$bg_icons.O25];&quot;, &quot;;[$bg_icons.P25];&quot;, &quot;;[$bg_icons.Q25];&quot;, &quot;;[$bg_icons.R25];&quot; =&gt; ~&quot;;[$bg_icons.$C25];&quot;~ // &quot;;[$bg_icons.$S25];&quot;, has icon from &quot;;[$bg_icons.$T25])" office:value-type="string" office:string-value="  cdunb23, ~iamul13~, ~amul13co~, ~null~, other, null, null, null, null, null, null, null, null, null, null, null, null, null =&gt; ~amul13co~ // Colquetle's Family Amulet, has icon from Bloodstone Amulet" calcext:value-type="string">
            <text:p><text:s text:c="2"/>cdunb23, ~iamul13~, ~amul13co~, ~null~, other, null, null, null, null, null, null, null, null, null, null, null, null, null =&gt; ~amul13co~ // Colquetle's Family Amulet, has icon from Bloodstone Amulet</text:p>
          </table:table-cell>
        </table:table-row>
        <table:table-row table:style-name="ro1">
          <table:table-cell table:formula="of:=CONCATENATE(;&quot;  &quot;;[$bg_icons.$A26];&quot;, ~&quot;;[$bg_icons.$B26];&quot;~, ~&quot;;[$bg_icons.$C26];&quot;~, ~&quot;;[$bg_icons.$D26];&quot;~, &quot;;[$bg_icons.$E26];&quot;, &quot;;[$bg_icons.F26];&quot;, &quot;;[$bg_icons.G26];&quot;, &quot;;[$bg_icons.H26];&quot;, &quot;;[$bg_icons.I26];&quot;, &quot;;[$bg_icons.J26];&quot;, &quot;;[$bg_icons.K26];&quot;, &quot;;[$bg_icons.L26];&quot;, &quot;;[$bg_icons.M26];&quot;, &quot;;[$bg_icons.N26];&quot;, &quot;;[$bg_icons.O26];&quot;, &quot;;[$bg_icons.P26];&quot;, &quot;;[$bg_icons.Q26];&quot;, &quot;;[$bg_icons.R26];&quot; =&gt; ~&quot;;[$bg_icons.$C26];&quot;~ // &quot;;[$bg_icons.$S26];&quot;, has icon from &quot;;[$bg_icons.$T26])" office:value-type="string" office:string-value="  cdunb24, ~iamul07b~, ~misc89~, ~null~, other, null, null, null, null, null, null, null, null, null, null, null, null, null =&gt; ~misc89~ // Edwin's Amulet (BD icon), has icon from Rainbow Obsidian Necklace" calcext:value-type="string">
            <text:p><text:s text:c="2"/>cdunb24, ~iamul07b~, ~misc89~, ~null~, other, null, null, null, null, null, null, null, null, null, null, null, null, null =&gt; ~misc89~ // Edwin's Amulet (BD icon), has icon from Rainbow Obsidian Necklace</text:p>
          </table:table-cell>
        </table:table-row>
        <table:table-row table:style-name="ro1">
          <table:table-cell table:formula="of:=CONCATENATE(;&quot;  &quot;;[$bg_icons.$A27];&quot;, ~&quot;;[$bg_icons.$B27];&quot;~, ~&quot;;[$bg_icons.$C27];&quot;~, ~&quot;;[$bg_icons.$D27];&quot;~, &quot;;[$bg_icons.$E27];&quot;, &quot;;[$bg_icons.F27];&quot;, &quot;;[$bg_icons.G27];&quot;, &quot;;[$bg_icons.H27];&quot;, &quot;;[$bg_icons.I27];&quot;, &quot;;[$bg_icons.J27];&quot;, &quot;;[$bg_icons.K27];&quot;, &quot;;[$bg_icons.L27];&quot;, &quot;;[$bg_icons.M27];&quot;, &quot;;[$bg_icons.N27];&quot;, &quot;;[$bg_icons.O27];&quot;, &quot;;[$bg_icons.P27];&quot;, &quot;;[$bg_icons.Q27];&quot;, &quot;;[$bg_icons.R27];&quot; =&gt; ~&quot;;[$bg_icons.$C27];&quot;~ // &quot;;[$bg_icons.$S27];&quot;, has icon from &quot;;[$bg_icons.$T27])" office:value-type="string" office:string-value="  cdunb24, ~%tutu_var%iamul07~, ~misc89~, ~null~, other, null, null, null, null, null, null, null, null, null, null, null, null, null =&gt; ~misc89~ // Edwin's Amulet, has icon from Rainbow Obsidian Necklace" calcext:value-type="string">
            <text:p><text:s text:c="2"/>cdunb24, ~%tutu_var%iamul07~, ~misc89~, ~null~, other, null, null, null, null, null, null, null, null, null, null, null, null, null =&gt; ~misc89~ // Edwin's Amulet, has icon from Rainbow Obsidian Necklace</text:p>
          </table:table-cell>
        </table:table-row>
        <table:table-row table:style-name="ro1">
          <table:table-cell table:formula="of:=CONCATENATE(;&quot;  &quot;;[$bg_icons.$A28];&quot;, ~&quot;;[$bg_icons.$B28];&quot;~, ~&quot;;[$bg_icons.$C28];&quot;~, ~&quot;;[$bg_icons.$D28];&quot;~, &quot;;[$bg_icons.$E28];&quot;, &quot;;[$bg_icons.F28];&quot;, &quot;;[$bg_icons.G28];&quot;, &quot;;[$bg_icons.H28];&quot;, &quot;;[$bg_icons.I28];&quot;, &quot;;[$bg_icons.J28];&quot;, &quot;;[$bg_icons.K28];&quot;, &quot;;[$bg_icons.L28];&quot;, &quot;;[$bg_icons.M28];&quot;, &quot;;[$bg_icons.N28];&quot;, &quot;;[$bg_icons.O28];&quot;, &quot;;[$bg_icons.P28];&quot;, &quot;;[$bg_icons.Q28];&quot;, &quot;;[$bg_icons.R28];&quot; =&gt; ~&quot;;[$bg_icons.$C28];&quot;~ // &quot;;[$bg_icons.$S28];&quot;, has icon from &quot;;[$bg_icons.$T28])" office:value-type="string" office:string-value="  cdunb25, ~iring17~, ~ringjoia~, ~null~, other, null, null, null, null, null, null, null, null, null, null, null, null, null =&gt; ~ringjoia~ // Joia's Flamedance Ring, has icon from Flamedance Ring" calcext:value-type="string">
            <text:p><text:s text:c="2"/>cdunb25, ~iring17~, ~ringjoia~, ~null~, other, null, null, null, null, null, null, null, null, null, null, null, null, null =&gt; ~ringjoia~ // Joia's Flamedance Ring, has icon from Flamedance Ring</text:p>
          </table:table-cell>
        </table:table-row>
        <table:table-row table:style-name="ro1">
          <table:table-cell table:formula="of:=CONCATENATE(;&quot;  &quot;;[$bg_icons.$A29];&quot;, ~&quot;;[$bg_icons.$B29];&quot;~, ~&quot;;[$bg_icons.$C29];&quot;~, ~&quot;;[$bg_icons.$D29];&quot;~, &quot;;[$bg_icons.$E29];&quot;, &quot;;[$bg_icons.F29];&quot;, &quot;;[$bg_icons.G29];&quot;, &quot;;[$bg_icons.H29];&quot;, &quot;;[$bg_icons.I29];&quot;, &quot;;[$bg_icons.J29];&quot;, &quot;;[$bg_icons.K29];&quot;, &quot;;[$bg_icons.L29];&quot;, &quot;;[$bg_icons.M29];&quot;, &quot;;[$bg_icons.N29];&quot;, &quot;;[$bg_icons.O29];&quot;, &quot;;[$bg_icons.P29];&quot;, &quot;;[$bg_icons.Q29];&quot;, &quot;;[$bg_icons.R29];&quot; =&gt; ~&quot;;[$bg_icons.$C29];&quot;~ // &quot;;[$bg_icons.$S29];&quot;, has icon from &quot;;[$bg_icons.$T29])" office:value-type="string" office:string-value="  cdunb26, ~%tutu_var%iring14~, ~%tutu_var%ringjos~, ~null~, other, null, null, null, null, null, null, null, null, null, null, null, null, null =&gt; ~%tutu_var%ringjos~ // Joseph's Greenstone Ring, has icon from Greenstone Ring" calcext:value-type="string">
            <text:p><text:s text:c="2"/>cdunb26, ~%tutu_var%iring14~, ~%tutu_var%ringjos~, ~null~, other, null, null, null, null, null, null, null, null, null, null, null, null, null =&gt; ~%tutu_var%ringjos~ // Joseph's Greenstone Ring, has icon from Greenstone Ring</text:p>
          </table:table-cell>
        </table:table-row>
        <table:table-row table:style-name="ro1">
          <table:table-cell table:formula="of:=CONCATENATE(;&quot;  &quot;;[$bg_icons.$A30];&quot;, ~&quot;;[$bg_icons.$B30];&quot;~, ~&quot;;[$bg_icons.$C30];&quot;~, ~&quot;;[$bg_icons.$D30];&quot;~, &quot;;[$bg_icons.$E30];&quot;, &quot;;[$bg_icons.F30];&quot;, &quot;;[$bg_icons.G30];&quot;, &quot;;[$bg_icons.H30];&quot;, &quot;;[$bg_icons.I30];&quot;, &quot;;[$bg_icons.J30];&quot;, &quot;;[$bg_icons.K30];&quot;, &quot;;[$bg_icons.L30];&quot;, &quot;;[$bg_icons.M30];&quot;, &quot;;[$bg_icons.N30];&quot;, &quot;;[$bg_icons.O30];&quot;, &quot;;[$bg_icons.P30];&quot;, &quot;;[$bg_icons.Q30];&quot;, &quot;;[$bg_icons.R30];&quot; =&gt; ~&quot;;[$bg_icons.$C30];&quot;~ // &quot;;[$bg_icons.$S30];&quot;, has icon from &quot;;[$bg_icons.$T30])" office:value-type="string" office:string-value="  cdunb27, ~iamul15~, ~bdamul10~, ~null~, other, null, null, null, null, null, null, null, null, null, null, null, null, null =&gt; ~bdamul10~ // Kendra's Chain, has icon from Shield Amulet" calcext:value-type="string">
            <text:p><text:s text:c="2"/>cdunb27, ~iamul15~, ~bdamul10~, ~null~, other, null, null, null, null, null, null, null, null, null, null, null, null, null =&gt; ~bdamul10~ // Kendra's Chain, has icon from Shield Amulet</text:p>
          </table:table-cell>
        </table:table-row>
        <table:table-row table:style-name="ro1">
          <table:table-cell table:formula="of:=CONCATENATE(;&quot;  &quot;;[$bg_icons.$A31];&quot;, ~&quot;;[$bg_icons.$B31];&quot;~, ~&quot;;[$bg_icons.$C31];&quot;~, ~&quot;;[$bg_icons.$D31];&quot;~, &quot;;[$bg_icons.$E31];&quot;, &quot;;[$bg_icons.F31];&quot;, &quot;;[$bg_icons.G31];&quot;, &quot;;[$bg_icons.H31];&quot;, &quot;;[$bg_icons.I31];&quot;, &quot;;[$bg_icons.J31];&quot;, &quot;;[$bg_icons.K31];&quot;, &quot;;[$bg_icons.L31];&quot;, &quot;;[$bg_icons.M31];&quot;, &quot;;[$bg_icons.N31];&quot;, &quot;;[$bg_icons.O31];&quot;, &quot;;[$bg_icons.P31];&quot;, &quot;;[$bg_icons.Q31];&quot;, &quot;;[$bg_icons.R31];&quot; =&gt; ~&quot;;[$bg_icons.$C31];&quot;~ // &quot;;[$bg_icons.$S31];&quot;, has icon from &quot;;[$bg_icons.$T31])" office:value-type="string" office:string-value="  cdunb28, ~%tutu_var%iring06~, ~%tutu_var%ring25~, ~null~, other, null, null, null, null, null, null, null, null, null, null, null, null, null =&gt; ~%tutu_var%ring25~ // Koveras's Ring of Protection +1, has icon from Ring of the Princes +1" calcext:value-type="string">
            <text:p><text:s text:c="2"/>cdunb28, ~%tutu_var%iring06~, ~%tutu_var%ring25~, ~null~, other, null, null, null, null, null, null, null, null, null, null, null, null, null =&gt; ~%tutu_var%ring25~ // Koveras's Ring of Protection +1, has icon from Ring of the Princes +1</text:p>
          </table:table-cell>
        </table:table-row>
        <table:table-row table:style-name="ro1">
          <table:table-cell table:formula="of:=CONCATENATE(;&quot;  &quot;;[$bg_icons.$A32];&quot;, ~&quot;;[$bg_icons.$B32];&quot;~, ~&quot;;[$bg_icons.$C32];&quot;~, ~&quot;;[$bg_icons.$D32];&quot;~, &quot;;[$bg_icons.$E32];&quot;, &quot;;[$bg_icons.F32];&quot;, &quot;;[$bg_icons.G32];&quot;, &quot;;[$bg_icons.H32];&quot;, &quot;;[$bg_icons.I32];&quot;, &quot;;[$bg_icons.J32];&quot;, &quot;;[$bg_icons.K32];&quot;, &quot;;[$bg_icons.L32];&quot;, &quot;;[$bg_icons.M32];&quot;, &quot;;[$bg_icons.N32];&quot;, &quot;;[$bg_icons.O32];&quot;, &quot;;[$bg_icons.P32];&quot;, &quot;;[$bg_icons.Q32];&quot;, &quot;;[$bg_icons.R32];&quot; =&gt; ~&quot;;[$bg_icons.$C32];&quot;~ // &quot;;[$bg_icons.$S32];&quot;, has icon from &quot;;[$bg_icons.$T32])" office:value-type="string" office:string-value="  cdunb29, ~iring12~, ~ohring12~, ~null~, other, null, null, null, null, null, null, null, null, null, null, null, null, null =&gt; ~ohring12~ // Nemphre's Onyx Ring, has icon from Onyx Ring" calcext:value-type="string">
            <text:p><text:s text:c="2"/>cdunb29, ~iring12~, ~ohring12~, ~null~, other, null, null, null, null, null, null, null, null, null, null, null, null, null =&gt; ~ohring12~ // Nemphre's Onyx Ring, has icon from Onyx Ring</text:p>
          </table:table-cell>
        </table:table-row>
        <table:table-row table:style-name="ro1">
          <table:table-cell table:formula="of:=CONCATENATE(;&quot;  &quot;;[$bg_icons.$A33];&quot;, ~&quot;;[$bg_icons.$B33];&quot;~, ~&quot;;[$bg_icons.$C33];&quot;~, ~&quot;;[$bg_icons.$D33];&quot;~, &quot;;[$bg_icons.$E33];&quot;, &quot;;[$bg_icons.F33];&quot;, &quot;;[$bg_icons.G33];&quot;, &quot;;[$bg_icons.H33];&quot;, &quot;;[$bg_icons.I33];&quot;, &quot;;[$bg_icons.J33];&quot;, &quot;;[$bg_icons.K33];&quot;, &quot;;[$bg_icons.L33];&quot;, &quot;;[$bg_icons.M33];&quot;, &quot;;[$bg_icons.N33];&quot;, &quot;;[$bg_icons.O33];&quot;, &quot;;[$bg_icons.P33];&quot;, &quot;;[$bg_icons.Q33];&quot;, &quot;;[$bg_icons.R33];&quot; =&gt; ~&quot;;[$bg_icons.$C33];&quot;~ // &quot;;[$bg_icons.$S33];&quot;, has icon from &quot;;[$bg_icons.$T33])" office:value-type="string" office:string-value="  cdunb30, ~iring08~, ~ring40~, ~null~, other, null, null, null, null, null, null, null, null, null, null, null, null, null =&gt; ~ring40~ // Ring of Acuity, has icon from Reaching Ring" calcext:value-type="string">
            <text:p><text:s text:c="2"/>cdunb30, ~iring08~, ~ring40~, ~null~, other, null, null, null, null, null, null, null, null, null, null, null, null, null =&gt; ~ring40~ // Ring of Acuity, has icon from Reaching Ring</text:p>
          </table:table-cell>
        </table:table-row>
        <table:table-row table:style-name="ro1">
          <table:table-cell table:formula="of:=CONCATENATE(;&quot;  &quot;;[$bg_icons.$A34];&quot;, ~&quot;;[$bg_icons.$B34];&quot;~, ~&quot;;[$bg_icons.$C34];&quot;~, ~&quot;;[$bg_icons.$D34];&quot;~, &quot;;[$bg_icons.$E34];&quot;, &quot;;[$bg_icons.F34];&quot;, &quot;;[$bg_icons.G34];&quot;, &quot;;[$bg_icons.H34];&quot;, &quot;;[$bg_icons.I34];&quot;, &quot;;[$bg_icons.J34];&quot;, &quot;;[$bg_icons.K34];&quot;, &quot;;[$bg_icons.L34];&quot;, &quot;;[$bg_icons.M34];&quot;, &quot;;[$bg_icons.N34];&quot;, &quot;;[$bg_icons.O34];&quot;, &quot;;[$bg_icons.P34];&quot;, &quot;;[$bg_icons.Q34];&quot;, &quot;;[$bg_icons.R34];&quot; =&gt; ~&quot;;[$bg_icons.$C34];&quot;~ // &quot;;[$bg_icons.$S34];&quot;, has icon from &quot;;[$bg_icons.$T34])" office:value-type="string" office:string-value="  cdunb31, ~iring31~, ~ring30~, ~null~, other, null, null, null, null, null, null, null, null, null, null, null, null, null =&gt; ~ring30~ // Ring of Human Influence, has icon from Ring of Regeneration" calcext:value-type="string">
            <text:p><text:s text:c="2"/>cdunb31, ~iring31~, ~ring30~, ~null~, other, null, null, null, null, null, null, null, null, null, null, null, null, null =&gt; ~ring30~ // Ring of Human Influence, has icon from Ring of Regeneration</text:p>
          </table:table-cell>
        </table:table-row>
        <table:table-row table:style-name="ro1">
          <table:table-cell table:formula="of:=CONCATENATE(;&quot;  &quot;;[$bg_icons.$A35];&quot;, ~&quot;;[$bg_icons.$B35];&quot;~, ~&quot;;[$bg_icons.$C35];&quot;~, ~&quot;;[$bg_icons.$D35];&quot;~, &quot;;[$bg_icons.$E35];&quot;, &quot;;[$bg_icons.F35];&quot;, &quot;;[$bg_icons.G35];&quot;, &quot;;[$bg_icons.H35];&quot;, &quot;;[$bg_icons.I35];&quot;, &quot;;[$bg_icons.J35];&quot;, &quot;;[$bg_icons.K35];&quot;, &quot;;[$bg_icons.L35];&quot;, &quot;;[$bg_icons.M35];&quot;, &quot;;[$bg_icons.N35];&quot;, &quot;;[$bg_icons.O35];&quot;, &quot;;[$bg_icons.P35];&quot;, &quot;;[$bg_icons.Q35];&quot;, &quot;;[$bg_icons.R35];&quot; =&gt; ~&quot;;[$bg_icons.$C35];&quot;~ // &quot;;[$bg_icons.$S35];&quot;, has icon from &quot;;[$bg_icons.$T35])" office:value-type="string" office:string-value="  cdunb32, ~iax1h04~, ~ax1h18~, ~null~, weapon, null, null, null, 30, 64, 30, null, null, null, null, null, null, null =&gt; ~ax1h18~ // Beruel's Retort +1, has icon from Throwing Axe" calcext:value-type="string">
            <text:p><text:s text:c="2"/>cdunb32, ~iax1h04~, ~ax1h18~, ~null~, weapon, null, null, null, 30, 64, 30, null, null, null, null, null, null, null =&gt; ~ax1h18~ // Beruel's Retort +1, has icon from Throwing Axe</text:p>
          </table:table-cell>
        </table:table-row>
        <table:table-row table:style-name="ro1">
          <table:table-cell table:formula="of:=CONCATENATE(;&quot;  &quot;;[$bg_icons.$A36];&quot;, ~&quot;;[$bg_icons.$B36];&quot;~, ~&quot;;[$bg_icons.$C36];&quot;~, ~&quot;;[$bg_icons.$D36];&quot;~, &quot;;[$bg_icons.$E36];&quot;, &quot;;[$bg_icons.F36];&quot;, &quot;;[$bg_icons.G36];&quot;, &quot;;[$bg_icons.H36];&quot;, &quot;;[$bg_icons.I36];&quot;, &quot;;[$bg_icons.J36];&quot;, &quot;;[$bg_icons.K36];&quot;, &quot;;[$bg_icons.L36];&quot;, &quot;;[$bg_icons.M36];&quot;, &quot;;[$bg_icons.N36];&quot;, &quot;;[$bg_icons.O36];&quot;, &quot;;[$bg_icons.P36];&quot;, &quot;;[$bg_icons.Q36];&quot;, &quot;;[$bg_icons.R36];&quot; =&gt; ~&quot;;[$bg_icons.$C36];&quot;~ // &quot;;[$bg_icons.$S36];&quot;, has icon from &quot;;[$bg_icons.$T36])" office:value-type="string" office:string-value="  cdunb33, ~ibolt02~, ~bolt08~, ~null~, other, null, null, null, null, null, null, null, null, null, null, null, null, null =&gt; ~bolt08~ // Blessed Bolt, has icon from Bolt +1" calcext:value-type="string">
            <text:p><text:s text:c="2"/>cdunb33, ~ibolt02~, ~bolt08~, ~null~, other, null, null, null, null, null, null, null, null, null, null, null, null, null =&gt; ~bolt08~ // Blessed Bolt, has icon from Bolt +1</text:p>
          </table:table-cell>
        </table:table-row>
        <table:table-row table:style-name="ro1">
          <table:table-cell table:formula="of:=CONCATENATE(;&quot;  &quot;;[$bg_icons.$A37];&quot;, ~&quot;;[$bg_icons.$B37];&quot;~, ~&quot;;[$bg_icons.$C37];&quot;~, ~&quot;;[$bg_icons.$D37];&quot;~, &quot;;[$bg_icons.$E37];&quot;, &quot;;[$bg_icons.F37];&quot;, &quot;;[$bg_icons.G37];&quot;, &quot;;[$bg_icons.H37];&quot;, &quot;;[$bg_icons.I37];&quot;, &quot;;[$bg_icons.J37];&quot;, &quot;;[$bg_icons.K37];&quot;, &quot;;[$bg_icons.L37];&quot;, &quot;;[$bg_icons.M37];&quot;, &quot;;[$bg_icons.N37];&quot;, &quot;;[$bg_icons.O37];&quot;, &quot;;[$bg_icons.P37];&quot;, &quot;;[$bg_icons.Q37];&quot;, &quot;;[$bg_icons.R37];&quot; =&gt; ~&quot;;[$bg_icons.$C37];&quot;~ // &quot;;[$bg_icons.$S37];&quot;, has icon from &quot;;[$bg_icons.$T37])" office:value-type="string" office:string-value="  cdunb34, ~idart04~, ~stardart~, ~null~, other, null, null, null, null, null, null, null, null, null, null, null, null, null =&gt; ~stardart~ // Dart +5 (via Cloak of the Stars), has icon from Dart of Wounding" calcext:value-type="string">
            <text:p><text:s text:c="2"/>cdunb34, ~idart04~, ~stardart~, ~null~, other, null, null, null, null, null, null, null, null, null, null, null, null, null =&gt; ~stardart~ // Dart +5 (via Cloak of the Stars), has icon from Dart of Wounding</text:p>
          </table:table-cell>
        </table:table-row>
        <table:table-row table:style-name="ro1">
          <table:table-cell table:formula="of:=CONCATENATE(;&quot;  &quot;;[$bg_icons.$A38];&quot;, ~&quot;;[$bg_icons.$B38];&quot;~, ~&quot;;[$bg_icons.$C38];&quot;~, ~&quot;;[$bg_icons.$D38];&quot;~, &quot;;[$bg_icons.$E38];&quot;, &quot;;[$bg_icons.F38];&quot;, &quot;;[$bg_icons.G38];&quot;, &quot;;[$bg_icons.H38];&quot;, &quot;;[$bg_icons.I38];&quot;, &quot;;[$bg_icons.J38];&quot;, &quot;;[$bg_icons.K38];&quot;, &quot;;[$bg_icons.L38];&quot;, &quot;;[$bg_icons.M38];&quot;, &quot;;[$bg_icons.N38];&quot;, &quot;;[$bg_icons.O38];&quot;, &quot;;[$bg_icons.P38];&quot;, &quot;;[$bg_icons.Q38];&quot;, &quot;;[$bg_icons.R38];&quot; =&gt; ~&quot;;[$bg_icons.$C38];&quot;~ // &quot;;[$bg_icons.$S38];&quot;, has icon from &quot;;[$bg_icons.$T38])" office:value-type="string" office:string-value="  cdunb35, ~iarow08~, ~bdarow03~, ~null~, other, null, null, null, null, null, null, null, null, null, null, null, null, null =&gt; ~bdarow03~ // Flaming Arrow, has icon from Arrow of Fire" calcext:value-type="string">
            <text:p><text:s text:c="2"/>cdunb35, ~iarow08~, ~bdarow03~, ~null~, other, null, null, null, null, null, null, null, null, null, null, null, null, null =&gt; ~bdarow03~ // Flaming Arrow, has icon from Arrow of Fire</text:p>
          </table:table-cell>
        </table:table-row>
        <table:table-row table:style-name="ro1">
          <table:table-cell table:formula="of:=CONCATENATE(;&quot;  &quot;;[$bg_icons.$A39];&quot;, ~&quot;;[$bg_icons.$B39];&quot;~, ~&quot;;[$bg_icons.$C39];&quot;~, ~&quot;;[$bg_icons.$D39];&quot;~, &quot;;[$bg_icons.$E39];&quot;, &quot;;[$bg_icons.F39];&quot;, &quot;;[$bg_icons.G39];&quot;, &quot;;[$bg_icons.H39];&quot;, &quot;;[$bg_icons.I39];&quot;, &quot;;[$bg_icons.J39];&quot;, &quot;;[$bg_icons.K39];&quot;, &quot;;[$bg_icons.L39];&quot;, &quot;;[$bg_icons.M39];&quot;, &quot;;[$bg_icons.N39];&quot;, &quot;;[$bg_icons.O39];&quot;, &quot;;[$bg_icons.P39];&quot;, &quot;;[$bg_icons.Q39];&quot;, &quot;;[$bg_icons.R39];&quot; =&gt; ~&quot;;[$bg_icons.$C39];&quot;~ // &quot;;[$bg_icons.$S39];&quot;, has icon from &quot;;[$bg_icons.$T39])" office:value-type="string" office:string-value="  cdunb36, ~ibolt02~, ~kuobolt~, ~null~, other, null, null, null, null, null, null, null, null, null, null, null, null, null =&gt; ~kuobolt~ // Kuo-toan Bolt (Alt), has icon from Bolt +1" calcext:value-type="string">
            <text:p><text:s text:c="2"/>cdunb36, ~ibolt02~, ~kuobolt~, ~null~, other, null, null, null, null, null, null, null, null, null, null, null, null, null =&gt; ~kuobolt~ // Kuo-toan Bolt (Alt), has icon from Bolt +1</text:p>
          </table:table-cell>
        </table:table-row>
        <table:table-row table:style-name="ro1">
          <table:table-cell table:formula="of:=CONCATENATE(;&quot;  &quot;;[$bg_icons.$A40];&quot;, ~&quot;;[$bg_icons.$B40];&quot;~, ~&quot;;[$bg_icons.$C40];&quot;~, ~&quot;;[$bg_icons.$D40];&quot;~, &quot;;[$bg_icons.$E40];&quot;, &quot;;[$bg_icons.F40];&quot;, &quot;;[$bg_icons.G40];&quot;, &quot;;[$bg_icons.H40];&quot;, &quot;;[$bg_icons.I40];&quot;, &quot;;[$bg_icons.J40];&quot;, &quot;;[$bg_icons.K40];&quot;, &quot;;[$bg_icons.L40];&quot;, &quot;;[$bg_icons.M40];&quot;, &quot;;[$bg_icons.N40];&quot;, &quot;;[$bg_icons.O40];&quot;, &quot;;[$bg_icons.P40];&quot;, &quot;;[$bg_icons.Q40];&quot;, &quot;;[$bg_icons.R40];&quot; =&gt; ~&quot;;[$bg_icons.$C40];&quot;~ // &quot;;[$bg_icons.$S40];&quot;, has icon from &quot;;[$bg_icons.$T40])" office:value-type="string" office:string-value="  cdunb36, ~ibolt02~, ~kuobolt2~, ~null~, other, null, null, null, null, null, null, null, null, null, null, null, null, null =&gt; ~kuobolt2~ // Kuo-toan Bolt (Alt), has icon from Bolt +1" calcext:value-type="string">
            <text:p><text:s text:c="2"/>cdunb36, ~ibolt02~, ~kuobolt2~, ~null~, other, null, null, null, null, null, null, null, null, null, null, null, null, null =&gt; ~kuobolt2~ // Kuo-toan Bolt (Alt), has icon from Bolt +1</text:p>
          </table:table-cell>
        </table:table-row>
        <table:table-row table:style-name="ro1">
          <table:table-cell table:formula="of:=CONCATENATE(;&quot;  &quot;;[$bg_icons.$A41];&quot;, ~&quot;;[$bg_icons.$B41];&quot;~, ~&quot;;[$bg_icons.$C41];&quot;~, ~&quot;;[$bg_icons.$D41];&quot;~, &quot;;[$bg_icons.$E41];&quot;, &quot;;[$bg_icons.F41];&quot;, &quot;;[$bg_icons.G41];&quot;, &quot;;[$bg_icons.H41];&quot;, &quot;;[$bg_icons.I41];&quot;, &quot;;[$bg_icons.J41];&quot;, &quot;;[$bg_icons.K41];&quot;, &quot;;[$bg_icons.L41];&quot;, &quot;;[$bg_icons.M41];&quot;, &quot;;[$bg_icons.N41];&quot;, &quot;;[$bg_icons.O41];&quot;, &quot;;[$bg_icons.P41];&quot;, &quot;;[$bg_icons.Q41];&quot;, &quot;;[$bg_icons.R41];&quot; =&gt; ~&quot;;[$bg_icons.$C41];&quot;~ // &quot;;[$bg_icons.$S41];&quot;, has icon from &quot;;[$bg_icons.$T41])" office:value-type="string" office:string-value="  cdunb36, ~ibolt02~, ~kuobolt3~, ~null~, other, null, null, null, null, null, null, null, null, null, null, null, null, null =&gt; ~kuobolt3~ // Kuo-toan Bolt (Alt 2), has icon from Bolt +1" calcext:value-type="string">
            <text:p><text:s text:c="2"/>cdunb36, ~ibolt02~, ~kuobolt3~, ~null~, other, null, null, null, null, null, null, null, null, null, null, null, null, null =&gt; ~kuobolt3~ // Kuo-toan Bolt (Alt 2), has icon from Bolt +1</text:p>
          </table:table-cell>
        </table:table-row>
        <table:table-row table:style-name="ro1">
          <table:table-cell table:formula="of:=CONCATENATE(;&quot;  &quot;;[$bg_icons.$A42];&quot;, ~&quot;;[$bg_icons.$B42];&quot;~, ~&quot;;[$bg_icons.$C42];&quot;~, ~&quot;;[$bg_icons.$D42];&quot;~, &quot;;[$bg_icons.$E42];&quot;, &quot;;[$bg_icons.F42];&quot;, &quot;;[$bg_icons.G42];&quot;, &quot;;[$bg_icons.H42];&quot;, &quot;;[$bg_icons.I42];&quot;, &quot;;[$bg_icons.J42];&quot;, &quot;;[$bg_icons.K42];&quot;, &quot;;[$bg_icons.L42];&quot;, &quot;;[$bg_icons.M42];&quot;, &quot;;[$bg_icons.N42];&quot;, &quot;;[$bg_icons.O42];&quot;, &quot;;[$bg_icons.P42];&quot;, &quot;;[$bg_icons.Q42];&quot;, &quot;;[$bg_icons.R42];&quot; =&gt; ~&quot;;[$bg_icons.$C42];&quot;~ // &quot;;[$bg_icons.$S42];&quot;, has icon from &quot;;[$bg_icons.$T42])" office:value-type="string" office:string-value="  cdunb37, ~ibolt02~, ~sahbolt~, ~null~, other, null, null, null, null, null, null, null, null, null, null, null, null, null =&gt; ~sahbolt~ // Paralytic Bolt, has icon from Bolt +1" calcext:value-type="string">
            <text:p><text:s text:c="2"/>cdunb37, ~ibolt02~, ~sahbolt~, ~null~, other, null, null, null, null, null, null, null, null, null, null, null, null, null =&gt; ~sahbolt~ // Paralytic Bolt, has icon from Bolt +1</text:p>
          </table:table-cell>
        </table:table-row>
        <table:table-row table:style-name="ro1">
          <table:table-cell table:formula="of:=CONCATENATE(;&quot;  &quot;;[$bg_icons.$A43];&quot;, ~&quot;;[$bg_icons.$B43];&quot;~, ~&quot;;[$bg_icons.$C43];&quot;~, ~&quot;;[$bg_icons.$D43];&quot;~, &quot;;[$bg_icons.$E43];&quot;, &quot;;[$bg_icons.F43];&quot;, &quot;;[$bg_icons.G43];&quot;, &quot;;[$bg_icons.H43];&quot;, &quot;;[$bg_icons.I43];&quot;, &quot;;[$bg_icons.J43];&quot;, &quot;;[$bg_icons.K43];&quot;, &quot;;[$bg_icons.L43];&quot;, &quot;;[$bg_icons.M43];&quot;, &quot;;[$bg_icons.N43];&quot;, &quot;;[$bg_icons.O43];&quot;, &quot;;[$bg_icons.P43];&quot;, &quot;;[$bg_icons.Q43];&quot;, &quot;;[$bg_icons.R43];&quot; =&gt; ~&quot;;[$bg_icons.$C43];&quot;~ // &quot;;[$bg_icons.$S43];&quot;, has icon from &quot;;[$bg_icons.$T43])" office:value-type="string" office:string-value="  cdunb38, ~iarow05~, ~arow14~, ~null~, other, null, null, null, null, null, null, null, null, null, null, null, null, null =&gt; ~arow14~ // Poisoned Arrow (via Eldoth’s Special Ability), has icon from Arrow of Biting" calcext:value-type="string">
            <text:p><text:s text:c="2"/>cdunb38, ~iarow05~, ~arow14~, ~null~, other, null, null, null, null, null, null, null, null, null, null, null, null, null =&gt; ~arow14~ // Poisoned Arrow (via Eldoth’s Special Ability), has icon from Arrow of Biting</text:p>
          </table:table-cell>
        </table:table-row>
        <table:table-row table:style-name="ro1">
          <table:table-cell table:formula="of:=CONCATENATE(;&quot;  &quot;;[$bg_icons.$A44];&quot;, ~&quot;;[$bg_icons.$B44];&quot;~, ~&quot;;[$bg_icons.$C44];&quot;~, ~&quot;;[$bg_icons.$D44];&quot;~, &quot;;[$bg_icons.$E44];&quot;, &quot;;[$bg_icons.F44];&quot;, &quot;;[$bg_icons.G44];&quot;, &quot;;[$bg_icons.H44];&quot;, &quot;;[$bg_icons.I44];&quot;, &quot;;[$bg_icons.J44];&quot;, &quot;;[$bg_icons.K44];&quot;, &quot;;[$bg_icons.L44];&quot;, &quot;;[$bg_icons.M44];&quot;, &quot;;[$bg_icons.N44];&quot;, &quot;;[$bg_icons.O44];&quot;, &quot;;[$bg_icons.P44];&quot;, &quot;;[$bg_icons.Q44];&quot;, &quot;;[$bg_icons.R44];&quot; =&gt; ~&quot;;[$bg_icons.$C44];&quot;~ // &quot;;[$bg_icons.$S44];&quot;, has icon from &quot;;[$bg_icons.$T44])" office:value-type="string" office:string-value="  cdunb39, ~islng01~, ~slng11~, ~null~, weapon, null, null, null, 52, 52, 87, null, null, null, null, null, null, null =&gt; ~slng11~ // Sling of Unerring Accuracy +1, has icon from Sling" calcext:value-type="string">
            <text:p><text:s text:c="2"/>cdunb39, ~islng01~, ~slng11~, ~null~, weapon, null, null, null, 52, 52, 87, null, null, null, null, null, null, null =&gt; ~slng11~ // Sling of Unerring Accuracy +1, has icon from Sling</text:p>
          </table:table-cell>
        </table:table-row>
        <table:table-row table:style-name="ro1">
          <table:table-cell table:formula="of:=CONCATENATE(;&quot;  &quot;;[$bg_icons.$A45];&quot;, ~&quot;;[$bg_icons.$B45];&quot;~, ~&quot;;[$bg_icons.$C45];&quot;~, ~&quot;;[$bg_icons.$D45];&quot;~, &quot;;[$bg_icons.$E45];&quot;, &quot;;[$bg_icons.F45];&quot;, &quot;;[$bg_icons.G45];&quot;, &quot;;[$bg_icons.H45];&quot;, &quot;;[$bg_icons.I45];&quot;, &quot;;[$bg_icons.J45];&quot;, &quot;;[$bg_icons.K45];&quot;, &quot;;[$bg_icons.L45];&quot;, &quot;;[$bg_icons.M45];&quot;, &quot;;[$bg_icons.N45];&quot;, &quot;;[$bg_icons.O45];&quot;, &quot;;[$bg_icons.P45];&quot;, &quot;;[$bg_icons.Q45];&quot;, &quot;;[$bg_icons.R45];&quot; =&gt; ~&quot;;[$bg_icons.$C45];&quot;~ // &quot;;[$bg_icons.$S45];&quot;, has icon from &quot;;[$bg_icons.$T45])" office:value-type="string" office:string-value="  cdunb40, ~ibow06~, ~cattibow~, ~null~, weapon, null, null, null, 44, 111, 115, null, null, null, null, null, null, null =&gt; ~cattibow~ // Tansheron's Bow +3 (Catti-Brie), has icon from Shortbow +1" calcext:value-type="string">
            <text:p><text:s text:c="2"/>cdunb40, ~ibow06~, ~cattibow~, ~null~, weapon, null, null, null, 44, 111, 115, null, null, null, null, null, null, null =&gt; ~cattibow~ // Tansheron's Bow +3 (Catti-Brie), has icon from Shortbow +1</text:p>
          </table:table-cell>
        </table:table-row>
        <table:table-row table:style-name="ro1">
          <table:table-cell table:formula="of:=CONCATENATE(;&quot;  &quot;;[$bg_icons.$A46];&quot;, ~&quot;;[$bg_icons.$B46];&quot;~, ~&quot;;[$bg_icons.$C46];&quot;~, ~&quot;;[$bg_icons.$D46];&quot;~, &quot;;[$bg_icons.$E46];&quot;, &quot;;[$bg_icons.F46];&quot;, &quot;;[$bg_icons.G46];&quot;, &quot;;[$bg_icons.H46];&quot;, &quot;;[$bg_icons.I46];&quot;, &quot;;[$bg_icons.J46];&quot;, &quot;;[$bg_icons.K46];&quot;, &quot;;[$bg_icons.L46];&quot;, &quot;;[$bg_icons.M46];&quot;, &quot;;[$bg_icons.N46];&quot;, &quot;;[$bg_icons.O46];&quot;, &quot;;[$bg_icons.P46];&quot;, &quot;;[$bg_icons.Q46];&quot;, &quot;;[$bg_icons.R46];&quot; =&gt; ~&quot;;[$bg_icons.$C46];&quot;~ // &quot;;[$bg_icons.$S46];&quot;, has icon from &quot;;[$bg_icons.$T46])" office:value-type="string" office:string-value="  cdunb41, ~iarow03~, ~bdarow02~, ~null~, other, null, null, null, null, null, null, null, null, null, null, null, null, null =&gt; ~bdarow02~ // Void-tipped Arrow +3, has icon from Arrow of Slaying" calcext:value-type="string">
            <text:p><text:s text:c="2"/>cdunb41, ~iarow03~, ~bdarow02~, ~null~, other, null, null, null, null, null, null, null, null, null, null, null, null, null =&gt; ~bdarow02~ // Void-tipped Arrow +3, has icon from Arrow of Slaying</text:p>
          </table:table-cell>
        </table:table-row>
        <table:table-row table:style-name="ro1">
          <table:table-cell table:formula="of:=CONCATENATE(;&quot;  &quot;;[$bg_icons.$A47];&quot;, ~&quot;;[$bg_icons.$B47];&quot;~, ~&quot;;[$bg_icons.$C47];&quot;~, ~&quot;;[$bg_icons.$D47];&quot;~, &quot;;[$bg_icons.$E47];&quot;, &quot;;[$bg_icons.F47];&quot;, &quot;;[$bg_icons.G47];&quot;, &quot;;[$bg_icons.H47];&quot;, &quot;;[$bg_icons.I47];&quot;, &quot;;[$bg_icons.J47];&quot;, &quot;;[$bg_icons.K47];&quot;, &quot;;[$bg_icons.L47];&quot;, &quot;;[$bg_icons.M47];&quot;, &quot;;[$bg_icons.N47];&quot;, &quot;;[$bg_icons.O47];&quot;, &quot;;[$bg_icons.P47];&quot;, &quot;;[$bg_icons.Q47];&quot;, &quot;;[$bg_icons.R47];&quot; =&gt; ~&quot;;[$bg_icons.$C47];&quot;~ // &quot;;[$bg_icons.$S47];&quot;, has icon from &quot;;[$bg_icons.$T47])" office:value-type="string" office:string-value="  cdunb42, ~ihamm06~, ~aegis~, ~null~, weapon, null, null, null, 9, 9, 3, null, null, null, null, null, null, null =&gt; ~aegis~ // Aegis-fang +3, has icon from Dwarven Thrower +3" calcext:value-type="string">
            <text:p><text:s text:c="2"/>cdunb42, ~ihamm06~, ~aegis~, ~null~, weapon, null, null, null, 9, 9, 3, null, null, null, null, null, null, null =&gt; ~aegis~ // Aegis-fang +3, has icon from Dwarven Thrower +3</text:p>
          </table:table-cell>
        </table:table-row>
        <table:table-row table:style-name="ro1">
          <table:table-cell table:formula="of:=CONCATENATE(;&quot;  &quot;;[$bg_icons.$A48];&quot;, ~&quot;;[$bg_icons.$B48];&quot;~, ~&quot;;[$bg_icons.$C48];&quot;~, ~&quot;;[$bg_icons.$D48];&quot;~, &quot;;[$bg_icons.$E48];&quot;, &quot;;[$bg_icons.F48];&quot;, &quot;;[$bg_icons.G48];&quot;, &quot;;[$bg_icons.H48];&quot;, &quot;;[$bg_icons.I48];&quot;, &quot;;[$bg_icons.J48];&quot;, &quot;;[$bg_icons.K48];&quot;, &quot;;[$bg_icons.L48];&quot;, &quot;;[$bg_icons.M48];&quot;, &quot;;[$bg_icons.N48];&quot;, &quot;;[$bg_icons.O48];&quot;, &quot;;[$bg_icons.P48];&quot;, &quot;;[$bg_icons.Q48];&quot;, &quot;;[$bg_icons.R48];&quot; =&gt; ~&quot;;[$bg_icons.$C48];&quot;~ // &quot;;[$bg_icons.$S48];&quot;, has icon from &quot;;[$bg_icons.$T48])" office:value-type="string" office:string-value="  cdunb42, ~ihamm06~, ~aegis2~, ~null~, weapon, null, null, null, 9, 9, 3, null, null, null, null, null, null, null =&gt; ~aegis2~ // Aegis-fang +3 (Alt), has icon from Dwarven Thrower +3" calcext:value-type="string">
            <text:p><text:s text:c="2"/>cdunb42, ~ihamm06~, ~aegis2~, ~null~, weapon, null, null, null, 9, 9, 3, null, null, null, null, null, null, null =&gt; ~aegis2~ // Aegis-fang +3 (Alt), has icon from Dwarven Thrower +3</text:p>
          </table:table-cell>
        </table:table-row>
        <table:table-row table:style-name="ro1">
          <table:table-cell table:formula="of:=CONCATENATE(;&quot;  &quot;;[$bg_icons.$A49];&quot;, ~&quot;;[$bg_icons.$B49];&quot;~, ~&quot;;[$bg_icons.$C49];&quot;~, ~&quot;;[$bg_icons.$D49];&quot;~, &quot;;[$bg_icons.$E49];&quot;, &quot;;[$bg_icons.F49];&quot;, &quot;;[$bg_icons.G49];&quot;, &quot;;[$bg_icons.H49];&quot;, &quot;;[$bg_icons.I49];&quot;, &quot;;[$bg_icons.J49];&quot;, &quot;;[$bg_icons.K49];&quot;, &quot;;[$bg_icons.L49];&quot;, &quot;;[$bg_icons.M49];&quot;, &quot;;[$bg_icons.N49];&quot;, &quot;;[$bg_icons.O49];&quot;, &quot;;[$bg_icons.P49];&quot;, &quot;;[$bg_icons.Q49];&quot;, &quot;;[$bg_icons.R49];&quot; =&gt; ~&quot;;[$bg_icons.$C49];&quot;~ // &quot;;[$bg_icons.$S49];&quot;, has icon from &quot;;[$bg_icons.$T49])" office:value-type="string" office:string-value="  cdunb43, ~iax1h02~, ~bruenaxe~, ~null~, weapon, null, null, null, 72, 84, 64, null, null, null, null, null, null, null =&gt; ~bruenaxe~ // Battle Axe +3 (Bruenor), has icon from Battle Axe +1" calcext:value-type="string">
            <text:p><text:s text:c="2"/>cdunb43, ~iax1h02~, ~bruenaxe~, ~null~, weapon, null, null, null, 72, 84, 64, null, null, null, null, null, null, null =&gt; ~bruenaxe~ // Battle Axe +3 (Bruenor), has icon from Battle Axe +1</text:p>
          </table:table-cell>
        </table:table-row>
        <table:table-row table:style-name="ro1">
          <table:table-cell table:formula="of:=CONCATENATE(;&quot;  &quot;;[$bg_icons.$A50];&quot;, ~&quot;;[$bg_icons.$B50];&quot;~, ~&quot;;[$bg_icons.$C50];&quot;~, ~&quot;;[$bg_icons.$D50];&quot;~, &quot;;[$bg_icons.$E50];&quot;, &quot;;[$bg_icons.F50];&quot;, &quot;;[$bg_icons.G50];&quot;, &quot;;[$bg_icons.H50];&quot;, &quot;;[$bg_icons.I50];&quot;, &quot;;[$bg_icons.J50];&quot;, &quot;;[$bg_icons.K50];&quot;, &quot;;[$bg_icons.L50];&quot;, &quot;;[$bg_icons.M50];&quot;, &quot;;[$bg_icons.N50];&quot;, &quot;;[$bg_icons.O50];&quot;, &quot;;[$bg_icons.P50];&quot;, &quot;;[$bg_icons.Q50];&quot;, &quot;;[$bg_icons.R50];&quot; =&gt; ~&quot;;[$bg_icons.$C50];&quot;~ // &quot;;[$bg_icons.$S50];&quot;, has icon from &quot;;[$bg_icons.$T50])" office:value-type="string" office:string-value="  cdunb44, ~istaf24~, ~bdstaf01~, ~null~, weapon, null, null, null, 45, 100, 100, null, null, null, null, null, null, null =&gt; ~bdstaf01~ // Brevin's Quarterstaff +1, has icon from Quarterstaff +3" calcext:value-type="string">
            <text:p><text:s text:c="2"/>cdunb44, ~istaf24~, ~bdstaf01~, ~null~, weapon, null, null, null, 45, 100, 100, null, null, null, null, null, null, null =&gt; ~bdstaf01~ // Brevin's Quarterstaff +1, has icon from Quarterstaff +3</text:p>
          </table:table-cell>
        </table:table-row>
        <table:table-row table:style-name="ro1">
          <table:table-cell table:formula="of:=CONCATENATE(;&quot;  &quot;;[$bg_icons.$A51];&quot;, ~&quot;;[$bg_icons.$B51];&quot;~, ~&quot;;[$bg_icons.$C51];&quot;~, ~&quot;;[$bg_icons.$D51];&quot;~, &quot;;[$bg_icons.$E51];&quot;, &quot;;[$bg_icons.F51];&quot;, &quot;;[$bg_icons.G51];&quot;, &quot;;[$bg_icons.H51];&quot;, &quot;;[$bg_icons.I51];&quot;, &quot;;[$bg_icons.J51];&quot;, &quot;;[$bg_icons.K51];&quot;, &quot;;[$bg_icons.L51];&quot;, &quot;;[$bg_icons.M51];&quot;, &quot;;[$bg_icons.N51];&quot;, &quot;;[$bg_icons.O51];&quot;, &quot;;[$bg_icons.P51];&quot;, &quot;;[$bg_icons.Q51];&quot;, &quot;;[$bg_icons.R51];&quot; =&gt; ~&quot;;[$bg_icons.$C51];&quot;~ // &quot;;[$bg_icons.$S51];&quot;, has icon from &quot;;[$bg_icons.$T51])" office:value-type="string" office:string-value="  cdunb45, ~iblun31~, ~ohblun50~, ~null~, weapon, null, null, null, 26, 26, 26, null, null, null, null, null, null, null =&gt; ~ohblun50~ // Club +1, has icon from Club +3" calcext:value-type="string">
            <text:p><text:s text:c="2"/>cdunb45, ~iblun31~, ~ohblun50~, ~null~, weapon, null, null, null, 26, 26, 26, null, null, null, null, null, null, null =&gt; ~ohblun50~ // Club +1, has icon from Club +3</text:p>
          </table:table-cell>
        </table:table-row>
        <table:table-row table:style-name="ro1">
          <table:table-cell table:formula="of:=CONCATENATE(;&quot;  &quot;;[$bg_icons.$A52];&quot;, ~&quot;;[$bg_icons.$B52];&quot;~, ~&quot;;[$bg_icons.$C52];&quot;~, ~&quot;;[$bg_icons.$D52];&quot;~, &quot;;[$bg_icons.$E52];&quot;, &quot;;[$bg_icons.F52];&quot;, &quot;;[$bg_icons.G52];&quot;, &quot;;[$bg_icons.H52];&quot;, &quot;;[$bg_icons.I52];&quot;, &quot;;[$bg_icons.J52];&quot;, &quot;;[$bg_icons.K52];&quot;, &quot;;[$bg_icons.L52];&quot;, &quot;;[$bg_icons.M52];&quot;, &quot;;[$bg_icons.N52];&quot;, &quot;;[$bg_icons.O52];&quot;, &quot;;[$bg_icons.P52];&quot;, &quot;;[$bg_icons.Q52];&quot;, &quot;;[$bg_icons.R52];&quot; =&gt; ~&quot;;[$bg_icons.$C52];&quot;~ // &quot;;[$bg_icons.$S52];&quot;, has icon from &quot;;[$bg_icons.$T52])" office:value-type="string" office:string-value="  cdunb46, ~iblun31~, ~ohblun51~, ~null~, weapon, null, null, null, 110, 110, 110, null, null, null, null, null, null, null =&gt; ~ohblun51~ // Club +2, has icon from Club +3" calcext:value-type="string">
            <text:p><text:s text:c="2"/>cdunb46, ~iblun31~, ~ohblun51~, ~null~, weapon, null, null, null, 110, 110, 110, null, null, null, null, null, null, null =&gt; ~ohblun51~ // Club +2, has icon from Club +3</text:p>
          </table:table-cell>
        </table:table-row>
        <table:table-row table:style-name="ro1">
          <table:table-cell table:formula="of:=CONCATENATE(;&quot;  &quot;;[$bg_icons.$A53];&quot;, ~&quot;;[$bg_icons.$B53];&quot;~, ~&quot;;[$bg_icons.$C53];&quot;~, ~&quot;;[$bg_icons.$D53];&quot;~, &quot;;[$bg_icons.$E53];&quot;, &quot;;[$bg_icons.F53];&quot;, &quot;;[$bg_icons.G53];&quot;, &quot;;[$bg_icons.H53];&quot;, &quot;;[$bg_icons.I53];&quot;, &quot;;[$bg_icons.J53];&quot;, &quot;;[$bg_icons.K53];&quot;, &quot;;[$bg_icons.L53];&quot;, &quot;;[$bg_icons.M53];&quot;, &quot;;[$bg_icons.N53];&quot;, &quot;;[$bg_icons.O53];&quot;, &quot;;[$bg_icons.P53];&quot;, &quot;;[$bg_icons.Q53];&quot;, &quot;;[$bg_icons.R53];&quot; =&gt; ~&quot;;[$bg_icons.$C53];&quot;~ // &quot;;[$bg_icons.$S53];&quot;, has icon from &quot;;[$bg_icons.$T53])" office:value-type="string" office:string-value="  cdunb47, ~isw2h15~, ~ohbwing~, ~null~, weapon, null, null, null, 60, 60, 79, null, null, null, null, null, null, null =&gt; ~ohbwing~ // Dark Justice +5, has icon from Silver Sword" calcext:value-type="string">
            <text:p><text:s text:c="2"/>cdunb47, ~isw2h15~, ~ohbwing~, ~null~, weapon, null, null, null, 60, 60, 79, null, null, null, null, null, null, null =&gt; ~ohbwing~ // Dark Justice +5, has icon from Silver Sword</text:p>
          </table:table-cell>
        </table:table-row>
        <table:table-row table:style-name="ro1">
          <table:table-cell table:formula="of:=CONCATENATE(;&quot;  &quot;;[$bg_icons.$A54];&quot;, ~&quot;;[$bg_icons.$B54];&quot;~, ~&quot;;[$bg_icons.$C54];&quot;~, ~&quot;;[$bg_icons.$D54];&quot;~, &quot;;[$bg_icons.$E54];&quot;, &quot;;[$bg_icons.F54];&quot;, &quot;;[$bg_icons.G54];&quot;, &quot;;[$bg_icons.H54];&quot;, &quot;;[$bg_icons.I54];&quot;, &quot;;[$bg_icons.J54];&quot;, &quot;;[$bg_icons.K54];&quot;, &quot;;[$bg_icons.L54];&quot;, &quot;;[$bg_icons.M54];&quot;, &quot;;[$bg_icons.N54];&quot;, &quot;;[$bg_icons.O54];&quot;, &quot;;[$bg_icons.P54];&quot;, &quot;;[$bg_icons.Q54];&quot;, &quot;;[$bg_icons.R54];&quot; =&gt; ~&quot;;[$bg_icons.$C54];&quot;~ // &quot;;[$bg_icons.$S54];&quot;, has icon from &quot;;[$bg_icons.$T54])" office:value-type="string" office:string-value="  cdunb47, ~isw2h15~, ~ohbwing2~, ~null~, weapon, null, null, null, 60, 60, 79, null, null, null, null, null, null, null =&gt; ~ohbwing2~ // Dark Justice +5 (Alt), has icon from Silver Sword" calcext:value-type="string">
            <text:p><text:s text:c="2"/>cdunb47, ~isw2h15~, ~ohbwing2~, ~null~, weapon, null, null, null, 60, 60, 79, null, null, null, null, null, null, null =&gt; ~ohbwing2~ // Dark Justice +5 (Alt), has icon from Silver Sword</text:p>
          </table:table-cell>
        </table:table-row>
        <table:table-row table:style-name="ro1">
          <table:table-cell table:formula="of:=CONCATENATE(;&quot;  &quot;;[$bg_icons.$A55];&quot;, ~&quot;;[$bg_icons.$B55];&quot;~, ~&quot;;[$bg_icons.$C55];&quot;~, ~&quot;;[$bg_icons.$D55];&quot;~, &quot;;[$bg_icons.$E55];&quot;, &quot;;[$bg_icons.F55];&quot;, &quot;;[$bg_icons.G55];&quot;, &quot;;[$bg_icons.H55];&quot;, &quot;;[$bg_icons.I55];&quot;, &quot;;[$bg_icons.J55];&quot;, &quot;;[$bg_icons.K55];&quot;, &quot;;[$bg_icons.L55];&quot;, &quot;;[$bg_icons.M55];&quot;, &quot;;[$bg_icons.N55];&quot;, &quot;;[$bg_icons.O55];&quot;, &quot;;[$bg_icons.P55];&quot;, &quot;;[$bg_icons.Q55];&quot;, &quot;;[$bg_icons.R55];&quot; =&gt; ~&quot;;[$bg_icons.$C55];&quot;~ // &quot;;[$bg_icons.$S55];&quot;, has icon from &quot;;[$bg_icons.$T55])" office:value-type="string" office:string-value="  cdunb48, ~isw1h08~, ~sw1h78~, ~null~, weapon, null, null, null, 30, 9, 27, null, null, null, null, null, null, null =&gt; ~sw1h78~ // Drusus +1, has icon from Short Sword +1" calcext:value-type="string">
            <text:p><text:s text:c="2"/>cdunb48, ~isw1h08~, ~sw1h78~, ~null~, weapon, null, null, null, 30, 9, 27, null, null, null, null, null, null, null =&gt; ~sw1h78~ // Drusus +1, has icon from Short Sword +1</text:p>
          </table:table-cell>
        </table:table-row>
        <table:table-row table:style-name="ro1">
          <table:table-cell table:formula="of:=CONCATENATE(;&quot;  &quot;;[$bg_icons.$A56];&quot;, ~&quot;;[$bg_icons.$B56];&quot;~, ~&quot;;[$bg_icons.$C56];&quot;~, ~&quot;;[$bg_icons.$D56];&quot;~, &quot;;[$bg_icons.$E56];&quot;, &quot;;[$bg_icons.F56];&quot;, &quot;;[$bg_icons.G56];&quot;, &quot;;[$bg_icons.H56];&quot;, &quot;;[$bg_icons.I56];&quot;, &quot;;[$bg_icons.J56];&quot;, &quot;;[$bg_icons.K56];&quot;, &quot;;[$bg_icons.L56];&quot;, &quot;;[$bg_icons.M56];&quot;, &quot;;[$bg_icons.N56];&quot;, &quot;;[$bg_icons.O56];&quot;, &quot;;[$bg_icons.P56];&quot;, &quot;;[$bg_icons.Q56];&quot;, &quot;;[$bg_icons.R56];&quot; =&gt; ~&quot;;[$bg_icons.$C56];&quot;~ // &quot;;[$bg_icons.$S56];&quot;, has icon from &quot;;[$bg_icons.$T56])" office:value-type="string" office:string-value="  cdunb49, ~istaf24~, ~bdstaf03~, ~null~, weapon, null, null, null, 4, 9, 9, null, null, null, null, null, null, null =&gt; ~bdstaf03~ // Echo of the Fiend +3, has icon from Quarterstaff +3" calcext:value-type="string">
            <text:p><text:s text:c="2"/>cdunb49, ~istaf24~, ~bdstaf03~, ~null~, weapon, null, null, null, 4, 9, 9, null, null, null, null, null, null, null =&gt; ~bdstaf03~ // Echo of the Fiend +3, has icon from Quarterstaff +3</text:p>
          </table:table-cell>
        </table:table-row>
        <table:table-row table:style-name="ro1">
          <table:table-cell table:formula="of:=CONCATENATE(;&quot;  &quot;;[$bg_icons.$A57];&quot;, ~&quot;;[$bg_icons.$B57];&quot;~, ~&quot;;[$bg_icons.$C57];&quot;~, ~&quot;;[$bg_icons.$D57];&quot;~, &quot;;[$bg_icons.$E57];&quot;, &quot;;[$bg_icons.F57];&quot;, &quot;;[$bg_icons.G57];&quot;, &quot;;[$bg_icons.H57];&quot;, &quot;;[$bg_icons.I57];&quot;, &quot;;[$bg_icons.J57];&quot;, &quot;;[$bg_icons.K57];&quot;, &quot;;[$bg_icons.L57];&quot;, &quot;;[$bg_icons.M57];&quot;, &quot;;[$bg_icons.N57];&quot;, &quot;;[$bg_icons.O57];&quot;, &quot;;[$bg_icons.P57];&quot;, &quot;;[$bg_icons.Q57];&quot;, &quot;;[$bg_icons.R57];&quot; =&gt; ~&quot;;[$bg_icons.$C57];&quot;~ // &quot;;[$bg_icons.$S57];&quot;, has icon from &quot;;[$bg_icons.$T57])" office:value-type="string" office:string-value="  cdunb50, ~isper06~, ~bdhalb02~, ~null~, weapon, null, null, null, 8, 8, 86, null, null, null, null, null, null, null =&gt; ~bdhalb02~ // Festering Spear +1, has icon from Spear +3" calcext:value-type="string">
            <text:p><text:s text:c="2"/>cdunb50, ~isper06~, ~bdhalb02~, ~null~, weapon, null, null, null, 8, 8, 86, null, null, null, null, null, null, null =&gt; ~bdhalb02~ // Festering Spear +1, has icon from Spear +3</text:p>
          </table:table-cell>
        </table:table-row>
        <table:table-row table:style-name="ro1">
          <table:table-cell table:formula="of:=CONCATENATE(;&quot;  &quot;;[$bg_icons.$A58];&quot;, ~&quot;;[$bg_icons.$B58];&quot;~, ~&quot;;[$bg_icons.$C58];&quot;~, ~&quot;;[$bg_icons.$D58];&quot;~, &quot;;[$bg_icons.$E58];&quot;, &quot;;[$bg_icons.F58];&quot;, &quot;;[$bg_icons.G58];&quot;, &quot;;[$bg_icons.H58];&quot;, &quot;;[$bg_icons.I58];&quot;, &quot;;[$bg_icons.J58];&quot;, &quot;;[$bg_icons.K58];&quot;, &quot;;[$bg_icons.L58];&quot;, &quot;;[$bg_icons.M58];&quot;, &quot;;[$bg_icons.N58];&quot;, &quot;;[$bg_icons.O58];&quot;, &quot;;[$bg_icons.P58];&quot;, &quot;;[$bg_icons.Q58];&quot;, &quot;;[$bg_icons.R58];&quot; =&gt; ~&quot;;[$bg_icons.$C58];&quot;~ // &quot;;[$bg_icons.$S58];&quot;, has icon from &quot;;[$bg_icons.$T58])" office:value-type="string" office:string-value="  cdunb51, ~ihamm02~, ~hamm13~, ~null~, weapon, null, null, null, 1, 2, 115, null, null, null, null, null, null, null =&gt; ~hamm13~ // Hammer of Dawn +1, has icon from War Hammer +1" calcext:value-type="string">
            <text:p><text:s text:c="2"/>cdunb51, ~ihamm02~, ~hamm13~, ~null~, weapon, null, null, null, 1, 2, 115, null, null, null, null, null, null, null =&gt; ~hamm13~ // Hammer of Dawn +1, has icon from War Hammer +1</text:p>
          </table:table-cell>
        </table:table-row>
        <table:table-row table:style-name="ro1">
          <table:table-cell table:formula="of:=CONCATENATE(;&quot;  &quot;;[$bg_icons.$A59];&quot;, ~&quot;;[$bg_icons.$B59];&quot;~, ~&quot;;[$bg_icons.$C59];&quot;~, ~&quot;;[$bg_icons.$D59];&quot;~, &quot;;[$bg_icons.$E59];&quot;, &quot;;[$bg_icons.F59];&quot;, &quot;;[$bg_icons.G59];&quot;, &quot;;[$bg_icons.H59];&quot;, &quot;;[$bg_icons.I59];&quot;, &quot;;[$bg_icons.J59];&quot;, &quot;;[$bg_icons.K59];&quot;, &quot;;[$bg_icons.L59];&quot;, &quot;;[$bg_icons.M59];&quot;, &quot;;[$bg_icons.N59];&quot;, &quot;;[$bg_icons.O59];&quot;, &quot;;[$bg_icons.P59];&quot;, &quot;;[$bg_icons.Q59];&quot;, &quot;;[$bg_icons.R59];&quot; =&gt; ~&quot;;[$bg_icons.$C59];&quot;~ // &quot;;[$bg_icons.$S59];&quot;, has icon from &quot;;[$bg_icons.$T59])" office:value-type="string" office:string-value="  cdunb52, ~iblun20~, ~hlolth~, ~null~, weapon, null, null, null, 84, 84, 80, null, null, null, null, null, null, null =&gt; ~hlolth~ // Handmaiden's Mace +2, has icon from Ardulia's Fall +1" calcext:value-type="string">
            <text:p><text:s text:c="2"/>cdunb52, ~iblun20~, ~hlolth~, ~null~, weapon, null, null, null, 84, 84, 80, null, null, null, null, null, null, null =&gt; ~hlolth~ // Handmaiden's Mace +2, has icon from Ardulia's Fall +1</text:p>
          </table:table-cell>
        </table:table-row>
        <table:table-row table:style-name="ro1">
          <table:table-cell table:formula="of:=CONCATENATE(;&quot;  &quot;;[$bg_icons.$A60];&quot;, ~&quot;;[$bg_icons.$B60];&quot;~, ~&quot;;[$bg_icons.$C60];&quot;~, ~&quot;;[$bg_icons.$D60];&quot;~, &quot;;[$bg_icons.$E60];&quot;, &quot;;[$bg_icons.F60];&quot;, &quot;;[$bg_icons.G60];&quot;, &quot;;[$bg_icons.H60];&quot;, &quot;;[$bg_icons.I60];&quot;, &quot;;[$bg_icons.J60];&quot;, &quot;;[$bg_icons.K60];&quot;, &quot;;[$bg_icons.L60];&quot;, &quot;;[$bg_icons.M60];&quot;, &quot;;[$bg_icons.N60];&quot;, &quot;;[$bg_icons.O60];&quot;, &quot;;[$bg_icons.P60];&quot;, &quot;;[$bg_icons.Q60];&quot;, &quot;;[$bg_icons.R60];&quot; =&gt; ~&quot;;[$bg_icons.$C60];&quot;~ // &quot;;[$bg_icons.$S60];&quot;, has icon from &quot;;[$bg_icons.$T60])" office:value-type="string" office:string-value="  cdunb53, ~isw1h05~, ~sw1h79~, ~null~, weapon, null, null, null, 64, 63, 27, null, null, null, null, null, null, null =&gt; ~sw1h79~ // Harrower +1, has icon from Long Sword +1" calcext:value-type="string">
            <text:p><text:s text:c="2"/>cdunb53, ~isw1h05~, ~sw1h79~, ~null~, weapon, null, null, null, 64, 63, 27, null, null, null, null, null, null, null =&gt; ~sw1h79~ // Harrower +1, has icon from Long Sword +1</text:p>
          </table:table-cell>
        </table:table-row>
        <table:table-row table:style-name="ro1">
          <table:table-cell table:formula="of:=CONCATENATE(;&quot;  &quot;;[$bg_icons.$A61];&quot;, ~&quot;;[$bg_icons.$B61];&quot;~, ~&quot;;[$bg_icons.$C61];&quot;~, ~&quot;;[$bg_icons.$D61];&quot;~, &quot;;[$bg_icons.$E61];&quot;, &quot;;[$bg_icons.F61];&quot;, &quot;;[$bg_icons.G61];&quot;, &quot;;[$bg_icons.H61];&quot;, &quot;;[$bg_icons.I61];&quot;, &quot;;[$bg_icons.J61];&quot;, &quot;;[$bg_icons.K61];&quot;, &quot;;[$bg_icons.L61];&quot;, &quot;;[$bg_icons.M61];&quot;, &quot;;[$bg_icons.N61];&quot;, &quot;;[$bg_icons.O61];&quot;, &quot;;[$bg_icons.P61];&quot;, &quot;;[$bg_icons.Q61];&quot;, &quot;;[$bg_icons.R61];&quot; =&gt; ~&quot;;[$bg_icons.$C61];&quot;~ // &quot;;[$bg_icons.$S61];&quot;, has icon from &quot;;[$bg_icons.$T61])" office:value-type="string" office:string-value="  cdunb54, ~%tutu_var%isw1h04~, ~%tutu_var%sw1h12~, ~null~, weapon, null, null, null, 63, 22, 5, null, null, null, null, null, null, null =&gt; ~%tutu_var%sw1h12~ // Hull's Long Sword, has icon from Long Sword" calcext:value-type="string">
            <text:p><text:s text:c="2"/>cdunb54, ~%tutu_var%isw1h04~, ~%tutu_var%sw1h12~, ~null~, weapon, null, null, null, 63, 22, 5, null, null, null, null, null, null, null =&gt; ~%tutu_var%sw1h12~ // Hull's Long Sword, has icon from Long Sword</text:p>
          </table:table-cell>
        </table:table-row>
        <table:table-row table:style-name="ro1">
          <table:table-cell table:formula="of:=CONCATENATE(;&quot;  &quot;;[$bg_icons.$A62];&quot;, ~&quot;;[$bg_icons.$B62];&quot;~, ~&quot;;[$bg_icons.$C62];&quot;~, ~&quot;;[$bg_icons.$D62];&quot;~, &quot;;[$bg_icons.$E62];&quot;, &quot;;[$bg_icons.F62];&quot;, &quot;;[$bg_icons.G62];&quot;, &quot;;[$bg_icons.H62];&quot;, &quot;;[$bg_icons.I62];&quot;, &quot;;[$bg_icons.J62];&quot;, &quot;;[$bg_icons.K62];&quot;, &quot;;[$bg_icons.L62];&quot;, &quot;;[$bg_icons.M62];&quot;, &quot;;[$bg_icons.N62];&quot;, &quot;;[$bg_icons.O62];&quot;, &quot;;[$bg_icons.P62];&quot;, &quot;;[$bg_icons.Q62];&quot;, &quot;;[$bg_icons.R62];&quot; =&gt; ~&quot;;[$bg_icons.$C62];&quot;~ // &quot;;[$bg_icons.$S62];&quot;, has icon from &quot;;[$bg_icons.$T62])" office:value-type="string" office:string-value="  cdunb55, ~%tutu_var%idagg01~, ~%tutu_var%dagg07~, ~null~, weapon, null, null, null, 30, 93, 27, null, null, null, null, null, null, null =&gt; ~%tutu_var%dagg07~ // Kylee's Dagger, has icon from Dagger" calcext:value-type="string">
            <text:p><text:s text:c="2"/>cdunb55, ~%tutu_var%idagg01~, ~%tutu_var%dagg07~, ~null~, weapon, null, null, null, 30, 93, 27, null, null, null, null, null, null, null =&gt; ~%tutu_var%dagg07~ // Kylee's Dagger, has icon from Dagger</text:p>
          </table:table-cell>
        </table:table-row>
        <table:table-row table:style-name="ro1">
          <table:table-cell table:formula="of:=CONCATENATE(;&quot;  &quot;;[$bg_icons.$A63];&quot;, ~&quot;;[$bg_icons.$B63];&quot;~, ~&quot;;[$bg_icons.$C63];&quot;~, ~&quot;;[$bg_icons.$D63];&quot;~, &quot;;[$bg_icons.$E63];&quot;, &quot;;[$bg_icons.F63];&quot;, &quot;;[$bg_icons.G63];&quot;, &quot;;[$bg_icons.H63];&quot;, &quot;;[$bg_icons.I63];&quot;, &quot;;[$bg_icons.J63];&quot;, &quot;;[$bg_icons.K63];&quot;, &quot;;[$bg_icons.L63];&quot;, &quot;;[$bg_icons.M63];&quot;, &quot;;[$bg_icons.N63];&quot;, &quot;;[$bg_icons.O63];&quot;, &quot;;[$bg_icons.P63];&quot;, &quot;;[$bg_icons.Q63];&quot;, &quot;;[$bg_icons.R63];&quot; =&gt; ~&quot;;[$bg_icons.$C63];&quot;~ // &quot;;[$bg_icons.$S63];&quot;, has icon from &quot;;[$bg_icons.$T63])" office:value-type="string" office:string-value="  cdunb56, ~idagg10~, ~dagg20~, ~null~, weapon, null, null, null, 81, 100, 7, null, null, null, null, null, null, null =&gt; ~dagg20~ // Life-Stealer +4, has icon from Soultaker Dagger" calcext:value-type="string">
            <text:p><text:s text:c="2"/>cdunb56, ~idagg10~, ~dagg20~, ~null~, weapon, null, null, null, 81, 100, 7, null, null, null, null, null, null, null =&gt; ~dagg20~ // Life-Stealer +4, has icon from Soultaker Dagger</text:p>
          </table:table-cell>
        </table:table-row>
        <table:table-row table:style-name="ro1">
          <table:table-cell table:formula="of:=CONCATENATE(;&quot;  &quot;;[$bg_icons.$A64];&quot;, ~&quot;;[$bg_icons.$B64];&quot;~, ~&quot;;[$bg_icons.$C64];&quot;~, ~&quot;;[$bg_icons.$D64];&quot;~, &quot;;[$bg_icons.$E64];&quot;, &quot;;[$bg_icons.F64];&quot;, &quot;;[$bg_icons.G64];&quot;, &quot;;[$bg_icons.H64];&quot;, &quot;;[$bg_icons.I64];&quot;, &quot;;[$bg_icons.J64];&quot;, &quot;;[$bg_icons.K64];&quot;, &quot;;[$bg_icons.L64];&quot;, &quot;;[$bg_icons.M64];&quot;, &quot;;[$bg_icons.N64];&quot;, &quot;;[$bg_icons.O64];&quot;, &quot;;[$bg_icons.P64];&quot;, &quot;;[$bg_icons.Q64];&quot;, &quot;;[$bg_icons.R64];&quot; =&gt; ~&quot;;[$bg_icons.$C64];&quot;~ // &quot;;[$bg_icons.$S64];&quot;, has icon from &quot;;[$bg_icons.$T64])" office:value-type="string" office:string-value="  cdunb57, ~iblun31~, ~ohbblun1~, ~null~, weapon, null, null, null, 49, 49, 47, null, null, null, null, null, null, null =&gt; ~ohbblun1~ // Marduuk's Mallet +3, has icon from Club +3" calcext:value-type="string">
            <text:p><text:s text:c="2"/>cdunb57, ~iblun31~, ~ohbblun1~, ~null~, weapon, null, null, null, 49, 49, 47, null, null, null, null, null, null, null =&gt; ~ohbblun1~ // Marduuk's Mallet +3, has icon from Club +3</text:p>
          </table:table-cell>
        </table:table-row>
        <table:table-row table:style-name="ro1">
          <table:table-cell table:formula="of:=CONCATENATE(;&quot;  &quot;;[$bg_icons.$A65];&quot;, ~&quot;;[$bg_icons.$B65];&quot;~, ~&quot;;[$bg_icons.$C65];&quot;~, ~&quot;;[$bg_icons.$D65];&quot;~, &quot;;[$bg_icons.$E65];&quot;, &quot;;[$bg_icons.F65];&quot;, &quot;;[$bg_icons.G65];&quot;, &quot;;[$bg_icons.H65];&quot;, &quot;;[$bg_icons.I65];&quot;, &quot;;[$bg_icons.J65];&quot;, &quot;;[$bg_icons.K65];&quot;, &quot;;[$bg_icons.L65];&quot;, &quot;;[$bg_icons.M65];&quot;, &quot;;[$bg_icons.N65];&quot;, &quot;;[$bg_icons.O65];&quot;, &quot;;[$bg_icons.P65];&quot;, &quot;;[$bg_icons.Q65];&quot;, &quot;;[$bg_icons.R65];&quot; =&gt; ~&quot;;[$bg_icons.$C65];&quot;~ // &quot;;[$bg_icons.$S65];&quot;, has icon from &quot;;[$bg_icons.$T65])" office:value-type="string" office:string-value="  cdunb58, ~iblun11~, ~blun19~, ~null~, weapon, null, null, null, 86, 48, 72, null, null, null, null, null, null, null =&gt; ~blun19~ // Mauler's Arm +2 (BD con), has icon from Krotan's Skullcrusher +2" calcext:value-type="string">
            <text:p><text:s text:c="2"/>cdunb58, ~iblun11~, ~blun19~, ~null~, weapon, null, null, null, 86, 48, 72, null, null, null, null, null, null, null =&gt; ~blun19~ // Mauler's Arm +2 (BD con), has icon from Krotan's Skullcrusher +2</text:p>
          </table:table-cell>
        </table:table-row>
        <table:table-row table:style-name="ro1">
          <table:table-cell table:formula="of:=CONCATENATE(;&quot;  &quot;;[$bg_icons.$A66];&quot;, ~&quot;;[$bg_icons.$B66];&quot;~, ~&quot;;[$bg_icons.$C66];&quot;~, ~&quot;;[$bg_icons.$D66];&quot;~, &quot;;[$bg_icons.$E66];&quot;, &quot;;[$bg_icons.F66];&quot;, &quot;;[$bg_icons.G66];&quot;, &quot;;[$bg_icons.H66];&quot;, &quot;;[$bg_icons.I66];&quot;, &quot;;[$bg_icons.J66];&quot;, &quot;;[$bg_icons.K66];&quot;, &quot;;[$bg_icons.L66];&quot;, &quot;;[$bg_icons.M66];&quot;, &quot;;[$bg_icons.N66];&quot;, &quot;;[$bg_icons.O66];&quot;, &quot;;[$bg_icons.P66];&quot;, &quot;;[$bg_icons.Q66];&quot;, &quot;;[$bg_icons.R66];&quot; =&gt; ~&quot;;[$bg_icons.$C66];&quot;~ // &quot;;[$bg_icons.$S66];&quot;, has icon from &quot;;[$bg_icons.$T66])" office:value-type="string" office:string-value="  cdunb58, ~iblun05~, ~blun19~, ~null~, weapon, null, null, null, 86, 48, 72, null, null, null, null, null, null, null =&gt; ~blun19~ // Mauler's Arm +2, has icon from Mace +1" calcext:value-type="string">
            <text:p><text:s text:c="2"/>cdunb58, ~iblun05~, ~blun19~, ~null~, weapon, null, null, null, 86, 48, 72, null, null, null, null, null, null, null =&gt; ~blun19~ // Mauler's Arm +2, has icon from Mace +1</text:p>
          </table:table-cell>
        </table:table-row>
        <table:table-row table:style-name="ro1">
          <table:table-cell table:formula="of:=CONCATENATE(;&quot;  &quot;;[$bg_icons.$A67];&quot;, ~&quot;;[$bg_icons.$B67];&quot;~, ~&quot;;[$bg_icons.$C67];&quot;~, ~&quot;;[$bg_icons.$D67];&quot;~, &quot;;[$bg_icons.$E67];&quot;, &quot;;[$bg_icons.F67];&quot;, &quot;;[$bg_icons.G67];&quot;, &quot;;[$bg_icons.H67];&quot;, &quot;;[$bg_icons.I67];&quot;, &quot;;[$bg_icons.J67];&quot;, &quot;;[$bg_icons.K67];&quot;, &quot;;[$bg_icons.L67];&quot;, &quot;;[$bg_icons.M67];&quot;, &quot;;[$bg_icons.N67];&quot;, &quot;;[$bg_icons.O67];&quot;, &quot;;[$bg_icons.P67];&quot;, &quot;;[$bg_icons.Q67];&quot;, &quot;;[$bg_icons.R67];&quot; =&gt; ~&quot;;[$bg_icons.$C67];&quot;~ // &quot;;[$bg_icons.$S67];&quot;, has icon from &quot;;[$bg_icons.$T67])" office:value-type="string" office:string-value="  cdunb59, ~iblun01~, ~blun37~, ~null~, weapon, null, null, null, 9, 9, 9, null, null, null, null, null, null, null =&gt; ~blun37~ // Mighty Oak +2, has icon from Club" calcext:value-type="string">
            <text:p><text:s text:c="2"/>cdunb59, ~iblun01~, ~blun37~, ~null~, weapon, null, null, null, 9, 9, 9, null, null, null, null, null, null, null =&gt; ~blun37~ // Mighty Oak +2, has icon from Club</text:p>
          </table:table-cell>
        </table:table-row>
        <table:table-row table:style-name="ro1">
          <table:table-cell table:formula="of:=CONCATENATE(;&quot;  &quot;;[$bg_icons.$A68];&quot;, ~&quot;;[$bg_icons.$B68];&quot;~, ~&quot;;[$bg_icons.$C68];&quot;~, ~&quot;;[$bg_icons.$D68];&quot;~, &quot;;[$bg_icons.$E68];&quot;, &quot;;[$bg_icons.F68];&quot;, &quot;;[$bg_icons.G68];&quot;, &quot;;[$bg_icons.H68];&quot;, &quot;;[$bg_icons.I68];&quot;, &quot;;[$bg_icons.J68];&quot;, &quot;;[$bg_icons.K68];&quot;, &quot;;[$bg_icons.L68];&quot;, &quot;;[$bg_icons.M68];&quot;, &quot;;[$bg_icons.N68];&quot;, &quot;;[$bg_icons.O68];&quot;, &quot;;[$bg_icons.P68];&quot;, &quot;;[$bg_icons.Q68];&quot;, &quot;;[$bg_icons.R68];&quot; =&gt; ~&quot;;[$bg_icons.$C68];&quot;~ // &quot;;[$bg_icons.$S68];&quot;, has icon from &quot;;[$bg_icons.$T68])" office:value-type="string" office:string-value="  cdunb60, ~idagg13~, ~cdnebdag~, ~null~, weapon, null, null, null, 81, 100, 7, null, null, null, null, null, null, null =&gt; ~cdnebdag~ // Neb's Nasty Cutter +2 (uncharged), has icon from Pixie Prick +3" calcext:value-type="string">
            <text:p><text:s text:c="2"/>cdunb60, ~idagg13~, ~cdnebdag~, ~null~, weapon, null, null, null, 81, 100, 7, null, null, null, null, null, null, null =&gt; ~cdnebdag~ // Neb's Nasty Cutter +2 (uncharged), has icon from Pixie Prick +3</text:p>
          </table:table-cell>
        </table:table-row>
        <table:table-row table:style-name="ro1">
          <table:table-cell table:formula="of:=CONCATENATE(;&quot;  &quot;;[$bg_icons.$A69];&quot;, ~&quot;;[$bg_icons.$B69];&quot;~, ~&quot;;[$bg_icons.$C69];&quot;~, ~&quot;;[$bg_icons.$D69];&quot;~, &quot;;[$bg_icons.$E69];&quot;, &quot;;[$bg_icons.F69];&quot;, &quot;;[$bg_icons.G69];&quot;, &quot;;[$bg_icons.H69];&quot;, &quot;;[$bg_icons.I69];&quot;, &quot;;[$bg_icons.J69];&quot;, &quot;;[$bg_icons.K69];&quot;, &quot;;[$bg_icons.L69];&quot;, &quot;;[$bg_icons.M69];&quot;, &quot;;[$bg_icons.N69];&quot;, &quot;;[$bg_icons.O69];&quot;, &quot;;[$bg_icons.P69];&quot;, &quot;;[$bg_icons.Q69];&quot;, &quot;;[$bg_icons.R69];&quot; =&gt; ~&quot;;[$bg_icons.$C69];&quot;~ // &quot;;[$bg_icons.$S69];&quot;, has icon from &quot;;[$bg_icons.$T69])" office:value-type="string" office:string-value="  cdunb60, ~idagg13~, ~nebdag~, ~null~, weapon, null, null, null, 81, 100, 7, null, null, null, null, null, null, null =&gt; ~nebdag~ // Neb's Nasty Cutter +2, has icon from Pixie Prick +3" calcext:value-type="string">
            <text:p><text:s text:c="2"/>cdunb60, ~idagg13~, ~nebdag~, ~null~, weapon, null, null, null, 81, 100, 7, null, null, null, null, null, null, null =&gt; ~nebdag~ // Neb's Nasty Cutter +2, has icon from Pixie Prick +3</text:p>
          </table:table-cell>
        </table:table-row>
        <table:table-row table:style-name="ro1">
          <table:table-cell table:formula="of:=CONCATENATE(;&quot;  &quot;;[$bg_icons.$A70];&quot;, ~&quot;;[$bg_icons.$B70];&quot;~, ~&quot;;[$bg_icons.$C70];&quot;~, ~&quot;;[$bg_icons.$D70];&quot;~, &quot;;[$bg_icons.$E70];&quot;, &quot;;[$bg_icons.F70];&quot;, &quot;;[$bg_icons.G70];&quot;, &quot;;[$bg_icons.H70];&quot;, &quot;;[$bg_icons.I70];&quot;, &quot;;[$bg_icons.J70];&quot;, &quot;;[$bg_icons.K70];&quot;, &quot;;[$bg_icons.L70];&quot;, &quot;;[$bg_icons.M70];&quot;, &quot;;[$bg_icons.N70];&quot;, &quot;;[$bg_icons.O70];&quot;, &quot;;[$bg_icons.P70];&quot;, &quot;;[$bg_icons.Q70];&quot;, &quot;;[$bg_icons.R70];&quot; =&gt; ~&quot;;[$bg_icons.$C70];&quot;~ // &quot;;[$bg_icons.$S70];&quot;, has icon from &quot;;[$bg_icons.$T70])" office:value-type="string" office:string-value="  cdunb61, ~istaf02~, ~stafn1~, ~null~, weapon, null, null, null, 59, 12, 12, null, null, null, null, null, null, null =&gt; ~stafn1~ // Neera's Staff +1, has icon from Quarterstaff +1" calcext:value-type="string">
            <text:p><text:s text:c="2"/>cdunb61, ~istaf02~, ~stafn1~, ~null~, weapon, null, null, null, 59, 12, 12, null, null, null, null, null, null, null =&gt; ~stafn1~ // Neera's Staff +1, has icon from Quarterstaff +1</text:p>
          </table:table-cell>
        </table:table-row>
        <table:table-row table:style-name="ro1">
          <table:table-cell table:formula="of:=CONCATENATE(;&quot;  &quot;;[$bg_icons.$A71];&quot;, ~&quot;;[$bg_icons.$B71];&quot;~, ~&quot;;[$bg_icons.$C71];&quot;~, ~&quot;;[$bg_icons.$D71];&quot;~, &quot;;[$bg_icons.$E71];&quot;, &quot;;[$bg_icons.F71];&quot;, &quot;;[$bg_icons.G71];&quot;, &quot;;[$bg_icons.H71];&quot;, &quot;;[$bg_icons.I71];&quot;, &quot;;[$bg_icons.J71];&quot;, &quot;;[$bg_icons.K71];&quot;, &quot;;[$bg_icons.L71];&quot;, &quot;;[$bg_icons.M71];&quot;, &quot;;[$bg_icons.N71];&quot;, &quot;;[$bg_icons.O71];&quot;, &quot;;[$bg_icons.P71];&quot;, &quot;;[$bg_icons.Q71];&quot;, &quot;;[$bg_icons.R71];&quot; =&gt; ~&quot;;[$bg_icons.$C71];&quot;~ // &quot;;[$bg_icons.$S71];&quot;, has icon from &quot;;[$bg_icons.$T71])" office:value-type="string" office:string-value="  cdunb62, ~%tutu_var%idagg01~, ~%tutu_var%dagg06~, ~null~, weapon, null, null, null, 63, 93, 27, null, null, null, null, null, null, null =&gt; ~%tutu_var%dagg06~ // Nester's Dagger, has icon from Dagger" calcext:value-type="string">
            <text:p><text:s text:c="2"/>cdunb62, ~%tutu_var%idagg01~, ~%tutu_var%dagg06~, ~null~, weapon, null, null, null, 63, 93, 27, null, null, null, null, null, null, null =&gt; ~%tutu_var%dagg06~ // Nester's Dagger, has icon from Dagger</text:p>
          </table:table-cell>
        </table:table-row>
        <table:table-row table:style-name="ro1">
          <table:table-cell table:formula="of:=CONCATENATE(;&quot;  &quot;;[$bg_icons.$A72];&quot;, ~&quot;;[$bg_icons.$B72];&quot;~, ~&quot;;[$bg_icons.$C72];&quot;~, ~&quot;;[$bg_icons.$D72];&quot;~, &quot;;[$bg_icons.$E72];&quot;, &quot;;[$bg_icons.F72];&quot;, &quot;;[$bg_icons.G72];&quot;, &quot;;[$bg_icons.H72];&quot;, &quot;;[$bg_icons.I72];&quot;, &quot;;[$bg_icons.J72];&quot;, &quot;;[$bg_icons.K72];&quot;, &quot;;[$bg_icons.L72];&quot;, &quot;;[$bg_icons.M72];&quot;, &quot;;[$bg_icons.N72];&quot;, &quot;;[$bg_icons.O72];&quot;, &quot;;[$bg_icons.P72];&quot;, &quot;;[$bg_icons.Q72];&quot;, &quot;;[$bg_icons.R72];&quot; =&gt; ~&quot;;[$bg_icons.$C72];&quot;~ // &quot;;[$bg_icons.$S72];&quot;, has icon from &quot;;[$bg_icons.$T72])" office:value-type="string" office:string-value="  cdunb63, ~iblun01~, ~blun38~, ~null~, weapon, null, null, null, 58, 58, 58, null, null, null, null, null, null, null =&gt; ~blun38~ // Night Club +1, has icon from Club" calcext:value-type="string">
            <text:p><text:s text:c="2"/>cdunb63, ~iblun01~, ~blun38~, ~null~, weapon, null, null, null, 58, 58, 58, null, null, null, null, null, null, null =&gt; ~blun38~ // Night Club +1, has icon from Club</text:p>
          </table:table-cell>
        </table:table-row>
        <table:table-row table:style-name="ro1">
          <table:table-cell table:formula="of:=CONCATENATE(;&quot;  &quot;;[$bg_icons.$A73];&quot;, ~&quot;;[$bg_icons.$B73];&quot;~, ~&quot;;[$bg_icons.$C73];&quot;~, ~&quot;;[$bg_icons.$D73];&quot;~, &quot;;[$bg_icons.$E73];&quot;, &quot;;[$bg_icons.F73];&quot;, &quot;;[$bg_icons.G73];&quot;, &quot;;[$bg_icons.H73];&quot;, &quot;;[$bg_icons.I73];&quot;, &quot;;[$bg_icons.J73];&quot;, &quot;;[$bg_icons.K73];&quot;, &quot;;[$bg_icons.L73];&quot;, &quot;;[$bg_icons.M73];&quot;, &quot;;[$bg_icons.N73];&quot;, &quot;;[$bg_icons.O73];&quot;, &quot;;[$bg_icons.P73];&quot;, &quot;;[$bg_icons.Q73];&quot;, &quot;;[$bg_icons.R73];&quot; =&gt; ~&quot;;[$bg_icons.$C73];&quot;~ // &quot;;[$bg_icons.$S73];&quot;, has icon from &quot;;[$bg_icons.$T73])" office:value-type="string" office:string-value="  cdunb64, ~imisc4u~, ~ohbdagg1~, ~null~, weapon, null, null, null, 87, 41, 89, null, null, null, null, null, null, null =&gt; ~ohbdagg1~ // Ornate Dagger, has icon from Embarl's Dagger" calcext:value-type="string">
            <text:p><text:s text:c="2"/>cdunb64, ~imisc4u~, ~ohbdagg1~, ~null~, weapon, null, null, null, 87, 41, 89, null, null, null, null, null, null, null =&gt; ~ohbdagg1~ // Ornate Dagger, has icon from Embarl's Dagger</text:p>
          </table:table-cell>
        </table:table-row>
        <table:table-row table:style-name="ro1">
          <table:table-cell table:formula="of:=CONCATENATE(;&quot;  &quot;;[$bg_icons.$A74];&quot;, ~&quot;;[$bg_icons.$B74];&quot;~, ~&quot;;[$bg_icons.$C74];&quot;~, ~&quot;;[$bg_icons.$D74];&quot;~, &quot;;[$bg_icons.$E74];&quot;, &quot;;[$bg_icons.F74];&quot;, &quot;;[$bg_icons.G74];&quot;, &quot;;[$bg_icons.H74];&quot;, &quot;;[$bg_icons.I74];&quot;, &quot;;[$bg_icons.J74];&quot;, &quot;;[$bg_icons.K74];&quot;, &quot;;[$bg_icons.L74];&quot;, &quot;;[$bg_icons.M74];&quot;, &quot;;[$bg_icons.N74];&quot;, &quot;;[$bg_icons.O74];&quot;, &quot;;[$bg_icons.P74];&quot;, &quot;;[$bg_icons.Q74];&quot;, &quot;;[$bg_icons.R74];&quot; =&gt; ~&quot;;[$bg_icons.$C74];&quot;~ // &quot;;[$bg_icons.$S74];&quot;, has icon from &quot;;[$bg_icons.$T74])" office:value-type="string" office:string-value="  cdunb65, ~%tutu_var%isw1h07~, ~%tutu_var%sw1h17~, ~null~, weapon, null, null, null, 99, 94, 5, null, null, null, null, null, null, null =&gt; ~%tutu_var%sw1h17~ // Perdue's Short Sword, has icon from Short Sword" calcext:value-type="string">
            <text:p><text:s text:c="2"/>cdunb65, ~%tutu_var%isw1h07~, ~%tutu_var%sw1h17~, ~null~, weapon, null, null, null, 99, 94, 5, null, null, null, null, null, null, null =&gt; ~%tutu_var%sw1h17~ // Perdue's Short Sword, has icon from Short Sword</text:p>
          </table:table-cell>
        </table:table-row>
        <table:table-row table:style-name="ro1">
          <table:table-cell table:formula="of:=CONCATENATE(;&quot;  &quot;;[$bg_icons.$A75];&quot;, ~&quot;;[$bg_icons.$B75];&quot;~, ~&quot;;[$bg_icons.$C75];&quot;~, ~&quot;;[$bg_icons.$D75];&quot;~, &quot;;[$bg_icons.$E75];&quot;, &quot;;[$bg_icons.F75];&quot;, &quot;;[$bg_icons.G75];&quot;, &quot;;[$bg_icons.H75];&quot;, &quot;;[$bg_icons.I75];&quot;, &quot;;[$bg_icons.J75];&quot;, &quot;;[$bg_icons.K75];&quot;, &quot;;[$bg_icons.L75];&quot;, &quot;;[$bg_icons.M75];&quot;, &quot;;[$bg_icons.N75];&quot;, &quot;;[$bg_icons.O75];&quot;, &quot;;[$bg_icons.P75];&quot;, &quot;;[$bg_icons.Q75];&quot;, &quot;;[$bg_icons.R75];&quot; =&gt; ~&quot;;[$bg_icons.$C75];&quot;~ // &quot;;[$bg_icons.$S75];&quot;, has icon from &quot;;[$bg_icons.$T75])" office:value-type="string" office:string-value="  cdunb66, ~isw1h30~, ~misc9q~, ~null~, weapon, null, null, null, 52, 65, 27, null, null, null, null, null, null, null =&gt; ~misc9q~ // Scimitar (Habib), has icon from Belm +2" calcext:value-type="string">
            <text:p><text:s text:c="2"/>cdunb66, ~isw1h30~, ~misc9q~, ~null~, weapon, null, null, null, 52, 65, 27, null, null, null, null, null, null, null =&gt; ~misc9q~ // Scimitar (Habib), has icon from Belm +2</text:p>
          </table:table-cell>
        </table:table-row>
        <table:table-row table:style-name="ro1">
          <table:table-cell table:formula="of:=CONCATENATE(;&quot;  &quot;;[$bg_icons.$A76];&quot;, ~&quot;;[$bg_icons.$B76];&quot;~, ~&quot;;[$bg_icons.$C76];&quot;~, ~&quot;;[$bg_icons.$D76];&quot;~, &quot;;[$bg_icons.$E76];&quot;, &quot;;[$bg_icons.F76];&quot;, &quot;;[$bg_icons.G76];&quot;, &quot;;[$bg_icons.H76];&quot;, &quot;;[$bg_icons.I76];&quot;, &quot;;[$bg_icons.J76];&quot;, &quot;;[$bg_icons.K76];&quot;, &quot;;[$bg_icons.L76];&quot;, &quot;;[$bg_icons.M76];&quot;, &quot;;[$bg_icons.N76];&quot;, &quot;;[$bg_icons.O76];&quot;, &quot;;[$bg_icons.P76];&quot;, &quot;;[$bg_icons.Q76];&quot;, &quot;;[$bg_icons.R76];&quot; =&gt; ~&quot;;[$bg_icons.$C76];&quot;~ // &quot;;[$bg_icons.$S76];&quot;, has icon from &quot;;[$bg_icons.$T76])" office:value-type="string" office:string-value="  cdunb67, ~%tutu_var%isw1h20~, ~%tutu_var%sw1h22~, ~null~, weapon, null, null, null, 81, 66, 63, null, null, null, null, null, null, null =&gt; ~%tutu_var%sw1h22~ // Scimitar +1, has icon from Scimitar" calcext:value-type="string">
            <text:p><text:s text:c="2"/>cdunb67, ~%tutu_var%isw1h20~, ~%tutu_var%sw1h22~, ~null~, weapon, null, null, null, 81, 66, 63, null, null, null, null, null, null, null =&gt; ~%tutu_var%sw1h22~ // Scimitar +1, has icon from Scimitar</text:p>
          </table:table-cell>
        </table:table-row>
        <table:table-row table:style-name="ro1">
          <table:table-cell table:formula="of:=CONCATENATE(;&quot;  &quot;;[$bg_icons.$A77];&quot;, ~&quot;;[$bg_icons.$B77];&quot;~, ~&quot;;[$bg_icons.$C77];&quot;~, ~&quot;;[$bg_icons.$D77];&quot;~, &quot;;[$bg_icons.$E77];&quot;, &quot;;[$bg_icons.F77];&quot;, &quot;;[$bg_icons.G77];&quot;, &quot;;[$bg_icons.H77];&quot;, &quot;;[$bg_icons.I77];&quot;, &quot;;[$bg_icons.J77];&quot;, &quot;;[$bg_icons.K77];&quot;, &quot;;[$bg_icons.L77];&quot;, &quot;;[$bg_icons.M77];&quot;, &quot;;[$bg_icons.N77];&quot;, &quot;;[$bg_icons.O77];&quot;, &quot;;[$bg_icons.P77];&quot;, &quot;;[$bg_icons.Q77];&quot;, &quot;;[$bg_icons.R77];&quot; =&gt; ~&quot;;[$bg_icons.$C77];&quot;~ // &quot;;[$bg_icons.$S77];&quot;, has icon from &quot;;[$bg_icons.$T77])" office:value-type="string" office:string-value="  cdunb68, ~isw1h08~, ~sw1h74~, ~null~, weapon, null, null, null, 50, 80, 27, null, null, null, null, null, null, null =&gt; ~sw1h74~ // Short Sword +3, has icon from Short Sword +1" calcext:value-type="string">
            <text:p><text:s text:c="2"/>cdunb68, ~isw1h08~, ~sw1h74~, ~null~, weapon, null, null, null, 50, 80, 27, null, null, null, null, null, null, null =&gt; ~sw1h74~ // Short Sword +3, has icon from Short Sword +1</text:p>
          </table:table-cell>
        </table:table-row>
        <table:table-row table:style-name="ro1">
          <table:table-cell table:formula="of:=CONCATENATE(;&quot;  &quot;;[$bg_icons.$A78];&quot;, ~&quot;;[$bg_icons.$B78];&quot;~, ~&quot;;[$bg_icons.$C78];&quot;~, ~&quot;;[$bg_icons.$D78];&quot;~, &quot;;[$bg_icons.$E78];&quot;, &quot;;[$bg_icons.F78];&quot;, &quot;;[$bg_icons.G78];&quot;, &quot;;[$bg_icons.H78];&quot;, &quot;;[$bg_icons.I78];&quot;, &quot;;[$bg_icons.J78];&quot;, &quot;;[$bg_icons.K78];&quot;, &quot;;[$bg_icons.L78];&quot;, &quot;;[$bg_icons.M78];&quot;, &quot;;[$bg_icons.N78];&quot;, &quot;;[$bg_icons.O78];&quot;, &quot;;[$bg_icons.P78];&quot;, &quot;;[$bg_icons.Q78];&quot;, &quot;;[$bg_icons.R78];&quot; =&gt; ~&quot;;[$bg_icons.$C78];&quot;~ // &quot;;[$bg_icons.$S78];&quot;, has icon from &quot;;[$bg_icons.$T78])" office:value-type="string" office:string-value="  cdunb69, ~istaf18~, ~ohbstaf1~, ~null~, weapon, null, null, null, 26, 26, 23, null, null, null, null, null, null, null =&gt; ~ohbstaf1~ // Stirv's Wrangler +2, has icon from Quarterstaff +2" calcext:value-type="string">
            <text:p><text:s text:c="2"/>cdunb69, ~istaf18~, ~ohbstaf1~, ~null~, weapon, null, null, null, 26, 26, 23, null, null, null, null, null, null, null =&gt; ~ohbstaf1~ // Stirv's Wrangler +2, has icon from Quarterstaff +2</text:p>
          </table:table-cell>
        </table:table-row>
        <table:table-row table:style-name="ro1">
          <table:table-cell table:formula="of:=CONCATENATE(;&quot;  &quot;;[$bg_icons.$A79];&quot;, ~&quot;;[$bg_icons.$B79];&quot;~, ~&quot;;[$bg_icons.$C79];&quot;~, ~&quot;;[$bg_icons.$D79];&quot;~, &quot;;[$bg_icons.$E79];&quot;, &quot;;[$bg_icons.F79];&quot;, &quot;;[$bg_icons.G79];&quot;, &quot;;[$bg_icons.H79];&quot;, &quot;;[$bg_icons.I79];&quot;, &quot;;[$bg_icons.J79];&quot;, &quot;;[$bg_icons.K79];&quot;, &quot;;[$bg_icons.L79];&quot;, &quot;;[$bg_icons.M79];&quot;, &quot;;[$bg_icons.N79];&quot;, &quot;;[$bg_icons.O79];&quot;, &quot;;[$bg_icons.P79];&quot;, &quot;;[$bg_icons.Q79];&quot;, &quot;;[$bg_icons.R79];&quot; =&gt; ~&quot;;[$bg_icons.$C79];&quot;~ // &quot;;[$bg_icons.$S79];&quot;, has icon from &quot;;[$bg_icons.$T79])" office:value-type="string" office:string-value="  cdunb70, ~isw2h11~, ~sw2h16~, ~null~, weapon, null, null, null, 44, 59, 27, null, null, null, null, null, null, null =&gt; ~sw2h16~ // Sword of Chaos +2, has icon from Two-handed Sword +2" calcext:value-type="string">
            <text:p><text:s text:c="2"/>cdunb70, ~isw2h11~, ~sw2h16~, ~null~, weapon, null, null, null, 44, 59, 27, null, null, null, null, null, null, null =&gt; ~sw2h16~ // Sword of Chaos +2, has icon from Two-handed Sword +2</text:p>
          </table:table-cell>
        </table:table-row>
        <table:table-row table:style-name="ro1">
          <table:table-cell table:formula="of:=CONCATENATE(;&quot;  &quot;;[$bg_icons.$A80];&quot;, ~&quot;;[$bg_icons.$B80];&quot;~, ~&quot;;[$bg_icons.$C80];&quot;~, ~&quot;;[$bg_icons.$D80];&quot;~, &quot;;[$bg_icons.$E80];&quot;, &quot;;[$bg_icons.F80];&quot;, &quot;;[$bg_icons.G80];&quot;, &quot;;[$bg_icons.H80];&quot;, &quot;;[$bg_icons.I80];&quot;, &quot;;[$bg_icons.J80];&quot;, &quot;;[$bg_icons.K80];&quot;, &quot;;[$bg_icons.L80];&quot;, &quot;;[$bg_icons.M80];&quot;, &quot;;[$bg_icons.N80];&quot;, &quot;;[$bg_icons.O80];&quot;, &quot;;[$bg_icons.P80];&quot;, &quot;;[$bg_icons.Q80];&quot;, &quot;;[$bg_icons.R80];&quot; =&gt; ~&quot;;[$bg_icons.$C80];&quot;~ // &quot;;[$bg_icons.$S80];&quot;, has icon from &quot;;[$bg_icons.$T80])" office:value-type="string" office:string-value="  cdunb71, ~isw1h24~, ~sw1h53~, ~null~, weapon, null, null, null, 2, 1, 46, null, null, null, null, null, null, null =&gt; ~sw1h53~ // Sword of Flame +1, has icon from The Burning Earth +1" calcext:value-type="string">
            <text:p><text:s text:c="2"/>cdunb71, ~isw1h24~, ~sw1h53~, ~null~, weapon, null, null, null, 2, 1, 46, null, null, null, null, null, null, null =&gt; ~sw1h53~ // Sword of Flame +1, has icon from The Burning Earth +1</text:p>
          </table:table-cell>
        </table:table-row>
        <table:table-row table:style-name="ro1">
          <table:table-cell table:formula="of:=CONCATENATE(;&quot;  &quot;;[$bg_icons.$A81];&quot;, ~&quot;;[$bg_icons.$B81];&quot;~, ~&quot;;[$bg_icons.$C81];&quot;~, ~&quot;;[$bg_icons.$D81];&quot;~, &quot;;[$bg_icons.$E81];&quot;, &quot;;[$bg_icons.F81];&quot;, &quot;;[$bg_icons.G81];&quot;, &quot;;[$bg_icons.H81];&quot;, &quot;;[$bg_icons.I81];&quot;, &quot;;[$bg_icons.J81];&quot;, &quot;;[$bg_icons.K81];&quot;, &quot;;[$bg_icons.L81];&quot;, &quot;;[$bg_icons.M81];&quot;, &quot;;[$bg_icons.N81];&quot;, &quot;;[$bg_icons.O81];&quot;, &quot;;[$bg_icons.P81];&quot;, &quot;;[$bg_icons.Q81];&quot;, &quot;;[$bg_icons.R81];&quot; =&gt; ~&quot;;[$bg_icons.$C81];&quot;~ // &quot;;[$bg_icons.$S81];&quot;, has icon from &quot;;[$bg_icons.$T81])" office:value-type="string" office:string-value="  cdunb72, ~isw1h72~, ~ohdsw03~, ~null~, weapon, null, null, null, 64, 46, 67, null, null, null, null, null, null, null =&gt; ~ohdsw03~ // The Brass Blade +5, has icon from Bastard Sword +3" calcext:value-type="string">
            <text:p><text:s text:c="2"/>cdunb72, ~isw1h72~, ~ohdsw03~, ~null~, weapon, null, null, null, 64, 46, 67, null, null, null, null, null, null, null =&gt; ~ohdsw03~ // The Brass Blade +5, has icon from Bastard Sword +3</text:p>
          </table:table-cell>
        </table:table-row>
        <table:table-row table:style-name="ro1">
          <table:table-cell table:formula="of:=CONCATENATE(;&quot;  &quot;;[$bg_icons.$A82];&quot;, ~&quot;;[$bg_icons.$B82];&quot;~, ~&quot;;[$bg_icons.$C82];&quot;~, ~&quot;;[$bg_icons.$D82];&quot;~, &quot;;[$bg_icons.$E82];&quot;, &quot;;[$bg_icons.F82];&quot;, &quot;;[$bg_icons.G82];&quot;, &quot;;[$bg_icons.H82];&quot;, &quot;;[$bg_icons.I82];&quot;, &quot;;[$bg_icons.J82];&quot;, &quot;;[$bg_icons.K82];&quot;, &quot;;[$bg_icons.L82];&quot;, &quot;;[$bg_icons.M82];&quot;, &quot;;[$bg_icons.N82];&quot;, &quot;;[$bg_icons.O82];&quot;, &quot;;[$bg_icons.P82];&quot;, &quot;;[$bg_icons.Q82];&quot;, &quot;;[$bg_icons.R82];&quot; =&gt; ~&quot;;[$bg_icons.$C82];&quot;~ // &quot;;[$bg_icons.$S82];&quot;, has icon from &quot;;[$bg_icons.$T82])" office:value-type="string" office:string-value="  cdunb73, ~ihalb03~, ~halb13~, ~null~, weapon, null, null, null, 60, 49, 59, null, null, null, null, null, null, null =&gt; ~halb13~ // The Chesley Crusher +2, has icon from Suryris's Blade +2" calcext:value-type="string">
            <text:p><text:s text:c="2"/>cdunb73, ~ihalb03~, ~halb13~, ~null~, weapon, null, null, null, 60, 49, 59, null, null, null, null, null, null, null =&gt; ~halb13~ // The Chesley Crusher +2, has icon from Suryris's Blade +2</text:p>
          </table:table-cell>
        </table:table-row>
        <table:table-row table:style-name="ro1">
          <table:table-cell table:formula="of:=CONCATENATE(;&quot;  &quot;;[$bg_icons.$A83];&quot;, ~&quot;;[$bg_icons.$B83];&quot;~, ~&quot;;[$bg_icons.$C83];&quot;~, ~&quot;;[$bg_icons.$D83];&quot;~, &quot;;[$bg_icons.$E83];&quot;, &quot;;[$bg_icons.F83];&quot;, &quot;;[$bg_icons.G83];&quot;, &quot;;[$bg_icons.H83];&quot;, &quot;;[$bg_icons.I83];&quot;, &quot;;[$bg_icons.J83];&quot;, &quot;;[$bg_icons.K83];&quot;, &quot;;[$bg_icons.L83];&quot;, &quot;;[$bg_icons.M83];&quot;, &quot;;[$bg_icons.N83];&quot;, &quot;;[$bg_icons.O83];&quot;, &quot;;[$bg_icons.P83];&quot;, &quot;;[$bg_icons.Q83];&quot;, &quot;;[$bg_icons.R83];&quot; =&gt; ~&quot;;[$bg_icons.$C83];&quot;~ // &quot;;[$bg_icons.$S83];&quot;, has icon from &quot;;[$bg_icons.$T83])" office:value-type="string" office:string-value="  cdunb74, ~iblun16~, ~blun16~, ~null~, weapon, null, null, null, 49, 49, 73, null, null, null, null, null, null, null =&gt; ~blun16~ // The Sleeper +2, has icon from The Sleeper +2" calcext:value-type="string">
            <text:p><text:s text:c="2"/>cdunb74, ~iblun16~, ~blun16~, ~null~, weapon, null, null, null, 49, 49, 73, null, null, null, null, null, null, null =&gt; ~blun16~ // The Sleeper +2, has icon from The Sleeper +2</text:p>
          </table:table-cell>
        </table:table-row>
        <table:table-row table:style-name="ro1">
          <table:table-cell table:formula="of:=CONCATENATE(;&quot;  &quot;;[$bg_icons.$A84];&quot;, ~&quot;;[$bg_icons.$B84];&quot;~, ~&quot;;[$bg_icons.$C84];&quot;~, ~&quot;;[$bg_icons.$D84];&quot;~, &quot;;[$bg_icons.$E84];&quot;, &quot;;[$bg_icons.F84];&quot;, &quot;;[$bg_icons.G84];&quot;, &quot;;[$bg_icons.H84];&quot;, &quot;;[$bg_icons.I84];&quot;, &quot;;[$bg_icons.J84];&quot;, &quot;;[$bg_icons.K84];&quot;, &quot;;[$bg_icons.L84];&quot;, &quot;;[$bg_icons.M84];&quot;, &quot;;[$bg_icons.N84];&quot;, &quot;;[$bg_icons.O84];&quot;, &quot;;[$bg_icons.P84];&quot;, &quot;;[$bg_icons.Q84];&quot;, &quot;;[$bg_icons.R84];&quot; =&gt; ~&quot;;[$bg_icons.$C84];&quot;~ // &quot;;[$bg_icons.$S84];&quot;, has icon from &quot;;[$bg_icons.$T84])" office:value-type="string" office:string-value="  cdunb75, ~iblun13~, ~blun39~, ~null~, weapon, null, null, null, 65, 65, 1, null, null, null, null, null, null, null =&gt; ~blun39~ // The Thresher +2, has icon from Flail +1" calcext:value-type="string">
            <text:p><text:s text:c="2"/>cdunb75, ~iblun13~, ~blun39~, ~null~, weapon, null, null, null, 65, 65, 1, null, null, null, null, null, null, null =&gt; ~blun39~ // The Thresher +2, has icon from Flail +1</text:p>
          </table:table-cell>
        </table:table-row>
        <table:table-row table:style-name="ro1">
          <table:table-cell table:formula="of:=CONCATENATE(;&quot;  &quot;;[$bg_icons.$A85];&quot;, ~&quot;;[$bg_icons.$B85];&quot;~, ~&quot;;[$bg_icons.$C85];&quot;~, ~&quot;;[$bg_icons.$D85];&quot;~, &quot;;[$bg_icons.$E85];&quot;, &quot;;[$bg_icons.F85];&quot;, &quot;;[$bg_icons.G85];&quot;, &quot;;[$bg_icons.H85];&quot;, &quot;;[$bg_icons.I85];&quot;, &quot;;[$bg_icons.J85];&quot;, &quot;;[$bg_icons.K85];&quot;, &quot;;[$bg_icons.L85];&quot;, &quot;;[$bg_icons.M85];&quot;, &quot;;[$bg_icons.N85];&quot;, &quot;;[$bg_icons.O85];&quot;, &quot;;[$bg_icons.P85];&quot;, &quot;;[$bg_icons.Q85];&quot;, &quot;;[$bg_icons.R85];&quot; =&gt; ~&quot;;[$bg_icons.$C85];&quot;~ // &quot;;[$bg_icons.$S85];&quot;, has icon from &quot;;[$bg_icons.$T85])" office:value-type="string" office:string-value="  cdunb76, ~%tutu_var%isw1h05~, ~%tutu_var%sw1h19~, ~null~, weapon, null, null, null, 65, 63, 72, null, null, null, null, null, null, null =&gt; ~%tutu_var%sw1h19~ // The Vampire's Revenge +1, has icon from Long Sword +1" calcext:value-type="string">
            <text:p><text:s text:c="2"/>cdunb76, ~%tutu_var%isw1h05~, ~%tutu_var%sw1h19~, ~null~, weapon, null, null, null, 65, 63, 72, null, null, null, null, null, null, null =&gt; ~%tutu_var%sw1h19~ // The Vampire's Revenge +1, has icon from Long Sword +1</text:p>
          </table:table-cell>
        </table:table-row>
        <table:table-row table:style-name="ro1">
          <table:table-cell table:formula="of:=CONCATENATE(;&quot;  &quot;;[$bg_icons.$A86];&quot;, ~&quot;;[$bg_icons.$B86];&quot;~, ~&quot;;[$bg_icons.$C86];&quot;~, ~&quot;;[$bg_icons.$D86];&quot;~, &quot;;[$bg_icons.$E86];&quot;, &quot;;[$bg_icons.F86];&quot;, &quot;;[$bg_icons.G86];&quot;, &quot;;[$bg_icons.H86];&quot;, &quot;;[$bg_icons.I86];&quot;, &quot;;[$bg_icons.J86];&quot;, &quot;;[$bg_icons.K86];&quot;, &quot;;[$bg_icons.L86];&quot;, &quot;;[$bg_icons.M86];&quot;, &quot;;[$bg_icons.N86];&quot;, &quot;;[$bg_icons.O86];&quot;, &quot;;[$bg_icons.P86];&quot;, &quot;;[$bg_icons.Q86];&quot;, &quot;;[$bg_icons.R86];&quot; =&gt; ~&quot;;[$bg_icons.$C86];&quot;~ // &quot;;[$bg_icons.$S86];&quot;, has icon from &quot;;[$bg_icons.$T86])" office:value-type="string" office:string-value="  cdunb77, ~%tutu_var%isw1h15~, ~%tutu_var%sw1h16~, ~null~, weapon, null, null, null, 87, 67, 17, null, null, null, null, null, null, null =&gt; ~%tutu_var%sw1h16~ // Twinkle +3, has icon from Icingdeath +3" calcext:value-type="string">
            <text:p><text:s text:c="2"/>cdunb77, ~%tutu_var%isw1h15~, ~%tutu_var%sw1h16~, ~null~, weapon, null, null, null, 87, 67, 17, null, null, null, null, null, null, null =&gt; ~%tutu_var%sw1h16~ // Twinkle +3, has icon from Icingdeath +3</text:p>
          </table:table-cell>
        </table:table-row>
        <table:table-row table:style-name="ro1">
          <table:table-cell table:formula="of:=CONCATENATE(;&quot;  &quot;;[$bg_icons.$A87];&quot;, ~&quot;;[$bg_icons.$B87];&quot;~, ~&quot;;[$bg_icons.$C87];&quot;~, ~&quot;;[$bg_icons.$D87];&quot;~, &quot;;[$bg_icons.$E87];&quot;, &quot;;[$bg_icons.F87];&quot;, &quot;;[$bg_icons.G87];&quot;, &quot;;[$bg_icons.H87];&quot;, &quot;;[$bg_icons.I87];&quot;, &quot;;[$bg_icons.J87];&quot;, &quot;;[$bg_icons.K87];&quot;, &quot;;[$bg_icons.L87];&quot;, &quot;;[$bg_icons.M87];&quot;, &quot;;[$bg_icons.N87];&quot;, &quot;;[$bg_icons.O87];&quot;, &quot;;[$bg_icons.P87];&quot;, &quot;;[$bg_icons.Q87];&quot;, &quot;;[$bg_icons.R87];&quot; =&gt; ~&quot;;[$bg_icons.$C87];&quot;~ // &quot;;[$bg_icons.$S87];&quot;, has icon from &quot;;[$bg_icons.$T87])" office:value-type="string" office:string-value="  cdunb78, ~isw1h15~, ~sw1h52~, ~null~, weapon, null, null, null, 79, 64, 68, null, null, null, null, null, null, null =&gt; ~sw1h52~ // Water's Edge +3, has icon from Icingdeath +3" calcext:value-type="string">
            <text:p><text:s text:c="2"/>cdunb78, ~isw1h15~, ~sw1h52~, ~null~, weapon, null, null, null, 79, 64, 68, null, null, null, null, null, null, null =&gt; ~sw1h52~ // Water's Edge +3, has icon from Icingdeath +3</text:p>
          </table:table-cell>
        </table:table-row>
        <table:table-row table:style-name="ro1">
          <table:table-cell table:formula="of:=CONCATENATE(;&quot;  &quot;;[$bg_icons.$A88];&quot;, ~&quot;;[$bg_icons.$B88];&quot;~, ~&quot;;[$bg_icons.$C88];&quot;~, ~&quot;;[$bg_icons.$D88];&quot;~, &quot;;[$bg_icons.$E88];&quot;, &quot;;[$bg_icons.F88];&quot;, &quot;;[$bg_icons.G88];&quot;, &quot;;[$bg_icons.H88];&quot;, &quot;;[$bg_icons.I88];&quot;, &quot;;[$bg_icons.J88];&quot;, &quot;;[$bg_icons.K88];&quot;, &quot;;[$bg_icons.L88];&quot;, &quot;;[$bg_icons.M88];&quot;, &quot;;[$bg_icons.N88];&quot;, &quot;;[$bg_icons.O88];&quot;, &quot;;[$bg_icons.P88];&quot;, &quot;;[$bg_icons.Q88];&quot;, &quot;;[$bg_icons.R88];&quot; =&gt; ~&quot;;[$bg_icons.$C88];&quot;~ // &quot;;[$bg_icons.$S88];&quot;, has icon from &quot;;[$bg_icons.$T88])" office:value-type="string" office:string-value="  cdunb79, ~iax1h01~, ~ensw2h~, ~null~, weapon, null, null, null, 105, 105, 105, null, null, null, null, null, null, null =&gt; ~ensw2h~ // Battle Axe +3 (via Enchanted Weapon), has icon from Battle Axe" calcext:value-type="string">
            <text:p><text:s text:c="2"/>cdunb79, ~iax1h01~, ~ensw2h~, ~null~, weapon, null, null, null, 105, 105, 105, null, null, null, null, null, null, null =&gt; ~ensw2h~ // Battle Axe +3 (via Enchanted Weapon), has icon from Battle Axe</text:p>
          </table:table-cell>
        </table:table-row>
        <table:table-row table:style-name="ro1">
          <table:table-cell table:formula="of:=CONCATENATE(;&quot;  &quot;;[$bg_icons.$A89];&quot;, ~&quot;;[$bg_icons.$B89];&quot;~, ~&quot;;[$bg_icons.$C89];&quot;~, ~&quot;;[$bg_icons.$D89];&quot;~, &quot;;[$bg_icons.$E89];&quot;, &quot;;[$bg_icons.F89];&quot;, &quot;;[$bg_icons.G89];&quot;, &quot;;[$bg_icons.H89];&quot;, &quot;;[$bg_icons.I89];&quot;, &quot;;[$bg_icons.J89];&quot;, &quot;;[$bg_icons.K89];&quot;, &quot;;[$bg_icons.L89];&quot;, &quot;;[$bg_icons.M89];&quot;, &quot;;[$bg_icons.N89];&quot;, &quot;;[$bg_icons.O89];&quot;, &quot;;[$bg_icons.P89];&quot;, &quot;;[$bg_icons.Q89];&quot;, &quot;;[$bg_icons.R89];&quot; =&gt; ~&quot;;[$bg_icons.$C89];&quot;~ // &quot;;[$bg_icons.$S89];&quot;, has icon from &quot;;[$bg_icons.$T89])" office:value-type="string" office:string-value="  cdunb80, ~isw1h05~, ~ensw1h01~, ~null~, weapon, null, null, null, 105, 105, 105, null, null, null, null, null, null, null =&gt; ~ensw1h01~ // Long Sword +3 (via Enchanted Weapon), has icon from Long Sword +1" calcext:value-type="string">
            <text:p><text:s text:c="2"/>cdunb80, ~isw1h05~, ~ensw1h01~, ~null~, weapon, null, null, null, 105, 105, 105, null, null, null, null, null, null, null =&gt; ~ensw1h01~ // Long Sword +3 (via Enchanted Weapon), has icon from Long Sword +1</text:p>
          </table:table-cell>
        </table:table-row>
        <table:table-row table:style-name="ro1">
          <table:table-cell table:formula="of:=CONCATENATE(;&quot;  &quot;;[$bg_icons.$A90];&quot;, ~&quot;;[$bg_icons.$B90];&quot;~, ~&quot;;[$bg_icons.$C90];&quot;~, ~&quot;;[$bg_icons.$D90];&quot;~, &quot;;[$bg_icons.$E90];&quot;, &quot;;[$bg_icons.F90];&quot;, &quot;;[$bg_icons.G90];&quot;, &quot;;[$bg_icons.H90];&quot;, &quot;;[$bg_icons.I90];&quot;, &quot;;[$bg_icons.J90];&quot;, &quot;;[$bg_icons.K90];&quot;, &quot;;[$bg_icons.L90];&quot;, &quot;;[$bg_icons.M90];&quot;, &quot;;[$bg_icons.N90];&quot;, &quot;;[$bg_icons.O90];&quot;, &quot;;[$bg_icons.P90];&quot;, &quot;;[$bg_icons.Q90];&quot;, &quot;;[$bg_icons.R90];&quot; =&gt; ~&quot;;[$bg_icons.$C90];&quot;~ // &quot;;[$bg_icons.$S90];&quot;, has icon from &quot;;[$bg_icons.$T90])" office:value-type="string" office:string-value="  cdunb81, ~iblun05~, ~enmace~, ~null~, weapon, null, null, null, 105, 105, 105, null, null, null, null, null, null, null =&gt; ~enmace~ // Mace +3 (via Enchanted Weapon), has icon from Mace +1" calcext:value-type="string">
            <text:p><text:s text:c="2"/>cdunb81, ~iblun05~, ~enmace~, ~null~, weapon, null, null, null, 105, 105, 105, null, null, null, null, null, null, null =&gt; ~enmace~ // Mace +3 (via Enchanted Weapon), has icon from Mace +1</text:p>
          </table:table-cell>
        </table:table-row>
        <table:table-row table:style-name="ro1">
          <table:table-cell table:formula="of:=CONCATENATE(;&quot;  &quot;;[$bg_icons.$A91];&quot;, ~&quot;;[$bg_icons.$B91];&quot;~, ~&quot;;[$bg_icons.$C91];&quot;~, ~&quot;;[$bg_icons.$D91];&quot;~, &quot;;[$bg_icons.$E91];&quot;, &quot;;[$bg_icons.F91];&quot;, &quot;;[$bg_icons.G91];&quot;, &quot;;[$bg_icons.H91];&quot;, &quot;;[$bg_icons.I91];&quot;, &quot;;[$bg_icons.J91];&quot;, &quot;;[$bg_icons.K91];&quot;, &quot;;[$bg_icons.L91];&quot;, &quot;;[$bg_icons.M91];&quot;, &quot;;[$bg_icons.N91];&quot;, &quot;;[$bg_icons.O91];&quot;, &quot;;[$bg_icons.P91];&quot;, &quot;;[$bg_icons.Q91];&quot;, &quot;;[$bg_icons.R91];&quot; =&gt; ~&quot;;[$bg_icons.$C91];&quot;~ // &quot;;[$bg_icons.$S91];&quot;, has icon from &quot;;[$bg_icons.$T91])" office:value-type="string" office:string-value="  cdunb82, ~iblun07~, ~enmorn~, ~null~, weapon, null, null, null, 105, 105, 105, null, null, null, null, null, null, null =&gt; ~enmorn~ // Morning Star +3 (via Enchanted Weapon), has icon from Morning Star +1" calcext:value-type="string">
            <text:p><text:s text:c="2"/>cdunb82, ~iblun07~, ~enmorn~, ~null~, weapon, null, null, null, 105, 105, 105, null, null, null, null, null, null, null =&gt; ~enmorn~ // Morning Star +3 (via Enchanted Weapon), has icon from Morning Star +1</text:p>
          </table:table-cell>
        </table:table-row>
        <table:table-row table:style-name="ro1">
          <table:table-cell table:formula="of:=CONCATENATE(;&quot;  &quot;;[$bg_icons.$A92];&quot;, ~&quot;;[$bg_icons.$B92];&quot;~, ~&quot;;[$bg_icons.$C92];&quot;~, ~&quot;;[$bg_icons.$D92];&quot;~, &quot;;[$bg_icons.$E92];&quot;, &quot;;[$bg_icons.F92];&quot;, &quot;;[$bg_icons.G92];&quot;, &quot;;[$bg_icons.H92];&quot;, &quot;;[$bg_icons.I92];&quot;, &quot;;[$bg_icons.J92];&quot;, &quot;;[$bg_icons.K92];&quot;, &quot;;[$bg_icons.L92];&quot;, &quot;;[$bg_icons.M92];&quot;, &quot;;[$bg_icons.N92];&quot;, &quot;;[$bg_icons.O92];&quot;, &quot;;[$bg_icons.P92];&quot;, &quot;;[$bg_icons.Q92];&quot;, &quot;;[$bg_icons.R92];&quot; =&gt; ~&quot;;[$bg_icons.$C92];&quot;~ // &quot;;[$bg_icons.$S92];&quot;, has icon from &quot;;[$bg_icons.$T92])" office:value-type="string" office:string-value="  cdunb83, ~istaf02~, ~enstaff~, ~null~, weapon, null, null, null, 105, 105, 105, null, null, null, null, null, null, null =&gt; ~enstaff~ // Quarterstaff +3 (via Enchanted Weapon), has icon from Quarterstaff +1" calcext:value-type="string">
            <text:p><text:s text:c="2"/>cdunb83, ~istaf02~, ~enstaff~, ~null~, weapon, null, null, null, 105, 105, 105, null, null, null, null, null, null, null =&gt; ~enstaff~ // Quarterstaff +3 (via Enchanted Weapon), has icon from Quarterstaff +1</text:p>
          </table:table-cell>
        </table:table-row>
        <table:table-row table:style-name="ro1">
          <table:table-cell table:formula="of:=CONCATENATE(;&quot;  &quot;;[$bg_icons.$A93];&quot;, ~&quot;;[$bg_icons.$B93];&quot;~, ~&quot;;[$bg_icons.$C93];&quot;~, ~&quot;;[$bg_icons.$D93];&quot;~, &quot;;[$bg_icons.$E93];&quot;, &quot;;[$bg_icons.F93];&quot;, &quot;;[$bg_icons.G93];&quot;, &quot;;[$bg_icons.H93];&quot;, &quot;;[$bg_icons.I93];&quot;, &quot;;[$bg_icons.J93];&quot;, &quot;;[$bg_icons.K93];&quot;, &quot;;[$bg_icons.L93];&quot;, &quot;;[$bg_icons.M93];&quot;, &quot;;[$bg_icons.N93];&quot;, &quot;;[$bg_icons.O93];&quot;, &quot;;[$bg_icons.P93];&quot;, &quot;;[$bg_icons.Q93];&quot;, &quot;;[$bg_icons.R93];&quot; =&gt; ~&quot;;[$bg_icons.$C93];&quot;~ // &quot;;[$bg_icons.$S93];&quot;, has icon from &quot;;[$bg_icons.$T93])" office:value-type="string" office:string-value="  cdunb84, ~isw1h08~, ~ensw1h02~, ~null~, weapon, null, null, null, 105, 105, 105, null, null, null, null, null, null, null =&gt; ~ensw1h02~ // Short Sword +3 (via Enchanted Weapon), has icon from Short Sword +1" calcext:value-type="string">
            <text:p><text:s text:c="2"/>cdunb84, ~isw1h08~, ~ensw1h02~, ~null~, weapon, null, null, null, 105, 105, 105, null, null, null, null, null, null, null =&gt; ~ensw1h02~ // Short Sword +3 (via Enchanted Weapon), has icon from Short Sword +1</text:p>
          </table:table-cell>
        </table:table-row>
        <table:table-row table:style-name="ro1">
          <table:table-cell table:formula="of:=CONCATENATE(;&quot;  &quot;;[$bg_icons.$A94];&quot;, ~&quot;;[$bg_icons.$B94];&quot;~, ~&quot;;[$bg_icons.$C94];&quot;~, ~&quot;;[$bg_icons.$D94];&quot;~, &quot;;[$bg_icons.$E94];&quot;, &quot;;[$bg_icons.F94];&quot;, &quot;;[$bg_icons.G94];&quot;, &quot;;[$bg_icons.H94];&quot;, &quot;;[$bg_icons.I94];&quot;, &quot;;[$bg_icons.J94];&quot;, &quot;;[$bg_icons.K94];&quot;, &quot;;[$bg_icons.L94];&quot;, &quot;;[$bg_icons.M94];&quot;, &quot;;[$bg_icons.N94];&quot;, &quot;;[$bg_icons.O94];&quot;, &quot;;[$bg_icons.P94];&quot;, &quot;;[$bg_icons.Q94];&quot;, &quot;;[$bg_icons.R94];&quot; =&gt; ~&quot;;[$bg_icons.$C94];&quot;~ // &quot;;[$bg_icons.$S94];&quot;, has icon from &quot;;[$bg_icons.$T94])" office:value-type="string" office:string-value="  cdunb85, ~isw1h05~, ~rodsword~, ~fs~, weapon, null, null, null, 60, 60, 44, null, null, null, null, null, null, null =&gt; ~rodsword~ // Flaming Long Sword +1 (via Rod of Lordly Might), has icon from Long Sword +1" calcext:value-type="string">
            <text:p><text:s text:c="2"/>cdunb85, ~isw1h05~, ~rodsword~, ~fs~, weapon, null, null, null, 60, 60, 44, null, null, null, null, null, null, null =&gt; ~rodsword~ // Flaming Long Sword +1 (via Rod of Lordly Might), has icon from Long Sword +1</text:p>
          </table:table-cell>
        </table:table-row>
        <table:table-row table:style-name="ro1">
          <table:table-cell table:formula="of:=CONCATENATE(;&quot;  &quot;;[$bg_icons.$A95];&quot;, ~&quot;;[$bg_icons.$B95];&quot;~, ~&quot;;[$bg_icons.$C95];&quot;~, ~&quot;;[$bg_icons.$D95];&quot;~, &quot;;[$bg_icons.$E95];&quot;, &quot;;[$bg_icons.F95];&quot;, &quot;;[$bg_icons.G95];&quot;, &quot;;[$bg_icons.H95];&quot;, &quot;;[$bg_icons.I95];&quot;, &quot;;[$bg_icons.J95];&quot;, &quot;;[$bg_icons.K95];&quot;, &quot;;[$bg_icons.L95];&quot;, &quot;;[$bg_icons.M95];&quot;, &quot;;[$bg_icons.N95];&quot;, &quot;;[$bg_icons.O95];&quot;, &quot;;[$bg_icons.P95];&quot;, &quot;;[$bg_icons.Q95];&quot;, &quot;;[$bg_icons.R95];&quot; =&gt; ~&quot;;[$bg_icons.$C95];&quot;~ // &quot;;[$bg_icons.$S95];&quot;, has icon from &quot;;[$bg_icons.$T95])" office:value-type="string" office:string-value="  cdunb86, ~iblun05~, ~rodmace~, ~null~, weapon, null, null, null, 44, 44, 44, null, null, null, null, null, null, null =&gt; ~rodmace~ // Mace +2 (via Rod of Lordly Might), has icon from Mace +1" calcext:value-type="string">
            <text:p><text:s text:c="2"/>cdunb86, ~iblun05~, ~rodmace~, ~null~, weapon, null, null, null, 44, 44, 44, null, null, null, null, null, null, null =&gt; ~rodmace~ // Mace +2 (via Rod of Lordly Might), has icon from Mace +1</text:p>
          </table:table-cell>
        </table:table-row>
        <table:table-row table:style-name="ro1">
          <table:table-cell table:formula="of:=CONCATENATE(;&quot;  &quot;;[$bg_icons.$A96];&quot;, ~&quot;;[$bg_icons.$B96];&quot;~, ~&quot;;[$bg_icons.$C96];&quot;~, ~&quot;;[$bg_icons.$D96];&quot;~, &quot;;[$bg_icons.$E96];&quot;, &quot;;[$bg_icons.F96];&quot;, &quot;;[$bg_icons.G96];&quot;, &quot;;[$bg_icons.H96];&quot;, &quot;;[$bg_icons.I96];&quot;, &quot;;[$bg_icons.J96];&quot;, &quot;;[$bg_icons.K96];&quot;, &quot;;[$bg_icons.L96];&quot;, &quot;;[$bg_icons.M96];&quot;, &quot;;[$bg_icons.N96];&quot;, &quot;;[$bg_icons.O96];&quot;, &quot;;[$bg_icons.P96];&quot;, &quot;;[$bg_icons.Q96];&quot;, &quot;;[$bg_icons.R96];&quot; =&gt; ~&quot;;[$bg_icons.$C96];&quot;~ // &quot;;[$bg_icons.$S96];&quot;, has icon from &quot;;[$bg_icons.$T96])" office:value-type="string" office:string-value="  cdunb87, ~isper01~, ~rodspear~, ~null~, weapon, null, null, null, 60, 60, 59, null, null, null, null, null, null, null =&gt; ~rodspear~ // Spear +3 (via Rod of Lordly Might), has icon from Spear" calcext:value-type="string">
            <text:p><text:s text:c="2"/>cdunb87, ~isper01~, ~rodspear~, ~null~, weapon, null, null, null, 60, 60, 59, null, null, null, null, null, null, null =&gt; ~rodspear~ // Spear +3 (via Rod of Lordly Might), has icon from Spear</text:p>
          </table:table-cell>
        </table:table-row>
        <table:table-row table:style-name="ro1">
          <table:table-cell table:formula="of:=CONCATENATE(;&quot;  &quot;;[$bg_icons.$A97];&quot;, ~&quot;;[$bg_icons.$B97];&quot;~, ~&quot;;[$bg_icons.$C97];&quot;~, ~&quot;;[$bg_icons.$D97];&quot;~, &quot;;[$bg_icons.$E97];&quot;, &quot;;[$bg_icons.F97];&quot;, &quot;;[$bg_icons.G97];&quot;, &quot;;[$bg_icons.H97];&quot;, &quot;;[$bg_icons.I97];&quot;, &quot;;[$bg_icons.J97];&quot;, &quot;;[$bg_icons.K97];&quot;, &quot;;[$bg_icons.L97];&quot;, &quot;;[$bg_icons.M97];&quot;, &quot;;[$bg_icons.N97];&quot;, &quot;;[$bg_icons.O97];&quot;, &quot;;[$bg_icons.P97];&quot;, &quot;;[$bg_icons.Q97];&quot;, &quot;;[$bg_icons.R97];&quot; =&gt; ~&quot;;[$bg_icons.$C97];&quot;~ // &quot;;[$bg_icons.$S97];&quot;, has icon from &quot;;[$bg_icons.$T97])" office:value-type="string" office:string-value="  cdunb88, ~ibelt01~, ~nebelt01~, ~null~, other, null, null, null, null, null, null, null, null, null, null, null, null, null =&gt; ~nebelt01~ // Adoy's Belt, has icon from Girdle" calcext:value-type="string">
            <text:p><text:s text:c="2"/>cdunb88, ~ibelt01~, ~nebelt01~, ~null~, other, null, null, null, null, null, null, null, null, null, null, null, null, null =&gt; ~nebelt01~ // Adoy's Belt, has icon from Girdle</text:p>
          </table:table-cell>
        </table:table-row>
        <table:table-row table:style-name="ro1">
          <table:table-cell table:formula="of:=CONCATENATE(;&quot;  &quot;;[$bg_icons.$A98];&quot;, ~&quot;;[$bg_icons.$B98];&quot;~, ~&quot;;[$bg_icons.$C98];&quot;~, ~&quot;;[$bg_icons.$D98];&quot;~, &quot;;[$bg_icons.$E98];&quot;, &quot;;[$bg_icons.F98];&quot;, &quot;;[$bg_icons.G98];&quot;, &quot;;[$bg_icons.H98];&quot;, &quot;;[$bg_icons.I98];&quot;, &quot;;[$bg_icons.J98];&quot;, &quot;;[$bg_icons.K98];&quot;, &quot;;[$bg_icons.L98];&quot;, &quot;;[$bg_icons.M98];&quot;, &quot;;[$bg_icons.N98];&quot;, &quot;;[$bg_icons.O98];&quot;, &quot;;[$bg_icons.P98];&quot;, &quot;;[$bg_icons.Q98];&quot;, &quot;;[$bg_icons.R98];&quot; =&gt; ~&quot;;[$bg_icons.$C98];&quot;~ // &quot;;[$bg_icons.$S98];&quot;, has icon from &quot;;[$bg_icons.$T98])" office:value-type="string" office:string-value="  cdunb89, ~%tutu_var%iclck07~, ~%tutu_var%clck08~, ~null~, other, null, null, null, null, null, null, null, null, null, null, null, null, null =&gt; ~%tutu_var%clck08~ // Algernon's Cloak, has icon from Nymph Cloak" calcext:value-type="string">
            <text:p><text:s text:c="2"/>cdunb89, ~%tutu_var%iclck07~, ~%tutu_var%clck08~, ~null~, other, null, null, null, null, null, null, null, null, null, null, null, null, null =&gt; ~%tutu_var%clck08~ // Algernon's Cloak, has icon from Nymph Cloak</text:p>
          </table:table-cell>
        </table:table-row>
        <table:table-row table:style-name="ro1">
          <table:table-cell table:formula="of:=CONCATENATE(;&quot;  &quot;;[$bg_icons.$A99];&quot;, ~&quot;;[$bg_icons.$B99];&quot;~, ~&quot;;[$bg_icons.$C99];&quot;~, ~&quot;;[$bg_icons.$D99];&quot;~, &quot;;[$bg_icons.$E99];&quot;, &quot;;[$bg_icons.F99];&quot;, &quot;;[$bg_icons.G99];&quot;, &quot;;[$bg_icons.H99];&quot;, &quot;;[$bg_icons.I99];&quot;, &quot;;[$bg_icons.J99];&quot;, &quot;;[$bg_icons.K99];&quot;, &quot;;[$bg_icons.L99];&quot;, &quot;;[$bg_icons.M99];&quot;, &quot;;[$bg_icons.N99];&quot;, &quot;;[$bg_icons.O99];&quot;, &quot;;[$bg_icons.P99];&quot;, &quot;;[$bg_icons.Q99];&quot;, &quot;;[$bg_icons.R99];&quot; =&gt; ~&quot;;[$bg_icons.$C99];&quot;~ // &quot;;[$bg_icons.$S99];&quot;, has icon from &quot;;[$bg_icons.$T99])" office:value-type="string" office:string-value="  cdunb90, ~ibelt01~, ~belt16~, ~null~, other, null, null, null, null, null, null, null, null, null, null, null, null, null =&gt; ~belt16~ // Belt of Antipode, has icon from Girdle" calcext:value-type="string">
            <text:p><text:s text:c="2"/>cdunb90, ~ibelt01~, ~belt16~, ~null~, other, null, null, null, null, null, null, null, null, null, null, null, null, null =&gt; ~belt16~ // Belt of Antipode, has icon from Girdle</text:p>
          </table:table-cell>
        </table:table-row>
        <table:table-row table:style-name="ro1">
          <table:table-cell table:formula="of:=CONCATENATE(;&quot;  &quot;;[$bg_icons.$A100];&quot;, ~&quot;;[$bg_icons.$B100];&quot;~, ~&quot;;[$bg_icons.$C100];&quot;~, ~&quot;;[$bg_icons.$D100];&quot;~, &quot;;[$bg_icons.$E100];&quot;, &quot;;[$bg_icons.F100];&quot;, &quot;;[$bg_icons.G100];&quot;, &quot;;[$bg_icons.H100];&quot;, &quot;;[$bg_icons.I100];&quot;, &quot;;[$bg_icons.J100];&quot;, &quot;;[$bg_icons.K100];&quot;, &quot;;[$bg_icons.L100];&quot;, &quot;;[$bg_icons.M100];&quot;, &quot;;[$bg_icons.N100];&quot;, &quot;;[$bg_icons.O100];&quot;, &quot;;[$bg_icons.P100];&quot;, &quot;;[$bg_icons.Q100];&quot;, &quot;;[$bg_icons.R100];&quot; =&gt; ~&quot;;[$bg_icons.$C100];&quot;~ // &quot;;[$bg_icons.$S100];&quot;, has icon from &quot;;[$bg_icons.$T100])" office:value-type="string" office:string-value="  cdunb91, ~ibelt10~, ~bdbelt02~, ~null~, other, null, null, null, null, null, null, null, null, null, null, null, null, null =&gt; ~bdbelt02~ // Belt of the Skillful Blade, has icon from Belt of Inertial Barrier" calcext:value-type="string">
            <text:p><text:s text:c="2"/>cdunb91, ~ibelt10~, ~bdbelt02~, ~null~, other, null, null, null, null, null, null, null, null, null, null, null, null, null =&gt; ~bdbelt02~ // Belt of the Skillful Blade, has icon from Belt of Inertial Barrier</text:p>
          </table:table-cell>
        </table:table-row>
        <table:table-row table:style-name="ro1">
          <table:table-cell table:formula="of:=CONCATENATE(;&quot;  &quot;;[$bg_icons.$A101];&quot;, ~&quot;;[$bg_icons.$B101];&quot;~, ~&quot;;[$bg_icons.$C101];&quot;~, ~&quot;;[$bg_icons.$D101];&quot;~, &quot;;[$bg_icons.$E101];&quot;, &quot;;[$bg_icons.F101];&quot;, &quot;;[$bg_icons.G101];&quot;, &quot;;[$bg_icons.H101];&quot;, &quot;;[$bg_icons.I101];&quot;, &quot;;[$bg_icons.J101];&quot;, &quot;;[$bg_icons.K101];&quot;, &quot;;[$bg_icons.L101];&quot;, &quot;;[$bg_icons.M101];&quot;, &quot;;[$bg_icons.N101];&quot;, &quot;;[$bg_icons.O101];&quot;, &quot;;[$bg_icons.P101];&quot;, &quot;;[$bg_icons.Q101];&quot;, &quot;;[$bg_icons.R101];&quot; =&gt; ~&quot;;[$bg_icons.$C101];&quot;~ // &quot;;[$bg_icons.$S101];&quot;, has icon from &quot;;[$bg_icons.$T101])" office:value-type="string" office:string-value="  cdunb92, ~ibelt06~, ~belt15~, ~null~, other, null, null, null, null, null, null, null, null, null, null, null, null, null =&gt; ~belt15~ // Big-Fisted Belt, has icon from Girdle of Hill Giant Strength" calcext:value-type="string">
            <text:p><text:s text:c="2"/>cdunb92, ~ibelt06~, ~belt15~, ~null~, other, null, null, null, null, null, null, null, null, null, null, null, null, null =&gt; ~belt15~ // Big-Fisted Belt, has icon from Girdle of Hill Giant Strength</text:p>
          </table:table-cell>
        </table:table-row>
        <table:table-row table:style-name="ro1">
          <table:table-cell table:formula="of:=CONCATENATE(;&quot;  &quot;;[$bg_icons.$A102];&quot;, ~&quot;;[$bg_icons.$B102];&quot;~, ~&quot;;[$bg_icons.$C102];&quot;~, ~&quot;;[$bg_icons.$D102];&quot;~, &quot;;[$bg_icons.$E102];&quot;, &quot;;[$bg_icons.F102];&quot;, &quot;;[$bg_icons.G102];&quot;, &quot;;[$bg_icons.H102];&quot;, &quot;;[$bg_icons.I102];&quot;, &quot;;[$bg_icons.J102];&quot;, &quot;;[$bg_icons.K102];&quot;, &quot;;[$bg_icons.L102];&quot;, &quot;;[$bg_icons.M102];&quot;, &quot;;[$bg_icons.N102];&quot;, &quot;;[$bg_icons.O102];&quot;, &quot;;[$bg_icons.P102];&quot;, &quot;;[$bg_icons.Q102];&quot;, &quot;;[$bg_icons.R102];&quot; =&gt; ~&quot;;[$bg_icons.$C102];&quot;~ // &quot;;[$bg_icons.$S102];&quot;, has icon from &quot;;[$bg_icons.$T102])" office:value-type="string" office:string-value="  cdunb93, ~ishld08~, ~shld33~, ~null~, shield, null, null, null, null, null, null, 3, 52, 52, 3, null, null, null =&gt; ~shld33~ // Buckley's Buckler, has icon from Buckler" calcext:value-type="string">
            <text:p><text:s text:c="2"/>cdunb93, ~ishld08~, ~shld33~, ~null~, shield, null, null, null, null, null, null, 3, 52, 52, 3, null, null, null =&gt; ~shld33~ // Buckley's Buckler, has icon from Buckler</text:p>
          </table:table-cell>
        </table:table-row>
        <table:table-row table:style-name="ro1">
          <table:table-cell table:formula="of:=CONCATENATE(;&quot;  &quot;;[$bg_icons.$A103];&quot;, ~&quot;;[$bg_icons.$B103];&quot;~, ~&quot;;[$bg_icons.$C103];&quot;~, ~&quot;;[$bg_icons.$D103];&quot;~, &quot;;[$bg_icons.$E103];&quot;, &quot;;[$bg_icons.F103];&quot;, &quot;;[$bg_icons.G103];&quot;, &quot;;[$bg_icons.H103];&quot;, &quot;;[$bg_icons.I103];&quot;, &quot;;[$bg_icons.J103];&quot;, &quot;;[$bg_icons.K103];&quot;, &quot;;[$bg_icons.L103];&quot;, &quot;;[$bg_icons.M103];&quot;, &quot;;[$bg_icons.N103];&quot;, &quot;;[$bg_icons.O103];&quot;, &quot;;[$bg_icons.P103];&quot;, &quot;;[$bg_icons.Q103];&quot;, &quot;;[$bg_icons.R103];&quot; =&gt; ~&quot;;[$bg_icons.$C103];&quot;~ // &quot;;[$bg_icons.$S103];&quot;, has icon from &quot;;[$bg_icons.$T103])" office:value-type="string" office:string-value="  cdunb94, ~ileat15~, ~bdleat04~, ~null~, armor, 63, 65, 64, null, null, null, null, null, null, null, null, null, null =&gt; ~bdleat04~ // Changeling's Vest, has icon from Studded Leather Armor +2" calcext:value-type="string">
            <text:p><text:s text:c="2"/>cdunb94, ~ileat15~, ~bdleat04~, ~null~, armor, 63, 65, 64, null, null, null, null, null, null, null, null, null, null =&gt; ~bdleat04~ // Changeling's Vest, has icon from Studded Leather Armor +2</text:p>
          </table:table-cell>
        </table:table-row>
        <table:table-row table:style-name="ro1">
          <table:table-cell table:formula="of:=CONCATENATE(;&quot;  &quot;;[$bg_icons.$A104];&quot;, ~&quot;;[$bg_icons.$B104];&quot;~, ~&quot;;[$bg_icons.$C104];&quot;~, ~&quot;;[$bg_icons.$D104];&quot;~, &quot;;[$bg_icons.$E104];&quot;, &quot;;[$bg_icons.F104];&quot;, &quot;;[$bg_icons.G104];&quot;, &quot;;[$bg_icons.H104];&quot;, &quot;;[$bg_icons.I104];&quot;, &quot;;[$bg_icons.J104];&quot;, &quot;;[$bg_icons.K104];&quot;, &quot;;[$bg_icons.L104];&quot;, &quot;;[$bg_icons.M104];&quot;, &quot;;[$bg_icons.N104];&quot;, &quot;;[$bg_icons.O104];&quot;, &quot;;[$bg_icons.P104];&quot;, &quot;;[$bg_icons.Q104];&quot;, &quot;;[$bg_icons.R104];&quot; =&gt; ~&quot;;[$bg_icons.$C104];&quot;~ // &quot;;[$bg_icons.$S104];&quot;, has icon from &quot;;[$bg_icons.$T104])" office:value-type="string" office:string-value="  cdunb95, ~iclck28~, ~ohbclck1~, ~null~, other, null, null, null, null, null, null, null, null, null, null, null, null, null =&gt; ~ohbclck1~ // Cloak of the Lich, has icon from Shadow Thief Cloak" calcext:value-type="string">
            <text:p><text:s text:c="2"/>cdunb95, ~iclck28~, ~ohbclck1~, ~null~, other, null, null, null, null, null, null, null, null, null, null, null, null, null =&gt; ~ohbclck1~ // Cloak of the Lich, has icon from Shadow Thief Cloak</text:p>
          </table:table-cell>
        </table:table-row>
        <table:table-row table:style-name="ro1">
          <table:table-cell table:formula="of:=CONCATENATE(;&quot;  &quot;;[$bg_icons.$A105];&quot;, ~&quot;;[$bg_icons.$B105];&quot;~, ~&quot;;[$bg_icons.$C105];&quot;~, ~&quot;;[$bg_icons.$D105];&quot;~, &quot;;[$bg_icons.$E105];&quot;, &quot;;[$bg_icons.F105];&quot;, &quot;;[$bg_icons.G105];&quot;, &quot;;[$bg_icons.H105];&quot;, &quot;;[$bg_icons.I105];&quot;, &quot;;[$bg_icons.J105];&quot;, &quot;;[$bg_icons.K105];&quot;, &quot;;[$bg_icons.L105];&quot;, &quot;;[$bg_icons.M105];&quot;, &quot;;[$bg_icons.N105];&quot;, &quot;;[$bg_icons.O105];&quot;, &quot;;[$bg_icons.P105];&quot;, &quot;;[$bg_icons.Q105];&quot;, &quot;;[$bg_icons.R105];&quot; =&gt; ~&quot;;[$bg_icons.$C105];&quot;~ // &quot;;[$bg_icons.$S105];&quot;, has icon from &quot;;[$bg_icons.$T105])" office:value-type="string" office:string-value="  cdunb96, ~ichan18~, ~bdchan04~, ~null~, armor, 81, 2, 11, null, null, null, null, null, null, null, null, null, null =&gt; ~bdchan04~ // Commander's Chain Mail +3, has icon from Armor of Faith +3" calcext:value-type="string">
            <text:p><text:s text:c="2"/>cdunb96, ~ichan18~, ~bdchan04~, ~null~, armor, 81, 2, 11, null, null, null, null, null, null, null, null, null, null =&gt; ~bdchan04~ // Commander's Chain Mail +3, has icon from Armor of Faith +3</text:p>
          </table:table-cell>
        </table:table-row>
        <table:table-row table:style-name="ro1">
          <table:table-cell table:formula="of:=CONCATENATE(;&quot;  &quot;;[$bg_icons.$A106];&quot;, ~&quot;;[$bg_icons.$B106];&quot;~, ~&quot;;[$bg_icons.$C106];&quot;~, ~&quot;;[$bg_icons.$D106];&quot;~, &quot;;[$bg_icons.$E106];&quot;, &quot;;[$bg_icons.F106];&quot;, &quot;;[$bg_icons.G106];&quot;, &quot;;[$bg_icons.H106];&quot;, &quot;;[$bg_icons.I106];&quot;, &quot;;[$bg_icons.J106];&quot;, &quot;;[$bg_icons.K106];&quot;, &quot;;[$bg_icons.L106];&quot;, &quot;;[$bg_icons.M106];&quot;, &quot;;[$bg_icons.N106];&quot;, &quot;;[$bg_icons.O106];&quot;, &quot;;[$bg_icons.P106];&quot;, &quot;;[$bg_icons.Q106];&quot;, &quot;;[$bg_icons.R106];&quot; =&gt; ~&quot;;[$bg_icons.$C106];&quot;~ // &quot;;[$bg_icons.$S106];&quot;, has icon from &quot;;[$bg_icons.$T106])" office:value-type="string" office:string-value="  cdunb97, ~ichan17~, ~clolth~, ~null~, armor, 79, 118, 62, null, null, null, null, null, null, null, null, null, null =&gt; ~clolth~ // Dark Elven Chain +1, has icon from Ashen Scales +2" calcext:value-type="string">
            <text:p><text:s text:c="2"/>cdunb97, ~ichan17~, ~clolth~, ~null~, armor, 79, 118, 62, null, null, null, null, null, null, null, null, null, null =&gt; ~clolth~ // Dark Elven Chain +1, has icon from Ashen Scales +2</text:p>
          </table:table-cell>
        </table:table-row>
        <table:table-row table:style-name="ro1">
          <table:table-cell table:formula="of:=CONCATENATE(;&quot;  &quot;;[$bg_icons.$A107];&quot;, ~&quot;;[$bg_icons.$B107];&quot;~, ~&quot;;[$bg_icons.$C107];&quot;~, ~&quot;;[$bg_icons.$D107];&quot;~, &quot;;[$bg_icons.$E107];&quot;, &quot;;[$bg_icons.F107];&quot;, &quot;;[$bg_icons.G107];&quot;, &quot;;[$bg_icons.H107];&quot;, &quot;;[$bg_icons.I107];&quot;, &quot;;[$bg_icons.J107];&quot;, &quot;;[$bg_icons.K107];&quot;, &quot;;[$bg_icons.L107];&quot;, &quot;;[$bg_icons.M107];&quot;, &quot;;[$bg_icons.N107];&quot;, &quot;;[$bg_icons.O107];&quot;, &quot;;[$bg_icons.P107];&quot;, &quot;;[$bg_icons.Q107];&quot;, &quot;;[$bg_icons.R107];&quot; =&gt; ~&quot;;[$bg_icons.$C107];&quot;~ // &quot;;[$bg_icons.$S107];&quot;, has icon from &quot;;[$bg_icons.$T107])" office:value-type="string" office:string-value="  cdunb98, ~iplat05~, ~plat19~, ~null~, armor, 27, 25, 27, null, null, null, null, null, null, null, null, null, null =&gt; ~plat19~ // Full Plate Mail +2 (via Wish), has icon from Plate of the Dark +1" calcext:value-type="string">
            <text:p><text:s text:c="2"/>cdunb98, ~iplat05~, ~plat19~, ~null~, armor, 27, 25, 27, null, null, null, null, null, null, null, null, null, null =&gt; ~plat19~ // Full Plate Mail +2 (via Wish), has icon from Plate of the Dark +1</text:p>
          </table:table-cell>
        </table:table-row>
        <table:table-row table:style-name="ro1">
          <table:table-cell table:formula="of:=CONCATENATE(;&quot;  &quot;;[$bg_icons.$A108];&quot;, ~&quot;;[$bg_icons.$B108];&quot;~, ~&quot;;[$bg_icons.$C108];&quot;~, ~&quot;;[$bg_icons.$D108];&quot;~, &quot;;[$bg_icons.$E108];&quot;, &quot;;[$bg_icons.F108];&quot;, &quot;;[$bg_icons.G108];&quot;, &quot;;[$bg_icons.H108];&quot;, &quot;;[$bg_icons.I108];&quot;, &quot;;[$bg_icons.J108];&quot;, &quot;;[$bg_icons.K108];&quot;, &quot;;[$bg_icons.L108];&quot;, &quot;;[$bg_icons.M108];&quot;, &quot;;[$bg_icons.N108];&quot;, &quot;;[$bg_icons.O108];&quot;, &quot;;[$bg_icons.P108];&quot;, &quot;;[$bg_icons.Q108];&quot;, &quot;;[$bg_icons.R108];&quot; =&gt; ~&quot;;[$bg_icons.$C108];&quot;~ // &quot;;[$bg_icons.$S108];&quot;, has icon from &quot;;[$bg_icons.$T108])" office:value-type="string" office:string-value="  cdunb99, ~%tutu_var%ihelm02~, ~%tutu_var%helm03~, ~h0~, helm, null, null, null, null, null, null, null, null, null, null, 4, 4, 4 =&gt; ~%tutu_var%helm03~ // Helm of the Noble +1, has icon from Helmet of Opposite Alignment" calcext:value-type="string">
            <text:p><text:s text:c="2"/>cdunb99, ~%tutu_var%ihelm02~, ~%tutu_var%helm03~, ~h0~, helm, null, null, null, null, null, null, null, null, null, null, 4, 4, 4 =&gt; ~%tutu_var%helm03~ // Helm of the Noble +1, has icon from Helmet of Opposite Alignment</text:p>
          </table:table-cell>
        </table:table-row>
        <table:table-row table:style-name="ro1">
          <table:table-cell table:formula="of:=CONCATENATE(;&quot;  &quot;;[$bg_icons.$A109];&quot;, ~&quot;;[$bg_icons.$B109];&quot;~, ~&quot;;[$bg_icons.$C109];&quot;~, ~&quot;;[$bg_icons.$D109];&quot;~, &quot;;[$bg_icons.$E109];&quot;, &quot;;[$bg_icons.F109];&quot;, &quot;;[$bg_icons.G109];&quot;, &quot;;[$bg_icons.H109];&quot;, &quot;;[$bg_icons.I109];&quot;, &quot;;[$bg_icons.J109];&quot;, &quot;;[$bg_icons.K109];&quot;, &quot;;[$bg_icons.L109];&quot;, &quot;;[$bg_icons.M109];&quot;, &quot;;[$bg_icons.N109];&quot;, &quot;;[$bg_icons.O109];&quot;, &quot;;[$bg_icons.P109];&quot;, &quot;;[$bg_icons.Q109];&quot;, &quot;;[$bg_icons.R109];&quot; =&gt; ~&quot;;[$bg_icons.$C109];&quot;~ // &quot;;[$bg_icons.$S109];&quot;, has icon from &quot;;[$bg_icons.$T109])" office:value-type="string" office:string-value="  cdunb100, ~%tutu_var%ihelm03~, ~%tutu_var%helm09~, ~%h5%~, helm, null, null, null, null, null, null, null, null, null, null, 69, 6, 5 =&gt; ~%tutu_var%helm09~ // Helmet, has icon from Helm of the Noble +1" calcext:value-type="string">
            <text:p><text:s text:c="2"/>cdunb100, ~%tutu_var%ihelm03~, ~%tutu_var%helm09~, ~%h5%~, helm, null, null, null, null, null, null, null, null, null, null, 69, 6, 5 =&gt; ~%tutu_var%helm09~ // Helmet, has icon from Helm of the Noble +1</text:p>
          </table:table-cell>
        </table:table-row>
        <table:table-row table:style-name="ro1">
          <table:table-cell table:formula="of:=CONCATENATE(;&quot;  &quot;;[$bg_icons.$A110];&quot;, ~&quot;;[$bg_icons.$B110];&quot;~, ~&quot;;[$bg_icons.$C110];&quot;~, ~&quot;;[$bg_icons.$D110];&quot;~, &quot;;[$bg_icons.$E110];&quot;, &quot;;[$bg_icons.F110];&quot;, &quot;;[$bg_icons.G110];&quot;, &quot;;[$bg_icons.H110];&quot;, &quot;;[$bg_icons.I110];&quot;, &quot;;[$bg_icons.J110];&quot;, &quot;;[$bg_icons.K110];&quot;, &quot;;[$bg_icons.L110];&quot;, &quot;;[$bg_icons.M110];&quot;, &quot;;[$bg_icons.N110];&quot;, &quot;;[$bg_icons.O110];&quot;, &quot;;[$bg_icons.P110];&quot;, &quot;;[$bg_icons.Q110];&quot;, &quot;;[$bg_icons.R110];&quot; =&gt; ~&quot;;[$bg_icons.$C110];&quot;~ // &quot;;[$bg_icons.$S110];&quot;, has icon from &quot;;[$bg_icons.$T110])" office:value-type="string" office:string-value="  cdunb101, ~%tutu_var%ihelm05~, ~%tutu_var%helm10~, ~%h5%~, helm, null, null, null, null, null, null, null, null, null, null, 48, 28, 63 =&gt; ~%tutu_var%helm10~ // Helmet, has icon from The Eyes of Truth" calcext:value-type="string">
            <text:p><text:s text:c="2"/>cdunb101, ~%tutu_var%ihelm05~, ~%tutu_var%helm10~, ~%h5%~, helm, null, null, null, null, null, null, null, null, null, null, 48, 28, 63 =&gt; ~%tutu_var%helm10~ // Helmet, has icon from The Eyes of Truth</text:p>
          </table:table-cell>
        </table:table-row>
        <table:table-row table:style-name="ro1">
          <table:table-cell table:formula="of:=CONCATENATE(;&quot;  &quot;;[$bg_icons.$A111];&quot;, ~&quot;;[$bg_icons.$B111];&quot;~, ~&quot;;[$bg_icons.$C111];&quot;~, ~&quot;;[$bg_icons.$D111];&quot;~, &quot;;[$bg_icons.$E111];&quot;, &quot;;[$bg_icons.F111];&quot;, &quot;;[$bg_icons.G111];&quot;, &quot;;[$bg_icons.H111];&quot;, &quot;;[$bg_icons.I111];&quot;, &quot;;[$bg_icons.J111];&quot;, &quot;;[$bg_icons.K111];&quot;, &quot;;[$bg_icons.L111];&quot;, &quot;;[$bg_icons.M111];&quot;, &quot;;[$bg_icons.N111];&quot;, &quot;;[$bg_icons.O111];&quot;, &quot;;[$bg_icons.P111];&quot;, &quot;;[$bg_icons.Q111];&quot;, &quot;;[$bg_icons.R111];&quot; =&gt; ~&quot;;[$bg_icons.$C111];&quot;~ // &quot;;[$bg_icons.$S111];&quot;, has icon from &quot;;[$bg_icons.$T111])" office:value-type="string" office:string-value="  cdunb102, ~%tutu_var%ihelm05~, ~%tutu_var%helm11~, ~%h6%~, helm, null, null, null, null, null, null, null, null, null, null, 5, 27, 27 =&gt; ~%tutu_var%helm11~ // Helmet, has icon from Helmet of Charm Protection" calcext:value-type="string">
            <text:p><text:s text:c="2"/>cdunb102, ~%tutu_var%ihelm05~, ~%tutu_var%helm11~, ~%h6%~, helm, null, null, null, null, null, null, null, null, null, null, 5, 27, 27 =&gt; ~%tutu_var%helm11~ // Helmet, has icon from Helmet of Charm Protection</text:p>
          </table:table-cell>
        </table:table-row>
        <table:table-row table:style-name="ro1">
          <table:table-cell table:formula="of:=CONCATENATE(;&quot;  &quot;;[$bg_icons.$A112];&quot;, ~&quot;;[$bg_icons.$B112];&quot;~, ~&quot;;[$bg_icons.$C112];&quot;~, ~&quot;;[$bg_icons.$D112];&quot;~, &quot;;[$bg_icons.$E112];&quot;, &quot;;[$bg_icons.F112];&quot;, &quot;;[$bg_icons.G112];&quot;, &quot;;[$bg_icons.H112];&quot;, &quot;;[$bg_icons.I112];&quot;, &quot;;[$bg_icons.J112];&quot;, &quot;;[$bg_icons.K112];&quot;, &quot;;[$bg_icons.L112];&quot;, &quot;;[$bg_icons.M112];&quot;, &quot;;[$bg_icons.N112];&quot;, &quot;;[$bg_icons.O112];&quot;, &quot;;[$bg_icons.P112];&quot;, &quot;;[$bg_icons.Q112];&quot;, &quot;;[$bg_icons.R112];&quot; =&gt; ~&quot;;[$bg_icons.$C112];&quot;~ // &quot;;[$bg_icons.$S112];&quot;, has icon from &quot;;[$bg_icons.$T112])" office:value-type="string" office:string-value="  cdunb103, ~%tutu_var%iclck07~, ~%tutu_var%clck21~, ~null~, other, null, null, null, null, null, null, null, null, null, null, null, null, null =&gt; ~%tutu_var%clck21~ // Holy Cloak, has icon from Nymph Cloak" calcext:value-type="string">
            <text:p><text:s text:c="2"/>cdunb103, ~%tutu_var%iclck07~, ~%tutu_var%clck21~, ~null~, other, null, null, null, null, null, null, null, null, null, null, null, null, null =&gt; ~%tutu_var%clck21~ // Holy Cloak, has icon from Nymph Cloak</text:p>
          </table:table-cell>
        </table:table-row>
        <table:table-row table:style-name="ro1">
          <table:table-cell table:formula="of:=CONCATENATE(;&quot;  &quot;;[$bg_icons.$A113];&quot;, ~&quot;;[$bg_icons.$B113];&quot;~, ~&quot;;[$bg_icons.$C113];&quot;~, ~&quot;;[$bg_icons.$D113];&quot;~, &quot;;[$bg_icons.$E113];&quot;, &quot;;[$bg_icons.F113];&quot;, &quot;;[$bg_icons.G113];&quot;, &quot;;[$bg_icons.H113];&quot;, &quot;;[$bg_icons.I113];&quot;, &quot;;[$bg_icons.J113];&quot;, &quot;;[$bg_icons.K113];&quot;, &quot;;[$bg_icons.L113];&quot;, &quot;;[$bg_icons.M113];&quot;, &quot;;[$bg_icons.N113];&quot;, &quot;;[$bg_icons.O113];&quot;, &quot;;[$bg_icons.P113];&quot;, &quot;;[$bg_icons.Q113];&quot;, &quot;;[$bg_icons.R113];&quot; =&gt; ~&quot;;[$bg_icons.$C113];&quot;~ // &quot;;[$bg_icons.$S113];&quot;, has icon from &quot;;[$bg_icons.$T113])" office:value-type="string" office:string-value="  cdunb104, ~ibelt05~, ~imoenhp1~, ~null~, other, null, null, null, null, null, null, null, null, null, null, null, null, null =&gt; ~imoenhp1~ // Imoen's Belt, has icon from Girdle of Gender" calcext:value-type="string">
            <text:p><text:s text:c="2"/>cdunb104, ~ibelt05~, ~imoenhp1~, ~null~, other, null, null, null, null, null, null, null, null, null, null, null, null, null =&gt; ~imoenhp1~ // Imoen's Belt, has icon from Girdle of Gender</text:p>
          </table:table-cell>
        </table:table-row>
        <table:table-row table:style-name="ro1">
          <table:table-cell table:formula="of:=CONCATENATE(;&quot;  &quot;;[$bg_icons.$A114];&quot;, ~&quot;;[$bg_icons.$B114];&quot;~, ~&quot;;[$bg_icons.$C114];&quot;~, ~&quot;;[$bg_icons.$D114];&quot;~, &quot;;[$bg_icons.$E114];&quot;, &quot;;[$bg_icons.F114];&quot;, &quot;;[$bg_icons.G114];&quot;, &quot;;[$bg_icons.H114];&quot;, &quot;;[$bg_icons.I114];&quot;, &quot;;[$bg_icons.J114];&quot;, &quot;;[$bg_icons.K114];&quot;, &quot;;[$bg_icons.L114];&quot;, &quot;;[$bg_icons.M114];&quot;, &quot;;[$bg_icons.N114];&quot;, &quot;;[$bg_icons.O114];&quot;, &quot;;[$bg_icons.P114];&quot;, &quot;;[$bg_icons.Q114];&quot;, &quot;;[$bg_icons.R114];&quot; =&gt; ~&quot;;[$bg_icons.$C114];&quot;~ // &quot;;[$bg_icons.$S114];&quot;, has icon from &quot;;[$bg_icons.$T114])" office:value-type="string" office:string-value="  cdunb105, ~ihelm29~, ~ohhkork~, ~null~, other, null, null, null, null, null, null, null, null, null, null, null, null, null =&gt; ~ohhkork~ // Korkorran's Cowl, has icon from Thieves' Hood" calcext:value-type="string">
            <text:p><text:s text:c="2"/>cdunb105, ~ihelm29~, ~ohhkork~, ~null~, other, null, null, null, null, null, null, null, null, null, null, null, null, null =&gt; ~ohhkork~ // Korkorran's Cowl, has icon from Thieves' Hood</text:p>
          </table:table-cell>
        </table:table-row>
        <table:table-row table:style-name="ro1">
          <table:table-cell table:formula="of:=CONCATENATE(;&quot;  &quot;;[$bg_icons.$A115];&quot;, ~&quot;;[$bg_icons.$B115];&quot;~, ~&quot;;[$bg_icons.$C115];&quot;~, ~&quot;;[$bg_icons.$D115];&quot;~, &quot;;[$bg_icons.$E115];&quot;, &quot;;[$bg_icons.F115];&quot;, &quot;;[$bg_icons.G115];&quot;, &quot;;[$bg_icons.H115];&quot;, &quot;;[$bg_icons.I115];&quot;, &quot;;[$bg_icons.J115];&quot;, &quot;;[$bg_icons.K115];&quot;, &quot;;[$bg_icons.L115];&quot;, &quot;;[$bg_icons.M115];&quot;, &quot;;[$bg_icons.N115];&quot;, &quot;;[$bg_icons.O115];&quot;, &quot;;[$bg_icons.P115];&quot;, &quot;;[$bg_icons.Q115];&quot;, &quot;;[$bg_icons.R115];&quot; =&gt; ~&quot;;[$bg_icons.$C115];&quot;~ // &quot;;[$bg_icons.$S115];&quot;, has icon from &quot;;[$bg_icons.$T115])" office:value-type="string" office:string-value="  cdunb106, ~ishld07~, ~shld30~, ~null~, shield, null, null, null, null, null, null, 81, 81, 21, 81, null, null, null =&gt; ~shld30~ // Large Shield +2, has icon from Shield of the Falling Stars +1" calcext:value-type="string">
            <text:p><text:s text:c="2"/>cdunb106, ~ishld07~, ~shld30~, ~null~, shield, null, null, null, null, null, null, 81, 81, 21, 81, null, null, null =&gt; ~shld30~ // Large Shield +2, has icon from Shield of the Falling Stars +1</text:p>
          </table:table-cell>
        </table:table-row>
        <table:table-row table:style-name="ro1">
          <table:table-cell table:formula="of:=CONCATENATE(;&quot;  &quot;;[$bg_icons.$A116];&quot;, ~&quot;;[$bg_icons.$B116];&quot;~, ~&quot;;[$bg_icons.$C116];&quot;~, ~&quot;;[$bg_icons.$D116];&quot;~, &quot;;[$bg_icons.$E116];&quot;, &quot;;[$bg_icons.F116];&quot;, &quot;;[$bg_icons.G116];&quot;, &quot;;[$bg_icons.H116];&quot;, &quot;;[$bg_icons.I116];&quot;, &quot;;[$bg_icons.J116];&quot;, &quot;;[$bg_icons.K116];&quot;, &quot;;[$bg_icons.L116];&quot;, &quot;;[$bg_icons.M116];&quot;, &quot;;[$bg_icons.N116];&quot;, &quot;;[$bg_icons.O116];&quot;, &quot;;[$bg_icons.P116];&quot;, &quot;;[$bg_icons.Q116];&quot;, &quot;;[$bg_icons.R116];&quot; =&gt; ~&quot;;[$bg_icons.$C116];&quot;~ // &quot;;[$bg_icons.$S116];&quot;, has icon from &quot;;[$bg_icons.$T116])" office:value-type="string" office:string-value="  cdunb107, ~ichan18~, ~bdchanca~, ~null~, armor, 1, 3, 6, null, null, null, null, null, null, null, null, null, null =&gt; ~bdchanca~ // Mail of the Hallowed Hero +3, has icon from Armor of Faith +3" calcext:value-type="string">
            <text:p><text:s text:c="2"/>cdunb107, ~ichan18~, ~bdchanca~, ~null~, armor, 1, 3, 6, null, null, null, null, null, null, null, null, null, null =&gt; ~bdchanca~ // Mail of the Hallowed Hero +3, has icon from Armor of Faith +3</text:p>
          </table:table-cell>
        </table:table-row>
        <table:table-row table:style-name="ro1">
          <table:table-cell table:formula="of:=CONCATENATE(;&quot;  &quot;;[$bg_icons.$A117];&quot;, ~&quot;;[$bg_icons.$B117];&quot;~, ~&quot;;[$bg_icons.$C117];&quot;~, ~&quot;;[$bg_icons.$D117];&quot;~, &quot;;[$bg_icons.$E117];&quot;, &quot;;[$bg_icons.F117];&quot;, &quot;;[$bg_icons.G117];&quot;, &quot;;[$bg_icons.H117];&quot;, &quot;;[$bg_icons.I117];&quot;, &quot;;[$bg_icons.J117];&quot;, &quot;;[$bg_icons.K117];&quot;, &quot;;[$bg_icons.L117];&quot;, &quot;;[$bg_icons.M117];&quot;, &quot;;[$bg_icons.N117];&quot;, &quot;;[$bg_icons.O117];&quot;, &quot;;[$bg_icons.P117];&quot;, &quot;;[$bg_icons.Q117];&quot;, &quot;;[$bg_icons.R117];&quot; =&gt; ~&quot;;[$bg_icons.$C117];&quot;~ // &quot;;[$bg_icons.$S117];&quot;, has icon from &quot;;[$bg_icons.$T117])" office:value-type="string" office:string-value="  cdunb108, ~iplat04~, ~bruenpla~, ~null~, armor, 27, 21, 79, null, null, null, null, null, null, null, null, null, null =&gt; ~bruenpla~ // Mithral Field Plate +2 (Bruenor), has icon from Full Plate Mail" calcext:value-type="string">
            <text:p><text:s text:c="2"/>cdunb108, ~iplat04~, ~bruenpla~, ~null~, armor, 27, 21, 79, null, null, null, null, null, null, null, null, null, null =&gt; ~bruenpla~ // Mithral Field Plate +2 (Bruenor), has icon from Full Plate Mail</text:p>
          </table:table-cell>
        </table:table-row>
        <table:table-row table:style-name="ro1">
          <table:table-cell table:formula="of:=CONCATENATE(;&quot;  &quot;;[$bg_icons.$A118];&quot;, ~&quot;;[$bg_icons.$B118];&quot;~, ~&quot;;[$bg_icons.$C118];&quot;~, ~&quot;;[$bg_icons.$D118];&quot;~, &quot;;[$bg_icons.$E118];&quot;, &quot;;[$bg_icons.F118];&quot;, &quot;;[$bg_icons.G118];&quot;, &quot;;[$bg_icons.H118];&quot;, &quot;;[$bg_icons.I118];&quot;, &quot;;[$bg_icons.J118];&quot;, &quot;;[$bg_icons.K118];&quot;, &quot;;[$bg_icons.L118];&quot;, &quot;;[$bg_icons.M118];&quot;, &quot;;[$bg_icons.N118];&quot;, &quot;;[$bg_icons.O118];&quot;, &quot;;[$bg_icons.P118];&quot;, &quot;;[$bg_icons.Q118];&quot;, &quot;;[$bg_icons.R118];&quot; =&gt; ~&quot;;[$bg_icons.$C118];&quot;~ // &quot;;[$bg_icons.$S118];&quot;, has icon from &quot;;[$bg_icons.$T118])" office:value-type="string" office:string-value="  cdunb109, ~iboot12~, ~rsboot~, ~null~, other, null, null, null, null, null, null, null, null, null, null, null, null, null =&gt; ~rsboot~ // Moonlight Walkers, has icon from Gargoyle Boots" calcext:value-type="string">
            <text:p><text:s text:c="2"/>cdunb109, ~iboot12~, ~rsboot~, ~null~, other, null, null, null, null, null, null, null, null, null, null, null, null, null =&gt; ~rsboot~ // Moonlight Walkers, has icon from Gargoyle Boots</text:p>
          </table:table-cell>
        </table:table-row>
        <table:table-row table:style-name="ro1">
          <table:table-cell table:formula="of:=CONCATENATE(;&quot;  &quot;;[$bg_icons.$A119];&quot;, ~&quot;;[$bg_icons.$B119];&quot;~, ~&quot;;[$bg_icons.$C119];&quot;~, ~&quot;;[$bg_icons.$D119];&quot;~, &quot;;[$bg_icons.$E119];&quot;, &quot;;[$bg_icons.F119];&quot;, &quot;;[$bg_icons.G119];&quot;, &quot;;[$bg_icons.H119];&quot;, &quot;;[$bg_icons.I119];&quot;, &quot;;[$bg_icons.J119];&quot;, &quot;;[$bg_icons.K119];&quot;, &quot;;[$bg_icons.L119];&quot;, &quot;;[$bg_icons.M119];&quot;, &quot;;[$bg_icons.N119];&quot;, &quot;;[$bg_icons.O119];&quot;, &quot;;[$bg_icons.P119];&quot;, &quot;;[$bg_icons.Q119];&quot;, &quot;;[$bg_icons.R119];&quot; =&gt; ~&quot;;[$bg_icons.$C119];&quot;~ // &quot;;[$bg_icons.$S119];&quot;, has icon from &quot;;[$bg_icons.$T119])" office:value-type="string" office:string-value="  cdunb110, ~ihelm18~, ~bdmisc05~, ~null~, other, null, null, null, null, null, null, null, null, null, null, null, null, null =&gt; ~bdmisc05~ // Purification Stone, has icon from Pearly White Ioun Stone" calcext:value-type="string">
            <text:p><text:s text:c="2"/>cdunb110, ~ihelm18~, ~bdmisc05~, ~null~, other, null, null, null, null, null, null, null, null, null, null, null, null, null =&gt; ~bdmisc05~ // Purification Stone, has icon from Pearly White Ioun Stone</text:p>
          </table:table-cell>
        </table:table-row>
        <table:table-row table:style-name="ro1">
          <table:table-cell table:formula="of:=CONCATENATE(;&quot;  &quot;;[$bg_icons.$A120];&quot;, ~&quot;;[$bg_icons.$B120];&quot;~, ~&quot;;[$bg_icons.$C120];&quot;~, ~&quot;;[$bg_icons.$D120];&quot;~, &quot;;[$bg_icons.$E120];&quot;, &quot;;[$bg_icons.F120];&quot;, &quot;;[$bg_icons.G120];&quot;, &quot;;[$bg_icons.H120];&quot;, &quot;;[$bg_icons.I120];&quot;, &quot;;[$bg_icons.J120];&quot;, &quot;;[$bg_icons.K120];&quot;, &quot;;[$bg_icons.L120];&quot;, &quot;;[$bg_icons.M120];&quot;, &quot;;[$bg_icons.N120];&quot;, &quot;;[$bg_icons.O120];&quot;, &quot;;[$bg_icons.P120];&quot;, &quot;;[$bg_icons.Q120];&quot;, &quot;;[$bg_icons.R120];&quot; =&gt; ~&quot;;[$bg_icons.$C120];&quot;~ // &quot;;[$bg_icons.$S120];&quot;, has icon from &quot;;[$bg_icons.$T120])" office:value-type="string" office:string-value="  cdunb111, ~ileat03~, ~leat25~, ~null~, armor, 95, 39, 51, null, null, null, null, null, null, null, null, null, null =&gt; ~leat25~ // Rugged Leathers +2, has icon from Protector of the Second +2" calcext:value-type="string">
            <text:p><text:s text:c="2"/>cdunb111, ~ileat03~, ~leat25~, ~null~, armor, 95, 39, 51, null, null, null, null, null, null, null, null, null, null =&gt; ~leat25~ // Rugged Leathers +2, has icon from Protector of the Second +2</text:p>
          </table:table-cell>
        </table:table-row>
        <table:table-row table:style-name="ro1">
          <table:table-cell table:formula="of:=CONCATENATE(;&quot;  &quot;;[$bg_icons.$A121];&quot;, ~&quot;;[$bg_icons.$B121];&quot;~, ~&quot;;[$bg_icons.$C121];&quot;~, ~&quot;;[$bg_icons.$D121];&quot;~, &quot;;[$bg_icons.$E121];&quot;, &quot;;[$bg_icons.F121];&quot;, &quot;;[$bg_icons.G121];&quot;, &quot;;[$bg_icons.H121];&quot;, &quot;;[$bg_icons.I121];&quot;, &quot;;[$bg_icons.J121];&quot;, &quot;;[$bg_icons.K121];&quot;, &quot;;[$bg_icons.L121];&quot;, &quot;;[$bg_icons.M121];&quot;, &quot;;[$bg_icons.N121];&quot;, &quot;;[$bg_icons.O121];&quot;, &quot;;[$bg_icons.P121];&quot;, &quot;;[$bg_icons.Q121];&quot;, &quot;;[$bg_icons.R121];&quot; =&gt; ~&quot;;[$bg_icons.$C121];&quot;~ // &quot;;[$bg_icons.$S121];&quot;, has icon from &quot;;[$bg_icons.$T121])" office:value-type="string" office:string-value="  cdunb112, ~%tutu_var%iclck07~, ~%tutu_var%clck22~, ~null~, other, null, null, null, null, null, null, null, null, null, null, null, null, null =&gt; ~%tutu_var%clck22~ // Shandalar's Cloak, has icon from Nymph Cloak" calcext:value-type="string">
            <text:p><text:s text:c="2"/>cdunb112, ~%tutu_var%iclck07~, ~%tutu_var%clck22~, ~null~, other, null, null, null, null, null, null, null, null, null, null, null, null, null =&gt; ~%tutu_var%clck22~ // Shandalar's Cloak, has icon from Nymph Cloak</text:p>
          </table:table-cell>
        </table:table-row>
        <table:table-row table:style-name="ro1">
          <table:table-cell table:formula="of:=CONCATENATE(;&quot;  &quot;;[$bg_icons.$A122];&quot;, ~&quot;;[$bg_icons.$B122];&quot;~, ~&quot;;[$bg_icons.$C122];&quot;~, ~&quot;;[$bg_icons.$D122];&quot;~, &quot;;[$bg_icons.$E122];&quot;, &quot;;[$bg_icons.F122];&quot;, &quot;;[$bg_icons.G122];&quot;, &quot;;[$bg_icons.H122];&quot;, &quot;;[$bg_icons.I122];&quot;, &quot;;[$bg_icons.J122];&quot;, &quot;;[$bg_icons.K122];&quot;, &quot;;[$bg_icons.L122];&quot;, &quot;;[$bg_icons.M122];&quot;, &quot;;[$bg_icons.N122];&quot;, &quot;;[$bg_icons.O122];&quot;, &quot;;[$bg_icons.P122];&quot;, &quot;;[$bg_icons.Q122];&quot;, &quot;;[$bg_icons.R122];&quot; =&gt; ~&quot;;[$bg_icons.$C122];&quot;~ // &quot;;[$bg_icons.$S122];&quot;, has icon from &quot;;[$bg_icons.$T122])" office:value-type="string" office:string-value="  cdunb113, ~iplat23~, ~ohdarmor~, ~null~, armor, 6, 5, 79, null, null, null, null, null, null, null, null, null, null =&gt; ~ohdarmor~ // Silver Dragon Scale, has icon from Full Plate Mail +2" calcext:value-type="string">
            <text:p><text:s text:c="2"/>cdunb113, ~iplat23~, ~ohdarmor~, ~null~, armor, 6, 5, 79, null, null, null, null, null, null, null, null, null, null =&gt; ~ohdarmor~ // Silver Dragon Scale, has icon from Full Plate Mail +2</text:p>
          </table:table-cell>
        </table:table-row>
        <table:table-row table:style-name="ro1">
          <table:table-cell table:formula="of:=CONCATENATE(;&quot;  &quot;;[$bg_icons.$A123];&quot;, ~&quot;;[$bg_icons.$B123];&quot;~, ~&quot;;[$bg_icons.$C123];&quot;~, ~&quot;;[$bg_icons.$D123];&quot;~, &quot;;[$bg_icons.$E123];&quot;, &quot;;[$bg_icons.F123];&quot;, &quot;;[$bg_icons.G123];&quot;, &quot;;[$bg_icons.H123];&quot;, &quot;;[$bg_icons.I123];&quot;, &quot;;[$bg_icons.J123];&quot;, &quot;;[$bg_icons.K123];&quot;, &quot;;[$bg_icons.L123];&quot;, &quot;;[$bg_icons.M123];&quot;, &quot;;[$bg_icons.N123];&quot;, &quot;;[$bg_icons.O123];&quot;, &quot;;[$bg_icons.P123];&quot;, &quot;;[$bg_icons.Q123];&quot;, &quot;;[$bg_icons.R123];&quot; =&gt; ~&quot;;[$bg_icons.$C123];&quot;~ // &quot;;[$bg_icons.$S123];&quot;, has icon from &quot;;[$bg_icons.$T123])" office:value-type="string" office:string-value="  cdunb114, ~ishld29~, ~bdshldca~, ~null~, shield, null, null, null, null, null, null, 67, 65, 65, 67, null, null, null =&gt; ~bdshldca~ // Solar Aegis +3, has icon from Medium Shield +2" calcext:value-type="string">
            <text:p><text:s text:c="2"/>cdunb114, ~ishld29~, ~bdshldca~, ~null~, shield, null, null, null, null, null, null, 67, 65, 65, 67, null, null, null =&gt; ~bdshldca~ // Solar Aegis +3, has icon from Medium Shield +2</text:p>
          </table:table-cell>
        </table:table-row>
        <table:table-row table:style-name="ro1">
          <table:table-cell table:formula="of:=CONCATENATE(;&quot;  &quot;;[$bg_icons.$A124];&quot;, ~&quot;;[$bg_icons.$B124];&quot;~, ~&quot;;[$bg_icons.$C124];&quot;~, ~&quot;;[$bg_icons.$D124];&quot;~, &quot;;[$bg_icons.$E124];&quot;, &quot;;[$bg_icons.F124];&quot;, &quot;;[$bg_icons.G124];&quot;, &quot;;[$bg_icons.H124];&quot;, &quot;;[$bg_icons.I124];&quot;, &quot;;[$bg_icons.J124];&quot;, &quot;;[$bg_icons.K124];&quot;, &quot;;[$bg_icons.L124];&quot;, &quot;;[$bg_icons.M124];&quot;, &quot;;[$bg_icons.N124];&quot;, &quot;;[$bg_icons.O124];&quot;, &quot;;[$bg_icons.P124];&quot;, &quot;;[$bg_icons.Q124];&quot;, &quot;;[$bg_icons.R124];&quot; =&gt; ~&quot;;[$bg_icons.$C124];&quot;~ // &quot;;[$bg_icons.$S124];&quot;, has icon from &quot;;[$bg_icons.$T124])" office:value-type="string" office:string-value="  cdunb115, ~ishld03~, ~bdshld08~, ~null~, shield, null, null, null, null, null, null, 46, 46, 65, 46, null, null, null =&gt; ~bdshld08~ // The Bloodied Guardian +2, has icon from Medium Shield" calcext:value-type="string">
            <text:p><text:s text:c="2"/>cdunb115, ~ishld03~, ~bdshld08~, ~null~, shield, null, null, null, null, null, null, 46, 46, 65, 46, null, null, null =&gt; ~bdshld08~ // The Bloodied Guardian +2, has icon from Medium Shield</text:p>
          </table:table-cell>
        </table:table-row>
        <table:table-row table:style-name="ro1">
          <table:table-cell table:formula="of:=CONCATENATE(;&quot;  &quot;;[$bg_icons.$A125];&quot;, ~&quot;;[$bg_icons.$B125];&quot;~, ~&quot;;[$bg_icons.$C125];&quot;~, ~&quot;;[$bg_icons.$D125];&quot;~, &quot;;[$bg_icons.$E125];&quot;, &quot;;[$bg_icons.F125];&quot;, &quot;;[$bg_icons.G125];&quot;, &quot;;[$bg_icons.H125];&quot;, &quot;;[$bg_icons.I125];&quot;, &quot;;[$bg_icons.J125];&quot;, &quot;;[$bg_icons.K125];&quot;, &quot;;[$bg_icons.L125];&quot;, &quot;;[$bg_icons.M125];&quot;, &quot;;[$bg_icons.N125];&quot;, &quot;;[$bg_icons.O125];&quot;, &quot;;[$bg_icons.P125];&quot;, &quot;;[$bg_icons.Q125];&quot;, &quot;;[$bg_icons.R125];&quot; =&gt; ~&quot;;[$bg_icons.$C125];&quot;~ // &quot;;[$bg_icons.$S125];&quot;, has icon from &quot;;[$bg_icons.$T125])" office:value-type="string" office:string-value="  cdunb116, ~iplat02~, ~plat24~, ~null~, armor, 70, 49, 19, null, null, null, null, null, null, null, null, null, null =&gt; ~plat24~ // The Magma Bulwark +2, has icon from Fallorain's Plate +1" calcext:value-type="string">
            <text:p><text:s text:c="2"/>cdunb116, ~iplat02~, ~plat24~, ~null~, armor, 70, 49, 19, null, null, null, null, null, null, null, null, null, null =&gt; ~plat24~ // The Magma Bulwark +2, has icon from Fallorain's Plate +1</text:p>
          </table:table-cell>
        </table:table-row>
        <table:table-row table:style-name="ro1">
          <table:table-cell table:formula="of:=CONCATENATE(;&quot;  &quot;;[$bg_icons.$A126];&quot;, ~&quot;;[$bg_icons.$B126];&quot;~, ~&quot;;[$bg_icons.$C126];&quot;~, ~&quot;;[$bg_icons.$D126];&quot;~, &quot;;[$bg_icons.$E126];&quot;, &quot;;[$bg_icons.F126];&quot;, &quot;;[$bg_icons.G126];&quot;, &quot;;[$bg_icons.H126];&quot;, &quot;;[$bg_icons.I126];&quot;, &quot;;[$bg_icons.J126];&quot;, &quot;;[$bg_icons.K126];&quot;, &quot;;[$bg_icons.L126];&quot;, &quot;;[$bg_icons.M126];&quot;, &quot;;[$bg_icons.N126];&quot;, &quot;;[$bg_icons.O126];&quot;, &quot;;[$bg_icons.P126];&quot;, &quot;;[$bg_icons.Q126];&quot;, &quot;;[$bg_icons.R126];&quot; =&gt; ~&quot;;[$bg_icons.$C126];&quot;~ // &quot;;[$bg_icons.$S126];&quot;, has icon from &quot;;[$bg_icons.$T126])" office:value-type="string" office:string-value="  cdunb117, ~ibrac24~, ~ohbglov1~, ~null~, other, null, null, null, null, null, null, null, null, null, null, null, null, null =&gt; ~ohbglov1~ // The Winged's Gauntlet, has icon from Bard's Gloves" calcext:value-type="string">
            <text:p><text:s text:c="2"/>cdunb117, ~ibrac24~, ~ohbglov1~, ~null~, other, null, null, null, null, null, null, null, null, null, null, null, null, null =&gt; ~ohbglov1~ // The Winged's Gauntlet, has icon from Bard's Gloves</text:p>
          </table:table-cell>
        </table:table-row>
        <table:table-row table:style-name="ro1">
          <table:table-cell table:formula="of:=CONCATENATE(;&quot;  &quot;;[$bg_icons.$A127];&quot;, ~&quot;;[$bg_icons.$B127];&quot;~, ~&quot;;[$bg_icons.$C127];&quot;~, ~&quot;;[$bg_icons.$D127];&quot;~, &quot;;[$bg_icons.$E127];&quot;, &quot;;[$bg_icons.F127];&quot;, &quot;;[$bg_icons.G127];&quot;, &quot;;[$bg_icons.H127];&quot;, &quot;;[$bg_icons.I127];&quot;, &quot;;[$bg_icons.J127];&quot;, &quot;;[$bg_icons.K127];&quot;, &quot;;[$bg_icons.L127];&quot;, &quot;;[$bg_icons.M127];&quot;, &quot;;[$bg_icons.N127];&quot;, &quot;;[$bg_icons.O127];&quot;, &quot;;[$bg_icons.P127];&quot;, &quot;;[$bg_icons.Q127];&quot;, &quot;;[$bg_icons.R127];&quot; =&gt; ~&quot;;[$bg_icons.$C127];&quot;~ // &quot;;[$bg_icons.$S127];&quot;, has icon from &quot;;[$bg_icons.$T127])" office:value-type="string" office:string-value="  cdunb118, ~ihelm20~, ~helm34~, ~null~, other, null, null, null, null, null, null, null, null, null, null, null, null, null =&gt; ~helm34~ // Wong Fei's Ioun Stone, has icon from Pale Green Ioun Stone" calcext:value-type="string">
            <text:p><text:s text:c="2"/>cdunb118, ~ihelm20~, ~helm34~, ~null~, other, null, null, null, null, null, null, null, null, null, null, null, null, null =&gt; ~helm34~ // Wong Fei's Ioun Stone, has icon from Pale Green Ioun Stone</text:p>
          </table:table-cell>
        </table:table-row>
        <table:table-row table:style-name="ro1">
          <table:table-cell table:formula="of:=CONCATENATE(;&quot;  &quot;;[$bg_icons.$A128];&quot;, ~&quot;;[$bg_icons.$B128];&quot;~, ~&quot;;[$bg_icons.$C128];&quot;~, ~&quot;;[$bg_icons.$D128];&quot;~, &quot;;[$bg_icons.$E128];&quot;, &quot;;[$bg_icons.F128];&quot;, &quot;;[$bg_icons.G128];&quot;, &quot;;[$bg_icons.H128];&quot;, &quot;;[$bg_icons.I128];&quot;, &quot;;[$bg_icons.J128];&quot;, &quot;;[$bg_icons.K128];&quot;, &quot;;[$bg_icons.L128];&quot;, &quot;;[$bg_icons.M128];&quot;, &quot;;[$bg_icons.N128];&quot;, &quot;;[$bg_icons.O128];&quot;, &quot;;[$bg_icons.P128];&quot;, &quot;;[$bg_icons.Q128];&quot;, &quot;;[$bg_icons.R128];&quot; =&gt; ~&quot;;[$bg_icons.$C128];&quot;~ // &quot;;[$bg_icons.$S128];&quot;, has icon from &quot;;[$bg_icons.$T128])" office:value-type="string" office:string-value="  cdunb119, ~iboot01~, ~boot06~, ~null~, other, null, null, null, null, null, null, null, null, null, null, null, null, null =&gt; ~boot06~ // Worn-out Boots, has icon from The Paws of the Cheetah" calcext:value-type="string">
            <text:p><text:s text:c="2"/>cdunb119, ~iboot01~, ~boot06~, ~null~, other, null, null, null, null, null, null, null, null, null, null, null, null, null =&gt; ~boot06~ // Worn-out Boots, has icon from The Paws of the Cheetah</text:p>
          </table:table-cell>
        </table:table-row>
        <table:table-row table:style-name="ro1">
          <table:table-cell table:formula="of:=CONCATENATE(;&quot;  &quot;;[$bg_icons.$A129];&quot;, ~&quot;;[$bg_icons.$B129];&quot;~, ~&quot;;[$bg_icons.$C129];&quot;~, ~&quot;;[$bg_icons.$D129];&quot;~, &quot;;[$bg_icons.$E129];&quot;, &quot;;[$bg_icons.F129];&quot;, &quot;;[$bg_icons.G129];&quot;, &quot;;[$bg_icons.H129];&quot;, &quot;;[$bg_icons.I129];&quot;, &quot;;[$bg_icons.J129];&quot;, &quot;;[$bg_icons.K129];&quot;, &quot;;[$bg_icons.L129];&quot;, &quot;;[$bg_icons.M129];&quot;, &quot;;[$bg_icons.N129];&quot;, &quot;;[$bg_icons.O129];&quot;, &quot;;[$bg_icons.P129];&quot;, &quot;;[$bg_icons.Q129];&quot;, &quot;;[$bg_icons.R129];&quot; =&gt; ~&quot;;[$bg_icons.$C129];&quot;~ // &quot;;[$bg_icons.$S129];&quot;, has icon from &quot;;[$bg_icons.$T129])" office:value-type="string" office:string-value="  cdunb120, ~ipotn33~, ~bazplo04~, ~null~, other, null, null, null, null, null, null, null, null, null, null, null, null, null =&gt; ~bazplo04~ // Breath Potion, has icon from Potion of Magic Blocking" calcext:value-type="string">
            <text:p><text:s text:c="2"/>cdunb120, ~ipotn33~, ~bazplo04~, ~null~, other, null, null, null, null, null, null, null, null, null, null, null, null, null =&gt; ~bazplo04~ // Breath Potion, has icon from Potion of Magic Blocking</text:p>
          </table:table-cell>
        </table:table-row>
        <table:table-row table:style-name="ro1">
          <table:table-cell table:formula="of:=CONCATENATE(;&quot;  &quot;;[$bg_icons.$A130];&quot;, ~&quot;;[$bg_icons.$B130];&quot;~, ~&quot;;[$bg_icons.$C130];&quot;~, ~&quot;;[$bg_icons.$D130];&quot;~, &quot;;[$bg_icons.$E130];&quot;, &quot;;[$bg_icons.F130];&quot;, &quot;;[$bg_icons.G130];&quot;, &quot;;[$bg_icons.H130];&quot;, &quot;;[$bg_icons.I130];&quot;, &quot;;[$bg_icons.J130];&quot;, &quot;;[$bg_icons.K130];&quot;, &quot;;[$bg_icons.L130];&quot;, &quot;;[$bg_icons.M130];&quot;, &quot;;[$bg_icons.N130];&quot;, &quot;;[$bg_icons.O130];&quot;, &quot;;[$bg_icons.P130];&quot;, &quot;;[$bg_icons.Q130];&quot;, &quot;;[$bg_icons.R130];&quot; =&gt; ~&quot;;[$bg_icons.$C130];&quot;~ // &quot;;[$bg_icons.$S130];&quot;, has icon from &quot;;[$bg_icons.$T130])" office:value-type="string" office:string-value="  cdunb121, ~imisc2a~, ~bdinsigc~, ~null~, other, null, null, null, null, null, null, null, null, null, null, null, null, null =&gt; ~bdinsigc~ // House Catanzaro Insignia, has icon from Doppelganger Wardstone" calcext:value-type="string">
            <text:p><text:s text:c="2"/>cdunb121, ~imisc2a~, ~bdinsigc~, ~null~, other, null, null, null, null, null, null, null, null, null, null, null, null, null =&gt; ~bdinsigc~ // House Catanzaro Insignia, has icon from Doppelganger Wardstone</text:p>
          </table:table-cell>
        </table:table-row>
        <table:table-row table:style-name="ro1">
          <table:table-cell table:formula="of:=CONCATENATE(;&quot;  &quot;;[$bg_icons.$A131];&quot;, ~&quot;;[$bg_icons.$B131];&quot;~, ~&quot;;[$bg_icons.$C131];&quot;~, ~&quot;;[$bg_icons.$D131];&quot;~, &quot;;[$bg_icons.$E131];&quot;, &quot;;[$bg_icons.F131];&quot;, &quot;;[$bg_icons.G131];&quot;, &quot;;[$bg_icons.H131];&quot;, &quot;;[$bg_icons.I131];&quot;, &quot;;[$bg_icons.J131];&quot;, &quot;;[$bg_icons.K131];&quot;, &quot;;[$bg_icons.L131];&quot;, &quot;;[$bg_icons.M131];&quot;, &quot;;[$bg_icons.N131];&quot;, &quot;;[$bg_icons.O131];&quot;, &quot;;[$bg_icons.P131];&quot;, &quot;;[$bg_icons.Q131];&quot;, &quot;;[$bg_icons.R131];&quot; =&gt; ~&quot;;[$bg_icons.$C131];&quot;~ // &quot;;[$bg_icons.$S131];&quot;, has icon from &quot;;[$bg_icons.$T131])" office:value-type="string" office:string-value="  cdunb122, ~imisc2j~, ~bdinsigr~, ~null~, other, null, null, null, null, null, null, null, null, null, null, null, null, null =&gt; ~bdinsigr~ // House Ryrrl Insignia, has icon from Wardstone Forgery" calcext:value-type="string">
            <text:p><text:s text:c="2"/>cdunb122, ~imisc2j~, ~bdinsigr~, ~null~, other, null, null, null, null, null, null, null, null, null, null, null, null, null =&gt; ~bdinsigr~ // House Ryrrl Insignia, has icon from Wardstone Forgery</text:p>
          </table:table-cell>
        </table:table-row>
        <table:table-row table:style-name="ro1">
          <table:table-cell table:formula="of:=CONCATENATE(;&quot;  &quot;;[$bg_icons.$A132];&quot;, ~&quot;;[$bg_icons.$B132];&quot;~, ~&quot;;[$bg_icons.$C132];&quot;~, ~&quot;;[$bg_icons.$D132];&quot;~, &quot;;[$bg_icons.$E132];&quot;, &quot;;[$bg_icons.F132];&quot;, &quot;;[$bg_icons.G132];&quot;, &quot;;[$bg_icons.H132];&quot;, &quot;;[$bg_icons.I132];&quot;, &quot;;[$bg_icons.J132];&quot;, &quot;;[$bg_icons.K132];&quot;, &quot;;[$bg_icons.L132];&quot;, &quot;;[$bg_icons.M132];&quot;, &quot;;[$bg_icons.N132];&quot;, &quot;;[$bg_icons.O132];&quot;, &quot;;[$bg_icons.P132];&quot;, &quot;;[$bg_icons.Q132];&quot;, &quot;;[$bg_icons.R132];&quot; =&gt; ~&quot;;[$bg_icons.$C132];&quot;~ // &quot;;[$bg_icons.$S132];&quot;, has icon from &quot;;[$bg_icons.$T132])" office:value-type="string" office:string-value="  cdunb124, ~ipotn20~, ~lopotn20~, ~null~, other, null, null, null, null, null, null, null, null, null, null, null, null, null =&gt; ~lopotn20~ // Lothander's Potion of Antidote, has icon from Antidote" calcext:value-type="string">
            <text:p><text:s text:c="2"/>cdunb124, ~ipotn20~, ~lopotn20~, ~null~, other, null, null, null, null, null, null, null, null, null, null, null, null, null =&gt; ~lopotn20~ // Lothander's Potion of Antidote, has icon from Antidote</text:p>
          </table:table-cell>
        </table:table-row>
        <table:table-row table:style-name="ro1">
          <table:table-cell table:formula="of:=CONCATENATE(;&quot;  &quot;;[$bg_icons.$A133];&quot;, ~&quot;;[$bg_icons.$B133];&quot;~, ~&quot;;[$bg_icons.$C133];&quot;~, ~&quot;;[$bg_icons.$D133];&quot;~, &quot;;[$bg_icons.$E133];&quot;, &quot;;[$bg_icons.F133];&quot;, &quot;;[$bg_icons.G133];&quot;, &quot;;[$bg_icons.H133];&quot;, &quot;;[$bg_icons.I133];&quot;, &quot;;[$bg_icons.J133];&quot;, &quot;;[$bg_icons.K133];&quot;, &quot;;[$bg_icons.L133];&quot;, &quot;;[$bg_icons.M133];&quot;, &quot;;[$bg_icons.N133];&quot;, &quot;;[$bg_icons.O133];&quot;, &quot;;[$bg_icons.P133];&quot;, &quot;;[$bg_icons.Q133];&quot;, &quot;;[$bg_icons.R133];&quot; =&gt; ~&quot;;[$bg_icons.$C133];&quot;~ // &quot;;[$bg_icons.$S133];&quot;, has icon from &quot;;[$bg_icons.$T133])" office:value-type="string" office:string-value="  cdunb125, ~%tutu_var%ipotn20~, ~%tutu_var%potn47~, ~null~, other, null, null, null, null, null, null, null, null, null, null, null, null, null =&gt; ~%tutu_var%potn47~ // Marek's Potion of Antidote, has icon from Antidote" calcext:value-type="string">
            <text:p><text:s text:c="2"/>cdunb125, ~%tutu_var%ipotn20~, ~%tutu_var%potn47~, ~null~, other, null, null, null, null, null, null, null, null, null, null, null, null, null =&gt; ~%tutu_var%potn47~ // Marek's Potion of Antidote, has icon from Antidote</text:p>
          </table:table-cell>
        </table:table-row>
        <table:table-row table:style-name="ro1">
          <table:table-cell table:formula="of:=CONCATENATE(;&quot;  &quot;;[$bg_icons.$A134];&quot;, ~&quot;;[$bg_icons.$B134];&quot;~, ~&quot;;[$bg_icons.$C134];&quot;~, ~&quot;;[$bg_icons.$D134];&quot;~, &quot;;[$bg_icons.$E134];&quot;, &quot;;[$bg_icons.F134];&quot;, &quot;;[$bg_icons.G134];&quot;, &quot;;[$bg_icons.H134];&quot;, &quot;;[$bg_icons.I134];&quot;, &quot;;[$bg_icons.J134];&quot;, &quot;;[$bg_icons.K134];&quot;, &quot;;[$bg_icons.L134];&quot;, &quot;;[$bg_icons.M134];&quot;, &quot;;[$bg_icons.N134];&quot;, &quot;;[$bg_icons.O134];&quot;, &quot;;[$bg_icons.P134];&quot;, &quot;;[$bg_icons.Q134];&quot;, &quot;;[$bg_icons.R134];&quot; =&gt; ~&quot;;[$bg_icons.$C134];&quot;~ // &quot;;[$bg_icons.$S134];&quot;, has icon from &quot;;[$bg_icons.$T134])" office:value-type="string" office:string-value="  cdunb126, ~ipotn19~, ~ohdpotn1~, ~null~, other, null, null, null, null, null, null, null, null, null, null, null, null, null =&gt; ~ohdpotn1~ // Potion of Clairvoyance, has icon from Potion of Agility" calcext:value-type="string">
            <text:p><text:s text:c="2"/>cdunb126, ~ipotn19~, ~ohdpotn1~, ~null~, other, null, null, null, null, null, null, null, null, null, null, null, null, null =&gt; ~ohdpotn1~ // Potion of Clairvoyance, has icon from Potion of Agility</text:p>
          </table:table-cell>
        </table:table-row>
        <table:table-row table:style-name="ro1">
          <table:table-cell table:formula="of:=CONCATENATE(;&quot;  &quot;;[$bg_icons.$A135];&quot;, ~&quot;;[$bg_icons.$B135];&quot;~, ~&quot;;[$bg_icons.$C135];&quot;~, ~&quot;;[$bg_icons.$D135];&quot;~, &quot;;[$bg_icons.$E135];&quot;, &quot;;[$bg_icons.F135];&quot;, &quot;;[$bg_icons.G135];&quot;, &quot;;[$bg_icons.H135];&quot;, &quot;;[$bg_icons.I135];&quot;, &quot;;[$bg_icons.J135];&quot;, &quot;;[$bg_icons.K135];&quot;, &quot;;[$bg_icons.L135];&quot;, &quot;;[$bg_icons.M135];&quot;, &quot;;[$bg_icons.N135];&quot;, &quot;;[$bg_icons.O135];&quot;, &quot;;[$bg_icons.P135];&quot;, &quot;;[$bg_icons.Q135];&quot;, &quot;;[$bg_icons.R135];&quot; =&gt; ~&quot;;[$bg_icons.$C135];&quot;~ // &quot;;[$bg_icons.$S135];&quot;, has icon from &quot;;[$bg_icons.$T135])" office:value-type="string" office:string-value="  cdunb127, ~ipotn45~, ~misca4~, ~null~, other, null, null, null, null, null, null, null, null, null, null, null, null, null =&gt; ~misca4~ // Potion of Squirrel Change, has icon from Potion of Freedom" calcext:value-type="string">
            <text:p><text:s text:c="2"/>cdunb127, ~ipotn45~, ~misca4~, ~null~, other, null, null, null, null, null, null, null, null, null, null, null, null, null =&gt; ~misca4~ // Potion of Squirrel Change, has icon from Potion of Freedom</text:p>
          </table:table-cell>
        </table:table-row>
        <table:table-row table:style-name="ro1">
          <table:table-cell table:formula="of:=CONCATENATE(;&quot;  &quot;;[$bg_icons.$A136];&quot;, ~&quot;;[$bg_icons.$B136];&quot;~, ~&quot;;[$bg_icons.$C136];&quot;~, ~&quot;;[$bg_icons.$D136];&quot;~, &quot;;[$bg_icons.$E136];&quot;, &quot;;[$bg_icons.F136];&quot;, &quot;;[$bg_icons.G136];&quot;, &quot;;[$bg_icons.H136];&quot;, &quot;;[$bg_icons.I136];&quot;, &quot;;[$bg_icons.J136];&quot;, &quot;;[$bg_icons.K136];&quot;, &quot;;[$bg_icons.L136];&quot;, &quot;;[$bg_icons.M136];&quot;, &quot;;[$bg_icons.N136];&quot;, &quot;;[$bg_icons.O136];&quot;, &quot;;[$bg_icons.P136];&quot;, &quot;;[$bg_icons.Q136];&quot;, &quot;;[$bg_icons.R136];&quot; =&gt; ~&quot;;[$bg_icons.$C136];&quot;~ // &quot;;[$bg_icons.$S136];&quot;, has icon from &quot;;[$bg_icons.$T136])" office:value-type="string" office:string-value="  cdunb128, ~ohhrod~, ~ohdrod~, ~null~, other, null, null, null, null, null, null, null, null, null, null, null, null, null =&gt; ~ohdrod~ // Rod of Shadowstep, has icon from iwand41" calcext:value-type="string">
            <text:p><text:s text:c="2"/>cdunb128, ~ohhrod~, ~ohdrod~, ~null~, other, null, null, null, null, null, null, null, null, null, null, null, null, null =&gt; ~ohdrod~ // Rod of Shadowstep, has icon from iwand41</text:p>
          </table:table-cell>
        </table:table-row>
        <table:table-row table:style-name="ro1">
          <table:table-cell table:formula="of:=CONCATENATE(;&quot;  &quot;;[$bg_icons.$A137];&quot;, ~&quot;;[$bg_icons.$B137];&quot;~, ~&quot;;[$bg_icons.$C137];&quot;~, ~&quot;;[$bg_icons.$D137];&quot;~, &quot;;[$bg_icons.$E137];&quot;, &quot;;[$bg_icons.F137];&quot;, &quot;;[$bg_icons.G137];&quot;, &quot;;[$bg_icons.H137];&quot;, &quot;;[$bg_icons.I137];&quot;, &quot;;[$bg_icons.J137];&quot;, &quot;;[$bg_icons.K137];&quot;, &quot;;[$bg_icons.L137];&quot;, &quot;;[$bg_icons.M137];&quot;, &quot;;[$bg_icons.N137];&quot;, &quot;;[$bg_icons.O137];&quot;, &quot;;[$bg_icons.P137];&quot;, &quot;;[$bg_icons.Q137];&quot;, &quot;;[$bg_icons.R137];&quot; =&gt; ~&quot;;[$bg_icons.$C137];&quot;~ // &quot;;[$bg_icons.$S137];&quot;, has icon from &quot;;[$bg_icons.$T137])" office:value-type="string" office:string-value="  cdunb129, ~ipotn15~, ~miscas~, ~null~, other, null, null, null, null, null, null, null, null, null, null, null, null, null =&gt; ~miscas~ // Sleeping Draught, has icon from Red Potion" calcext:value-type="string">
            <text:p><text:s text:c="2"/>cdunb129, ~ipotn15~, ~miscas~, ~null~, other, null, null, null, null, null, null, null, null, null, null, null, null, null =&gt; ~miscas~ // Sleeping Draught, has icon from Red Potion</text:p>
          </table:table-cell>
        </table:table-row>
        <table:table-row table:style-name="ro1">
          <table:table-cell table:formula="of:=CONCATENATE(;&quot;  &quot;;[$bg_icons.$A138];&quot;, ~&quot;;[$bg_icons.$B138];&quot;~, ~&quot;;[$bg_icons.$C138];&quot;~, ~&quot;;[$bg_icons.$D138];&quot;~, &quot;;[$bg_icons.$E138];&quot;, &quot;;[$bg_icons.F138];&quot;, &quot;;[$bg_icons.G138];&quot;, &quot;;[$bg_icons.H138];&quot;, &quot;;[$bg_icons.I138];&quot;, &quot;;[$bg_icons.J138];&quot;, &quot;;[$bg_icons.K138];&quot;, &quot;;[$bg_icons.L138];&quot;, &quot;;[$bg_icons.M138];&quot;, &quot;;[$bg_icons.N138];&quot;, &quot;;[$bg_icons.O138];&quot;, &quot;;[$bg_icons.P138];&quot;, &quot;;[$bg_icons.Q138];&quot;, &quot;;[$bg_icons.R138];&quot; =&gt; ~&quot;;[$bg_icons.$C138];&quot;~ // &quot;;[$bg_icons.$S138];&quot;, has icon from &quot;;[$bg_icons.$T138])" office:value-type="string" office:string-value="  cdunb130, ~ipotn25~, ~bdpotn06~, ~null~, other, null, null, null, null, null, null, null, null, null, null, null, null, null =&gt; ~bdpotn06~ // Slime Sickness Curative, has icon from Potion of Healing (Cursed)" calcext:value-type="string">
            <text:p><text:s text:c="2"/>cdunb130, ~ipotn25~, ~bdpotn06~, ~null~, other, null, null, null, null, null, null, null, null, null, null, null, null, null =&gt; ~bdpotn06~ // Slime Sickness Curative, has icon from Potion of Healing (Cursed)</text:p>
          </table:table-cell>
        </table:table-row>
        <table:table-row table:style-name="ro1">
          <table:table-cell table:formula="of:=CONCATENATE(;&quot;  &quot;;[$bg_icons.$A139];&quot;, ~&quot;;[$bg_icons.$B139];&quot;~, ~&quot;;[$bg_icons.$C139];&quot;~, ~&quot;;[$bg_icons.$D139];&quot;~, &quot;;[$bg_icons.$E139];&quot;, &quot;;[$bg_icons.F139];&quot;, &quot;;[$bg_icons.G139];&quot;, &quot;;[$bg_icons.H139];&quot;, &quot;;[$bg_icons.I139];&quot;, &quot;;[$bg_icons.J139];&quot;, &quot;;[$bg_icons.K139];&quot;, &quot;;[$bg_icons.L139];&quot;, &quot;;[$bg_icons.M139];&quot;, &quot;;[$bg_icons.N139];&quot;, &quot;;[$bg_icons.O139];&quot;, &quot;;[$bg_icons.P139];&quot;, &quot;;[$bg_icons.Q139];&quot;, &quot;;[$bg_icons.R139];&quot; =&gt; ~&quot;;[$bg_icons.$C139];&quot;~ // &quot;;[$bg_icons.$S139];&quot;, has icon from &quot;;[$bg_icons.$T139])" office:value-type="string" office:string-value="  cdunb131, ~ipotn45~, ~misca2~, ~null~, other, null, null, null, null, null, null, null, null, null, null, null, null, null =&gt; ~misca2~ // Sulfurous Poison, has icon from Potion of Freedom" calcext:value-type="string">
            <text:p><text:s text:c="2"/>cdunb131, ~ipotn45~, ~misca2~, ~null~, other, null, null, null, null, null, null, null, null, null, null, null, null, null =&gt; ~misca2~ // Sulfurous Poison, has icon from Potion of Freedom</text:p>
          </table:table-cell>
        </table:table-row>
        <table:table-row table:style-name="ro1">
          <table:table-cell table:formula="of:=CONCATENATE(;&quot;  &quot;;[$bg_icons.$A140];&quot;, ~&quot;;[$bg_icons.$B140];&quot;~, ~&quot;;[$bg_icons.$C140];&quot;~, ~&quot;;[$bg_icons.$D140];&quot;~, &quot;;[$bg_icons.$E140];&quot;, &quot;;[$bg_icons.F140];&quot;, &quot;;[$bg_icons.G140];&quot;, &quot;;[$bg_icons.H140];&quot;, &quot;;[$bg_icons.I140];&quot;, &quot;;[$bg_icons.J140];&quot;, &quot;;[$bg_icons.K140];&quot;, &quot;;[$bg_icons.L140];&quot;, &quot;;[$bg_icons.M140];&quot;, &quot;;[$bg_icons.N140];&quot;, &quot;;[$bg_icons.O140];&quot;, &quot;;[$bg_icons.P140];&quot;, &quot;;[$bg_icons.Q140];&quot;, &quot;;[$bg_icons.R140];&quot; =&gt; ~&quot;;[$bg_icons.$C140];&quot;~ // &quot;;[$bg_icons.$S140];&quot;, has icon from &quot;;[$bg_icons.$T140])" office:value-type="string" office:string-value="  cdunb132, ~%tutu_var%ipotn20~, ~%tutu_var%potn48~, ~null~, other, null, null, null, null, null, null, null, null, null, null, null, null, null =&gt; ~%tutu_var%potn48~ // Vial of Mysterious Liquid, has icon from Antidote" calcext:value-type="string">
            <text:p><text:s text:c="2"/>cdunb132, ~%tutu_var%ipotn20~, ~%tutu_var%potn48~, ~null~, other, null, null, null, null, null, null, null, null, null, null, null, null, null =&gt; ~%tutu_var%potn48~ // Vial of Mysterious Liquid, has icon from Antidote</text:p>
          </table:table-cell>
        </table:table-row>
        <table:table-row table:style-name="ro1">
          <table:table-cell table:formula="of:=CONCATENATE(;&quot;  &quot;;[$bg_icons.$A141];&quot;, ~&quot;;[$bg_icons.$B141];&quot;~, ~&quot;;[$bg_icons.$C141];&quot;~, ~&quot;;[$bg_icons.$D141];&quot;~, &quot;;[$bg_icons.$E141];&quot;, &quot;;[$bg_icons.F141];&quot;, &quot;;[$bg_icons.G141];&quot;, &quot;;[$bg_icons.H141];&quot;, &quot;;[$bg_icons.I141];&quot;, &quot;;[$bg_icons.J141];&quot;, &quot;;[$bg_icons.K141];&quot;, &quot;;[$bg_icons.L141];&quot;, &quot;;[$bg_icons.M141];&quot;, &quot;;[$bg_icons.N141];&quot;, &quot;;[$bg_icons.O141];&quot;, &quot;;[$bg_icons.P141];&quot;, &quot;;[$bg_icons.Q141];&quot;, &quot;;[$bg_icons.R141];&quot; =&gt; ~&quot;;[$bg_icons.$C141];&quot;~ // &quot;;[$bg_icons.$S141];&quot;, has icon from &quot;;[$bg_icons.$T141])" office:value-type="string" office:string-value="  cdunb133, ~iwand02~, ~wand15~, ~null~, other, null, null, null, null, null, null, null, null, null, null, null, null, null =&gt; ~wand15~ // Wand of Apprenti, has icon from Wand of Fear" calcext:value-type="string">
            <text:p><text:s text:c="2"/>cdunb133, ~iwand02~, ~wand15~, ~null~, other, null, null, null, null, null, null, null, null, null, null, null, null, null =&gt; ~wand15~ // Wand of Apprenti, has icon from Wand of Fear</text:p>
          </table:table-cell>
        </table:table-row>
        <table:table-row table:style-name="ro1">
          <table:table-cell table:formula="of:=CONCATENATE(;&quot;  &quot;;[$bg_icons.$A142];&quot;, ~&quot;;[$bg_icons.$B142];&quot;~, ~&quot;;[$bg_icons.$C142];&quot;~, ~&quot;;[$bg_icons.$D142];&quot;~, &quot;;[$bg_icons.$E142];&quot;, &quot;;[$bg_icons.F142];&quot;, &quot;;[$bg_icons.G142];&quot;, &quot;;[$bg_icons.H142];&quot;, &quot;;[$bg_icons.I142];&quot;, &quot;;[$bg_icons.J142];&quot;, &quot;;[$bg_icons.K142];&quot;, &quot;;[$bg_icons.L142];&quot;, &quot;;[$bg_icons.M142];&quot;, &quot;;[$bg_icons.N142];&quot;, &quot;;[$bg_icons.O142];&quot;, &quot;;[$bg_icons.P142];&quot;, &quot;;[$bg_icons.Q142];&quot;, &quot;;[$bg_icons.R142];&quot; =&gt; ~&quot;;[$bg_icons.$C142];&quot;~ // &quot;;[$bg_icons.$S142];&quot;, has icon from &quot;;[$bg_icons.$T142])" office:value-type="string" office:string-value="  cdunb134, ~iwand19~, ~bdwand01~, ~null~, other, null, null, null, null, null, null, null, null, null, null, null, null, null =&gt; ~bdwand01~ // Wand of Water Elemental Summoning, has icon from Wand of Cursing" calcext:value-type="string">
            <text:p><text:s text:c="2"/>cdunb134, ~iwand19~, ~bdwand01~, ~null~, other, null, null, null, null, null, null, null, null, null, null, null, null, null =&gt; ~bdwand01~ // Wand of Water Elemental Summoning, has icon from Wand of Cursing</text:p>
          </table:table-cell>
        </table:table-row>
        <table:table-row table:style-name="ro1">
          <table:table-cell table:formula="of:=CONCATENATE(;&quot;  &quot;;[$bg_icons.$A143];&quot;, ~&quot;;[$bg_icons.$B143];&quot;~, ~&quot;;[$bg_icons.$C143];&quot;~, ~&quot;;[$bg_icons.$D143];&quot;~, &quot;;[$bg_icons.$E143];&quot;, &quot;;[$bg_icons.F143];&quot;, &quot;;[$bg_icons.G143];&quot;, &quot;;[$bg_icons.H143];&quot;, &quot;;[$bg_icons.I143];&quot;, &quot;;[$bg_icons.J143];&quot;, &quot;;[$bg_icons.K143];&quot;, &quot;;[$bg_icons.L143];&quot;, &quot;;[$bg_icons.M143];&quot;, &quot;;[$bg_icons.N143];&quot;, &quot;;[$bg_icons.O143];&quot;, &quot;;[$bg_icons.P143];&quot;, &quot;;[$bg_icons.Q143];&quot;, &quot;;[$bg_icons.R143];&quot; =&gt; ~&quot;;[$bg_icons.$C143];&quot;~ // &quot;;[$bg_icons.$S143];&quot;, has icon from &quot;;[$bg_icons.$T143])" office:value-type="string" office:string-value="  cdunb135, ~ipotn54~, ~ohbptn08~, ~null~, other, null, null, null, null, null, null, null, null, null, null, null, null, null =&gt; ~ohbptn08~ // Wine Vinegar, has icon from Empty Potion Bottle" calcext:value-type="string">
            <text:p><text:s text:c="2"/>cdunb135, ~ipotn54~, ~ohbptn08~, ~null~, other, null, null, null, null, null, null, null, null, null, null, null, null, null =&gt; ~ohbptn08~ // Wine Vinegar, has icon from Empty Potion Bottle</text:p>
          </table:table-cell>
        </table:table-row>
        <table:table-row table:style-name="ro1">
          <table:table-cell table:formula="of:=CONCATENATE(;&quot;  &quot;;[$bg_icons.$A144];&quot;, ~&quot;;[$bg_icons.$B144];&quot;~, ~&quot;;[$bg_icons.$C144];&quot;~, ~&quot;;[$bg_icons.$D144];&quot;~, &quot;;[$bg_icons.$E144];&quot;, &quot;;[$bg_icons.F144];&quot;, &quot;;[$bg_icons.G144];&quot;, &quot;;[$bg_icons.H144];&quot;, &quot;;[$bg_icons.I144];&quot;, &quot;;[$bg_icons.J144];&quot;, &quot;;[$bg_icons.K144];&quot;, &quot;;[$bg_icons.L144];&quot;, &quot;;[$bg_icons.M144];&quot;, &quot;;[$bg_icons.N144];&quot;, &quot;;[$bg_icons.O144];&quot;, &quot;;[$bg_icons.P144];&quot;, &quot;;[$bg_icons.Q144];&quot;, &quot;;[$bg_icons.R144];&quot; =&gt; ~&quot;;[$bg_icons.$C144];&quot;~ // &quot;;[$bg_icons.$S144];&quot;, has icon from &quot;;[$bg_icons.$T144])" office:value-type="string" office:string-value="  imisc70, ~%tutu_var%imisc48~, ~%tutu_var%misc70~, ~null~, other, null, null, null, null, null, null, null, null, null, null, null, null, null =&gt; ~%tutu_var%misc70~ // Ithmeera's Statue, has icon from Idol" calcext:value-type="string">
            <text:p><text:s text:c="2"/>imisc70, ~%tutu_var%imisc48~, ~%tutu_var%misc70~, ~null~, other, null, null, null, null, null, null, null, null, null, null, null, null, null =&gt; ~%tutu_var%misc70~ // Ithmeera's Statue, has icon from Idol</text:p>
          </table:table-cell>
        </table:table-row>
      </table:table>
      <table:table table:name="romance_accel" table:style-name="ta1">
        <table:table-column table:style-name="co21" table:default-cell-style-name="Default"/>
        <table:table-column table:style-name="co30" table:default-cell-style-name="Default"/>
        <table:table-column table:style-name="co31" table:number-columns-repeated="3" table:default-cell-style-name="Default"/>
        <table:table-column table:style-name="co32" table:default-cell-style-name="Default"/>
        <table:table-column table:style-name="co21" table:number-columns-repeated="1018" table:default-cell-style-name="Default"/>
        <table:table-row table:style-name="ro1">
          <table:table-cell table:style-name="ce5" office:value-type="string" calcext:value-type="string">
            <text:p>Game</text:p>
          </table:table-cell>
          <table:table-cell table:style-name="ce5" office:value-type="string" calcext:value-type="string">
            <text:p>bcs</text:p>
          </table:table-cell>
          <table:table-cell table:style-name="ce5" office:value-type="string" calcext:value-type="string">
            <text:p>base dlg</text:p>
          </table:table-cell>
          <table:table-cell table:style-name="ce5" office:value-type="string" calcext:value-type="string">
            <text:p>banter dlg</text:p>
          </table:table-cell>
          <table:table-cell table:style-name="ce5" office:value-type="string" calcext:value-type="string">
            <text:p>join dlg</text:p>
          </table:table-cell>
          <table:table-cell table:style-name="ce5" office:value-type="string" calcext:value-type="string">
            <text:p>var</text:p>
          </table:table-cell>
          <table:table-cell table:style-name="ce5" office:value-type="string" calcext:value-type="string">
            <text:p>Notes</text:p>
          </table:table-cell>
          <table:table-cell table:style-name="ce5" table:number-columns-repeated="1017"/>
        </table:table-row>
        <table:table-row table:style-name="ro1">
          <table:table-cell office:value-type="string" calcext:value-type="string">
            <text:p>bg</text:p>
          </table:table-cell>
          <table:table-cell table:number-columns-repeated="2" office:value-type="string" calcext:value-type="string">
            <text:p>dorn%eet_var%</text:p>
          </table:table-cell>
          <table:table-cell office:value-type="string" calcext:value-type="string">
            <text:p>bdorn%eet_var%</text:p>
          </table:table-cell>
          <table:table-cell office:value-type="string" calcext:value-type="string">
            <text:p>dornj%eet_var%</text:p>
          </table:table-cell>
          <table:table-cell office:value-type="string" calcext:value-type="string">
            <text:p>dorn_romance[12]</text:p>
          </table:table-cell>
          <table:table-cell office:value-type="string" calcext:value-type="string">
            <text:p>dorn bg</text:p>
          </table:table-cell>
          <table:table-cell table:number-columns-repeated="1017"/>
        </table:table-row>
        <table:table-row table:style-name="ro1">
          <table:table-cell office:value-type="string" calcext:value-type="string">
            <text:p>bg</text:p>
          </table:table-cell>
          <table:table-cell table:number-columns-repeated="2" office:value-type="string" calcext:value-type="string">
            <text:p>neera%eet_var%</text:p>
          </table:table-cell>
          <table:table-cell office:value-type="string" calcext:value-type="string">
            <text:p>bneera%eet_var%</text:p>
          </table:table-cell>
          <table:table-cell office:value-type="string" calcext:value-type="string">
            <text:p>neeraj%eet_var%</text:p>
          </table:table-cell>
          <table:table-cell office:value-type="string" calcext:value-type="string">
            <text:p>neeraromancetimer</text:p>
          </table:table-cell>
          <table:table-cell office:value-type="string" calcext:value-type="string">
            <text:p>neera bg</text:p>
          </table:table-cell>
          <table:table-cell table:number-columns-repeated="1017"/>
        </table:table-row>
        <table:table-row table:style-name="ro1">
          <table:table-cell office:value-type="string" calcext:value-type="string">
            <text:p>bg</text:p>
          </table:table-cell>
          <table:table-cell table:number-columns-repeated="2" office:value-type="string" calcext:value-type="string">
            <text:p>rasaad%eet_var%</text:p>
          </table:table-cell>
          <table:table-cell office:value-type="string" calcext:value-type="string">
            <text:p>brasaad%eet_var%</text:p>
          </table:table-cell>
          <table:table-cell office:value-type="string" calcext:value-type="string">
            <text:p>rasaadj%eet_var%</text:p>
          </table:table-cell>
          <table:table-cell office:value-type="string" calcext:value-type="string">
            <text:p>rasaad_romance_timer[123]</text:p>
          </table:table-cell>
          <table:table-cell office:value-type="string" calcext:value-type="string">
            <text:p>rasaad bg</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aerie</text:p>
          </table:table-cell>
          <table:table-cell office:value-type="string" calcext:value-type="string">
            <text:p>baerie</text:p>
          </table:table-cell>
          <table:table-cell office:value-type="string" calcext:value-type="string">
            <text:p>aeriej</text:p>
          </table:table-cell>
          <table:table-cell office:value-type="string" calcext:value-type="string">
            <text:p>aerieromance</text:p>
          </table:table-cell>
          <table:table-cell office:value-type="string" calcext:value-type="string">
            <text:p>aerie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anomen</text:p>
          </table:table-cell>
          <table:table-cell office:value-type="string" calcext:value-type="string">
            <text:p>banomen</text:p>
          </table:table-cell>
          <table:table-cell office:value-type="string" calcext:value-type="string">
            <text:p>anomenj</text:p>
          </table:table-cell>
          <table:table-cell office:value-type="string" calcext:value-type="string">
            <text:p>anomenromance</text:p>
          </table:table-cell>
          <table:table-cell office:value-type="string" calcext:value-type="string">
            <text:p>anomen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dorn</text:p>
          </table:table-cell>
          <table:table-cell office:value-type="string" calcext:value-type="string">
            <text:p>bdorn</text:p>
          </table:table-cell>
          <table:table-cell office:value-type="string" calcext:value-type="string">
            <text:p>dornj</text:p>
          </table:table-cell>
          <table:table-cell office:value-type="string" calcext:value-type="string">
            <text:p>dornlovetalkstimer</text:p>
          </table:table-cell>
          <table:table-cell office:value-type="string" calcext:value-type="string">
            <text:p>dorn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hexxat</text:p>
          </table:table-cell>
          <table:table-cell office:value-type="string" calcext:value-type="string">
            <text:p>bhexxat</text:p>
          </table:table-cell>
          <table:table-cell office:value-type="string" calcext:value-type="string">
            <text:p>hexxatj</text:p>
          </table:table-cell>
          <table:table-cell office:value-type="string" calcext:value-type="string">
            <text:p>hexxatlovetalkstimer</text:p>
          </table:table-cell>
          <table:table-cell office:value-type="string" calcext:value-type="string">
            <text:p>hexxat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jaheira</text:p>
          </table:table-cell>
          <table:table-cell office:value-type="string" calcext:value-type="string">
            <text:p>bjaheir</text:p>
          </table:table-cell>
          <table:table-cell office:value-type="string" calcext:value-type="string">
            <text:p>jaheiraj</text:p>
          </table:table-cell>
          <table:table-cell office:value-type="string" calcext:value-type="string">
            <text:p>jaheiraromance</text:p>
          </table:table-cell>
          <table:table-cell office:value-type="string" calcext:value-type="string">
            <text:p>jaheira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neera</text:p>
          </table:table-cell>
          <table:table-cell office:value-type="string" calcext:value-type="string">
            <text:p>bneera</text:p>
          </table:table-cell>
          <table:table-cell office:value-type="string" calcext:value-type="string">
            <text:p>neeraj</text:p>
          </table:table-cell>
          <table:table-cell office:value-type="string" calcext:value-type="string">
            <text:p>neeralovetalkstimer</text:p>
          </table:table-cell>
          <table:table-cell office:value-type="string" calcext:value-type="string">
            <text:p>neera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rasaad</text:p>
          </table:table-cell>
          <table:table-cell office:value-type="string" calcext:value-type="string">
            <text:p>brasaad</text:p>
          </table:table-cell>
          <table:table-cell office:value-type="string" calcext:value-type="string">
            <text:p>rasaadj</text:p>
          </table:table-cell>
          <table:table-cell office:value-type="string" calcext:value-type="string">
            <text:p>rasaadlovetalkstimer</text:p>
          </table:table-cell>
          <table:table-cell office:value-type="string" calcext:value-type="string">
            <text:p>rasaad soa</text:p>
          </table:table-cell>
          <table:table-cell table:number-columns-repeated="1017"/>
        </table:table-row>
        <table:table-row table:style-name="ro1">
          <table:table-cell office:value-type="string" calcext:value-type="string">
            <text:p>bg2</text:p>
          </table:table-cell>
          <table:table-cell office:value-type="string" calcext:value-type="string">
            <text:p>viconia</text:p>
          </table:table-cell>
          <table:table-cell office:value-type="string" calcext:value-type="string">
            <text:p>viconi</text:p>
          </table:table-cell>
          <table:table-cell office:value-type="string" calcext:value-type="string">
            <text:p>bviconi</text:p>
          </table:table-cell>
          <table:table-cell office:value-type="string" calcext:value-type="string">
            <text:p>viconij</text:p>
          </table:table-cell>
          <table:table-cell office:value-type="string" calcext:value-type="string">
            <text:p>viconiaromance</text:p>
          </table:table-cell>
          <table:table-cell office:value-type="string" calcext:value-type="string">
            <text:p>viconia soa</text:p>
          </table:table-cell>
          <table:table-cell table:number-columns-repeated="1017"/>
        </table:table-row>
        <table:table-row table:style-name="ro1">
          <table:table-cell office:value-type="string" calcext:value-type="string">
            <text:p>tob</text:p>
          </table:table-cell>
          <table:table-cell office:value-type="string" calcext:value-type="string">
            <text:p>aeri25</text:p>
          </table:table-cell>
          <table:table-cell office:value-type="string" calcext:value-type="string">
            <text:p>aerie25a</text:p>
          </table:table-cell>
          <table:table-cell office:value-type="string" calcext:value-type="string">
            <text:p>baerie25</text:p>
          </table:table-cell>
          <table:table-cell office:value-type="string" calcext:value-type="string">
            <text:p>aerie25j</text:p>
          </table:table-cell>
          <table:table-cell office:value-type="string" calcext:value-type="string">
            <text:p>aerieromance</text:p>
          </table:table-cell>
          <table:table-cell office:value-type="string" calcext:value-type="string">
            <text:p>aerie tob</text:p>
          </table:table-cell>
          <table:table-cell table:number-columns-repeated="1017"/>
        </table:table-row>
        <table:table-row table:style-name="ro1">
          <table:table-cell office:value-type="string" calcext:value-type="string">
            <text:p>tob</text:p>
          </table:table-cell>
          <table:table-cell office:value-type="string" calcext:value-type="string">
            <text:p>anom25</text:p>
          </table:table-cell>
          <table:table-cell office:value-type="string" calcext:value-type="string">
            <text:p>anome25a</text:p>
          </table:table-cell>
          <table:table-cell office:value-type="string" calcext:value-type="string">
            <text:p>banome25</text:p>
          </table:table-cell>
          <table:table-cell office:value-type="string" calcext:value-type="string">
            <text:p>anome25j</text:p>
          </table:table-cell>
          <table:table-cell office:value-type="string" calcext:value-type="string">
            <text:p>anomenromance</text:p>
          </table:table-cell>
          <table:table-cell office:value-type="string" calcext:value-type="string">
            <text:p>anomen tob</text:p>
          </table:table-cell>
          <table:table-cell table:number-columns-repeated="1017"/>
        </table:table-row>
        <table:table-row table:style-name="ro1">
          <table:table-cell office:value-type="string" calcext:value-type="string">
            <text:p>tob</text:p>
          </table:table-cell>
          <table:table-cell office:value-type="string" calcext:value-type="string">
            <text:p>dorn25</text:p>
          </table:table-cell>
          <table:table-cell office:value-type="string" calcext:value-type="string">
            <text:p>dorn25a</text:p>
          </table:table-cell>
          <table:table-cell office:value-type="string" calcext:value-type="string">
            <text:p>bdorn25</text:p>
          </table:table-cell>
          <table:table-cell office:value-type="string" calcext:value-type="string">
            <text:p>dorn25j</text:p>
          </table:table-cell>
          <table:table-cell office:value-type="string" calcext:value-type="string">
            <text:p>dorntoblovetalkstimer</text:p>
          </table:table-cell>
          <table:table-cell office:value-type="string" calcext:value-type="string">
            <text:p>dorn tob</text:p>
          </table:table-cell>
          <table:table-cell table:number-columns-repeated="1017"/>
        </table:table-row>
        <table:table-row table:style-name="ro1">
          <table:table-cell office:value-type="string" calcext:value-type="string">
            <text:p>tob</text:p>
          </table:table-cell>
          <table:table-cell office:value-type="string" calcext:value-type="string">
            <text:p>hexxa25</text:p>
          </table:table-cell>
          <table:table-cell office:value-type="string" calcext:value-type="string">
            <text:p>hexxa25a</text:p>
          </table:table-cell>
          <table:table-cell office:value-type="string" calcext:value-type="string">
            <text:p>bhexxa25</text:p>
          </table:table-cell>
          <table:table-cell office:value-type="string" calcext:value-type="string">
            <text:p>hexxa25j</text:p>
          </table:table-cell>
          <table:table-cell office:value-type="string" calcext:value-type="string">
            <text:p>hexxattoblovetalkstimer</text:p>
          </table:table-cell>
          <table:table-cell office:value-type="string" calcext:value-type="string">
            <text:p>hexxat tob</text:p>
          </table:table-cell>
          <table:table-cell table:number-columns-repeated="1017"/>
        </table:table-row>
        <table:table-row table:style-name="ro1">
          <table:table-cell office:value-type="string" calcext:value-type="string">
            <text:p>tob</text:p>
          </table:table-cell>
          <table:table-cell office:value-type="string" calcext:value-type="string">
            <text:p>jahe25</text:p>
          </table:table-cell>
          <table:table-cell office:value-type="string" calcext:value-type="string">
            <text:p>jahei25a</text:p>
          </table:table-cell>
          <table:table-cell office:value-type="string" calcext:value-type="string">
            <text:p>bjahei25</text:p>
          </table:table-cell>
          <table:table-cell office:value-type="string" calcext:value-type="string">
            <text:p>jahei25j</text:p>
          </table:table-cell>
          <table:table-cell office:value-type="string" calcext:value-type="string">
            <text:p>jaheiraromance</text:p>
          </table:table-cell>
          <table:table-cell office:value-type="string" calcext:value-type="string">
            <text:p>jaheira tob</text:p>
          </table:table-cell>
          <table:table-cell table:number-columns-repeated="1017"/>
        </table:table-row>
        <table:table-row table:style-name="ro1">
          <table:table-cell office:value-type="string" calcext:value-type="string">
            <text:p>tob</text:p>
          </table:table-cell>
          <table:table-cell office:value-type="string" calcext:value-type="string">
            <text:p>neer25</text:p>
          </table:table-cell>
          <table:table-cell office:value-type="string" calcext:value-type="string">
            <text:p>neera25a</text:p>
          </table:table-cell>
          <table:table-cell office:value-type="string" calcext:value-type="string">
            <text:p>bneera25</text:p>
          </table:table-cell>
          <table:table-cell office:value-type="string" calcext:value-type="string">
            <text:p>neera25j</text:p>
          </table:table-cell>
          <table:table-cell office:value-type="string" calcext:value-type="string">
            <text:p>neeratoblovetalkstimer</text:p>
          </table:table-cell>
          <table:table-cell office:value-type="string" calcext:value-type="string">
            <text:p>neera tob</text:p>
          </table:table-cell>
          <table:table-cell table:number-columns-repeated="1017"/>
        </table:table-row>
        <table:table-row table:style-name="ro1">
          <table:table-cell office:value-type="string" calcext:value-type="string">
            <text:p>tob</text:p>
          </table:table-cell>
          <table:table-cell office:value-type="string" calcext:value-type="string">
            <text:p>rasa25</text:p>
          </table:table-cell>
          <table:table-cell office:value-type="string" calcext:value-type="string">
            <text:p>rasaa25a</text:p>
          </table:table-cell>
          <table:table-cell office:value-type="string" calcext:value-type="string">
            <text:p>brasaa25</text:p>
          </table:table-cell>
          <table:table-cell office:value-type="string" calcext:value-type="string">
            <text:p>rasaa25j</text:p>
          </table:table-cell>
          <table:table-cell office:value-type="string" calcext:value-type="string">
            <text:p>rasaadtoblovetalkstimer</text:p>
          </table:table-cell>
          <table:table-cell office:value-type="string" calcext:value-type="string">
            <text:p>rasaad tob</text:p>
          </table:table-cell>
          <table:table-cell table:number-columns-repeated="1017"/>
        </table:table-row>
        <table:table-row table:style-name="ro1">
          <table:table-cell office:value-type="string" calcext:value-type="string">
            <text:p>tob</text:p>
          </table:table-cell>
          <table:table-cell office:value-type="string" calcext:value-type="string">
            <text:p>vico25</text:p>
          </table:table-cell>
          <table:table-cell office:value-type="string" calcext:value-type="string">
            <text:p>vicon25a</text:p>
          </table:table-cell>
          <table:table-cell office:value-type="string" calcext:value-type="string">
            <text:p>bvicon25</text:p>
          </table:table-cell>
          <table:table-cell office:value-type="string" calcext:value-type="string">
            <text:p>vicon25j</text:p>
          </table:table-cell>
          <table:table-cell office:value-type="string" calcext:value-type="string">
            <text:p>expviconiaromance</text:p>
          </table:table-cell>
          <table:table-cell office:value-type="string" calcext:value-type="string">
            <text:p>viconia tob</text:p>
          </table:table-cell>
          <table:table-cell table:number-columns-repeated="1017"/>
        </table:table-row>
      </table:table>
      <table:table table:name="romance array" table:style-name="ta1">
        <table:table-column table:style-name="co21" table:default-cell-style-name="Default"/>
        <table:table-row table:style-name="ro1">
          <table:table-cell table:formula="of:=CONCATENATE(;&quot;  &quot;;[$romance_accel.$A1];&quot;, &quot;;[$romance_accel.$B1];&quot;, &quot;;[$romance_accel.$C1];&quot;, &quot;;[$romance_accel.$D1];&quot;, &quot;;[$romance_accel.$E1];&quot; =&gt; &quot;;[$romance_accel.$F1];&quot; // &quot;;[$romance_accel.$G1])" office:value-type="string" office:string-value="  Game, bcs, base dlg, banter dlg, join dlg =&gt; var // Notes" calcext:value-type="string">
            <text:p><text:s text:c="2"/>Game, bcs, base dlg, banter dlg, join dlg =&gt; var // Notes</text:p>
          </table:table-cell>
        </table:table-row>
        <table:table-row table:style-name="ro1">
          <table:table-cell table:formula="of:=CONCATENATE(;&quot;  &quot;;[$romance_accel.$A2];&quot;, &quot;;[$romance_accel.$B2];&quot;, &quot;;[$romance_accel.$C2];&quot;, &quot;;[$romance_accel.$D2];&quot;, &quot;;[$romance_accel.$E2];&quot; =&gt; &quot;;[$romance_accel.$F2];&quot; // &quot;;[$romance_accel.$G2])" office:value-type="string" office:string-value="  bg, dorn%eet_var%, dorn%eet_var%, bdorn%eet_var%, dornj%eet_var% =&gt; dorn_romance[12] // dorn bg" calcext:value-type="string">
            <text:p><text:s text:c="2"/>bg, dorn%eet_var%, dorn%eet_var%, bdorn%eet_var%, dornj%eet_var% =&gt; dorn_romance[12] // dorn bg</text:p>
          </table:table-cell>
        </table:table-row>
        <table:table-row table:style-name="ro1">
          <table:table-cell table:formula="of:=CONCATENATE(;&quot;  &quot;;[$romance_accel.$A3];&quot;, &quot;;[$romance_accel.$B3];&quot;, &quot;;[$romance_accel.$C3];&quot;, &quot;;[$romance_accel.$D3];&quot;, &quot;;[$romance_accel.$E3];&quot; =&gt; &quot;;[$romance_accel.$F3];&quot; // &quot;;[$romance_accel.$G3])" office:value-type="string" office:string-value="  bg, neera%eet_var%, neera%eet_var%, bneera%eet_var%, neeraj%eet_var% =&gt; neeraromancetimer // neera bg" calcext:value-type="string">
            <text:p><text:s text:c="2"/>bg, neera%eet_var%, neera%eet_var%, bneera%eet_var%, neeraj%eet_var% =&gt; neeraromancetimer // neera bg</text:p>
          </table:table-cell>
        </table:table-row>
        <table:table-row table:style-name="ro1">
          <table:table-cell table:formula="of:=CONCATENATE(;&quot;  &quot;;[$romance_accel.$A4];&quot;, &quot;;[$romance_accel.$B4];&quot;, &quot;;[$romance_accel.$C4];&quot;, &quot;;[$romance_accel.$D4];&quot;, &quot;;[$romance_accel.$E4];&quot; =&gt; &quot;;[$romance_accel.$F4];&quot; // &quot;;[$romance_accel.$G4])" office:value-type="string" office:string-value="  bg, rasaad%eet_var%, rasaad%eet_var%, brasaad%eet_var%, rasaadj%eet_var% =&gt; rasaad_romance_timer[123] // rasaad bg" calcext:value-type="string">
            <text:p><text:s text:c="2"/>bg, rasaad%eet_var%, rasaad%eet_var%, brasaad%eet_var%, rasaadj%eet_var% =&gt; rasaad_romance_timer[123] // rasaad bg</text:p>
          </table:table-cell>
        </table:table-row>
        <table:table-row table:style-name="ro1">
          <table:table-cell table:formula="of:=CONCATENATE(;&quot;  &quot;;[$romance_accel.$A5];&quot;, &quot;;[$romance_accel.$B5];&quot;, &quot;;[$romance_accel.$C5];&quot;, &quot;;[$romance_accel.$D5];&quot;, &quot;;[$romance_accel.$E5];&quot; =&gt; &quot;;[$romance_accel.$F5];&quot; // &quot;;[$romance_accel.$G5])" office:value-type="string" office:string-value="  bg2, aerie, aerie, baerie, aeriej =&gt; aerieromance // aerie soa" calcext:value-type="string">
            <text:p><text:s text:c="2"/>bg2, aerie, aerie, baerie, aeriej =&gt; aerieromance // aerie soa</text:p>
          </table:table-cell>
        </table:table-row>
        <table:table-row table:style-name="ro1">
          <table:table-cell table:formula="of:=CONCATENATE(;&quot;  &quot;;[$romance_accel.$A6];&quot;, &quot;;[$romance_accel.$B6];&quot;, &quot;;[$romance_accel.$C6];&quot;, &quot;;[$romance_accel.$D6];&quot;, &quot;;[$romance_accel.$E6];&quot; =&gt; &quot;;[$romance_accel.$F6];&quot; // &quot;;[$romance_accel.$G6])" office:value-type="string" office:string-value="  bg2, anomen, anomen, banomen, anomenj =&gt; anomenromance // anomen soa" calcext:value-type="string">
            <text:p><text:s text:c="2"/>bg2, anomen, anomen, banomen, anomenj =&gt; anomenromance // anomen soa</text:p>
          </table:table-cell>
        </table:table-row>
        <table:table-row table:style-name="ro1">
          <table:table-cell table:formula="of:=CONCATENATE(;&quot;  &quot;;[$romance_accel.$A7];&quot;, &quot;;[$romance_accel.$B7];&quot;, &quot;;[$romance_accel.$C7];&quot;, &quot;;[$romance_accel.$D7];&quot;, &quot;;[$romance_accel.$E7];&quot; =&gt; &quot;;[$romance_accel.$F7];&quot; // &quot;;[$romance_accel.$G7])" office:value-type="string" office:string-value="  bg2, dorn, dorn, bdorn, dornj =&gt; dornlovetalkstimer // dorn soa" calcext:value-type="string">
            <text:p><text:s text:c="2"/>bg2, dorn, dorn, bdorn, dornj =&gt; dornlovetalkstimer // dorn soa</text:p>
          </table:table-cell>
        </table:table-row>
        <table:table-row table:style-name="ro1">
          <table:table-cell table:formula="of:=CONCATENATE(;&quot;  &quot;;[$romance_accel.$A8];&quot;, &quot;;[$romance_accel.$B8];&quot;, &quot;;[$romance_accel.$C8];&quot;, &quot;;[$romance_accel.$D8];&quot;, &quot;;[$romance_accel.$E8];&quot; =&gt; &quot;;[$romance_accel.$F8];&quot; // &quot;;[$romance_accel.$G8])" office:value-type="string" office:string-value="  bg2, hexxat, hexxat, bhexxat, hexxatj =&gt; hexxatlovetalkstimer // hexxat soa" calcext:value-type="string">
            <text:p><text:s text:c="2"/>bg2, hexxat, hexxat, bhexxat, hexxatj =&gt; hexxatlovetalkstimer // hexxat soa</text:p>
          </table:table-cell>
        </table:table-row>
        <table:table-row table:style-name="ro1">
          <table:table-cell table:formula="of:=CONCATENATE(;&quot;  &quot;;[$romance_accel.$A9];&quot;, &quot;;[$romance_accel.$B9];&quot;, &quot;;[$romance_accel.$C9];&quot;, &quot;;[$romance_accel.$D9];&quot;, &quot;;[$romance_accel.$E9];&quot; =&gt; &quot;;[$romance_accel.$F9];&quot; // &quot;;[$romance_accel.$G9])" office:value-type="string" office:string-value="  bg2, jaheira, jaheira, bjaheir, jaheiraj =&gt; jaheiraromance // jaheira soa" calcext:value-type="string">
            <text:p><text:s text:c="2"/>bg2, jaheira, jaheira, bjaheir, jaheiraj =&gt; jaheiraromance // jaheira soa</text:p>
          </table:table-cell>
        </table:table-row>
        <table:table-row table:style-name="ro1">
          <table:table-cell table:formula="of:=CONCATENATE(;&quot;  &quot;;[$romance_accel.$A10];&quot;, &quot;;[$romance_accel.$B10];&quot;, &quot;;[$romance_accel.$C10];&quot;, &quot;;[$romance_accel.$D10];&quot;, &quot;;[$romance_accel.$E10];&quot; =&gt; &quot;;[$romance_accel.$F10];&quot; // &quot;;[$romance_accel.$G10])" office:value-type="string" office:string-value="  bg2, neera, neera, bneera, neeraj =&gt; neeralovetalkstimer // neera soa" calcext:value-type="string">
            <text:p><text:s text:c="2"/>bg2, neera, neera, bneera, neeraj =&gt; neeralovetalkstimer // neera soa</text:p>
          </table:table-cell>
        </table:table-row>
        <table:table-row table:style-name="ro1">
          <table:table-cell table:formula="of:=CONCATENATE(;&quot;  &quot;;[$romance_accel.$A11];&quot;, &quot;;[$romance_accel.$B11];&quot;, &quot;;[$romance_accel.$C11];&quot;, &quot;;[$romance_accel.$D11];&quot;, &quot;;[$romance_accel.$E11];&quot; =&gt; &quot;;[$romance_accel.$F11];&quot; // &quot;;[$romance_accel.$G11])" office:value-type="string" office:string-value="  bg2, rasaad, rasaad, brasaad, rasaadj =&gt; rasaadlovetalkstimer // rasaad soa" calcext:value-type="string">
            <text:p><text:s text:c="2"/>bg2, rasaad, rasaad, brasaad, rasaadj =&gt; rasaadlovetalkstimer // rasaad soa</text:p>
          </table:table-cell>
        </table:table-row>
        <table:table-row table:style-name="ro1">
          <table:table-cell table:formula="of:=CONCATENATE(;&quot;  &quot;;[$romance_accel.$A12];&quot;, &quot;;[$romance_accel.$B12];&quot;, &quot;;[$romance_accel.$C12];&quot;, &quot;;[$romance_accel.$D12];&quot;, &quot;;[$romance_accel.$E12];&quot; =&gt; &quot;;[$romance_accel.$F12];&quot; // &quot;;[$romance_accel.$G12])" office:value-type="string" office:string-value="  bg2, viconia, viconi, bviconi, viconij =&gt; viconiaromance // viconia soa" calcext:value-type="string">
            <text:p><text:s text:c="2"/>bg2, viconia, viconi, bviconi, viconij =&gt; viconiaromance // viconia soa</text:p>
          </table:table-cell>
        </table:table-row>
        <table:table-row table:style-name="ro1">
          <table:table-cell table:formula="of:=CONCATENATE(;&quot;  &quot;;[$romance_accel.$A13];&quot;, &quot;;[$romance_accel.$B13];&quot;, &quot;;[$romance_accel.$C13];&quot;, &quot;;[$romance_accel.$D13];&quot;, &quot;;[$romance_accel.$E13];&quot; =&gt; &quot;;[$romance_accel.$F13];&quot; // &quot;;[$romance_accel.$G13])" office:value-type="string" office:string-value="  tob, aeri25, aerie25a, baerie25, aerie25j =&gt; aerieromance // aerie tob" calcext:value-type="string">
            <text:p><text:s text:c="2"/>tob, aeri25, aerie25a, baerie25, aerie25j =&gt; aerieromance // aerie tob</text:p>
          </table:table-cell>
        </table:table-row>
        <table:table-row table:style-name="ro1">
          <table:table-cell table:formula="of:=CONCATENATE(;&quot;  &quot;;[$romance_accel.$A14];&quot;, &quot;;[$romance_accel.$B14];&quot;, &quot;;[$romance_accel.$C14];&quot;, &quot;;[$romance_accel.$D14];&quot;, &quot;;[$romance_accel.$E14];&quot; =&gt; &quot;;[$romance_accel.$F14];&quot; // &quot;;[$romance_accel.$G14])" office:value-type="string" office:string-value="  tob, anom25, anome25a, banome25, anome25j =&gt; anomenromance // anomen tob" calcext:value-type="string">
            <text:p><text:s text:c="2"/>tob, anom25, anome25a, banome25, anome25j =&gt; anomenromance // anomen tob</text:p>
          </table:table-cell>
        </table:table-row>
        <table:table-row table:style-name="ro1">
          <table:table-cell table:formula="of:=CONCATENATE(;&quot;  &quot;;[$romance_accel.$A15];&quot;, &quot;;[$romance_accel.$B15];&quot;, &quot;;[$romance_accel.$C15];&quot;, &quot;;[$romance_accel.$D15];&quot;, &quot;;[$romance_accel.$E15];&quot; =&gt; &quot;;[$romance_accel.$F15];&quot; // &quot;;[$romance_accel.$G15])" office:value-type="string" office:string-value="  tob, dorn25, dorn25a, bdorn25, dorn25j =&gt; dorntoblovetalkstimer // dorn tob" calcext:value-type="string">
            <text:p><text:s text:c="2"/>tob, dorn25, dorn25a, bdorn25, dorn25j =&gt; dorntoblovetalkstimer // dorn tob</text:p>
          </table:table-cell>
        </table:table-row>
        <table:table-row table:style-name="ro1">
          <table:table-cell table:formula="of:=CONCATENATE(;&quot;  &quot;;[$romance_accel.$A16];&quot;, &quot;;[$romance_accel.$B16];&quot;, &quot;;[$romance_accel.$C16];&quot;, &quot;;[$romance_accel.$D16];&quot;, &quot;;[$romance_accel.$E16];&quot; =&gt; &quot;;[$romance_accel.$F16];&quot; // &quot;;[$romance_accel.$G16])" office:value-type="string" office:string-value="  tob, hexxa25, hexxa25a, bhexxa25, hexxa25j =&gt; hexxattoblovetalkstimer // hexxat tob" calcext:value-type="string">
            <text:p><text:s text:c="2"/>tob, hexxa25, hexxa25a, bhexxa25, hexxa25j =&gt; hexxattoblovetalkstimer // hexxat tob</text:p>
          </table:table-cell>
        </table:table-row>
        <table:table-row table:style-name="ro1">
          <table:table-cell table:formula="of:=CONCATENATE(;&quot;  &quot;;[$romance_accel.$A17];&quot;, &quot;;[$romance_accel.$B17];&quot;, &quot;;[$romance_accel.$C17];&quot;, &quot;;[$romance_accel.$D17];&quot;, &quot;;[$romance_accel.$E17];&quot; =&gt; &quot;;[$romance_accel.$F17];&quot; // &quot;;[$romance_accel.$G17])" office:value-type="string" office:string-value="  tob, jahe25, jahei25a, bjahei25, jahei25j =&gt; jaheiraromance // jaheira tob" calcext:value-type="string">
            <text:p><text:s text:c="2"/>tob, jahe25, jahei25a, bjahei25, jahei25j =&gt; jaheiraromance // jaheira tob</text:p>
          </table:table-cell>
        </table:table-row>
        <table:table-row table:style-name="ro1">
          <table:table-cell table:formula="of:=CONCATENATE(;&quot;  &quot;;[$romance_accel.$A18];&quot;, &quot;;[$romance_accel.$B18];&quot;, &quot;;[$romance_accel.$C18];&quot;, &quot;;[$romance_accel.$D18];&quot;, &quot;;[$romance_accel.$E18];&quot; =&gt; &quot;;[$romance_accel.$F18];&quot; // &quot;;[$romance_accel.$G18])" office:value-type="string" office:string-value="  tob, neer25, neera25a, bneera25, neera25j =&gt; neeratoblovetalkstimer // neera tob" calcext:value-type="string">
            <text:p><text:s text:c="2"/>tob, neer25, neera25a, bneera25, neera25j =&gt; neeratoblovetalkstimer // neera tob</text:p>
          </table:table-cell>
        </table:table-row>
        <table:table-row table:style-name="ro1">
          <table:table-cell table:formula="of:=CONCATENATE(;&quot;  &quot;;[$romance_accel.$A19];&quot;, &quot;;[$romance_accel.$B19];&quot;, &quot;;[$romance_accel.$C19];&quot;, &quot;;[$romance_accel.$D19];&quot;, &quot;;[$romance_accel.$E19];&quot; =&gt; &quot;;[$romance_accel.$F19];&quot; // &quot;;[$romance_accel.$G19])" office:value-type="string" office:string-value="  tob, rasa25, rasaa25a, brasaa25, rasaa25j =&gt; rasaadtoblovetalkstimer // rasaad tob" calcext:value-type="string">
            <text:p><text:s text:c="2"/>tob, rasa25, rasaa25a, brasaa25, rasaa25j =&gt; rasaadtoblovetalkstimer // rasaad tob</text:p>
          </table:table-cell>
        </table:table-row>
        <table:table-row table:style-name="ro1">
          <table:table-cell table:formula="of:=CONCATENATE(;&quot;  &quot;;[$romance_accel.$A20];&quot;, &quot;;[$romance_accel.$B20];&quot;, &quot;;[$romance_accel.$C20];&quot;, &quot;;[$romance_accel.$D20];&quot;, &quot;;[$romance_accel.$E20];&quot; =&gt; &quot;;[$romance_accel.$F20];&quot; // &quot;;[$romance_accel.$G20])" office:value-type="string" office:string-value="  tob, vico25, vicon25a, bvicon25, vicon25j =&gt; expviconiaromance // viconia tob" calcext:value-type="string">
            <text:p><text:s text:c="2"/>tob, vico25, vicon25a, bvicon25, vicon25j =&gt; expviconiaromance // viconia tob</text:p>
          </table:table-cell>
        </table:table-row>
      </table:table>
      <table:named-expressions/>
      <table:database-ranges>
        <table:database-range table:name="__Anonymous_Sheet_DB__0" table:target-range-address="iwd_icons.A1:iwd_icons.AMJ1048576">
          <table:sort>
            <table:sort-by table:field-number="0" table:data-type="automatic"/>
            <table:sort-by table:field-number="2" table:data-type="automatic"/>
          </table:sort>
        </table:database-range>
        <table:database-range table:name="__Anonymous_Sheet_DB__3" table:target-range-address="bg_icons.A1:bg_icons.AMJ1048576">
          <table:sort>
            <table:sort-by table:field-number="0" table:data-type="automatic"/>
            <table:sort-by table:field-number="2" table:data-type="automatic"/>
          </table:sort>
        </table:database-range>
        <table:database-range table:name="__Anonymous_Sheet_DB__6" table:target-range-address="romance_accel.A1:romance_accel.AMJ1048576">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4-03">00/00/0000</text:date>, <text:time style:data-style-name="N2" text:time-value="14:47:43.689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03T19:21:50.679000000</dc:date>
    <meta:editing-duration>P1DT23H56M51S</meta:editing-duration>
    <meta:editing-cycles>150</meta:editing-cycles>
    <meta:generator>LibreOffice/7.2.1.2$Windows_X86_64 LibreOffice_project/87b77fad49947c1441b67c559c339af8f3517e22</meta:generator>
    <meta:document-statistic meta:table-count="8" meta:cell-count="8885" meta:object-count="0"/>
  </office:meta>
</office:document-meta>
</file>